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45.06pt" svg:height="590.51pt" svg:x="167.07pt" svg:y="29.93pt">
            <loext:p draw:notify-on-update-of-ranges="Sheet1.A2:Sheet1.A1677 Sheet1.B1:Sheet1.B1 Sheet1.B2:Sheet1.B16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2345678" calcext:value-type="float">
            <text:p>12345678</text:p>
          </table:table-cell>
          <table:table-cell table:formula="of:=[.A2]/LOG([.A2])+[.$C$2]*2*(RAND()-0.5)" office:value-type="float" office:value="1740908.40883274" calcext:value-type="float">
            <text:p>1740908.40883274</text:p>
          </table:table-cell>
          <table:table-cell table:style-name="ce1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3456789" calcext:value-type="float">
            <text:p>23456789</text:p>
          </table:table-cell>
          <table:table-cell table:formula="of:=[.A3]/LOG([.A3])+[.$C$2]*2*(RAND()-0.5)" office:value-type="float" office:value="3182623.37457431" calcext:value-type="float">
            <text:p>3182623.37457431</text:p>
          </table:table-cell>
          <table:table-cell/>
        </table:table-row>
        <table:table-row table:style-name="ro1">
          <table:table-cell office:value-type="float" office:value="34567900" calcext:value-type="float">
            <text:p>34567900</text:p>
          </table:table-cell>
          <table:table-cell table:formula="of:=[.A4]/LOG([.A4])+[.$C$2]*2*(RAND()-0.5)" office:value-type="float" office:value="4585409.13155028" calcext:value-type="float">
            <text:p>4585409.13155028</text:p>
          </table:table-cell>
          <table:table-cell/>
        </table:table-row>
        <table:table-row table:style-name="ro1">
          <table:table-cell office:value-type="float" office:value="45679011" calcext:value-type="float">
            <text:p>45679011</text:p>
          </table:table-cell>
          <table:table-cell table:formula="of:=[.A5]/LOG([.A5])+[.$C$2]*2*(RAND()-0.5)" office:value-type="float" office:value="5963537.92632528" calcext:value-type="float">
            <text:p>5963537.92632528</text:p>
          </table:table-cell>
          <table:table-cell/>
        </table:table-row>
        <table:table-row table:style-name="ro1">
          <table:table-cell office:value-type="float" office:value="56790122" calcext:value-type="float">
            <text:p>56790122</text:p>
          </table:table-cell>
          <table:table-cell table:formula="of:=[.A6]/LOG([.A6])+[.$C$2]*2*(RAND()-0.5)" office:value-type="float" office:value="7323719.89644543" calcext:value-type="float">
            <text:p>7323719.89644543</text:p>
          </table:table-cell>
          <table:table-cell/>
        </table:table-row>
        <table:table-row table:style-name="ro1">
          <table:table-cell office:value-type="float" office:value="67901233" calcext:value-type="float">
            <text:p>67901233</text:p>
          </table:table-cell>
          <table:table-cell table:formula="of:=[.A7]/LOG([.A7])+[.$C$2]*2*(RAND()-0.5)" office:value-type="float" office:value="8669853.63442307" calcext:value-type="float">
            <text:p>8669853.63442307</text:p>
          </table:table-cell>
          <table:table-cell/>
        </table:table-row>
        <table:table-row table:style-name="ro1">
          <table:table-cell office:value-type="float" office:value="79012344" calcext:value-type="float">
            <text:p>79012344</text:p>
          </table:table-cell>
          <table:table-cell table:formula="of:=[.A8]/LOG([.A8])+[.$C$2]*2*(RAND()-0.5)" office:value-type="float" office:value="10004481.6293207" calcext:value-type="float">
            <text:p>10004481.6293207</text:p>
          </table:table-cell>
          <table:table-cell/>
        </table:table-row>
        <table:table-row table:style-name="ro1">
          <table:table-cell office:value-type="float" office:value="90123455" calcext:value-type="float">
            <text:p>90123455</text:p>
          </table:table-cell>
          <table:table-cell table:formula="of:=[.A9]/LOG([.A9])+[.$C$2]*2*(RAND()-0.5)" office:value-type="float" office:value="11329389.3472583" calcext:value-type="float">
            <text:p>11329389.3472583</text:p>
          </table:table-cell>
          <table:table-cell/>
        </table:table-row>
        <table:table-row table:style-name="ro1">
          <table:table-cell office:value-type="float" office:value="101234566" calcext:value-type="float">
            <text:p>101234566</text:p>
          </table:table-cell>
          <table:table-cell table:formula="of:=[.A10]/LOG([.A10])+[.$C$2]*2*(RAND()-0.5)" office:value-type="float" office:value="12645897.2777535" calcext:value-type="float">
            <text:p>12645897.2777535</text:p>
          </table:table-cell>
          <table:table-cell/>
        </table:table-row>
        <table:table-row table:style-name="ro1">
          <table:table-cell office:value-type="float" office:value="112345677" calcext:value-type="float">
            <text:p>112345677</text:p>
          </table:table-cell>
          <table:table-cell table:formula="of:=[.A11]/LOG([.A11])+[.$C$2]*2*(RAND()-0.5)" office:value-type="float" office:value="13955020.2367589" calcext:value-type="float">
            <text:p>13955020.2367589</text:p>
          </table:table-cell>
          <table:table-cell/>
        </table:table-row>
        <table:table-row table:style-name="ro1">
          <table:table-cell office:value-type="float" office:value="123456788" calcext:value-type="float">
            <text:p>123456788</text:p>
          </table:table-cell>
          <table:table-cell table:formula="of:=[.A12]/LOG([.A12])+[.$C$2]*2*(RAND()-0.5)" office:value-type="float" office:value="15257561.5817327" calcext:value-type="float">
            <text:p>15257561.5817327</text:p>
          </table:table-cell>
          <table:table-cell/>
        </table:table-row>
        <table:table-row table:style-name="ro1">
          <table:table-cell office:value-type="float" office:value="134567899" calcext:value-type="float">
            <text:p>134567899</text:p>
          </table:table-cell>
          <table:table-cell table:formula="of:=[.A13]/LOG([.A13])+[.$C$2]*2*(RAND()-0.5)" office:value-type="float" office:value="16554172.4548018" calcext:value-type="float">
            <text:p>16554172.4548018</text:p>
          </table:table-cell>
          <table:table-cell/>
        </table:table-row>
        <table:table-row table:style-name="ro1">
          <table:table-cell office:value-type="float" office:value="145679010" calcext:value-type="float">
            <text:p>145679010</text:p>
          </table:table-cell>
          <table:table-cell table:formula="of:=[.A14]/LOG([.A14])+[.$C$2]*2*(RAND()-0.5)" office:value-type="float" office:value="17845390.8748168" calcext:value-type="float">
            <text:p>17845390.8748168</text:p>
          </table:table-cell>
          <table:table-cell/>
        </table:table-row>
        <table:table-row table:style-name="ro1">
          <table:table-cell office:value-type="float" office:value="156790121" calcext:value-type="float">
            <text:p>156790121</text:p>
          </table:table-cell>
          <table:table-cell table:formula="of:=[.A15]/LOG([.A15])+[.$C$2]*2*(RAND()-0.5)" office:value-type="float" office:value="19131668.5573741" calcext:value-type="float">
            <text:p>19131668.5573741</text:p>
          </table:table-cell>
          <table:table-cell/>
        </table:table-row>
        <table:table-row table:style-name="ro1">
          <table:table-cell office:value-type="float" office:value="167901232" calcext:value-type="float">
            <text:p>167901232</text:p>
          </table:table-cell>
          <table:table-cell table:formula="of:=[.A16]/LOG([.A16])+[.$C$2]*2*(RAND()-0.5)" office:value-type="float" office:value="20413389.9171289" calcext:value-type="float">
            <text:p>20413389.9171289</text:p>
          </table:table-cell>
          <table:table-cell/>
        </table:table-row>
        <table:table-row table:style-name="ro1">
          <table:table-cell office:value-type="float" office:value="179012343" calcext:value-type="float">
            <text:p>179012343</text:p>
          </table:table-cell>
          <table:table-cell table:formula="of:=[.A17]/LOG([.A17])+[.$C$2]*2*(RAND()-0.5)" office:value-type="float" office:value="21690885.9003568" calcext:value-type="float">
            <text:p>21690885.9003568</text:p>
          </table:table-cell>
          <table:table-cell/>
        </table:table-row>
        <table:table-row table:style-name="ro1">
          <table:table-cell office:value-type="float" office:value="190123454" calcext:value-type="float">
            <text:p>190123454</text:p>
          </table:table-cell>
          <table:table-cell table:formula="of:=[.A18]/LOG([.A18])+[.$C$2]*2*(RAND()-0.5)" office:value-type="float" office:value="22964444.2892548" calcext:value-type="float">
            <text:p>22964444.2892548</text:p>
          </table:table-cell>
          <table:table-cell/>
        </table:table-row>
        <table:table-row table:style-name="ro1">
          <table:table-cell office:value-type="float" office:value="201234565" calcext:value-type="float">
            <text:p>201234565</text:p>
          </table:table-cell>
          <table:table-cell table:formula="of:=[.A19]/LOG([.A19])+[.$C$2]*2*(RAND()-0.5)" office:value-type="float" office:value="24234317.5323406" calcext:value-type="float">
            <text:p>24234317.5323406</text:p>
          </table:table-cell>
          <table:table-cell/>
        </table:table-row>
        <table:table-row table:style-name="ro1">
          <table:table-cell office:value-type="float" office:value="212345676" calcext:value-type="float">
            <text:p>212345676</text:p>
          </table:table-cell>
          <table:table-cell table:formula="of:=[.A20]/LOG([.A20])+[.$C$2]*2*(RAND()-0.5)" office:value-type="float" office:value="25500728.7991739" calcext:value-type="float">
            <text:p>25500728.7991739</text:p>
          </table:table-cell>
          <table:table-cell/>
        </table:table-row>
        <table:table-row table:style-name="ro1">
          <table:table-cell office:value-type="float" office:value="223456787" calcext:value-type="float">
            <text:p>223456787</text:p>
          </table:table-cell>
          <table:table-cell table:formula="of:=[.A21]/LOG([.A21])+[.$C$2]*2*(RAND()-0.5)" office:value-type="float" office:value="26763876.7341956" calcext:value-type="float">
            <text:p>26763876.7341956</text:p>
          </table:table-cell>
          <table:table-cell/>
        </table:table-row>
        <table:table-row table:style-name="ro1">
          <table:table-cell office:value-type="float" office:value="234567898" calcext:value-type="float">
            <text:p>234567898</text:p>
          </table:table-cell>
          <table:table-cell table:formula="of:=[.A22]/LOG([.A22])+[.$C$2]*2*(RAND()-0.5)" office:value-type="float" office:value="28023939.2401552" calcext:value-type="float">
            <text:p>28023939.2401552</text:p>
          </table:table-cell>
          <table:table-cell/>
        </table:table-row>
        <table:table-row table:style-name="ro1">
          <table:table-cell office:value-type="float" office:value="245679009" calcext:value-type="float">
            <text:p>245679009</text:p>
          </table:table-cell>
          <table:table-cell table:formula="of:=[.A23]/LOG([.A23])+[.$C$2]*2*(RAND()-0.5)" office:value-type="float" office:value="29281076.5259169" calcext:value-type="float">
            <text:p>29281076.5259169</text:p>
          </table:table-cell>
          <table:table-cell/>
        </table:table-row>
        <table:table-row table:style-name="ro1">
          <table:table-cell office:value-type="float" office:value="256790120" calcext:value-type="float">
            <text:p>256790120</text:p>
          </table:table-cell>
          <table:table-cell table:formula="of:=[.A24]/LOG([.A24])+[.$C$2]*2*(RAND()-0.5)" office:value-type="float" office:value="30535433.5885526" calcext:value-type="float">
            <text:p>30535433.5885526</text:p>
          </table:table-cell>
          <table:table-cell/>
        </table:table-row>
        <table:table-row table:style-name="ro1">
          <table:table-cell office:value-type="float" office:value="267901231" calcext:value-type="float">
            <text:p>267901231</text:p>
          </table:table-cell>
          <table:table-cell table:formula="of:=[.A25]/LOG([.A25])+[.$C$2]*2*(RAND()-0.5)" office:value-type="float" office:value="31787142.2547109" calcext:value-type="float">
            <text:p>31787142.2547109</text:p>
          </table:table-cell>
          <table:table-cell/>
        </table:table-row>
        <table:table-row table:style-name="ro1">
          <table:table-cell office:value-type="float" office:value="279012342" calcext:value-type="float">
            <text:p>279012342</text:p>
          </table:table-cell>
          <table:table-cell table:formula="of:=[.A26]/LOG([.A26])+[.$C$2]*2*(RAND()-0.5)" office:value-type="float" office:value="33036322.8745884" calcext:value-type="float">
            <text:p>33036322.8745884</text:p>
          </table:table-cell>
          <table:table-cell/>
        </table:table-row>
        <table:table-row table:style-name="ro1">
          <table:table-cell office:value-type="float" office:value="290123453" calcext:value-type="float">
            <text:p>290123453</text:p>
          </table:table-cell>
          <table:table-cell table:formula="of:=[.A27]/LOG([.A27])+[.$C$2]*2*(RAND()-0.5)" office:value-type="float" office:value="34283085.7391266" calcext:value-type="float">
            <text:p>34283085.7391266</text:p>
          </table:table-cell>
          <table:table-cell/>
        </table:table-row>
        <table:table-row table:style-name="ro1">
          <table:table-cell office:value-type="float" office:value="301234564" calcext:value-type="float">
            <text:p>301234564</text:p>
          </table:table-cell>
          <table:table-cell table:formula="of:=[.A28]/LOG([.A28])+[.$C$2]*2*(RAND()-0.5)" office:value-type="float" office:value="35527532.2745439" calcext:value-type="float">
            <text:p>35527532.2745439</text:p>
          </table:table-cell>
          <table:table-cell/>
        </table:table-row>
        <table:table-row table:style-name="ro1">
          <table:table-cell office:value-type="float" office:value="312345675" calcext:value-type="float">
            <text:p>312345675</text:p>
          </table:table-cell>
          <table:table-cell table:formula="of:=[.A29]/LOG([.A29])+[.$C$2]*2*(RAND()-0.5)" office:value-type="float" office:value="36769756.0561213" calcext:value-type="float">
            <text:p>36769756.0561213</text:p>
          </table:table-cell>
          <table:table-cell/>
        </table:table-row>
        <table:table-row table:style-name="ro1">
          <table:table-cell office:value-type="float" office:value="323456786" calcext:value-type="float">
            <text:p>323456786</text:p>
          </table:table-cell>
          <table:table-cell table:formula="of:=[.A30]/LOG([.A30])+[.$C$2]*2*(RAND()-0.5)" office:value-type="float" office:value="38009843.6740577" calcext:value-type="float">
            <text:p>38009843.6740577</text:p>
          </table:table-cell>
          <table:table-cell/>
        </table:table-row>
        <table:table-row table:style-name="ro1">
          <table:table-cell office:value-type="float" office:value="334567897" calcext:value-type="float">
            <text:p>334567897</text:p>
          </table:table-cell>
          <table:table-cell table:formula="of:=[.A31]/LOG([.A31])+[.$C$2]*2*(RAND()-0.5)" office:value-type="float" office:value="39247875.4773288" calcext:value-type="float">
            <text:p>39247875.4773288</text:p>
          </table:table-cell>
          <table:table-cell/>
        </table:table-row>
        <table:table-row table:style-name="ro1">
          <table:table-cell office:value-type="float" office:value="345679008" calcext:value-type="float">
            <text:p>345679008</text:p>
          </table:table-cell>
          <table:table-cell table:formula="of:=[.A32]/LOG([.A32])+[.$C$2]*2*(RAND()-0.5)" office:value-type="float" office:value="40483926.2162231" calcext:value-type="float">
            <text:p>40483926.2162231</text:p>
          </table:table-cell>
          <table:table-cell/>
        </table:table-row>
        <table:table-row table:style-name="ro1">
          <table:table-cell office:value-type="float" office:value="356790119" calcext:value-type="float">
            <text:p>356790119</text:p>
          </table:table-cell>
          <table:table-cell table:formula="of:=[.A33]/LOG([.A33])+[.$C$2]*2*(RAND()-0.5)" office:value-type="float" office:value="41718065.6001752" calcext:value-type="float">
            <text:p>41718065.6001752</text:p>
          </table:table-cell>
          <table:table-cell/>
        </table:table-row>
        <table:table-row table:style-name="ro1">
          <table:table-cell office:value-type="float" office:value="367901230" calcext:value-type="float">
            <text:p>367901230</text:p>
          </table:table-cell>
          <table:table-cell table:formula="of:=[.A34]/LOG([.A34])+[.$C$2]*2*(RAND()-0.5)" office:value-type="float" office:value="42950358.7843552" calcext:value-type="float">
            <text:p>42950358.7843552</text:p>
          </table:table-cell>
          <table:table-cell/>
        </table:table-row>
        <table:table-row table:style-name="ro1">
          <table:table-cell office:value-type="float" office:value="379012341" calcext:value-type="float">
            <text:p>379012341</text:p>
          </table:table-cell>
          <table:table-cell table:formula="of:=[.A35]/LOG([.A35])+[.$C$2]*2*(RAND()-0.5)" office:value-type="float" office:value="44180866.7959926" calcext:value-type="float">
            <text:p>44180866.7959926</text:p>
          </table:table-cell>
          <table:table-cell/>
        </table:table-row>
        <table:table-row table:style-name="ro1">
          <table:table-cell office:value-type="float" office:value="390123452" calcext:value-type="float">
            <text:p>390123452</text:p>
          </table:table-cell>
          <table:table-cell table:formula="of:=[.A36]/LOG([.A36])+[.$C$2]*2*(RAND()-0.5)" office:value-type="float" office:value="45409646.9094483" calcext:value-type="float">
            <text:p>45409646.9094483</text:p>
          </table:table-cell>
          <table:table-cell/>
        </table:table-row>
        <table:table-row table:style-name="ro1">
          <table:table-cell office:value-type="float" office:value="401234563" calcext:value-type="float">
            <text:p>401234563</text:p>
          </table:table-cell>
          <table:table-cell table:formula="of:=[.A37]/LOG([.A37])+[.$C$2]*2*(RAND()-0.5)" office:value-type="float" office:value="46636752.9774826" calcext:value-type="float">
            <text:p>46636752.9774826</text:p>
          </table:table-cell>
          <table:table-cell/>
        </table:table-row>
        <table:table-row table:style-name="ro1">
          <table:table-cell office:value-type="float" office:value="412345674" calcext:value-type="float">
            <text:p>412345674</text:p>
          </table:table-cell>
          <table:table-cell table:formula="of:=[.A38]/LOG([.A38])+[.$C$2]*2*(RAND()-0.5)" office:value-type="float" office:value="47862235.7249074" calcext:value-type="float">
            <text:p>47862235.7249074</text:p>
          </table:table-cell>
          <table:table-cell/>
        </table:table-row>
        <table:table-row table:style-name="ro1">
          <table:table-cell office:value-type="float" office:value="423456785" calcext:value-type="float">
            <text:p>423456785</text:p>
          </table:table-cell>
          <table:table-cell table:formula="of:=[.A39]/LOG([.A39])+[.$C$2]*2*(RAND()-0.5)" office:value-type="float" office:value="49086143.0097932" calcext:value-type="float">
            <text:p>49086143.0097932</text:p>
          </table:table-cell>
          <table:table-cell/>
        </table:table-row>
        <table:table-row table:style-name="ro1">
          <table:table-cell office:value-type="float" office:value="434567896" calcext:value-type="float">
            <text:p>434567896</text:p>
          </table:table-cell>
          <table:table-cell table:formula="of:=[.A40]/LOG([.A40])+[.$C$2]*2*(RAND()-0.5)" office:value-type="float" office:value="50308520.0565743" calcext:value-type="float">
            <text:p>50308520.0565743</text:p>
          </table:table-cell>
          <table:table-cell/>
        </table:table-row>
        <table:table-row table:style-name="ro1">
          <table:table-cell office:value-type="float" office:value="445679007" calcext:value-type="float">
            <text:p>445679007</text:p>
          </table:table-cell>
          <table:table-cell table:formula="of:=[.A41]/LOG([.A41])+[.$C$2]*2*(RAND()-0.5)" office:value-type="float" office:value="51529409.664717" calcext:value-type="float">
            <text:p>51529409.664717</text:p>
          </table:table-cell>
          <table:table-cell/>
        </table:table-row>
        <table:table-row table:style-name="ro1">
          <table:table-cell office:value-type="float" office:value="456790118" calcext:value-type="float">
            <text:p>456790118</text:p>
          </table:table-cell>
          <table:table-cell table:formula="of:=[.A42]/LOG([.A42])+[.$C$2]*2*(RAND()-0.5)" office:value-type="float" office:value="52748852.3960588" calcext:value-type="float">
            <text:p>52748852.3960588</text:p>
          </table:table-cell>
          <table:table-cell/>
        </table:table-row>
        <table:table-row table:style-name="ro1">
          <table:table-cell office:value-type="float" office:value="467901229" calcext:value-type="float">
            <text:p>467901229</text:p>
          </table:table-cell>
          <table:table-cell table:formula="of:=[.A43]/LOG([.A43])+[.$C$2]*2*(RAND()-0.5)" office:value-type="float" office:value="53966886.7434649" calcext:value-type="float">
            <text:p>53966886.7434649</text:p>
          </table:table-cell>
          <table:table-cell/>
        </table:table-row>
        <table:table-row table:style-name="ro1">
          <table:table-cell office:value-type="float" office:value="479012340" calcext:value-type="float">
            <text:p>479012340</text:p>
          </table:table-cell>
          <table:table-cell table:formula="of:=[.A44]/LOG([.A44])+[.$C$2]*2*(RAND()-0.5)" office:value-type="float" office:value="55183549.2830654" calcext:value-type="float">
            <text:p>55183549.2830654</text:p>
          </table:table-cell>
          <table:table-cell/>
        </table:table-row>
        <table:table-row table:style-name="ro1">
          <table:table-cell office:value-type="float" office:value="490123451" calcext:value-type="float">
            <text:p>490123451</text:p>
          </table:table-cell>
          <table:table-cell table:formula="of:=[.A45]/LOG([.A45])+[.$C$2]*2*(RAND()-0.5)" office:value-type="float" office:value="56398874.8120146" calcext:value-type="float">
            <text:p>56398874.8120146</text:p>
          </table:table-cell>
          <table:table-cell/>
        </table:table-row>
        <table:table-row table:style-name="ro1">
          <table:table-cell office:value-type="float" office:value="501234562" calcext:value-type="float">
            <text:p>501234562</text:p>
          </table:table-cell>
          <table:table-cell table:formula="of:=[.A46]/LOG([.A46])+[.$C$2]*2*(RAND()-0.5)" office:value-type="float" office:value="57612896.4734484" calcext:value-type="float">
            <text:p>57612896.4734484</text:p>
          </table:table-cell>
          <table:table-cell/>
        </table:table-row>
        <table:table-row table:style-name="ro1">
          <table:table-cell office:value-type="float" office:value="512345673" calcext:value-type="float">
            <text:p>512345673</text:p>
          </table:table-cell>
          <table:table-cell table:formula="of:=[.A47]/LOG([.A47])+[.$C$2]*2*(RAND()-0.5)" office:value-type="float" office:value="58825645.8700853" calcext:value-type="float">
            <text:p>58825645.8700853</text:p>
          </table:table-cell>
          <table:table-cell/>
        </table:table-row>
        <table:table-row table:style-name="ro1">
          <table:table-cell office:value-type="float" office:value="523456784" calcext:value-type="float">
            <text:p>523456784</text:p>
          </table:table-cell>
          <table:table-cell table:formula="of:=[.A48]/LOG([.A48])+[.$C$2]*2*(RAND()-0.5)" office:value-type="float" office:value="60037153.1677286" calcext:value-type="float">
            <text:p>60037153.1677286</text:p>
          </table:table-cell>
          <table:table-cell/>
        </table:table-row>
        <table:table-row table:style-name="ro1">
          <table:table-cell office:value-type="float" office:value="534567895" calcext:value-type="float">
            <text:p>534567895</text:p>
          </table:table-cell>
          <table:table-cell table:formula="of:=[.A49]/LOG([.A49])+[.$C$2]*2*(RAND()-0.5)" office:value-type="float" office:value="61247447.1897621" calcext:value-type="float">
            <text:p>61247447.1897621</text:p>
          </table:table-cell>
          <table:table-cell/>
        </table:table-row>
        <table:table-row table:style-name="ro1">
          <table:table-cell office:value-type="float" office:value="545679006" calcext:value-type="float">
            <text:p>545679006</text:p>
          </table:table-cell>
          <table:table-cell table:formula="of:=[.A50]/LOG([.A50])+[.$C$2]*2*(RAND()-0.5)" office:value-type="float" office:value="62456555.5035946" calcext:value-type="float">
            <text:p>62456555.5035946</text:p>
          </table:table-cell>
          <table:table-cell/>
        </table:table-row>
        <table:table-row table:style-name="ro1">
          <table:table-cell office:value-type="float" office:value="556790117" calcext:value-type="float">
            <text:p>556790117</text:p>
          </table:table-cell>
          <table:table-cell table:formula="of:=[.A51]/LOG([.A51])+[.$C$2]*2*(RAND()-0.5)" office:value-type="float" office:value="63664504.4998892" calcext:value-type="float">
            <text:p>63664504.4998892</text:p>
          </table:table-cell>
          <table:table-cell/>
        </table:table-row>
        <table:table-row table:style-name="ro1">
          <table:table-cell office:value-type="float" office:value="567901228" calcext:value-type="float">
            <text:p>567901228</text:p>
          </table:table-cell>
          <table:table-cell table:formula="of:=[.A52]/LOG([.A52])+[.$C$2]*2*(RAND()-0.5)" office:value-type="float" office:value="64871319.4653115" calcext:value-type="float">
            <text:p>64871319.4653115</text:p>
          </table:table-cell>
          <table:table-cell/>
        </table:table-row>
        <table:table-row table:style-name="ro1">
          <table:table-cell office:value-type="float" office:value="579012339" calcext:value-type="float">
            <text:p>579012339</text:p>
          </table:table-cell>
          <table:table-cell table:formula="of:=[.A53]/LOG([.A53])+[.$C$2]*2*(RAND()-0.5)" office:value-type="float" office:value="66077024.6494441" calcext:value-type="float">
            <text:p>66077024.6494441</text:p>
          </table:table-cell>
          <table:table-cell/>
        </table:table-row>
        <table:table-row table:style-name="ro1">
          <table:table-cell office:value-type="float" office:value="590123450" calcext:value-type="float">
            <text:p>590123450</text:p>
          </table:table-cell>
          <table:table-cell table:formula="of:=[.A54]/LOG([.A54])+[.$C$2]*2*(RAND()-0.5)" office:value-type="float" office:value="67281643.3264367" calcext:value-type="float">
            <text:p>67281643.3264367</text:p>
          </table:table-cell>
          <table:table-cell/>
        </table:table-row>
        <table:table-row table:style-name="ro1">
          <table:table-cell office:value-type="float" office:value="601234561" calcext:value-type="float">
            <text:p>601234561</text:p>
          </table:table-cell>
          <table:table-cell table:formula="of:=[.A55]/LOG([.A55])+[.$C$2]*2*(RAND()-0.5)" office:value-type="float" office:value="68485197.8518996" calcext:value-type="float">
            <text:p>68485197.8518996</text:p>
          </table:table-cell>
          <table:table-cell/>
        </table:table-row>
        <table:table-row table:style-name="ro1">
          <table:table-cell office:value-type="float" office:value="612345672" calcext:value-type="float">
            <text:p>612345672</text:p>
          </table:table-cell>
          <table:table-cell table:formula="of:=[.A56]/LOG([.A56])+[.$C$2]*2*(RAND()-0.5)" office:value-type="float" office:value="69687709.7154864" calcext:value-type="float">
            <text:p>69687709.7154864</text:p>
          </table:table-cell>
          <table:table-cell/>
        </table:table-row>
        <table:table-row table:style-name="ro1">
          <table:table-cell office:value-type="float" office:value="623456783" calcext:value-type="float">
            <text:p>623456783</text:p>
          </table:table-cell>
          <table:table-cell table:formula="of:=[.A57]/LOG([.A57])+[.$C$2]*2*(RAND()-0.5)" office:value-type="float" office:value="70889199.5895674" calcext:value-type="float">
            <text:p>70889199.5895674</text:p>
          </table:table-cell>
          <table:table-cell/>
        </table:table-row>
        <table:table-row table:style-name="ro1">
          <table:table-cell office:value-type="float" office:value="634567894" calcext:value-type="float">
            <text:p>634567894</text:p>
          </table:table-cell>
          <table:table-cell table:formula="of:=[.A58]/LOG([.A58])+[.$C$2]*2*(RAND()-0.5)" office:value-type="float" office:value="72089687.3743463" calcext:value-type="float">
            <text:p>72089687.3743463</text:p>
          </table:table-cell>
          <table:table-cell/>
        </table:table-row>
        <table:table-row table:style-name="ro1">
          <table:table-cell office:value-type="float" office:value="645679005" calcext:value-type="float">
            <text:p>645679005</text:p>
          </table:table-cell>
          <table:table-cell table:formula="of:=[.A59]/LOG([.A59])+[.$C$2]*2*(RAND()-0.5)" office:value-type="float" office:value="73289192.2397399" calcext:value-type="float">
            <text:p>73289192.2397399</text:p>
          </table:table-cell>
          <table:table-cell/>
        </table:table-row>
        <table:table-row table:style-name="ro1">
          <table:table-cell office:value-type="float" office:value="656790116" calcext:value-type="float">
            <text:p>656790116</text:p>
          </table:table-cell>
          <table:table-cell table:formula="of:=[.A60]/LOG([.A60])+[.$C$2]*2*(RAND()-0.5)" office:value-type="float" office:value="74487732.6643037" calcext:value-type="float">
            <text:p>74487732.6643037</text:p>
          </table:table-cell>
          <table:table-cell/>
        </table:table-row>
        <table:table-row table:style-name="ro1">
          <table:table-cell office:value-type="float" office:value="667901227" calcext:value-type="float">
            <text:p>667901227</text:p>
          </table:table-cell>
          <table:table-cell table:formula="of:=[.A61]/LOG([.A61])+[.$C$2]*2*(RAND()-0.5)" office:value-type="float" office:value="75685326.471459" calcext:value-type="float">
            <text:p>75685326.471459</text:p>
          </table:table-cell>
          <table:table-cell/>
        </table:table-row>
        <table:table-row table:style-name="ro1">
          <table:table-cell office:value-type="float" office:value="679012338" calcext:value-type="float">
            <text:p>679012338</text:p>
          </table:table-cell>
          <table:table-cell table:formula="of:=[.A62]/LOG([.A62])+[.$C$2]*2*(RAND()-0.5)" office:value-type="float" office:value="76881990.8632494" calcext:value-type="float">
            <text:p>76881990.8632494</text:p>
          </table:table-cell>
          <table:table-cell/>
        </table:table-row>
        <table:table-row table:style-name="ro1">
          <table:table-cell office:value-type="float" office:value="690123449" calcext:value-type="float">
            <text:p>690123449</text:p>
          </table:table-cell>
          <table:table-cell table:formula="of:=[.A63]/LOG([.A63])+[.$C$2]*2*(RAND()-0.5)" office:value-type="float" office:value="78077742.4518337" calcext:value-type="float">
            <text:p>78077742.4518337</text:p>
          </table:table-cell>
          <table:table-cell/>
        </table:table-row>
        <table:table-row table:style-name="ro1">
          <table:table-cell office:value-type="float" office:value="701234560" calcext:value-type="float">
            <text:p>701234560</text:p>
          </table:table-cell>
          <table:table-cell table:formula="of:=[.A64]/LOG([.A64])+[.$C$2]*2*(RAND()-0.5)" office:value-type="float" office:value="79272597.2889013" calcext:value-type="float">
            <text:p>79272597.2889013</text:p>
          </table:table-cell>
          <table:table-cell/>
        </table:table-row>
        <table:table-row table:style-name="ro1">
          <table:table-cell office:value-type="float" office:value="712345671" calcext:value-type="float">
            <text:p>712345671</text:p>
          </table:table-cell>
          <table:table-cell table:formula="of:=[.A65]/LOG([.A65])+[.$C$2]*2*(RAND()-0.5)" office:value-type="float" office:value="80466570.8931766" calcext:value-type="float">
            <text:p>80466570.8931766</text:p>
          </table:table-cell>
          <table:table-cell/>
        </table:table-row>
        <table:table-row table:style-name="ro1">
          <table:table-cell office:value-type="float" office:value="723456782" calcext:value-type="float">
            <text:p>723456782</text:p>
          </table:table-cell>
          <table:table-cell table:formula="of:=[.A66]/LOG([.A66])+[.$C$2]*2*(RAND()-0.5)" office:value-type="float" office:value="81659678.2761658" calcext:value-type="float">
            <text:p>81659678.2761658</text:p>
          </table:table-cell>
          <table:table-cell/>
        </table:table-row>
        <table:table-row table:style-name="ro1">
          <table:table-cell office:value-type="float" office:value="734567893" calcext:value-type="float">
            <text:p>734567893</text:p>
          </table:table-cell>
          <table:table-cell table:formula="of:=[.A67]/LOG([.A67])+[.$C$2]*2*(RAND()-0.5)" office:value-type="float" office:value="82851933.9662829" calcext:value-type="float">
            <text:p>82851933.9662829</text:p>
          </table:table-cell>
          <table:table-cell/>
        </table:table-row>
        <table:table-row table:style-name="ro1">
          <table:table-cell office:value-type="float" office:value="745679004" calcext:value-type="float">
            <text:p>745679004</text:p>
          </table:table-cell>
          <table:table-cell table:formula="of:=[.A68]/LOG([.A68])+[.$C$2]*2*(RAND()-0.5)" office:value-type="float" office:value="84043352.0314804" calcext:value-type="float">
            <text:p>84043352.0314804</text:p>
          </table:table-cell>
          <table:table-cell/>
        </table:table-row>
        <table:table-row table:style-name="ro1">
          <table:table-cell office:value-type="float" office:value="756790115" calcext:value-type="float">
            <text:p>756790115</text:p>
          </table:table-cell>
          <table:table-cell table:formula="of:=[.A69]/LOG([.A69])+[.$C$2]*2*(RAND()-0.5)" office:value-type="float" office:value="85233946.100498" calcext:value-type="float">
            <text:p>85233946.100498</text:p>
          </table:table-cell>
          <table:table-cell/>
        </table:table-row>
        <table:table-row table:style-name="ro1">
          <table:table-cell office:value-type="float" office:value="767901226" calcext:value-type="float">
            <text:p>767901226</text:p>
          </table:table-cell>
          <table:table-cell table:formula="of:=[.A70]/LOG([.A70])+[.$C$2]*2*(RAND()-0.5)" office:value-type="float" office:value="86423729.3828325" calcext:value-type="float">
            <text:p>86423729.3828325</text:p>
          </table:table-cell>
          <table:table-cell/>
        </table:table-row>
        <table:table-row table:style-name="ro1">
          <table:table-cell office:value-type="float" office:value="779012337" calcext:value-type="float">
            <text:p>779012337</text:p>
          </table:table-cell>
          <table:table-cell table:formula="of:=[.A71]/LOG([.A71])+[.$C$2]*2*(RAND()-0.5)" office:value-type="float" office:value="87612714.6875244" calcext:value-type="float">
            <text:p>87612714.6875244</text:p>
          </table:table-cell>
          <table:table-cell/>
        </table:table-row>
        <table:table-row table:style-name="ro1">
          <table:table-cell office:value-type="float" office:value="790123448" calcext:value-type="float">
            <text:p>790123448</text:p>
          </table:table-cell>
          <table:table-cell table:formula="of:=[.A72]/LOG([.A72])+[.$C$2]*2*(RAND()-0.5)" office:value-type="float" office:value="88800914.4408456" calcext:value-type="float">
            <text:p>88800914.4408456</text:p>
          </table:table-cell>
          <table:table-cell/>
        </table:table-row>
        <table:table-row table:style-name="ro1">
          <table:table-cell office:value-type="float" office:value="801234559" calcext:value-type="float">
            <text:p>801234559</text:p>
          </table:table-cell>
          <table:table-cell table:formula="of:=[.A73]/LOG([.A73])+[.$C$2]*2*(RAND()-0.5)" office:value-type="float" office:value="89988340.7029683" calcext:value-type="float">
            <text:p>89988340.7029683</text:p>
          </table:table-cell>
          <table:table-cell/>
        </table:table-row>
        <table:table-row table:style-name="ro1">
          <table:table-cell office:value-type="float" office:value="812345670" calcext:value-type="float">
            <text:p>812345670</text:p>
          </table:table-cell>
          <table:table-cell table:formula="of:=[.A74]/LOG([.A74])+[.$C$2]*2*(RAND()-0.5)" office:value-type="float" office:value="91175005.1836866" calcext:value-type="float">
            <text:p>91175005.1836866</text:p>
          </table:table-cell>
          <table:table-cell/>
        </table:table-row>
        <table:table-row table:style-name="ro1">
          <table:table-cell office:value-type="float" office:value="823456781" calcext:value-type="float">
            <text:p>823456781</text:p>
          </table:table-cell>
          <table:table-cell table:formula="of:=[.A75]/LOG([.A75])+[.$C$2]*2*(RAND()-0.5)" office:value-type="float" office:value="92360919.2572567" calcext:value-type="float">
            <text:p>92360919.2572567</text:p>
          </table:table-cell>
          <table:table-cell/>
        </table:table-row>
        <table:table-row table:style-name="ro1">
          <table:table-cell office:value-type="float" office:value="834567892" calcext:value-type="float">
            <text:p>834567892</text:p>
          </table:table-cell>
          <table:table-cell table:formula="of:=[.A76]/LOG([.A76])+[.$C$2]*2*(RAND()-0.5)" office:value-type="float" office:value="93546093.976417" calcext:value-type="float">
            <text:p>93546093.976417</text:p>
          </table:table-cell>
          <table:table-cell/>
        </table:table-row>
        <table:table-row table:style-name="ro1">
          <table:table-cell office:value-type="float" office:value="845679003" calcext:value-type="float">
            <text:p>845679003</text:p>
          </table:table-cell>
          <table:table-cell table:formula="of:=[.A77]/LOG([.A77])+[.$C$2]*2*(RAND()-0.5)" office:value-type="float" office:value="94730540.0856429" calcext:value-type="float">
            <text:p>94730540.0856429</text:p>
          </table:table-cell>
          <table:table-cell/>
        </table:table-row>
        <table:table-row table:style-name="ro1">
          <table:table-cell office:value-type="float" office:value="856790114" calcext:value-type="float">
            <text:p>856790114</text:p>
          </table:table-cell>
          <table:table-cell table:formula="of:=[.A78]/LOG([.A78])+[.$C$2]*2*(RAND()-0.5)" office:value-type="float" office:value="95914268.0336882" calcext:value-type="float">
            <text:p>95914268.0336882</text:p>
          </table:table-cell>
          <table:table-cell/>
        </table:table-row>
        <table:table-row table:style-name="ro1">
          <table:table-cell office:value-type="float" office:value="867901225" calcext:value-type="float">
            <text:p>867901225</text:p>
          </table:table-cell>
          <table:table-cell table:formula="of:=[.A79]/LOG([.A79])+[.$C$2]*2*(RAND()-0.5)" office:value-type="float" office:value="97097287.9854605" calcext:value-type="float">
            <text:p>97097287.9854605</text:p>
          </table:table-cell>
          <table:table-cell/>
        </table:table-row>
        <table:table-row table:style-name="ro1">
          <table:table-cell office:value-type="float" office:value="879012336" calcext:value-type="float">
            <text:p>879012336</text:p>
          </table:table-cell>
          <table:table-cell table:formula="of:=[.A80]/LOG([.A80])+[.$C$2]*2*(RAND()-0.5)" office:value-type="float" office:value="98279609.8332723" calcext:value-type="float">
            <text:p>98279609.8332723</text:p>
          </table:table-cell>
          <table:table-cell/>
        </table:table-row>
        <table:table-row table:style-name="ro1">
          <table:table-cell office:value-type="float" office:value="890123447" calcext:value-type="float">
            <text:p>890123447</text:p>
          </table:table-cell>
          <table:table-cell table:formula="of:=[.A81]/LOG([.A81])+[.$C$2]*2*(RAND()-0.5)" office:value-type="float" office:value="99461243.2075112" calcext:value-type="float">
            <text:p>99461243.2075112</text:p>
          </table:table-cell>
          <table:table-cell/>
        </table:table-row>
        <table:table-row table:style-name="ro1">
          <table:table-cell office:value-type="float" office:value="901234558" calcext:value-type="float">
            <text:p>901234558</text:p>
          </table:table-cell>
          <table:table-cell table:formula="of:=[.A82]/LOG([.A82])+[.$C$2]*2*(RAND()-0.5)" office:value-type="float" office:value="100642197.486763" calcext:value-type="float">
            <text:p>100642197.486763</text:p>
          </table:table-cell>
          <table:table-cell/>
        </table:table-row>
        <table:table-row table:style-name="ro1">
          <table:table-cell office:value-type="float" office:value="912345669" calcext:value-type="float">
            <text:p>912345669</text:p>
          </table:table-cell>
          <table:table-cell table:formula="of:=[.A83]/LOG([.A83])+[.$C$2]*2*(RAND()-0.5)" office:value-type="float" office:value="101822481.807423" calcext:value-type="float">
            <text:p>101822481.807423</text:p>
          </table:table-cell>
          <table:table-cell/>
        </table:table-row>
        <table:table-row table:style-name="ro1">
          <table:table-cell office:value-type="float" office:value="923456780" calcext:value-type="float">
            <text:p>923456780</text:p>
          </table:table-cell>
          <table:table-cell table:formula="of:=[.A84]/LOG([.A84])+[.$C$2]*2*(RAND()-0.5)" office:value-type="float" office:value="103002105.07283" calcext:value-type="float">
            <text:p>103002105.07283</text:p>
          </table:table-cell>
          <table:table-cell/>
        </table:table-row>
        <table:table-row table:style-name="ro1">
          <table:table-cell office:value-type="float" office:value="934567891" calcext:value-type="float">
            <text:p>934567891</text:p>
          </table:table-cell>
          <table:table-cell table:formula="of:=[.A85]/LOG([.A85])+[.$C$2]*2*(RAND()-0.5)" office:value-type="float" office:value="104181075.961949" calcext:value-type="float">
            <text:p>104181075.961949</text:p>
          </table:table-cell>
          <table:table-cell/>
        </table:table-row>
        <table:table-row table:style-name="ro1">
          <table:table-cell office:value-type="float" office:value="945679002" calcext:value-type="float">
            <text:p>945679002</text:p>
          </table:table-cell>
          <table:table-cell table:formula="of:=[.A86]/LOG([.A86])+[.$C$2]*2*(RAND()-0.5)" office:value-type="float" office:value="105359402.937628" calcext:value-type="float">
            <text:p>105359402.937628</text:p>
          </table:table-cell>
          <table:table-cell/>
        </table:table-row>
        <table:table-row table:style-name="ro1">
          <table:table-cell office:value-type="float" office:value="956790113" calcext:value-type="float">
            <text:p>956790113</text:p>
          </table:table-cell>
          <table:table-cell table:formula="of:=[.A87]/LOG([.A87])+[.$C$2]*2*(RAND()-0.5)" office:value-type="float" office:value="106537094.25446" calcext:value-type="float">
            <text:p>106537094.25446</text:p>
          </table:table-cell>
          <table:table-cell/>
        </table:table-row>
        <table:table-row table:style-name="ro1">
          <table:table-cell office:value-type="float" office:value="967901224" calcext:value-type="float">
            <text:p>967901224</text:p>
          </table:table-cell>
          <table:table-cell table:formula="of:=[.A88]/LOG([.A88])+[.$C$2]*2*(RAND()-0.5)" office:value-type="float" office:value="107714157.966275" calcext:value-type="float">
            <text:p>107714157.966275</text:p>
          </table:table-cell>
          <table:table-cell/>
        </table:table-row>
        <table:table-row table:style-name="ro1">
          <table:table-cell office:value-type="float" office:value="979012335" calcext:value-type="float">
            <text:p>979012335</text:p>
          </table:table-cell>
          <table:table-cell table:formula="of:=[.A89]/LOG([.A89])+[.$C$2]*2*(RAND()-0.5)" office:value-type="float" office:value="108890601.93327" calcext:value-type="float">
            <text:p>108890601.93327</text:p>
          </table:table-cell>
          <table:table-cell/>
        </table:table-row>
        <table:table-row table:style-name="ro1">
          <table:table-cell office:value-type="float" office:value="990123446" calcext:value-type="float">
            <text:p>990123446</text:p>
          </table:table-cell>
          <table:table-cell table:formula="of:=[.A90]/LOG([.A90])+[.$C$2]*2*(RAND()-0.5)" office:value-type="float" office:value="110066433.828816" calcext:value-type="float">
            <text:p>110066433.828816</text:p>
          </table:table-cell>
          <table:table-cell/>
        </table:table-row>
        <table:table-row table:style-name="ro1">
          <table:table-cell office:value-type="float" office:value="1001234557" calcext:value-type="float">
            <text:p>1001234557</text:p>
          </table:table-cell>
          <table:table-cell table:formula="of:=[.A91]/LOG([.A91])+[.$C$2]*2*(RAND()-0.5)" office:value-type="float" office:value="111241661.145947" calcext:value-type="float">
            <text:p>111241661.145947</text:p>
          </table:table-cell>
          <table:table-cell/>
        </table:table-row>
        <table:table-row table:style-name="ro1">
          <table:table-cell office:value-type="float" office:value="1012345668" calcext:value-type="float">
            <text:p>1012345668</text:p>
          </table:table-cell>
          <table:table-cell table:formula="of:=[.A92]/LOG([.A92])+[.$C$2]*2*(RAND()-0.5)" office:value-type="float" office:value="112416291.203556" calcext:value-type="float">
            <text:p>112416291.203556</text:p>
          </table:table-cell>
          <table:table-cell/>
        </table:table-row>
        <table:table-row table:style-name="ro1">
          <table:table-cell office:value-type="float" office:value="1023456779" calcext:value-type="float">
            <text:p>1023456779</text:p>
          </table:table-cell>
          <table:table-cell table:formula="of:=[.A93]/LOG([.A93])+[.$C$2]*2*(RAND()-0.5)" office:value-type="float" office:value="113590331.152316" calcext:value-type="float">
            <text:p>113590331.152316</text:p>
          </table:table-cell>
          <table:table-cell/>
        </table:table-row>
        <table:table-row table:style-name="ro1">
          <table:table-cell office:value-type="float" office:value="1034567890" calcext:value-type="float">
            <text:p>1034567890</text:p>
          </table:table-cell>
          <table:table-cell table:formula="of:=[.A94]/LOG([.A94])+[.$C$2]*2*(RAND()-0.5)" office:value-type="float" office:value="114763787.980327" calcext:value-type="float">
            <text:p>114763787.980327</text:p>
          </table:table-cell>
          <table:table-cell/>
        </table:table-row>
        <table:table-row table:style-name="ro1">
          <table:table-cell office:value-type="float" office:value="1045679001" calcext:value-type="float">
            <text:p>1045679001</text:p>
          </table:table-cell>
          <table:table-cell table:formula="of:=[.A95]/LOG([.A95])+[.$C$2]*2*(RAND()-0.5)" office:value-type="float" office:value="115936668.518526" calcext:value-type="float">
            <text:p>115936668.518526</text:p>
          </table:table-cell>
          <table:table-cell/>
        </table:table-row>
        <table:table-row table:style-name="ro1">
          <table:table-cell office:value-type="float" office:value="1056790112" calcext:value-type="float">
            <text:p>1056790112</text:p>
          </table:table-cell>
          <table:table-cell table:formula="of:=[.A96]/LOG([.A96])+[.$C$2]*2*(RAND()-0.5)" office:value-type="float" office:value="117108979.445859" calcext:value-type="float">
            <text:p>117108979.445859</text:p>
          </table:table-cell>
          <table:table-cell/>
        </table:table-row>
        <table:table-row table:style-name="ro1">
          <table:table-cell office:value-type="float" office:value="1067901223" calcext:value-type="float">
            <text:p>1067901223</text:p>
          </table:table-cell>
          <table:table-cell table:formula="of:=[.A97]/LOG([.A97])+[.$C$2]*2*(RAND()-0.5)" office:value-type="float" office:value="118280727.29422" calcext:value-type="float">
            <text:p>118280727.29422</text:p>
          </table:table-cell>
          <table:table-cell/>
        </table:table-row>
        <table:table-row table:style-name="ro1">
          <table:table-cell office:value-type="float" office:value="1079012334" calcext:value-type="float">
            <text:p>1079012334</text:p>
          </table:table-cell>
          <table:table-cell table:formula="of:=[.A98]/LOG([.A98])+[.$C$2]*2*(RAND()-0.5)" office:value-type="float" office:value="119451918.453195" calcext:value-type="float">
            <text:p>119451918.453195</text:p>
          </table:table-cell>
          <table:table-cell/>
        </table:table-row>
        <table:table-row table:style-name="ro1">
          <table:table-cell office:value-type="float" office:value="1090123445" calcext:value-type="float">
            <text:p>1090123445</text:p>
          </table:table-cell>
          <table:table-cell table:formula="of:=[.A99]/LOG([.A99])+[.$C$2]*2*(RAND()-0.5)" office:value-type="float" office:value="120622559.174597" calcext:value-type="float">
            <text:p>120622559.174597</text:p>
          </table:table-cell>
          <table:table-cell/>
        </table:table-row>
        <table:table-row table:style-name="ro1">
          <table:table-cell office:value-type="float" office:value="1101234556" calcext:value-type="float">
            <text:p>1101234556</text:p>
          </table:table-cell>
          <table:table-cell table:formula="of:=[.A100]/LOG([.A100])+[.$C$2]*2*(RAND()-0.5)" office:value-type="float" office:value="121792655.576808" calcext:value-type="float">
            <text:p>121792655.576808</text:p>
          </table:table-cell>
          <table:table-cell/>
        </table:table-row>
        <table:table-row table:style-name="ro1">
          <table:table-cell office:value-type="float" office:value="1112345667" calcext:value-type="float">
            <text:p>1112345667</text:p>
          </table:table-cell>
          <table:table-cell table:formula="of:=[.A101]/LOG([.A101])+[.$C$2]*2*(RAND()-0.5)" office:value-type="float" office:value="122962213.648956" calcext:value-type="float">
            <text:p>122962213.648956</text:p>
          </table:table-cell>
          <table:table-cell/>
        </table:table-row>
        <table:table-row table:style-name="ro1">
          <table:table-cell office:value-type="float" office:value="1123456778" calcext:value-type="float">
            <text:p>1123456778</text:p>
          </table:table-cell>
          <table:table-cell table:formula="of:=[.A102]/LOG([.A102])+[.$C$2]*2*(RAND()-0.5)" office:value-type="float" office:value="124131239.254901" calcext:value-type="float">
            <text:p>124131239.254901</text:p>
          </table:table-cell>
          <table:table-cell/>
        </table:table-row>
        <table:table-row table:style-name="ro1">
          <table:table-cell office:value-type="float" office:value="1134567889" calcext:value-type="float">
            <text:p>1134567889</text:p>
          </table:table-cell>
          <table:table-cell table:formula="of:=[.A103]/LOG([.A103])+[.$C$2]*2*(RAND()-0.5)" office:value-type="float" office:value="125299738.137077" calcext:value-type="float">
            <text:p>125299738.137077</text:p>
          </table:table-cell>
          <table:table-cell/>
        </table:table-row>
        <table:table-row table:style-name="ro1">
          <table:table-cell office:value-type="float" office:value="1145679000" calcext:value-type="float">
            <text:p>1145679000</text:p>
          </table:table-cell>
          <table:table-cell table:formula="of:=[.A104]/LOG([.A104])+[.$C$2]*2*(RAND()-0.5)" office:value-type="float" office:value="126467715.920172" calcext:value-type="float">
            <text:p>126467715.920172</text:p>
          </table:table-cell>
          <table:table-cell/>
        </table:table-row>
        <table:table-row table:style-name="ro1">
          <table:table-cell office:value-type="float" office:value="1156790111" calcext:value-type="float">
            <text:p>1156790111</text:p>
          </table:table-cell>
          <table:table-cell table:formula="of:=[.A105]/LOG([.A105])+[.$C$2]*2*(RAND()-0.5)" office:value-type="float" office:value="127635178.114662" calcext:value-type="float">
            <text:p>127635178.114662</text:p>
          </table:table-cell>
          <table:table-cell/>
        </table:table-row>
        <table:table-row table:style-name="ro1">
          <table:table-cell office:value-type="float" office:value="1167901222" calcext:value-type="float">
            <text:p>1167901222</text:p>
          </table:table-cell>
          <table:table-cell table:formula="of:=[.A106]/LOG([.A106])+[.$C$2]*2*(RAND()-0.5)" office:value-type="float" office:value="128802130.120205" calcext:value-type="float">
            <text:p>128802130.120205</text:p>
          </table:table-cell>
          <table:table-cell/>
        </table:table-row>
        <table:table-row table:style-name="ro1">
          <table:table-cell office:value-type="float" office:value="1179012333" calcext:value-type="float">
            <text:p>1179012333</text:p>
          </table:table-cell>
          <table:table-cell table:formula="of:=[.A107]/LOG([.A107])+[.$C$2]*2*(RAND()-0.5)" office:value-type="float" office:value="129968577.228907" calcext:value-type="float">
            <text:p>129968577.228907</text:p>
          </table:table-cell>
          <table:table-cell/>
        </table:table-row>
        <table:table-row table:style-name="ro1">
          <table:table-cell office:value-type="float" office:value="1190123444" calcext:value-type="float">
            <text:p>1190123444</text:p>
          </table:table-cell>
          <table:table-cell table:formula="of:=[.A108]/LOG([.A108])+[.$C$2]*2*(RAND()-0.5)" office:value-type="float" office:value="131134524.62846" calcext:value-type="float">
            <text:p>131134524.62846</text:p>
          </table:table-cell>
          <table:table-cell/>
        </table:table-row>
        <table:table-row table:style-name="ro1">
          <table:table-cell office:value-type="float" office:value="1201234555" calcext:value-type="float">
            <text:p>1201234555</text:p>
          </table:table-cell>
          <table:table-cell table:formula="of:=[.A109]/LOG([.A109])+[.$C$2]*2*(RAND()-0.5)" office:value-type="float" office:value="132299977.405157" calcext:value-type="float">
            <text:p>132299977.405157</text:p>
          </table:table-cell>
          <table:table-cell/>
        </table:table-row>
        <table:table-row table:style-name="ro1">
          <table:table-cell office:value-type="float" office:value="1212345666" calcext:value-type="float">
            <text:p>1212345666</text:p>
          </table:table-cell>
          <table:table-cell table:formula="of:=[.A110]/LOG([.A110])+[.$C$2]*2*(RAND()-0.5)" office:value-type="float" office:value="133464940.546794" calcext:value-type="float">
            <text:p>133464940.546794</text:p>
          </table:table-cell>
          <table:table-cell/>
        </table:table-row>
        <table:table-row table:style-name="ro1">
          <table:table-cell office:value-type="float" office:value="1223456777" calcext:value-type="float">
            <text:p>1223456777</text:p>
          </table:table-cell>
          <table:table-cell table:formula="of:=[.A111]/LOG([.A111])+[.$C$2]*2*(RAND()-0.5)" office:value-type="float" office:value="134629418.945469" calcext:value-type="float">
            <text:p>134629418.945469</text:p>
          </table:table-cell>
          <table:table-cell/>
        </table:table-row>
        <table:table-row table:style-name="ro1">
          <table:table-cell office:value-type="float" office:value="1234567888" calcext:value-type="float">
            <text:p>1234567888</text:p>
          </table:table-cell>
          <table:table-cell table:formula="of:=[.A112]/LOG([.A112])+[.$C$2]*2*(RAND()-0.5)" office:value-type="float" office:value="135793417.400268" calcext:value-type="float">
            <text:p>135793417.400268</text:p>
          </table:table-cell>
          <table:table-cell/>
        </table:table-row>
        <table:table-row table:style-name="ro1">
          <table:table-cell office:value-type="float" office:value="1245678999" calcext:value-type="float">
            <text:p>1245678999</text:p>
          </table:table-cell>
          <table:table-cell table:formula="of:=[.A113]/LOG([.A113])+[.$C$2]*2*(RAND()-0.5)" office:value-type="float" office:value="136956940.619858" calcext:value-type="float">
            <text:p>136956940.619858</text:p>
          </table:table-cell>
          <table:table-cell/>
        </table:table-row>
        <table:table-row table:style-name="ro1">
          <table:table-cell office:value-type="float" office:value="1256790110" calcext:value-type="float">
            <text:p>1256790110</text:p>
          </table:table-cell>
          <table:table-cell table:formula="of:=[.A114]/LOG([.A114])+[.$C$2]*2*(RAND()-0.5)" office:value-type="float" office:value="138119993.224982" calcext:value-type="float">
            <text:p>138119993.224982</text:p>
          </table:table-cell>
          <table:table-cell/>
        </table:table-row>
        <table:table-row table:style-name="ro1">
          <table:table-cell office:value-type="float" office:value="1267901221" calcext:value-type="float">
            <text:p>1267901221</text:p>
          </table:table-cell>
          <table:table-cell table:formula="of:=[.A115]/LOG([.A115])+[.$C$2]*2*(RAND()-0.5)" office:value-type="float" office:value="139282579.750864" calcext:value-type="float">
            <text:p>139282579.750864</text:p>
          </table:table-cell>
          <table:table-cell/>
        </table:table-row>
        <table:table-row table:style-name="ro1">
          <table:table-cell office:value-type="float" office:value="1279012332" calcext:value-type="float">
            <text:p>1279012332</text:p>
          </table:table-cell>
          <table:table-cell table:formula="of:=[.A116]/LOG([.A116])+[.$C$2]*2*(RAND()-0.5)" office:value-type="float" office:value="140444704.649534" calcext:value-type="float">
            <text:p>140444704.649534</text:p>
          </table:table-cell>
          <table:table-cell/>
        </table:table-row>
        <table:table-row table:style-name="ro1">
          <table:table-cell office:value-type="float" office:value="1290123443" calcext:value-type="float">
            <text:p>1290123443</text:p>
          </table:table-cell>
          <table:table-cell table:formula="of:=[.A117]/LOG([.A117])+[.$C$2]*2*(RAND()-0.5)" office:value-type="float" office:value="141606372.292056" calcext:value-type="float">
            <text:p>141606372.292056</text:p>
          </table:table-cell>
          <table:table-cell/>
        </table:table-row>
        <table:table-row table:style-name="ro1">
          <table:table-cell office:value-type="float" office:value="1301234554" calcext:value-type="float">
            <text:p>1301234554</text:p>
          </table:table-cell>
          <table:table-cell table:formula="of:=[.A118]/LOG([.A118])+[.$C$2]*2*(RAND()-0.5)" office:value-type="float" office:value="142767586.970694" calcext:value-type="float">
            <text:p>142767586.970694</text:p>
          </table:table-cell>
          <table:table-cell/>
        </table:table-row>
        <table:table-row table:style-name="ro1">
          <table:table-cell office:value-type="float" office:value="1312345665" calcext:value-type="float">
            <text:p>1312345665</text:p>
          </table:table-cell>
          <table:table-cell table:formula="of:=[.A119]/LOG([.A119])+[.$C$2]*2*(RAND()-0.5)" office:value-type="float" office:value="143928352.900992" calcext:value-type="float">
            <text:p>143928352.900992</text:p>
          </table:table-cell>
          <table:table-cell/>
        </table:table-row>
        <table:table-row table:style-name="ro1">
          <table:table-cell office:value-type="float" office:value="1323456776" calcext:value-type="float">
            <text:p>1323456776</text:p>
          </table:table-cell>
          <table:table-cell table:formula="of:=[.A120]/LOG([.A120])+[.$C$2]*2*(RAND()-0.5)" office:value-type="float" office:value="145088674.223782" calcext:value-type="float">
            <text:p>145088674.223782</text:p>
          </table:table-cell>
          <table:table-cell/>
        </table:table-row>
        <table:table-row table:style-name="ro1">
          <table:table-cell office:value-type="float" office:value="1334567887" calcext:value-type="float">
            <text:p>1334567887</text:p>
          </table:table-cell>
          <table:table-cell table:formula="of:=[.A121]/LOG([.A121])+[.$C$2]*2*(RAND()-0.5)" office:value-type="float" office:value="146248555.00713" calcext:value-type="float">
            <text:p>146248555.00713</text:p>
          </table:table-cell>
          <table:table-cell/>
        </table:table-row>
        <table:table-row table:style-name="ro1">
          <table:table-cell office:value-type="float" office:value="1345678998" calcext:value-type="float">
            <text:p>1345678998</text:p>
          </table:table-cell>
          <table:table-cell table:formula="of:=[.A122]/LOG([.A122])+[.$C$2]*2*(RAND()-0.5)" office:value-type="float" office:value="147407999.248205" calcext:value-type="float">
            <text:p>147407999.248205</text:p>
          </table:table-cell>
          <table:table-cell/>
        </table:table-row>
        <table:table-row table:style-name="ro1">
          <table:table-cell office:value-type="float" office:value="1356790109" calcext:value-type="float">
            <text:p>1356790109</text:p>
          </table:table-cell>
          <table:table-cell table:formula="of:=[.A123]/LOG([.A123])+[.$C$2]*2*(RAND()-0.5)" office:value-type="float" office:value="148567010.875096" calcext:value-type="float">
            <text:p>148567010.875096</text:p>
          </table:table-cell>
          <table:table-cell/>
        </table:table-row>
        <table:table-row table:style-name="ro1">
          <table:table-cell office:value-type="float" office:value="1367901220" calcext:value-type="float">
            <text:p>1367901220</text:p>
          </table:table-cell>
          <table:table-cell table:formula="of:=[.A124]/LOG([.A124])+[.$C$2]*2*(RAND()-0.5)" office:value-type="float" office:value="149725593.748561" calcext:value-type="float">
            <text:p>149725593.748561</text:p>
          </table:table-cell>
          <table:table-cell/>
        </table:table-row>
        <table:table-row table:style-name="ro1">
          <table:table-cell office:value-type="float" office:value="1379012331" calcext:value-type="float">
            <text:p>1379012331</text:p>
          </table:table-cell>
          <table:table-cell table:formula="of:=[.A125]/LOG([.A125])+[.$C$2]*2*(RAND()-0.5)" office:value-type="float" office:value="150883751.663718" calcext:value-type="float">
            <text:p>150883751.663718</text:p>
          </table:table-cell>
          <table:table-cell/>
        </table:table-row>
        <table:table-row table:style-name="ro1">
          <table:table-cell office:value-type="float" office:value="1390123442" calcext:value-type="float">
            <text:p>1390123442</text:p>
          </table:table-cell>
          <table:table-cell table:formula="of:=[.A126]/LOG([.A126])+[.$C$2]*2*(RAND()-0.5)" office:value-type="float" office:value="152041488.351685" calcext:value-type="float">
            <text:p>152041488.351685</text:p>
          </table:table-cell>
          <table:table-cell/>
        </table:table-row>
        <table:table-row table:style-name="ro1">
          <table:table-cell office:value-type="float" office:value="1401234553" calcext:value-type="float">
            <text:p>1401234553</text:p>
          </table:table-cell>
          <table:table-cell table:formula="of:=[.A127]/LOG([.A127])+[.$C$2]*2*(RAND()-0.5)" office:value-type="float" office:value="153198807.481158" calcext:value-type="float">
            <text:p>153198807.481158</text:p>
          </table:table-cell>
          <table:table-cell/>
        </table:table-row>
        <table:table-row table:style-name="ro1">
          <table:table-cell office:value-type="float" office:value="1412345664" calcext:value-type="float">
            <text:p>1412345664</text:p>
          </table:table-cell>
          <table:table-cell table:formula="of:=[.A128]/LOG([.A128])+[.$C$2]*2*(RAND()-0.5)" office:value-type="float" office:value="154355712.65995" calcext:value-type="float">
            <text:p>154355712.65995</text:p>
          </table:table-cell>
          <table:table-cell/>
        </table:table-row>
        <table:table-row table:style-name="ro1">
          <table:table-cell office:value-type="float" office:value="1423456775" calcext:value-type="float">
            <text:p>1423456775</text:p>
          </table:table-cell>
          <table:table-cell table:formula="of:=[.A129]/LOG([.A129])+[.$C$2]*2*(RAND()-0.5)" office:value-type="float" office:value="155512207.436467" calcext:value-type="float">
            <text:p>155512207.436467</text:p>
          </table:table-cell>
          <table:table-cell/>
        </table:table-row>
        <table:table-row table:style-name="ro1">
          <table:table-cell office:value-type="float" office:value="1434567886" calcext:value-type="float">
            <text:p>1434567886</text:p>
          </table:table-cell>
          <table:table-cell table:formula="of:=[.A130]/LOG([.A130])+[.$C$2]*2*(RAND()-0.5)" office:value-type="float" office:value="156668295.301145" calcext:value-type="float">
            <text:p>156668295.301145</text:p>
          </table:table-cell>
          <table:table-cell/>
        </table:table-row>
        <table:table-row table:style-name="ro1">
          <table:table-cell office:value-type="float" office:value="1445678997" calcext:value-type="float">
            <text:p>1445678997</text:p>
          </table:table-cell>
          <table:table-cell table:formula="of:=[.A131]/LOG([.A131])+[.$C$2]*2*(RAND()-0.5)" office:value-type="float" office:value="157823979.687842" calcext:value-type="float">
            <text:p>157823979.687842</text:p>
          </table:table-cell>
          <table:table-cell/>
        </table:table-row>
        <table:table-row table:style-name="ro1">
          <table:table-cell office:value-type="float" office:value="1456790108" calcext:value-type="float">
            <text:p>1456790108</text:p>
          </table:table-cell>
          <table:table-cell table:formula="of:=[.A132]/LOG([.A132])+[.$C$2]*2*(RAND()-0.5)" office:value-type="float" office:value="158979263.975178" calcext:value-type="float">
            <text:p>158979263.975178</text:p>
          </table:table-cell>
          <table:table-cell/>
        </table:table-row>
        <table:table-row table:style-name="ro1">
          <table:table-cell office:value-type="float" office:value="1467901219" calcext:value-type="float">
            <text:p>1467901219</text:p>
          </table:table-cell>
          <table:table-cell table:formula="of:=[.A133]/LOG([.A133])+[.$C$2]*2*(RAND()-0.5)" office:value-type="float" office:value="160134151.487847" calcext:value-type="float">
            <text:p>160134151.487847</text:p>
          </table:table-cell>
          <table:table-cell/>
        </table:table-row>
        <table:table-row table:style-name="ro1">
          <table:table-cell office:value-type="float" office:value="1479012330" calcext:value-type="float">
            <text:p>1479012330</text:p>
          </table:table-cell>
          <table:table-cell table:formula="of:=[.A134]/LOG([.A134])+[.$C$2]*2*(RAND()-0.5)" office:value-type="float" office:value="161288645.497872" calcext:value-type="float">
            <text:p>161288645.497872</text:p>
          </table:table-cell>
          <table:table-cell/>
        </table:table-row>
        <table:table-row table:style-name="ro1">
          <table:table-cell office:value-type="float" office:value="1490123441" calcext:value-type="float">
            <text:p>1490123441</text:p>
          </table:table-cell>
          <table:table-cell table:formula="of:=[.A135]/LOG([.A135])+[.$C$2]*2*(RAND()-0.5)" office:value-type="float" office:value="162442749.225834" calcext:value-type="float">
            <text:p>162442749.225834</text:p>
          </table:table-cell>
          <table:table-cell/>
        </table:table-row>
        <table:table-row table:style-name="ro1">
          <table:table-cell office:value-type="float" office:value="1501234552" calcext:value-type="float">
            <text:p>1501234552</text:p>
          </table:table-cell>
          <table:table-cell table:formula="of:=[.A136]/LOG([.A136])+[.$C$2]*2*(RAND()-0.5)" office:value-type="float" office:value="163596465.842058" calcext:value-type="float">
            <text:p>163596465.842058</text:p>
          </table:table-cell>
          <table:table-cell/>
        </table:table-row>
        <table:table-row table:style-name="ro1">
          <table:table-cell office:value-type="float" office:value="1512345663" calcext:value-type="float">
            <text:p>1512345663</text:p>
          </table:table-cell>
          <table:table-cell table:formula="of:=[.A137]/LOG([.A137])+[.$C$2]*2*(RAND()-0.5)" office:value-type="float" office:value="164749798.467764" calcext:value-type="float">
            <text:p>164749798.467764</text:p>
          </table:table-cell>
          <table:table-cell/>
        </table:table-row>
        <table:table-row table:style-name="ro1">
          <table:table-cell office:value-type="float" office:value="1523456774" calcext:value-type="float">
            <text:p>1523456774</text:p>
          </table:table-cell>
          <table:table-cell table:formula="of:=[.A138]/LOG([.A138])+[.$C$2]*2*(RAND()-0.5)" office:value-type="float" office:value="165902750.176183" calcext:value-type="float">
            <text:p>165902750.176183</text:p>
          </table:table-cell>
          <table:table-cell/>
        </table:table-row>
        <table:table-row table:style-name="ro1">
          <table:table-cell office:value-type="float" office:value="1534567885" calcext:value-type="float">
            <text:p>1534567885</text:p>
          </table:table-cell>
          <table:table-cell table:formula="of:=[.A139]/LOG([.A139])+[.$C$2]*2*(RAND()-0.5)" office:value-type="float" office:value="167055323.99364" calcext:value-type="float">
            <text:p>167055323.99364</text:p>
          </table:table-cell>
          <table:table-cell/>
        </table:table-row>
        <table:table-row table:style-name="ro1">
          <table:table-cell office:value-type="float" office:value="1545678996" calcext:value-type="float">
            <text:p>1545678996</text:p>
          </table:table-cell>
          <table:table-cell table:formula="of:=[.A140]/LOG([.A140])+[.$C$2]*2*(RAND()-0.5)" office:value-type="float" office:value="168207522.900608" calcext:value-type="float">
            <text:p>168207522.900608</text:p>
          </table:table-cell>
          <table:table-cell/>
        </table:table-row>
        <table:table-row table:style-name="ro1">
          <table:table-cell office:value-type="float" office:value="1556790107" calcext:value-type="float">
            <text:p>1556790107</text:p>
          </table:table-cell>
          <table:table-cell table:formula="of:=[.A141]/LOG([.A141])+[.$C$2]*2*(RAND()-0.5)" office:value-type="float" office:value="169359349.832721" calcext:value-type="float">
            <text:p>169359349.832721</text:p>
          </table:table-cell>
          <table:table-cell/>
        </table:table-row>
        <table:table-row table:style-name="ro1">
          <table:table-cell office:value-type="float" office:value="1567901218" calcext:value-type="float">
            <text:p>1567901218</text:p>
          </table:table-cell>
          <table:table-cell table:formula="of:=[.A142]/LOG([.A142])+[.$C$2]*2*(RAND()-0.5)" office:value-type="float" office:value="170510807.681772" calcext:value-type="float">
            <text:p>170510807.681772</text:p>
          </table:table-cell>
          <table:table-cell/>
        </table:table-row>
        <table:table-row table:style-name="ro1">
          <table:table-cell office:value-type="float" office:value="1579012329" calcext:value-type="float">
            <text:p>1579012329</text:p>
          </table:table-cell>
          <table:table-cell table:formula="of:=[.A143]/LOG([.A143])+[.$C$2]*2*(RAND()-0.5)" office:value-type="float" office:value="171661899.296669" calcext:value-type="float">
            <text:p>171661899.296669</text:p>
          </table:table-cell>
          <table:table-cell/>
        </table:table-row>
        <table:table-row table:style-name="ro1">
          <table:table-cell office:value-type="float" office:value="1590123440" calcext:value-type="float">
            <text:p>1590123440</text:p>
          </table:table-cell>
          <table:table-cell table:formula="of:=[.A144]/LOG([.A144])+[.$C$2]*2*(RAND()-0.5)" office:value-type="float" office:value="172812627.484373" calcext:value-type="float">
            <text:p>172812627.484373</text:p>
          </table:table-cell>
          <table:table-cell/>
        </table:table-row>
        <table:table-row table:style-name="ro1">
          <table:table-cell office:value-type="float" office:value="1601234551" calcext:value-type="float">
            <text:p>1601234551</text:p>
          </table:table-cell>
          <table:table-cell table:formula="of:=[.A145]/LOG([.A145])+[.$C$2]*2*(RAND()-0.5)" office:value-type="float" office:value="173962995.010799" calcext:value-type="float">
            <text:p>173962995.010799</text:p>
          </table:table-cell>
          <table:table-cell/>
        </table:table-row>
        <table:table-row table:style-name="ro1">
          <table:table-cell office:value-type="float" office:value="1612345662" calcext:value-type="float">
            <text:p>1612345662</text:p>
          </table:table-cell>
          <table:table-cell table:formula="of:=[.A146]/LOG([.A146])+[.$C$2]*2*(RAND()-0.5)" office:value-type="float" office:value="175113004.601704" calcext:value-type="float">
            <text:p>175113004.601704</text:p>
          </table:table-cell>
          <table:table-cell/>
        </table:table-row>
        <table:table-row table:style-name="ro1">
          <table:table-cell office:value-type="float" office:value="1623456773" calcext:value-type="float">
            <text:p>1623456773</text:p>
          </table:table-cell>
          <table:table-cell table:formula="of:=[.A147]/LOG([.A147])+[.$C$2]*2*(RAND()-0.5)" office:value-type="float" office:value="176262658.94354" calcext:value-type="float">
            <text:p>176262658.94354</text:p>
          </table:table-cell>
          <table:table-cell/>
        </table:table-row>
        <table:table-row table:style-name="ro1">
          <table:table-cell office:value-type="float" office:value="1634567884" calcext:value-type="float">
            <text:p>1634567884</text:p>
          </table:table-cell>
          <table:table-cell table:formula="of:=[.A148]/LOG([.A148])+[.$C$2]*2*(RAND()-0.5)" office:value-type="float" office:value="177411960.684285" calcext:value-type="float">
            <text:p>177411960.684285</text:p>
          </table:table-cell>
          <table:table-cell/>
        </table:table-row>
        <table:table-row table:style-name="ro1">
          <table:table-cell office:value-type="float" office:value="1645678995" calcext:value-type="float">
            <text:p>1645678995</text:p>
          </table:table-cell>
          <table:table-cell table:formula="of:=[.A149]/LOG([.A149])+[.$C$2]*2*(RAND()-0.5)" office:value-type="float" office:value="178560912.434255" calcext:value-type="float">
            <text:p>178560912.434255</text:p>
          </table:table-cell>
          <table:table-cell/>
        </table:table-row>
        <table:table-row table:style-name="ro1">
          <table:table-cell office:value-type="float" office:value="1656790106" calcext:value-type="float">
            <text:p>1656790106</text:p>
          </table:table-cell>
          <table:table-cell table:formula="of:=[.A150]/LOG([.A150])+[.$C$2]*2*(RAND()-0.5)" office:value-type="float" office:value="179709516.766888" calcext:value-type="float">
            <text:p>179709516.766888</text:p>
          </table:table-cell>
          <table:table-cell/>
        </table:table-row>
        <table:table-row table:style-name="ro1">
          <table:table-cell office:value-type="float" office:value="1667901217" calcext:value-type="float">
            <text:p>1667901217</text:p>
          </table:table-cell>
          <table:table-cell table:formula="of:=[.A151]/LOG([.A151])+[.$C$2]*2*(RAND()-0.5)" office:value-type="float" office:value="180857776.219514" calcext:value-type="float">
            <text:p>180857776.219514</text:p>
          </table:table-cell>
          <table:table-cell/>
        </table:table-row>
        <table:table-row table:style-name="ro1">
          <table:table-cell office:value-type="float" office:value="1679012328" calcext:value-type="float">
            <text:p>1679012328</text:p>
          </table:table-cell>
          <table:table-cell table:formula="of:=[.A152]/LOG([.A152])+[.$C$2]*2*(RAND()-0.5)" office:value-type="float" office:value="182005693.294094" calcext:value-type="float">
            <text:p>182005693.294094</text:p>
          </table:table-cell>
          <table:table-cell/>
        </table:table-row>
        <table:table-row table:style-name="ro1">
          <table:table-cell office:value-type="float" office:value="1690123439" calcext:value-type="float">
            <text:p>1690123439</text:p>
          </table:table-cell>
          <table:table-cell table:formula="of:=[.A153]/LOG([.A153])+[.$C$2]*2*(RAND()-0.5)" office:value-type="float" office:value="183153270.457945" calcext:value-type="float">
            <text:p>183153270.457945</text:p>
          </table:table-cell>
          <table:table-cell/>
        </table:table-row>
        <table:table-row table:style-name="ro1">
          <table:table-cell office:value-type="float" office:value="1701234550" calcext:value-type="float">
            <text:p>1701234550</text:p>
          </table:table-cell>
          <table:table-cell table:formula="of:=[.A154]/LOG([.A154])+[.$C$2]*2*(RAND()-0.5)" office:value-type="float" office:value="184300510.144449" calcext:value-type="float">
            <text:p>184300510.144449</text:p>
          </table:table-cell>
          <table:table-cell/>
        </table:table-row>
        <table:table-row table:style-name="ro1">
          <table:table-cell office:value-type="float" office:value="1712345661" calcext:value-type="float">
            <text:p>1712345661</text:p>
          </table:table-cell>
          <table:table-cell table:formula="of:=[.A155]/LOG([.A155])+[.$C$2]*2*(RAND()-0.5)" office:value-type="float" office:value="185447414.753734" calcext:value-type="float">
            <text:p>185447414.753734</text:p>
          </table:table-cell>
          <table:table-cell/>
        </table:table-row>
        <table:table-row table:style-name="ro1">
          <table:table-cell office:value-type="float" office:value="1723456772" calcext:value-type="float">
            <text:p>1723456772</text:p>
          </table:table-cell>
          <table:table-cell table:formula="of:=[.A156]/LOG([.A156])+[.$C$2]*2*(RAND()-0.5)" office:value-type="float" office:value="186593986.653343" calcext:value-type="float">
            <text:p>186593986.653343</text:p>
          </table:table-cell>
          <table:table-cell/>
        </table:table-row>
        <table:table-row table:style-name="ro1">
          <table:table-cell office:value-type="float" office:value="1734567883" calcext:value-type="float">
            <text:p>1734567883</text:p>
          </table:table-cell>
          <table:table-cell table:formula="of:=[.A157]/LOG([.A157])+[.$C$2]*2*(RAND()-0.5)" office:value-type="float" office:value="187740228.178886" calcext:value-type="float">
            <text:p>187740228.178886</text:p>
          </table:table-cell>
          <table:table-cell/>
        </table:table-row>
        <table:table-row table:style-name="ro1">
          <table:table-cell office:value-type="float" office:value="1745678994" calcext:value-type="float">
            <text:p>1745678994</text:p>
          </table:table-cell>
          <table:table-cell table:formula="of:=[.A158]/LOG([.A158])+[.$C$2]*2*(RAND()-0.5)" office:value-type="float" office:value="188886141.63467" calcext:value-type="float">
            <text:p>188886141.63467</text:p>
          </table:table-cell>
          <table:table-cell/>
        </table:table-row>
        <table:table-row table:style-name="ro1">
          <table:table-cell office:value-type="float" office:value="1756790105" calcext:value-type="float">
            <text:p>1756790105</text:p>
          </table:table-cell>
          <table:table-cell table:formula="of:=[.A159]/LOG([.A159])+[.$C$2]*2*(RAND()-0.5)" office:value-type="float" office:value="190031729.294317" calcext:value-type="float">
            <text:p>190031729.294317</text:p>
          </table:table-cell>
          <table:table-cell/>
        </table:table-row>
        <table:table-row table:style-name="ro1">
          <table:table-cell office:value-type="float" office:value="1767901216" calcext:value-type="float">
            <text:p>1767901216</text:p>
          </table:table-cell>
          <table:table-cell table:formula="of:=[.A160]/LOG([.A160])+[.$C$2]*2*(RAND()-0.5)" office:value-type="float" office:value="191176993.401363" calcext:value-type="float">
            <text:p>191176993.401363</text:p>
          </table:table-cell>
          <table:table-cell/>
        </table:table-row>
        <table:table-row table:style-name="ro1">
          <table:table-cell office:value-type="float" office:value="1779012327" calcext:value-type="float">
            <text:p>1779012327</text:p>
          </table:table-cell>
          <table:table-cell table:formula="of:=[.A161]/LOG([.A161])+[.$C$2]*2*(RAND()-0.5)" office:value-type="float" office:value="192321936.169846" calcext:value-type="float">
            <text:p>192321936.169846</text:p>
          </table:table-cell>
          <table:table-cell/>
        </table:table-row>
        <table:table-row table:style-name="ro1">
          <table:table-cell office:value-type="float" office:value="1790123438" calcext:value-type="float">
            <text:p>1790123438</text:p>
          </table:table-cell>
          <table:table-cell table:formula="of:=[.A162]/LOG([.A162])+[.$C$2]*2*(RAND()-0.5)" office:value-type="float" office:value="193466559.784872" calcext:value-type="float">
            <text:p>193466559.784872</text:p>
          </table:table-cell>
          <table:table-cell/>
        </table:table-row>
        <table:table-row table:style-name="ro1">
          <table:table-cell office:value-type="float" office:value="1801234549" calcext:value-type="float">
            <text:p>1801234549</text:p>
          </table:table-cell>
          <table:table-cell table:formula="of:=[.A163]/LOG([.A163])+[.$C$2]*2*(RAND()-0.5)" office:value-type="float" office:value="194610866.403176" calcext:value-type="float">
            <text:p>194610866.403176</text:p>
          </table:table-cell>
          <table:table-cell/>
        </table:table-row>
        <table:table-row table:style-name="ro1">
          <table:table-cell office:value-type="float" office:value="1812345660" calcext:value-type="float">
            <text:p>1812345660</text:p>
          </table:table-cell>
          <table:table-cell table:formula="of:=[.A164]/LOG([.A164])+[.$C$2]*2*(RAND()-0.5)" office:value-type="float" office:value="195754858.153657" calcext:value-type="float">
            <text:p>195754858.153657</text:p>
          </table:table-cell>
          <table:table-cell/>
        </table:table-row>
        <table:table-row table:style-name="ro1">
          <table:table-cell office:value-type="float" office:value="1823456771" calcext:value-type="float">
            <text:p>1823456771</text:p>
          </table:table-cell>
          <table:table-cell table:formula="of:=[.A165]/LOG([.A165])+[.$C$2]*2*(RAND()-0.5)" office:value-type="float" office:value="196898537.13791" calcext:value-type="float">
            <text:p>196898537.13791</text:p>
          </table:table-cell>
          <table:table-cell/>
        </table:table-row>
        <table:table-row table:style-name="ro1">
          <table:table-cell office:value-type="float" office:value="1834567882" calcext:value-type="float">
            <text:p>1834567882</text:p>
          </table:table-cell>
          <table:table-cell table:formula="of:=[.A166]/LOG([.A166])+[.$C$2]*2*(RAND()-0.5)" office:value-type="float" office:value="198041905.43074" calcext:value-type="float">
            <text:p>198041905.43074</text:p>
          </table:table-cell>
          <table:table-cell/>
        </table:table-row>
        <table:table-row table:style-name="ro1">
          <table:table-cell office:value-type="float" office:value="1845678993" calcext:value-type="float">
            <text:p>1845678993</text:p>
          </table:table-cell>
          <table:table-cell table:formula="of:=[.A167]/LOG([.A167])+[.$C$2]*2*(RAND()-0.5)" office:value-type="float" office:value="199184965.080664" calcext:value-type="float">
            <text:p>199184965.080664</text:p>
          </table:table-cell>
          <table:table-cell/>
        </table:table-row>
        <table:table-row table:style-name="ro1">
          <table:table-cell office:value-type="float" office:value="1856790104" calcext:value-type="float">
            <text:p>1856790104</text:p>
          </table:table-cell>
          <table:table-cell table:formula="of:=[.A168]/LOG([.A168])+[.$C$2]*2*(RAND()-0.5)" office:value-type="float" office:value="200327718.110401" calcext:value-type="float">
            <text:p>200327718.110401</text:p>
          </table:table-cell>
          <table:table-cell/>
        </table:table-row>
        <table:table-row table:style-name="ro1">
          <table:table-cell office:value-type="float" office:value="1867901215" calcext:value-type="float">
            <text:p>1867901215</text:p>
          </table:table-cell>
          <table:table-cell table:formula="of:=[.A169]/LOG([.A169])+[.$C$2]*2*(RAND()-0.5)" office:value-type="float" office:value="201470166.517348" calcext:value-type="float">
            <text:p>201470166.517348</text:p>
          </table:table-cell>
          <table:table-cell/>
        </table:table-row>
        <table:table-row table:style-name="ro1">
          <table:table-cell office:value-type="float" office:value="1879012326" calcext:value-type="float">
            <text:p>1879012326</text:p>
          </table:table-cell>
          <table:table-cell table:formula="of:=[.A170]/LOG([.A170])+[.$C$2]*2*(RAND()-0.5)" office:value-type="float" office:value="202612312.274046" calcext:value-type="float">
            <text:p>202612312.274046</text:p>
          </table:table-cell>
          <table:table-cell/>
        </table:table-row>
        <table:table-row table:style-name="ro1">
          <table:table-cell office:value-type="float" office:value="1890123437" calcext:value-type="float">
            <text:p>1890123437</text:p>
          </table:table-cell>
          <table:table-cell table:formula="of:=[.A171]/LOG([.A171])+[.$C$2]*2*(RAND()-0.5)" office:value-type="float" office:value="203754157.328639" calcext:value-type="float">
            <text:p>203754157.328639</text:p>
          </table:table-cell>
          <table:table-cell/>
        </table:table-row>
        <table:table-row table:style-name="ro1">
          <table:table-cell office:value-type="float" office:value="1901234548" calcext:value-type="float">
            <text:p>1901234548</text:p>
          </table:table-cell>
          <table:table-cell table:formula="of:=[.A172]/LOG([.A172])+[.$C$2]*2*(RAND()-0.5)" office:value-type="float" office:value="204895703.605312" calcext:value-type="float">
            <text:p>204895703.605312</text:p>
          </table:table-cell>
          <table:table-cell/>
        </table:table-row>
        <table:table-row table:style-name="ro1">
          <table:table-cell office:value-type="float" office:value="1912345659" calcext:value-type="float">
            <text:p>1912345659</text:p>
          </table:table-cell>
          <table:table-cell table:formula="of:=[.A173]/LOG([.A173])+[.$C$2]*2*(RAND()-0.5)" office:value-type="float" office:value="206036953.004726" calcext:value-type="float">
            <text:p>206036953.004726</text:p>
          </table:table-cell>
          <table:table-cell/>
        </table:table-row>
        <table:table-row table:style-name="ro1">
          <table:table-cell office:value-type="float" office:value="1923456770" calcext:value-type="float">
            <text:p>1923456770</text:p>
          </table:table-cell>
          <table:table-cell table:formula="of:=[.A174]/LOG([.A174])+[.$C$2]*2*(RAND()-0.5)" office:value-type="float" office:value="207177907.404444" calcext:value-type="float">
            <text:p>207177907.404444</text:p>
          </table:table-cell>
          <table:table-cell/>
        </table:table-row>
        <table:table-row table:style-name="ro1">
          <table:table-cell office:value-type="float" office:value="1934567881" calcext:value-type="float">
            <text:p>1934567881</text:p>
          </table:table-cell>
          <table:table-cell table:formula="of:=[.A175]/LOG([.A175])+[.$C$2]*2*(RAND()-0.5)" office:value-type="float" office:value="208318568.659339" calcext:value-type="float">
            <text:p>208318568.659339</text:p>
          </table:table-cell>
          <table:table-cell/>
        </table:table-row>
        <table:table-row table:style-name="ro1">
          <table:table-cell office:value-type="float" office:value="1945678992" calcext:value-type="float">
            <text:p>1945678992</text:p>
          </table:table-cell>
          <table:table-cell table:formula="of:=[.A176]/LOG([.A176])+[.$C$2]*2*(RAND()-0.5)" office:value-type="float" office:value="209458938.602" calcext:value-type="float">
            <text:p>209458938.602</text:p>
          </table:table-cell>
          <table:table-cell/>
        </table:table-row>
        <table:table-row table:style-name="ro1">
          <table:table-cell office:value-type="float" office:value="1956790103" calcext:value-type="float">
            <text:p>1956790103</text:p>
          </table:table-cell>
          <table:table-cell table:formula="of:=[.A177]/LOG([.A177])+[.$C$2]*2*(RAND()-0.5)" office:value-type="float" office:value="210599019.043125" calcext:value-type="float">
            <text:p>210599019.043125</text:p>
          </table:table-cell>
          <table:table-cell/>
        </table:table-row>
        <table:table-row table:style-name="ro1">
          <table:table-cell office:value-type="float" office:value="1967901214" calcext:value-type="float">
            <text:p>1967901214</text:p>
          </table:table-cell>
          <table:table-cell table:formula="of:=[.A178]/LOG([.A178])+[.$C$2]*2*(RAND()-0.5)" office:value-type="float" office:value="211738811.771905" calcext:value-type="float">
            <text:p>211738811.771905</text:p>
          </table:table-cell>
          <table:table-cell/>
        </table:table-row>
        <table:table-row table:style-name="ro1">
          <table:table-cell office:value-type="float" office:value="1979012325" calcext:value-type="float">
            <text:p>1979012325</text:p>
          </table:table-cell>
          <table:table-cell table:formula="of:=[.A179]/LOG([.A179])+[.$C$2]*2*(RAND()-0.5)" office:value-type="float" office:value="212878318.556402" calcext:value-type="float">
            <text:p>212878318.556402</text:p>
          </table:table-cell>
          <table:table-cell/>
        </table:table-row>
        <table:table-row table:style-name="ro1">
          <table:table-cell office:value-type="float" office:value="1990123436" calcext:value-type="float">
            <text:p>1990123436</text:p>
          </table:table-cell>
          <table:table-cell table:formula="of:=[.A180]/LOG([.A180])+[.$C$2]*2*(RAND()-0.5)" office:value-type="float" office:value="214017541.143912" calcext:value-type="float">
            <text:p>214017541.143912</text:p>
          </table:table-cell>
          <table:table-cell/>
        </table:table-row>
        <table:table-row table:style-name="ro1">
          <table:table-cell office:value-type="float" office:value="2001234547" calcext:value-type="float">
            <text:p>2001234547</text:p>
          </table:table-cell>
          <table:table-cell table:formula="of:=[.A181]/LOG([.A181])+[.$C$2]*2*(RAND()-0.5)" office:value-type="float" office:value="215156481.261328" calcext:value-type="float">
            <text:p>215156481.261328</text:p>
          </table:table-cell>
          <table:table-cell/>
        </table:table-row>
        <table:table-row table:style-name="ro1">
          <table:table-cell office:value-type="float" office:value="2012345658" calcext:value-type="float">
            <text:p>2012345658</text:p>
          </table:table-cell>
          <table:table-cell table:formula="of:=[.A182]/LOG([.A182])+[.$C$2]*2*(RAND()-0.5)" office:value-type="float" office:value="216295140.615485" calcext:value-type="float">
            <text:p>216295140.615485</text:p>
          </table:table-cell>
          <table:table-cell/>
        </table:table-row>
        <table:table-row table:style-name="ro1">
          <table:table-cell office:value-type="float" office:value="2023456769" calcext:value-type="float">
            <text:p>2023456769</text:p>
          </table:table-cell>
          <table:table-cell table:formula="of:=[.A183]/LOG([.A183])+[.$C$2]*2*(RAND()-0.5)" office:value-type="float" office:value="217433520.89351" calcext:value-type="float">
            <text:p>217433520.89351</text:p>
          </table:table-cell>
          <table:table-cell/>
        </table:table-row>
        <table:table-row table:style-name="ro1">
          <table:table-cell office:value-type="float" office:value="2034567880" calcext:value-type="float">
            <text:p>2034567880</text:p>
          </table:table-cell>
          <table:table-cell table:formula="of:=[.A184]/LOG([.A184])+[.$C$2]*2*(RAND()-0.5)" office:value-type="float" office:value="218571623.763148" calcext:value-type="float">
            <text:p>218571623.763148</text:p>
          </table:table-cell>
          <table:table-cell/>
        </table:table-row>
        <table:table-row table:style-name="ro1">
          <table:table-cell office:value-type="float" office:value="2045678991" calcext:value-type="float">
            <text:p>2045678991</text:p>
          </table:table-cell>
          <table:table-cell table:formula="of:=[.A185]/LOG([.A185])+[.$C$2]*2*(RAND()-0.5)" office:value-type="float" office:value="219709450.873099" calcext:value-type="float">
            <text:p>219709450.873099</text:p>
          </table:table-cell>
          <table:table-cell/>
        </table:table-row>
        <table:table-row table:style-name="ro1">
          <table:table-cell office:value-type="float" office:value="2056790102" calcext:value-type="float">
            <text:p>2056790102</text:p>
          </table:table-cell>
          <table:table-cell table:formula="of:=[.A186]/LOG([.A186])+[.$C$2]*2*(RAND()-0.5)" office:value-type="float" office:value="220847003.853329" calcext:value-type="float">
            <text:p>220847003.853329</text:p>
          </table:table-cell>
          <table:table-cell/>
        </table:table-row>
        <table:table-row table:style-name="ro1">
          <table:table-cell office:value-type="float" office:value="2067901213" calcext:value-type="float">
            <text:p>2067901213</text:p>
          </table:table-cell>
          <table:table-cell table:formula="of:=[.A187]/LOG([.A187])+[.$C$2]*2*(RAND()-0.5)" office:value-type="float" office:value="221984284.315388" calcext:value-type="float">
            <text:p>221984284.315388</text:p>
          </table:table-cell>
          <table:table-cell/>
        </table:table-row>
        <table:table-row table:style-name="ro1">
          <table:table-cell office:value-type="float" office:value="2079012324" calcext:value-type="float">
            <text:p>2079012324</text:p>
          </table:table-cell>
          <table:table-cell table:formula="of:=[.A188]/LOG([.A188])+[.$C$2]*2*(RAND()-0.5)" office:value-type="float" office:value="223121293.852717" calcext:value-type="float">
            <text:p>223121293.852717</text:p>
          </table:table-cell>
          <table:table-cell/>
        </table:table-row>
        <table:table-row table:style-name="ro1">
          <table:table-cell office:value-type="float" office:value="2090123435" calcext:value-type="float">
            <text:p>2090123435</text:p>
          </table:table-cell>
          <table:table-cell table:formula="of:=[.A189]/LOG([.A189])+[.$C$2]*2*(RAND()-0.5)" office:value-type="float" office:value="224258034.040944" calcext:value-type="float">
            <text:p>224258034.040944</text:p>
          </table:table-cell>
          <table:table-cell/>
        </table:table-row>
        <table:table-row table:style-name="ro1">
          <table:table-cell office:value-type="float" office:value="2101234546" calcext:value-type="float">
            <text:p>2101234546</text:p>
          </table:table-cell>
          <table:table-cell table:formula="of:=[.A190]/LOG([.A190])+[.$C$2]*2*(RAND()-0.5)" office:value-type="float" office:value="225394506.438179" calcext:value-type="float">
            <text:p>225394506.438179</text:p>
          </table:table-cell>
          <table:table-cell/>
        </table:table-row>
        <table:table-row table:style-name="ro1">
          <table:table-cell office:value-type="float" office:value="2112345657" calcext:value-type="float">
            <text:p>2112345657</text:p>
          </table:table-cell>
          <table:table-cell table:formula="of:=[.A191]/LOG([.A191])+[.$C$2]*2*(RAND()-0.5)" office:value-type="float" office:value="226530712.585299" calcext:value-type="float">
            <text:p>226530712.585299</text:p>
          </table:table-cell>
          <table:table-cell/>
        </table:table-row>
        <table:table-row table:style-name="ro1">
          <table:table-cell office:value-type="float" office:value="2123456768" calcext:value-type="float">
            <text:p>2123456768</text:p>
          </table:table-cell>
          <table:table-cell table:formula="of:=[.A192]/LOG([.A192])+[.$C$2]*2*(RAND()-0.5)" office:value-type="float" office:value="227666654.00623" calcext:value-type="float">
            <text:p>227666654.00623</text:p>
          </table:table-cell>
          <table:table-cell/>
        </table:table-row>
        <table:table-row table:style-name="ro1">
          <table:table-cell office:value-type="float" office:value="2134567879" calcext:value-type="float">
            <text:p>2134567879</text:p>
          </table:table-cell>
          <table:table-cell table:formula="of:=[.A193]/LOG([.A193])+[.$C$2]*2*(RAND()-0.5)" office:value-type="float" office:value="228802332.208221" calcext:value-type="float">
            <text:p>228802332.208221</text:p>
          </table:table-cell>
          <table:table-cell/>
        </table:table-row>
        <table:table-row table:style-name="ro1">
          <table:table-cell office:value-type="float" office:value="2145678990" calcext:value-type="float">
            <text:p>2145678990</text:p>
          </table:table-cell>
          <table:table-cell table:formula="of:=[.A194]/LOG([.A194])+[.$C$2]*2*(RAND()-0.5)" office:value-type="float" office:value="229937748.682112" calcext:value-type="float">
            <text:p>229937748.682112</text:p>
          </table:table-cell>
          <table:table-cell/>
        </table:table-row>
        <table:table-row table:style-name="ro1">
          <table:table-cell office:value-type="float" office:value="2156790101" calcext:value-type="float">
            <text:p>2156790101</text:p>
          </table:table-cell>
          <table:table-cell table:formula="of:=[.A195]/LOG([.A195])+[.$C$2]*2*(RAND()-0.5)" office:value-type="float" office:value="231072904.902598" calcext:value-type="float">
            <text:p>231072904.902598</text:p>
          </table:table-cell>
          <table:table-cell/>
        </table:table-row>
        <table:table-row table:style-name="ro1">
          <table:table-cell office:value-type="float" office:value="2167901212" calcext:value-type="float">
            <text:p>2167901212</text:p>
          </table:table-cell>
          <table:table-cell table:formula="of:=[.A196]/LOG([.A196])+[.$C$2]*2*(RAND()-0.5)" office:value-type="float" office:value="232207802.328484" calcext:value-type="float">
            <text:p>232207802.328484</text:p>
          </table:table-cell>
          <table:table-cell/>
        </table:table-row>
        <table:table-row table:style-name="ro1">
          <table:table-cell office:value-type="float" office:value="2179012323" calcext:value-type="float">
            <text:p>2179012323</text:p>
          </table:table-cell>
          <table:table-cell table:formula="of:=[.A197]/LOG([.A197])+[.$C$2]*2*(RAND()-0.5)" office:value-type="float" office:value="233342442.402939" calcext:value-type="float">
            <text:p>233342442.402939</text:p>
          </table:table-cell>
          <table:table-cell/>
        </table:table-row>
        <table:table-row table:style-name="ro1">
          <table:table-cell office:value-type="float" office:value="2190123434" calcext:value-type="float">
            <text:p>2190123434</text:p>
          </table:table-cell>
          <table:table-cell table:formula="of:=[.A198]/LOG([.A198])+[.$C$2]*2*(RAND()-0.5)" office:value-type="float" office:value="234476826.553742" calcext:value-type="float">
            <text:p>234476826.553742</text:p>
          </table:table-cell>
          <table:table-cell/>
        </table:table-row>
        <table:table-row table:style-name="ro1">
          <table:table-cell office:value-type="float" office:value="2201234545" calcext:value-type="float">
            <text:p>2201234545</text:p>
          </table:table-cell>
          <table:table-cell table:formula="of:=[.A199]/LOG([.A199])+[.$C$2]*2*(RAND()-0.5)" office:value-type="float" office:value="235610956.193522" calcext:value-type="float">
            <text:p>235610956.193522</text:p>
          </table:table-cell>
          <table:table-cell/>
        </table:table-row>
        <table:table-row table:style-name="ro1">
          <table:table-cell office:value-type="float" office:value="2212345656" calcext:value-type="float">
            <text:p>2212345656</text:p>
          </table:table-cell>
          <table:table-cell table:formula="of:=[.A200]/LOG([.A200])+[.$C$2]*2*(RAND()-0.5)" office:value-type="float" office:value="236744832.719998" calcext:value-type="float">
            <text:p>236744832.719998</text:p>
          </table:table-cell>
          <table:table-cell/>
        </table:table-row>
        <table:table-row table:style-name="ro1">
          <table:table-cell office:value-type="float" office:value="2223456767" calcext:value-type="float">
            <text:p>2223456767</text:p>
          </table:table-cell>
          <table:table-cell table:formula="of:=[.A201]/LOG([.A201])+[.$C$2]*2*(RAND()-0.5)" office:value-type="float" office:value="237878457.516208" calcext:value-type="float">
            <text:p>237878457.516208</text:p>
          </table:table-cell>
          <table:table-cell/>
        </table:table-row>
        <table:table-row table:style-name="ro1">
          <table:table-cell office:value-type="float" office:value="2234567878" calcext:value-type="float">
            <text:p>2234567878</text:p>
          </table:table-cell>
          <table:table-cell table:formula="of:=[.A202]/LOG([.A202])+[.$C$2]*2*(RAND()-0.5)" office:value-type="float" office:value="239011831.950735" calcext:value-type="float">
            <text:p>239011831.950735</text:p>
          </table:table-cell>
          <table:table-cell/>
        </table:table-row>
        <table:table-row table:style-name="ro1">
          <table:table-cell office:value-type="float" office:value="2245678989" calcext:value-type="float">
            <text:p>2245678989</text:p>
          </table:table-cell>
          <table:table-cell table:formula="of:=[.A203]/LOG([.A203])+[.$C$2]*2*(RAND()-0.5)" office:value-type="float" office:value="240144957.377933" calcext:value-type="float">
            <text:p>240144957.377933</text:p>
          </table:table-cell>
          <table:table-cell/>
        </table:table-row>
        <table:table-row table:style-name="ro1">
          <table:table-cell office:value-type="float" office:value="2256790100" calcext:value-type="float">
            <text:p>2256790100</text:p>
          </table:table-cell>
          <table:table-cell table:formula="of:=[.A204]/LOG([.A204])+[.$C$2]*2*(RAND()-0.5)" office:value-type="float" office:value="241277835.13814" calcext:value-type="float">
            <text:p>241277835.13814</text:p>
          </table:table-cell>
          <table:table-cell/>
        </table:table-row>
        <table:table-row table:style-name="ro1">
          <table:table-cell office:value-type="float" office:value="2267901211" calcext:value-type="float">
            <text:p>2267901211</text:p>
          </table:table-cell>
          <table:table-cell table:formula="of:=[.A205]/LOG([.A205])+[.$C$2]*2*(RAND()-0.5)" office:value-type="float" office:value="242410466.557897" calcext:value-type="float">
            <text:p>242410466.557897</text:p>
          </table:table-cell>
          <table:table-cell/>
        </table:table-row>
        <table:table-row table:style-name="ro1">
          <table:table-cell office:value-type="float" office:value="2279012322" calcext:value-type="float">
            <text:p>2279012322</text:p>
          </table:table-cell>
          <table:table-cell table:formula="of:=[.A206]/LOG([.A206])+[.$C$2]*2*(RAND()-0.5)" office:value-type="float" office:value="243542852.950151" calcext:value-type="float">
            <text:p>243542852.950151</text:p>
          </table:table-cell>
          <table:table-cell/>
        </table:table-row>
        <table:table-row table:style-name="ro1">
          <table:table-cell office:value-type="float" office:value="2290123433" calcext:value-type="float">
            <text:p>2290123433</text:p>
          </table:table-cell>
          <table:table-cell table:formula="of:=[.A207]/LOG([.A207])+[.$C$2]*2*(RAND()-0.5)" office:value-type="float" office:value="244674995.614465" calcext:value-type="float">
            <text:p>244674995.614465</text:p>
          </table:table-cell>
          <table:table-cell/>
        </table:table-row>
        <table:table-row table:style-name="ro1">
          <table:table-cell office:value-type="float" office:value="2301234544" calcext:value-type="float">
            <text:p>2301234544</text:p>
          </table:table-cell>
          <table:table-cell table:formula="of:=[.A208]/LOG([.A208])+[.$C$2]*2*(RAND()-0.5)" office:value-type="float" office:value="245806895.837216" calcext:value-type="float">
            <text:p>245806895.837216</text:p>
          </table:table-cell>
          <table:table-cell/>
        </table:table-row>
        <table:table-row table:style-name="ro1">
          <table:table-cell office:value-type="float" office:value="2312345655" calcext:value-type="float">
            <text:p>2312345655</text:p>
          </table:table-cell>
          <table:table-cell table:formula="of:=[.A209]/LOG([.A209])+[.$C$2]*2*(RAND()-0.5)" office:value-type="float" office:value="246938554.891794" calcext:value-type="float">
            <text:p>246938554.891794</text:p>
          </table:table-cell>
          <table:table-cell/>
        </table:table-row>
        <table:table-row table:style-name="ro1">
          <table:table-cell office:value-type="float" office:value="2323456766" calcext:value-type="float">
            <text:p>2323456766</text:p>
          </table:table-cell>
          <table:table-cell table:formula="of:=[.A210]/LOG([.A210])+[.$C$2]*2*(RAND()-0.5)" office:value-type="float" office:value="248069974.038792" calcext:value-type="float">
            <text:p>248069974.038792</text:p>
          </table:table-cell>
          <table:table-cell/>
        </table:table-row>
        <table:table-row table:style-name="ro1">
          <table:table-cell office:value-type="float" office:value="2334567877" calcext:value-type="float">
            <text:p>2334567877</text:p>
          </table:table-cell>
          <table:table-cell table:formula="of:=[.A211]/LOG([.A211])+[.$C$2]*2*(RAND()-0.5)" office:value-type="float" office:value="249201154.526199" calcext:value-type="float">
            <text:p>249201154.526199</text:p>
          </table:table-cell>
          <table:table-cell/>
        </table:table-row>
        <table:table-row table:style-name="ro1">
          <table:table-cell office:value-type="float" office:value="2345678988" calcext:value-type="float">
            <text:p>2345678988</text:p>
          </table:table-cell>
          <table:table-cell table:formula="of:=[.A212]/LOG([.A212])+[.$C$2]*2*(RAND()-0.5)" office:value-type="float" office:value="250332097.589581" calcext:value-type="float">
            <text:p>250332097.589581</text:p>
          </table:table-cell>
          <table:table-cell/>
        </table:table-row>
        <table:table-row table:style-name="ro1">
          <table:table-cell office:value-type="float" office:value="2356790099" calcext:value-type="float">
            <text:p>2356790099</text:p>
          </table:table-cell>
          <table:table-cell table:formula="of:=[.A213]/LOG([.A213])+[.$C$2]*2*(RAND()-0.5)" office:value-type="float" office:value="251462804.452268" calcext:value-type="float">
            <text:p>251462804.452268</text:p>
          </table:table-cell>
          <table:table-cell/>
        </table:table-row>
        <table:table-row table:style-name="ro1">
          <table:table-cell office:value-type="float" office:value="2367901210" calcext:value-type="float">
            <text:p>2367901210</text:p>
          </table:table-cell>
          <table:table-cell table:formula="of:=[.A214]/LOG([.A214])+[.$C$2]*2*(RAND()-0.5)" office:value-type="float" office:value="252593276.32553" calcext:value-type="float">
            <text:p>252593276.32553</text:p>
          </table:table-cell>
          <table:table-cell/>
        </table:table-row>
        <table:table-row table:style-name="ro1">
          <table:table-cell office:value-type="float" office:value="2379012321" calcext:value-type="float">
            <text:p>2379012321</text:p>
          </table:table-cell>
          <table:table-cell table:formula="of:=[.A215]/LOG([.A215])+[.$C$2]*2*(RAND()-0.5)" office:value-type="float" office:value="253723514.40875" calcext:value-type="float">
            <text:p>253723514.40875</text:p>
          </table:table-cell>
          <table:table-cell/>
        </table:table-row>
        <table:table-row table:style-name="ro1">
          <table:table-cell office:value-type="float" office:value="2390123432" calcext:value-type="float">
            <text:p>2390123432</text:p>
          </table:table-cell>
          <table:table-cell table:formula="of:=[.A216]/LOG([.A216])+[.$C$2]*2*(RAND()-0.5)" office:value-type="float" office:value="254853519.889599" calcext:value-type="float">
            <text:p>254853519.889599</text:p>
          </table:table-cell>
          <table:table-cell/>
        </table:table-row>
        <table:table-row table:style-name="ro1">
          <table:table-cell office:value-type="float" office:value="2401234543" calcext:value-type="float">
            <text:p>2401234543</text:p>
          </table:table-cell>
          <table:table-cell table:formula="of:=[.A217]/LOG([.A217])+[.$C$2]*2*(RAND()-0.5)" office:value-type="float" office:value="255983293.944205" calcext:value-type="float">
            <text:p>255983293.944205</text:p>
          </table:table-cell>
          <table:table-cell/>
        </table:table-row>
        <table:table-row table:style-name="ro1">
          <table:table-cell office:value-type="float" office:value="2412345654" calcext:value-type="float">
            <text:p>2412345654</text:p>
          </table:table-cell>
          <table:table-cell table:formula="of:=[.A218]/LOG([.A218])+[.$C$2]*2*(RAND()-0.5)" office:value-type="float" office:value="257112837.737312" calcext:value-type="float">
            <text:p>257112837.737312</text:p>
          </table:table-cell>
          <table:table-cell/>
        </table:table-row>
        <table:table-row table:style-name="ro1">
          <table:table-cell office:value-type="float" office:value="2423456765" calcext:value-type="float">
            <text:p>2423456765</text:p>
          </table:table-cell>
          <table:table-cell table:formula="of:=[.A219]/LOG([.A219])+[.$C$2]*2*(RAND()-0.5)" office:value-type="float" office:value="258242152.422451" calcext:value-type="float">
            <text:p>258242152.422451</text:p>
          </table:table-cell>
          <table:table-cell/>
        </table:table-row>
        <table:table-row table:style-name="ro1">
          <table:table-cell office:value-type="float" office:value="2434567876" calcext:value-type="float">
            <text:p>2434567876</text:p>
          </table:table-cell>
          <table:table-cell table:formula="of:=[.A220]/LOG([.A220])+[.$C$2]*2*(RAND()-0.5)" office:value-type="float" office:value="259371239.142091" calcext:value-type="float">
            <text:p>259371239.142091</text:p>
          </table:table-cell>
          <table:table-cell/>
        </table:table-row>
        <table:table-row table:style-name="ro1">
          <table:table-cell office:value-type="float" office:value="2445678987" calcext:value-type="float">
            <text:p>2445678987</text:p>
          </table:table-cell>
          <table:table-cell table:formula="of:=[.A221]/LOG([.A221])+[.$C$2]*2*(RAND()-0.5)" office:value-type="float" office:value="260500099.027801" calcext:value-type="float">
            <text:p>260500099.027801</text:p>
          </table:table-cell>
          <table:table-cell/>
        </table:table-row>
        <table:table-row table:style-name="ro1">
          <table:table-cell office:value-type="float" office:value="2456790098" calcext:value-type="float">
            <text:p>2456790098</text:p>
          </table:table-cell>
          <table:table-cell table:formula="of:=[.A222]/LOG([.A222])+[.$C$2]*2*(RAND()-0.5)" office:value-type="float" office:value="261628733.2004" calcext:value-type="float">
            <text:p>261628733.2004</text:p>
          </table:table-cell>
          <table:table-cell/>
        </table:table-row>
        <table:table-row table:style-name="ro1">
          <table:table-cell office:value-type="float" office:value="2467901209" calcext:value-type="float">
            <text:p>2467901209</text:p>
          </table:table-cell>
          <table:table-cell table:formula="of:=[.A223]/LOG([.A223])+[.$C$2]*2*(RAND()-0.5)" office:value-type="float" office:value="262757142.770107" calcext:value-type="float">
            <text:p>262757142.770107</text:p>
          </table:table-cell>
          <table:table-cell/>
        </table:table-row>
        <table:table-row table:style-name="ro1">
          <table:table-cell office:value-type="float" office:value="2479012320" calcext:value-type="float">
            <text:p>2479012320</text:p>
          </table:table-cell>
          <table:table-cell table:formula="of:=[.A224]/LOG([.A224])+[.$C$2]*2*(RAND()-0.5)" office:value-type="float" office:value="263885328.836692" calcext:value-type="float">
            <text:p>263885328.836692</text:p>
          </table:table-cell>
          <table:table-cell/>
        </table:table-row>
        <table:table-row table:style-name="ro1">
          <table:table-cell office:value-type="float" office:value="2490123431" calcext:value-type="float">
            <text:p>2490123431</text:p>
          </table:table-cell>
          <table:table-cell table:formula="of:=[.A225]/LOG([.A225])+[.$C$2]*2*(RAND()-0.5)" office:value-type="float" office:value="265013292.489618" calcext:value-type="float">
            <text:p>265013292.489618</text:p>
          </table:table-cell>
          <table:table-cell/>
        </table:table-row>
        <table:table-row table:style-name="ro1">
          <table:table-cell office:value-type="float" office:value="2501234542" calcext:value-type="float">
            <text:p>2501234542</text:p>
          </table:table-cell>
          <table:table-cell table:formula="of:=[.A226]/LOG([.A226])+[.$C$2]*2*(RAND()-0.5)" office:value-type="float" office:value="266141034.808181" calcext:value-type="float">
            <text:p>266141034.808181</text:p>
          </table:table-cell>
          <table:table-cell/>
        </table:table-row>
        <table:table-row table:style-name="ro1">
          <table:table-cell office:value-type="float" office:value="2512345653" calcext:value-type="float">
            <text:p>2512345653</text:p>
          </table:table-cell>
          <table:table-cell table:formula="of:=[.A227]/LOG([.A227])+[.$C$2]*2*(RAND()-0.5)" office:value-type="float" office:value="267268556.861656" calcext:value-type="float">
            <text:p>267268556.861656</text:p>
          </table:table-cell>
          <table:table-cell/>
        </table:table-row>
        <table:table-row table:style-name="ro1">
          <table:table-cell office:value-type="float" office:value="2523456764" calcext:value-type="float">
            <text:p>2523456764</text:p>
          </table:table-cell>
          <table:table-cell table:formula="of:=[.A228]/LOG([.A228])+[.$C$2]*2*(RAND()-0.5)" office:value-type="float" office:value="268395859.709429" calcext:value-type="float">
            <text:p>268395859.709429</text:p>
          </table:table-cell>
          <table:table-cell/>
        </table:table-row>
        <table:table-row table:style-name="ro1">
          <table:table-cell office:value-type="float" office:value="2534567875" calcext:value-type="float">
            <text:p>2534567875</text:p>
          </table:table-cell>
          <table:table-cell table:formula="of:=[.A229]/LOG([.A229])+[.$C$2]*2*(RAND()-0.5)" office:value-type="float" office:value="269522944.401133" calcext:value-type="float">
            <text:p>269522944.401133</text:p>
          </table:table-cell>
          <table:table-cell/>
        </table:table-row>
        <table:table-row table:style-name="ro1">
          <table:table-cell office:value-type="float" office:value="2545678986" calcext:value-type="float">
            <text:p>2545678986</text:p>
          </table:table-cell>
          <table:table-cell table:formula="of:=[.A230]/LOG([.A230])+[.$C$2]*2*(RAND()-0.5)" office:value-type="float" office:value="270649811.976781" calcext:value-type="float">
            <text:p>270649811.976781</text:p>
          </table:table-cell>
          <table:table-cell/>
        </table:table-row>
        <table:table-row table:style-name="ro1">
          <table:table-cell office:value-type="float" office:value="2556790097" calcext:value-type="float">
            <text:p>2556790097</text:p>
          </table:table-cell>
          <table:table-cell table:formula="of:=[.A231]/LOG([.A231])+[.$C$2]*2*(RAND()-0.5)" office:value-type="float" office:value="271776463.466896" calcext:value-type="float">
            <text:p>271776463.466896</text:p>
          </table:table-cell>
          <table:table-cell/>
        </table:table-row>
        <table:table-row table:style-name="ro1">
          <table:table-cell office:value-type="float" office:value="2567901208" calcext:value-type="float">
            <text:p>2567901208</text:p>
          </table:table-cell>
          <table:table-cell table:formula="of:=[.A232]/LOG([.A232])+[.$C$2]*2*(RAND()-0.5)" office:value-type="float" office:value="272902899.892637" calcext:value-type="float">
            <text:p>272902899.892637</text:p>
          </table:table-cell>
          <table:table-cell/>
        </table:table-row>
        <table:table-row table:style-name="ro1">
          <table:table-cell office:value-type="float" office:value="2579012319" calcext:value-type="float">
            <text:p>2579012319</text:p>
          </table:table-cell>
          <table:table-cell table:formula="of:=[.A233]/LOG([.A233])+[.$C$2]*2*(RAND()-0.5)" office:value-type="float" office:value="274029122.265924" calcext:value-type="float">
            <text:p>274029122.265924</text:p>
          </table:table-cell>
          <table:table-cell/>
        </table:table-row>
        <table:table-row table:style-name="ro1">
          <table:table-cell office:value-type="float" office:value="2590123430" calcext:value-type="float">
            <text:p>2590123430</text:p>
          </table:table-cell>
          <table:table-cell table:formula="of:=[.A234]/LOG([.A234])+[.$C$2]*2*(RAND()-0.5)" office:value-type="float" office:value="275155131.589563" calcext:value-type="float">
            <text:p>275155131.589563</text:p>
          </table:table-cell>
          <table:table-cell/>
        </table:table-row>
        <table:table-row table:style-name="ro1">
          <table:table-cell office:value-type="float" office:value="2601234541" calcext:value-type="float">
            <text:p>2601234541</text:p>
          </table:table-cell>
          <table:table-cell table:formula="of:=[.A235]/LOG([.A235])+[.$C$2]*2*(RAND()-0.5)" office:value-type="float" office:value="276280928.857368" calcext:value-type="float">
            <text:p>276280928.857368</text:p>
          </table:table-cell>
          <table:table-cell/>
        </table:table-row>
        <table:table-row table:style-name="ro1">
          <table:table-cell office:value-type="float" office:value="2612345652" calcext:value-type="float">
            <text:p>2612345652</text:p>
          </table:table-cell>
          <table:table-cell table:formula="of:=[.A236]/LOG([.A236])+[.$C$2]*2*(RAND()-0.5)" office:value-type="float" office:value="277406515.054275" calcext:value-type="float">
            <text:p>277406515.054275</text:p>
          </table:table-cell>
          <table:table-cell/>
        </table:table-row>
        <table:table-row table:style-name="ro1">
          <table:table-cell office:value-type="float" office:value="2623456763" calcext:value-type="float">
            <text:p>2623456763</text:p>
          </table:table-cell>
          <table:table-cell table:formula="of:=[.A237]/LOG([.A237])+[.$C$2]*2*(RAND()-0.5)" office:value-type="float" office:value="278531891.156463" calcext:value-type="float">
            <text:p>278531891.156463</text:p>
          </table:table-cell>
          <table:table-cell/>
        </table:table-row>
        <table:table-row table:style-name="ro1">
          <table:table-cell office:value-type="float" office:value="2634567874" calcext:value-type="float">
            <text:p>2634567874</text:p>
          </table:table-cell>
          <table:table-cell table:formula="of:=[.A238]/LOG([.A238])+[.$C$2]*2*(RAND()-0.5)" office:value-type="float" office:value="279657058.131468" calcext:value-type="float">
            <text:p>279657058.131468</text:p>
          </table:table-cell>
          <table:table-cell/>
        </table:table-row>
        <table:table-row table:style-name="ro1">
          <table:table-cell office:value-type="float" office:value="2645678985" calcext:value-type="float">
            <text:p>2645678985</text:p>
          </table:table-cell>
          <table:table-cell table:formula="of:=[.A239]/LOG([.A239])+[.$C$2]*2*(RAND()-0.5)" office:value-type="float" office:value="280782016.938294" calcext:value-type="float">
            <text:p>280782016.938294</text:p>
          </table:table-cell>
          <table:table-cell/>
        </table:table-row>
        <table:table-row table:style-name="ro1">
          <table:table-cell office:value-type="float" office:value="2656790096" calcext:value-type="float">
            <text:p>2656790096</text:p>
          </table:table-cell>
          <table:table-cell table:formula="of:=[.A240]/LOG([.A240])+[.$C$2]*2*(RAND()-0.5)" office:value-type="float" office:value="281906768.527526" calcext:value-type="float">
            <text:p>281906768.527526</text:p>
          </table:table-cell>
          <table:table-cell/>
        </table:table-row>
        <table:table-row table:style-name="ro1">
          <table:table-cell office:value-type="float" office:value="2667901207" calcext:value-type="float">
            <text:p>2667901207</text:p>
          </table:table-cell>
          <table:table-cell table:formula="of:=[.A241]/LOG([.A241])+[.$C$2]*2*(RAND()-0.5)" office:value-type="float" office:value="283031313.841437" calcext:value-type="float">
            <text:p>283031313.841437</text:p>
          </table:table-cell>
          <table:table-cell/>
        </table:table-row>
        <table:table-row table:style-name="ro1">
          <table:table-cell office:value-type="float" office:value="2679012318" calcext:value-type="float">
            <text:p>2679012318</text:p>
          </table:table-cell>
          <table:table-cell table:formula="of:=[.A242]/LOG([.A242])+[.$C$2]*2*(RAND()-0.5)" office:value-type="float" office:value="284155653.814095" calcext:value-type="float">
            <text:p>284155653.814095</text:p>
          </table:table-cell>
          <table:table-cell/>
        </table:table-row>
        <table:table-row table:style-name="ro1">
          <table:table-cell office:value-type="float" office:value="2690123429" calcext:value-type="float">
            <text:p>2690123429</text:p>
          </table:table-cell>
          <table:table-cell table:formula="of:=[.A243]/LOG([.A243])+[.$C$2]*2*(RAND()-0.5)" office:value-type="float" office:value="285279789.37147" calcext:value-type="float">
            <text:p>285279789.37147</text:p>
          </table:table-cell>
          <table:table-cell/>
        </table:table-row>
        <table:table-row table:style-name="ro1">
          <table:table-cell office:value-type="float" office:value="2701234540" calcext:value-type="float">
            <text:p>2701234540</text:p>
          </table:table-cell>
          <table:table-cell table:formula="of:=[.A244]/LOG([.A244])+[.$C$2]*2*(RAND()-0.5)" office:value-type="float" office:value="286403721.431538" calcext:value-type="float">
            <text:p>286403721.431538</text:p>
          </table:table-cell>
          <table:table-cell/>
        </table:table-row>
        <table:table-row table:style-name="ro1">
          <table:table-cell office:value-type="float" office:value="2712345651" calcext:value-type="float">
            <text:p>2712345651</text:p>
          </table:table-cell>
          <table:table-cell table:formula="of:=[.A245]/LOG([.A245])+[.$C$2]*2*(RAND()-0.5)" office:value-type="float" office:value="287527450.904378" calcext:value-type="float">
            <text:p>287527450.904378</text:p>
          </table:table-cell>
          <table:table-cell/>
        </table:table-row>
        <table:table-row table:style-name="ro1">
          <table:table-cell office:value-type="float" office:value="2723456762" calcext:value-type="float">
            <text:p>2723456762</text:p>
          </table:table-cell>
          <table:table-cell table:formula="of:=[.A246]/LOG([.A246])+[.$C$2]*2*(RAND()-0.5)" office:value-type="float" office:value="288650978.692278" calcext:value-type="float">
            <text:p>288650978.692278</text:p>
          </table:table-cell>
          <table:table-cell/>
        </table:table-row>
        <table:table-row table:style-name="ro1">
          <table:table-cell office:value-type="float" office:value="2734567873" calcext:value-type="float">
            <text:p>2734567873</text:p>
          </table:table-cell>
          <table:table-cell table:formula="of:=[.A247]/LOG([.A247])+[.$C$2]*2*(RAND()-0.5)" office:value-type="float" office:value="289774305.689829" calcext:value-type="float">
            <text:p>289774305.689829</text:p>
          </table:table-cell>
          <table:table-cell/>
        </table:table-row>
        <table:table-row table:style-name="ro1">
          <table:table-cell office:value-type="float" office:value="2745678984" calcext:value-type="float">
            <text:p>2745678984</text:p>
          </table:table-cell>
          <table:table-cell table:formula="of:=[.A248]/LOG([.A248])+[.$C$2]*2*(RAND()-0.5)" office:value-type="float" office:value="290897432.784023" calcext:value-type="float">
            <text:p>290897432.784023</text:p>
          </table:table-cell>
          <table:table-cell/>
        </table:table-row>
        <table:table-row table:style-name="ro1">
          <table:table-cell office:value-type="float" office:value="2756790095" calcext:value-type="float">
            <text:p>2756790095</text:p>
          </table:table-cell>
          <table:table-cell table:formula="of:=[.A249]/LOG([.A249])+[.$C$2]*2*(RAND()-0.5)" office:value-type="float" office:value="292020360.85435" calcext:value-type="float">
            <text:p>292020360.85435</text:p>
          </table:table-cell>
          <table:table-cell/>
        </table:table-row>
        <table:table-row table:style-name="ro1">
          <table:table-cell office:value-type="float" office:value="2767901206" calcext:value-type="float">
            <text:p>2767901206</text:p>
          </table:table-cell>
          <table:table-cell table:formula="of:=[.A250]/LOG([.A250])+[.$C$2]*2*(RAND()-0.5)" office:value-type="float" office:value="293143090.772888" calcext:value-type="float">
            <text:p>293143090.772888</text:p>
          </table:table-cell>
          <table:table-cell/>
        </table:table-row>
        <table:table-row table:style-name="ro1">
          <table:table-cell office:value-type="float" office:value="2779012317" calcext:value-type="float">
            <text:p>2779012317</text:p>
          </table:table-cell>
          <table:table-cell table:formula="of:=[.A251]/LOG([.A251])+[.$C$2]*2*(RAND()-0.5)" office:value-type="float" office:value="294265623.404398" calcext:value-type="float">
            <text:p>294265623.404398</text:p>
          </table:table-cell>
          <table:table-cell/>
        </table:table-row>
        <table:table-row table:style-name="ro1">
          <table:table-cell office:value-type="float" office:value="2790123428" calcext:value-type="float">
            <text:p>2790123428</text:p>
          </table:table-cell>
          <table:table-cell table:formula="of:=[.A252]/LOG([.A252])+[.$C$2]*2*(RAND()-0.5)" office:value-type="float" office:value="295387959.606412" calcext:value-type="float">
            <text:p>295387959.606412</text:p>
          </table:table-cell>
          <table:table-cell/>
        </table:table-row>
        <table:table-row table:style-name="ro1">
          <table:table-cell office:value-type="float" office:value="2801234539" calcext:value-type="float">
            <text:p>2801234539</text:p>
          </table:table-cell>
          <table:table-cell table:formula="of:=[.A253]/LOG([.A253])+[.$C$2]*2*(RAND()-0.5)" office:value-type="float" office:value="296510100.229324" calcext:value-type="float">
            <text:p>296510100.229324</text:p>
          </table:table-cell>
          <table:table-cell/>
        </table:table-row>
        <table:table-row table:style-name="ro1">
          <table:table-cell office:value-type="float" office:value="2812345650" calcext:value-type="float">
            <text:p>2812345650</text:p>
          </table:table-cell>
          <table:table-cell table:formula="of:=[.A254]/LOG([.A254])+[.$C$2]*2*(RAND()-0.5)" office:value-type="float" office:value="297632046.116478" calcext:value-type="float">
            <text:p>297632046.116478</text:p>
          </table:table-cell>
          <table:table-cell/>
        </table:table-row>
        <table:table-row table:style-name="ro1">
          <table:table-cell office:value-type="float" office:value="2823456761" calcext:value-type="float">
            <text:p>2823456761</text:p>
          </table:table-cell>
          <table:table-cell table:formula="of:=[.A255]/LOG([.A255])+[.$C$2]*2*(RAND()-0.5)" office:value-type="float" office:value="298753798.104251" calcext:value-type="float">
            <text:p>298753798.104251</text:p>
          </table:table-cell>
          <table:table-cell/>
        </table:table-row>
        <table:table-row table:style-name="ro1">
          <table:table-cell office:value-type="float" office:value="2834567872" calcext:value-type="float">
            <text:p>2834567872</text:p>
          </table:table-cell>
          <table:table-cell table:formula="of:=[.A256]/LOG([.A256])+[.$C$2]*2*(RAND()-0.5)" office:value-type="float" office:value="299875357.022141" calcext:value-type="float">
            <text:p>299875357.022141</text:p>
          </table:table-cell>
          <table:table-cell/>
        </table:table-row>
        <table:table-row table:style-name="ro1">
          <table:table-cell office:value-type="float" office:value="2845678983" calcext:value-type="float">
            <text:p>2845678983</text:p>
          </table:table-cell>
          <table:table-cell table:formula="of:=[.A257]/LOG([.A257])+[.$C$2]*2*(RAND()-0.5)" office:value-type="float" office:value="300996723.692849" calcext:value-type="float">
            <text:p>300996723.692849</text:p>
          </table:table-cell>
          <table:table-cell/>
        </table:table-row>
        <table:table-row table:style-name="ro1">
          <table:table-cell office:value-type="float" office:value="2856790094" calcext:value-type="float">
            <text:p>2856790094</text:p>
          </table:table-cell>
          <table:table-cell table:formula="of:=[.A258]/LOG([.A258])+[.$C$2]*2*(RAND()-0.5)" office:value-type="float" office:value="302117898.93236" calcext:value-type="float">
            <text:p>302117898.93236</text:p>
          </table:table-cell>
          <table:table-cell/>
        </table:table-row>
        <table:table-row table:style-name="ro1">
          <table:table-cell office:value-type="float" office:value="2867901205" calcext:value-type="float">
            <text:p>2867901205</text:p>
          </table:table-cell>
          <table:table-cell table:formula="of:=[.A259]/LOG([.A259])+[.$C$2]*2*(RAND()-0.5)" office:value-type="float" office:value="303238883.550026" calcext:value-type="float">
            <text:p>303238883.550026</text:p>
          </table:table-cell>
          <table:table-cell/>
        </table:table-row>
        <table:table-row table:style-name="ro1">
          <table:table-cell office:value-type="float" office:value="2879012316" calcext:value-type="float">
            <text:p>2879012316</text:p>
          </table:table-cell>
          <table:table-cell table:formula="of:=[.A260]/LOG([.A260])+[.$C$2]*2*(RAND()-0.5)" office:value-type="float" office:value="304359678.348645" calcext:value-type="float">
            <text:p>304359678.348645</text:p>
          </table:table-cell>
          <table:table-cell/>
        </table:table-row>
        <table:table-row table:style-name="ro1">
          <table:table-cell office:value-type="float" office:value="2890123427" calcext:value-type="float">
            <text:p>2890123427</text:p>
          </table:table-cell>
          <table:table-cell table:formula="of:=[.A261]/LOG([.A261])+[.$C$2]*2*(RAND()-0.5)" office:value-type="float" office:value="305480284.124537" calcext:value-type="float">
            <text:p>305480284.124537</text:p>
          </table:table-cell>
          <table:table-cell/>
        </table:table-row>
        <table:table-row table:style-name="ro1">
          <table:table-cell office:value-type="float" office:value="2901234538" calcext:value-type="float">
            <text:p>2901234538</text:p>
          </table:table-cell>
          <table:table-cell table:formula="of:=[.A262]/LOG([.A262])+[.$C$2]*2*(RAND()-0.5)" office:value-type="float" office:value="306600701.667625" calcext:value-type="float">
            <text:p>306600701.667625</text:p>
          </table:table-cell>
          <table:table-cell/>
        </table:table-row>
        <table:table-row table:style-name="ro1">
          <table:table-cell office:value-type="float" office:value="2912345649" calcext:value-type="float">
            <text:p>2912345649</text:p>
          </table:table-cell>
          <table:table-cell table:formula="of:=[.A263]/LOG([.A263])+[.$C$2]*2*(RAND()-0.5)" office:value-type="float" office:value="307720931.761505" calcext:value-type="float">
            <text:p>307720931.761505</text:p>
          </table:table-cell>
          <table:table-cell/>
        </table:table-row>
        <table:table-row table:style-name="ro1">
          <table:table-cell office:value-type="float" office:value="2923456760" calcext:value-type="float">
            <text:p>2923456760</text:p>
          </table:table-cell>
          <table:table-cell table:formula="of:=[.A264]/LOG([.A264])+[.$C$2]*2*(RAND()-0.5)" office:value-type="float" office:value="308840975.183527" calcext:value-type="float">
            <text:p>308840975.183527</text:p>
          </table:table-cell>
          <table:table-cell/>
        </table:table-row>
        <table:table-row table:style-name="ro1">
          <table:table-cell office:value-type="float" office:value="2934567871" calcext:value-type="float">
            <text:p>2934567871</text:p>
          </table:table-cell>
          <table:table-cell table:formula="of:=[.A265]/LOG([.A265])+[.$C$2]*2*(RAND()-0.5)" office:value-type="float" office:value="309960832.704864" calcext:value-type="float">
            <text:p>309960832.704864</text:p>
          </table:table-cell>
          <table:table-cell/>
        </table:table-row>
        <table:table-row table:style-name="ro1">
          <table:table-cell office:value-type="float" office:value="2945678982" calcext:value-type="float">
            <text:p>2945678982</text:p>
          </table:table-cell>
          <table:table-cell table:formula="of:=[.A266]/LOG([.A266])+[.$C$2]*2*(RAND()-0.5)" office:value-type="float" office:value="311080505.090587" calcext:value-type="float">
            <text:p>311080505.090587</text:p>
          </table:table-cell>
          <table:table-cell/>
        </table:table-row>
        <table:table-row table:style-name="ro1">
          <table:table-cell office:value-type="float" office:value="2956790093" calcext:value-type="float">
            <text:p>2956790093</text:p>
          </table:table-cell>
          <table:table-cell table:formula="of:=[.A267]/LOG([.A267])+[.$C$2]*2*(RAND()-0.5)" office:value-type="float" office:value="312199993.099733" calcext:value-type="float">
            <text:p>312199993.099733</text:p>
          </table:table-cell>
          <table:table-cell/>
        </table:table-row>
        <table:table-row table:style-name="ro1">
          <table:table-cell office:value-type="float" office:value="2967901204" calcext:value-type="float">
            <text:p>2967901204</text:p>
          </table:table-cell>
          <table:table-cell table:formula="of:=[.A268]/LOG([.A268])+[.$C$2]*2*(RAND()-0.5)" office:value-type="float" office:value="313319297.485379" calcext:value-type="float">
            <text:p>313319297.485379</text:p>
          </table:table-cell>
          <table:table-cell/>
        </table:table-row>
        <table:table-row table:style-name="ro1">
          <table:table-cell office:value-type="float" office:value="2979012315" calcext:value-type="float">
            <text:p>2979012315</text:p>
          </table:table-cell>
          <table:table-cell table:formula="of:=[.A269]/LOG([.A269])+[.$C$2]*2*(RAND()-0.5)" office:value-type="float" office:value="314438418.994707" calcext:value-type="float">
            <text:p>314438418.994707</text:p>
          </table:table-cell>
          <table:table-cell/>
        </table:table-row>
        <table:table-row table:style-name="ro1">
          <table:table-cell office:value-type="float" office:value="2990123426" calcext:value-type="float">
            <text:p>2990123426</text:p>
          </table:table-cell>
          <table:table-cell table:formula="of:=[.A270]/LOG([.A270])+[.$C$2]*2*(RAND()-0.5)" office:value-type="float" office:value="315557358.369075" calcext:value-type="float">
            <text:p>315557358.369075</text:p>
          </table:table-cell>
          <table:table-cell/>
        </table:table-row>
        <table:table-row table:style-name="ro1">
          <table:table-cell office:value-type="float" office:value="3001234537" calcext:value-type="float">
            <text:p>3001234537</text:p>
          </table:table-cell>
          <table:table-cell table:formula="of:=[.A271]/LOG([.A271])+[.$C$2]*2*(RAND()-0.5)" office:value-type="float" office:value="316676116.344084" calcext:value-type="float">
            <text:p>316676116.344084</text:p>
          </table:table-cell>
          <table:table-cell/>
        </table:table-row>
        <table:table-row table:style-name="ro1">
          <table:table-cell office:value-type="float" office:value="3012345648" calcext:value-type="float">
            <text:p>3012345648</text:p>
          </table:table-cell>
          <table:table-cell table:formula="of:=[.A272]/LOG([.A272])+[.$C$2]*2*(RAND()-0.5)" office:value-type="float" office:value="317794693.649642" calcext:value-type="float">
            <text:p>317794693.649642</text:p>
          </table:table-cell>
          <table:table-cell/>
        </table:table-row>
        <table:table-row table:style-name="ro1">
          <table:table-cell office:value-type="float" office:value="3023456759" calcext:value-type="float">
            <text:p>3023456759</text:p>
          </table:table-cell>
          <table:table-cell table:formula="of:=[.A273]/LOG([.A273])+[.$C$2]*2*(RAND()-0.5)" office:value-type="float" office:value="318913091.010028" calcext:value-type="float">
            <text:p>318913091.010028</text:p>
          </table:table-cell>
          <table:table-cell/>
        </table:table-row>
        <table:table-row table:style-name="ro1">
          <table:table-cell office:value-type="float" office:value="3034567870" calcext:value-type="float">
            <text:p>3034567870</text:p>
          </table:table-cell>
          <table:table-cell table:formula="of:=[.A274]/LOG([.A274])+[.$C$2]*2*(RAND()-0.5)" office:value-type="float" office:value="320031309.14396" calcext:value-type="float">
            <text:p>320031309.14396</text:p>
          </table:table-cell>
          <table:table-cell/>
        </table:table-row>
        <table:table-row table:style-name="ro1">
          <table:table-cell office:value-type="float" office:value="3045678981" calcext:value-type="float">
            <text:p>3045678981</text:p>
          </table:table-cell>
          <table:table-cell table:formula="of:=[.A275]/LOG([.A275])+[.$C$2]*2*(RAND()-0.5)" office:value-type="float" office:value="321149348.764655" calcext:value-type="float">
            <text:p>321149348.764655</text:p>
          </table:table-cell>
          <table:table-cell/>
        </table:table-row>
        <table:table-row table:style-name="ro1">
          <table:table-cell office:value-type="float" office:value="3056790092" calcext:value-type="float">
            <text:p>3056790092</text:p>
          </table:table-cell>
          <table:table-cell table:formula="of:=[.A276]/LOG([.A276])+[.$C$2]*2*(RAND()-0.5)" office:value-type="float" office:value="322267210.579891" calcext:value-type="float">
            <text:p>322267210.579891</text:p>
          </table:table-cell>
          <table:table-cell/>
        </table:table-row>
        <table:table-row table:style-name="ro1">
          <table:table-cell office:value-type="float" office:value="3067901203" calcext:value-type="float">
            <text:p>3067901203</text:p>
          </table:table-cell>
          <table:table-cell table:formula="of:=[.A277]/LOG([.A277])+[.$C$2]*2*(RAND()-0.5)" office:value-type="float" office:value="323384895.29207" calcext:value-type="float">
            <text:p>323384895.29207</text:p>
          </table:table-cell>
          <table:table-cell/>
        </table:table-row>
        <table:table-row table:style-name="ro1">
          <table:table-cell office:value-type="float" office:value="3079012314" calcext:value-type="float">
            <text:p>3079012314</text:p>
          </table:table-cell>
          <table:table-cell table:formula="of:=[.A278]/LOG([.A278])+[.$C$2]*2*(RAND()-0.5)" office:value-type="float" office:value="324502403.598276" calcext:value-type="float">
            <text:p>324502403.598276</text:p>
          </table:table-cell>
          <table:table-cell/>
        </table:table-row>
        <table:table-row table:style-name="ro1">
          <table:table-cell office:value-type="float" office:value="3090123425" calcext:value-type="float">
            <text:p>3090123425</text:p>
          </table:table-cell>
          <table:table-cell table:formula="of:=[.A279]/LOG([.A279])+[.$C$2]*2*(RAND()-0.5)" office:value-type="float" office:value="325619736.190336" calcext:value-type="float">
            <text:p>325619736.190336</text:p>
          </table:table-cell>
          <table:table-cell/>
        </table:table-row>
        <table:table-row table:style-name="ro1">
          <table:table-cell office:value-type="float" office:value="3101234536" calcext:value-type="float">
            <text:p>3101234536</text:p>
          </table:table-cell>
          <table:table-cell table:formula="of:=[.A280]/LOG([.A280])+[.$C$2]*2*(RAND()-0.5)" office:value-type="float" office:value="326736893.754877" calcext:value-type="float">
            <text:p>326736893.754877</text:p>
          </table:table-cell>
          <table:table-cell/>
        </table:table-row>
        <table:table-row table:style-name="ro1">
          <table:table-cell office:value-type="float" office:value="3112345647" calcext:value-type="float">
            <text:p>3112345647</text:p>
          </table:table-cell>
          <table:table-cell table:formula="of:=[.A281]/LOG([.A281])+[.$C$2]*2*(RAND()-0.5)" office:value-type="float" office:value="327853876.973386" calcext:value-type="float">
            <text:p>327853876.973386</text:p>
          </table:table-cell>
          <table:table-cell/>
        </table:table-row>
        <table:table-row table:style-name="ro1">
          <table:table-cell office:value-type="float" office:value="3123456758" calcext:value-type="float">
            <text:p>3123456758</text:p>
          </table:table-cell>
          <table:table-cell table:formula="of:=[.A282]/LOG([.A282])+[.$C$2]*2*(RAND()-0.5)" office:value-type="float" office:value="328970686.522264" calcext:value-type="float">
            <text:p>328970686.522264</text:p>
          </table:table-cell>
          <table:table-cell/>
        </table:table-row>
        <table:table-row table:style-name="ro1">
          <table:table-cell office:value-type="float" office:value="3134567869" calcext:value-type="float">
            <text:p>3134567869</text:p>
          </table:table-cell>
          <table:table-cell table:formula="of:=[.A283]/LOG([.A283])+[.$C$2]*2*(RAND()-0.5)" office:value-type="float" office:value="330087323.072882" calcext:value-type="float">
            <text:p>330087323.072882</text:p>
          </table:table-cell>
          <table:table-cell/>
        </table:table-row>
        <table:table-row table:style-name="ro1">
          <table:table-cell office:value-type="float" office:value="3145678980" calcext:value-type="float">
            <text:p>3145678980</text:p>
          </table:table-cell>
          <table:table-cell table:formula="of:=[.A284]/LOG([.A284])+[.$C$2]*2*(RAND()-0.5)" office:value-type="float" office:value="331203787.29164" calcext:value-type="float">
            <text:p>331203787.29164</text:p>
          </table:table-cell>
          <table:table-cell/>
        </table:table-row>
        <table:table-row table:style-name="ro1">
          <table:table-cell office:value-type="float" office:value="3156790091" calcext:value-type="float">
            <text:p>3156790091</text:p>
          </table:table-cell>
          <table:table-cell table:formula="of:=[.A285]/LOG([.A285])+[.$C$2]*2*(RAND()-0.5)" office:value-type="float" office:value="332320079.840016" calcext:value-type="float">
            <text:p>332320079.840016</text:p>
          </table:table-cell>
          <table:table-cell/>
        </table:table-row>
        <table:table-row table:style-name="ro1">
          <table:table-cell office:value-type="float" office:value="3167901202" calcext:value-type="float">
            <text:p>3167901202</text:p>
          </table:table-cell>
          <table:table-cell table:formula="of:=[.A286]/LOG([.A286])+[.$C$2]*2*(RAND()-0.5)" office:value-type="float" office:value="333436201.374623" calcext:value-type="float">
            <text:p>333436201.374623</text:p>
          </table:table-cell>
          <table:table-cell/>
        </table:table-row>
        <table:table-row table:style-name="ro1">
          <table:table-cell office:value-type="float" office:value="3179012313" calcext:value-type="float">
            <text:p>3179012313</text:p>
          </table:table-cell>
          <table:table-cell table:formula="of:=[.A287]/LOG([.A287])+[.$C$2]*2*(RAND()-0.5)" office:value-type="float" office:value="334552152.54726" calcext:value-type="float">
            <text:p>334552152.54726</text:p>
          </table:table-cell>
          <table:table-cell/>
        </table:table-row>
        <table:table-row table:style-name="ro1">
          <table:table-cell office:value-type="float" office:value="3190123424" calcext:value-type="float">
            <text:p>3190123424</text:p>
          </table:table-cell>
          <table:table-cell table:formula="of:=[.A288]/LOG([.A288])+[.$C$2]*2*(RAND()-0.5)" office:value-type="float" office:value="335667934.004968" calcext:value-type="float">
            <text:p>335667934.004968</text:p>
          </table:table-cell>
          <table:table-cell/>
        </table:table-row>
        <table:table-row table:style-name="ro1">
          <table:table-cell office:value-type="float" office:value="3201234535" calcext:value-type="float">
            <text:p>3201234535</text:p>
          </table:table-cell>
          <table:table-cell table:formula="of:=[.A289]/LOG([.A289])+[.$C$2]*2*(RAND()-0.5)" office:value-type="float" office:value="336783546.390073" calcext:value-type="float">
            <text:p>336783546.390073</text:p>
          </table:table-cell>
          <table:table-cell/>
        </table:table-row>
        <table:table-row table:style-name="ro1">
          <table:table-cell office:value-type="float" office:value="3212345646" calcext:value-type="float">
            <text:p>3212345646</text:p>
          </table:table-cell>
          <table:table-cell table:formula="of:=[.A290]/LOG([.A290])+[.$C$2]*2*(RAND()-0.5)" office:value-type="float" office:value="337898990.340246" calcext:value-type="float">
            <text:p>337898990.340246</text:p>
          </table:table-cell>
          <table:table-cell/>
        </table:table-row>
        <table:table-row table:style-name="ro1">
          <table:table-cell office:value-type="float" office:value="3223456757" calcext:value-type="float">
            <text:p>3223456757</text:p>
          </table:table-cell>
          <table:table-cell table:formula="of:=[.A291]/LOG([.A291])+[.$C$2]*2*(RAND()-0.5)" office:value-type="float" office:value="339014266.488546" calcext:value-type="float">
            <text:p>339014266.488546</text:p>
          </table:table-cell>
          <table:table-cell/>
        </table:table-row>
        <table:table-row table:style-name="ro1">
          <table:table-cell office:value-type="float" office:value="3234567868" calcext:value-type="float">
            <text:p>3234567868</text:p>
          </table:table-cell>
          <table:table-cell table:formula="of:=[.A292]/LOG([.A292])+[.$C$2]*2*(RAND()-0.5)" office:value-type="float" office:value="340129375.463472" calcext:value-type="float">
            <text:p>340129375.463472</text:p>
          </table:table-cell>
          <table:table-cell/>
        </table:table-row>
        <table:table-row table:style-name="ro1">
          <table:table-cell office:value-type="float" office:value="3245678979" calcext:value-type="float">
            <text:p>3245678979</text:p>
          </table:table-cell>
          <table:table-cell table:formula="of:=[.A293]/LOG([.A293])+[.$C$2]*2*(RAND()-0.5)" office:value-type="float" office:value="341244317.889013" calcext:value-type="float">
            <text:p>341244317.889013</text:p>
          </table:table-cell>
          <table:table-cell/>
        </table:table-row>
        <table:table-row table:style-name="ro1">
          <table:table-cell office:value-type="float" office:value="3256790090" calcext:value-type="float">
            <text:p>3256790090</text:p>
          </table:table-cell>
          <table:table-cell table:formula="of:=[.A294]/LOG([.A294])+[.$C$2]*2*(RAND()-0.5)" office:value-type="float" office:value="342359094.384691" calcext:value-type="float">
            <text:p>342359094.384691</text:p>
          </table:table-cell>
          <table:table-cell/>
        </table:table-row>
        <table:table-row table:style-name="ro1">
          <table:table-cell office:value-type="float" office:value="3267901201" calcext:value-type="float">
            <text:p>3267901201</text:p>
          </table:table-cell>
          <table:table-cell table:formula="of:=[.A295]/LOG([.A295])+[.$C$2]*2*(RAND()-0.5)" office:value-type="float" office:value="343473705.565612" calcext:value-type="float">
            <text:p>343473705.565612</text:p>
          </table:table-cell>
          <table:table-cell/>
        </table:table-row>
        <table:table-row table:style-name="ro1">
          <table:table-cell office:value-type="float" office:value="3279012312" calcext:value-type="float">
            <text:p>3279012312</text:p>
          </table:table-cell>
          <table:table-cell table:formula="of:=[.A296]/LOG([.A296])+[.$C$2]*2*(RAND()-0.5)" office:value-type="float" office:value="344588152.042511" calcext:value-type="float">
            <text:p>344588152.042511</text:p>
          </table:table-cell>
          <table:table-cell/>
        </table:table-row>
        <table:table-row table:style-name="ro1">
          <table:table-cell office:value-type="float" office:value="3290123423" calcext:value-type="float">
            <text:p>3290123423</text:p>
          </table:table-cell>
          <table:table-cell table:formula="of:=[.A297]/LOG([.A297])+[.$C$2]*2*(RAND()-0.5)" office:value-type="float" office:value="345702434.421799" calcext:value-type="float">
            <text:p>345702434.421799</text:p>
          </table:table-cell>
          <table:table-cell/>
        </table:table-row>
        <table:table-row table:style-name="ro1">
          <table:table-cell office:value-type="float" office:value="3301234534" calcext:value-type="float">
            <text:p>3301234534</text:p>
          </table:table-cell>
          <table:table-cell table:formula="of:=[.A298]/LOG([.A298])+[.$C$2]*2*(RAND()-0.5)" office:value-type="float" office:value="346816553.305606" calcext:value-type="float">
            <text:p>346816553.305606</text:p>
          </table:table-cell>
          <table:table-cell/>
        </table:table-row>
        <table:table-row table:style-name="ro1">
          <table:table-cell office:value-type="float" office:value="3312345645" calcext:value-type="float">
            <text:p>3312345645</text:p>
          </table:table-cell>
          <table:table-cell table:formula="of:=[.A299]/LOG([.A299])+[.$C$2]*2*(RAND()-0.5)" office:value-type="float" office:value="347930509.291828" calcext:value-type="float">
            <text:p>347930509.291828</text:p>
          </table:table-cell>
          <table:table-cell/>
        </table:table-row>
        <table:table-row table:style-name="ro1">
          <table:table-cell office:value-type="float" office:value="3323456756" calcext:value-type="float">
            <text:p>3323456756</text:p>
          </table:table-cell>
          <table:table-cell table:formula="of:=[.A300]/LOG([.A300])+[.$C$2]*2*(RAND()-0.5)" office:value-type="float" office:value="349044302.974169" calcext:value-type="float">
            <text:p>349044302.974169</text:p>
          </table:table-cell>
          <table:table-cell/>
        </table:table-row>
        <table:table-row table:style-name="ro1">
          <table:table-cell office:value-type="float" office:value="3334567867" calcext:value-type="float">
            <text:p>3334567867</text:p>
          </table:table-cell>
          <table:table-cell table:formula="of:=[.A301]/LOG([.A301])+[.$C$2]*2*(RAND()-0.5)" office:value-type="float" office:value="350157934.942185" calcext:value-type="float">
            <text:p>350157934.942185</text:p>
          </table:table-cell>
          <table:table-cell/>
        </table:table-row>
        <table:table-row table:style-name="ro1">
          <table:table-cell office:value-type="float" office:value="3345678978" calcext:value-type="float">
            <text:p>3345678978</text:p>
          </table:table-cell>
          <table:table-cell table:formula="of:=[.A302]/LOG([.A302])+[.$C$2]*2*(RAND()-0.5)" office:value-type="float" office:value="351271405.781327" calcext:value-type="float">
            <text:p>351271405.781327</text:p>
          </table:table-cell>
          <table:table-cell/>
        </table:table-row>
        <table:table-row table:style-name="ro1">
          <table:table-cell office:value-type="float" office:value="3356790089" calcext:value-type="float">
            <text:p>3356790089</text:p>
          </table:table-cell>
          <table:table-cell table:formula="of:=[.A303]/LOG([.A303])+[.$C$2]*2*(RAND()-0.5)" office:value-type="float" office:value="352384716.072981" calcext:value-type="float">
            <text:p>352384716.072981</text:p>
          </table:table-cell>
          <table:table-cell/>
        </table:table-row>
        <table:table-row table:style-name="ro1">
          <table:table-cell office:value-type="float" office:value="3367901200" calcext:value-type="float">
            <text:p>3367901200</text:p>
          </table:table-cell>
          <table:table-cell table:formula="of:=[.A304]/LOG([.A304])+[.$C$2]*2*(RAND()-0.5)" office:value-type="float" office:value="353497866.394515" calcext:value-type="float">
            <text:p>353497866.394515</text:p>
          </table:table-cell>
          <table:table-cell/>
        </table:table-row>
        <table:table-row table:style-name="ro1">
          <table:table-cell office:value-type="float" office:value="3379012311" calcext:value-type="float">
            <text:p>3379012311</text:p>
          </table:table-cell>
          <table:table-cell table:formula="of:=[.A305]/LOG([.A305])+[.$C$2]*2*(RAND()-0.5)" office:value-type="float" office:value="354610857.319315" calcext:value-type="float">
            <text:p>354610857.319315</text:p>
          </table:table-cell>
          <table:table-cell/>
        </table:table-row>
        <table:table-row table:style-name="ro1">
          <table:table-cell office:value-type="float" office:value="3390123422" calcext:value-type="float">
            <text:p>3390123422</text:p>
          </table:table-cell>
          <table:table-cell table:formula="of:=[.A306]/LOG([.A306])+[.$C$2]*2*(RAND()-0.5)" office:value-type="float" office:value="355723689.416825" calcext:value-type="float">
            <text:p>355723689.416825</text:p>
          </table:table-cell>
          <table:table-cell/>
        </table:table-row>
        <table:table-row table:style-name="ro1">
          <table:table-cell office:value-type="float" office:value="3401234533" calcext:value-type="float">
            <text:p>3401234533</text:p>
          </table:table-cell>
          <table:table-cell table:formula="of:=[.A307]/LOG([.A307])+[.$C$2]*2*(RAND()-0.5)" office:value-type="float" office:value="356836363.25259" calcext:value-type="float">
            <text:p>356836363.25259</text:p>
          </table:table-cell>
          <table:table-cell/>
        </table:table-row>
        <table:table-row table:style-name="ro1">
          <table:table-cell office:value-type="float" office:value="3412345644" calcext:value-type="float">
            <text:p>3412345644</text:p>
          </table:table-cell>
          <table:table-cell table:formula="of:=[.A308]/LOG([.A308])+[.$C$2]*2*(RAND()-0.5)" office:value-type="float" office:value="357948879.388297" calcext:value-type="float">
            <text:p>357948879.388297</text:p>
          </table:table-cell>
          <table:table-cell/>
        </table:table-row>
        <table:table-row table:style-name="ro1">
          <table:table-cell office:value-type="float" office:value="3423456755" calcext:value-type="float">
            <text:p>3423456755</text:p>
          </table:table-cell>
          <table:table-cell table:formula="of:=[.A309]/LOG([.A309])+[.$C$2]*2*(RAND()-0.5)" office:value-type="float" office:value="359061238.381807" calcext:value-type="float">
            <text:p>359061238.381807</text:p>
          </table:table-cell>
          <table:table-cell/>
        </table:table-row>
        <table:table-row table:style-name="ro1">
          <table:table-cell office:value-type="float" office:value="3434567866" calcext:value-type="float">
            <text:p>3434567866</text:p>
          </table:table-cell>
          <table:table-cell table:formula="of:=[.A310]/LOG([.A310])+[.$C$2]*2*(RAND()-0.5)" office:value-type="float" office:value="360173440.7872" calcext:value-type="float">
            <text:p>360173440.7872</text:p>
          </table:table-cell>
          <table:table-cell/>
        </table:table-row>
        <table:table-row table:style-name="ro1">
          <table:table-cell office:value-type="float" office:value="3445678977" calcext:value-type="float">
            <text:p>3445678977</text:p>
          </table:table-cell>
          <table:table-cell table:formula="of:=[.A311]/LOG([.A311])+[.$C$2]*2*(RAND()-0.5)" office:value-type="float" office:value="361285487.15481" calcext:value-type="float">
            <text:p>361285487.15481</text:p>
          </table:table-cell>
          <table:table-cell/>
        </table:table-row>
        <table:table-row table:style-name="ro1">
          <table:table-cell office:value-type="float" office:value="3456790088" calcext:value-type="float">
            <text:p>3456790088</text:p>
          </table:table-cell>
          <table:table-cell table:formula="of:=[.A312]/LOG([.A312])+[.$C$2]*2*(RAND()-0.5)" office:value-type="float" office:value="362397378.03126" calcext:value-type="float">
            <text:p>362397378.03126</text:p>
          </table:table-cell>
          <table:table-cell/>
        </table:table-row>
        <table:table-row table:style-name="ro1">
          <table:table-cell office:value-type="float" office:value="3467901199" calcext:value-type="float">
            <text:p>3467901199</text:p>
          </table:table-cell>
          <table:table-cell table:formula="of:=[.A313]/LOG([.A313])+[.$C$2]*2*(RAND()-0.5)" office:value-type="float" office:value="363509113.959507" calcext:value-type="float">
            <text:p>363509113.959507</text:p>
          </table:table-cell>
          <table:table-cell/>
        </table:table-row>
        <table:table-row table:style-name="ro1">
          <table:table-cell office:value-type="float" office:value="3479012310" calcext:value-type="float">
            <text:p>3479012310</text:p>
          </table:table-cell>
          <table:table-cell table:formula="of:=[.A314]/LOG([.A314])+[.$C$2]*2*(RAND()-0.5)" office:value-type="float" office:value="364620695.478867" calcext:value-type="float">
            <text:p>364620695.478867</text:p>
          </table:table-cell>
          <table:table-cell/>
        </table:table-row>
        <table:table-row table:style-name="ro1">
          <table:table-cell office:value-type="float" office:value="3490123421" calcext:value-type="float">
            <text:p>3490123421</text:p>
          </table:table-cell>
          <table:table-cell table:formula="of:=[.A315]/LOG([.A315])+[.$C$2]*2*(RAND()-0.5)" office:value-type="float" office:value="365732123.12506" calcext:value-type="float">
            <text:p>365732123.12506</text:p>
          </table:table-cell>
          <table:table-cell/>
        </table:table-row>
        <table:table-row table:style-name="ro1">
          <table:table-cell office:value-type="float" office:value="3501234532" calcext:value-type="float">
            <text:p>3501234532</text:p>
          </table:table-cell>
          <table:table-cell table:formula="of:=[.A316]/LOG([.A316])+[.$C$2]*2*(RAND()-0.5)" office:value-type="float" office:value="366843397.430242" calcext:value-type="float">
            <text:p>366843397.430242</text:p>
          </table:table-cell>
          <table:table-cell/>
        </table:table-row>
        <table:table-row table:style-name="ro1">
          <table:table-cell office:value-type="float" office:value="3512345643" calcext:value-type="float">
            <text:p>3512345643</text:p>
          </table:table-cell>
          <table:table-cell table:formula="of:=[.A317]/LOG([.A317])+[.$C$2]*2*(RAND()-0.5)" office:value-type="float" office:value="367954518.923039" calcext:value-type="float">
            <text:p>367954518.923039</text:p>
          </table:table-cell>
          <table:table-cell/>
        </table:table-row>
        <table:table-row table:style-name="ro1">
          <table:table-cell office:value-type="float" office:value="3523456754" calcext:value-type="float">
            <text:p>3523456754</text:p>
          </table:table-cell>
          <table:table-cell table:formula="of:=[.A318]/LOG([.A318])+[.$C$2]*2*(RAND()-0.5)" office:value-type="float" office:value="369065488.128584" calcext:value-type="float">
            <text:p>369065488.128584</text:p>
          </table:table-cell>
          <table:table-cell/>
        </table:table-row>
        <table:table-row table:style-name="ro1">
          <table:table-cell office:value-type="float" office:value="3534567865" calcext:value-type="float">
            <text:p>3534567865</text:p>
          </table:table-cell>
          <table:table-cell table:formula="of:=[.A319]/LOG([.A319])+[.$C$2]*2*(RAND()-0.5)" office:value-type="float" office:value="370176305.568548" calcext:value-type="float">
            <text:p>370176305.568548</text:p>
          </table:table-cell>
          <table:table-cell/>
        </table:table-row>
        <table:table-row table:style-name="ro1">
          <table:table-cell office:value-type="float" office:value="3545678976" calcext:value-type="float">
            <text:p>3545678976</text:p>
          </table:table-cell>
          <table:table-cell table:formula="of:=[.A320]/LOG([.A320])+[.$C$2]*2*(RAND()-0.5)" office:value-type="float" office:value="371286971.761177" calcext:value-type="float">
            <text:p>371286971.761177</text:p>
          </table:table-cell>
          <table:table-cell/>
        </table:table-row>
        <table:table-row table:style-name="ro1">
          <table:table-cell office:value-type="float" office:value="3556790087" calcext:value-type="float">
            <text:p>3556790087</text:p>
          </table:table-cell>
          <table:table-cell table:formula="of:=[.A321]/LOG([.A321])+[.$C$2]*2*(RAND()-0.5)" office:value-type="float" office:value="372397487.221322" calcext:value-type="float">
            <text:p>372397487.221322</text:p>
          </table:table-cell>
          <table:table-cell/>
        </table:table-row>
        <table:table-row table:style-name="ro1">
          <table:table-cell office:value-type="float" office:value="3567901198" calcext:value-type="float">
            <text:p>3567901198</text:p>
          </table:table-cell>
          <table:table-cell table:formula="of:=[.A322]/LOG([.A322])+[.$C$2]*2*(RAND()-0.5)" office:value-type="float" office:value="373507852.460475" calcext:value-type="float">
            <text:p>373507852.460475</text:p>
          </table:table-cell>
          <table:table-cell/>
        </table:table-row>
        <table:table-row table:style-name="ro1">
          <table:table-cell office:value-type="float" office:value="3579012309" calcext:value-type="float">
            <text:p>3579012309</text:p>
          </table:table-cell>
          <table:table-cell table:formula="of:=[.A323]/LOG([.A323])+[.$C$2]*2*(RAND()-0.5)" office:value-type="float" office:value="374618067.986799" calcext:value-type="float">
            <text:p>374618067.986799</text:p>
          </table:table-cell>
          <table:table-cell/>
        </table:table-row>
        <table:table-row table:style-name="ro1">
          <table:table-cell office:value-type="float" office:value="3590123420" calcext:value-type="float">
            <text:p>3590123420</text:p>
          </table:table-cell>
          <table:table-cell table:formula="of:=[.A324]/LOG([.A324])+[.$C$2]*2*(RAND()-0.5)" office:value-type="float" office:value="375728134.305159" calcext:value-type="float">
            <text:p>375728134.305159</text:p>
          </table:table-cell>
          <table:table-cell/>
        </table:table-row>
        <table:table-row table:style-name="ro1">
          <table:table-cell office:value-type="float" office:value="3601234531" calcext:value-type="float">
            <text:p>3601234531</text:p>
          </table:table-cell>
          <table:table-cell table:formula="of:=[.A325]/LOG([.A325])+[.$C$2]*2*(RAND()-0.5)" office:value-type="float" office:value="376838051.917158" calcext:value-type="float">
            <text:p>376838051.917158</text:p>
          </table:table-cell>
          <table:table-cell/>
        </table:table-row>
        <table:table-row table:style-name="ro1">
          <table:table-cell office:value-type="float" office:value="3612345642" calcext:value-type="float">
            <text:p>3612345642</text:p>
          </table:table-cell>
          <table:table-cell table:formula="of:=[.A326]/LOG([.A326])+[.$C$2]*2*(RAND()-0.5)" office:value-type="float" office:value="377947821.321163" calcext:value-type="float">
            <text:p>377947821.321163</text:p>
          </table:table-cell>
          <table:table-cell/>
        </table:table-row>
        <table:table-row table:style-name="ro1">
          <table:table-cell office:value-type="float" office:value="3623456753" calcext:value-type="float">
            <text:p>3623456753</text:p>
          </table:table-cell>
          <table:table-cell table:formula="of:=[.A327]/LOG([.A327])+[.$C$2]*2*(RAND()-0.5)" office:value-type="float" office:value="379057443.012339" calcext:value-type="float">
            <text:p>379057443.012339</text:p>
          </table:table-cell>
          <table:table-cell/>
        </table:table-row>
        <table:table-row table:style-name="ro1">
          <table:table-cell office:value-type="float" office:value="3634567864" calcext:value-type="float">
            <text:p>3634567864</text:p>
          </table:table-cell>
          <table:table-cell table:formula="of:=[.A328]/LOG([.A328])+[.$C$2]*2*(RAND()-0.5)" office:value-type="float" office:value="380166917.482678" calcext:value-type="float">
            <text:p>380166917.482678</text:p>
          </table:table-cell>
          <table:table-cell/>
        </table:table-row>
        <table:table-row table:style-name="ro1">
          <table:table-cell office:value-type="float" office:value="3645678975" calcext:value-type="float">
            <text:p>3645678975</text:p>
          </table:table-cell>
          <table:table-cell table:formula="of:=[.A329]/LOG([.A329])+[.$C$2]*2*(RAND()-0.5)" office:value-type="float" office:value="381276245.22103" calcext:value-type="float">
            <text:p>381276245.22103</text:p>
          </table:table-cell>
          <table:table-cell/>
        </table:table-row>
        <table:table-row table:style-name="ro1">
          <table:table-cell office:value-type="float" office:value="3656790086" calcext:value-type="float">
            <text:p>3656790086</text:p>
          </table:table-cell>
          <table:table-cell table:formula="of:=[.A330]/LOG([.A330])+[.$C$2]*2*(RAND()-0.5)" office:value-type="float" office:value="382385426.713131" calcext:value-type="float">
            <text:p>382385426.713131</text:p>
          </table:table-cell>
          <table:table-cell/>
        </table:table-row>
        <table:table-row table:style-name="ro1">
          <table:table-cell office:value-type="float" office:value="3667901197" calcext:value-type="float">
            <text:p>3667901197</text:p>
          </table:table-cell>
          <table:table-cell table:formula="of:=[.A331]/LOG([.A331])+[.$C$2]*2*(RAND()-0.5)" office:value-type="float" office:value="383494462.441633" calcext:value-type="float">
            <text:p>383494462.441633</text:p>
          </table:table-cell>
          <table:table-cell/>
        </table:table-row>
        <table:table-row table:style-name="ro1">
          <table:table-cell office:value-type="float" office:value="3679012308" calcext:value-type="float">
            <text:p>3679012308</text:p>
          </table:table-cell>
          <table:table-cell table:formula="of:=[.A332]/LOG([.A332])+[.$C$2]*2*(RAND()-0.5)" office:value-type="float" office:value="384603352.886136" calcext:value-type="float">
            <text:p>384603352.886136</text:p>
          </table:table-cell>
          <table:table-cell/>
        </table:table-row>
        <table:table-row table:style-name="ro1">
          <table:table-cell office:value-type="float" office:value="3690123419" calcext:value-type="float">
            <text:p>3690123419</text:p>
          </table:table-cell>
          <table:table-cell table:formula="of:=[.A333]/LOG([.A333])+[.$C$2]*2*(RAND()-0.5)" office:value-type="float" office:value="385712098.523209" calcext:value-type="float">
            <text:p>385712098.523209</text:p>
          </table:table-cell>
          <table:table-cell/>
        </table:table-row>
        <table:table-row table:style-name="ro1">
          <table:table-cell office:value-type="float" office:value="3701234530" calcext:value-type="float">
            <text:p>3701234530</text:p>
          </table:table-cell>
          <table:table-cell table:formula="of:=[.A334]/LOG([.A334])+[.$C$2]*2*(RAND()-0.5)" office:value-type="float" office:value="386820699.826426" calcext:value-type="float">
            <text:p>386820699.826426</text:p>
          </table:table-cell>
          <table:table-cell/>
        </table:table-row>
        <table:table-row table:style-name="ro1">
          <table:table-cell office:value-type="float" office:value="3712345641" calcext:value-type="float">
            <text:p>3712345641</text:p>
          </table:table-cell>
          <table:table-cell table:formula="of:=[.A335]/LOG([.A335])+[.$C$2]*2*(RAND()-0.5)" office:value-type="float" office:value="387929157.266391" calcext:value-type="float">
            <text:p>387929157.266391</text:p>
          </table:table-cell>
          <table:table-cell/>
        </table:table-row>
        <table:table-row table:style-name="ro1">
          <table:table-cell office:value-type="float" office:value="3723456752" calcext:value-type="float">
            <text:p>3723456752</text:p>
          </table:table-cell>
          <table:table-cell table:formula="of:=[.A336]/LOG([.A336])+[.$C$2]*2*(RAND()-0.5)" office:value-type="float" office:value="389037471.310762" calcext:value-type="float">
            <text:p>389037471.310762</text:p>
          </table:table-cell>
          <table:table-cell/>
        </table:table-row>
        <table:table-row table:style-name="ro1">
          <table:table-cell office:value-type="float" office:value="3734567863" calcext:value-type="float">
            <text:p>3734567863</text:p>
          </table:table-cell>
          <table:table-cell table:formula="of:=[.A337]/LOG([.A337])+[.$C$2]*2*(RAND()-0.5)" office:value-type="float" office:value="390145642.424284" calcext:value-type="float">
            <text:p>390145642.424284</text:p>
          </table:table-cell>
          <table:table-cell/>
        </table:table-row>
        <table:table-row table:style-name="ro1">
          <table:table-cell office:value-type="float" office:value="3745678974" calcext:value-type="float">
            <text:p>3745678974</text:p>
          </table:table-cell>
          <table:table-cell table:formula="of:=[.A338]/LOG([.A338])+[.$C$2]*2*(RAND()-0.5)" office:value-type="float" office:value="391253671.068812" calcext:value-type="float">
            <text:p>391253671.068812</text:p>
          </table:table-cell>
          <table:table-cell/>
        </table:table-row>
        <table:table-row table:style-name="ro1">
          <table:table-cell office:value-type="float" office:value="3756790085" calcext:value-type="float">
            <text:p>3756790085</text:p>
          </table:table-cell>
          <table:table-cell table:formula="of:=[.A339]/LOG([.A339])+[.$C$2]*2*(RAND()-0.5)" office:value-type="float" office:value="392361557.703338" calcext:value-type="float">
            <text:p>392361557.703338</text:p>
          </table:table-cell>
          <table:table-cell/>
        </table:table-row>
        <table:table-row table:style-name="ro1">
          <table:table-cell office:value-type="float" office:value="3767901196" calcext:value-type="float">
            <text:p>3767901196</text:p>
          </table:table-cell>
          <table:table-cell table:formula="of:=[.A340]/LOG([.A340])+[.$C$2]*2*(RAND()-0.5)" office:value-type="float" office:value="393469302.78402" calcext:value-type="float">
            <text:p>393469302.78402</text:p>
          </table:table-cell>
          <table:table-cell/>
        </table:table-row>
        <table:table-row table:style-name="ro1">
          <table:table-cell office:value-type="float" office:value="3779012307" calcext:value-type="float">
            <text:p>3779012307</text:p>
          </table:table-cell>
          <table:table-cell table:formula="of:=[.A341]/LOG([.A341])+[.$C$2]*2*(RAND()-0.5)" office:value-type="float" office:value="394576906.764202" calcext:value-type="float">
            <text:p>394576906.764202</text:p>
          </table:table-cell>
          <table:table-cell/>
        </table:table-row>
        <table:table-row table:style-name="ro1">
          <table:table-cell office:value-type="float" office:value="3790123418" calcext:value-type="float">
            <text:p>3790123418</text:p>
          </table:table-cell>
          <table:table-cell table:formula="of:=[.A342]/LOG([.A342])+[.$C$2]*2*(RAND()-0.5)" office:value-type="float" office:value="395684370.094445" calcext:value-type="float">
            <text:p>395684370.094445</text:p>
          </table:table-cell>
          <table:table-cell/>
        </table:table-row>
        <table:table-row table:style-name="ro1">
          <table:table-cell office:value-type="float" office:value="3801234529" calcext:value-type="float">
            <text:p>3801234529</text:p>
          </table:table-cell>
          <table:table-cell table:formula="of:=[.A343]/LOG([.A343])+[.$C$2]*2*(RAND()-0.5)" office:value-type="float" office:value="396791693.222552" calcext:value-type="float">
            <text:p>396791693.222552</text:p>
          </table:table-cell>
          <table:table-cell/>
        </table:table-row>
        <table:table-row table:style-name="ro1">
          <table:table-cell office:value-type="float" office:value="3812345640" calcext:value-type="float">
            <text:p>3812345640</text:p>
          </table:table-cell>
          <table:table-cell table:formula="of:=[.A344]/LOG([.A344])+[.$C$2]*2*(RAND()-0.5)" office:value-type="float" office:value="397898876.593589" calcext:value-type="float">
            <text:p>397898876.593589</text:p>
          </table:table-cell>
          <table:table-cell/>
        </table:table-row>
        <table:table-row table:style-name="ro1">
          <table:table-cell office:value-type="float" office:value="3823456751" calcext:value-type="float">
            <text:p>3823456751</text:p>
          </table:table-cell>
          <table:table-cell table:formula="of:=[.A345]/LOG([.A345])+[.$C$2]*2*(RAND()-0.5)" office:value-type="float" office:value="399005920.649911" calcext:value-type="float">
            <text:p>399005920.649911</text:p>
          </table:table-cell>
          <table:table-cell/>
        </table:table-row>
        <table:table-row table:style-name="ro1">
          <table:table-cell office:value-type="float" office:value="3834567862" calcext:value-type="float">
            <text:p>3834567862</text:p>
          </table:table-cell>
          <table:table-cell table:formula="of:=[.A346]/LOG([.A346])+[.$C$2]*2*(RAND()-0.5)" office:value-type="float" office:value="400112825.831191" calcext:value-type="float">
            <text:p>400112825.831191</text:p>
          </table:table-cell>
          <table:table-cell/>
        </table:table-row>
        <table:table-row table:style-name="ro1">
          <table:table-cell office:value-type="float" office:value="3845678973" calcext:value-type="float">
            <text:p>3845678973</text:p>
          </table:table-cell>
          <table:table-cell table:formula="of:=[.A347]/LOG([.A347])+[.$C$2]*2*(RAND()-0.5)" office:value-type="float" office:value="401219592.574436" calcext:value-type="float">
            <text:p>401219592.574436</text:p>
          </table:table-cell>
          <table:table-cell/>
        </table:table-row>
        <table:table-row table:style-name="ro1">
          <table:table-cell office:value-type="float" office:value="3856790084" calcext:value-type="float">
            <text:p>3856790084</text:p>
          </table:table-cell>
          <table:table-cell table:formula="of:=[.A348]/LOG([.A348])+[.$C$2]*2*(RAND()-0.5)" office:value-type="float" office:value="402326221.314018" calcext:value-type="float">
            <text:p>402326221.314018</text:p>
          </table:table-cell>
          <table:table-cell/>
        </table:table-row>
        <table:table-row table:style-name="ro1">
          <table:table-cell office:value-type="float" office:value="3867901195" calcext:value-type="float">
            <text:p>3867901195</text:p>
          </table:table-cell>
          <table:table-cell table:formula="of:=[.A349]/LOG([.A349])+[.$C$2]*2*(RAND()-0.5)" office:value-type="float" office:value="403432712.481693" calcext:value-type="float">
            <text:p>403432712.481693</text:p>
          </table:table-cell>
          <table:table-cell/>
        </table:table-row>
        <table:table-row table:style-name="ro1">
          <table:table-cell office:value-type="float" office:value="3879012306" calcext:value-type="float">
            <text:p>3879012306</text:p>
          </table:table-cell>
          <table:table-cell table:formula="of:=[.A350]/LOG([.A350])+[.$C$2]*2*(RAND()-0.5)" office:value-type="float" office:value="404539066.506627" calcext:value-type="float">
            <text:p>404539066.506627</text:p>
          </table:table-cell>
          <table:table-cell/>
        </table:table-row>
        <table:table-row table:style-name="ro1">
          <table:table-cell office:value-type="float" office:value="3890123417" calcext:value-type="float">
            <text:p>3890123417</text:p>
          </table:table-cell>
          <table:table-cell table:formula="of:=[.A351]/LOG([.A351])+[.$C$2]*2*(RAND()-0.5)" office:value-type="float" office:value="405645283.815418" calcext:value-type="float">
            <text:p>405645283.815418</text:p>
          </table:table-cell>
          <table:table-cell/>
        </table:table-row>
        <table:table-row table:style-name="ro1">
          <table:table-cell office:value-type="float" office:value="3901234528" calcext:value-type="float">
            <text:p>3901234528</text:p>
          </table:table-cell>
          <table:table-cell table:formula="of:=[.A352]/LOG([.A352])+[.$C$2]*2*(RAND()-0.5)" office:value-type="float" office:value="406751364.832116" calcext:value-type="float">
            <text:p>406751364.832116</text:p>
          </table:table-cell>
          <table:table-cell/>
        </table:table-row>
        <table:table-row table:style-name="ro1">
          <table:table-cell office:value-type="float" office:value="3912345639" calcext:value-type="float">
            <text:p>3912345639</text:p>
          </table:table-cell>
          <table:table-cell table:formula="of:=[.A353]/LOG([.A353])+[.$C$2]*2*(RAND()-0.5)" office:value-type="float" office:value="407857309.97825" calcext:value-type="float">
            <text:p>407857309.97825</text:p>
          </table:table-cell>
          <table:table-cell/>
        </table:table-row>
        <table:table-row table:style-name="ro1">
          <table:table-cell office:value-type="float" office:value="3923456750" calcext:value-type="float">
            <text:p>3923456750</text:p>
          </table:table-cell>
          <table:table-cell table:formula="of:=[.A354]/LOG([.A354])+[.$C$2]*2*(RAND()-0.5)" office:value-type="float" office:value="408963119.672847" calcext:value-type="float">
            <text:p>408963119.672847</text:p>
          </table:table-cell>
          <table:table-cell/>
        </table:table-row>
        <table:table-row table:style-name="ro1">
          <table:table-cell office:value-type="float" office:value="3934567861" calcext:value-type="float">
            <text:p>3934567861</text:p>
          </table:table-cell>
          <table:table-cell table:formula="of:=[.A355]/LOG([.A355])+[.$C$2]*2*(RAND()-0.5)" office:value-type="float" office:value="410068794.332455" calcext:value-type="float">
            <text:p>410068794.332455</text:p>
          </table:table-cell>
          <table:table-cell/>
        </table:table-row>
        <table:table-row table:style-name="ro1">
          <table:table-cell office:value-type="float" office:value="3945678972" calcext:value-type="float">
            <text:p>3945678972</text:p>
          </table:table-cell>
          <table:table-cell table:formula="of:=[.A356]/LOG([.A356])+[.$C$2]*2*(RAND()-0.5)" office:value-type="float" office:value="411174334.371165" calcext:value-type="float">
            <text:p>411174334.371165</text:p>
          </table:table-cell>
          <table:table-cell/>
        </table:table-row>
        <table:table-row table:style-name="ro1">
          <table:table-cell office:value-type="float" office:value="3956790083" calcext:value-type="float">
            <text:p>3956790083</text:p>
          </table:table-cell>
          <table:table-cell table:formula="of:=[.A357]/LOG([.A357])+[.$C$2]*2*(RAND()-0.5)" office:value-type="float" office:value="412279740.200632" calcext:value-type="float">
            <text:p>412279740.200632</text:p>
          </table:table-cell>
          <table:table-cell/>
        </table:table-row>
        <table:table-row table:style-name="ro1">
          <table:table-cell office:value-type="float" office:value="3967901194" calcext:value-type="float">
            <text:p>3967901194</text:p>
          </table:table-cell>
          <table:table-cell table:formula="of:=[.A358]/LOG([.A358])+[.$C$2]*2*(RAND()-0.5)" office:value-type="float" office:value="413385012.230095" calcext:value-type="float">
            <text:p>413385012.230095</text:p>
          </table:table-cell>
          <table:table-cell/>
        </table:table-row>
        <table:table-row table:style-name="ro1">
          <table:table-cell office:value-type="float" office:value="3979012305" calcext:value-type="float">
            <text:p>3979012305</text:p>
          </table:table-cell>
          <table:table-cell table:formula="of:=[.A359]/LOG([.A359])+[.$C$2]*2*(RAND()-0.5)" office:value-type="float" office:value="414490150.866399" calcext:value-type="float">
            <text:p>414490150.866399</text:p>
          </table:table-cell>
          <table:table-cell/>
        </table:table-row>
        <table:table-row table:style-name="ro1">
          <table:table-cell office:value-type="float" office:value="3990123416" calcext:value-type="float">
            <text:p>3990123416</text:p>
          </table:table-cell>
          <table:table-cell table:formula="of:=[.A360]/LOG([.A360])+[.$C$2]*2*(RAND()-0.5)" office:value-type="float" office:value="415595156.514016" calcext:value-type="float">
            <text:p>415595156.514016</text:p>
          </table:table-cell>
          <table:table-cell/>
        </table:table-row>
        <table:table-row table:style-name="ro1">
          <table:table-cell office:value-type="float" office:value="4001234527" calcext:value-type="float">
            <text:p>4001234527</text:p>
          </table:table-cell>
          <table:table-cell table:formula="of:=[.A361]/LOG([.A361])+[.$C$2]*2*(RAND()-0.5)" office:value-type="float" office:value="416700029.575066" calcext:value-type="float">
            <text:p>416700029.575066</text:p>
          </table:table-cell>
          <table:table-cell/>
        </table:table-row>
        <table:table-row table:style-name="ro1">
          <table:table-cell office:value-type="float" office:value="4012345638" calcext:value-type="float">
            <text:p>4012345638</text:p>
          </table:table-cell>
          <table:table-cell table:formula="of:=[.A362]/LOG([.A362])+[.$C$2]*2*(RAND()-0.5)" office:value-type="float" office:value="417804770.449334" calcext:value-type="float">
            <text:p>417804770.449334</text:p>
          </table:table-cell>
          <table:table-cell/>
        </table:table-row>
        <table:table-row table:style-name="ro1">
          <table:table-cell office:value-type="float" office:value="4023456749" calcext:value-type="float">
            <text:p>4023456749</text:p>
          </table:table-cell>
          <table:table-cell table:formula="of:=[.A363]/LOG([.A363])+[.$C$2]*2*(RAND()-0.5)" office:value-type="float" office:value="418909379.534295" calcext:value-type="float">
            <text:p>418909379.534295</text:p>
          </table:table-cell>
          <table:table-cell/>
        </table:table-row>
        <table:table-row table:style-name="ro1">
          <table:table-cell office:value-type="float" office:value="4034567860" calcext:value-type="float">
            <text:p>4034567860</text:p>
          </table:table-cell>
          <table:table-cell table:formula="of:=[.A364]/LOG([.A364])+[.$C$2]*2*(RAND()-0.5)" office:value-type="float" office:value="420013857.225128" calcext:value-type="float">
            <text:p>420013857.225128</text:p>
          </table:table-cell>
          <table:table-cell/>
        </table:table-row>
        <table:table-row table:style-name="ro1">
          <table:table-cell office:value-type="float" office:value="4045678971" calcext:value-type="float">
            <text:p>4045678971</text:p>
          </table:table-cell>
          <table:table-cell table:formula="of:=[.A365]/LOG([.A365])+[.$C$2]*2*(RAND()-0.5)" office:value-type="float" office:value="421118203.914739" calcext:value-type="float">
            <text:p>421118203.914739</text:p>
          </table:table-cell>
          <table:table-cell/>
        </table:table-row>
        <table:table-row table:style-name="ro1">
          <table:table-cell office:value-type="float" office:value="4056790082" calcext:value-type="float">
            <text:p>4056790082</text:p>
          </table:table-cell>
          <table:table-cell table:formula="of:=[.A366]/LOG([.A366])+[.$C$2]*2*(RAND()-0.5)" office:value-type="float" office:value="422222419.993783" calcext:value-type="float">
            <text:p>422222419.993783</text:p>
          </table:table-cell>
          <table:table-cell/>
        </table:table-row>
        <table:table-row table:style-name="ro1">
          <table:table-cell office:value-type="float" office:value="4067901193" calcext:value-type="float">
            <text:p>4067901193</text:p>
          </table:table-cell>
          <table:table-cell table:formula="of:=[.A367]/LOG([.A367])+[.$C$2]*2*(RAND()-0.5)" office:value-type="float" office:value="423326505.850675" calcext:value-type="float">
            <text:p>423326505.850675</text:p>
          </table:table-cell>
          <table:table-cell/>
        </table:table-row>
        <table:table-row table:style-name="ro1">
          <table:table-cell office:value-type="float" office:value="4079012304" calcext:value-type="float">
            <text:p>4079012304</text:p>
          </table:table-cell>
          <table:table-cell table:formula="of:=[.A368]/LOG([.A368])+[.$C$2]*2*(RAND()-0.5)" office:value-type="float" office:value="424430461.871618" calcext:value-type="float">
            <text:p>424430461.871618</text:p>
          </table:table-cell>
          <table:table-cell/>
        </table:table-row>
        <table:table-row table:style-name="ro1">
          <table:table-cell office:value-type="float" office:value="4090123415" calcext:value-type="float">
            <text:p>4090123415</text:p>
          </table:table-cell>
          <table:table-cell table:formula="of:=[.A369]/LOG([.A369])+[.$C$2]*2*(RAND()-0.5)" office:value-type="float" office:value="425534288.440614" calcext:value-type="float">
            <text:p>425534288.440614</text:p>
          </table:table-cell>
          <table:table-cell/>
        </table:table-row>
        <table:table-row table:style-name="ro1">
          <table:table-cell office:value-type="float" office:value="4101234526" calcext:value-type="float">
            <text:p>4101234526</text:p>
          </table:table-cell>
          <table:table-cell table:formula="of:=[.A370]/LOG([.A370])+[.$C$2]*2*(RAND()-0.5)" office:value-type="float" office:value="426637985.939487" calcext:value-type="float">
            <text:p>426637985.939487</text:p>
          </table:table-cell>
          <table:table-cell/>
        </table:table-row>
        <table:table-row table:style-name="ro1">
          <table:table-cell office:value-type="float" office:value="4112345637" calcext:value-type="float">
            <text:p>4112345637</text:p>
          </table:table-cell>
          <table:table-cell table:formula="of:=[.A371]/LOG([.A371])+[.$C$2]*2*(RAND()-0.5)" office:value-type="float" office:value="427741554.747901" calcext:value-type="float">
            <text:p>427741554.747901</text:p>
          </table:table-cell>
          <table:table-cell/>
        </table:table-row>
        <table:table-row table:style-name="ro1">
          <table:table-cell office:value-type="float" office:value="4123456748" calcext:value-type="float">
            <text:p>4123456748</text:p>
          </table:table-cell>
          <table:table-cell table:formula="of:=[.A372]/LOG([.A372])+[.$C$2]*2*(RAND()-0.5)" office:value-type="float" office:value="428844995.243375" calcext:value-type="float">
            <text:p>428844995.243375</text:p>
          </table:table-cell>
          <table:table-cell/>
        </table:table-row>
        <table:table-row table:style-name="ro1">
          <table:table-cell office:value-type="float" office:value="4134567859" calcext:value-type="float">
            <text:p>4134567859</text:p>
          </table:table-cell>
          <table:table-cell table:formula="of:=[.A373]/LOG([.A373])+[.$C$2]*2*(RAND()-0.5)" office:value-type="float" office:value="429948307.801306" calcext:value-type="float">
            <text:p>429948307.801306</text:p>
          </table:table-cell>
          <table:table-cell/>
        </table:table-row>
        <table:table-row table:style-name="ro1">
          <table:table-cell office:value-type="float" office:value="4145678970" calcext:value-type="float">
            <text:p>4145678970</text:p>
          </table:table-cell>
          <table:table-cell table:formula="of:=[.A374]/LOG([.A374])+[.$C$2]*2*(RAND()-0.5)" office:value-type="float" office:value="431051492.794981" calcext:value-type="float">
            <text:p>431051492.794981</text:p>
          </table:table-cell>
          <table:table-cell/>
        </table:table-row>
        <table:table-row table:style-name="ro1">
          <table:table-cell office:value-type="float" office:value="4156790081" calcext:value-type="float">
            <text:p>4156790081</text:p>
          </table:table-cell>
          <table:table-cell table:formula="of:=[.A375]/LOG([.A375])+[.$C$2]*2*(RAND()-0.5)" office:value-type="float" office:value="432154550.595598" calcext:value-type="float">
            <text:p>432154550.595598</text:p>
          </table:table-cell>
          <table:table-cell/>
        </table:table-row>
        <table:table-row table:style-name="ro1">
          <table:table-cell office:value-type="float" office:value="4167901192" calcext:value-type="float">
            <text:p>4167901192</text:p>
          </table:table-cell>
          <table:table-cell table:formula="of:=[.A376]/LOG([.A376])+[.$C$2]*2*(RAND()-0.5)" office:value-type="float" office:value="433257481.572282" calcext:value-type="float">
            <text:p>433257481.572282</text:p>
          </table:table-cell>
          <table:table-cell/>
        </table:table-row>
        <table:table-row table:style-name="ro1">
          <table:table-cell office:value-type="float" office:value="4179012303" calcext:value-type="float">
            <text:p>4179012303</text:p>
          </table:table-cell>
          <table:table-cell table:formula="of:=[.A377]/LOG([.A377])+[.$C$2]*2*(RAND()-0.5)" office:value-type="float" office:value="434360286.092102" calcext:value-type="float">
            <text:p>434360286.092102</text:p>
          </table:table-cell>
          <table:table-cell/>
        </table:table-row>
        <table:table-row table:style-name="ro1">
          <table:table-cell office:value-type="float" office:value="4190123414" calcext:value-type="float">
            <text:p>4190123414</text:p>
          </table:table-cell>
          <table:table-cell table:formula="of:=[.A378]/LOG([.A378])+[.$C$2]*2*(RAND()-0.5)" office:value-type="float" office:value="435462964.52009" calcext:value-type="float">
            <text:p>435462964.52009</text:p>
          </table:table-cell>
          <table:table-cell/>
        </table:table-row>
        <table:table-row table:style-name="ro1">
          <table:table-cell office:value-type="float" office:value="4201234525" calcext:value-type="float">
            <text:p>4201234525</text:p>
          </table:table-cell>
          <table:table-cell table:formula="of:=[.A379]/LOG([.A379])+[.$C$2]*2*(RAND()-0.5)" office:value-type="float" office:value="436565517.219254" calcext:value-type="float">
            <text:p>436565517.219254</text:p>
          </table:table-cell>
          <table:table-cell/>
        </table:table-row>
        <table:table-row table:style-name="ro1">
          <table:table-cell office:value-type="float" office:value="4212345636" calcext:value-type="float">
            <text:p>4212345636</text:p>
          </table:table-cell>
          <table:table-cell table:formula="of:=[.A380]/LOG([.A380])+[.$C$2]*2*(RAND()-0.5)" office:value-type="float" office:value="437667944.550599" calcext:value-type="float">
            <text:p>437667944.550599</text:p>
          </table:table-cell>
          <table:table-cell/>
        </table:table-row>
        <table:table-row table:style-name="ro1">
          <table:table-cell office:value-type="float" office:value="4223456747" calcext:value-type="float">
            <text:p>4223456747</text:p>
          </table:table-cell>
          <table:table-cell table:formula="of:=[.A381]/LOG([.A381])+[.$C$2]*2*(RAND()-0.5)" office:value-type="float" office:value="438770246.873137" calcext:value-type="float">
            <text:p>438770246.873137</text:p>
          </table:table-cell>
          <table:table-cell/>
        </table:table-row>
        <table:table-row table:style-name="ro1">
          <table:table-cell office:value-type="float" office:value="4234567858" calcext:value-type="float">
            <text:p>4234567858</text:p>
          </table:table-cell>
          <table:table-cell table:formula="of:=[.A382]/LOG([.A382])+[.$C$2]*2*(RAND()-0.5)" office:value-type="float" office:value="439872424.54391" calcext:value-type="float">
            <text:p>439872424.54391</text:p>
          </table:table-cell>
          <table:table-cell/>
        </table:table-row>
        <table:table-row table:style-name="ro1">
          <table:table-cell office:value-type="float" office:value="4245678969" calcext:value-type="float">
            <text:p>4245678969</text:p>
          </table:table-cell>
          <table:table-cell table:formula="of:=[.A383]/LOG([.A383])+[.$C$2]*2*(RAND()-0.5)" office:value-type="float" office:value="440974477.918003" calcext:value-type="float">
            <text:p>440974477.918003</text:p>
          </table:table-cell>
          <table:table-cell/>
        </table:table-row>
        <table:table-row table:style-name="ro1">
          <table:table-cell office:value-type="float" office:value="4256790080" calcext:value-type="float">
            <text:p>4256790080</text:p>
          </table:table-cell>
          <table:table-cell table:formula="of:=[.A384]/LOG([.A384])+[.$C$2]*2*(RAND()-0.5)" office:value-type="float" office:value="442076407.348559" calcext:value-type="float">
            <text:p>442076407.348559</text:p>
          </table:table-cell>
          <table:table-cell/>
        </table:table-row>
        <table:table-row table:style-name="ro1">
          <table:table-cell office:value-type="float" office:value="4267901191" calcext:value-type="float">
            <text:p>4267901191</text:p>
          </table:table-cell>
          <table:table-cell table:formula="of:=[.A385]/LOG([.A385])+[.$C$2]*2*(RAND()-0.5)" office:value-type="float" office:value="443178213.186796" calcext:value-type="float">
            <text:p>443178213.186796</text:p>
          </table:table-cell>
          <table:table-cell/>
        </table:table-row>
        <table:table-row table:style-name="ro1">
          <table:table-cell office:value-type="float" office:value="4279012302" calcext:value-type="float">
            <text:p>4279012302</text:p>
          </table:table-cell>
          <table:table-cell table:formula="of:=[.A386]/LOG([.A386])+[.$C$2]*2*(RAND()-0.5)" office:value-type="float" office:value="444279895.782021" calcext:value-type="float">
            <text:p>444279895.782021</text:p>
          </table:table-cell>
          <table:table-cell/>
        </table:table-row>
        <table:table-row table:style-name="ro1">
          <table:table-cell office:value-type="float" office:value="4290123413" calcext:value-type="float">
            <text:p>4290123413</text:p>
          </table:table-cell>
          <table:table-cell table:formula="of:=[.A387]/LOG([.A387])+[.$C$2]*2*(RAND()-0.5)" office:value-type="float" office:value="445381455.481647" calcext:value-type="float">
            <text:p>445381455.481647</text:p>
          </table:table-cell>
          <table:table-cell/>
        </table:table-row>
        <table:table-row table:style-name="ro1">
          <table:table-cell office:value-type="float" office:value="4301234524" calcext:value-type="float">
            <text:p>4301234524</text:p>
          </table:table-cell>
          <table:table-cell table:formula="of:=[.A388]/LOG([.A388])+[.$C$2]*2*(RAND()-0.5)" office:value-type="float" office:value="446482892.631209" calcext:value-type="float">
            <text:p>446482892.631209</text:p>
          </table:table-cell>
          <table:table-cell/>
        </table:table-row>
        <table:table-row table:style-name="ro1">
          <table:table-cell office:value-type="float" office:value="4312345635" calcext:value-type="float">
            <text:p>4312345635</text:p>
          </table:table-cell>
          <table:table-cell table:formula="of:=[.A389]/LOG([.A389])+[.$C$2]*2*(RAND()-0.5)" office:value-type="float" office:value="447584207.574375" calcext:value-type="float">
            <text:p>447584207.574375</text:p>
          </table:table-cell>
          <table:table-cell/>
        </table:table-row>
        <table:table-row table:style-name="ro1">
          <table:table-cell office:value-type="float" office:value="4323456746" calcext:value-type="float">
            <text:p>4323456746</text:p>
          </table:table-cell>
          <table:table-cell table:formula="of:=[.A390]/LOG([.A390])+[.$C$2]*2*(RAND()-0.5)" office:value-type="float" office:value="448685400.652964" calcext:value-type="float">
            <text:p>448685400.652964</text:p>
          </table:table-cell>
          <table:table-cell/>
        </table:table-row>
        <table:table-row table:style-name="ro1">
          <table:table-cell office:value-type="float" office:value="4334567857" calcext:value-type="float">
            <text:p>4334567857</text:p>
          </table:table-cell>
          <table:table-cell table:formula="of:=[.A391]/LOG([.A391])+[.$C$2]*2*(RAND()-0.5)" office:value-type="float" office:value="449786472.206962" calcext:value-type="float">
            <text:p>449786472.206962</text:p>
          </table:table-cell>
          <table:table-cell/>
        </table:table-row>
        <table:table-row table:style-name="ro1">
          <table:table-cell office:value-type="float" office:value="4345678968" calcext:value-type="float">
            <text:p>4345678968</text:p>
          </table:table-cell>
          <table:table-cell table:formula="of:=[.A392]/LOG([.A392])+[.$C$2]*2*(RAND()-0.5)" office:value-type="float" office:value="450887422.574533" calcext:value-type="float">
            <text:p>450887422.574533</text:p>
          </table:table-cell>
          <table:table-cell/>
        </table:table-row>
        <table:table-row table:style-name="ro1">
          <table:table-cell office:value-type="float" office:value="4356790079" calcext:value-type="float">
            <text:p>4356790079</text:p>
          </table:table-cell>
          <table:table-cell table:formula="of:=[.A393]/LOG([.A393])+[.$C$2]*2*(RAND()-0.5)" office:value-type="float" office:value="451988252.092034" calcext:value-type="float">
            <text:p>451988252.092034</text:p>
          </table:table-cell>
          <table:table-cell/>
        </table:table-row>
        <table:table-row table:style-name="ro1">
          <table:table-cell office:value-type="float" office:value="4367901190" calcext:value-type="float">
            <text:p>4367901190</text:p>
          </table:table-cell>
          <table:table-cell table:formula="of:=[.A394]/LOG([.A394])+[.$C$2]*2*(RAND()-0.5)" office:value-type="float" office:value="453088961.094033" calcext:value-type="float">
            <text:p>453088961.094033</text:p>
          </table:table-cell>
          <table:table-cell/>
        </table:table-row>
        <table:table-row table:style-name="ro1">
          <table:table-cell office:value-type="float" office:value="4379012301" calcext:value-type="float">
            <text:p>4379012301</text:p>
          </table:table-cell>
          <table:table-cell table:formula="of:=[.A395]/LOG([.A395])+[.$C$2]*2*(RAND()-0.5)" office:value-type="float" office:value="454189549.913317" calcext:value-type="float">
            <text:p>454189549.913317</text:p>
          </table:table-cell>
          <table:table-cell/>
        </table:table-row>
        <table:table-row table:style-name="ro1">
          <table:table-cell office:value-type="float" office:value="4390123412" calcext:value-type="float">
            <text:p>4390123412</text:p>
          </table:table-cell>
          <table:table-cell table:formula="of:=[.A396]/LOG([.A396])+[.$C$2]*2*(RAND()-0.5)" office:value-type="float" office:value="455290018.880913" calcext:value-type="float">
            <text:p>455290018.880913</text:p>
          </table:table-cell>
          <table:table-cell/>
        </table:table-row>
        <table:table-row table:style-name="ro1">
          <table:table-cell office:value-type="float" office:value="4401234523" calcext:value-type="float">
            <text:p>4401234523</text:p>
          </table:table-cell>
          <table:table-cell table:formula="of:=[.A397]/LOG([.A397])+[.$C$2]*2*(RAND()-0.5)" office:value-type="float" office:value="456390368.326093" calcext:value-type="float">
            <text:p>456390368.326093</text:p>
          </table:table-cell>
          <table:table-cell/>
        </table:table-row>
        <table:table-row table:style-name="ro1">
          <table:table-cell office:value-type="float" office:value="4412345634" calcext:value-type="float">
            <text:p>4412345634</text:p>
          </table:table-cell>
          <table:table-cell table:formula="of:=[.A398]/LOG([.A398])+[.$C$2]*2*(RAND()-0.5)" office:value-type="float" office:value="457490598.576399" calcext:value-type="float">
            <text:p>457490598.576399</text:p>
          </table:table-cell>
          <table:table-cell/>
        </table:table-row>
        <table:table-row table:style-name="ro1">
          <table:table-cell office:value-type="float" office:value="4423456745" calcext:value-type="float">
            <text:p>4423456745</text:p>
          </table:table-cell>
          <table:table-cell table:formula="of:=[.A399]/LOG([.A399])+[.$C$2]*2*(RAND()-0.5)" office:value-type="float" office:value="458590709.957645" calcext:value-type="float">
            <text:p>458590709.957645</text:p>
          </table:table-cell>
          <table:table-cell/>
        </table:table-row>
        <table:table-row table:style-name="ro1">
          <table:table-cell office:value-type="float" office:value="4434567856" calcext:value-type="float">
            <text:p>4434567856</text:p>
          </table:table-cell>
          <table:table-cell table:formula="of:=[.A400]/LOG([.A400])+[.$C$2]*2*(RAND()-0.5)" office:value-type="float" office:value="459690702.793937" calcext:value-type="float">
            <text:p>459690702.793937</text:p>
          </table:table-cell>
          <table:table-cell/>
        </table:table-row>
        <table:table-row table:style-name="ro1">
          <table:table-cell office:value-type="float" office:value="4445678967" calcext:value-type="float">
            <text:p>4445678967</text:p>
          </table:table-cell>
          <table:table-cell table:formula="of:=[.A401]/LOG([.A401])+[.$C$2]*2*(RAND()-0.5)" office:value-type="float" office:value="460790577.407687" calcext:value-type="float">
            <text:p>460790577.407687</text:p>
          </table:table-cell>
          <table:table-cell/>
        </table:table-row>
        <table:table-row table:style-name="ro1">
          <table:table-cell office:value-type="float" office:value="4456790078" calcext:value-type="float">
            <text:p>4456790078</text:p>
          </table:table-cell>
          <table:table-cell table:formula="of:=[.A402]/LOG([.A402])+[.$C$2]*2*(RAND()-0.5)" office:value-type="float" office:value="461890334.11962" calcext:value-type="float">
            <text:p>461890334.11962</text:p>
          </table:table-cell>
          <table:table-cell/>
        </table:table-row>
        <table:table-row table:style-name="ro1">
          <table:table-cell office:value-type="float" office:value="4467901189" calcext:value-type="float">
            <text:p>4467901189</text:p>
          </table:table-cell>
          <table:table-cell table:formula="of:=[.A403]/LOG([.A403])+[.$C$2]*2*(RAND()-0.5)" office:value-type="float" office:value="462989973.248795" calcext:value-type="float">
            <text:p>462989973.248795</text:p>
          </table:table-cell>
          <table:table-cell/>
        </table:table-row>
        <table:table-row table:style-name="ro1">
          <table:table-cell office:value-type="float" office:value="4479012300" calcext:value-type="float">
            <text:p>4479012300</text:p>
          </table:table-cell>
          <table:table-cell table:formula="of:=[.A404]/LOG([.A404])+[.$C$2]*2*(RAND()-0.5)" office:value-type="float" office:value="464089495.112612" calcext:value-type="float">
            <text:p>464089495.112612</text:p>
          </table:table-cell>
          <table:table-cell/>
        </table:table-row>
        <table:table-row table:style-name="ro1">
          <table:table-cell office:value-type="float" office:value="4490123411" calcext:value-type="float">
            <text:p>4490123411</text:p>
          </table:table-cell>
          <table:table-cell table:formula="of:=[.A405]/LOG([.A405])+[.$C$2]*2*(RAND()-0.5)" office:value-type="float" office:value="465188900.026824" calcext:value-type="float">
            <text:p>465188900.026824</text:p>
          </table:table-cell>
          <table:table-cell/>
        </table:table-row>
        <table:table-row table:style-name="ro1">
          <table:table-cell office:value-type="float" office:value="4501234522" calcext:value-type="float">
            <text:p>4501234522</text:p>
          </table:table-cell>
          <table:table-cell table:formula="of:=[.A406]/LOG([.A406])+[.$C$2]*2*(RAND()-0.5)" office:value-type="float" office:value="466288188.305556" calcext:value-type="float">
            <text:p>466288188.305556</text:p>
          </table:table-cell>
          <table:table-cell/>
        </table:table-row>
        <table:table-row table:style-name="ro1">
          <table:table-cell office:value-type="float" office:value="4512345633" calcext:value-type="float">
            <text:p>4512345633</text:p>
          </table:table-cell>
          <table:table-cell table:formula="of:=[.A407]/LOG([.A407])+[.$C$2]*2*(RAND()-0.5)" office:value-type="float" office:value="467387360.261311" calcext:value-type="float">
            <text:p>467387360.261311</text:p>
          </table:table-cell>
          <table:table-cell/>
        </table:table-row>
        <table:table-row table:style-name="ro1">
          <table:table-cell office:value-type="float" office:value="4523456744" calcext:value-type="float">
            <text:p>4523456744</text:p>
          </table:table-cell>
          <table:table-cell table:formula="of:=[.A408]/LOG([.A408])+[.$C$2]*2*(RAND()-0.5)" office:value-type="float" office:value="468486416.204987" calcext:value-type="float">
            <text:p>468486416.204987</text:p>
          </table:table-cell>
          <table:table-cell/>
        </table:table-row>
        <table:table-row table:style-name="ro1">
          <table:table-cell office:value-type="float" office:value="4534567855" calcext:value-type="float">
            <text:p>4534567855</text:p>
          </table:table-cell>
          <table:table-cell table:formula="of:=[.A409]/LOG([.A409])+[.$C$2]*2*(RAND()-0.5)" office:value-type="float" office:value="469585356.445883" calcext:value-type="float">
            <text:p>469585356.445883</text:p>
          </table:table-cell>
          <table:table-cell/>
        </table:table-row>
        <table:table-row table:style-name="ro1">
          <table:table-cell office:value-type="float" office:value="4545678966" calcext:value-type="float">
            <text:p>4545678966</text:p>
          </table:table-cell>
          <table:table-cell table:formula="of:=[.A410]/LOG([.A410])+[.$C$2]*2*(RAND()-0.5)" office:value-type="float" office:value="470684181.291719" calcext:value-type="float">
            <text:p>470684181.291719</text:p>
          </table:table-cell>
          <table:table-cell/>
        </table:table-row>
        <table:table-row table:style-name="ro1">
          <table:table-cell office:value-type="float" office:value="4556790077" calcext:value-type="float">
            <text:p>4556790077</text:p>
          </table:table-cell>
          <table:table-cell table:formula="of:=[.A411]/LOG([.A411])+[.$C$2]*2*(RAND()-0.5)" office:value-type="float" office:value="471782891.048642" calcext:value-type="float">
            <text:p>471782891.048642</text:p>
          </table:table-cell>
          <table:table-cell/>
        </table:table-row>
        <table:table-row table:style-name="ro1">
          <table:table-cell office:value-type="float" office:value="4567901188" calcext:value-type="float">
            <text:p>4567901188</text:p>
          </table:table-cell>
          <table:table-cell table:formula="of:=[.A412]/LOG([.A412])+[.$C$2]*2*(RAND()-0.5)" office:value-type="float" office:value="472881486.02124" calcext:value-type="float">
            <text:p>472881486.02124</text:p>
          </table:table-cell>
          <table:table-cell/>
        </table:table-row>
        <table:table-row table:style-name="ro1">
          <table:table-cell office:value-type="float" office:value="4579012299" calcext:value-type="float">
            <text:p>4579012299</text:p>
          </table:table-cell>
          <table:table-cell table:formula="of:=[.A413]/LOG([.A413])+[.$C$2]*2*(RAND()-0.5)" office:value-type="float" office:value="473979966.512555" calcext:value-type="float">
            <text:p>473979966.512555</text:p>
          </table:table-cell>
          <table:table-cell/>
        </table:table-row>
        <table:table-row table:style-name="ro1">
          <table:table-cell office:value-type="float" office:value="4590123410" calcext:value-type="float">
            <text:p>4590123410</text:p>
          </table:table-cell>
          <table:table-cell table:formula="of:=[.A414]/LOG([.A414])+[.$C$2]*2*(RAND()-0.5)" office:value-type="float" office:value="475078332.824092" calcext:value-type="float">
            <text:p>475078332.824092</text:p>
          </table:table-cell>
          <table:table-cell/>
        </table:table-row>
        <table:table-row table:style-name="ro1">
          <table:table-cell office:value-type="float" office:value="4601234521" calcext:value-type="float">
            <text:p>4601234521</text:p>
          </table:table-cell>
          <table:table-cell table:formula="of:=[.A415]/LOG([.A415])+[.$C$2]*2*(RAND()-0.5)" office:value-type="float" office:value="476176585.255831" calcext:value-type="float">
            <text:p>476176585.255831</text:p>
          </table:table-cell>
          <table:table-cell/>
        </table:table-row>
        <table:table-row table:style-name="ro1">
          <table:table-cell office:value-type="float" office:value="4612345632" calcext:value-type="float">
            <text:p>4612345632</text:p>
          </table:table-cell>
          <table:table-cell table:formula="of:=[.A416]/LOG([.A416])+[.$C$2]*2*(RAND()-0.5)" office:value-type="float" office:value="477274724.10624" calcext:value-type="float">
            <text:p>477274724.10624</text:p>
          </table:table-cell>
          <table:table-cell/>
        </table:table-row>
        <table:table-row table:style-name="ro1">
          <table:table-cell office:value-type="float" office:value="4623456743" calcext:value-type="float">
            <text:p>4623456743</text:p>
          </table:table-cell>
          <table:table-cell table:formula="of:=[.A417]/LOG([.A417])+[.$C$2]*2*(RAND()-0.5)" office:value-type="float" office:value="478372749.672285" calcext:value-type="float">
            <text:p>478372749.672285</text:p>
          </table:table-cell>
          <table:table-cell/>
        </table:table-row>
        <table:table-row table:style-name="ro1">
          <table:table-cell office:value-type="float" office:value="4634567854" calcext:value-type="float">
            <text:p>4634567854</text:p>
          </table:table-cell>
          <table:table-cell table:formula="of:=[.A418]/LOG([.A418])+[.$C$2]*2*(RAND()-0.5)" office:value-type="float" office:value="479470662.249442" calcext:value-type="float">
            <text:p>479470662.249442</text:p>
          </table:table-cell>
          <table:table-cell/>
        </table:table-row>
        <table:table-row table:style-name="ro1">
          <table:table-cell office:value-type="float" office:value="4645678965" calcext:value-type="float">
            <text:p>4645678965</text:p>
          </table:table-cell>
          <table:table-cell table:formula="of:=[.A419]/LOG([.A419])+[.$C$2]*2*(RAND()-0.5)" office:value-type="float" office:value="480568462.131707" calcext:value-type="float">
            <text:p>480568462.131707</text:p>
          </table:table-cell>
          <table:table-cell/>
        </table:table-row>
        <table:table-row table:style-name="ro1">
          <table:table-cell office:value-type="float" office:value="4656790076" calcext:value-type="float">
            <text:p>4656790076</text:p>
          </table:table-cell>
          <table:table-cell table:formula="of:=[.A420]/LOG([.A420])+[.$C$2]*2*(RAND()-0.5)" office:value-type="float" office:value="481666149.611608" calcext:value-type="float">
            <text:p>481666149.611608</text:p>
          </table:table-cell>
          <table:table-cell/>
        </table:table-row>
        <table:table-row table:style-name="ro1">
          <table:table-cell office:value-type="float" office:value="4667901187" calcext:value-type="float">
            <text:p>4667901187</text:p>
          </table:table-cell>
          <table:table-cell table:formula="of:=[.A421]/LOG([.A421])+[.$C$2]*2*(RAND()-0.5)" office:value-type="float" office:value="482763724.980214" calcext:value-type="float">
            <text:p>482763724.980214</text:p>
          </table:table-cell>
          <table:table-cell/>
        </table:table-row>
        <table:table-row table:style-name="ro1">
          <table:table-cell office:value-type="float" office:value="4679012298" calcext:value-type="float">
            <text:p>4679012298</text:p>
          </table:table-cell>
          <table:table-cell table:formula="of:=[.A422]/LOG([.A422])+[.$C$2]*2*(RAND()-0.5)" office:value-type="float" office:value="483861188.527147" calcext:value-type="float">
            <text:p>483861188.527147</text:p>
          </table:table-cell>
          <table:table-cell/>
        </table:table-row>
        <table:table-row table:style-name="ro1">
          <table:table-cell office:value-type="float" office:value="4690123409" calcext:value-type="float">
            <text:p>4690123409</text:p>
          </table:table-cell>
          <table:table-cell table:formula="of:=[.A423]/LOG([.A423])+[.$C$2]*2*(RAND()-0.5)" office:value-type="float" office:value="484958540.540596" calcext:value-type="float">
            <text:p>484958540.540596</text:p>
          </table:table-cell>
          <table:table-cell/>
        </table:table-row>
        <table:table-row table:style-name="ro1">
          <table:table-cell office:value-type="float" office:value="4701234520" calcext:value-type="float">
            <text:p>4701234520</text:p>
          </table:table-cell>
          <table:table-cell table:formula="of:=[.A424]/LOG([.A424])+[.$C$2]*2*(RAND()-0.5)" office:value-type="float" office:value="486055781.307319" calcext:value-type="float">
            <text:p>486055781.307319</text:p>
          </table:table-cell>
          <table:table-cell/>
        </table:table-row>
        <table:table-row table:style-name="ro1">
          <table:table-cell office:value-type="float" office:value="4712345631" calcext:value-type="float">
            <text:p>4712345631</text:p>
          </table:table-cell>
          <table:table-cell table:formula="of:=[.A425]/LOG([.A425])+[.$C$2]*2*(RAND()-0.5)" office:value-type="float" office:value="487152911.112661" calcext:value-type="float">
            <text:p>487152911.112661</text:p>
          </table:table-cell>
          <table:table-cell/>
        </table:table-row>
        <table:table-row table:style-name="ro1">
          <table:table-cell office:value-type="float" office:value="4723456742" calcext:value-type="float">
            <text:p>4723456742</text:p>
          </table:table-cell>
          <table:table-cell table:formula="of:=[.A426]/LOG([.A426])+[.$C$2]*2*(RAND()-0.5)" office:value-type="float" office:value="488249930.240564" calcext:value-type="float">
            <text:p>488249930.240564</text:p>
          </table:table-cell>
          <table:table-cell/>
        </table:table-row>
        <table:table-row table:style-name="ro1">
          <table:table-cell office:value-type="float" office:value="4734567853" calcext:value-type="float">
            <text:p>4734567853</text:p>
          </table:table-cell>
          <table:table-cell table:formula="of:=[.A427]/LOG([.A427])+[.$C$2]*2*(RAND()-0.5)" office:value-type="float" office:value="489346838.973571" calcext:value-type="float">
            <text:p>489346838.973571</text:p>
          </table:table-cell>
          <table:table-cell/>
        </table:table-row>
        <table:table-row table:style-name="ro1">
          <table:table-cell office:value-type="float" office:value="4745678964" calcext:value-type="float">
            <text:p>4745678964</text:p>
          </table:table-cell>
          <table:table-cell table:formula="of:=[.A428]/LOG([.A428])+[.$C$2]*2*(RAND()-0.5)" office:value-type="float" office:value="490443637.592843" calcext:value-type="float">
            <text:p>490443637.592843</text:p>
          </table:table-cell>
          <table:table-cell/>
        </table:table-row>
        <table:table-row table:style-name="ro1">
          <table:table-cell office:value-type="float" office:value="4756790075" calcext:value-type="float">
            <text:p>4756790075</text:p>
          </table:table-cell>
          <table:table-cell table:formula="of:=[.A429]/LOG([.A429])+[.$C$2]*2*(RAND()-0.5)" office:value-type="float" office:value="491540326.378165" calcext:value-type="float">
            <text:p>491540326.378165</text:p>
          </table:table-cell>
          <table:table-cell/>
        </table:table-row>
        <table:table-row table:style-name="ro1">
          <table:table-cell office:value-type="float" office:value="4767901186" calcext:value-type="float">
            <text:p>4767901186</text:p>
          </table:table-cell>
          <table:table-cell table:formula="of:=[.A430]/LOG([.A430])+[.$C$2]*2*(RAND()-0.5)" office:value-type="float" office:value="492636905.607958" calcext:value-type="float">
            <text:p>492636905.607958</text:p>
          </table:table-cell>
          <table:table-cell/>
        </table:table-row>
        <table:table-row table:style-name="ro1">
          <table:table-cell office:value-type="float" office:value="4779012297" calcext:value-type="float">
            <text:p>4779012297</text:p>
          </table:table-cell>
          <table:table-cell table:formula="of:=[.A431]/LOG([.A431])+[.$C$2]*2*(RAND()-0.5)" office:value-type="float" office:value="493733375.559287" calcext:value-type="float">
            <text:p>493733375.559287</text:p>
          </table:table-cell>
          <table:table-cell/>
        </table:table-row>
        <table:table-row table:style-name="ro1">
          <table:table-cell office:value-type="float" office:value="4790123408" calcext:value-type="float">
            <text:p>4790123408</text:p>
          </table:table-cell>
          <table:table-cell table:formula="of:=[.A432]/LOG([.A432])+[.$C$2]*2*(RAND()-0.5)" office:value-type="float" office:value="494829736.507871" calcext:value-type="float">
            <text:p>494829736.507871</text:p>
          </table:table-cell>
          <table:table-cell/>
        </table:table-row>
        <table:table-row table:style-name="ro1">
          <table:table-cell office:value-type="float" office:value="4801234519" calcext:value-type="float">
            <text:p>4801234519</text:p>
          </table:table-cell>
          <table:table-cell table:formula="of:=[.A433]/LOG([.A433])+[.$C$2]*2*(RAND()-0.5)" office:value-type="float" office:value="495925988.728096" calcext:value-type="float">
            <text:p>495925988.728096</text:p>
          </table:table-cell>
          <table:table-cell/>
        </table:table-row>
        <table:table-row table:style-name="ro1">
          <table:table-cell office:value-type="float" office:value="4812345630" calcext:value-type="float">
            <text:p>4812345630</text:p>
          </table:table-cell>
          <table:table-cell table:formula="of:=[.A434]/LOG([.A434])+[.$C$2]*2*(RAND()-0.5)" office:value-type="float" office:value="497022132.49302" calcext:value-type="float">
            <text:p>497022132.49302</text:p>
          </table:table-cell>
          <table:table-cell/>
        </table:table-row>
        <table:table-row table:style-name="ro1">
          <table:table-cell office:value-type="float" office:value="4823456741" calcext:value-type="float">
            <text:p>4823456741</text:p>
          </table:table-cell>
          <table:table-cell table:formula="of:=[.A435]/LOG([.A435])+[.$C$2]*2*(RAND()-0.5)" office:value-type="float" office:value="498118168.074384" calcext:value-type="float">
            <text:p>498118168.074384</text:p>
          </table:table-cell>
          <table:table-cell/>
        </table:table-row>
        <table:table-row table:style-name="ro1">
          <table:table-cell office:value-type="float" office:value="4834567852" calcext:value-type="float">
            <text:p>4834567852</text:p>
          </table:table-cell>
          <table:table-cell table:formula="of:=[.A436]/LOG([.A436])+[.$C$2]*2*(RAND()-0.5)" office:value-type="float" office:value="499214095.742622" calcext:value-type="float">
            <text:p>499214095.742622</text:p>
          </table:table-cell>
          <table:table-cell/>
        </table:table-row>
        <table:table-row table:style-name="ro1">
          <table:table-cell office:value-type="float" office:value="4845678963" calcext:value-type="float">
            <text:p>4845678963</text:p>
          </table:table-cell>
          <table:table-cell table:formula="of:=[.A437]/LOG([.A437])+[.$C$2]*2*(RAND()-0.5)" office:value-type="float" office:value="500309915.766872" calcext:value-type="float">
            <text:p>500309915.766872</text:p>
          </table:table-cell>
          <table:table-cell/>
        </table:table-row>
        <table:table-row table:style-name="ro1">
          <table:table-cell office:value-type="float" office:value="4856790074" calcext:value-type="float">
            <text:p>4856790074</text:p>
          </table:table-cell>
          <table:table-cell table:formula="of:=[.A438]/LOG([.A438])+[.$C$2]*2*(RAND()-0.5)" office:value-type="float" office:value="501405628.41498" calcext:value-type="float">
            <text:p>501405628.41498</text:p>
          </table:table-cell>
          <table:table-cell/>
        </table:table-row>
        <table:table-row table:style-name="ro1">
          <table:table-cell office:value-type="float" office:value="4867901185" calcext:value-type="float">
            <text:p>4867901185</text:p>
          </table:table-cell>
          <table:table-cell table:formula="of:=[.A439]/LOG([.A439])+[.$C$2]*2*(RAND()-0.5)" office:value-type="float" office:value="502501233.953515" calcext:value-type="float">
            <text:p>502501233.953515</text:p>
          </table:table-cell>
          <table:table-cell/>
        </table:table-row>
        <table:table-row table:style-name="ro1">
          <table:table-cell office:value-type="float" office:value="4879012296" calcext:value-type="float">
            <text:p>4879012296</text:p>
          </table:table-cell>
          <table:table-cell table:formula="of:=[.A440]/LOG([.A440])+[.$C$2]*2*(RAND()-0.5)" office:value-type="float" office:value="503596732.647773" calcext:value-type="float">
            <text:p>503596732.647773</text:p>
          </table:table-cell>
          <table:table-cell/>
        </table:table-row>
        <table:table-row table:style-name="ro1">
          <table:table-cell office:value-type="float" office:value="4890123407" calcext:value-type="float">
            <text:p>4890123407</text:p>
          </table:table-cell>
          <table:table-cell table:formula="of:=[.A441]/LOG([.A441])+[.$C$2]*2*(RAND()-0.5)" office:value-type="float" office:value="504692124.76179" calcext:value-type="float">
            <text:p>504692124.76179</text:p>
          </table:table-cell>
          <table:table-cell/>
        </table:table-row>
        <table:table-row table:style-name="ro1">
          <table:table-cell office:value-type="float" office:value="4901234518" calcext:value-type="float">
            <text:p>4901234518</text:p>
          </table:table-cell>
          <table:table-cell table:formula="of:=[.A442]/LOG([.A442])+[.$C$2]*2*(RAND()-0.5)" office:value-type="float" office:value="505787410.558349" calcext:value-type="float">
            <text:p>505787410.558349</text:p>
          </table:table-cell>
          <table:table-cell/>
        </table:table-row>
        <table:table-row table:style-name="ro1">
          <table:table-cell office:value-type="float" office:value="4912345629" calcext:value-type="float">
            <text:p>4912345629</text:p>
          </table:table-cell>
          <table:table-cell table:formula="of:=[.A443]/LOG([.A443])+[.$C$2]*2*(RAND()-0.5)" office:value-type="float" office:value="506882590.298988" calcext:value-type="float">
            <text:p>506882590.298988</text:p>
          </table:table-cell>
          <table:table-cell/>
        </table:table-row>
        <table:table-row table:style-name="ro1">
          <table:table-cell office:value-type="float" office:value="4923456740" calcext:value-type="float">
            <text:p>4923456740</text:p>
          </table:table-cell>
          <table:table-cell table:formula="of:=[.A444]/LOG([.A444])+[.$C$2]*2*(RAND()-0.5)" office:value-type="float" office:value="507977664.244011" calcext:value-type="float">
            <text:p>507977664.244011</text:p>
          </table:table-cell>
          <table:table-cell/>
        </table:table-row>
        <table:table-row table:style-name="ro1">
          <table:table-cell office:value-type="float" office:value="4934567851" calcext:value-type="float">
            <text:p>4934567851</text:p>
          </table:table-cell>
          <table:table-cell table:formula="of:=[.A445]/LOG([.A445])+[.$C$2]*2*(RAND()-0.5)" office:value-type="float" office:value="509072632.652493" calcext:value-type="float">
            <text:p>509072632.652493</text:p>
          </table:table-cell>
          <table:table-cell/>
        </table:table-row>
        <table:table-row table:style-name="ro1">
          <table:table-cell office:value-type="float" office:value="4945678962" calcext:value-type="float">
            <text:p>4945678962</text:p>
          </table:table-cell>
          <table:table-cell table:formula="of:=[.A446]/LOG([.A446])+[.$C$2]*2*(RAND()-0.5)" office:value-type="float" office:value="510167495.782293" calcext:value-type="float">
            <text:p>510167495.782293</text:p>
          </table:table-cell>
          <table:table-cell/>
        </table:table-row>
        <table:table-row table:style-name="ro1">
          <table:table-cell office:value-type="float" office:value="4956790073" calcext:value-type="float">
            <text:p>4956790073</text:p>
          </table:table-cell>
          <table:table-cell table:formula="of:=[.A447]/LOG([.A447])+[.$C$2]*2*(RAND()-0.5)" office:value-type="float" office:value="511262253.890058" calcext:value-type="float">
            <text:p>511262253.890058</text:p>
          </table:table-cell>
          <table:table-cell/>
        </table:table-row>
        <table:table-row table:style-name="ro1">
          <table:table-cell office:value-type="float" office:value="4967901184" calcext:value-type="float">
            <text:p>4967901184</text:p>
          </table:table-cell>
          <table:table-cell table:formula="of:=[.A448]/LOG([.A448])+[.$C$2]*2*(RAND()-0.5)" office:value-type="float" office:value="512356907.231237" calcext:value-type="float">
            <text:p>512356907.231237</text:p>
          </table:table-cell>
          <table:table-cell/>
        </table:table-row>
        <table:table-row table:style-name="ro1">
          <table:table-cell office:value-type="float" office:value="4979012295" calcext:value-type="float">
            <text:p>4979012295</text:p>
          </table:table-cell>
          <table:table-cell table:formula="of:=[.A449]/LOG([.A449])+[.$C$2]*2*(RAND()-0.5)" office:value-type="float" office:value="513451456.060083" calcext:value-type="float">
            <text:p>513451456.060083</text:p>
          </table:table-cell>
          <table:table-cell/>
        </table:table-row>
        <table:table-row table:style-name="ro1">
          <table:table-cell office:value-type="float" office:value="4990123406" calcext:value-type="float">
            <text:p>4990123406</text:p>
          </table:table-cell>
          <table:table-cell table:formula="of:=[.A450]/LOG([.A450])+[.$C$2]*2*(RAND()-0.5)" office:value-type="float" office:value="514545900.629664" calcext:value-type="float">
            <text:p>514545900.629664</text:p>
          </table:table-cell>
          <table:table-cell/>
        </table:table-row>
        <table:table-row table:style-name="ro1">
          <table:table-cell office:value-type="float" office:value="5001234517" calcext:value-type="float">
            <text:p>5001234517</text:p>
          </table:table-cell>
          <table:table-cell table:formula="of:=[.A451]/LOG([.A451])+[.$C$2]*2*(RAND()-0.5)" office:value-type="float" office:value="515640241.191873" calcext:value-type="float">
            <text:p>515640241.191873</text:p>
          </table:table-cell>
          <table:table-cell/>
        </table:table-row>
        <table:table-row table:style-name="ro1">
          <table:table-cell office:value-type="float" office:value="5012345628" calcext:value-type="float">
            <text:p>5012345628</text:p>
          </table:table-cell>
          <table:table-cell table:formula="of:=[.A452]/LOG([.A452])+[.$C$2]*2*(RAND()-0.5)" office:value-type="float" office:value="516734477.997434" calcext:value-type="float">
            <text:p>516734477.997434</text:p>
          </table:table-cell>
          <table:table-cell/>
        </table:table-row>
        <table:table-row table:style-name="ro1">
          <table:table-cell office:value-type="float" office:value="5023456739" calcext:value-type="float">
            <text:p>5023456739</text:p>
          </table:table-cell>
          <table:table-cell table:formula="of:=[.A453]/LOG([.A453])+[.$C$2]*2*(RAND()-0.5)" office:value-type="float" office:value="517828611.295909" calcext:value-type="float">
            <text:p>517828611.295909</text:p>
          </table:table-cell>
          <table:table-cell/>
        </table:table-row>
        <table:table-row table:style-name="ro1">
          <table:table-cell office:value-type="float" office:value="5034567850" calcext:value-type="float">
            <text:p>5034567850</text:p>
          </table:table-cell>
          <table:table-cell table:formula="of:=[.A454]/LOG([.A454])+[.$C$2]*2*(RAND()-0.5)" office:value-type="float" office:value="518922641.335708" calcext:value-type="float">
            <text:p>518922641.335708</text:p>
          </table:table-cell>
          <table:table-cell/>
        </table:table-row>
        <table:table-row table:style-name="ro1">
          <table:table-cell office:value-type="float" office:value="5045678961" calcext:value-type="float">
            <text:p>5045678961</text:p>
          </table:table-cell>
          <table:table-cell table:formula="of:=[.A455]/LOG([.A455])+[.$C$2]*2*(RAND()-0.5)" office:value-type="float" office:value="520016568.364098" calcext:value-type="float">
            <text:p>520016568.364098</text:p>
          </table:table-cell>
          <table:table-cell/>
        </table:table-row>
        <table:table-row table:style-name="ro1">
          <table:table-cell office:value-type="float" office:value="5056790072" calcext:value-type="float">
            <text:p>5056790072</text:p>
          </table:table-cell>
          <table:table-cell table:formula="of:=[.A456]/LOG([.A456])+[.$C$2]*2*(RAND()-0.5)" office:value-type="float" office:value="521110392.627206" calcext:value-type="float">
            <text:p>521110392.627206</text:p>
          </table:table-cell>
          <table:table-cell/>
        </table:table-row>
        <table:table-row table:style-name="ro1">
          <table:table-cell office:value-type="float" office:value="5067901183" calcext:value-type="float">
            <text:p>5067901183</text:p>
          </table:table-cell>
          <table:table-cell table:formula="of:=[.A457]/LOG([.A457])+[.$C$2]*2*(RAND()-0.5)" office:value-type="float" office:value="522204114.370032" calcext:value-type="float">
            <text:p>522204114.370032</text:p>
          </table:table-cell>
          <table:table-cell/>
        </table:table-row>
        <table:table-row table:style-name="ro1">
          <table:table-cell office:value-type="float" office:value="5079012294" calcext:value-type="float">
            <text:p>5079012294</text:p>
          </table:table-cell>
          <table:table-cell table:formula="of:=[.A458]/LOG([.A458])+[.$C$2]*2*(RAND()-0.5)" office:value-type="float" office:value="523297733.836452" calcext:value-type="float">
            <text:p>523297733.836452</text:p>
          </table:table-cell>
          <table:table-cell/>
        </table:table-row>
        <table:table-row table:style-name="ro1">
          <table:table-cell office:value-type="float" office:value="5090123405" calcext:value-type="float">
            <text:p>5090123405</text:p>
          </table:table-cell>
          <table:table-cell table:formula="of:=[.A459]/LOG([.A459])+[.$C$2]*2*(RAND()-0.5)" office:value-type="float" office:value="524391251.26923" calcext:value-type="float">
            <text:p>524391251.26923</text:p>
          </table:table-cell>
          <table:table-cell/>
        </table:table-row>
        <table:table-row table:style-name="ro1">
          <table:table-cell office:value-type="float" office:value="5101234516" calcext:value-type="float">
            <text:p>5101234516</text:p>
          </table:table-cell>
          <table:table-cell table:formula="of:=[.A460]/LOG([.A460])+[.$C$2]*2*(RAND()-0.5)" office:value-type="float" office:value="525484666.910022" calcext:value-type="float">
            <text:p>525484666.910022</text:p>
          </table:table-cell>
          <table:table-cell/>
        </table:table-row>
        <table:table-row table:style-name="ro1">
          <table:table-cell office:value-type="float" office:value="5112345627" calcext:value-type="float">
            <text:p>5112345627</text:p>
          </table:table-cell>
          <table:table-cell table:formula="of:=[.A461]/LOG([.A461])+[.$C$2]*2*(RAND()-0.5)" office:value-type="float" office:value="526577980.999387" calcext:value-type="float">
            <text:p>526577980.999387</text:p>
          </table:table-cell>
          <table:table-cell/>
        </table:table-row>
        <table:table-row table:style-name="ro1">
          <table:table-cell office:value-type="float" office:value="5123456738" calcext:value-type="float">
            <text:p>5123456738</text:p>
          </table:table-cell>
          <table:table-cell table:formula="of:=[.A462]/LOG([.A462])+[.$C$2]*2*(RAND()-0.5)" office:value-type="float" office:value="527671193.776789" calcext:value-type="float">
            <text:p>527671193.776789</text:p>
          </table:table-cell>
          <table:table-cell/>
        </table:table-row>
        <table:table-row table:style-name="ro1">
          <table:table-cell office:value-type="float" office:value="5134567849" calcext:value-type="float">
            <text:p>5134567849</text:p>
          </table:table-cell>
          <table:table-cell table:formula="of:=[.A463]/LOG([.A463])+[.$C$2]*2*(RAND()-0.5)" office:value-type="float" office:value="528764305.48061" calcext:value-type="float">
            <text:p>528764305.48061</text:p>
          </table:table-cell>
          <table:table-cell/>
        </table:table-row>
        <table:table-row table:style-name="ro1">
          <table:table-cell office:value-type="float" office:value="5145678960" calcext:value-type="float">
            <text:p>5145678960</text:p>
          </table:table-cell>
          <table:table-cell table:formula="of:=[.A464]/LOG([.A464])+[.$C$2]*2*(RAND()-0.5)" office:value-type="float" office:value="529857316.348154" calcext:value-type="float">
            <text:p>529857316.348154</text:p>
          </table:table-cell>
          <table:table-cell/>
        </table:table-row>
        <table:table-row table:style-name="ro1">
          <table:table-cell office:value-type="float" office:value="5156790071" calcext:value-type="float">
            <text:p>5156790071</text:p>
          </table:table-cell>
          <table:table-cell table:formula="of:=[.A465]/LOG([.A465])+[.$C$2]*2*(RAND()-0.5)" office:value-type="float" office:value="530950226.615656" calcext:value-type="float">
            <text:p>530950226.615656</text:p>
          </table:table-cell>
          <table:table-cell/>
        </table:table-row>
        <table:table-row table:style-name="ro1">
          <table:table-cell office:value-type="float" office:value="5167901182" calcext:value-type="float">
            <text:p>5167901182</text:p>
          </table:table-cell>
          <table:table-cell table:formula="of:=[.A466]/LOG([.A466])+[.$C$2]*2*(RAND()-0.5)" office:value-type="float" office:value="532043036.518285" calcext:value-type="float">
            <text:p>532043036.518285</text:p>
          </table:table-cell>
          <table:table-cell/>
        </table:table-row>
        <table:table-row table:style-name="ro1">
          <table:table-cell office:value-type="float" office:value="5179012293" calcext:value-type="float">
            <text:p>5179012293</text:p>
          </table:table-cell>
          <table:table-cell table:formula="of:=[.A467]/LOG([.A467])+[.$C$2]*2*(RAND()-0.5)" office:value-type="float" office:value="533135746.290159" calcext:value-type="float">
            <text:p>533135746.290159</text:p>
          </table:table-cell>
          <table:table-cell/>
        </table:table-row>
        <table:table-row table:style-name="ro1">
          <table:table-cell office:value-type="float" office:value="5190123404" calcext:value-type="float">
            <text:p>5190123404</text:p>
          </table:table-cell>
          <table:table-cell table:formula="of:=[.A468]/LOG([.A468])+[.$C$2]*2*(RAND()-0.5)" office:value-type="float" office:value="534228356.164342" calcext:value-type="float">
            <text:p>534228356.164342</text:p>
          </table:table-cell>
          <table:table-cell/>
        </table:table-row>
        <table:table-row table:style-name="ro1">
          <table:table-cell office:value-type="float" office:value="5201234515" calcext:value-type="float">
            <text:p>5201234515</text:p>
          </table:table-cell>
          <table:table-cell table:formula="of:=[.A469]/LOG([.A469])+[.$C$2]*2*(RAND()-0.5)" office:value-type="float" office:value="535320866.372861" calcext:value-type="float">
            <text:p>535320866.372861</text:p>
          </table:table-cell>
          <table:table-cell/>
        </table:table-row>
        <table:table-row table:style-name="ro1">
          <table:table-cell office:value-type="float" office:value="5212345626" calcext:value-type="float">
            <text:p>5212345626</text:p>
          </table:table-cell>
          <table:table-cell table:formula="of:=[.A470]/LOG([.A470])+[.$C$2]*2*(RAND()-0.5)" office:value-type="float" office:value="536413277.146704" calcext:value-type="float">
            <text:p>536413277.146704</text:p>
          </table:table-cell>
          <table:table-cell/>
        </table:table-row>
        <table:table-row table:style-name="ro1">
          <table:table-cell office:value-type="float" office:value="5223456737" calcext:value-type="float">
            <text:p>5223456737</text:p>
          </table:table-cell>
          <table:table-cell table:formula="of:=[.A471]/LOG([.A471])+[.$C$2]*2*(RAND()-0.5)" office:value-type="float" office:value="537505588.715834" calcext:value-type="float">
            <text:p>537505588.715834</text:p>
          </table:table-cell>
          <table:table-cell/>
        </table:table-row>
        <table:table-row table:style-name="ro1">
          <table:table-cell office:value-type="float" office:value="5234567848" calcext:value-type="float">
            <text:p>5234567848</text:p>
          </table:table-cell>
          <table:table-cell table:formula="of:=[.A472]/LOG([.A472])+[.$C$2]*2*(RAND()-0.5)" office:value-type="float" office:value="538597801.30919" calcext:value-type="float">
            <text:p>538597801.30919</text:p>
          </table:table-cell>
          <table:table-cell/>
        </table:table-row>
        <table:table-row table:style-name="ro1">
          <table:table-cell office:value-type="float" office:value="5245678959" calcext:value-type="float">
            <text:p>5245678959</text:p>
          </table:table-cell>
          <table:table-cell table:formula="of:=[.A473]/LOG([.A473])+[.$C$2]*2*(RAND()-0.5)" office:value-type="float" office:value="539689915.154697" calcext:value-type="float">
            <text:p>539689915.154697</text:p>
          </table:table-cell>
          <table:table-cell/>
        </table:table-row>
        <table:table-row table:style-name="ro1">
          <table:table-cell office:value-type="float" office:value="5256790070" calcext:value-type="float">
            <text:p>5256790070</text:p>
          </table:table-cell>
          <table:table-cell table:formula="of:=[.A474]/LOG([.A474])+[.$C$2]*2*(RAND()-0.5)" office:value-type="float" office:value="540781930.479273" calcext:value-type="float">
            <text:p>540781930.479273</text:p>
          </table:table-cell>
          <table:table-cell/>
        </table:table-row>
        <table:table-row table:style-name="ro1">
          <table:table-cell office:value-type="float" office:value="5267901181" calcext:value-type="float">
            <text:p>5267901181</text:p>
          </table:table-cell>
          <table:table-cell table:formula="of:=[.A475]/LOG([.A475])+[.$C$2]*2*(RAND()-0.5)" office:value-type="float" office:value="541873847.508834" calcext:value-type="float">
            <text:p>541873847.508834</text:p>
          </table:table-cell>
          <table:table-cell/>
        </table:table-row>
        <table:table-row table:style-name="ro1">
          <table:table-cell office:value-type="float" office:value="5279012292" calcext:value-type="float">
            <text:p>5279012292</text:p>
          </table:table-cell>
          <table:table-cell table:formula="of:=[.A476]/LOG([.A476])+[.$C$2]*2*(RAND()-0.5)" office:value-type="float" office:value="542965666.4683" calcext:value-type="float">
            <text:p>542965666.4683</text:p>
          </table:table-cell>
          <table:table-cell/>
        </table:table-row>
        <table:table-row table:style-name="ro1">
          <table:table-cell office:value-type="float" office:value="5290123403" calcext:value-type="float">
            <text:p>5290123403</text:p>
          </table:table-cell>
          <table:table-cell table:formula="of:=[.A477]/LOG([.A477])+[.$C$2]*2*(RAND()-0.5)" office:value-type="float" office:value="544057387.581603" calcext:value-type="float">
            <text:p>544057387.581603</text:p>
          </table:table-cell>
          <table:table-cell/>
        </table:table-row>
        <table:table-row table:style-name="ro1">
          <table:table-cell office:value-type="float" office:value="5301234514" calcext:value-type="float">
            <text:p>5301234514</text:p>
          </table:table-cell>
          <table:table-cell table:formula="of:=[.A478]/LOG([.A478])+[.$C$2]*2*(RAND()-0.5)" office:value-type="float" office:value="545149011.071694" calcext:value-type="float">
            <text:p>545149011.071694</text:p>
          </table:table-cell>
          <table:table-cell/>
        </table:table-row>
        <table:table-row table:style-name="ro1">
          <table:table-cell office:value-type="float" office:value="5312345625" calcext:value-type="float">
            <text:p>5312345625</text:p>
          </table:table-cell>
          <table:table-cell table:formula="of:=[.A479]/LOG([.A479])+[.$C$2]*2*(RAND()-0.5)" office:value-type="float" office:value="546240537.160547" calcext:value-type="float">
            <text:p>546240537.160547</text:p>
          </table:table-cell>
          <table:table-cell/>
        </table:table-row>
        <table:table-row table:style-name="ro1">
          <table:table-cell office:value-type="float" office:value="5323456736" calcext:value-type="float">
            <text:p>5323456736</text:p>
          </table:table-cell>
          <table:table-cell table:formula="of:=[.A480]/LOG([.A480])+[.$C$2]*2*(RAND()-0.5)" office:value-type="float" office:value="547331966.069168" calcext:value-type="float">
            <text:p>547331966.069168</text:p>
          </table:table-cell>
          <table:table-cell/>
        </table:table-row>
        <table:table-row table:style-name="ro1">
          <table:table-cell office:value-type="float" office:value="5334567847" calcext:value-type="float">
            <text:p>5334567847</text:p>
          </table:table-cell>
          <table:table-cell table:formula="of:=[.A481]/LOG([.A481])+[.$C$2]*2*(RAND()-0.5)" office:value-type="float" office:value="548423298.017597" calcext:value-type="float">
            <text:p>548423298.017597</text:p>
          </table:table-cell>
          <table:table-cell/>
        </table:table-row>
        <table:table-row table:style-name="ro1">
          <table:table-cell office:value-type="float" office:value="5345678958" calcext:value-type="float">
            <text:p>5345678958</text:p>
          </table:table-cell>
          <table:table-cell table:formula="of:=[.A482]/LOG([.A482])+[.$C$2]*2*(RAND()-0.5)" office:value-type="float" office:value="549514533.22492" calcext:value-type="float">
            <text:p>549514533.22492</text:p>
          </table:table-cell>
          <table:table-cell/>
        </table:table-row>
        <table:table-row table:style-name="ro1">
          <table:table-cell office:value-type="float" office:value="5356790069" calcext:value-type="float">
            <text:p>5356790069</text:p>
          </table:table-cell>
          <table:table-cell table:formula="of:=[.A483]/LOG([.A483])+[.$C$2]*2*(RAND()-0.5)" office:value-type="float" office:value="550605671.909271" calcext:value-type="float">
            <text:p>550605671.909271</text:p>
          </table:table-cell>
          <table:table-cell/>
        </table:table-row>
        <table:table-row table:style-name="ro1">
          <table:table-cell office:value-type="float" office:value="5367901180" calcext:value-type="float">
            <text:p>5367901180</text:p>
          </table:table-cell>
          <table:table-cell table:formula="of:=[.A484]/LOG([.A484])+[.$C$2]*2*(RAND()-0.5)" office:value-type="float" office:value="551696714.287839" calcext:value-type="float">
            <text:p>551696714.287839</text:p>
          </table:table-cell>
          <table:table-cell/>
        </table:table-row>
        <table:table-row table:style-name="ro1">
          <table:table-cell office:value-type="float" office:value="5379012291" calcext:value-type="float">
            <text:p>5379012291</text:p>
          </table:table-cell>
          <table:table-cell table:formula="of:=[.A485]/LOG([.A485])+[.$C$2]*2*(RAND()-0.5)" office:value-type="float" office:value="552787660.576874" calcext:value-type="float">
            <text:p>552787660.576874</text:p>
          </table:table-cell>
          <table:table-cell/>
        </table:table-row>
        <table:table-row table:style-name="ro1">
          <table:table-cell office:value-type="float" office:value="5390123402" calcext:value-type="float">
            <text:p>5390123402</text:p>
          </table:table-cell>
          <table:table-cell table:formula="of:=[.A486]/LOG([.A486])+[.$C$2]*2*(RAND()-0.5)" office:value-type="float" office:value="553878510.991695" calcext:value-type="float">
            <text:p>553878510.991695</text:p>
          </table:table-cell>
          <table:table-cell/>
        </table:table-row>
        <table:table-row table:style-name="ro1">
          <table:table-cell office:value-type="float" office:value="5401234513" calcext:value-type="float">
            <text:p>5401234513</text:p>
          </table:table-cell>
          <table:table-cell table:formula="of:=[.A487]/LOG([.A487])+[.$C$2]*2*(RAND()-0.5)" office:value-type="float" office:value="554969265.746693" calcext:value-type="float">
            <text:p>554969265.746693</text:p>
          </table:table-cell>
          <table:table-cell/>
        </table:table-row>
        <table:table-row table:style-name="ro1">
          <table:table-cell office:value-type="float" office:value="5412345624" calcext:value-type="float">
            <text:p>5412345624</text:p>
          </table:table-cell>
          <table:table-cell table:formula="of:=[.A488]/LOG([.A488])+[.$C$2]*2*(RAND()-0.5)" office:value-type="float" office:value="556059925.055337" calcext:value-type="float">
            <text:p>556059925.055337</text:p>
          </table:table-cell>
          <table:table-cell/>
        </table:table-row>
        <table:table-row table:style-name="ro1">
          <table:table-cell office:value-type="float" office:value="5423456735" calcext:value-type="float">
            <text:p>5423456735</text:p>
          </table:table-cell>
          <table:table-cell table:formula="of:=[.A489]/LOG([.A489])+[.$C$2]*2*(RAND()-0.5)" office:value-type="float" office:value="557150489.130184" calcext:value-type="float">
            <text:p>557150489.130184</text:p>
          </table:table-cell>
          <table:table-cell/>
        </table:table-row>
        <table:table-row table:style-name="ro1">
          <table:table-cell office:value-type="float" office:value="5434567846" calcext:value-type="float">
            <text:p>5434567846</text:p>
          </table:table-cell>
          <table:table-cell table:formula="of:=[.A490]/LOG([.A490])+[.$C$2]*2*(RAND()-0.5)" office:value-type="float" office:value="558240958.182879" calcext:value-type="float">
            <text:p>558240958.182879</text:p>
          </table:table-cell>
          <table:table-cell/>
        </table:table-row>
        <table:table-row table:style-name="ro1">
          <table:table-cell office:value-type="float" office:value="5445678957" calcext:value-type="float">
            <text:p>5445678957</text:p>
          </table:table-cell>
          <table:table-cell table:formula="of:=[.A491]/LOG([.A491])+[.$C$2]*2*(RAND()-0.5)" office:value-type="float" office:value="559331332.424164" calcext:value-type="float">
            <text:p>559331332.424164</text:p>
          </table:table-cell>
          <table:table-cell/>
        </table:table-row>
        <table:table-row table:style-name="ro1">
          <table:table-cell office:value-type="float" office:value="5456790068" calcext:value-type="float">
            <text:p>5456790068</text:p>
          </table:table-cell>
          <table:table-cell table:formula="of:=[.A492]/LOG([.A492])+[.$C$2]*2*(RAND()-0.5)" office:value-type="float" office:value="560421612.063884" calcext:value-type="float">
            <text:p>560421612.063884</text:p>
          </table:table-cell>
          <table:table-cell/>
        </table:table-row>
        <table:table-row table:style-name="ro1">
          <table:table-cell office:value-type="float" office:value="5467901179" calcext:value-type="float">
            <text:p>5467901179</text:p>
          </table:table-cell>
          <table:table-cell table:formula="of:=[.A493]/LOG([.A493])+[.$C$2]*2*(RAND()-0.5)" office:value-type="float" office:value="561511797.310992" calcext:value-type="float">
            <text:p>561511797.310992</text:p>
          </table:table-cell>
          <table:table-cell/>
        </table:table-row>
        <table:table-row table:style-name="ro1">
          <table:table-cell office:value-type="float" office:value="5479012290" calcext:value-type="float">
            <text:p>5479012290</text:p>
          </table:table-cell>
          <table:table-cell table:formula="of:=[.A494]/LOG([.A494])+[.$C$2]*2*(RAND()-0.5)" office:value-type="float" office:value="562601888.373554" calcext:value-type="float">
            <text:p>562601888.373554</text:p>
          </table:table-cell>
          <table:table-cell/>
        </table:table-row>
        <table:table-row table:style-name="ro1">
          <table:table-cell office:value-type="float" office:value="5490123401" calcext:value-type="float">
            <text:p>5490123401</text:p>
          </table:table-cell>
          <table:table-cell table:formula="of:=[.A495]/LOG([.A495])+[.$C$2]*2*(RAND()-0.5)" office:value-type="float" office:value="563691885.458754" calcext:value-type="float">
            <text:p>563691885.458754</text:p>
          </table:table-cell>
          <table:table-cell/>
        </table:table-row>
        <table:table-row table:style-name="ro1">
          <table:table-cell office:value-type="float" office:value="5501234512" calcext:value-type="float">
            <text:p>5501234512</text:p>
          </table:table-cell>
          <table:table-cell table:formula="of:=[.A496]/LOG([.A496])+[.$C$2]*2*(RAND()-0.5)" office:value-type="float" office:value="564781788.772903" calcext:value-type="float">
            <text:p>564781788.772903</text:p>
          </table:table-cell>
          <table:table-cell/>
        </table:table-row>
        <table:table-row table:style-name="ro1">
          <table:table-cell office:value-type="float" office:value="5512345623" calcext:value-type="float">
            <text:p>5512345623</text:p>
          </table:table-cell>
          <table:table-cell table:formula="of:=[.A497]/LOG([.A497])+[.$C$2]*2*(RAND()-0.5)" office:value-type="float" office:value="565871598.521439" calcext:value-type="float">
            <text:p>565871598.521439</text:p>
          </table:table-cell>
          <table:table-cell/>
        </table:table-row>
        <table:table-row table:style-name="ro1">
          <table:table-cell office:value-type="float" office:value="5523456734" calcext:value-type="float">
            <text:p>5523456734</text:p>
          </table:table-cell>
          <table:table-cell table:formula="of:=[.A498]/LOG([.A498])+[.$C$2]*2*(RAND()-0.5)" office:value-type="float" office:value="566961314.908938" calcext:value-type="float">
            <text:p>566961314.908938</text:p>
          </table:table-cell>
          <table:table-cell/>
        </table:table-row>
        <table:table-row table:style-name="ro1">
          <table:table-cell office:value-type="float" office:value="5534567845" calcext:value-type="float">
            <text:p>5534567845</text:p>
          </table:table-cell>
          <table:table-cell table:formula="of:=[.A499]/LOG([.A499])+[.$C$2]*2*(RAND()-0.5)" office:value-type="float" office:value="568050938.139115" calcext:value-type="float">
            <text:p>568050938.139115</text:p>
          </table:table-cell>
          <table:table-cell/>
        </table:table-row>
        <table:table-row table:style-name="ro1">
          <table:table-cell office:value-type="float" office:value="5545678956" calcext:value-type="float">
            <text:p>5545678956</text:p>
          </table:table-cell>
          <table:table-cell table:formula="of:=[.A500]/LOG([.A500])+[.$C$2]*2*(RAND()-0.5)" office:value-type="float" office:value="569140468.414832" calcext:value-type="float">
            <text:p>569140468.414832</text:p>
          </table:table-cell>
          <table:table-cell/>
        </table:table-row>
        <table:table-row table:style-name="ro1">
          <table:table-cell office:value-type="float" office:value="5556790067" calcext:value-type="float">
            <text:p>5556790067</text:p>
          </table:table-cell>
          <table:table-cell table:formula="of:=[.A501]/LOG([.A501])+[.$C$2]*2*(RAND()-0.5)" office:value-type="float" office:value="570229905.938102" calcext:value-type="float">
            <text:p>570229905.938102</text:p>
          </table:table-cell>
          <table:table-cell/>
        </table:table-row>
        <table:table-row table:style-name="ro1">
          <table:table-cell office:value-type="float" office:value="5567901178" calcext:value-type="float">
            <text:p>5567901178</text:p>
          </table:table-cell>
          <table:table-cell table:formula="of:=[.A502]/LOG([.A502])+[.$C$2]*2*(RAND()-0.5)" office:value-type="float" office:value="571319250.910094" calcext:value-type="float">
            <text:p>571319250.910094</text:p>
          </table:table-cell>
          <table:table-cell/>
        </table:table-row>
        <table:table-row table:style-name="ro1">
          <table:table-cell office:value-type="float" office:value="5579012289" calcext:value-type="float">
            <text:p>5579012289</text:p>
          </table:table-cell>
          <table:table-cell table:formula="of:=[.A503]/LOG([.A503])+[.$C$2]*2*(RAND()-0.5)" office:value-type="float" office:value="572408503.531141" calcext:value-type="float">
            <text:p>572408503.531141</text:p>
          </table:table-cell>
          <table:table-cell/>
        </table:table-row>
        <table:table-row table:style-name="ro1">
          <table:table-cell office:value-type="float" office:value="5590123400" calcext:value-type="float">
            <text:p>5590123400</text:p>
          </table:table-cell>
          <table:table-cell table:formula="of:=[.A504]/LOG([.A504])+[.$C$2]*2*(RAND()-0.5)" office:value-type="float" office:value="573497664.00074" calcext:value-type="float">
            <text:p>573497664.00074</text:p>
          </table:table-cell>
          <table:table-cell/>
        </table:table-row>
        <table:table-row table:style-name="ro1">
          <table:table-cell office:value-type="float" office:value="5601234511" calcext:value-type="float">
            <text:p>5601234511</text:p>
          </table:table-cell>
          <table:table-cell table:formula="of:=[.A505]/LOG([.A505])+[.$C$2]*2*(RAND()-0.5)" office:value-type="float" office:value="574586732.517563" calcext:value-type="float">
            <text:p>574586732.517563</text:p>
          </table:table-cell>
          <table:table-cell/>
        </table:table-row>
        <table:table-row table:style-name="ro1">
          <table:table-cell office:value-type="float" office:value="5612345622" calcext:value-type="float">
            <text:p>5612345622</text:p>
          </table:table-cell>
          <table:table-cell table:formula="of:=[.A506]/LOG([.A506])+[.$C$2]*2*(RAND()-0.5)" office:value-type="float" office:value="575675709.279457" calcext:value-type="float">
            <text:p>575675709.279457</text:p>
          </table:table-cell>
          <table:table-cell/>
        </table:table-row>
        <table:table-row table:style-name="ro1">
          <table:table-cell office:value-type="float" office:value="5623456733" calcext:value-type="float">
            <text:p>5623456733</text:p>
          </table:table-cell>
          <table:table-cell table:formula="of:=[.A507]/LOG([.A507])+[.$C$2]*2*(RAND()-0.5)" office:value-type="float" office:value="576764594.483453" calcext:value-type="float">
            <text:p>576764594.483453</text:p>
          </table:table-cell>
          <table:table-cell/>
        </table:table-row>
        <table:table-row table:style-name="ro1">
          <table:table-cell office:value-type="float" office:value="5634567844" calcext:value-type="float">
            <text:p>5634567844</text:p>
          </table:table-cell>
          <table:table-cell table:formula="of:=[.A508]/LOG([.A508])+[.$C$2]*2*(RAND()-0.5)" office:value-type="float" office:value="577853388.325767" calcext:value-type="float">
            <text:p>577853388.325767</text:p>
          </table:table-cell>
          <table:table-cell/>
        </table:table-row>
        <table:table-row table:style-name="ro1">
          <table:table-cell office:value-type="float" office:value="5645678955" calcext:value-type="float">
            <text:p>5645678955</text:p>
          </table:table-cell>
          <table:table-cell table:formula="of:=[.A509]/LOG([.A509])+[.$C$2]*2*(RAND()-0.5)" office:value-type="float" office:value="578942091.001809" calcext:value-type="float">
            <text:p>578942091.001809</text:p>
          </table:table-cell>
          <table:table-cell/>
        </table:table-row>
        <table:table-row table:style-name="ro1">
          <table:table-cell office:value-type="float" office:value="5656790066" calcext:value-type="float">
            <text:p>5656790066</text:p>
          </table:table-cell>
          <table:table-cell table:formula="of:=[.A510]/LOG([.A510])+[.$C$2]*2*(RAND()-0.5)" office:value-type="float" office:value="580030702.706185" calcext:value-type="float">
            <text:p>580030702.706185</text:p>
          </table:table-cell>
          <table:table-cell/>
        </table:table-row>
        <table:table-row table:style-name="ro1">
          <table:table-cell office:value-type="float" office:value="5667901177" calcext:value-type="float">
            <text:p>5667901177</text:p>
          </table:table-cell>
          <table:table-cell table:formula="of:=[.A511]/LOG([.A511])+[.$C$2]*2*(RAND()-0.5)" office:value-type="float" office:value="581119223.632704" calcext:value-type="float">
            <text:p>581119223.632704</text:p>
          </table:table-cell>
          <table:table-cell/>
        </table:table-row>
        <table:table-row table:style-name="ro1">
          <table:table-cell office:value-type="float" office:value="5679012288" calcext:value-type="float">
            <text:p>5679012288</text:p>
          </table:table-cell>
          <table:table-cell table:formula="of:=[.A512]/LOG([.A512])+[.$C$2]*2*(RAND()-0.5)" office:value-type="float" office:value="582207653.974381" calcext:value-type="float">
            <text:p>582207653.974381</text:p>
          </table:table-cell>
          <table:table-cell/>
        </table:table-row>
        <table:table-row table:style-name="ro1">
          <table:table-cell office:value-type="float" office:value="5690123399" calcext:value-type="float">
            <text:p>5690123399</text:p>
          </table:table-cell>
          <table:table-cell table:formula="of:=[.A513]/LOG([.A513])+[.$C$2]*2*(RAND()-0.5)" office:value-type="float" office:value="583295993.923442" calcext:value-type="float">
            <text:p>583295993.923442</text:p>
          </table:table-cell>
          <table:table-cell/>
        </table:table-row>
        <table:table-row table:style-name="ro1">
          <table:table-cell office:value-type="float" office:value="5701234510" calcext:value-type="float">
            <text:p>5701234510</text:p>
          </table:table-cell>
          <table:table-cell table:formula="of:=[.A514]/LOG([.A514])+[.$C$2]*2*(RAND()-0.5)" office:value-type="float" office:value="584384243.671331" calcext:value-type="float">
            <text:p>584384243.671331</text:p>
          </table:table-cell>
          <table:table-cell/>
        </table:table-row>
        <table:table-row table:style-name="ro1">
          <table:table-cell office:value-type="float" office:value="5712345621" calcext:value-type="float">
            <text:p>5712345621</text:p>
          </table:table-cell>
          <table:table-cell table:formula="of:=[.A515]/LOG([.A515])+[.$C$2]*2*(RAND()-0.5)" office:value-type="float" office:value="585472403.408712" calcext:value-type="float">
            <text:p>585472403.408712</text:p>
          </table:table-cell>
          <table:table-cell/>
        </table:table-row>
        <table:table-row table:style-name="ro1">
          <table:table-cell office:value-type="float" office:value="5723456732" calcext:value-type="float">
            <text:p>5723456732</text:p>
          </table:table-cell>
          <table:table-cell table:formula="of:=[.A516]/LOG([.A516])+[.$C$2]*2*(RAND()-0.5)" office:value-type="float" office:value="586560473.325474" calcext:value-type="float">
            <text:p>586560473.325474</text:p>
          </table:table-cell>
          <table:table-cell/>
        </table:table-row>
        <table:table-row table:style-name="ro1">
          <table:table-cell office:value-type="float" office:value="5734567843" calcext:value-type="float">
            <text:p>5734567843</text:p>
          </table:table-cell>
          <table:table-cell table:formula="of:=[.A517]/LOG([.A517])+[.$C$2]*2*(RAND()-0.5)" office:value-type="float" office:value="587648453.610737" calcext:value-type="float">
            <text:p>587648453.610737</text:p>
          </table:table-cell>
          <table:table-cell/>
        </table:table-row>
        <table:table-row table:style-name="ro1">
          <table:table-cell office:value-type="float" office:value="5745678954" calcext:value-type="float">
            <text:p>5745678954</text:p>
          </table:table-cell>
          <table:table-cell table:formula="of:=[.A518]/LOG([.A518])+[.$C$2]*2*(RAND()-0.5)" office:value-type="float" office:value="588736344.452858" calcext:value-type="float">
            <text:p>588736344.452858</text:p>
          </table:table-cell>
          <table:table-cell/>
        </table:table-row>
        <table:table-row table:style-name="ro1">
          <table:table-cell office:value-type="float" office:value="5756790065" calcext:value-type="float">
            <text:p>5756790065</text:p>
          </table:table-cell>
          <table:table-cell table:formula="of:=[.A519]/LOG([.A519])+[.$C$2]*2*(RAND()-0.5)" office:value-type="float" office:value="589824146.03943" calcext:value-type="float">
            <text:p>589824146.03943</text:p>
          </table:table-cell>
          <table:table-cell/>
        </table:table-row>
        <table:table-row table:style-name="ro1">
          <table:table-cell office:value-type="float" office:value="5767901176" calcext:value-type="float">
            <text:p>5767901176</text:p>
          </table:table-cell>
          <table:table-cell table:formula="of:=[.A520]/LOG([.A520])+[.$C$2]*2*(RAND()-0.5)" office:value-type="float" office:value="590911858.557292" calcext:value-type="float">
            <text:p>590911858.557292</text:p>
          </table:table-cell>
          <table:table-cell/>
        </table:table-row>
        <table:table-row table:style-name="ro1">
          <table:table-cell office:value-type="float" office:value="5779012287" calcext:value-type="float">
            <text:p>5779012287</text:p>
          </table:table-cell>
          <table:table-cell table:formula="of:=[.A521]/LOG([.A521])+[.$C$2]*2*(RAND()-0.5)" office:value-type="float" office:value="591999482.192531" calcext:value-type="float">
            <text:p>591999482.192531</text:p>
          </table:table-cell>
          <table:table-cell/>
        </table:table-row>
        <table:table-row table:style-name="ro1">
          <table:table-cell office:value-type="float" office:value="5790123398" calcext:value-type="float">
            <text:p>5790123398</text:p>
          </table:table-cell>
          <table:table-cell table:formula="of:=[.A522]/LOG([.A522])+[.$C$2]*2*(RAND()-0.5)" office:value-type="float" office:value="593087017.130488" calcext:value-type="float">
            <text:p>593087017.130488</text:p>
          </table:table-cell>
          <table:table-cell/>
        </table:table-row>
        <table:table-row table:style-name="ro1">
          <table:table-cell office:value-type="float" office:value="5801234509" calcext:value-type="float">
            <text:p>5801234509</text:p>
          </table:table-cell>
          <table:table-cell table:formula="of:=[.A523]/LOG([.A523])+[.$C$2]*2*(RAND()-0.5)" office:value-type="float" office:value="594174463.555761" calcext:value-type="float">
            <text:p>594174463.555761</text:p>
          </table:table-cell>
          <table:table-cell/>
        </table:table-row>
        <table:table-row table:style-name="ro1">
          <table:table-cell office:value-type="float" office:value="5812345620" calcext:value-type="float">
            <text:p>5812345620</text:p>
          </table:table-cell>
          <table:table-cell table:formula="of:=[.A524]/LOG([.A524])+[.$C$2]*2*(RAND()-0.5)" office:value-type="float" office:value="595261821.652209" calcext:value-type="float">
            <text:p>595261821.652209</text:p>
          </table:table-cell>
          <table:table-cell/>
        </table:table-row>
        <table:table-row table:style-name="ro1">
          <table:table-cell office:value-type="float" office:value="5823456731" calcext:value-type="float">
            <text:p>5823456731</text:p>
          </table:table-cell>
          <table:table-cell table:formula="of:=[.A525]/LOG([.A525])+[.$C$2]*2*(RAND()-0.5)" office:value-type="float" office:value="596349091.602959" calcext:value-type="float">
            <text:p>596349091.602959</text:p>
          </table:table-cell>
          <table:table-cell/>
        </table:table-row>
        <table:table-row table:style-name="ro1">
          <table:table-cell office:value-type="float" office:value="5834567842" calcext:value-type="float">
            <text:p>5834567842</text:p>
          </table:table-cell>
          <table:table-cell table:formula="of:=[.A526]/LOG([.A526])+[.$C$2]*2*(RAND()-0.5)" office:value-type="float" office:value="597436273.590406" calcext:value-type="float">
            <text:p>597436273.590406</text:p>
          </table:table-cell>
          <table:table-cell/>
        </table:table-row>
        <table:table-row table:style-name="ro1">
          <table:table-cell office:value-type="float" office:value="5845678953" calcext:value-type="float">
            <text:p>5845678953</text:p>
          </table:table-cell>
          <table:table-cell table:formula="of:=[.A527]/LOG([.A527])+[.$C$2]*2*(RAND()-0.5)" office:value-type="float" office:value="598523367.796222" calcext:value-type="float">
            <text:p>598523367.796222</text:p>
          </table:table-cell>
          <table:table-cell/>
        </table:table-row>
        <table:table-row table:style-name="ro1">
          <table:table-cell office:value-type="float" office:value="5856790064" calcext:value-type="float">
            <text:p>5856790064</text:p>
          </table:table-cell>
          <table:table-cell table:formula="of:=[.A528]/LOG([.A528])+[.$C$2]*2*(RAND()-0.5)" office:value-type="float" office:value="599610374.401358" calcext:value-type="float">
            <text:p>599610374.401358</text:p>
          </table:table-cell>
          <table:table-cell/>
        </table:table-row>
        <table:table-row table:style-name="ro1">
          <table:table-cell office:value-type="float" office:value="5867901175" calcext:value-type="float">
            <text:p>5867901175</text:p>
          </table:table-cell>
          <table:table-cell table:formula="of:=[.A529]/LOG([.A529])+[.$C$2]*2*(RAND()-0.5)" office:value-type="float" office:value="600697293.586047" calcext:value-type="float">
            <text:p>600697293.586047</text:p>
          </table:table-cell>
          <table:table-cell/>
        </table:table-row>
        <table:table-row table:style-name="ro1">
          <table:table-cell office:value-type="float" office:value="5879012286" calcext:value-type="float">
            <text:p>5879012286</text:p>
          </table:table-cell>
          <table:table-cell table:formula="of:=[.A530]/LOG([.A530])+[.$C$2]*2*(RAND()-0.5)" office:value-type="float" office:value="601784125.52981" calcext:value-type="float">
            <text:p>601784125.52981</text:p>
          </table:table-cell>
          <table:table-cell/>
        </table:table-row>
        <table:table-row table:style-name="ro1">
          <table:table-cell office:value-type="float" office:value="5890123397" calcext:value-type="float">
            <text:p>5890123397</text:p>
          </table:table-cell>
          <table:table-cell table:formula="of:=[.A531]/LOG([.A531])+[.$C$2]*2*(RAND()-0.5)" office:value-type="float" office:value="602870870.41146" calcext:value-type="float">
            <text:p>602870870.41146</text:p>
          </table:table-cell>
          <table:table-cell/>
        </table:table-row>
        <table:table-row table:style-name="ro1">
          <table:table-cell office:value-type="float" office:value="5901234508" calcext:value-type="float">
            <text:p>5901234508</text:p>
          </table:table-cell>
          <table:table-cell table:formula="of:=[.A532]/LOG([.A532])+[.$C$2]*2*(RAND()-0.5)" office:value-type="float" office:value="603957528.409106" calcext:value-type="float">
            <text:p>603957528.409106</text:p>
          </table:table-cell>
          <table:table-cell/>
        </table:table-row>
        <table:table-row table:style-name="ro1">
          <table:table-cell office:value-type="float" office:value="5912345619" calcext:value-type="float">
            <text:p>5912345619</text:p>
          </table:table-cell>
          <table:table-cell table:formula="of:=[.A533]/LOG([.A533])+[.$C$2]*2*(RAND()-0.5)" office:value-type="float" office:value="605044099.700157" calcext:value-type="float">
            <text:p>605044099.700157</text:p>
          </table:table-cell>
          <table:table-cell/>
        </table:table-row>
        <table:table-row table:style-name="ro1">
          <table:table-cell office:value-type="float" office:value="5923456730" calcext:value-type="float">
            <text:p>5923456730</text:p>
          </table:table-cell>
          <table:table-cell table:formula="of:=[.A534]/LOG([.A534])+[.$C$2]*2*(RAND()-0.5)" office:value-type="float" office:value="606130584.461325" calcext:value-type="float">
            <text:p>606130584.461325</text:p>
          </table:table-cell>
          <table:table-cell/>
        </table:table-row>
        <table:table-row table:style-name="ro1">
          <table:table-cell office:value-type="float" office:value="5934567841" calcext:value-type="float">
            <text:p>5934567841</text:p>
          </table:table-cell>
          <table:table-cell table:formula="of:=[.A535]/LOG([.A535])+[.$C$2]*2*(RAND()-0.5)" office:value-type="float" office:value="607216982.86863" calcext:value-type="float">
            <text:p>607216982.86863</text:p>
          </table:table-cell>
          <table:table-cell/>
        </table:table-row>
        <table:table-row table:style-name="ro1">
          <table:table-cell office:value-type="float" office:value="5945678952" calcext:value-type="float">
            <text:p>5945678952</text:p>
          </table:table-cell>
          <table:table-cell table:formula="of:=[.A536]/LOG([.A536])+[.$C$2]*2*(RAND()-0.5)" office:value-type="float" office:value="608303295.097406" calcext:value-type="float">
            <text:p>608303295.097406</text:p>
          </table:table-cell>
          <table:table-cell/>
        </table:table-row>
        <table:table-row table:style-name="ro1">
          <table:table-cell office:value-type="float" office:value="5956790063" calcext:value-type="float">
            <text:p>5956790063</text:p>
          </table:table-cell>
          <table:table-cell table:formula="of:=[.A537]/LOG([.A537])+[.$C$2]*2*(RAND()-0.5)" office:value-type="float" office:value="609389521.3223" calcext:value-type="float">
            <text:p>609389521.3223</text:p>
          </table:table-cell>
          <table:table-cell/>
        </table:table-row>
        <table:table-row table:style-name="ro1">
          <table:table-cell office:value-type="float" office:value="5967901174" calcext:value-type="float">
            <text:p>5967901174</text:p>
          </table:table-cell>
          <table:table-cell table:formula="of:=[.A538]/LOG([.A538])+[.$C$2]*2*(RAND()-0.5)" office:value-type="float" office:value="610475661.717282" calcext:value-type="float">
            <text:p>610475661.717282</text:p>
          </table:table-cell>
          <table:table-cell/>
        </table:table-row>
        <table:table-row table:style-name="ro1">
          <table:table-cell office:value-type="float" office:value="5979012285" calcext:value-type="float">
            <text:p>5979012285</text:p>
          </table:table-cell>
          <table:table-cell table:formula="of:=[.A539]/LOG([.A539])+[.$C$2]*2*(RAND()-0.5)" office:value-type="float" office:value="611561716.455643" calcext:value-type="float">
            <text:p>611561716.455643</text:p>
          </table:table-cell>
          <table:table-cell/>
        </table:table-row>
        <table:table-row table:style-name="ro1">
          <table:table-cell office:value-type="float" office:value="5990123396" calcext:value-type="float">
            <text:p>5990123396</text:p>
          </table:table-cell>
          <table:table-cell table:formula="of:=[.A540]/LOG([.A540])+[.$C$2]*2*(RAND()-0.5)" office:value-type="float" office:value="612647685.710004" calcext:value-type="float">
            <text:p>612647685.710004</text:p>
          </table:table-cell>
          <table:table-cell/>
        </table:table-row>
        <table:table-row table:style-name="ro1">
          <table:table-cell office:value-type="float" office:value="6001234507" calcext:value-type="float">
            <text:p>6001234507</text:p>
          </table:table-cell>
          <table:table-cell table:formula="of:=[.A541]/LOG([.A541])+[.$C$2]*2*(RAND()-0.5)" office:value-type="float" office:value="613733569.652315" calcext:value-type="float">
            <text:p>613733569.652315</text:p>
          </table:table-cell>
          <table:table-cell/>
        </table:table-row>
        <table:table-row table:style-name="ro1">
          <table:table-cell office:value-type="float" office:value="6012345618" calcext:value-type="float">
            <text:p>6012345618</text:p>
          </table:table-cell>
          <table:table-cell table:formula="of:=[.A542]/LOG([.A542])+[.$C$2]*2*(RAND()-0.5)" office:value-type="float" office:value="614819368.453865" calcext:value-type="float">
            <text:p>614819368.453865</text:p>
          </table:table-cell>
          <table:table-cell/>
        </table:table-row>
        <table:table-row table:style-name="ro1">
          <table:table-cell office:value-type="float" office:value="6023456729" calcext:value-type="float">
            <text:p>6023456729</text:p>
          </table:table-cell>
          <table:table-cell table:formula="of:=[.A543]/LOG([.A543])+[.$C$2]*2*(RAND()-0.5)" office:value-type="float" office:value="615905082.285279" calcext:value-type="float">
            <text:p>615905082.285279</text:p>
          </table:table-cell>
          <table:table-cell/>
        </table:table-row>
        <table:table-row table:style-name="ro1">
          <table:table-cell office:value-type="float" office:value="6034567840" calcext:value-type="float">
            <text:p>6034567840</text:p>
          </table:table-cell>
          <table:table-cell table:formula="of:=[.A544]/LOG([.A544])+[.$C$2]*2*(RAND()-0.5)" office:value-type="float" office:value="616990711.316525" calcext:value-type="float">
            <text:p>616990711.316525</text:p>
          </table:table-cell>
          <table:table-cell/>
        </table:table-row>
        <table:table-row table:style-name="ro1">
          <table:table-cell office:value-type="float" office:value="6045678951" calcext:value-type="float">
            <text:p>6045678951</text:p>
          </table:table-cell>
          <table:table-cell table:formula="of:=[.A545]/LOG([.A545])+[.$C$2]*2*(RAND()-0.5)" office:value-type="float" office:value="618076255.71692" calcext:value-type="float">
            <text:p>618076255.71692</text:p>
          </table:table-cell>
          <table:table-cell/>
        </table:table-row>
        <table:table-row table:style-name="ro1">
          <table:table-cell office:value-type="float" office:value="6056790062" calcext:value-type="float">
            <text:p>6056790062</text:p>
          </table:table-cell>
          <table:table-cell table:formula="of:=[.A546]/LOG([.A546])+[.$C$2]*2*(RAND()-0.5)" office:value-type="float" office:value="619161715.655131" calcext:value-type="float">
            <text:p>619161715.655131</text:p>
          </table:table-cell>
          <table:table-cell/>
        </table:table-row>
        <table:table-row table:style-name="ro1">
          <table:table-cell office:value-type="float" office:value="6067901173" calcext:value-type="float">
            <text:p>6067901173</text:p>
          </table:table-cell>
          <table:table-cell table:formula="of:=[.A547]/LOG([.A547])+[.$C$2]*2*(RAND()-0.5)" office:value-type="float" office:value="620247091.299176" calcext:value-type="float">
            <text:p>620247091.299176</text:p>
          </table:table-cell>
          <table:table-cell/>
        </table:table-row>
        <table:table-row table:style-name="ro1">
          <table:table-cell office:value-type="float" office:value="6079012284" calcext:value-type="float">
            <text:p>6079012284</text:p>
          </table:table-cell>
          <table:table-cell table:formula="of:=[.A548]/LOG([.A548])+[.$C$2]*2*(RAND()-0.5)" office:value-type="float" office:value="621332382.816434" calcext:value-type="float">
            <text:p>621332382.816434</text:p>
          </table:table-cell>
          <table:table-cell/>
        </table:table-row>
        <table:table-row table:style-name="ro1">
          <table:table-cell office:value-type="float" office:value="6090123395" calcext:value-type="float">
            <text:p>6090123395</text:p>
          </table:table-cell>
          <table:table-cell table:formula="of:=[.A549]/LOG([.A549])+[.$C$2]*2*(RAND()-0.5)" office:value-type="float" office:value="622417590.373645" calcext:value-type="float">
            <text:p>622417590.373645</text:p>
          </table:table-cell>
          <table:table-cell/>
        </table:table-row>
        <table:table-row table:style-name="ro1">
          <table:table-cell office:value-type="float" office:value="6101234506" calcext:value-type="float">
            <text:p>6101234506</text:p>
          </table:table-cell>
          <table:table-cell table:formula="of:=[.A550]/LOG([.A550])+[.$C$2]*2*(RAND()-0.5)" office:value-type="float" office:value="623502714.136912" calcext:value-type="float">
            <text:p>623502714.136912</text:p>
          </table:table-cell>
          <table:table-cell/>
        </table:table-row>
        <table:table-row table:style-name="ro1">
          <table:table-cell office:value-type="float" office:value="6112345617" calcext:value-type="float">
            <text:p>6112345617</text:p>
          </table:table-cell>
          <table:table-cell table:formula="of:=[.A551]/LOG([.A551])+[.$C$2]*2*(RAND()-0.5)" office:value-type="float" office:value="624587754.271708" calcext:value-type="float">
            <text:p>624587754.271708</text:p>
          </table:table-cell>
          <table:table-cell/>
        </table:table-row>
        <table:table-row table:style-name="ro1">
          <table:table-cell office:value-type="float" office:value="6123456728" calcext:value-type="float">
            <text:p>6123456728</text:p>
          </table:table-cell>
          <table:table-cell table:formula="of:=[.A552]/LOG([.A552])+[.$C$2]*2*(RAND()-0.5)" office:value-type="float" office:value="625672710.942878" calcext:value-type="float">
            <text:p>625672710.942878</text:p>
          </table:table-cell>
          <table:table-cell/>
        </table:table-row>
        <table:table-row table:style-name="ro1">
          <table:table-cell office:value-type="float" office:value="6134567839" calcext:value-type="float">
            <text:p>6134567839</text:p>
          </table:table-cell>
          <table:table-cell table:formula="of:=[.A553]/LOG([.A553])+[.$C$2]*2*(RAND()-0.5)" office:value-type="float" office:value="626757584.314643" calcext:value-type="float">
            <text:p>626757584.314643</text:p>
          </table:table-cell>
          <table:table-cell/>
        </table:table-row>
        <table:table-row table:style-name="ro1">
          <table:table-cell office:value-type="float" office:value="6145678950" calcext:value-type="float">
            <text:p>6145678950</text:p>
          </table:table-cell>
          <table:table-cell table:formula="of:=[.A554]/LOG([.A554])+[.$C$2]*2*(RAND()-0.5)" office:value-type="float" office:value="627842374.550602" calcext:value-type="float">
            <text:p>627842374.550602</text:p>
          </table:table-cell>
          <table:table-cell/>
        </table:table-row>
        <table:table-row table:style-name="ro1">
          <table:table-cell office:value-type="float" office:value="6156790061" calcext:value-type="float">
            <text:p>6156790061</text:p>
          </table:table-cell>
          <table:table-cell table:formula="of:=[.A555]/LOG([.A555])+[.$C$2]*2*(RAND()-0.5)" office:value-type="float" office:value="628927081.813736" calcext:value-type="float">
            <text:p>628927081.813736</text:p>
          </table:table-cell>
          <table:table-cell/>
        </table:table-row>
        <table:table-row table:style-name="ro1">
          <table:table-cell office:value-type="float" office:value="6167901172" calcext:value-type="float">
            <text:p>6167901172</text:p>
          </table:table-cell>
          <table:table-cell table:formula="of:=[.A556]/LOG([.A556])+[.$C$2]*2*(RAND()-0.5)" office:value-type="float" office:value="630011706.266415" calcext:value-type="float">
            <text:p>630011706.266415</text:p>
          </table:table-cell>
          <table:table-cell/>
        </table:table-row>
        <table:table-row table:style-name="ro1">
          <table:table-cell office:value-type="float" office:value="6179012283" calcext:value-type="float">
            <text:p>6179012283</text:p>
          </table:table-cell>
          <table:table-cell table:formula="of:=[.A557]/LOG([.A557])+[.$C$2]*2*(RAND()-0.5)" office:value-type="float" office:value="631096248.070394" calcext:value-type="float">
            <text:p>631096248.070394</text:p>
          </table:table-cell>
          <table:table-cell/>
        </table:table-row>
        <table:table-row table:style-name="ro1">
          <table:table-cell office:value-type="float" office:value="6190123394" calcext:value-type="float">
            <text:p>6190123394</text:p>
          </table:table-cell>
          <table:table-cell table:formula="of:=[.A558]/LOG([.A558])+[.$C$2]*2*(RAND()-0.5)" office:value-type="float" office:value="632180707.386826" calcext:value-type="float">
            <text:p>632180707.386826</text:p>
          </table:table-cell>
          <table:table-cell/>
        </table:table-row>
        <table:table-row table:style-name="ro1">
          <table:table-cell office:value-type="float" office:value="6201234505" calcext:value-type="float">
            <text:p>6201234505</text:p>
          </table:table-cell>
          <table:table-cell table:formula="of:=[.A559]/LOG([.A559])+[.$C$2]*2*(RAND()-0.5)" office:value-type="float" office:value="633265084.376255" calcext:value-type="float">
            <text:p>633265084.376255</text:p>
          </table:table-cell>
          <table:table-cell/>
        </table:table-row>
        <table:table-row table:style-name="ro1">
          <table:table-cell office:value-type="float" office:value="6212345616" calcext:value-type="float">
            <text:p>6212345616</text:p>
          </table:table-cell>
          <table:table-cell table:formula="of:=[.A560]/LOG([.A560])+[.$C$2]*2*(RAND()-0.5)" office:value-type="float" office:value="634349379.198629" calcext:value-type="float">
            <text:p>634349379.198629</text:p>
          </table:table-cell>
          <table:table-cell/>
        </table:table-row>
        <table:table-row table:style-name="ro1">
          <table:table-cell office:value-type="float" office:value="6223456727" calcext:value-type="float">
            <text:p>6223456727</text:p>
          </table:table-cell>
          <table:table-cell table:formula="of:=[.A561]/LOG([.A561])+[.$C$2]*2*(RAND()-0.5)" office:value-type="float" office:value="635433592.013295" calcext:value-type="float">
            <text:p>635433592.013295</text:p>
          </table:table-cell>
          <table:table-cell/>
        </table:table-row>
        <table:table-row table:style-name="ro1">
          <table:table-cell office:value-type="float" office:value="6234567838" calcext:value-type="float">
            <text:p>6234567838</text:p>
          </table:table-cell>
          <table:table-cell table:formula="of:=[.A562]/LOG([.A562])+[.$C$2]*2*(RAND()-0.5)" office:value-type="float" office:value="636517722.97901" calcext:value-type="float">
            <text:p>636517722.97901</text:p>
          </table:table-cell>
          <table:table-cell/>
        </table:table-row>
        <table:table-row table:style-name="ro1">
          <table:table-cell office:value-type="float" office:value="6245678949" calcext:value-type="float">
            <text:p>6245678949</text:p>
          </table:table-cell>
          <table:table-cell table:formula="of:=[.A563]/LOG([.A563])+[.$C$2]*2*(RAND()-0.5)" office:value-type="float" office:value="637601772.253936" calcext:value-type="float">
            <text:p>637601772.253936</text:p>
          </table:table-cell>
          <table:table-cell/>
        </table:table-row>
        <table:table-row table:style-name="ro1">
          <table:table-cell office:value-type="float" office:value="6256790060" calcext:value-type="float">
            <text:p>6256790060</text:p>
          </table:table-cell>
          <table:table-cell table:formula="of:=[.A564]/LOG([.A564])+[.$C$2]*2*(RAND()-0.5)" office:value-type="float" office:value="638685739.99565" calcext:value-type="float">
            <text:p>638685739.99565</text:p>
          </table:table-cell>
          <table:table-cell/>
        </table:table-row>
        <table:table-row table:style-name="ro1">
          <table:table-cell office:value-type="float" office:value="6267901171" calcext:value-type="float">
            <text:p>6267901171</text:p>
          </table:table-cell>
          <table:table-cell table:formula="of:=[.A565]/LOG([.A565])+[.$C$2]*2*(RAND()-0.5)" office:value-type="float" office:value="639769626.361147" calcext:value-type="float">
            <text:p>639769626.361147</text:p>
          </table:table-cell>
          <table:table-cell/>
        </table:table-row>
        <table:table-row table:style-name="ro1">
          <table:table-cell office:value-type="float" office:value="6279012282" calcext:value-type="float">
            <text:p>6279012282</text:p>
          </table:table-cell>
          <table:table-cell table:formula="of:=[.A566]/LOG([.A566])+[.$C$2]*2*(RAND()-0.5)" office:value-type="float" office:value="640853431.506837" calcext:value-type="float">
            <text:p>640853431.506837</text:p>
          </table:table-cell>
          <table:table-cell/>
        </table:table-row>
        <table:table-row table:style-name="ro1">
          <table:table-cell office:value-type="float" office:value="6290123393" calcext:value-type="float">
            <text:p>6290123393</text:p>
          </table:table-cell>
          <table:table-cell table:formula="of:=[.A567]/LOG([.A567])+[.$C$2]*2*(RAND()-0.5)" office:value-type="float" office:value="641937155.588554" calcext:value-type="float">
            <text:p>641937155.588554</text:p>
          </table:table-cell>
          <table:table-cell/>
        </table:table-row>
        <table:table-row table:style-name="ro1">
          <table:table-cell office:value-type="float" office:value="6301234504" calcext:value-type="float">
            <text:p>6301234504</text:p>
          </table:table-cell>
          <table:table-cell table:formula="of:=[.A568]/LOG([.A568])+[.$C$2]*2*(RAND()-0.5)" office:value-type="float" office:value="643020798.761559" calcext:value-type="float">
            <text:p>643020798.761559</text:p>
          </table:table-cell>
          <table:table-cell/>
        </table:table-row>
        <table:table-row table:style-name="ro1">
          <table:table-cell office:value-type="float" office:value="6312345615" calcext:value-type="float">
            <text:p>6312345615</text:p>
          </table:table-cell>
          <table:table-cell table:formula="of:=[.A569]/LOG([.A569])+[.$C$2]*2*(RAND()-0.5)" office:value-type="float" office:value="644104361.180539" calcext:value-type="float">
            <text:p>644104361.180539</text:p>
          </table:table-cell>
          <table:table-cell/>
        </table:table-row>
        <table:table-row table:style-name="ro1">
          <table:table-cell office:value-type="float" office:value="6323456726" calcext:value-type="float">
            <text:p>6323456726</text:p>
          </table:table-cell>
          <table:table-cell table:formula="of:=[.A570]/LOG([.A570])+[.$C$2]*2*(RAND()-0.5)" office:value-type="float" office:value="645187842.999613" calcext:value-type="float">
            <text:p>645187842.999613</text:p>
          </table:table-cell>
          <table:table-cell/>
        </table:table-row>
        <table:table-row table:style-name="ro1">
          <table:table-cell office:value-type="float" office:value="6334567837" calcext:value-type="float">
            <text:p>6334567837</text:p>
          </table:table-cell>
          <table:table-cell table:formula="of:=[.A571]/LOG([.A571])+[.$C$2]*2*(RAND()-0.5)" office:value-type="float" office:value="646271244.372336" calcext:value-type="float">
            <text:p>646271244.372336</text:p>
          </table:table-cell>
          <table:table-cell/>
        </table:table-row>
        <table:table-row table:style-name="ro1">
          <table:table-cell office:value-type="float" office:value="6345678948" calcext:value-type="float">
            <text:p>6345678948</text:p>
          </table:table-cell>
          <table:table-cell table:formula="of:=[.A572]/LOG([.A572])+[.$C$2]*2*(RAND()-0.5)" office:value-type="float" office:value="647354565.4517" calcext:value-type="float">
            <text:p>647354565.4517</text:p>
          </table:table-cell>
          <table:table-cell/>
        </table:table-row>
        <table:table-row table:style-name="ro1">
          <table:table-cell office:value-type="float" office:value="6356790059" calcext:value-type="float">
            <text:p>6356790059</text:p>
          </table:table-cell>
          <table:table-cell table:formula="of:=[.A573]/LOG([.A573])+[.$C$2]*2*(RAND()-0.5)" office:value-type="float" office:value="648437806.390139" calcext:value-type="float">
            <text:p>648437806.390139</text:p>
          </table:table-cell>
          <table:table-cell/>
        </table:table-row>
        <table:table-row table:style-name="ro1">
          <table:table-cell office:value-type="float" office:value="6367901170" calcext:value-type="float">
            <text:p>6367901170</text:p>
          </table:table-cell>
          <table:table-cell table:formula="of:=[.A574]/LOG([.A574])+[.$C$2]*2*(RAND()-0.5)" office:value-type="float" office:value="649520967.339528" calcext:value-type="float">
            <text:p>649520967.339528</text:p>
          </table:table-cell>
          <table:table-cell/>
        </table:table-row>
        <table:table-row table:style-name="ro1">
          <table:table-cell office:value-type="float" office:value="6379012281" calcext:value-type="float">
            <text:p>6379012281</text:p>
          </table:table-cell>
          <table:table-cell table:formula="of:=[.A575]/LOG([.A575])+[.$C$2]*2*(RAND()-0.5)" office:value-type="float" office:value="650604048.451191" calcext:value-type="float">
            <text:p>650604048.451191</text:p>
          </table:table-cell>
          <table:table-cell/>
        </table:table-row>
        <table:table-row table:style-name="ro1">
          <table:table-cell office:value-type="float" office:value="6390123392" calcext:value-type="float">
            <text:p>6390123392</text:p>
          </table:table-cell>
          <table:table-cell table:formula="of:=[.A576]/LOG([.A576])+[.$C$2]*2*(RAND()-0.5)" office:value-type="float" office:value="651687049.875902" calcext:value-type="float">
            <text:p>651687049.875902</text:p>
          </table:table-cell>
          <table:table-cell/>
        </table:table-row>
        <table:table-row table:style-name="ro1">
          <table:table-cell office:value-type="float" office:value="6401234503" calcext:value-type="float">
            <text:p>6401234503</text:p>
          </table:table-cell>
          <table:table-cell table:formula="of:=[.A577]/LOG([.A577])+[.$C$2]*2*(RAND()-0.5)" office:value-type="float" office:value="652769971.763887" calcext:value-type="float">
            <text:p>652769971.763887</text:p>
          </table:table-cell>
          <table:table-cell/>
        </table:table-row>
        <table:table-row table:style-name="ro1">
          <table:table-cell office:value-type="float" office:value="6412345614" calcext:value-type="float">
            <text:p>6412345614</text:p>
          </table:table-cell>
          <table:table-cell table:formula="of:=[.A578]/LOG([.A578])+[.$C$2]*2*(RAND()-0.5)" office:value-type="float" office:value="653852814.264828" calcext:value-type="float">
            <text:p>653852814.264828</text:p>
          </table:table-cell>
          <table:table-cell/>
        </table:table-row>
        <table:table-row table:style-name="ro1">
          <table:table-cell office:value-type="float" office:value="6423456725" calcext:value-type="float">
            <text:p>6423456725</text:p>
          </table:table-cell>
          <table:table-cell table:formula="of:=[.A579]/LOG([.A579])+[.$C$2]*2*(RAND()-0.5)" office:value-type="float" office:value="654935577.527865" calcext:value-type="float">
            <text:p>654935577.527865</text:p>
          </table:table-cell>
          <table:table-cell/>
        </table:table-row>
        <table:table-row table:style-name="ro1">
          <table:table-cell office:value-type="float" office:value="6434567836" calcext:value-type="float">
            <text:p>6434567836</text:p>
          </table:table-cell>
          <table:table-cell table:formula="of:=[.A580]/LOG([.A580])+[.$C$2]*2*(RAND()-0.5)" office:value-type="float" office:value="656018261.7016" calcext:value-type="float">
            <text:p>656018261.7016</text:p>
          </table:table-cell>
          <table:table-cell/>
        </table:table-row>
        <table:table-row table:style-name="ro1">
          <table:table-cell office:value-type="float" office:value="6445678947" calcext:value-type="float">
            <text:p>6445678947</text:p>
          </table:table-cell>
          <table:table-cell table:formula="of:=[.A581]/LOG([.A581])+[.$C$2]*2*(RAND()-0.5)" office:value-type="float" office:value="657100866.9341" calcext:value-type="float">
            <text:p>657100866.9341</text:p>
          </table:table-cell>
          <table:table-cell/>
        </table:table-row>
        <table:table-row table:style-name="ro1">
          <table:table-cell office:value-type="float" office:value="6456790058" calcext:value-type="float">
            <text:p>6456790058</text:p>
          </table:table-cell>
          <table:table-cell table:formula="of:=[.A582]/LOG([.A582])+[.$C$2]*2*(RAND()-0.5)" office:value-type="float" office:value="658183393.372898" calcext:value-type="float">
            <text:p>658183393.372898</text:p>
          </table:table-cell>
          <table:table-cell/>
        </table:table-row>
        <table:table-row table:style-name="ro1">
          <table:table-cell office:value-type="float" office:value="6467901169" calcext:value-type="float">
            <text:p>6467901169</text:p>
          </table:table-cell>
          <table:table-cell table:formula="of:=[.A583]/LOG([.A583])+[.$C$2]*2*(RAND()-0.5)" office:value-type="float" office:value="659265841.164997" calcext:value-type="float">
            <text:p>659265841.164997</text:p>
          </table:table-cell>
          <table:table-cell/>
        </table:table-row>
        <table:table-row table:style-name="ro1">
          <table:table-cell office:value-type="float" office:value="6479012280" calcext:value-type="float">
            <text:p>6479012280</text:p>
          </table:table-cell>
          <table:table-cell table:formula="of:=[.A584]/LOG([.A584])+[.$C$2]*2*(RAND()-0.5)" office:value-type="float" office:value="660348210.456875" calcext:value-type="float">
            <text:p>660348210.456875</text:p>
          </table:table-cell>
          <table:table-cell/>
        </table:table-row>
        <table:table-row table:style-name="ro1">
          <table:table-cell office:value-type="float" office:value="6490123391" calcext:value-type="float">
            <text:p>6490123391</text:p>
          </table:table-cell>
          <table:table-cell table:formula="of:=[.A585]/LOG([.A585])+[.$C$2]*2*(RAND()-0.5)" office:value-type="float" office:value="661430501.394484" calcext:value-type="float">
            <text:p>661430501.394484</text:p>
          </table:table-cell>
          <table:table-cell/>
        </table:table-row>
        <table:table-row table:style-name="ro1">
          <table:table-cell office:value-type="float" office:value="6501234502" calcext:value-type="float">
            <text:p>6501234502</text:p>
          </table:table-cell>
          <table:table-cell table:formula="of:=[.A586]/LOG([.A586])+[.$C$2]*2*(RAND()-0.5)" office:value-type="float" office:value="662512714.123254" calcext:value-type="float">
            <text:p>662512714.123254</text:p>
          </table:table-cell>
          <table:table-cell/>
        </table:table-row>
        <table:table-row table:style-name="ro1">
          <table:table-cell office:value-type="float" office:value="6512345613" calcext:value-type="float">
            <text:p>6512345613</text:p>
          </table:table-cell>
          <table:table-cell table:formula="of:=[.A587]/LOG([.A587])+[.$C$2]*2*(RAND()-0.5)" office:value-type="float" office:value="663594848.788096" calcext:value-type="float">
            <text:p>663594848.788096</text:p>
          </table:table-cell>
          <table:table-cell/>
        </table:table-row>
        <table:table-row table:style-name="ro1">
          <table:table-cell office:value-type="float" office:value="6523456724" calcext:value-type="float">
            <text:p>6523456724</text:p>
          </table:table-cell>
          <table:table-cell table:formula="of:=[.A588]/LOG([.A588])+[.$C$2]*2*(RAND()-0.5)" office:value-type="float" office:value="664676905.533408" calcext:value-type="float">
            <text:p>664676905.533408</text:p>
          </table:table-cell>
          <table:table-cell/>
        </table:table-row>
        <table:table-row table:style-name="ro1">
          <table:table-cell office:value-type="float" office:value="6534567835" calcext:value-type="float">
            <text:p>6534567835</text:p>
          </table:table-cell>
          <table:table-cell table:formula="of:=[.A589]/LOG([.A589])+[.$C$2]*2*(RAND()-0.5)" office:value-type="float" office:value="665758884.50307" calcext:value-type="float">
            <text:p>665758884.50307</text:p>
          </table:table-cell>
          <table:table-cell/>
        </table:table-row>
        <table:table-row table:style-name="ro1">
          <table:table-cell office:value-type="float" office:value="6545678946" calcext:value-type="float">
            <text:p>6545678946</text:p>
          </table:table-cell>
          <table:table-cell table:formula="of:=[.A590]/LOG([.A590])+[.$C$2]*2*(RAND()-0.5)" office:value-type="float" office:value="666840785.840455" calcext:value-type="float">
            <text:p>666840785.840455</text:p>
          </table:table-cell>
          <table:table-cell/>
        </table:table-row>
        <table:table-row table:style-name="ro1">
          <table:table-cell office:value-type="float" office:value="6556790057" calcext:value-type="float">
            <text:p>6556790057</text:p>
          </table:table-cell>
          <table:table-cell table:formula="of:=[.A591]/LOG([.A591])+[.$C$2]*2*(RAND()-0.5)" office:value-type="float" office:value="667922609.688427" calcext:value-type="float">
            <text:p>667922609.688427</text:p>
          </table:table-cell>
          <table:table-cell/>
        </table:table-row>
        <table:table-row table:style-name="ro1">
          <table:table-cell office:value-type="float" office:value="6567901168" calcext:value-type="float">
            <text:p>6567901168</text:p>
          </table:table-cell>
          <table:table-cell table:formula="of:=[.A592]/LOG([.A592])+[.$C$2]*2*(RAND()-0.5)" office:value-type="float" office:value="669004356.189344" calcext:value-type="float">
            <text:p>669004356.189344</text:p>
          </table:table-cell>
          <table:table-cell/>
        </table:table-row>
        <table:table-row table:style-name="ro1">
          <table:table-cell office:value-type="float" office:value="6579012279" calcext:value-type="float">
            <text:p>6579012279</text:p>
          </table:table-cell>
          <table:table-cell table:formula="of:=[.A593]/LOG([.A593])+[.$C$2]*2*(RAND()-0.5)" office:value-type="float" office:value="670086025.485062" calcext:value-type="float">
            <text:p>670086025.485062</text:p>
          </table:table-cell>
          <table:table-cell/>
        </table:table-row>
        <table:table-row table:style-name="ro1">
          <table:table-cell office:value-type="float" office:value="6590123390" calcext:value-type="float">
            <text:p>6590123390</text:p>
          </table:table-cell>
          <table:table-cell table:formula="of:=[.A594]/LOG([.A594])+[.$C$2]*2*(RAND()-0.5)" office:value-type="float" office:value="671167617.716936" calcext:value-type="float">
            <text:p>671167617.716936</text:p>
          </table:table-cell>
          <table:table-cell/>
        </table:table-row>
        <table:table-row table:style-name="ro1">
          <table:table-cell office:value-type="float" office:value="6601234501" calcext:value-type="float">
            <text:p>6601234501</text:p>
          </table:table-cell>
          <table:table-cell table:formula="of:=[.A595]/LOG([.A595])+[.$C$2]*2*(RAND()-0.5)" office:value-type="float" office:value="672249133.025825" calcext:value-type="float">
            <text:p>672249133.025825</text:p>
          </table:table-cell>
          <table:table-cell/>
        </table:table-row>
        <table:table-row table:style-name="ro1">
          <table:table-cell office:value-type="float" office:value="6612345612" calcext:value-type="float">
            <text:p>6612345612</text:p>
          </table:table-cell>
          <table:table-cell table:formula="of:=[.A596]/LOG([.A596])+[.$C$2]*2*(RAND()-0.5)" office:value-type="float" office:value="673330571.552092" calcext:value-type="float">
            <text:p>673330571.552092</text:p>
          </table:table-cell>
          <table:table-cell/>
        </table:table-row>
        <table:table-row table:style-name="ro1">
          <table:table-cell office:value-type="float" office:value="6623456723" calcext:value-type="float">
            <text:p>6623456723</text:p>
          </table:table-cell>
          <table:table-cell table:formula="of:=[.A597]/LOG([.A597])+[.$C$2]*2*(RAND()-0.5)" office:value-type="float" office:value="674411933.435608" calcext:value-type="float">
            <text:p>674411933.435608</text:p>
          </table:table-cell>
          <table:table-cell/>
        </table:table-row>
        <table:table-row table:style-name="ro1">
          <table:table-cell office:value-type="float" office:value="6634567834" calcext:value-type="float">
            <text:p>6634567834</text:p>
          </table:table-cell>
          <table:table-cell table:formula="of:=[.A598]/LOG([.A598])+[.$C$2]*2*(RAND()-0.5)" office:value-type="float" office:value="675493218.815754" calcext:value-type="float">
            <text:p>675493218.815754</text:p>
          </table:table-cell>
          <table:table-cell/>
        </table:table-row>
        <table:table-row table:style-name="ro1">
          <table:table-cell office:value-type="float" office:value="6645678945" calcext:value-type="float">
            <text:p>6645678945</text:p>
          </table:table-cell>
          <table:table-cell table:formula="of:=[.A599]/LOG([.A599])+[.$C$2]*2*(RAND()-0.5)" office:value-type="float" office:value="676574427.831425" calcext:value-type="float">
            <text:p>676574427.831425</text:p>
          </table:table-cell>
          <table:table-cell/>
        </table:table-row>
        <table:table-row table:style-name="ro1">
          <table:table-cell office:value-type="float" office:value="6656790056" calcext:value-type="float">
            <text:p>6656790056</text:p>
          </table:table-cell>
          <table:table-cell table:formula="of:=[.A600]/LOG([.A600])+[.$C$2]*2*(RAND()-0.5)" office:value-type="float" office:value="677655560.62103" calcext:value-type="float">
            <text:p>677655560.62103</text:p>
          </table:table-cell>
          <table:table-cell/>
        </table:table-row>
        <table:table-row table:style-name="ro1">
          <table:table-cell office:value-type="float" office:value="6667901167" calcext:value-type="float">
            <text:p>6667901167</text:p>
          </table:table-cell>
          <table:table-cell table:formula="of:=[.A601]/LOG([.A601])+[.$C$2]*2*(RAND()-0.5)" office:value-type="float" office:value="678736617.322496" calcext:value-type="float">
            <text:p>678736617.322496</text:p>
          </table:table-cell>
          <table:table-cell/>
        </table:table-row>
        <table:table-row table:style-name="ro1">
          <table:table-cell office:value-type="float" office:value="6679012278" calcext:value-type="float">
            <text:p>6679012278</text:p>
          </table:table-cell>
          <table:table-cell table:formula="of:=[.A602]/LOG([.A602])+[.$C$2]*2*(RAND()-0.5)" office:value-type="float" office:value="679817598.07327" calcext:value-type="float">
            <text:p>679817598.07327</text:p>
          </table:table-cell>
          <table:table-cell/>
        </table:table-row>
        <table:table-row table:style-name="ro1">
          <table:table-cell office:value-type="float" office:value="6690123389" calcext:value-type="float">
            <text:p>6690123389</text:p>
          </table:table-cell>
          <table:table-cell table:formula="of:=[.A603]/LOG([.A603])+[.$C$2]*2*(RAND()-0.5)" office:value-type="float" office:value="680898503.010323" calcext:value-type="float">
            <text:p>680898503.010323</text:p>
          </table:table-cell>
          <table:table-cell/>
        </table:table-row>
        <table:table-row table:style-name="ro1">
          <table:table-cell office:value-type="float" office:value="6701234500" calcext:value-type="float">
            <text:p>6701234500</text:p>
          </table:table-cell>
          <table:table-cell table:formula="of:=[.A604]/LOG([.A604])+[.$C$2]*2*(RAND()-0.5)" office:value-type="float" office:value="681979332.27015" calcext:value-type="float">
            <text:p>681979332.27015</text:p>
          </table:table-cell>
          <table:table-cell/>
        </table:table-row>
        <table:table-row table:style-name="ro1">
          <table:table-cell office:value-type="float" office:value="6712345611" calcext:value-type="float">
            <text:p>6712345611</text:p>
          </table:table-cell>
          <table:table-cell table:formula="of:=[.A605]/LOG([.A605])+[.$C$2]*2*(RAND()-0.5)" office:value-type="float" office:value="683060085.988774" calcext:value-type="float">
            <text:p>683060085.988774</text:p>
          </table:table-cell>
          <table:table-cell/>
        </table:table-row>
        <table:table-row table:style-name="ro1">
          <table:table-cell office:value-type="float" office:value="6723456722" calcext:value-type="float">
            <text:p>6723456722</text:p>
          </table:table-cell>
          <table:table-cell table:formula="of:=[.A606]/LOG([.A606])+[.$C$2]*2*(RAND()-0.5)" office:value-type="float" office:value="684140764.301749" calcext:value-type="float">
            <text:p>684140764.301749</text:p>
          </table:table-cell>
          <table:table-cell/>
        </table:table-row>
        <table:table-row table:style-name="ro1">
          <table:table-cell office:value-type="float" office:value="6734567833" calcext:value-type="float">
            <text:p>6734567833</text:p>
          </table:table-cell>
          <table:table-cell table:formula="of:=[.A607]/LOG([.A607])+[.$C$2]*2*(RAND()-0.5)" office:value-type="float" office:value="685221367.34416" calcext:value-type="float">
            <text:p>685221367.34416</text:p>
          </table:table-cell>
          <table:table-cell/>
        </table:table-row>
        <table:table-row table:style-name="ro1">
          <table:table-cell office:value-type="float" office:value="6745678944" calcext:value-type="float">
            <text:p>6745678944</text:p>
          </table:table-cell>
          <table:table-cell table:formula="of:=[.A608]/LOG([.A608])+[.$C$2]*2*(RAND()-0.5)" office:value-type="float" office:value="686301895.250626" calcext:value-type="float">
            <text:p>686301895.250626</text:p>
          </table:table-cell>
          <table:table-cell/>
        </table:table-row>
        <table:table-row table:style-name="ro1">
          <table:table-cell office:value-type="float" office:value="6756790055" calcext:value-type="float">
            <text:p>6756790055</text:p>
          </table:table-cell>
          <table:table-cell table:formula="of:=[.A609]/LOG([.A609])+[.$C$2]*2*(RAND()-0.5)" office:value-type="float" office:value="687382348.155306" calcext:value-type="float">
            <text:p>687382348.155306</text:p>
          </table:table-cell>
          <table:table-cell/>
        </table:table-row>
        <table:table-row table:style-name="ro1">
          <table:table-cell office:value-type="float" office:value="6767901166" calcext:value-type="float">
            <text:p>6767901166</text:p>
          </table:table-cell>
          <table:table-cell table:formula="of:=[.A610]/LOG([.A610])+[.$C$2]*2*(RAND()-0.5)" office:value-type="float" office:value="688462726.191897" calcext:value-type="float">
            <text:p>688462726.191897</text:p>
          </table:table-cell>
          <table:table-cell/>
        </table:table-row>
        <table:table-row table:style-name="ro1">
          <table:table-cell office:value-type="float" office:value="6779012277" calcext:value-type="float">
            <text:p>6779012277</text:p>
          </table:table-cell>
          <table:table-cell table:formula="of:=[.A611]/LOG([.A611])+[.$C$2]*2*(RAND()-0.5)" office:value-type="float" office:value="689543029.493638" calcext:value-type="float">
            <text:p>689543029.493638</text:p>
          </table:table-cell>
          <table:table-cell/>
        </table:table-row>
        <table:table-row table:style-name="ro1">
          <table:table-cell office:value-type="float" office:value="6790123388" calcext:value-type="float">
            <text:p>6790123388</text:p>
          </table:table-cell>
          <table:table-cell table:formula="of:=[.A612]/LOG([.A612])+[.$C$2]*2*(RAND()-0.5)" office:value-type="float" office:value="690623258.193311" calcext:value-type="float">
            <text:p>690623258.193311</text:p>
          </table:table-cell>
          <table:table-cell/>
        </table:table-row>
        <table:table-row table:style-name="ro1">
          <table:table-cell office:value-type="float" office:value="6801234499" calcext:value-type="float">
            <text:p>6801234499</text:p>
          </table:table-cell>
          <table:table-cell table:formula="of:=[.A613]/LOG([.A613])+[.$C$2]*2*(RAND()-0.5)" office:value-type="float" office:value="691703412.423247" calcext:value-type="float">
            <text:p>691703412.423247</text:p>
          </table:table-cell>
          <table:table-cell/>
        </table:table-row>
        <table:table-row table:style-name="ro1">
          <table:table-cell office:value-type="float" office:value="6812345610" calcext:value-type="float">
            <text:p>6812345610</text:p>
          </table:table-cell>
          <table:table-cell table:formula="of:=[.A614]/LOG([.A614])+[.$C$2]*2*(RAND()-0.5)" office:value-type="float" office:value="692783492.315324" calcext:value-type="float">
            <text:p>692783492.315324</text:p>
          </table:table-cell>
          <table:table-cell/>
        </table:table-row>
        <table:table-row table:style-name="ro1">
          <table:table-cell office:value-type="float" office:value="6823456721" calcext:value-type="float">
            <text:p>6823456721</text:p>
          </table:table-cell>
          <table:table-cell table:formula="of:=[.A615]/LOG([.A615])+[.$C$2]*2*(RAND()-0.5)" office:value-type="float" office:value="693863498.000971" calcext:value-type="float">
            <text:p>693863498.000971</text:p>
          </table:table-cell>
          <table:table-cell/>
        </table:table-row>
        <table:table-row table:style-name="ro1">
          <table:table-cell office:value-type="float" office:value="6834567832" calcext:value-type="float">
            <text:p>6834567832</text:p>
          </table:table-cell>
          <table:table-cell table:formula="of:=[.A616]/LOG([.A616])+[.$C$2]*2*(RAND()-0.5)" office:value-type="float" office:value="694943429.611171" calcext:value-type="float">
            <text:p>694943429.611171</text:p>
          </table:table-cell>
          <table:table-cell/>
        </table:table-row>
        <table:table-row table:style-name="ro1">
          <table:table-cell office:value-type="float" office:value="6845678943" calcext:value-type="float">
            <text:p>6845678943</text:p>
          </table:table-cell>
          <table:table-cell table:formula="of:=[.A617]/LOG([.A617])+[.$C$2]*2*(RAND()-0.5)" office:value-type="float" office:value="696023287.276463" calcext:value-type="float">
            <text:p>696023287.276463</text:p>
          </table:table-cell>
          <table:table-cell/>
        </table:table-row>
        <table:table-row table:style-name="ro1">
          <table:table-cell office:value-type="float" office:value="6856790054" calcext:value-type="float">
            <text:p>6856790054</text:p>
          </table:table-cell>
          <table:table-cell table:formula="of:=[.A618]/LOG([.A618])+[.$C$2]*2*(RAND()-0.5)" office:value-type="float" office:value="697103071.126942" calcext:value-type="float">
            <text:p>697103071.126942</text:p>
          </table:table-cell>
          <table:table-cell/>
        </table:table-row>
        <table:table-row table:style-name="ro1">
          <table:table-cell office:value-type="float" office:value="6867901165" calcext:value-type="float">
            <text:p>6867901165</text:p>
          </table:table-cell>
          <table:table-cell table:formula="of:=[.A619]/LOG([.A619])+[.$C$2]*2*(RAND()-0.5)" office:value-type="float" office:value="698182781.292265" calcext:value-type="float">
            <text:p>698182781.292265</text:p>
          </table:table-cell>
          <table:table-cell/>
        </table:table-row>
        <table:table-row table:style-name="ro1">
          <table:table-cell office:value-type="float" office:value="6879012276" calcext:value-type="float">
            <text:p>6879012276</text:p>
          </table:table-cell>
          <table:table-cell table:formula="of:=[.A620]/LOG([.A620])+[.$C$2]*2*(RAND()-0.5)" office:value-type="float" office:value="699262417.901651" calcext:value-type="float">
            <text:p>699262417.901651</text:p>
          </table:table-cell>
          <table:table-cell/>
        </table:table-row>
        <table:table-row table:style-name="ro1">
          <table:table-cell office:value-type="float" office:value="6890123387" calcext:value-type="float">
            <text:p>6890123387</text:p>
          </table:table-cell>
          <table:table-cell table:formula="of:=[.A621]/LOG([.A621])+[.$C$2]*2*(RAND()-0.5)" office:value-type="float" office:value="700341981.083882" calcext:value-type="float">
            <text:p>700341981.083882</text:p>
          </table:table-cell>
          <table:table-cell/>
        </table:table-row>
        <table:table-row table:style-name="ro1">
          <table:table-cell office:value-type="float" office:value="6901234498" calcext:value-type="float">
            <text:p>6901234498</text:p>
          </table:table-cell>
          <table:table-cell table:formula="of:=[.A622]/LOG([.A622])+[.$C$2]*2*(RAND()-0.5)" office:value-type="float" office:value="701421470.967307" calcext:value-type="float">
            <text:p>701421470.967307</text:p>
          </table:table-cell>
          <table:table-cell/>
        </table:table-row>
        <table:table-row table:style-name="ro1">
          <table:table-cell office:value-type="float" office:value="6912345609" calcext:value-type="float">
            <text:p>6912345609</text:p>
          </table:table-cell>
          <table:table-cell table:formula="of:=[.A623]/LOG([.A623])+[.$C$2]*2*(RAND()-0.5)" office:value-type="float" office:value="702500887.679844" calcext:value-type="float">
            <text:p>702500887.679844</text:p>
          </table:table-cell>
          <table:table-cell/>
        </table:table-row>
        <table:table-row table:style-name="ro1">
          <table:table-cell office:value-type="float" office:value="6923456720" calcext:value-type="float">
            <text:p>6923456720</text:p>
          </table:table-cell>
          <table:table-cell table:formula="of:=[.A624]/LOG([.A624])+[.$C$2]*2*(RAND()-0.5)" office:value-type="float" office:value="703580231.348982" calcext:value-type="float">
            <text:p>703580231.348982</text:p>
          </table:table-cell>
          <table:table-cell/>
        </table:table-row>
        <table:table-row table:style-name="ro1">
          <table:table-cell office:value-type="float" office:value="6934567831" calcext:value-type="float">
            <text:p>6934567831</text:p>
          </table:table-cell>
          <table:table-cell table:formula="of:=[.A625]/LOG([.A625])+[.$C$2]*2*(RAND()-0.5)" office:value-type="float" office:value="704659502.101784" calcext:value-type="float">
            <text:p>704659502.101784</text:p>
          </table:table-cell>
          <table:table-cell/>
        </table:table-row>
        <table:table-row table:style-name="ro1">
          <table:table-cell office:value-type="float" office:value="6945678942" calcext:value-type="float">
            <text:p>6945678942</text:p>
          </table:table-cell>
          <table:table-cell table:formula="of:=[.A626]/LOG([.A626])+[.$C$2]*2*(RAND()-0.5)" office:value-type="float" office:value="705738700.064885" calcext:value-type="float">
            <text:p>705738700.064885</text:p>
          </table:table-cell>
          <table:table-cell/>
        </table:table-row>
        <table:table-row table:style-name="ro1">
          <table:table-cell office:value-type="float" office:value="6956790053" calcext:value-type="float">
            <text:p>6956790053</text:p>
          </table:table-cell>
          <table:table-cell table:formula="of:=[.A627]/LOG([.A627])+[.$C$2]*2*(RAND()-0.5)" office:value-type="float" office:value="706817825.364501" calcext:value-type="float">
            <text:p>706817825.364501</text:p>
          </table:table-cell>
          <table:table-cell/>
        </table:table-row>
        <table:table-row table:style-name="ro1">
          <table:table-cell office:value-type="float" office:value="6967901164" calcext:value-type="float">
            <text:p>6967901164</text:p>
          </table:table-cell>
          <table:table-cell table:formula="of:=[.A628]/LOG([.A628])+[.$C$2]*2*(RAND()-0.5)" office:value-type="float" office:value="707896878.126424" calcext:value-type="float">
            <text:p>707896878.126424</text:p>
          </table:table-cell>
          <table:table-cell/>
        </table:table-row>
        <table:table-row table:style-name="ro1">
          <table:table-cell office:value-type="float" office:value="6979012275" calcext:value-type="float">
            <text:p>6979012275</text:p>
          </table:table-cell>
          <table:table-cell table:formula="of:=[.A629]/LOG([.A629])+[.$C$2]*2*(RAND()-0.5)" office:value-type="float" office:value="708975858.47603" calcext:value-type="float">
            <text:p>708975858.47603</text:p>
          </table:table-cell>
          <table:table-cell/>
        </table:table-row>
        <table:table-row table:style-name="ro1">
          <table:table-cell office:value-type="float" office:value="6990123386" calcext:value-type="float">
            <text:p>6990123386</text:p>
          </table:table-cell>
          <table:table-cell table:formula="of:=[.A630]/LOG([.A630])+[.$C$2]*2*(RAND()-0.5)" office:value-type="float" office:value="710054766.538276" calcext:value-type="float">
            <text:p>710054766.538276</text:p>
          </table:table-cell>
          <table:table-cell/>
        </table:table-row>
        <table:table-row table:style-name="ro1">
          <table:table-cell office:value-type="float" office:value="7001234497" calcext:value-type="float">
            <text:p>7001234497</text:p>
          </table:table-cell>
          <table:table-cell table:formula="of:=[.A631]/LOG([.A631])+[.$C$2]*2*(RAND()-0.5)" office:value-type="float" office:value="711133602.437706" calcext:value-type="float">
            <text:p>711133602.437706</text:p>
          </table:table-cell>
          <table:table-cell/>
        </table:table-row>
        <table:table-row table:style-name="ro1">
          <table:table-cell office:value-type="float" office:value="7012345608" calcext:value-type="float">
            <text:p>7012345608</text:p>
          </table:table-cell>
          <table:table-cell table:formula="of:=[.A632]/LOG([.A632])+[.$C$2]*2*(RAND()-0.5)" office:value-type="float" office:value="712212366.298452" calcext:value-type="float">
            <text:p>712212366.298452</text:p>
          </table:table-cell>
          <table:table-cell/>
        </table:table-row>
        <table:table-row table:style-name="ro1">
          <table:table-cell office:value-type="float" office:value="7023456719" calcext:value-type="float">
            <text:p>7023456719</text:p>
          </table:table-cell>
          <table:table-cell table:formula="of:=[.A633]/LOG([.A633])+[.$C$2]*2*(RAND()-0.5)" office:value-type="float" office:value="713291058.244234" calcext:value-type="float">
            <text:p>713291058.244234</text:p>
          </table:table-cell>
          <table:table-cell/>
        </table:table-row>
        <table:table-row table:style-name="ro1">
          <table:table-cell office:value-type="float" office:value="7034567830" calcext:value-type="float">
            <text:p>7034567830</text:p>
          </table:table-cell>
          <table:table-cell table:formula="of:=[.A634]/LOG([.A634])+[.$C$2]*2*(RAND()-0.5)" office:value-type="float" office:value="714369678.398364" calcext:value-type="float">
            <text:p>714369678.398364</text:p>
          </table:table-cell>
          <table:table-cell/>
        </table:table-row>
        <table:table-row table:style-name="ro1">
          <table:table-cell office:value-type="float" office:value="7045678941" calcext:value-type="float">
            <text:p>7045678941</text:p>
          </table:table-cell>
          <table:table-cell table:formula="of:=[.A635]/LOG([.A635])+[.$C$2]*2*(RAND()-0.5)" office:value-type="float" office:value="715448226.883747" calcext:value-type="float">
            <text:p>715448226.883747</text:p>
          </table:table-cell>
          <table:table-cell/>
        </table:table-row>
        <table:table-row table:style-name="ro1">
          <table:table-cell office:value-type="float" office:value="7056790052" calcext:value-type="float">
            <text:p>7056790052</text:p>
          </table:table-cell>
          <table:table-cell table:formula="of:=[.A636]/LOG([.A636])+[.$C$2]*2*(RAND()-0.5)" office:value-type="float" office:value="716526703.822886" calcext:value-type="float">
            <text:p>716526703.822886</text:p>
          </table:table-cell>
          <table:table-cell/>
        </table:table-row>
        <table:table-row table:style-name="ro1">
          <table:table-cell office:value-type="float" office:value="7067901163" calcext:value-type="float">
            <text:p>7067901163</text:p>
          </table:table-cell>
          <table:table-cell table:formula="of:=[.A637]/LOG([.A637])+[.$C$2]*2*(RAND()-0.5)" office:value-type="float" office:value="717605109.337878" calcext:value-type="float">
            <text:p>717605109.337878</text:p>
          </table:table-cell>
          <table:table-cell/>
        </table:table-row>
        <table:table-row table:style-name="ro1">
          <table:table-cell office:value-type="float" office:value="7079012274" calcext:value-type="float">
            <text:p>7079012274</text:p>
          </table:table-cell>
          <table:table-cell table:formula="of:=[.A638]/LOG([.A638])+[.$C$2]*2*(RAND()-0.5)" office:value-type="float" office:value="718683443.550421" calcext:value-type="float">
            <text:p>718683443.550421</text:p>
          </table:table-cell>
          <table:table-cell/>
        </table:table-row>
        <table:table-row table:style-name="ro1">
          <table:table-cell office:value-type="float" office:value="7090123385" calcext:value-type="float">
            <text:p>7090123385</text:p>
          </table:table-cell>
          <table:table-cell table:formula="of:=[.A639]/LOG([.A639])+[.$C$2]*2*(RAND()-0.5)" office:value-type="float" office:value="719761706.581815" calcext:value-type="float">
            <text:p>719761706.581815</text:p>
          </table:table-cell>
          <table:table-cell/>
        </table:table-row>
        <table:table-row table:style-name="ro1">
          <table:table-cell office:value-type="float" office:value="7101234496" calcext:value-type="float">
            <text:p>7101234496</text:p>
          </table:table-cell>
          <table:table-cell table:formula="of:=[.A640]/LOG([.A640])+[.$C$2]*2*(RAND()-0.5)" office:value-type="float" office:value="720839898.552963" calcext:value-type="float">
            <text:p>720839898.552963</text:p>
          </table:table-cell>
          <table:table-cell/>
        </table:table-row>
        <table:table-row table:style-name="ro1">
          <table:table-cell office:value-type="float" office:value="7112345607" calcext:value-type="float">
            <text:p>7112345607</text:p>
          </table:table-cell>
          <table:table-cell table:formula="of:=[.A641]/LOG([.A641])+[.$C$2]*2*(RAND()-0.5)" office:value-type="float" office:value="721918019.584372" calcext:value-type="float">
            <text:p>721918019.584372</text:p>
          </table:table-cell>
          <table:table-cell/>
        </table:table-row>
        <table:table-row table:style-name="ro1">
          <table:table-cell office:value-type="float" office:value="7123456718" calcext:value-type="float">
            <text:p>7123456718</text:p>
          </table:table-cell>
          <table:table-cell table:formula="of:=[.A642]/LOG([.A642])+[.$C$2]*2*(RAND()-0.5)" office:value-type="float" office:value="722996069.796158" calcext:value-type="float">
            <text:p>722996069.796158</text:p>
          </table:table-cell>
          <table:table-cell/>
        </table:table-row>
        <table:table-row table:style-name="ro1">
          <table:table-cell office:value-type="float" office:value="7134567829" calcext:value-type="float">
            <text:p>7134567829</text:p>
          </table:table-cell>
          <table:table-cell table:formula="of:=[.A643]/LOG([.A643])+[.$C$2]*2*(RAND()-0.5)" office:value-type="float" office:value="724074049.308043" calcext:value-type="float">
            <text:p>724074049.308043</text:p>
          </table:table-cell>
          <table:table-cell/>
        </table:table-row>
        <table:table-row table:style-name="ro1">
          <table:table-cell office:value-type="float" office:value="7145678940" calcext:value-type="float">
            <text:p>7145678940</text:p>
          </table:table-cell>
          <table:table-cell table:formula="of:=[.A644]/LOG([.A644])+[.$C$2]*2*(RAND()-0.5)" office:value-type="float" office:value="725151958.239364" calcext:value-type="float">
            <text:p>725151958.239364</text:p>
          </table:table-cell>
          <table:table-cell/>
        </table:table-row>
        <table:table-row table:style-name="ro1">
          <table:table-cell office:value-type="float" office:value="7156790051" calcext:value-type="float">
            <text:p>7156790051</text:p>
          </table:table-cell>
          <table:table-cell table:formula="of:=[.A645]/LOG([.A645])+[.$C$2]*2*(RAND()-0.5)" office:value-type="float" office:value="726229796.709067" calcext:value-type="float">
            <text:p>726229796.709067</text:p>
          </table:table-cell>
          <table:table-cell/>
        </table:table-row>
        <table:table-row table:style-name="ro1">
          <table:table-cell office:value-type="float" office:value="7167901162" calcext:value-type="float">
            <text:p>7167901162</text:p>
          </table:table-cell>
          <table:table-cell table:formula="of:=[.A646]/LOG([.A646])+[.$C$2]*2*(RAND()-0.5)" office:value-type="float" office:value="727307564.835715" calcext:value-type="float">
            <text:p>727307564.835715</text:p>
          </table:table-cell>
          <table:table-cell/>
        </table:table-row>
        <table:table-row table:style-name="ro1">
          <table:table-cell office:value-type="float" office:value="7179012273" calcext:value-type="float">
            <text:p>7179012273</text:p>
          </table:table-cell>
          <table:table-cell table:formula="of:=[.A647]/LOG([.A647])+[.$C$2]*2*(RAND()-0.5)" office:value-type="float" office:value="728385262.737486" calcext:value-type="float">
            <text:p>728385262.737486</text:p>
          </table:table-cell>
          <table:table-cell/>
        </table:table-row>
        <table:table-row table:style-name="ro1">
          <table:table-cell office:value-type="float" office:value="7190123384" calcext:value-type="float">
            <text:p>7190123384</text:p>
          </table:table-cell>
          <table:table-cell table:formula="of:=[.A648]/LOG([.A648])+[.$C$2]*2*(RAND()-0.5)" office:value-type="float" office:value="729462890.532177" calcext:value-type="float">
            <text:p>729462890.532177</text:p>
          </table:table-cell>
          <table:table-cell/>
        </table:table-row>
        <table:table-row table:style-name="ro1">
          <table:table-cell office:value-type="float" office:value="7201234495" calcext:value-type="float">
            <text:p>7201234495</text:p>
          </table:table-cell>
          <table:table-cell table:formula="of:=[.A649]/LOG([.A649])+[.$C$2]*2*(RAND()-0.5)" office:value-type="float" office:value="730540448.337205" calcext:value-type="float">
            <text:p>730540448.337205</text:p>
          </table:table-cell>
          <table:table-cell/>
        </table:table-row>
        <table:table-row table:style-name="ro1">
          <table:table-cell office:value-type="float" office:value="7212345606" calcext:value-type="float">
            <text:p>7212345606</text:p>
          </table:table-cell>
          <table:table-cell table:formula="of:=[.A650]/LOG([.A650])+[.$C$2]*2*(RAND()-0.5)" office:value-type="float" office:value="731617936.269609" calcext:value-type="float">
            <text:p>731617936.269609</text:p>
          </table:table-cell>
          <table:table-cell/>
        </table:table-row>
        <table:table-row table:style-name="ro1">
          <table:table-cell office:value-type="float" office:value="7223456717" calcext:value-type="float">
            <text:p>7223456717</text:p>
          </table:table-cell>
          <table:table-cell table:formula="of:=[.A651]/LOG([.A651])+[.$C$2]*2*(RAND()-0.5)" office:value-type="float" office:value="732695354.446052" calcext:value-type="float">
            <text:p>732695354.446052</text:p>
          </table:table-cell>
          <table:table-cell/>
        </table:table-row>
        <table:table-row table:style-name="ro1">
          <table:table-cell office:value-type="float" office:value="7234567828" calcext:value-type="float">
            <text:p>7234567828</text:p>
          </table:table-cell>
          <table:table-cell table:formula="of:=[.A652]/LOG([.A652])+[.$C$2]*2*(RAND()-0.5)" office:value-type="float" office:value="733772702.982822" calcext:value-type="float">
            <text:p>733772702.982822</text:p>
          </table:table-cell>
          <table:table-cell/>
        </table:table-row>
        <table:table-row table:style-name="ro1">
          <table:table-cell office:value-type="float" office:value="7245678939" calcext:value-type="float">
            <text:p>7245678939</text:p>
          </table:table-cell>
          <table:table-cell table:formula="of:=[.A653]/LOG([.A653])+[.$C$2]*2*(RAND()-0.5)" office:value-type="float" office:value="734849981.995833" calcext:value-type="float">
            <text:p>734849981.995833</text:p>
          </table:table-cell>
          <table:table-cell/>
        </table:table-row>
        <table:table-row table:style-name="ro1">
          <table:table-cell office:value-type="float" office:value="7256790050" calcext:value-type="float">
            <text:p>7256790050</text:p>
          </table:table-cell>
          <table:table-cell table:formula="of:=[.A654]/LOG([.A654])+[.$C$2]*2*(RAND()-0.5)" office:value-type="float" office:value="735927191.600631" calcext:value-type="float">
            <text:p>735927191.600631</text:p>
          </table:table-cell>
          <table:table-cell/>
        </table:table-row>
        <table:table-row table:style-name="ro1">
          <table:table-cell office:value-type="float" office:value="7267901161" calcext:value-type="float">
            <text:p>7267901161</text:p>
          </table:table-cell>
          <table:table-cell table:formula="of:=[.A655]/LOG([.A655])+[.$C$2]*2*(RAND()-0.5)" office:value-type="float" office:value="737004331.912391" calcext:value-type="float">
            <text:p>737004331.912391</text:p>
          </table:table-cell>
          <table:table-cell/>
        </table:table-row>
        <table:table-row table:style-name="ro1">
          <table:table-cell office:value-type="float" office:value="7279012272" calcext:value-type="float">
            <text:p>7279012272</text:p>
          </table:table-cell>
          <table:table-cell table:formula="of:=[.A656]/LOG([.A656])+[.$C$2]*2*(RAND()-0.5)" office:value-type="float" office:value="738081403.04592" calcext:value-type="float">
            <text:p>738081403.04592</text:p>
          </table:table-cell>
          <table:table-cell/>
        </table:table-row>
        <table:table-row table:style-name="ro1">
          <table:table-cell office:value-type="float" office:value="7290123383" calcext:value-type="float">
            <text:p>7290123383</text:p>
          </table:table-cell>
          <table:table-cell table:formula="of:=[.A657]/LOG([.A657])+[.$C$2]*2*(RAND()-0.5)" office:value-type="float" office:value="739158405.115661" calcext:value-type="float">
            <text:p>739158405.115661</text:p>
          </table:table-cell>
          <table:table-cell/>
        </table:table-row>
        <table:table-row table:style-name="ro1">
          <table:table-cell office:value-type="float" office:value="7301234494" calcext:value-type="float">
            <text:p>7301234494</text:p>
          </table:table-cell>
          <table:table-cell table:formula="of:=[.A658]/LOG([.A658])+[.$C$2]*2*(RAND()-0.5)" office:value-type="float" office:value="740235338.235691" calcext:value-type="float">
            <text:p>740235338.235691</text:p>
          </table:table-cell>
          <table:table-cell/>
        </table:table-row>
        <table:table-row table:style-name="ro1">
          <table:table-cell office:value-type="float" office:value="7312345605" calcext:value-type="float">
            <text:p>7312345605</text:p>
          </table:table-cell>
          <table:table-cell table:formula="of:=[.A659]/LOG([.A659])+[.$C$2]*2*(RAND()-0.5)" office:value-type="float" office:value="741312202.519726" calcext:value-type="float">
            <text:p>741312202.519726</text:p>
          </table:table-cell>
          <table:table-cell/>
        </table:table-row>
        <table:table-row table:style-name="ro1">
          <table:table-cell office:value-type="float" office:value="7323456716" calcext:value-type="float">
            <text:p>7323456716</text:p>
          </table:table-cell>
          <table:table-cell table:formula="of:=[.A660]/LOG([.A660])+[.$C$2]*2*(RAND()-0.5)" office:value-type="float" office:value="742388998.081121" calcext:value-type="float">
            <text:p>742388998.081121</text:p>
          </table:table-cell>
          <table:table-cell/>
        </table:table-row>
        <table:table-row table:style-name="ro1">
          <table:table-cell office:value-type="float" office:value="7334567827" calcext:value-type="float">
            <text:p>7334567827</text:p>
          </table:table-cell>
          <table:table-cell table:formula="of:=[.A661]/LOG([.A661])+[.$C$2]*2*(RAND()-0.5)" office:value-type="float" office:value="743465725.032873" calcext:value-type="float">
            <text:p>743465725.032873</text:p>
          </table:table-cell>
          <table:table-cell/>
        </table:table-row>
        <table:table-row table:style-name="ro1">
          <table:table-cell office:value-type="float" office:value="7345678938" calcext:value-type="float">
            <text:p>7345678938</text:p>
          </table:table-cell>
          <table:table-cell table:formula="of:=[.A662]/LOG([.A662])+[.$C$2]*2*(RAND()-0.5)" office:value-type="float" office:value="744542383.487621" calcext:value-type="float">
            <text:p>744542383.487621</text:p>
          </table:table-cell>
          <table:table-cell/>
        </table:table-row>
        <table:table-row table:style-name="ro1">
          <table:table-cell office:value-type="float" office:value="7356790049" calcext:value-type="float">
            <text:p>7356790049</text:p>
          </table:table-cell>
          <table:table-cell table:formula="of:=[.A663]/LOG([.A663])+[.$C$2]*2*(RAND()-0.5)" office:value-type="float" office:value="745618973.557647" calcext:value-type="float">
            <text:p>745618973.557647</text:p>
          </table:table-cell>
          <table:table-cell/>
        </table:table-row>
        <table:table-row table:style-name="ro1">
          <table:table-cell office:value-type="float" office:value="7367901160" calcext:value-type="float">
            <text:p>7367901160</text:p>
          </table:table-cell>
          <table:table-cell table:formula="of:=[.A664]/LOG([.A664])+[.$C$2]*2*(RAND()-0.5)" office:value-type="float" office:value="746695495.354882" calcext:value-type="float">
            <text:p>746695495.354882</text:p>
          </table:table-cell>
          <table:table-cell/>
        </table:table-row>
        <table:table-row table:style-name="ro1">
          <table:table-cell office:value-type="float" office:value="7379012271" calcext:value-type="float">
            <text:p>7379012271</text:p>
          </table:table-cell>
          <table:table-cell table:formula="of:=[.A665]/LOG([.A665])+[.$C$2]*2*(RAND()-0.5)" office:value-type="float" office:value="747771948.990902" calcext:value-type="float">
            <text:p>747771948.990902</text:p>
          </table:table-cell>
          <table:table-cell/>
        </table:table-row>
        <table:table-row table:style-name="ro1">
          <table:table-cell office:value-type="float" office:value="7390123382" calcext:value-type="float">
            <text:p>7390123382</text:p>
          </table:table-cell>
          <table:table-cell table:formula="of:=[.A666]/LOG([.A666])+[.$C$2]*2*(RAND()-0.5)" office:value-type="float" office:value="748848334.576935" calcext:value-type="float">
            <text:p>748848334.576935</text:p>
          </table:table-cell>
          <table:table-cell/>
        </table:table-row>
        <table:table-row table:style-name="ro1">
          <table:table-cell office:value-type="float" office:value="7401234493" calcext:value-type="float">
            <text:p>7401234493</text:p>
          </table:table-cell>
          <table:table-cell table:formula="of:=[.A667]/LOG([.A667])+[.$C$2]*2*(RAND()-0.5)" office:value-type="float" office:value="749924652.223858" calcext:value-type="float">
            <text:p>749924652.223858</text:p>
          </table:table-cell>
          <table:table-cell/>
        </table:table-row>
        <table:table-row table:style-name="ro1">
          <table:table-cell office:value-type="float" office:value="7412345604" calcext:value-type="float">
            <text:p>7412345604</text:p>
          </table:table-cell>
          <table:table-cell table:formula="of:=[.A668]/LOG([.A668])+[.$C$2]*2*(RAND()-0.5)" office:value-type="float" office:value="751000902.042202" calcext:value-type="float">
            <text:p>751000902.042202</text:p>
          </table:table-cell>
          <table:table-cell/>
        </table:table-row>
        <table:table-row table:style-name="ro1">
          <table:table-cell office:value-type="float" office:value="7423456715" calcext:value-type="float">
            <text:p>7423456715</text:p>
          </table:table-cell>
          <table:table-cell table:formula="of:=[.A669]/LOG([.A669])+[.$C$2]*2*(RAND()-0.5)" office:value-type="float" office:value="752077084.14215" calcext:value-type="float">
            <text:p>752077084.14215</text:p>
          </table:table-cell>
          <table:table-cell/>
        </table:table-row>
        <table:table-row table:style-name="ro1">
          <table:table-cell office:value-type="float" office:value="7434567826" calcext:value-type="float">
            <text:p>7434567826</text:p>
          </table:table-cell>
          <table:table-cell table:formula="of:=[.A670]/LOG([.A670])+[.$C$2]*2*(RAND()-0.5)" office:value-type="float" office:value="753153198.633544" calcext:value-type="float">
            <text:p>753153198.633544</text:p>
          </table:table-cell>
          <table:table-cell/>
        </table:table-row>
        <table:table-row table:style-name="ro1">
          <table:table-cell office:value-type="float" office:value="7445678937" calcext:value-type="float">
            <text:p>7445678937</text:p>
          </table:table-cell>
          <table:table-cell table:formula="of:=[.A671]/LOG([.A671])+[.$C$2]*2*(RAND()-0.5)" office:value-type="float" office:value="754229245.625881" calcext:value-type="float">
            <text:p>754229245.625881</text:p>
          </table:table-cell>
          <table:table-cell/>
        </table:table-row>
        <table:table-row table:style-name="ro1">
          <table:table-cell office:value-type="float" office:value="7456790048" calcext:value-type="float">
            <text:p>7456790048</text:p>
          </table:table-cell>
          <table:table-cell table:formula="of:=[.A672]/LOG([.A672])+[.$C$2]*2*(RAND()-0.5)" office:value-type="float" office:value="755305225.228317" calcext:value-type="float">
            <text:p>755305225.228317</text:p>
          </table:table-cell>
          <table:table-cell/>
        </table:table-row>
        <table:table-row table:style-name="ro1">
          <table:table-cell office:value-type="float" office:value="7467901159" calcext:value-type="float">
            <text:p>7467901159</text:p>
          </table:table-cell>
          <table:table-cell table:formula="of:=[.A673]/LOG([.A673])+[.$C$2]*2*(RAND()-0.5)" office:value-type="float" office:value="756381137.549672" calcext:value-type="float">
            <text:p>756381137.549672</text:p>
          </table:table-cell>
          <table:table-cell/>
        </table:table-row>
        <table:table-row table:style-name="ro1">
          <table:table-cell office:value-type="float" office:value="7479012270" calcext:value-type="float">
            <text:p>7479012270</text:p>
          </table:table-cell>
          <table:table-cell table:formula="of:=[.A674]/LOG([.A674])+[.$C$2]*2*(RAND()-0.5)" office:value-type="float" office:value="757456982.698423" calcext:value-type="float">
            <text:p>757456982.698423</text:p>
          </table:table-cell>
          <table:table-cell/>
        </table:table-row>
        <table:table-row table:style-name="ro1">
          <table:table-cell office:value-type="float" office:value="7490123381" calcext:value-type="float">
            <text:p>7490123381</text:p>
          </table:table-cell>
          <table:table-cell table:formula="of:=[.A675]/LOG([.A675])+[.$C$2]*2*(RAND()-0.5)" office:value-type="float" office:value="758532760.782714" calcext:value-type="float">
            <text:p>758532760.782714</text:p>
          </table:table-cell>
          <table:table-cell/>
        </table:table-row>
        <table:table-row table:style-name="ro1">
          <table:table-cell office:value-type="float" office:value="7501234492" calcext:value-type="float">
            <text:p>7501234492</text:p>
          </table:table-cell>
          <table:table-cell table:formula="of:=[.A676]/LOG([.A676])+[.$C$2]*2*(RAND()-0.5)" office:value-type="float" office:value="759608471.910354" calcext:value-type="float">
            <text:p>759608471.910354</text:p>
          </table:table-cell>
          <table:table-cell/>
        </table:table-row>
        <table:table-row table:style-name="ro1">
          <table:table-cell office:value-type="float" office:value="7512345603" calcext:value-type="float">
            <text:p>7512345603</text:p>
          </table:table-cell>
          <table:table-cell table:formula="of:=[.A677]/LOG([.A677])+[.$C$2]*2*(RAND()-0.5)" office:value-type="float" office:value="760684116.188818" calcext:value-type="float">
            <text:p>760684116.188818</text:p>
          </table:table-cell>
          <table:table-cell/>
        </table:table-row>
        <table:table-row table:style-name="ro1">
          <table:table-cell office:value-type="float" office:value="7523456714" calcext:value-type="float">
            <text:p>7523456714</text:p>
          </table:table-cell>
          <table:table-cell table:formula="of:=[.A678]/LOG([.A678])+[.$C$2]*2*(RAND()-0.5)" office:value-type="float" office:value="761759693.725249" calcext:value-type="float">
            <text:p>761759693.725249</text:p>
          </table:table-cell>
          <table:table-cell/>
        </table:table-row>
        <table:table-row table:style-name="ro1">
          <table:table-cell office:value-type="float" office:value="7534567825" calcext:value-type="float">
            <text:p>7534567825</text:p>
          </table:table-cell>
          <table:table-cell table:formula="of:=[.A679]/LOG([.A679])+[.$C$2]*2*(RAND()-0.5)" office:value-type="float" office:value="762835204.626461" calcext:value-type="float">
            <text:p>762835204.626461</text:p>
          </table:table-cell>
          <table:table-cell/>
        </table:table-row>
        <table:table-row table:style-name="ro1">
          <table:table-cell office:value-type="float" office:value="7545678936" calcext:value-type="float">
            <text:p>7545678936</text:p>
          </table:table-cell>
          <table:table-cell table:formula="of:=[.A680]/LOG([.A680])+[.$C$2]*2*(RAND()-0.5)" office:value-type="float" office:value="763910648.998938" calcext:value-type="float">
            <text:p>763910648.998938</text:p>
          </table:table-cell>
          <table:table-cell/>
        </table:table-row>
        <table:table-row table:style-name="ro1">
          <table:table-cell office:value-type="float" office:value="7556790047" calcext:value-type="float">
            <text:p>7556790047</text:p>
          </table:table-cell>
          <table:table-cell table:formula="of:=[.A681]/LOG([.A681])+[.$C$2]*2*(RAND()-0.5)" office:value-type="float" office:value="764986026.948838" calcext:value-type="float">
            <text:p>764986026.948838</text:p>
          </table:table-cell>
          <table:table-cell/>
        </table:table-row>
        <table:table-row table:style-name="ro1">
          <table:table-cell office:value-type="float" office:value="7567901158" calcext:value-type="float">
            <text:p>7567901158</text:p>
          </table:table-cell>
          <table:table-cell table:formula="of:=[.A682]/LOG([.A682])+[.$C$2]*2*(RAND()-0.5)" office:value-type="float" office:value="766061338.581992" calcext:value-type="float">
            <text:p>766061338.581992</text:p>
          </table:table-cell>
          <table:table-cell/>
        </table:table-row>
        <table:table-row table:style-name="ro1">
          <table:table-cell office:value-type="float" office:value="7579012269" calcext:value-type="float">
            <text:p>7579012269</text:p>
          </table:table-cell>
          <table:table-cell table:formula="of:=[.A683]/LOG([.A683])+[.$C$2]*2*(RAND()-0.5)" office:value-type="float" office:value="767136584.003907" calcext:value-type="float">
            <text:p>767136584.003907</text:p>
          </table:table-cell>
          <table:table-cell/>
        </table:table-row>
        <table:table-row table:style-name="ro1">
          <table:table-cell office:value-type="float" office:value="7590123380" calcext:value-type="float">
            <text:p>7590123380</text:p>
          </table:table-cell>
          <table:table-cell table:formula="of:=[.A684]/LOG([.A684])+[.$C$2]*2*(RAND()-0.5)" office:value-type="float" office:value="768211763.31977" calcext:value-type="float">
            <text:p>768211763.31977</text:p>
          </table:table-cell>
          <table:table-cell/>
        </table:table-row>
        <table:table-row table:style-name="ro1">
          <table:table-cell office:value-type="float" office:value="7601234491" calcext:value-type="float">
            <text:p>7601234491</text:p>
          </table:table-cell>
          <table:table-cell table:formula="of:=[.A685]/LOG([.A685])+[.$C$2]*2*(RAND()-0.5)" office:value-type="float" office:value="769286876.634442" calcext:value-type="float">
            <text:p>769286876.634442</text:p>
          </table:table-cell>
          <table:table-cell/>
        </table:table-row>
        <table:table-row table:style-name="ro1">
          <table:table-cell office:value-type="float" office:value="7612345602" calcext:value-type="float">
            <text:p>7612345602</text:p>
          </table:table-cell>
          <table:table-cell table:formula="of:=[.A686]/LOG([.A686])+[.$C$2]*2*(RAND()-0.5)" office:value-type="float" office:value="770361924.052467" calcext:value-type="float">
            <text:p>770361924.052467</text:p>
          </table:table-cell>
          <table:table-cell/>
        </table:table-row>
        <table:table-row table:style-name="ro1">
          <table:table-cell office:value-type="float" office:value="7623456713" calcext:value-type="float">
            <text:p>7623456713</text:p>
          </table:table-cell>
          <table:table-cell table:formula="of:=[.A687]/LOG([.A687])+[.$C$2]*2*(RAND()-0.5)" office:value-type="float" office:value="771436905.67807" calcext:value-type="float">
            <text:p>771436905.67807</text:p>
          </table:table-cell>
          <table:table-cell/>
        </table:table-row>
        <table:table-row table:style-name="ro1">
          <table:table-cell office:value-type="float" office:value="7634567824" calcext:value-type="float">
            <text:p>7634567824</text:p>
          </table:table-cell>
          <table:table-cell table:formula="of:=[.A688]/LOG([.A688])+[.$C$2]*2*(RAND()-0.5)" office:value-type="float" office:value="772511821.615159" calcext:value-type="float">
            <text:p>772511821.615159</text:p>
          </table:table-cell>
          <table:table-cell/>
        </table:table-row>
        <table:table-row table:style-name="ro1">
          <table:table-cell office:value-type="float" office:value="7645678935" calcext:value-type="float">
            <text:p>7645678935</text:p>
          </table:table-cell>
          <table:table-cell table:formula="of:=[.A689]/LOG([.A689])+[.$C$2]*2*(RAND()-0.5)" office:value-type="float" office:value="773586671.967328" calcext:value-type="float">
            <text:p>773586671.967328</text:p>
          </table:table-cell>
          <table:table-cell/>
        </table:table-row>
        <table:table-row table:style-name="ro1">
          <table:table-cell office:value-type="float" office:value="7656790046" calcext:value-type="float">
            <text:p>7656790046</text:p>
          </table:table-cell>
          <table:table-cell table:formula="of:=[.A690]/LOG([.A690])+[.$C$2]*2*(RAND()-0.5)" office:value-type="float" office:value="774661456.837853" calcext:value-type="float">
            <text:p>774661456.837853</text:p>
          </table:table-cell>
          <table:table-cell/>
        </table:table-row>
        <table:table-row table:style-name="ro1">
          <table:table-cell office:value-type="float" office:value="7667901157" calcext:value-type="float">
            <text:p>7667901157</text:p>
          </table:table-cell>
          <table:table-cell table:formula="of:=[.A691]/LOG([.A691])+[.$C$2]*2*(RAND()-0.5)" office:value-type="float" office:value="775736176.329701" calcext:value-type="float">
            <text:p>775736176.329701</text:p>
          </table:table-cell>
          <table:table-cell/>
        </table:table-row>
        <table:table-row table:style-name="ro1">
          <table:table-cell office:value-type="float" office:value="7679012268" calcext:value-type="float">
            <text:p>7679012268</text:p>
          </table:table-cell>
          <table:table-cell table:formula="of:=[.A692]/LOG([.A692])+[.$C$2]*2*(RAND()-0.5)" office:value-type="float" office:value="776810830.545526" calcext:value-type="float">
            <text:p>776810830.545526</text:p>
          </table:table-cell>
          <table:table-cell/>
        </table:table-row>
        <table:table-row table:style-name="ro1">
          <table:table-cell office:value-type="float" office:value="7690123379" calcext:value-type="float">
            <text:p>7690123379</text:p>
          </table:table-cell>
          <table:table-cell table:formula="of:=[.A693]/LOG([.A693])+[.$C$2]*2*(RAND()-0.5)" office:value-type="float" office:value="777885419.587673" calcext:value-type="float">
            <text:p>777885419.587673</text:p>
          </table:table-cell>
          <table:table-cell/>
        </table:table-row>
        <table:table-row table:style-name="ro1">
          <table:table-cell office:value-type="float" office:value="7701234490" calcext:value-type="float">
            <text:p>7701234490</text:p>
          </table:table-cell>
          <table:table-cell table:formula="of:=[.A694]/LOG([.A694])+[.$C$2]*2*(RAND()-0.5)" office:value-type="float" office:value="778959943.558176" calcext:value-type="float">
            <text:p>778959943.558176</text:p>
          </table:table-cell>
          <table:table-cell/>
        </table:table-row>
        <table:table-row table:style-name="ro1">
          <table:table-cell office:value-type="float" office:value="7712345601" calcext:value-type="float">
            <text:p>7712345601</text:p>
          </table:table-cell>
          <table:table-cell table:formula="of:=[.A695]/LOG([.A695])+[.$C$2]*2*(RAND()-0.5)" office:value-type="float" office:value="780034402.558765" calcext:value-type="float">
            <text:p>780034402.558765</text:p>
          </table:table-cell>
          <table:table-cell/>
        </table:table-row>
        <table:table-row table:style-name="ro1">
          <table:table-cell office:value-type="float" office:value="7723456712" calcext:value-type="float">
            <text:p>7723456712</text:p>
          </table:table-cell>
          <table:table-cell table:formula="of:=[.A696]/LOG([.A696])+[.$C$2]*2*(RAND()-0.5)" office:value-type="float" office:value="781108796.690862" calcext:value-type="float">
            <text:p>781108796.690862</text:p>
          </table:table-cell>
          <table:table-cell/>
        </table:table-row>
        <table:table-row table:style-name="ro1">
          <table:table-cell office:value-type="float" office:value="7734567823" calcext:value-type="float">
            <text:p>7734567823</text:p>
          </table:table-cell>
          <table:table-cell table:formula="of:=[.A697]/LOG([.A697])+[.$C$2]*2*(RAND()-0.5)" office:value-type="float" office:value="782183126.055586" calcext:value-type="float">
            <text:p>782183126.055586</text:p>
          </table:table-cell>
          <table:table-cell/>
        </table:table-row>
        <table:table-row table:style-name="ro1">
          <table:table-cell office:value-type="float" office:value="7745678934" calcext:value-type="float">
            <text:p>7745678934</text:p>
          </table:table-cell>
          <table:table-cell table:formula="of:=[.A698]/LOG([.A698])+[.$C$2]*2*(RAND()-0.5)" office:value-type="float" office:value="783257390.753751" calcext:value-type="float">
            <text:p>783257390.753751</text:p>
          </table:table-cell>
          <table:table-cell/>
        </table:table-row>
        <table:table-row table:style-name="ro1">
          <table:table-cell office:value-type="float" office:value="7756790045" calcext:value-type="float">
            <text:p>7756790045</text:p>
          </table:table-cell>
          <table:table-cell table:formula="of:=[.A699]/LOG([.A699])+[.$C$2]*2*(RAND()-0.5)" office:value-type="float" office:value="784331590.885872" calcext:value-type="float">
            <text:p>784331590.885872</text:p>
          </table:table-cell>
          <table:table-cell/>
        </table:table-row>
        <table:table-row table:style-name="ro1">
          <table:table-cell office:value-type="float" office:value="7767901156" calcext:value-type="float">
            <text:p>7767901156</text:p>
          </table:table-cell>
          <table:table-cell table:formula="of:=[.A700]/LOG([.A700])+[.$C$2]*2*(RAND()-0.5)" office:value-type="float" office:value="785405726.55216" calcext:value-type="float">
            <text:p>785405726.55216</text:p>
          </table:table-cell>
          <table:table-cell/>
        </table:table-row>
        <table:table-row table:style-name="ro1">
          <table:table-cell office:value-type="float" office:value="7779012267" calcext:value-type="float">
            <text:p>7779012267</text:p>
          </table:table-cell>
          <table:table-cell table:formula="of:=[.A701]/LOG([.A701])+[.$C$2]*2*(RAND()-0.5)" office:value-type="float" office:value="786479797.85253" calcext:value-type="float">
            <text:p>786479797.85253</text:p>
          </table:table-cell>
          <table:table-cell/>
        </table:table-row>
        <table:table-row table:style-name="ro1">
          <table:table-cell office:value-type="float" office:value="7790123378" calcext:value-type="float">
            <text:p>7790123378</text:p>
          </table:table-cell>
          <table:table-cell table:formula="of:=[.A702]/LOG([.A702])+[.$C$2]*2*(RAND()-0.5)" office:value-type="float" office:value="787553804.886598" calcext:value-type="float">
            <text:p>787553804.886598</text:p>
          </table:table-cell>
          <table:table-cell/>
        </table:table-row>
        <table:table-row table:style-name="ro1">
          <table:table-cell office:value-type="float" office:value="7801234489" calcext:value-type="float">
            <text:p>7801234489</text:p>
          </table:table-cell>
          <table:table-cell table:formula="of:=[.A703]/LOG([.A703])+[.$C$2]*2*(RAND()-0.5)" office:value-type="float" office:value="788627747.753683" calcext:value-type="float">
            <text:p>788627747.753683</text:p>
          </table:table-cell>
          <table:table-cell/>
        </table:table-row>
        <table:table-row table:style-name="ro1">
          <table:table-cell office:value-type="float" office:value="7812345600" calcext:value-type="float">
            <text:p>7812345600</text:p>
          </table:table-cell>
          <table:table-cell table:formula="of:=[.A704]/LOG([.A704])+[.$C$2]*2*(RAND()-0.5)" office:value-type="float" office:value="789701626.55281" calcext:value-type="float">
            <text:p>789701626.55281</text:p>
          </table:table-cell>
          <table:table-cell/>
        </table:table-row>
        <table:table-row table:style-name="ro1">
          <table:table-cell office:value-type="float" office:value="7823456711" calcext:value-type="float">
            <text:p>7823456711</text:p>
          </table:table-cell>
          <table:table-cell table:formula="of:=[.A705]/LOG([.A705])+[.$C$2]*2*(RAND()-0.5)" office:value-type="float" office:value="790775441.382709" calcext:value-type="float">
            <text:p>790775441.382709</text:p>
          </table:table-cell>
          <table:table-cell/>
        </table:table-row>
        <table:table-row table:style-name="ro1">
          <table:table-cell office:value-type="float" office:value="7834567822" calcext:value-type="float">
            <text:p>7834567822</text:p>
          </table:table-cell>
          <table:table-cell table:formula="of:=[.A706]/LOG([.A706])+[.$C$2]*2*(RAND()-0.5)" office:value-type="float" office:value="791849192.341819" calcext:value-type="float">
            <text:p>791849192.341819</text:p>
          </table:table-cell>
          <table:table-cell/>
        </table:table-row>
        <table:table-row table:style-name="ro1">
          <table:table-cell office:value-type="float" office:value="7845678933" calcext:value-type="float">
            <text:p>7845678933</text:p>
          </table:table-cell>
          <table:table-cell table:formula="of:=[.A707]/LOG([.A707])+[.$C$2]*2*(RAND()-0.5)" office:value-type="float" office:value="792922879.528285" calcext:value-type="float">
            <text:p>792922879.528285</text:p>
          </table:table-cell>
          <table:table-cell/>
        </table:table-row>
        <table:table-row table:style-name="ro1">
          <table:table-cell office:value-type="float" office:value="7856790044" calcext:value-type="float">
            <text:p>7856790044</text:p>
          </table:table-cell>
          <table:table-cell table:formula="of:=[.A708]/LOG([.A708])+[.$C$2]*2*(RAND()-0.5)" office:value-type="float" office:value="793996503.039964" calcext:value-type="float">
            <text:p>793996503.039964</text:p>
          </table:table-cell>
          <table:table-cell/>
        </table:table-row>
        <table:table-row table:style-name="ro1">
          <table:table-cell office:value-type="float" office:value="7867901155" calcext:value-type="float">
            <text:p>7867901155</text:p>
          </table:table-cell>
          <table:table-cell table:formula="of:=[.A709]/LOG([.A709])+[.$C$2]*2*(RAND()-0.5)" office:value-type="float" office:value="795070062.974424" calcext:value-type="float">
            <text:p>795070062.974424</text:p>
          </table:table-cell>
          <table:table-cell/>
        </table:table-row>
        <table:table-row table:style-name="ro1">
          <table:table-cell office:value-type="float" office:value="7879012266" calcext:value-type="float">
            <text:p>7879012266</text:p>
          </table:table-cell>
          <table:table-cell table:formula="of:=[.A710]/LOG([.A710])+[.$C$2]*2*(RAND()-0.5)" office:value-type="float" office:value="796143559.428946" calcext:value-type="float">
            <text:p>796143559.428946</text:p>
          </table:table-cell>
          <table:table-cell/>
        </table:table-row>
        <table:table-row table:style-name="ro1">
          <table:table-cell office:value-type="float" office:value="7890123377" calcext:value-type="float">
            <text:p>7890123377</text:p>
          </table:table-cell>
          <table:table-cell table:formula="of:=[.A711]/LOG([.A711])+[.$C$2]*2*(RAND()-0.5)" office:value-type="float" office:value="797216992.500523" calcext:value-type="float">
            <text:p>797216992.500523</text:p>
          </table:table-cell>
          <table:table-cell/>
        </table:table-row>
        <table:table-row table:style-name="ro1">
          <table:table-cell office:value-type="float" office:value="7901234488" calcext:value-type="float">
            <text:p>7901234488</text:p>
          </table:table-cell>
          <table:table-cell table:formula="of:=[.A712]/LOG([.A712])+[.$C$2]*2*(RAND()-0.5)" office:value-type="float" office:value="798290362.285865" calcext:value-type="float">
            <text:p>798290362.285865</text:p>
          </table:table-cell>
          <table:table-cell/>
        </table:table-row>
        <table:table-row table:style-name="ro1">
          <table:table-cell office:value-type="float" office:value="7912345599" calcext:value-type="float">
            <text:p>7912345599</text:p>
          </table:table-cell>
          <table:table-cell table:formula="of:=[.A713]/LOG([.A713])+[.$C$2]*2*(RAND()-0.5)" office:value-type="float" office:value="799363668.881396" calcext:value-type="float">
            <text:p>799363668.881396</text:p>
          </table:table-cell>
          <table:table-cell/>
        </table:table-row>
        <table:table-row table:style-name="ro1">
          <table:table-cell office:value-type="float" office:value="7923456710" calcext:value-type="float">
            <text:p>7923456710</text:p>
          </table:table-cell>
          <table:table-cell table:formula="of:=[.A714]/LOG([.A714])+[.$C$2]*2*(RAND()-0.5)" office:value-type="float" office:value="800436912.383259" calcext:value-type="float">
            <text:p>800436912.383259</text:p>
          </table:table-cell>
          <table:table-cell/>
        </table:table-row>
        <table:table-row table:style-name="ro1">
          <table:table-cell office:value-type="float" office:value="7934567821" calcext:value-type="float">
            <text:p>7934567821</text:p>
          </table:table-cell>
          <table:table-cell table:formula="of:=[.A715]/LOG([.A715])+[.$C$2]*2*(RAND()-0.5)" office:value-type="float" office:value="801510092.887317" calcext:value-type="float">
            <text:p>801510092.887317</text:p>
          </table:table-cell>
          <table:table-cell/>
        </table:table-row>
        <table:table-row table:style-name="ro1">
          <table:table-cell office:value-type="float" office:value="7945678932" calcext:value-type="float">
            <text:p>7945678932</text:p>
          </table:table-cell>
          <table:table-cell table:formula="of:=[.A716]/LOG([.A716])+[.$C$2]*2*(RAND()-0.5)" office:value-type="float" office:value="802583210.489149" calcext:value-type="float">
            <text:p>802583210.489149</text:p>
          </table:table-cell>
          <table:table-cell/>
        </table:table-row>
        <table:table-row table:style-name="ro1">
          <table:table-cell office:value-type="float" office:value="7956790043" calcext:value-type="float">
            <text:p>7956790043</text:p>
          </table:table-cell>
          <table:table-cell table:formula="of:=[.A717]/LOG([.A717])+[.$C$2]*2*(RAND()-0.5)" office:value-type="float" office:value="803656265.284059" calcext:value-type="float">
            <text:p>803656265.284059</text:p>
          </table:table-cell>
          <table:table-cell/>
        </table:table-row>
        <table:table-row table:style-name="ro1">
          <table:table-cell office:value-type="float" office:value="7967901154" calcext:value-type="float">
            <text:p>7967901154</text:p>
          </table:table-cell>
          <table:table-cell table:formula="of:=[.A718]/LOG([.A718])+[.$C$2]*2*(RAND()-0.5)" office:value-type="float" office:value="804729257.36707" calcext:value-type="float">
            <text:p>804729257.36707</text:p>
          </table:table-cell>
          <table:table-cell/>
        </table:table-row>
        <table:table-row table:style-name="ro1">
          <table:table-cell office:value-type="float" office:value="7979012265" calcext:value-type="float">
            <text:p>7979012265</text:p>
          </table:table-cell>
          <table:table-cell table:formula="of:=[.A719]/LOG([.A719])+[.$C$2]*2*(RAND()-0.5)" office:value-type="float" office:value="805802186.832933" calcext:value-type="float">
            <text:p>805802186.832933</text:p>
          </table:table-cell>
          <table:table-cell/>
        </table:table-row>
        <table:table-row table:style-name="ro1">
          <table:table-cell office:value-type="float" office:value="7990123376" calcext:value-type="float">
            <text:p>7990123376</text:p>
          </table:table-cell>
          <table:table-cell table:formula="of:=[.A720]/LOG([.A720])+[.$C$2]*2*(RAND()-0.5)" office:value-type="float" office:value="806875053.776118" calcext:value-type="float">
            <text:p>806875053.776118</text:p>
          </table:table-cell>
          <table:table-cell/>
        </table:table-row>
        <table:table-row table:style-name="ro1">
          <table:table-cell office:value-type="float" office:value="8001234487" calcext:value-type="float">
            <text:p>8001234487</text:p>
          </table:table-cell>
          <table:table-cell table:formula="of:=[.A721]/LOG([.A721])+[.$C$2]*2*(RAND()-0.5)" office:value-type="float" office:value="807947858.290825" calcext:value-type="float">
            <text:p>807947858.290825</text:p>
          </table:table-cell>
          <table:table-cell/>
        </table:table-row>
        <table:table-row table:style-name="ro1">
          <table:table-cell office:value-type="float" office:value="8012345598" calcext:value-type="float">
            <text:p>8012345598</text:p>
          </table:table-cell>
          <table:table-cell table:formula="of:=[.A722]/LOG([.A722])+[.$C$2]*2*(RAND()-0.5)" office:value-type="float" office:value="809020600.47098" calcext:value-type="float">
            <text:p>809020600.47098</text:p>
          </table:table-cell>
          <table:table-cell/>
        </table:table-row>
        <table:table-row table:style-name="ro1">
          <table:table-cell office:value-type="float" office:value="8023456709" calcext:value-type="float">
            <text:p>8023456709</text:p>
          </table:table-cell>
          <table:table-cell table:formula="of:=[.A723]/LOG([.A723])+[.$C$2]*2*(RAND()-0.5)" office:value-type="float" office:value="810093280.410237" calcext:value-type="float">
            <text:p>810093280.410237</text:p>
          </table:table-cell>
          <table:table-cell/>
        </table:table-row>
        <table:table-row table:style-name="ro1">
          <table:table-cell office:value-type="float" office:value="8034567820" calcext:value-type="float">
            <text:p>8034567820</text:p>
          </table:table-cell>
          <table:table-cell table:formula="of:=[.A724]/LOG([.A724])+[.$C$2]*2*(RAND()-0.5)" office:value-type="float" office:value="811165898.20198" calcext:value-type="float">
            <text:p>811165898.20198</text:p>
          </table:table-cell>
          <table:table-cell/>
        </table:table-row>
        <table:table-row table:style-name="ro1">
          <table:table-cell office:value-type="float" office:value="8045678931" calcext:value-type="float">
            <text:p>8045678931</text:p>
          </table:table-cell>
          <table:table-cell table:formula="of:=[.A725]/LOG([.A725])+[.$C$2]*2*(RAND()-0.5)" office:value-type="float" office:value="812238453.939322" calcext:value-type="float">
            <text:p>812238453.939322</text:p>
          </table:table-cell>
          <table:table-cell/>
        </table:table-row>
        <table:table-row table:style-name="ro1">
          <table:table-cell office:value-type="float" office:value="8056790042" calcext:value-type="float">
            <text:p>8056790042</text:p>
          </table:table-cell>
          <table:table-cell table:formula="of:=[.A726]/LOG([.A726])+[.$C$2]*2*(RAND()-0.5)" office:value-type="float" office:value="813310947.715108" calcext:value-type="float">
            <text:p>813310947.715108</text:p>
          </table:table-cell>
          <table:table-cell/>
        </table:table-row>
        <table:table-row table:style-name="ro1">
          <table:table-cell office:value-type="float" office:value="8067901153" calcext:value-type="float">
            <text:p>8067901153</text:p>
          </table:table-cell>
          <table:table-cell table:formula="of:=[.A727]/LOG([.A727])+[.$C$2]*2*(RAND()-0.5)" office:value-type="float" office:value="814383379.621919" calcext:value-type="float">
            <text:p>814383379.621919</text:p>
          </table:table-cell>
          <table:table-cell/>
        </table:table-row>
        <table:table-row table:style-name="ro1">
          <table:table-cell office:value-type="float" office:value="8079012264" calcext:value-type="float">
            <text:p>8079012264</text:p>
          </table:table-cell>
          <table:table-cell table:formula="of:=[.A728]/LOG([.A728])+[.$C$2]*2*(RAND()-0.5)" office:value-type="float" office:value="815455749.752065" calcext:value-type="float">
            <text:p>815455749.752065</text:p>
          </table:table-cell>
          <table:table-cell/>
        </table:table-row>
        <table:table-row table:style-name="ro1">
          <table:table-cell office:value-type="float" office:value="8090123375" calcext:value-type="float">
            <text:p>8090123375</text:p>
          </table:table-cell>
          <table:table-cell table:formula="of:=[.A729]/LOG([.A729])+[.$C$2]*2*(RAND()-0.5)" office:value-type="float" office:value="816528058.197595" calcext:value-type="float">
            <text:p>816528058.197595</text:p>
          </table:table-cell>
          <table:table-cell/>
        </table:table-row>
        <table:table-row table:style-name="ro1">
          <table:table-cell office:value-type="float" office:value="8101234486" calcext:value-type="float">
            <text:p>8101234486</text:p>
          </table:table-cell>
          <table:table-cell table:formula="of:=[.A730]/LOG([.A730])+[.$C$2]*2*(RAND()-0.5)" office:value-type="float" office:value="817600305.050292" calcext:value-type="float">
            <text:p>817600305.050292</text:p>
          </table:table-cell>
          <table:table-cell/>
        </table:table-row>
        <table:table-row table:style-name="ro1">
          <table:table-cell office:value-type="float" office:value="8112345597" calcext:value-type="float">
            <text:p>8112345597</text:p>
          </table:table-cell>
          <table:table-cell table:formula="of:=[.A731]/LOG([.A731])+[.$C$2]*2*(RAND()-0.5)" office:value-type="float" office:value="818672490.401677" calcext:value-type="float">
            <text:p>818672490.401677</text:p>
          </table:table-cell>
          <table:table-cell/>
        </table:table-row>
        <table:table-row table:style-name="ro1">
          <table:table-cell office:value-type="float" office:value="8123456708" calcext:value-type="float">
            <text:p>8123456708</text:p>
          </table:table-cell>
          <table:table-cell table:formula="of:=[.A732]/LOG([.A732])+[.$C$2]*2*(RAND()-0.5)" office:value-type="float" office:value="819744614.343011" calcext:value-type="float">
            <text:p>819744614.343011</text:p>
          </table:table-cell>
          <table:table-cell/>
        </table:table-row>
        <table:table-row table:style-name="ro1">
          <table:table-cell office:value-type="float" office:value="8134567819" calcext:value-type="float">
            <text:p>8134567819</text:p>
          </table:table-cell>
          <table:table-cell table:formula="of:=[.A733]/LOG([.A733])+[.$C$2]*2*(RAND()-0.5)" office:value-type="float" office:value="820816676.965291" calcext:value-type="float">
            <text:p>820816676.965291</text:p>
          </table:table-cell>
          <table:table-cell/>
        </table:table-row>
        <table:table-row table:style-name="ro1">
          <table:table-cell office:value-type="float" office:value="8145678930" calcext:value-type="float">
            <text:p>8145678930</text:p>
          </table:table-cell>
          <table:table-cell table:formula="of:=[.A734]/LOG([.A734])+[.$C$2]*2*(RAND()-0.5)" office:value-type="float" office:value="821888678.359259" calcext:value-type="float">
            <text:p>821888678.359259</text:p>
          </table:table-cell>
          <table:table-cell/>
        </table:table-row>
        <table:table-row table:style-name="ro1">
          <table:table-cell office:value-type="float" office:value="8156790041" calcext:value-type="float">
            <text:p>8156790041</text:p>
          </table:table-cell>
          <table:table-cell table:formula="of:=[.A735]/LOG([.A735])+[.$C$2]*2*(RAND()-0.5)" office:value-type="float" office:value="822960618.615395" calcext:value-type="float">
            <text:p>822960618.615395</text:p>
          </table:table-cell>
          <table:table-cell/>
        </table:table-row>
        <table:table-row table:style-name="ro1">
          <table:table-cell office:value-type="float" office:value="8167901152" calcext:value-type="float">
            <text:p>8167901152</text:p>
          </table:table-cell>
          <table:table-cell table:formula="of:=[.A736]/LOG([.A736])+[.$C$2]*2*(RAND()-0.5)" office:value-type="float" office:value="824032497.823924" calcext:value-type="float">
            <text:p>824032497.823924</text:p>
          </table:table-cell>
          <table:table-cell/>
        </table:table-row>
        <table:table-row table:style-name="ro1">
          <table:table-cell office:value-type="float" office:value="8179012263" calcext:value-type="float">
            <text:p>8179012263</text:p>
          </table:table-cell>
          <table:table-cell table:formula="of:=[.A737]/LOG([.A737])+[.$C$2]*2*(RAND()-0.5)" office:value-type="float" office:value="825104316.074815" calcext:value-type="float">
            <text:p>825104316.074815</text:p>
          </table:table-cell>
          <table:table-cell/>
        </table:table-row>
        <table:table-row table:style-name="ro1">
          <table:table-cell office:value-type="float" office:value="8190123374" calcext:value-type="float">
            <text:p>8190123374</text:p>
          </table:table-cell>
          <table:table-cell table:formula="of:=[.A738]/LOG([.A738])+[.$C$2]*2*(RAND()-0.5)" office:value-type="float" office:value="826176073.457779" calcext:value-type="float">
            <text:p>826176073.457779</text:p>
          </table:table-cell>
          <table:table-cell/>
        </table:table-row>
        <table:table-row table:style-name="ro1">
          <table:table-cell office:value-type="float" office:value="8201234485" calcext:value-type="float">
            <text:p>8201234485</text:p>
          </table:table-cell>
          <table:table-cell table:formula="of:=[.A739]/LOG([.A739])+[.$C$2]*2*(RAND()-0.5)" office:value-type="float" office:value="827247770.062278" calcext:value-type="float">
            <text:p>827247770.062278</text:p>
          </table:table-cell>
          <table:table-cell/>
        </table:table-row>
        <table:table-row table:style-name="ro1">
          <table:table-cell office:value-type="float" office:value="8212345596" calcext:value-type="float">
            <text:p>8212345596</text:p>
          </table:table-cell>
          <table:table-cell table:formula="of:=[.A740]/LOG([.A740])+[.$C$2]*2*(RAND()-0.5)" office:value-type="float" office:value="828319405.977516" calcext:value-type="float">
            <text:p>828319405.977516</text:p>
          </table:table-cell>
          <table:table-cell/>
        </table:table-row>
        <table:table-row table:style-name="ro1">
          <table:table-cell office:value-type="float" office:value="8223456707" calcext:value-type="float">
            <text:p>8223456707</text:p>
          </table:table-cell>
          <table:table-cell table:formula="of:=[.A741]/LOG([.A741])+[.$C$2]*2*(RAND()-0.5)" office:value-type="float" office:value="829390981.29245" calcext:value-type="float">
            <text:p>829390981.29245</text:p>
          </table:table-cell>
          <table:table-cell/>
        </table:table-row>
        <table:table-row table:style-name="ro1">
          <table:table-cell office:value-type="float" office:value="8234567818" calcext:value-type="float">
            <text:p>8234567818</text:p>
          </table:table-cell>
          <table:table-cell table:formula="of:=[.A742]/LOG([.A742])+[.$C$2]*2*(RAND()-0.5)" office:value-type="float" office:value="830462496.095782" calcext:value-type="float">
            <text:p>830462496.095782</text:p>
          </table:table-cell>
          <table:table-cell/>
        </table:table-row>
        <table:table-row table:style-name="ro1">
          <table:table-cell office:value-type="float" office:value="8245678929" calcext:value-type="float">
            <text:p>8245678929</text:p>
          </table:table-cell>
          <table:table-cell table:formula="of:=[.A743]/LOG([.A743])+[.$C$2]*2*(RAND()-0.5)" office:value-type="float" office:value="831533950.475967" calcext:value-type="float">
            <text:p>831533950.475967</text:p>
          </table:table-cell>
          <table:table-cell/>
        </table:table-row>
        <table:table-row table:style-name="ro1">
          <table:table-cell office:value-type="float" office:value="8256790040" calcext:value-type="float">
            <text:p>8256790040</text:p>
          </table:table-cell>
          <table:table-cell table:formula="of:=[.A744]/LOG([.A744])+[.$C$2]*2*(RAND()-0.5)" office:value-type="float" office:value="832605344.52121" calcext:value-type="float">
            <text:p>832605344.52121</text:p>
          </table:table-cell>
          <table:table-cell/>
        </table:table-row>
        <table:table-row table:style-name="ro1">
          <table:table-cell office:value-type="float" office:value="8267901151" calcext:value-type="float">
            <text:p>8267901151</text:p>
          </table:table-cell>
          <table:table-cell table:formula="of:=[.A745]/LOG([.A745])+[.$C$2]*2*(RAND()-0.5)" office:value-type="float" office:value="833676678.319469" calcext:value-type="float">
            <text:p>833676678.319469</text:p>
          </table:table-cell>
          <table:table-cell/>
        </table:table-row>
        <table:table-row table:style-name="ro1">
          <table:table-cell office:value-type="float" office:value="8279012262" calcext:value-type="float">
            <text:p>8279012262</text:p>
          </table:table-cell>
          <table:table-cell table:formula="of:=[.A746]/LOG([.A746])+[.$C$2]*2*(RAND()-0.5)" office:value-type="float" office:value="834747951.958455" calcext:value-type="float">
            <text:p>834747951.958455</text:p>
          </table:table-cell>
          <table:table-cell/>
        </table:table-row>
        <table:table-row table:style-name="ro1">
          <table:table-cell office:value-type="float" office:value="8290123373" calcext:value-type="float">
            <text:p>8290123373</text:p>
          </table:table-cell>
          <table:table-cell table:formula="of:=[.A747]/LOG([.A747])+[.$C$2]*2*(RAND()-0.5)" office:value-type="float" office:value="835819165.525633" calcext:value-type="float">
            <text:p>835819165.525633</text:p>
          </table:table-cell>
          <table:table-cell/>
        </table:table-row>
        <table:table-row table:style-name="ro1">
          <table:table-cell office:value-type="float" office:value="8301234484" calcext:value-type="float">
            <text:p>8301234484</text:p>
          </table:table-cell>
          <table:table-cell table:formula="of:=[.A748]/LOG([.A748])+[.$C$2]*2*(RAND()-0.5)" office:value-type="float" office:value="836890319.108226" calcext:value-type="float">
            <text:p>836890319.108226</text:p>
          </table:table-cell>
          <table:table-cell/>
        </table:table-row>
        <table:table-row table:style-name="ro1">
          <table:table-cell office:value-type="float" office:value="8312345595" calcext:value-type="float">
            <text:p>8312345595</text:p>
          </table:table-cell>
          <table:table-cell table:formula="of:=[.A749]/LOG([.A749])+[.$C$2]*2*(RAND()-0.5)" office:value-type="float" office:value="837961412.793209" calcext:value-type="float">
            <text:p>837961412.793209</text:p>
          </table:table-cell>
          <table:table-cell/>
        </table:table-row>
        <table:table-row table:style-name="ro1">
          <table:table-cell office:value-type="float" office:value="8323456706" calcext:value-type="float">
            <text:p>8323456706</text:p>
          </table:table-cell>
          <table:table-cell table:formula="of:=[.A750]/LOG([.A750])+[.$C$2]*2*(RAND()-0.5)" office:value-type="float" office:value="839032446.667318" calcext:value-type="float">
            <text:p>839032446.667318</text:p>
          </table:table-cell>
          <table:table-cell/>
        </table:table-row>
        <table:table-row table:style-name="ro1">
          <table:table-cell office:value-type="float" office:value="8334567817" calcext:value-type="float">
            <text:p>8334567817</text:p>
          </table:table-cell>
          <table:table-cell table:formula="of:=[.A751]/LOG([.A751])+[.$C$2]*2*(RAND()-0.5)" office:value-type="float" office:value="840103420.817046" calcext:value-type="float">
            <text:p>840103420.817046</text:p>
          </table:table-cell>
          <table:table-cell/>
        </table:table-row>
        <table:table-row table:style-name="ro1">
          <table:table-cell office:value-type="float" office:value="8345678928" calcext:value-type="float">
            <text:p>8345678928</text:p>
          </table:table-cell>
          <table:table-cell table:formula="of:=[.A752]/LOG([.A752])+[.$C$2]*2*(RAND()-0.5)" office:value-type="float" office:value="841174335.328645" calcext:value-type="float">
            <text:p>841174335.328645</text:p>
          </table:table-cell>
          <table:table-cell/>
        </table:table-row>
        <table:table-row table:style-name="ro1">
          <table:table-cell office:value-type="float" office:value="8356790039" calcext:value-type="float">
            <text:p>8356790039</text:p>
          </table:table-cell>
          <table:table-cell table:formula="of:=[.A753]/LOG([.A753])+[.$C$2]*2*(RAND()-0.5)" office:value-type="float" office:value="842245190.288129" calcext:value-type="float">
            <text:p>842245190.288129</text:p>
          </table:table-cell>
          <table:table-cell/>
        </table:table-row>
        <table:table-row table:style-name="ro1">
          <table:table-cell office:value-type="float" office:value="8367901150" calcext:value-type="float">
            <text:p>8367901150</text:p>
          </table:table-cell>
          <table:table-cell table:formula="of:=[.A754]/LOG([.A754])+[.$C$2]*2*(RAND()-0.5)" office:value-type="float" office:value="843315985.781273" calcext:value-type="float">
            <text:p>843315985.781273</text:p>
          </table:table-cell>
          <table:table-cell/>
        </table:table-row>
        <table:table-row table:style-name="ro1">
          <table:table-cell office:value-type="float" office:value="8379012261" calcext:value-type="float">
            <text:p>8379012261</text:p>
          </table:table-cell>
          <table:table-cell table:formula="of:=[.A755]/LOG([.A755])+[.$C$2]*2*(RAND()-0.5)" office:value-type="float" office:value="844386721.893612" calcext:value-type="float">
            <text:p>844386721.893612</text:p>
          </table:table-cell>
          <table:table-cell/>
        </table:table-row>
        <table:table-row table:style-name="ro1">
          <table:table-cell office:value-type="float" office:value="8390123372" calcext:value-type="float">
            <text:p>8390123372</text:p>
          </table:table-cell>
          <table:table-cell table:formula="of:=[.A756]/LOG([.A756])+[.$C$2]*2*(RAND()-0.5)" office:value-type="float" office:value="845457398.710447" calcext:value-type="float">
            <text:p>845457398.710447</text:p>
          </table:table-cell>
          <table:table-cell/>
        </table:table-row>
        <table:table-row table:style-name="ro1">
          <table:table-cell office:value-type="float" office:value="8401234483" calcext:value-type="float">
            <text:p>8401234483</text:p>
          </table:table-cell>
          <table:table-cell table:formula="of:=[.A757]/LOG([.A757])+[.$C$2]*2*(RAND()-0.5)" office:value-type="float" office:value="846528016.316842" calcext:value-type="float">
            <text:p>846528016.316842</text:p>
          </table:table-cell>
          <table:table-cell/>
        </table:table-row>
        <table:table-row table:style-name="ro1">
          <table:table-cell office:value-type="float" office:value="8412345594" calcext:value-type="float">
            <text:p>8412345594</text:p>
          </table:table-cell>
          <table:table-cell table:formula="of:=[.A758]/LOG([.A758])+[.$C$2]*2*(RAND()-0.5)" office:value-type="float" office:value="847598574.797628" calcext:value-type="float">
            <text:p>847598574.797628</text:p>
          </table:table-cell>
          <table:table-cell/>
        </table:table-row>
        <table:table-row table:style-name="ro1">
          <table:table-cell office:value-type="float" office:value="8423456705" calcext:value-type="float">
            <text:p>8423456705</text:p>
          </table:table-cell>
          <table:table-cell table:formula="of:=[.A759]/LOG([.A759])+[.$C$2]*2*(RAND()-0.5)" office:value-type="float" office:value="848669074.2374" calcext:value-type="float">
            <text:p>848669074.2374</text:p>
          </table:table-cell>
          <table:table-cell/>
        </table:table-row>
        <table:table-row table:style-name="ro1">
          <table:table-cell office:value-type="float" office:value="8434567816" calcext:value-type="float">
            <text:p>8434567816</text:p>
          </table:table-cell>
          <table:table-cell table:formula="of:=[.A760]/LOG([.A760])+[.$C$2]*2*(RAND()-0.5)" office:value-type="float" office:value="849739514.720521" calcext:value-type="float">
            <text:p>849739514.720521</text:p>
          </table:table-cell>
          <table:table-cell/>
        </table:table-row>
        <table:table-row table:style-name="ro1">
          <table:table-cell office:value-type="float" office:value="8445678927" calcext:value-type="float">
            <text:p>8445678927</text:p>
          </table:table-cell>
          <table:table-cell table:formula="of:=[.A761]/LOG([.A761])+[.$C$2]*2*(RAND()-0.5)" office:value-type="float" office:value="850809896.331123" calcext:value-type="float">
            <text:p>850809896.331123</text:p>
          </table:table-cell>
          <table:table-cell/>
        </table:table-row>
        <table:table-row table:style-name="ro1">
          <table:table-cell office:value-type="float" office:value="8456790038" calcext:value-type="float">
            <text:p>8456790038</text:p>
          </table:table-cell>
          <table:table-cell table:formula="of:=[.A762]/LOG([.A762])+[.$C$2]*2*(RAND()-0.5)" office:value-type="float" office:value="851880219.153106" calcext:value-type="float">
            <text:p>851880219.153106</text:p>
          </table:table-cell>
          <table:table-cell/>
        </table:table-row>
        <table:table-row table:style-name="ro1">
          <table:table-cell office:value-type="float" office:value="8467901149" calcext:value-type="float">
            <text:p>8467901149</text:p>
          </table:table-cell>
          <table:table-cell table:formula="of:=[.A763]/LOG([.A763])+[.$C$2]*2*(RAND()-0.5)" office:value-type="float" office:value="852950483.270141" calcext:value-type="float">
            <text:p>852950483.270141</text:p>
          </table:table-cell>
          <table:table-cell/>
        </table:table-row>
        <table:table-row table:style-name="ro1">
          <table:table-cell office:value-type="float" office:value="8479012260" calcext:value-type="float">
            <text:p>8479012260</text:p>
          </table:table-cell>
          <table:table-cell table:formula="of:=[.A764]/LOG([.A764])+[.$C$2]*2*(RAND()-0.5)" office:value-type="float" office:value="854020688.765668" calcext:value-type="float">
            <text:p>854020688.765668</text:p>
          </table:table-cell>
          <table:table-cell/>
        </table:table-row>
        <table:table-row table:style-name="ro1">
          <table:table-cell office:value-type="float" office:value="8490123371" calcext:value-type="float">
            <text:p>8490123371</text:p>
          </table:table-cell>
          <table:table-cell table:formula="of:=[.A765]/LOG([.A765])+[.$C$2]*2*(RAND()-0.5)" office:value-type="float" office:value="855090835.722901" calcext:value-type="float">
            <text:p>855090835.722901</text:p>
          </table:table-cell>
          <table:table-cell/>
        </table:table-row>
        <table:table-row table:style-name="ro1">
          <table:table-cell office:value-type="float" office:value="8501234482" calcext:value-type="float">
            <text:p>8501234482</text:p>
          </table:table-cell>
          <table:table-cell table:formula="of:=[.A766]/LOG([.A766])+[.$C$2]*2*(RAND()-0.5)" office:value-type="float" office:value="856160924.224826" calcext:value-type="float">
            <text:p>856160924.224826</text:p>
          </table:table-cell>
          <table:table-cell/>
        </table:table-row>
        <table:table-row table:style-name="ro1">
          <table:table-cell office:value-type="float" office:value="8512345593" calcext:value-type="float">
            <text:p>8512345593</text:p>
          </table:table-cell>
          <table:table-cell table:formula="of:=[.A767]/LOG([.A767])+[.$C$2]*2*(RAND()-0.5)" office:value-type="float" office:value="857230954.354203" calcext:value-type="float">
            <text:p>857230954.354203</text:p>
          </table:table-cell>
          <table:table-cell/>
        </table:table-row>
        <table:table-row table:style-name="ro1">
          <table:table-cell office:value-type="float" office:value="8523456704" calcext:value-type="float">
            <text:p>8523456704</text:p>
          </table:table-cell>
          <table:table-cell table:formula="of:=[.A768]/LOG([.A768])+[.$C$2]*2*(RAND()-0.5)" office:value-type="float" office:value="858300926.193566" calcext:value-type="float">
            <text:p>858300926.193566</text:p>
          </table:table-cell>
          <table:table-cell/>
        </table:table-row>
        <table:table-row table:style-name="ro1">
          <table:table-cell office:value-type="float" office:value="8534567815" calcext:value-type="float">
            <text:p>8534567815</text:p>
          </table:table-cell>
          <table:table-cell table:formula="of:=[.A769]/LOG([.A769])+[.$C$2]*2*(RAND()-0.5)" office:value-type="float" office:value="859370839.825224" calcext:value-type="float">
            <text:p>859370839.825224</text:p>
          </table:table-cell>
          <table:table-cell/>
        </table:table-row>
        <table:table-row table:style-name="ro1">
          <table:table-cell office:value-type="float" office:value="8545678926" calcext:value-type="float">
            <text:p>8545678926</text:p>
          </table:table-cell>
          <table:table-cell table:formula="of:=[.A770]/LOG([.A770])+[.$C$2]*2*(RAND()-0.5)" office:value-type="float" office:value="860440695.331265" calcext:value-type="float">
            <text:p>860440695.331265</text:p>
          </table:table-cell>
          <table:table-cell/>
        </table:table-row>
        <table:table-row table:style-name="ro1">
          <table:table-cell office:value-type="float" office:value="8556790037" calcext:value-type="float">
            <text:p>8556790037</text:p>
          </table:table-cell>
          <table:table-cell table:formula="of:=[.A771]/LOG([.A771])+[.$C$2]*2*(RAND()-0.5)" office:value-type="float" office:value="861510492.793551" calcext:value-type="float">
            <text:p>861510492.793551</text:p>
          </table:table-cell>
          <table:table-cell/>
        </table:table-row>
        <table:table-row table:style-name="ro1">
          <table:table-cell office:value-type="float" office:value="8567901148" calcext:value-type="float">
            <text:p>8567901148</text:p>
          </table:table-cell>
          <table:table-cell table:formula="of:=[.A772]/LOG([.A772])+[.$C$2]*2*(RAND()-0.5)" office:value-type="float" office:value="862580232.293724" calcext:value-type="float">
            <text:p>862580232.293724</text:p>
          </table:table-cell>
          <table:table-cell/>
        </table:table-row>
        <table:table-row table:style-name="ro1">
          <table:table-cell office:value-type="float" office:value="8579012259" calcext:value-type="float">
            <text:p>8579012259</text:p>
          </table:table-cell>
          <table:table-cell table:formula="of:=[.A773]/LOG([.A773])+[.$C$2]*2*(RAND()-0.5)" office:value-type="float" office:value="863649913.913207" calcext:value-type="float">
            <text:p>863649913.913207</text:p>
          </table:table-cell>
          <table:table-cell/>
        </table:table-row>
        <table:table-row table:style-name="ro1">
          <table:table-cell office:value-type="float" office:value="8590123370" calcext:value-type="float">
            <text:p>8590123370</text:p>
          </table:table-cell>
          <table:table-cell table:formula="of:=[.A774]/LOG([.A774])+[.$C$2]*2*(RAND()-0.5)" office:value-type="float" office:value="864719537.733198" calcext:value-type="float">
            <text:p>864719537.733198</text:p>
          </table:table-cell>
          <table:table-cell/>
        </table:table-row>
        <table:table-row table:style-name="ro1">
          <table:table-cell office:value-type="float" office:value="8601234481" calcext:value-type="float">
            <text:p>8601234481</text:p>
          </table:table-cell>
          <table:table-cell table:formula="of:=[.A775]/LOG([.A775])+[.$C$2]*2*(RAND()-0.5)" office:value-type="float" office:value="865789103.834681" calcext:value-type="float">
            <text:p>865789103.834681</text:p>
          </table:table-cell>
          <table:table-cell/>
        </table:table-row>
        <table:table-row table:style-name="ro1">
          <table:table-cell office:value-type="float" office:value="8612345592" calcext:value-type="float">
            <text:p>8612345592</text:p>
          </table:table-cell>
          <table:table-cell table:formula="of:=[.A776]/LOG([.A776])+[.$C$2]*2*(RAND()-0.5)" office:value-type="float" office:value="866858612.298418" calcext:value-type="float">
            <text:p>866858612.298418</text:p>
          </table:table-cell>
          <table:table-cell/>
        </table:table-row>
        <table:table-row table:style-name="ro1">
          <table:table-cell office:value-type="float" office:value="8623456703" calcext:value-type="float">
            <text:p>8623456703</text:p>
          </table:table-cell>
          <table:table-cell table:formula="of:=[.A777]/LOG([.A777])+[.$C$2]*2*(RAND()-0.5)" office:value-type="float" office:value="867928063.204956" calcext:value-type="float">
            <text:p>867928063.204956</text:p>
          </table:table-cell>
          <table:table-cell/>
        </table:table-row>
        <table:table-row table:style-name="ro1">
          <table:table-cell office:value-type="float" office:value="8634567814" calcext:value-type="float">
            <text:p>8634567814</text:p>
          </table:table-cell>
          <table:table-cell table:formula="of:=[.A778]/LOG([.A778])+[.$C$2]*2*(RAND()-0.5)" office:value-type="float" office:value="868997456.634625" calcext:value-type="float">
            <text:p>868997456.634625</text:p>
          </table:table-cell>
          <table:table-cell/>
        </table:table-row>
        <table:table-row table:style-name="ro1">
          <table:table-cell office:value-type="float" office:value="8645678925" calcext:value-type="float">
            <text:p>8645678925</text:p>
          </table:table-cell>
          <table:table-cell table:formula="of:=[.A779]/LOG([.A779])+[.$C$2]*2*(RAND()-0.5)" office:value-type="float" office:value="870066792.667538" calcext:value-type="float">
            <text:p>870066792.667538</text:p>
          </table:table-cell>
          <table:table-cell/>
        </table:table-row>
        <table:table-row table:style-name="ro1">
          <table:table-cell office:value-type="float" office:value="8656790036" calcext:value-type="float">
            <text:p>8656790036</text:p>
          </table:table-cell>
          <table:table-cell table:formula="of:=[.A780]/LOG([.A780])+[.$C$2]*2*(RAND()-0.5)" office:value-type="float" office:value="871136071.383595" calcext:value-type="float">
            <text:p>871136071.383595</text:p>
          </table:table-cell>
          <table:table-cell/>
        </table:table-row>
        <table:table-row table:style-name="ro1">
          <table:table-cell office:value-type="float" office:value="8667901147" calcext:value-type="float">
            <text:p>8667901147</text:p>
          </table:table-cell>
          <table:table-cell table:formula="of:=[.A781]/LOG([.A781])+[.$C$2]*2*(RAND()-0.5)" office:value-type="float" office:value="872205292.86248" calcext:value-type="float">
            <text:p>872205292.86248</text:p>
          </table:table-cell>
          <table:table-cell/>
        </table:table-row>
        <table:table-row table:style-name="ro1">
          <table:table-cell office:value-type="float" office:value="8679012258" calcext:value-type="float">
            <text:p>8679012258</text:p>
          </table:table-cell>
          <table:table-cell table:formula="of:=[.A782]/LOG([.A782])+[.$C$2]*2*(RAND()-0.5)" office:value-type="float" office:value="873274457.183667" calcext:value-type="float">
            <text:p>873274457.183667</text:p>
          </table:table-cell>
          <table:table-cell/>
        </table:table-row>
        <table:table-row table:style-name="ro1">
          <table:table-cell office:value-type="float" office:value="8690123369" calcext:value-type="float">
            <text:p>8690123369</text:p>
          </table:table-cell>
          <table:table-cell table:formula="of:=[.A783]/LOG([.A783])+[.$C$2]*2*(RAND()-0.5)" office:value-type="float" office:value="874343564.426415" calcext:value-type="float">
            <text:p>874343564.426415</text:p>
          </table:table-cell>
          <table:table-cell/>
        </table:table-row>
        <table:table-row table:style-name="ro1">
          <table:table-cell office:value-type="float" office:value="8701234480" calcext:value-type="float">
            <text:p>8701234480</text:p>
          </table:table-cell>
          <table:table-cell table:formula="of:=[.A784]/LOG([.A784])+[.$C$2]*2*(RAND()-0.5)" office:value-type="float" office:value="875412614.669772" calcext:value-type="float">
            <text:p>875412614.669772</text:p>
          </table:table-cell>
          <table:table-cell/>
        </table:table-row>
        <table:table-row table:style-name="ro1">
          <table:table-cell office:value-type="float" office:value="8712345591" calcext:value-type="float">
            <text:p>8712345591</text:p>
          </table:table-cell>
          <table:table-cell table:formula="of:=[.A785]/LOG([.A785])+[.$C$2]*2*(RAND()-0.5)" office:value-type="float" office:value="876481607.992575" calcext:value-type="float">
            <text:p>876481607.992575</text:p>
          </table:table-cell>
          <table:table-cell/>
        </table:table-row>
        <table:table-row table:style-name="ro1">
          <table:table-cell office:value-type="float" office:value="8723456702" calcext:value-type="float">
            <text:p>8723456702</text:p>
          </table:table-cell>
          <table:table-cell table:formula="of:=[.A786]/LOG([.A786])+[.$C$2]*2*(RAND()-0.5)" office:value-type="float" office:value="877550544.473455" calcext:value-type="float">
            <text:p>877550544.473455</text:p>
          </table:table-cell>
          <table:table-cell/>
        </table:table-row>
        <table:table-row table:style-name="ro1">
          <table:table-cell office:value-type="float" office:value="8734567813" calcext:value-type="float">
            <text:p>8734567813</text:p>
          </table:table-cell>
          <table:table-cell table:formula="of:=[.A787]/LOG([.A787])+[.$C$2]*2*(RAND()-0.5)" office:value-type="float" office:value="878619424.190828" calcext:value-type="float">
            <text:p>878619424.190828</text:p>
          </table:table-cell>
          <table:table-cell/>
        </table:table-row>
        <table:table-row table:style-name="ro1">
          <table:table-cell office:value-type="float" office:value="8745678924" calcext:value-type="float">
            <text:p>8745678924</text:p>
          </table:table-cell>
          <table:table-cell table:formula="of:=[.A788]/LOG([.A788])+[.$C$2]*2*(RAND()-0.5)" office:value-type="float" office:value="879688247.222907" calcext:value-type="float">
            <text:p>879688247.222907</text:p>
          </table:table-cell>
          <table:table-cell/>
        </table:table-row>
        <table:table-row table:style-name="ro1">
          <table:table-cell office:value-type="float" office:value="8756790035" calcext:value-type="float">
            <text:p>8756790035</text:p>
          </table:table-cell>
          <table:table-cell table:formula="of:=[.A789]/LOG([.A789])+[.$C$2]*2*(RAND()-0.5)" office:value-type="float" office:value="880757013.647696" calcext:value-type="float">
            <text:p>880757013.647696</text:p>
          </table:table-cell>
          <table:table-cell/>
        </table:table-row>
        <table:table-row table:style-name="ro1">
          <table:table-cell office:value-type="float" office:value="8767901146" calcext:value-type="float">
            <text:p>8767901146</text:p>
          </table:table-cell>
          <table:table-cell table:formula="of:=[.A790]/LOG([.A790])+[.$C$2]*2*(RAND()-0.5)" office:value-type="float" office:value="881825723.54299" calcext:value-type="float">
            <text:p>881825723.54299</text:p>
          </table:table-cell>
          <table:table-cell/>
        </table:table-row>
        <table:table-row table:style-name="ro1">
          <table:table-cell office:value-type="float" office:value="8779012257" calcext:value-type="float">
            <text:p>8779012257</text:p>
          </table:table-cell>
          <table:table-cell table:formula="of:=[.A791]/LOG([.A791])+[.$C$2]*2*(RAND()-0.5)" office:value-type="float" office:value="882894376.986383" calcext:value-type="float">
            <text:p>882894376.986383</text:p>
          </table:table-cell>
          <table:table-cell/>
        </table:table-row>
        <table:table-row table:style-name="ro1">
          <table:table-cell office:value-type="float" office:value="8790123368" calcext:value-type="float">
            <text:p>8790123368</text:p>
          </table:table-cell>
          <table:table-cell table:formula="of:=[.A792]/LOG([.A792])+[.$C$2]*2*(RAND()-0.5)" office:value-type="float" office:value="883962974.05526" calcext:value-type="float">
            <text:p>883962974.05526</text:p>
          </table:table-cell>
          <table:table-cell/>
        </table:table-row>
        <table:table-row table:style-name="ro1">
          <table:table-cell office:value-type="float" office:value="8801234479" calcext:value-type="float">
            <text:p>8801234479</text:p>
          </table:table-cell>
          <table:table-cell table:formula="of:=[.A793]/LOG([.A793])+[.$C$2]*2*(RAND()-0.5)" office:value-type="float" office:value="885031514.826805" calcext:value-type="float">
            <text:p>885031514.826805</text:p>
          </table:table-cell>
          <table:table-cell/>
        </table:table-row>
        <table:table-row table:style-name="ro1">
          <table:table-cell office:value-type="float" office:value="8812345590" calcext:value-type="float">
            <text:p>8812345590</text:p>
          </table:table-cell>
          <table:table-cell table:formula="of:=[.A794]/LOG([.A794])+[.$C$2]*2*(RAND()-0.5)" office:value-type="float" office:value="886099999.377996" calcext:value-type="float">
            <text:p>886099999.377996</text:p>
          </table:table-cell>
          <table:table-cell/>
        </table:table-row>
        <table:table-row table:style-name="ro1">
          <table:table-cell office:value-type="float" office:value="8823456701" calcext:value-type="float">
            <text:p>8823456701</text:p>
          </table:table-cell>
          <table:table-cell table:formula="of:=[.A795]/LOG([.A795])+[.$C$2]*2*(RAND()-0.5)" office:value-type="float" office:value="887168427.78561" calcext:value-type="float">
            <text:p>887168427.78561</text:p>
          </table:table-cell>
          <table:table-cell/>
        </table:table-row>
        <table:table-row table:style-name="ro1">
          <table:table-cell office:value-type="float" office:value="8834567812" calcext:value-type="float">
            <text:p>8834567812</text:p>
          </table:table-cell>
          <table:table-cell table:formula="of:=[.A796]/LOG([.A796])+[.$C$2]*2*(RAND()-0.5)" office:value-type="float" office:value="888236800.126223" calcext:value-type="float">
            <text:p>888236800.126223</text:p>
          </table:table-cell>
          <table:table-cell/>
        </table:table-row>
        <table:table-row table:style-name="ro1">
          <table:table-cell office:value-type="float" office:value="8845678923" calcext:value-type="float">
            <text:p>8845678923</text:p>
          </table:table-cell>
          <table:table-cell table:formula="of:=[.A797]/LOG([.A797])+[.$C$2]*2*(RAND()-0.5)" office:value-type="float" office:value="889305116.476209" calcext:value-type="float">
            <text:p>889305116.476209</text:p>
          </table:table-cell>
          <table:table-cell/>
        </table:table-row>
        <table:table-row table:style-name="ro1">
          <table:table-cell office:value-type="float" office:value="8856790034" calcext:value-type="float">
            <text:p>8856790034</text:p>
          </table:table-cell>
          <table:table-cell table:formula="of:=[.A798]/LOG([.A798])+[.$C$2]*2*(RAND()-0.5)" office:value-type="float" office:value="890373376.911742" calcext:value-type="float">
            <text:p>890373376.911742</text:p>
          </table:table-cell>
          <table:table-cell/>
        </table:table-row>
        <table:table-row table:style-name="ro1">
          <table:table-cell office:value-type="float" office:value="8867901145" calcext:value-type="float">
            <text:p>8867901145</text:p>
          </table:table-cell>
          <table:table-cell table:formula="of:=[.A799]/LOG([.A799])+[.$C$2]*2*(RAND()-0.5)" office:value-type="float" office:value="891441581.508796" calcext:value-type="float">
            <text:p>891441581.508796</text:p>
          </table:table-cell>
          <table:table-cell/>
        </table:table-row>
        <table:table-row table:style-name="ro1">
          <table:table-cell office:value-type="float" office:value="8879012256" calcext:value-type="float">
            <text:p>8879012256</text:p>
          </table:table-cell>
          <table:table-cell table:formula="of:=[.A800]/LOG([.A800])+[.$C$2]*2*(RAND()-0.5)" office:value-type="float" office:value="892509730.343148" calcext:value-type="float">
            <text:p>892509730.343148</text:p>
          </table:table-cell>
          <table:table-cell/>
        </table:table-row>
        <table:table-row table:style-name="ro1">
          <table:table-cell office:value-type="float" office:value="8890123367" calcext:value-type="float">
            <text:p>8890123367</text:p>
          </table:table-cell>
          <table:table-cell table:formula="of:=[.A801]/LOG([.A801])+[.$C$2]*2*(RAND()-0.5)" office:value-type="float" office:value="893577823.490377" calcext:value-type="float">
            <text:p>893577823.490377</text:p>
          </table:table-cell>
          <table:table-cell/>
        </table:table-row>
        <table:table-row table:style-name="ro1">
          <table:table-cell office:value-type="float" office:value="8901234478" calcext:value-type="float">
            <text:p>8901234478</text:p>
          </table:table-cell>
          <table:table-cell table:formula="of:=[.A802]/LOG([.A802])+[.$C$2]*2*(RAND()-0.5)" office:value-type="float" office:value="894645861.025862" calcext:value-type="float">
            <text:p>894645861.025862</text:p>
          </table:table-cell>
          <table:table-cell/>
        </table:table-row>
        <table:table-row table:style-name="ro1">
          <table:table-cell office:value-type="float" office:value="8912345589" calcext:value-type="float">
            <text:p>8912345589</text:p>
          </table:table-cell>
          <table:table-cell table:formula="of:=[.A803]/LOG([.A803])+[.$C$2]*2*(RAND()-0.5)" office:value-type="float" office:value="895713843.02479" calcext:value-type="float">
            <text:p>895713843.02479</text:p>
          </table:table-cell>
          <table:table-cell/>
        </table:table-row>
        <table:table-row table:style-name="ro1">
          <table:table-cell office:value-type="float" office:value="8923456700" calcext:value-type="float">
            <text:p>8923456700</text:p>
          </table:table-cell>
          <table:table-cell table:formula="of:=[.A804]/LOG([.A804])+[.$C$2]*2*(RAND()-0.5)" office:value-type="float" office:value="896781769.562149" calcext:value-type="float">
            <text:p>896781769.562149</text:p>
          </table:table-cell>
          <table:table-cell/>
        </table:table-row>
        <table:table-row table:style-name="ro1">
          <table:table-cell office:value-type="float" office:value="8934567811" calcext:value-type="float">
            <text:p>8934567811</text:p>
          </table:table-cell>
          <table:table-cell table:formula="of:=[.A805]/LOG([.A805])+[.$C$2]*2*(RAND()-0.5)" office:value-type="float" office:value="897849640.712735" calcext:value-type="float">
            <text:p>897849640.712735</text:p>
          </table:table-cell>
          <table:table-cell/>
        </table:table-row>
        <table:table-row table:style-name="ro1">
          <table:table-cell office:value-type="float" office:value="8945678922" calcext:value-type="float">
            <text:p>8945678922</text:p>
          </table:table-cell>
          <table:table-cell table:formula="of:=[.A806]/LOG([.A806])+[.$C$2]*2*(RAND()-0.5)" office:value-type="float" office:value="898917456.551148" calcext:value-type="float">
            <text:p>898917456.551148</text:p>
          </table:table-cell>
          <table:table-cell/>
        </table:table-row>
        <table:table-row table:style-name="ro1">
          <table:table-cell office:value-type="float" office:value="8956790033" calcext:value-type="float">
            <text:p>8956790033</text:p>
          </table:table-cell>
          <table:table-cell table:formula="of:=[.A807]/LOG([.A807])+[.$C$2]*2*(RAND()-0.5)" office:value-type="float" office:value="899985217.151794" calcext:value-type="float">
            <text:p>899985217.151794</text:p>
          </table:table-cell>
          <table:table-cell/>
        </table:table-row>
        <table:table-row table:style-name="ro1">
          <table:table-cell office:value-type="float" office:value="8967901144" calcext:value-type="float">
            <text:p>8967901144</text:p>
          </table:table-cell>
          <table:table-cell table:formula="of:=[.A808]/LOG([.A808])+[.$C$2]*2*(RAND()-0.5)" office:value-type="float" office:value="901052922.58889" calcext:value-type="float">
            <text:p>901052922.58889</text:p>
          </table:table-cell>
          <table:table-cell/>
        </table:table-row>
        <table:table-row table:style-name="ro1">
          <table:table-cell office:value-type="float" office:value="8979012255" calcext:value-type="float">
            <text:p>8979012255</text:p>
          </table:table-cell>
          <table:table-cell table:formula="of:=[.A809]/LOG([.A809])+[.$C$2]*2*(RAND()-0.5)" office:value-type="float" office:value="902120572.936457" calcext:value-type="float">
            <text:p>902120572.936457</text:p>
          </table:table-cell>
          <table:table-cell/>
        </table:table-row>
        <table:table-row table:style-name="ro1">
          <table:table-cell office:value-type="float" office:value="8990123366" calcext:value-type="float">
            <text:p>8990123366</text:p>
          </table:table-cell>
          <table:table-cell table:formula="of:=[.A810]/LOG([.A810])+[.$C$2]*2*(RAND()-0.5)" office:value-type="float" office:value="903188168.268328" calcext:value-type="float">
            <text:p>903188168.268328</text:p>
          </table:table-cell>
          <table:table-cell/>
        </table:table-row>
        <table:table-row table:style-name="ro1">
          <table:table-cell office:value-type="float" office:value="9001234477" calcext:value-type="float">
            <text:p>9001234477</text:p>
          </table:table-cell>
          <table:table-cell table:formula="of:=[.A811]/LOG([.A811])+[.$C$2]*2*(RAND()-0.5)" office:value-type="float" office:value="904255708.658143" calcext:value-type="float">
            <text:p>904255708.658143</text:p>
          </table:table-cell>
          <table:table-cell/>
        </table:table-row>
        <table:table-row table:style-name="ro1">
          <table:table-cell office:value-type="float" office:value="9012345588" calcext:value-type="float">
            <text:p>9012345588</text:p>
          </table:table-cell>
          <table:table-cell table:formula="of:=[.A812]/LOG([.A812])+[.$C$2]*2*(RAND()-0.5)" office:value-type="float" office:value="905323194.179355" calcext:value-type="float">
            <text:p>905323194.179355</text:p>
          </table:table-cell>
          <table:table-cell/>
        </table:table-row>
        <table:table-row table:style-name="ro1">
          <table:table-cell office:value-type="float" office:value="9023456699" calcext:value-type="float">
            <text:p>9023456699</text:p>
          </table:table-cell>
          <table:table-cell table:formula="of:=[.A813]/LOG([.A813])+[.$C$2]*2*(RAND()-0.5)" office:value-type="float" office:value="906390624.905227" calcext:value-type="float">
            <text:p>906390624.905227</text:p>
          </table:table-cell>
          <table:table-cell/>
        </table:table-row>
        <table:table-row table:style-name="ro1">
          <table:table-cell office:value-type="float" office:value="9034567810" calcext:value-type="float">
            <text:p>9034567810</text:p>
          </table:table-cell>
          <table:table-cell table:formula="of:=[.A814]/LOG([.A814])+[.$C$2]*2*(RAND()-0.5)" office:value-type="float" office:value="907458000.908833" calcext:value-type="float">
            <text:p>907458000.908833</text:p>
          </table:table-cell>
          <table:table-cell/>
        </table:table-row>
        <table:table-row table:style-name="ro1">
          <table:table-cell office:value-type="float" office:value="9045678921" calcext:value-type="float">
            <text:p>9045678921</text:p>
          </table:table-cell>
          <table:table-cell table:formula="of:=[.A815]/LOG([.A815])+[.$C$2]*2*(RAND()-0.5)" office:value-type="float" office:value="908525322.26306" calcext:value-type="float">
            <text:p>908525322.26306</text:p>
          </table:table-cell>
          <table:table-cell/>
        </table:table-row>
        <table:table-row table:style-name="ro1">
          <table:table-cell office:value-type="float" office:value="9056790032" calcext:value-type="float">
            <text:p>9056790032</text:p>
          </table:table-cell>
          <table:table-cell table:formula="of:=[.A816]/LOG([.A816])+[.$C$2]*2*(RAND()-0.5)" office:value-type="float" office:value="909592589.040609" calcext:value-type="float">
            <text:p>909592589.040609</text:p>
          </table:table-cell>
          <table:table-cell/>
        </table:table-row>
        <table:table-row table:style-name="ro1">
          <table:table-cell office:value-type="float" office:value="9067901143" calcext:value-type="float">
            <text:p>9067901143</text:p>
          </table:table-cell>
          <table:table-cell table:formula="of:=[.A817]/LOG([.A817])+[.$C$2]*2*(RAND()-0.5)" office:value-type="float" office:value="910659801.313994" calcext:value-type="float">
            <text:p>910659801.313994</text:p>
          </table:table-cell>
          <table:table-cell/>
        </table:table-row>
        <table:table-row table:style-name="ro1">
          <table:table-cell office:value-type="float" office:value="9079012254" calcext:value-type="float">
            <text:p>9079012254</text:p>
          </table:table-cell>
          <table:table-cell table:formula="of:=[.A818]/LOG([.A818])+[.$C$2]*2*(RAND()-0.5)" office:value-type="float" office:value="911726959.155545" calcext:value-type="float">
            <text:p>911726959.155545</text:p>
          </table:table-cell>
          <table:table-cell/>
        </table:table-row>
        <table:table-row table:style-name="ro1">
          <table:table-cell office:value-type="float" office:value="9090123365" calcext:value-type="float">
            <text:p>9090123365</text:p>
          </table:table-cell>
          <table:table-cell table:formula="of:=[.A819]/LOG([.A819])+[.$C$2]*2*(RAND()-0.5)" office:value-type="float" office:value="912794062.637405" calcext:value-type="float">
            <text:p>912794062.637405</text:p>
          </table:table-cell>
          <table:table-cell/>
        </table:table-row>
        <table:table-row table:style-name="ro1">
          <table:table-cell office:value-type="float" office:value="9101234476" calcext:value-type="float">
            <text:p>9101234476</text:p>
          </table:table-cell>
          <table:table-cell table:formula="of:=[.A820]/LOG([.A820])+[.$C$2]*2*(RAND()-0.5)" office:value-type="float" office:value="913861111.831535" calcext:value-type="float">
            <text:p>913861111.831535</text:p>
          </table:table-cell>
          <table:table-cell/>
        </table:table-row>
        <table:table-row table:style-name="ro1">
          <table:table-cell office:value-type="float" office:value="9112345587" calcext:value-type="float">
            <text:p>9112345587</text:p>
          </table:table-cell>
          <table:table-cell table:formula="of:=[.A821]/LOG([.A821])+[.$C$2]*2*(RAND()-0.5)" office:value-type="float" office:value="914928106.809712" calcext:value-type="float">
            <text:p>914928106.809712</text:p>
          </table:table-cell>
          <table:table-cell/>
        </table:table-row>
        <table:table-row table:style-name="ro1">
          <table:table-cell office:value-type="float" office:value="9123456698" calcext:value-type="float">
            <text:p>9123456698</text:p>
          </table:table-cell>
          <table:table-cell table:formula="of:=[.A822]/LOG([.A822])+[.$C$2]*2*(RAND()-0.5)" office:value-type="float" office:value="915995047.64353" calcext:value-type="float">
            <text:p>915995047.64353</text:p>
          </table:table-cell>
          <table:table-cell/>
        </table:table-row>
        <table:table-row table:style-name="ro1">
          <table:table-cell office:value-type="float" office:value="9134567809" calcext:value-type="float">
            <text:p>9134567809</text:p>
          </table:table-cell>
          <table:table-cell table:formula="of:=[.A823]/LOG([.A823])+[.$C$2]*2*(RAND()-0.5)" office:value-type="float" office:value="917061934.404403" calcext:value-type="float">
            <text:p>917061934.404403</text:p>
          </table:table-cell>
          <table:table-cell/>
        </table:table-row>
        <table:table-row table:style-name="ro1">
          <table:table-cell office:value-type="float" office:value="9145678920" calcext:value-type="float">
            <text:p>9145678920</text:p>
          </table:table-cell>
          <table:table-cell table:formula="of:=[.A824]/LOG([.A824])+[.$C$2]*2*(RAND()-0.5)" office:value-type="float" office:value="918128767.163561" calcext:value-type="float">
            <text:p>918128767.163561</text:p>
          </table:table-cell>
          <table:table-cell/>
        </table:table-row>
        <table:table-row table:style-name="ro1">
          <table:table-cell office:value-type="float" office:value="9156790031" calcext:value-type="float">
            <text:p>9156790031</text:p>
          </table:table-cell>
          <table:table-cell table:formula="of:=[.A825]/LOG([.A825])+[.$C$2]*2*(RAND()-0.5)" office:value-type="float" office:value="919195545.992056" calcext:value-type="float">
            <text:p>919195545.992056</text:p>
          </table:table-cell>
          <table:table-cell/>
        </table:table-row>
        <table:table-row table:style-name="ro1">
          <table:table-cell office:value-type="float" office:value="9167901142" calcext:value-type="float">
            <text:p>9167901142</text:p>
          </table:table-cell>
          <table:table-cell table:formula="of:=[.A826]/LOG([.A826])+[.$C$2]*2*(RAND()-0.5)" office:value-type="float" office:value="920262270.960758" calcext:value-type="float">
            <text:p>920262270.960758</text:p>
          </table:table-cell>
          <table:table-cell/>
        </table:table-row>
        <table:table-row table:style-name="ro1">
          <table:table-cell office:value-type="float" office:value="9179012253" calcext:value-type="float">
            <text:p>9179012253</text:p>
          </table:table-cell>
          <table:table-cell table:formula="of:=[.A827]/LOG([.A827])+[.$C$2]*2*(RAND()-0.5)" office:value-type="float" office:value="921328942.14036" calcext:value-type="float">
            <text:p>921328942.14036</text:p>
          </table:table-cell>
          <table:table-cell/>
        </table:table-row>
        <table:table-row table:style-name="ro1">
          <table:table-cell office:value-type="float" office:value="9190123364" calcext:value-type="float">
            <text:p>9190123364</text:p>
          </table:table-cell>
          <table:table-cell table:formula="of:=[.A828]/LOG([.A828])+[.$C$2]*2*(RAND()-0.5)" office:value-type="float" office:value="922395559.601375" calcext:value-type="float">
            <text:p>922395559.601375</text:p>
          </table:table-cell>
          <table:table-cell/>
        </table:table-row>
        <table:table-row table:style-name="ro1">
          <table:table-cell office:value-type="float" office:value="9201234475" calcext:value-type="float">
            <text:p>9201234475</text:p>
          </table:table-cell>
          <table:table-cell table:formula="of:=[.A829]/LOG([.A829])+[.$C$2]*2*(RAND()-0.5)" office:value-type="float" office:value="923462123.414138" calcext:value-type="float">
            <text:p>923462123.414138</text:p>
          </table:table-cell>
          <table:table-cell/>
        </table:table-row>
        <table:table-row table:style-name="ro1">
          <table:table-cell office:value-type="float" office:value="9212345586" calcext:value-type="float">
            <text:p>9212345586</text:p>
          </table:table-cell>
          <table:table-cell table:formula="of:=[.A830]/LOG([.A830])+[.$C$2]*2*(RAND()-0.5)" office:value-type="float" office:value="924528633.648808" calcext:value-type="float">
            <text:p>924528633.648808</text:p>
          </table:table-cell>
          <table:table-cell/>
        </table:table-row>
        <table:table-row table:style-name="ro1">
          <table:table-cell office:value-type="float" office:value="9223456697" calcext:value-type="float">
            <text:p>9223456697</text:p>
          </table:table-cell>
          <table:table-cell table:formula="of:=[.A831]/LOG([.A831])+[.$C$2]*2*(RAND()-0.5)" office:value-type="float" office:value="925595090.375366" calcext:value-type="float">
            <text:p>925595090.375366</text:p>
          </table:table-cell>
          <table:table-cell/>
        </table:table-row>
        <table:table-row table:style-name="ro1">
          <table:table-cell office:value-type="float" office:value="9234567808" calcext:value-type="float">
            <text:p>9234567808</text:p>
          </table:table-cell>
          <table:table-cell table:formula="of:=[.A832]/LOG([.A832])+[.$C$2]*2*(RAND()-0.5)" office:value-type="float" office:value="926661493.663618" calcext:value-type="float">
            <text:p>926661493.663618</text:p>
          </table:table-cell>
          <table:table-cell/>
        </table:table-row>
        <table:table-row table:style-name="ro1">
          <table:table-cell office:value-type="float" office:value="9245678919" calcext:value-type="float">
            <text:p>9245678919</text:p>
          </table:table-cell>
          <table:table-cell table:formula="of:=[.A833]/LOG([.A833])+[.$C$2]*2*(RAND()-0.5)" office:value-type="float" office:value="927727843.583196" calcext:value-type="float">
            <text:p>927727843.583196</text:p>
          </table:table-cell>
          <table:table-cell/>
        </table:table-row>
        <table:table-row table:style-name="ro1">
          <table:table-cell office:value-type="float" office:value="9256790030" calcext:value-type="float">
            <text:p>9256790030</text:p>
          </table:table-cell>
          <table:table-cell table:formula="of:=[.A834]/LOG([.A834])+[.$C$2]*2*(RAND()-0.5)" office:value-type="float" office:value="928794140.203556" calcext:value-type="float">
            <text:p>928794140.203556</text:p>
          </table:table-cell>
          <table:table-cell/>
        </table:table-row>
        <table:table-row table:style-name="ro1">
          <table:table-cell office:value-type="float" office:value="9267901141" calcext:value-type="float">
            <text:p>9267901141</text:p>
          </table:table-cell>
          <table:table-cell table:formula="of:=[.A835]/LOG([.A835])+[.$C$2]*2*(RAND()-0.5)" office:value-type="float" office:value="929860383.593979" calcext:value-type="float">
            <text:p>929860383.593979</text:p>
          </table:table-cell>
          <table:table-cell/>
        </table:table-row>
        <table:table-row table:style-name="ro1">
          <table:table-cell office:value-type="float" office:value="9279012252" calcext:value-type="float">
            <text:p>9279012252</text:p>
          </table:table-cell>
          <table:table-cell table:formula="of:=[.A836]/LOG([.A836])+[.$C$2]*2*(RAND()-0.5)" office:value-type="float" office:value="930926573.823574" calcext:value-type="float">
            <text:p>930926573.823574</text:p>
          </table:table-cell>
          <table:table-cell/>
        </table:table-row>
        <table:table-row table:style-name="ro1">
          <table:table-cell office:value-type="float" office:value="9290123363" calcext:value-type="float">
            <text:p>9290123363</text:p>
          </table:table-cell>
          <table:table-cell table:formula="of:=[.A837]/LOG([.A837])+[.$C$2]*2*(RAND()-0.5)" office:value-type="float" office:value="931992710.961279" calcext:value-type="float">
            <text:p>931992710.961279</text:p>
          </table:table-cell>
          <table:table-cell/>
        </table:table-row>
        <table:table-row table:style-name="ro1">
          <table:table-cell office:value-type="float" office:value="9301234474" calcext:value-type="float">
            <text:p>9301234474</text:p>
          </table:table-cell>
          <table:table-cell table:formula="of:=[.A838]/LOG([.A838])+[.$C$2]*2*(RAND()-0.5)" office:value-type="float" office:value="933058795.075857" calcext:value-type="float">
            <text:p>933058795.075857</text:p>
          </table:table-cell>
          <table:table-cell/>
        </table:table-row>
        <table:table-row table:style-name="ro1">
          <table:table-cell office:value-type="float" office:value="9312345585" calcext:value-type="float">
            <text:p>9312345585</text:p>
          </table:table-cell>
          <table:table-cell table:formula="of:=[.A839]/LOG([.A839])+[.$C$2]*2*(RAND()-0.5)" office:value-type="float" office:value="934124826.235902" calcext:value-type="float">
            <text:p>934124826.235902</text:p>
          </table:table-cell>
          <table:table-cell/>
        </table:table-row>
        <table:table-row table:style-name="ro1">
          <table:table-cell office:value-type="float" office:value="9323456696" calcext:value-type="float">
            <text:p>9323456696</text:p>
          </table:table-cell>
          <table:table-cell table:formula="of:=[.A840]/LOG([.A840])+[.$C$2]*2*(RAND()-0.5)" office:value-type="float" office:value="935190804.509836" calcext:value-type="float">
            <text:p>935190804.509836</text:p>
          </table:table-cell>
          <table:table-cell/>
        </table:table-row>
        <table:table-row table:style-name="ro1">
          <table:table-cell office:value-type="float" office:value="9334567807" calcext:value-type="float">
            <text:p>9334567807</text:p>
          </table:table-cell>
          <table:table-cell table:formula="of:=[.A841]/LOG([.A841])+[.$C$2]*2*(RAND()-0.5)" office:value-type="float" office:value="936256729.96591" calcext:value-type="float">
            <text:p>936256729.96591</text:p>
          </table:table-cell>
          <table:table-cell/>
        </table:table-row>
        <table:table-row table:style-name="ro1">
          <table:table-cell office:value-type="float" office:value="9345678918" calcext:value-type="float">
            <text:p>9345678918</text:p>
          </table:table-cell>
          <table:table-cell table:formula="of:=[.A842]/LOG([.A842])+[.$C$2]*2*(RAND()-0.5)" office:value-type="float" office:value="937322602.672208" calcext:value-type="float">
            <text:p>937322602.672208</text:p>
          </table:table-cell>
          <table:table-cell/>
        </table:table-row>
        <table:table-row table:style-name="ro1">
          <table:table-cell office:value-type="float" office:value="9356790029" calcext:value-type="float">
            <text:p>9356790029</text:p>
          </table:table-cell>
          <table:table-cell table:formula="of:=[.A843]/LOG([.A843])+[.$C$2]*2*(RAND()-0.5)" office:value-type="float" office:value="938388422.696644" calcext:value-type="float">
            <text:p>938388422.696644</text:p>
          </table:table-cell>
          <table:table-cell/>
        </table:table-row>
        <table:table-row table:style-name="ro1">
          <table:table-cell office:value-type="float" office:value="9367901140" calcext:value-type="float">
            <text:p>9367901140</text:p>
          </table:table-cell>
          <table:table-cell table:formula="of:=[.A844]/LOG([.A844])+[.$C$2]*2*(RAND()-0.5)" office:value-type="float" office:value="939454190.106963" calcext:value-type="float">
            <text:p>939454190.106963</text:p>
          </table:table-cell>
          <table:table-cell/>
        </table:table-row>
        <table:table-row table:style-name="ro1">
          <table:table-cell office:value-type="float" office:value="9379012251" calcext:value-type="float">
            <text:p>9379012251</text:p>
          </table:table-cell>
          <table:table-cell table:formula="of:=[.A845]/LOG([.A845])+[.$C$2]*2*(RAND()-0.5)" office:value-type="float" office:value="940519904.970744" calcext:value-type="float">
            <text:p>940519904.970744</text:p>
          </table:table-cell>
          <table:table-cell/>
        </table:table-row>
        <table:table-row table:style-name="ro1">
          <table:table-cell office:value-type="float" office:value="9390123362" calcext:value-type="float">
            <text:p>9390123362</text:p>
          </table:table-cell>
          <table:table-cell table:formula="of:=[.A846]/LOG([.A846])+[.$C$2]*2*(RAND()-0.5)" office:value-type="float" office:value="941585567.355397" calcext:value-type="float">
            <text:p>941585567.355397</text:p>
          </table:table-cell>
          <table:table-cell/>
        </table:table-row>
        <table:table-row table:style-name="ro1">
          <table:table-cell office:value-type="float" office:value="9401234473" calcext:value-type="float">
            <text:p>9401234473</text:p>
          </table:table-cell>
          <table:table-cell table:formula="of:=[.A847]/LOG([.A847])+[.$C$2]*2*(RAND()-0.5)" office:value-type="float" office:value="942651177.328167" calcext:value-type="float">
            <text:p>942651177.328167</text:p>
          </table:table-cell>
          <table:table-cell/>
        </table:table-row>
        <table:table-row table:style-name="ro1">
          <table:table-cell office:value-type="float" office:value="9412345584" calcext:value-type="float">
            <text:p>9412345584</text:p>
          </table:table-cell>
          <table:table-cell table:formula="of:=[.A848]/LOG([.A848])+[.$C$2]*2*(RAND()-0.5)" office:value-type="float" office:value="943716734.956132" calcext:value-type="float">
            <text:p>943716734.956132</text:p>
          </table:table-cell>
          <table:table-cell/>
        </table:table-row>
        <table:table-row table:style-name="ro1">
          <table:table-cell office:value-type="float" office:value="9423456695" calcext:value-type="float">
            <text:p>9423456695</text:p>
          </table:table-cell>
          <table:table-cell table:formula="of:=[.A849]/LOG([.A849])+[.$C$2]*2*(RAND()-0.5)" office:value-type="float" office:value="944782240.306208" calcext:value-type="float">
            <text:p>944782240.306208</text:p>
          </table:table-cell>
          <table:table-cell/>
        </table:table-row>
        <table:table-row table:style-name="ro1">
          <table:table-cell office:value-type="float" office:value="9434567806" calcext:value-type="float">
            <text:p>9434567806</text:p>
          </table:table-cell>
          <table:table-cell table:formula="of:=[.A850]/LOG([.A850])+[.$C$2]*2*(RAND()-0.5)" office:value-type="float" office:value="945847693.445142" calcext:value-type="float">
            <text:p>945847693.445142</text:p>
          </table:table-cell>
          <table:table-cell/>
        </table:table-row>
        <table:table-row table:style-name="ro1">
          <table:table-cell office:value-type="float" office:value="9445678917" calcext:value-type="float">
            <text:p>9445678917</text:p>
          </table:table-cell>
          <table:table-cell table:formula="of:=[.A851]/LOG([.A851])+[.$C$2]*2*(RAND()-0.5)" office:value-type="float" office:value="946913094.43952" calcext:value-type="float">
            <text:p>946913094.43952</text:p>
          </table:table-cell>
          <table:table-cell/>
        </table:table-row>
        <table:table-row table:style-name="ro1">
          <table:table-cell office:value-type="float" office:value="9456790028" calcext:value-type="float">
            <text:p>9456790028</text:p>
          </table:table-cell>
          <table:table-cell table:formula="of:=[.A852]/LOG([.A852])+[.$C$2]*2*(RAND()-0.5)" office:value-type="float" office:value="947978443.355763" calcext:value-type="float">
            <text:p>947978443.355763</text:p>
          </table:table-cell>
          <table:table-cell/>
        </table:table-row>
        <table:table-row table:style-name="ro1">
          <table:table-cell office:value-type="float" office:value="9467901139" calcext:value-type="float">
            <text:p>9467901139</text:p>
          </table:table-cell>
          <table:table-cell table:formula="of:=[.A853]/LOG([.A853])+[.$C$2]*2*(RAND()-0.5)" office:value-type="float" office:value="949043740.260131" calcext:value-type="float">
            <text:p>949043740.260131</text:p>
          </table:table-cell>
          <table:table-cell/>
        </table:table-row>
        <table:table-row table:style-name="ro1">
          <table:table-cell office:value-type="float" office:value="9479012250" calcext:value-type="float">
            <text:p>9479012250</text:p>
          </table:table-cell>
          <table:table-cell table:formula="of:=[.A854]/LOG([.A854])+[.$C$2]*2*(RAND()-0.5)" office:value-type="float" office:value="950108985.218721" calcext:value-type="float">
            <text:p>950108985.218721</text:p>
          </table:table-cell>
          <table:table-cell/>
        </table:table-row>
        <table:table-row table:style-name="ro1">
          <table:table-cell office:value-type="float" office:value="9490123361" calcext:value-type="float">
            <text:p>9490123361</text:p>
          </table:table-cell>
          <table:table-cell table:formula="of:=[.A855]/LOG([.A855])+[.$C$2]*2*(RAND()-0.5)" office:value-type="float" office:value="951174178.297466" calcext:value-type="float">
            <text:p>951174178.297466</text:p>
          </table:table-cell>
          <table:table-cell/>
        </table:table-row>
        <table:table-row table:style-name="ro1">
          <table:table-cell office:value-type="float" office:value="9501234472" calcext:value-type="float">
            <text:p>9501234472</text:p>
          </table:table-cell>
          <table:table-cell table:formula="of:=[.A856]/LOG([.A856])+[.$C$2]*2*(RAND()-0.5)" office:value-type="float" office:value="952239319.562142" calcext:value-type="float">
            <text:p>952239319.562142</text:p>
          </table:table-cell>
          <table:table-cell/>
        </table:table-row>
        <table:table-row table:style-name="ro1">
          <table:table-cell office:value-type="float" office:value="9512345583" calcext:value-type="float">
            <text:p>9512345583</text:p>
          </table:table-cell>
          <table:table-cell table:formula="of:=[.A857]/LOG([.A857])+[.$C$2]*2*(RAND()-0.5)" office:value-type="float" office:value="953304409.078362" calcext:value-type="float">
            <text:p>953304409.078362</text:p>
          </table:table-cell>
          <table:table-cell/>
        </table:table-row>
        <table:table-row table:style-name="ro1">
          <table:table-cell office:value-type="float" office:value="9523456694" calcext:value-type="float">
            <text:p>9523456694</text:p>
          </table:table-cell>
          <table:table-cell table:formula="of:=[.A858]/LOG([.A858])+[.$C$2]*2*(RAND()-0.5)" office:value-type="float" office:value="954369446.911581" calcext:value-type="float">
            <text:p>954369446.911581</text:p>
          </table:table-cell>
          <table:table-cell/>
        </table:table-row>
        <table:table-row table:style-name="ro1">
          <table:table-cell office:value-type="float" office:value="9534567805" calcext:value-type="float">
            <text:p>9534567805</text:p>
          </table:table-cell>
          <table:table-cell table:formula="of:=[.A859]/LOG([.A859])+[.$C$2]*2*(RAND()-0.5)" office:value-type="float" office:value="955434433.127091" calcext:value-type="float">
            <text:p>955434433.127091</text:p>
          </table:table-cell>
          <table:table-cell/>
        </table:table-row>
        <table:table-row table:style-name="ro1">
          <table:table-cell office:value-type="float" office:value="9545678916" calcext:value-type="float">
            <text:p>9545678916</text:p>
          </table:table-cell>
          <table:table-cell table:formula="of:=[.A860]/LOG([.A860])+[.$C$2]*2*(RAND()-0.5)" office:value-type="float" office:value="956499367.79003" calcext:value-type="float">
            <text:p>956499367.79003</text:p>
          </table:table-cell>
          <table:table-cell/>
        </table:table-row>
        <table:table-row table:style-name="ro1">
          <table:table-cell office:value-type="float" office:value="9556790027" calcext:value-type="float">
            <text:p>9556790027</text:p>
          </table:table-cell>
          <table:table-cell table:formula="of:=[.A861]/LOG([.A861])+[.$C$2]*2*(RAND()-0.5)" office:value-type="float" office:value="957564250.965375" calcext:value-type="float">
            <text:p>957564250.965375</text:p>
          </table:table-cell>
          <table:table-cell/>
        </table:table-row>
        <table:table-row table:style-name="ro1">
          <table:table-cell office:value-type="float" office:value="9567901138" calcext:value-type="float">
            <text:p>9567901138</text:p>
          </table:table-cell>
          <table:table-cell table:formula="of:=[.A862]/LOG([.A862])+[.$C$2]*2*(RAND()-0.5)" office:value-type="float" office:value="958629082.717946" calcext:value-type="float">
            <text:p>958629082.717946</text:p>
          </table:table-cell>
          <table:table-cell/>
        </table:table-row>
        <table:table-row table:style-name="ro1">
          <table:table-cell office:value-type="float" office:value="9579012249" calcext:value-type="float">
            <text:p>9579012249</text:p>
          </table:table-cell>
          <table:table-cell table:formula="of:=[.A863]/LOG([.A863])+[.$C$2]*2*(RAND()-0.5)" office:value-type="float" office:value="959693863.112405" calcext:value-type="float">
            <text:p>959693863.112405</text:p>
          </table:table-cell>
          <table:table-cell/>
        </table:table-row>
        <table:table-row table:style-name="ro1">
          <table:table-cell office:value-type="float" office:value="9590123360" calcext:value-type="float">
            <text:p>9590123360</text:p>
          </table:table-cell>
          <table:table-cell table:formula="of:=[.A864]/LOG([.A864])+[.$C$2]*2*(RAND()-0.5)" office:value-type="float" office:value="960758592.21326" calcext:value-type="float">
            <text:p>960758592.21326</text:p>
          </table:table-cell>
          <table:table-cell/>
        </table:table-row>
        <table:table-row table:style-name="ro1">
          <table:table-cell office:value-type="float" office:value="9601234471" calcext:value-type="float">
            <text:p>9601234471</text:p>
          </table:table-cell>
          <table:table-cell table:formula="of:=[.A865]/LOG([.A865])+[.$C$2]*2*(RAND()-0.5)" office:value-type="float" office:value="961823270.084861" calcext:value-type="float">
            <text:p>961823270.084861</text:p>
          </table:table-cell>
          <table:table-cell/>
        </table:table-row>
        <table:table-row table:style-name="ro1">
          <table:table-cell office:value-type="float" office:value="9612345582" calcext:value-type="float">
            <text:p>9612345582</text:p>
          </table:table-cell>
          <table:table-cell table:formula="of:=[.A866]/LOG([.A866])+[.$C$2]*2*(RAND()-0.5)" office:value-type="float" office:value="962887896.791404" calcext:value-type="float">
            <text:p>962887896.791404</text:p>
          </table:table-cell>
          <table:table-cell/>
        </table:table-row>
        <table:table-row table:style-name="ro1">
          <table:table-cell office:value-type="float" office:value="9623456693" calcext:value-type="float">
            <text:p>9623456693</text:p>
          </table:table-cell>
          <table:table-cell table:formula="of:=[.A867]/LOG([.A867])+[.$C$2]*2*(RAND()-0.5)" office:value-type="float" office:value="963952472.396928" calcext:value-type="float">
            <text:p>963952472.396928</text:p>
          </table:table-cell>
          <table:table-cell/>
        </table:table-row>
        <table:table-row table:style-name="ro1">
          <table:table-cell office:value-type="float" office:value="9634567804" calcext:value-type="float">
            <text:p>9634567804</text:p>
          </table:table-cell>
          <table:table-cell table:formula="of:=[.A868]/LOG([.A868])+[.$C$2]*2*(RAND()-0.5)" office:value-type="float" office:value="965016996.965321" calcext:value-type="float">
            <text:p>965016996.965321</text:p>
          </table:table-cell>
          <table:table-cell/>
        </table:table-row>
        <table:table-row table:style-name="ro1">
          <table:table-cell office:value-type="float" office:value="9645678915" calcext:value-type="float">
            <text:p>9645678915</text:p>
          </table:table-cell>
          <table:table-cell table:formula="of:=[.A869]/LOG([.A869])+[.$C$2]*2*(RAND()-0.5)" office:value-type="float" office:value="966081470.560315" calcext:value-type="float">
            <text:p>966081470.560315</text:p>
          </table:table-cell>
          <table:table-cell/>
        </table:table-row>
        <table:table-row table:style-name="ro1">
          <table:table-cell office:value-type="float" office:value="9656790026" calcext:value-type="float">
            <text:p>9656790026</text:p>
          </table:table-cell>
          <table:table-cell table:formula="of:=[.A870]/LOG([.A870])+[.$C$2]*2*(RAND()-0.5)" office:value-type="float" office:value="967145893.245489" calcext:value-type="float">
            <text:p>967145893.245489</text:p>
          </table:table-cell>
          <table:table-cell/>
        </table:table-row>
        <table:table-row table:style-name="ro1">
          <table:table-cell office:value-type="float" office:value="9667901137" calcext:value-type="float">
            <text:p>9667901137</text:p>
          </table:table-cell>
          <table:table-cell table:formula="of:=[.A871]/LOG([.A871])+[.$C$2]*2*(RAND()-0.5)" office:value-type="float" office:value="968210265.084271" calcext:value-type="float">
            <text:p>968210265.084271</text:p>
          </table:table-cell>
          <table:table-cell/>
        </table:table-row>
        <table:table-row table:style-name="ro1">
          <table:table-cell office:value-type="float" office:value="9679012248" calcext:value-type="float">
            <text:p>9679012248</text:p>
          </table:table-cell>
          <table:table-cell table:formula="of:=[.A872]/LOG([.A872])+[.$C$2]*2*(RAND()-0.5)" office:value-type="float" office:value="969274586.139935" calcext:value-type="float">
            <text:p>969274586.139935</text:p>
          </table:table-cell>
          <table:table-cell/>
        </table:table-row>
        <table:table-row table:style-name="ro1">
          <table:table-cell office:value-type="float" office:value="9690123359" calcext:value-type="float">
            <text:p>9690123359</text:p>
          </table:table-cell>
          <table:table-cell table:formula="of:=[.A873]/LOG([.A873])+[.$C$2]*2*(RAND()-0.5)" office:value-type="float" office:value="970338856.475604" calcext:value-type="float">
            <text:p>970338856.475604</text:p>
          </table:table-cell>
          <table:table-cell/>
        </table:table-row>
        <table:table-row table:style-name="ro1">
          <table:table-cell office:value-type="float" office:value="9701234470" calcext:value-type="float">
            <text:p>9701234470</text:p>
          </table:table-cell>
          <table:table-cell table:formula="of:=[.A874]/LOG([.A874])+[.$C$2]*2*(RAND()-0.5)" office:value-type="float" office:value="971403076.154251" calcext:value-type="float">
            <text:p>971403076.154251</text:p>
          </table:table-cell>
          <table:table-cell/>
        </table:table-row>
        <table:table-row table:style-name="ro1">
          <table:table-cell office:value-type="float" office:value="9712345581" calcext:value-type="float">
            <text:p>9712345581</text:p>
          </table:table-cell>
          <table:table-cell table:formula="of:=[.A875]/LOG([.A875])+[.$C$2]*2*(RAND()-0.5)" office:value-type="float" office:value="972467245.238698" calcext:value-type="float">
            <text:p>972467245.238698</text:p>
          </table:table-cell>
          <table:table-cell/>
        </table:table-row>
        <table:table-row table:style-name="ro1">
          <table:table-cell office:value-type="float" office:value="9723456692" calcext:value-type="float">
            <text:p>9723456692</text:p>
          </table:table-cell>
          <table:table-cell table:formula="of:=[.A876]/LOG([.A876])+[.$C$2]*2*(RAND()-0.5)" office:value-type="float" office:value="973531363.791617" calcext:value-type="float">
            <text:p>973531363.791617</text:p>
          </table:table-cell>
          <table:table-cell/>
        </table:table-row>
        <table:table-row table:style-name="ro1">
          <table:table-cell office:value-type="float" office:value="9734567803" calcext:value-type="float">
            <text:p>9734567803</text:p>
          </table:table-cell>
          <table:table-cell table:formula="of:=[.A877]/LOG([.A877])+[.$C$2]*2*(RAND()-0.5)" office:value-type="float" office:value="974595431.87553" calcext:value-type="float">
            <text:p>974595431.87553</text:p>
          </table:table-cell>
          <table:table-cell/>
        </table:table-row>
        <table:table-row table:style-name="ro1">
          <table:table-cell office:value-type="float" office:value="9745678914" calcext:value-type="float">
            <text:p>9745678914</text:p>
          </table:table-cell>
          <table:table-cell table:formula="of:=[.A878]/LOG([.A878])+[.$C$2]*2*(RAND()-0.5)" office:value-type="float" office:value="975659449.552811" calcext:value-type="float">
            <text:p>975659449.552811</text:p>
          </table:table-cell>
          <table:table-cell/>
        </table:table-row>
        <table:table-row table:style-name="ro1">
          <table:table-cell office:value-type="float" office:value="9756790025" calcext:value-type="float">
            <text:p>9756790025</text:p>
          </table:table-cell>
          <table:table-cell table:formula="of:=[.A879]/LOG([.A879])+[.$C$2]*2*(RAND()-0.5)" office:value-type="float" office:value="976723416.885686" calcext:value-type="float">
            <text:p>976723416.885686</text:p>
          </table:table-cell>
          <table:table-cell/>
        </table:table-row>
        <table:table-row table:style-name="ro1">
          <table:table-cell office:value-type="float" office:value="9767901136" calcext:value-type="float">
            <text:p>9767901136</text:p>
          </table:table-cell>
          <table:table-cell table:formula="of:=[.A880]/LOG([.A880])+[.$C$2]*2*(RAND()-0.5)" office:value-type="float" office:value="977787333.936233" calcext:value-type="float">
            <text:p>977787333.936233</text:p>
          </table:table-cell>
          <table:table-cell/>
        </table:table-row>
        <table:table-row table:style-name="ro1">
          <table:table-cell office:value-type="float" office:value="9779012247" calcext:value-type="float">
            <text:p>9779012247</text:p>
          </table:table-cell>
          <table:table-cell table:formula="of:=[.A881]/LOG([.A881])+[.$C$2]*2*(RAND()-0.5)" office:value-type="float" office:value="978851200.76638" calcext:value-type="float">
            <text:p>978851200.76638</text:p>
          </table:table-cell>
          <table:table-cell/>
        </table:table-row>
        <table:table-row table:style-name="ro1">
          <table:table-cell office:value-type="float" office:value="9790123358" calcext:value-type="float">
            <text:p>9790123358</text:p>
          </table:table-cell>
          <table:table-cell table:formula="of:=[.A882]/LOG([.A882])+[.$C$2]*2*(RAND()-0.5)" office:value-type="float" office:value="979915017.437914" calcext:value-type="float">
            <text:p>979915017.437914</text:p>
          </table:table-cell>
          <table:table-cell/>
        </table:table-row>
        <table:table-row table:style-name="ro1">
          <table:table-cell office:value-type="float" office:value="9801234469" calcext:value-type="float">
            <text:p>9801234469</text:p>
          </table:table-cell>
          <table:table-cell table:formula="of:=[.A883]/LOG([.A883])+[.$C$2]*2*(RAND()-0.5)" office:value-type="float" office:value="980978784.012469" calcext:value-type="float">
            <text:p>980978784.012469</text:p>
          </table:table-cell>
          <table:table-cell/>
        </table:table-row>
        <table:table-row table:style-name="ro1">
          <table:table-cell office:value-type="float" office:value="9812345580" calcext:value-type="float">
            <text:p>9812345580</text:p>
          </table:table-cell>
          <table:table-cell table:formula="of:=[.A884]/LOG([.A884])+[.$C$2]*2*(RAND()-0.5)" office:value-type="float" office:value="982042500.551538" calcext:value-type="float">
            <text:p>982042500.551538</text:p>
          </table:table-cell>
          <table:table-cell/>
        </table:table-row>
        <table:table-row table:style-name="ro1">
          <table:table-cell office:value-type="float" office:value="9823456691" calcext:value-type="float">
            <text:p>9823456691</text:p>
          </table:table-cell>
          <table:table-cell table:formula="of:=[.A885]/LOG([.A885])+[.$C$2]*2*(RAND()-0.5)" office:value-type="float" office:value="983106167.116469" calcext:value-type="float">
            <text:p>983106167.116469</text:p>
          </table:table-cell>
          <table:table-cell/>
        </table:table-row>
        <table:table-row table:style-name="ro1">
          <table:table-cell office:value-type="float" office:value="9834567802" calcext:value-type="float">
            <text:p>9834567802</text:p>
          </table:table-cell>
          <table:table-cell table:formula="of:=[.A886]/LOG([.A886])+[.$C$2]*2*(RAND()-0.5)" office:value-type="float" office:value="984169783.76846" calcext:value-type="float">
            <text:p>984169783.76846</text:p>
          </table:table-cell>
          <table:table-cell/>
        </table:table-row>
        <table:table-row table:style-name="ro1">
          <table:table-cell office:value-type="float" office:value="9845678913" calcext:value-type="float">
            <text:p>9845678913</text:p>
          </table:table-cell>
          <table:table-cell table:formula="of:=[.A887]/LOG([.A887])+[.$C$2]*2*(RAND()-0.5)" office:value-type="float" office:value="985233350.568572" calcext:value-type="float">
            <text:p>985233350.568572</text:p>
          </table:table-cell>
          <table:table-cell/>
        </table:table-row>
        <table:table-row table:style-name="ro1">
          <table:table-cell office:value-type="float" office:value="9856790024" calcext:value-type="float">
            <text:p>9856790024</text:p>
          </table:table-cell>
          <table:table-cell table:formula="of:=[.A888]/LOG([.A888])+[.$C$2]*2*(RAND()-0.5)" office:value-type="float" office:value="986296867.577716" calcext:value-type="float">
            <text:p>986296867.577716</text:p>
          </table:table-cell>
          <table:table-cell/>
        </table:table-row>
        <table:table-row table:style-name="ro1">
          <table:table-cell office:value-type="float" office:value="9867901135" calcext:value-type="float">
            <text:p>9867901135</text:p>
          </table:table-cell>
          <table:table-cell table:formula="of:=[.A889]/LOG([.A889])+[.$C$2]*2*(RAND()-0.5)" office:value-type="float" office:value="987360334.856663" calcext:value-type="float">
            <text:p>987360334.856663</text:p>
          </table:table-cell>
          <table:table-cell/>
        </table:table-row>
        <table:table-row table:style-name="ro1">
          <table:table-cell office:value-type="float" office:value="9879012246" calcext:value-type="float">
            <text:p>9879012246</text:p>
          </table:table-cell>
          <table:table-cell table:formula="of:=[.A890]/LOG([.A890])+[.$C$2]*2*(RAND()-0.5)" office:value-type="float" office:value="988423752.466042" calcext:value-type="float">
            <text:p>988423752.466042</text:p>
          </table:table-cell>
          <table:table-cell/>
        </table:table-row>
        <table:table-row table:style-name="ro1">
          <table:table-cell office:value-type="float" office:value="9890123357" calcext:value-type="float">
            <text:p>9890123357</text:p>
          </table:table-cell>
          <table:table-cell table:formula="of:=[.A891]/LOG([.A891])+[.$C$2]*2*(RAND()-0.5)" office:value-type="float" office:value="989487120.466337" calcext:value-type="float">
            <text:p>989487120.466337</text:p>
          </table:table-cell>
          <table:table-cell/>
        </table:table-row>
        <table:table-row table:style-name="ro1">
          <table:table-cell office:value-type="float" office:value="9901234468" calcext:value-type="float">
            <text:p>9901234468</text:p>
          </table:table-cell>
          <table:table-cell table:formula="of:=[.A892]/LOG([.A892])+[.$C$2]*2*(RAND()-0.5)" office:value-type="float" office:value="990550438.917892" calcext:value-type="float">
            <text:p>990550438.917892</text:p>
          </table:table-cell>
          <table:table-cell/>
        </table:table-row>
        <table:table-row table:style-name="ro1">
          <table:table-cell office:value-type="float" office:value="9912345579" calcext:value-type="float">
            <text:p>9912345579</text:p>
          </table:table-cell>
          <table:table-cell table:formula="of:=[.A893]/LOG([.A893])+[.$C$2]*2*(RAND()-0.5)" office:value-type="float" office:value="991613707.88091" calcext:value-type="float">
            <text:p>991613707.88091</text:p>
          </table:table-cell>
          <table:table-cell/>
        </table:table-row>
        <table:table-row table:style-name="ro1">
          <table:table-cell office:value-type="float" office:value="9923456690" calcext:value-type="float">
            <text:p>9923456690</text:p>
          </table:table-cell>
          <table:table-cell table:formula="of:=[.A894]/LOG([.A894])+[.$C$2]*2*(RAND()-0.5)" office:value-type="float" office:value="992676927.415452" calcext:value-type="float">
            <text:p>992676927.415452</text:p>
          </table:table-cell>
          <table:table-cell/>
        </table:table-row>
        <table:table-row table:style-name="ro1">
          <table:table-cell office:value-type="float" office:value="9934567801" calcext:value-type="float">
            <text:p>9934567801</text:p>
          </table:table-cell>
          <table:table-cell table:formula="of:=[.A895]/LOG([.A895])+[.$C$2]*2*(RAND()-0.5)" office:value-type="float" office:value="993740097.58144" calcext:value-type="float">
            <text:p>993740097.58144</text:p>
          </table:table-cell>
          <table:table-cell/>
        </table:table-row>
        <table:table-row table:style-name="ro1">
          <table:table-cell office:value-type="float" office:value="9945678912" calcext:value-type="float">
            <text:p>9945678912</text:p>
          </table:table-cell>
          <table:table-cell table:formula="of:=[.A896]/LOG([.A896])+[.$C$2]*2*(RAND()-0.5)" office:value-type="float" office:value="994803218.438656" calcext:value-type="float">
            <text:p>994803218.438656</text:p>
          </table:table-cell>
          <table:table-cell/>
        </table:table-row>
        <table:table-row table:style-name="ro1">
          <table:table-cell office:value-type="float" office:value="9956790023" calcext:value-type="float">
            <text:p>9956790023</text:p>
          </table:table-cell>
          <table:table-cell table:formula="of:=[.A897]/LOG([.A897])+[.$C$2]*2*(RAND()-0.5)" office:value-type="float" office:value="995866290.046742" calcext:value-type="float">
            <text:p>995866290.046742</text:p>
          </table:table-cell>
          <table:table-cell/>
        </table:table-row>
        <table:table-row table:style-name="ro1">
          <table:table-cell office:value-type="float" office:value="9967901134" calcext:value-type="float">
            <text:p>9967901134</text:p>
          </table:table-cell>
          <table:table-cell table:formula="of:=[.A898]/LOG([.A898])+[.$C$2]*2*(RAND()-0.5)" office:value-type="float" office:value="996929312.465201" calcext:value-type="float">
            <text:p>996929312.465201</text:p>
          </table:table-cell>
          <table:table-cell/>
        </table:table-row>
        <table:table-row table:style-name="ro1">
          <table:table-cell office:value-type="float" office:value="9979012245" calcext:value-type="float">
            <text:p>9979012245</text:p>
          </table:table-cell>
          <table:table-cell table:formula="of:=[.A899]/LOG([.A899])+[.$C$2]*2*(RAND()-0.5)" office:value-type="float" office:value="997992285.753398" calcext:value-type="float">
            <text:p>997992285.753398</text:p>
          </table:table-cell>
          <table:table-cell/>
        </table:table-row>
        <table:table-row table:style-name="ro1">
          <table:table-cell office:value-type="float" office:value="9990123356" calcext:value-type="float">
            <text:p>9990123356</text:p>
          </table:table-cell>
          <table:table-cell table:formula="of:=[.A900]/LOG([.A900])+[.$C$2]*2*(RAND()-0.5)" office:value-type="float" office:value="999055209.970562" calcext:value-type="float">
            <text:p>999055209.970562</text:p>
          </table:table-cell>
          <table:table-cell/>
        </table:table-row>
        <table:table-row table:style-name="ro1">
          <table:table-cell office:value-type="float" office:value="10001234467" calcext:value-type="float">
            <text:p>10001234467</text:p>
          </table:table-cell>
          <table:table-cell table:formula="of:=[.A901]/LOG([.A901])+[.$C$2]*2*(RAND()-0.5)" office:value-type="float" office:value="1000118085.17578" calcext:value-type="float">
            <text:p>1000118085.17578</text:p>
          </table:table-cell>
          <table:table-cell/>
        </table:table-row>
        <table:table-row table:style-name="ro1">
          <table:table-cell office:value-type="float" office:value="10012345578" calcext:value-type="float">
            <text:p>10012345578</text:p>
          </table:table-cell>
          <table:table-cell table:formula="of:=[.A902]/LOG([.A902])+[.$C$2]*2*(RAND()-0.5)" office:value-type="float" office:value="1001180911.42801" calcext:value-type="float">
            <text:p>1001180911.42801</text:p>
          </table:table-cell>
          <table:table-cell/>
        </table:table-row>
        <table:table-row table:style-name="ro1">
          <table:table-cell office:value-type="float" office:value="10023456689" calcext:value-type="float">
            <text:p>10023456689</text:p>
          </table:table-cell>
          <table:table-cell table:formula="of:=[.A903]/LOG([.A903])+[.$C$2]*2*(RAND()-0.5)" office:value-type="float" office:value="1002243688.78606" calcext:value-type="float">
            <text:p>1002243688.78606</text:p>
          </table:table-cell>
          <table:table-cell/>
        </table:table-row>
        <table:table-row table:style-name="ro1">
          <table:table-cell office:value-type="float" office:value="10034567800" calcext:value-type="float">
            <text:p>10034567800</text:p>
          </table:table-cell>
          <table:table-cell table:formula="of:=[.A904]/LOG([.A904])+[.$C$2]*2*(RAND()-0.5)" office:value-type="float" office:value="1003306417.30862" calcext:value-type="float">
            <text:p>1003306417.30862</text:p>
          </table:table-cell>
          <table:table-cell/>
        </table:table-row>
        <table:table-row table:style-name="ro1">
          <table:table-cell office:value-type="float" office:value="10045678911" calcext:value-type="float">
            <text:p>10045678911</text:p>
          </table:table-cell>
          <table:table-cell table:formula="of:=[.A905]/LOG([.A905])+[.$C$2]*2*(RAND()-0.5)" office:value-type="float" office:value="1004369097.05424" calcext:value-type="float">
            <text:p>1004369097.05424</text:p>
          </table:table-cell>
          <table:table-cell/>
        </table:table-row>
        <table:table-row table:style-name="ro1">
          <table:table-cell office:value-type="float" office:value="10056790022" calcext:value-type="float">
            <text:p>10056790022</text:p>
          </table:table-cell>
          <table:table-cell table:formula="of:=[.A906]/LOG([.A906])+[.$C$2]*2*(RAND()-0.5)" office:value-type="float" office:value="1005431728.08131" calcext:value-type="float">
            <text:p>1005431728.08131</text:p>
          </table:table-cell>
          <table:table-cell/>
        </table:table-row>
        <table:table-row table:style-name="ro1">
          <table:table-cell office:value-type="float" office:value="10067901133" calcext:value-type="float">
            <text:p>10067901133</text:p>
          </table:table-cell>
          <table:table-cell table:formula="of:=[.A907]/LOG([.A907])+[.$C$2]*2*(RAND()-0.5)" office:value-type="float" office:value="1006494310.44812" calcext:value-type="float">
            <text:p>1006494310.44812</text:p>
          </table:table-cell>
          <table:table-cell/>
        </table:table-row>
        <table:table-row table:style-name="ro1">
          <table:table-cell office:value-type="float" office:value="10079012244" calcext:value-type="float">
            <text:p>10079012244</text:p>
          </table:table-cell>
          <table:table-cell table:formula="of:=[.A908]/LOG([.A908])+[.$C$2]*2*(RAND()-0.5)" office:value-type="float" office:value="1007556844.2128" calcext:value-type="float">
            <text:p>1007556844.2128</text:p>
          </table:table-cell>
          <table:table-cell/>
        </table:table-row>
        <table:table-row table:style-name="ro1">
          <table:table-cell office:value-type="float" office:value="10090123355" calcext:value-type="float">
            <text:p>10090123355</text:p>
          </table:table-cell>
          <table:table-cell table:formula="of:=[.A909]/LOG([.A909])+[.$C$2]*2*(RAND()-0.5)" office:value-type="float" office:value="1008619329.43337" calcext:value-type="float">
            <text:p>1008619329.43337</text:p>
          </table:table-cell>
          <table:table-cell/>
        </table:table-row>
        <table:table-row table:style-name="ro1">
          <table:table-cell office:value-type="float" office:value="10101234466" calcext:value-type="float">
            <text:p>10101234466</text:p>
          </table:table-cell>
          <table:table-cell table:formula="of:=[.A910]/LOG([.A910])+[.$C$2]*2*(RAND()-0.5)" office:value-type="float" office:value="1009681766.1677" calcext:value-type="float">
            <text:p>1009681766.1677</text:p>
          </table:table-cell>
          <table:table-cell/>
        </table:table-row>
        <table:table-row table:style-name="ro1">
          <table:table-cell office:value-type="float" office:value="10112345577" calcext:value-type="float">
            <text:p>10112345577</text:p>
          </table:table-cell>
          <table:table-cell table:formula="of:=[.A911]/LOG([.A911])+[.$C$2]*2*(RAND()-0.5)" office:value-type="float" office:value="1010744154.47353" calcext:value-type="float">
            <text:p>1010744154.47353</text:p>
          </table:table-cell>
          <table:table-cell/>
        </table:table-row>
        <table:table-row table:style-name="ro1">
          <table:table-cell office:value-type="float" office:value="10123456688" calcext:value-type="float">
            <text:p>10123456688</text:p>
          </table:table-cell>
          <table:table-cell table:formula="of:=[.A912]/LOG([.A912])+[.$C$2]*2*(RAND()-0.5)" office:value-type="float" office:value="1011806494.40848" calcext:value-type="float">
            <text:p>1011806494.40848</text:p>
          </table:table-cell>
          <table:table-cell/>
        </table:table-row>
        <table:table-row table:style-name="ro1">
          <table:table-cell office:value-type="float" office:value="10134567799" calcext:value-type="float">
            <text:p>10134567799</text:p>
          </table:table-cell>
          <table:table-cell table:formula="of:=[.A913]/LOG([.A913])+[.$C$2]*2*(RAND()-0.5)" office:value-type="float" office:value="1012868786.03" calcext:value-type="float">
            <text:p>1012868786.03</text:p>
          </table:table-cell>
          <table:table-cell/>
        </table:table-row>
        <table:table-row table:style-name="ro1">
          <table:table-cell office:value-type="float" office:value="10145678910" calcext:value-type="float">
            <text:p>10145678910</text:p>
          </table:table-cell>
          <table:table-cell table:formula="of:=[.A914]/LOG([.A914])+[.$C$2]*2*(RAND()-0.5)" office:value-type="float" office:value="1013931029.39547" calcext:value-type="float">
            <text:p>1013931029.39547</text:p>
          </table:table-cell>
          <table:table-cell/>
        </table:table-row>
        <table:table-row table:style-name="ro1">
          <table:table-cell office:value-type="float" office:value="10156790021" calcext:value-type="float">
            <text:p>10156790021</text:p>
          </table:table-cell>
          <table:table-cell table:formula="of:=[.A915]/LOG([.A915])+[.$C$2]*2*(RAND()-0.5)" office:value-type="float" office:value="1014993224.56208" calcext:value-type="float">
            <text:p>1014993224.56208</text:p>
          </table:table-cell>
          <table:table-cell/>
        </table:table-row>
        <table:table-row table:style-name="ro1">
          <table:table-cell office:value-type="float" office:value="10167901132" calcext:value-type="float">
            <text:p>10167901132</text:p>
          </table:table-cell>
          <table:table-cell table:formula="of:=[.A916]/LOG([.A916])+[.$C$2]*2*(RAND()-0.5)" office:value-type="float" office:value="1016055371.58692" calcext:value-type="float">
            <text:p>1016055371.58692</text:p>
          </table:table-cell>
          <table:table-cell/>
        </table:table-row>
        <table:table-row table:style-name="ro1">
          <table:table-cell office:value-type="float" office:value="10179012243" calcext:value-type="float">
            <text:p>10179012243</text:p>
          </table:table-cell>
          <table:table-cell table:formula="of:=[.A917]/LOG([.A917])+[.$C$2]*2*(RAND()-0.5)" office:value-type="float" office:value="1017117470.52695" calcext:value-type="float">
            <text:p>1017117470.52695</text:p>
          </table:table-cell>
          <table:table-cell/>
        </table:table-row>
        <table:table-row table:style-name="ro1">
          <table:table-cell office:value-type="float" office:value="10190123354" calcext:value-type="float">
            <text:p>10190123354</text:p>
          </table:table-cell>
          <table:table-cell table:formula="of:=[.A918]/LOG([.A918])+[.$C$2]*2*(RAND()-0.5)" office:value-type="float" office:value="1018179521.43899" calcext:value-type="float">
            <text:p>1018179521.43899</text:p>
          </table:table-cell>
          <table:table-cell/>
        </table:table-row>
        <table:table-row table:style-name="ro1">
          <table:table-cell office:value-type="float" office:value="10201234465" calcext:value-type="float">
            <text:p>10201234465</text:p>
          </table:table-cell>
          <table:table-cell table:formula="of:=[.A919]/LOG([.A919])+[.$C$2]*2*(RAND()-0.5)" office:value-type="float" office:value="1019241524.37974" calcext:value-type="float">
            <text:p>1019241524.37974</text:p>
          </table:table-cell>
          <table:table-cell/>
        </table:table-row>
        <table:table-row table:style-name="ro1">
          <table:table-cell office:value-type="float" office:value="10212345576" calcext:value-type="float">
            <text:p>10212345576</text:p>
          </table:table-cell>
          <table:table-cell table:formula="of:=[.A920]/LOG([.A920])+[.$C$2]*2*(RAND()-0.5)" office:value-type="float" office:value="1020303479.40576" calcext:value-type="float">
            <text:p>1020303479.40576</text:p>
          </table:table-cell>
          <table:table-cell/>
        </table:table-row>
        <table:table-row table:style-name="ro1">
          <table:table-cell office:value-type="float" office:value="10223456687" calcext:value-type="float">
            <text:p>10223456687</text:p>
          </table:table-cell>
          <table:table-cell table:formula="of:=[.A921]/LOG([.A921])+[.$C$2]*2*(RAND()-0.5)" office:value-type="float" office:value="1021365386.5735" calcext:value-type="float">
            <text:p>1021365386.5735</text:p>
          </table:table-cell>
          <table:table-cell/>
        </table:table-row>
        <table:table-row table:style-name="ro1">
          <table:table-cell office:value-type="float" office:value="10234567798" calcext:value-type="float">
            <text:p>10234567798</text:p>
          </table:table-cell>
          <table:table-cell table:formula="of:=[.A922]/LOG([.A922])+[.$C$2]*2*(RAND()-0.5)" office:value-type="float" office:value="1022427245.93925" calcext:value-type="float">
            <text:p>1022427245.93925</text:p>
          </table:table-cell>
          <table:table-cell/>
        </table:table-row>
        <table:table-row table:style-name="ro1">
          <table:table-cell office:value-type="float" office:value="10245678909" calcext:value-type="float">
            <text:p>10245678909</text:p>
          </table:table-cell>
          <table:table-cell table:formula="of:=[.A923]/LOG([.A923])+[.$C$2]*2*(RAND()-0.5)" office:value-type="float" office:value="1023489057.55921" calcext:value-type="float">
            <text:p>1023489057.55921</text:p>
          </table:table-cell>
          <table:table-cell/>
        </table:table-row>
        <table:table-row table:style-name="ro1">
          <table:table-cell office:value-type="float" office:value="10256790020" calcext:value-type="float">
            <text:p>10256790020</text:p>
          </table:table-cell>
          <table:table-cell table:formula="of:=[.A924]/LOG([.A924])+[.$C$2]*2*(RAND()-0.5)" office:value-type="float" office:value="1024550821.48943" calcext:value-type="float">
            <text:p>1024550821.48943</text:p>
          </table:table-cell>
          <table:table-cell/>
        </table:table-row>
        <table:table-row table:style-name="ro1">
          <table:table-cell office:value-type="float" office:value="10267901131" calcext:value-type="float">
            <text:p>10267901131</text:p>
          </table:table-cell>
          <table:table-cell table:formula="of:=[.A925]/LOG([.A925])+[.$C$2]*2*(RAND()-0.5)" office:value-type="float" office:value="1025612537.78584" calcext:value-type="float">
            <text:p>1025612537.78584</text:p>
          </table:table-cell>
          <table:table-cell/>
        </table:table-row>
        <table:table-row table:style-name="ro1">
          <table:table-cell office:value-type="float" office:value="10279012242" calcext:value-type="float">
            <text:p>10279012242</text:p>
          </table:table-cell>
          <table:table-cell table:formula="of:=[.A926]/LOG([.A926])+[.$C$2]*2*(RAND()-0.5)" office:value-type="float" office:value="1026674206.50425" calcext:value-type="float">
            <text:p>1026674206.50425</text:p>
          </table:table-cell>
          <table:table-cell/>
        </table:table-row>
        <table:table-row table:style-name="ro1">
          <table:table-cell office:value-type="float" office:value="10290123353" calcext:value-type="float">
            <text:p>10290123353</text:p>
          </table:table-cell>
          <table:table-cell table:formula="of:=[.A927]/LOG([.A927])+[.$C$2]*2*(RAND()-0.5)" office:value-type="float" office:value="1027735827.70032" calcext:value-type="float">
            <text:p>1027735827.70032</text:p>
          </table:table-cell>
          <table:table-cell/>
        </table:table-row>
        <table:table-row table:style-name="ro1">
          <table:table-cell office:value-type="float" office:value="10301234464" calcext:value-type="float">
            <text:p>10301234464</text:p>
          </table:table-cell>
          <table:table-cell table:formula="of:=[.A928]/LOG([.A928])+[.$C$2]*2*(RAND()-0.5)" office:value-type="float" office:value="1028797401.42961" calcext:value-type="float">
            <text:p>1028797401.42961</text:p>
          </table:table-cell>
          <table:table-cell/>
        </table:table-row>
        <table:table-row table:style-name="ro1">
          <table:table-cell office:value-type="float" office:value="10312345575" calcext:value-type="float">
            <text:p>10312345575</text:p>
          </table:table-cell>
          <table:table-cell table:formula="of:=[.A929]/LOG([.A929])+[.$C$2]*2*(RAND()-0.5)" office:value-type="float" office:value="1029858927.74755" calcext:value-type="float">
            <text:p>1029858927.74755</text:p>
          </table:table-cell>
          <table:table-cell/>
        </table:table-row>
        <table:table-row table:style-name="ro1">
          <table:table-cell office:value-type="float" office:value="10323456686" calcext:value-type="float">
            <text:p>10323456686</text:p>
          </table:table-cell>
          <table:table-cell table:formula="of:=[.A930]/LOG([.A930])+[.$C$2]*2*(RAND()-0.5)" office:value-type="float" office:value="1030920406.70944" calcext:value-type="float">
            <text:p>1030920406.70944</text:p>
          </table:table-cell>
          <table:table-cell/>
        </table:table-row>
        <table:table-row table:style-name="ro1">
          <table:table-cell office:value-type="float" office:value="10334567797" calcext:value-type="float">
            <text:p>10334567797</text:p>
          </table:table-cell>
          <table:table-cell table:formula="of:=[.A931]/LOG([.A931])+[.$C$2]*2*(RAND()-0.5)" office:value-type="float" office:value="1031981838.37045" calcext:value-type="float">
            <text:p>1031981838.37045</text:p>
          </table:table-cell>
          <table:table-cell/>
        </table:table-row>
        <table:table-row table:style-name="ro1">
          <table:table-cell office:value-type="float" office:value="10345678908" calcext:value-type="float">
            <text:p>10345678908</text:p>
          </table:table-cell>
          <table:table-cell table:formula="of:=[.A932]/LOG([.A932])+[.$C$2]*2*(RAND()-0.5)" office:value-type="float" office:value="1033043222.78565" calcext:value-type="float">
            <text:p>1033043222.78565</text:p>
          </table:table-cell>
          <table:table-cell/>
        </table:table-row>
        <table:table-row table:style-name="ro1">
          <table:table-cell office:value-type="float" office:value="10356790019" calcext:value-type="float">
            <text:p>10356790019</text:p>
          </table:table-cell>
          <table:table-cell table:formula="of:=[.A933]/LOG([.A933])+[.$C$2]*2*(RAND()-0.5)" office:value-type="float" office:value="1034104560.00996" calcext:value-type="float">
            <text:p>1034104560.00996</text:p>
          </table:table-cell>
          <table:table-cell/>
        </table:table-row>
        <table:table-row table:style-name="ro1">
          <table:table-cell office:value-type="float" office:value="10367901130" calcext:value-type="float">
            <text:p>10367901130</text:p>
          </table:table-cell>
          <table:table-cell table:formula="of:=[.A934]/LOG([.A934])+[.$C$2]*2*(RAND()-0.5)" office:value-type="float" office:value="1035165850.09819" calcext:value-type="float">
            <text:p>1035165850.09819</text:p>
          </table:table-cell>
          <table:table-cell/>
        </table:table-row>
        <table:table-row table:style-name="ro1">
          <table:table-cell office:value-type="float" office:value="10379012241" calcext:value-type="float">
            <text:p>10379012241</text:p>
          </table:table-cell>
          <table:table-cell table:formula="of:=[.A935]/LOG([.A935])+[.$C$2]*2*(RAND()-0.5)" office:value-type="float" office:value="1036227093.10502" calcext:value-type="float">
            <text:p>1036227093.10502</text:p>
          </table:table-cell>
          <table:table-cell/>
        </table:table-row>
        <table:table-row table:style-name="ro1">
          <table:table-cell office:value-type="float" office:value="10390123352" calcext:value-type="float">
            <text:p>10390123352</text:p>
          </table:table-cell>
          <table:table-cell table:formula="of:=[.A936]/LOG([.A936])+[.$C$2]*2*(RAND()-0.5)" office:value-type="float" office:value="1037288289.08503" calcext:value-type="float">
            <text:p>1037288289.08503</text:p>
          </table:table-cell>
          <table:table-cell/>
        </table:table-row>
        <table:table-row table:style-name="ro1">
          <table:table-cell office:value-type="float" office:value="10401234463" calcext:value-type="float">
            <text:p>10401234463</text:p>
          </table:table-cell>
          <table:table-cell table:formula="of:=[.A937]/LOG([.A937])+[.$C$2]*2*(RAND()-0.5)" office:value-type="float" office:value="1038349438.09264" calcext:value-type="float">
            <text:p>1038349438.09264</text:p>
          </table:table-cell>
          <table:table-cell/>
        </table:table-row>
        <table:table-row table:style-name="ro1">
          <table:table-cell office:value-type="float" office:value="10412345574" calcext:value-type="float">
            <text:p>10412345574</text:p>
          </table:table-cell>
          <table:table-cell table:formula="of:=[.A938]/LOG([.A938])+[.$C$2]*2*(RAND()-0.5)" office:value-type="float" office:value="1039410540.18219" calcext:value-type="float">
            <text:p>1039410540.18219</text:p>
          </table:table-cell>
          <table:table-cell/>
        </table:table-row>
        <table:table-row table:style-name="ro1">
          <table:table-cell office:value-type="float" office:value="10423456685" calcext:value-type="float">
            <text:p>10423456685</text:p>
          </table:table-cell>
          <table:table-cell table:formula="of:=[.A939]/LOG([.A939])+[.$C$2]*2*(RAND()-0.5)" office:value-type="float" office:value="1040471595.40787" calcext:value-type="float">
            <text:p>1040471595.40787</text:p>
          </table:table-cell>
          <table:table-cell/>
        </table:table-row>
        <table:table-row table:style-name="ro1">
          <table:table-cell office:value-type="float" office:value="10434567796" calcext:value-type="float">
            <text:p>10434567796</text:p>
          </table:table-cell>
          <table:table-cell table:formula="of:=[.A940]/LOG([.A940])+[.$C$2]*2*(RAND()-0.5)" office:value-type="float" office:value="1041532603.82376" calcext:value-type="float">
            <text:p>1041532603.82376</text:p>
          </table:table-cell>
          <table:table-cell/>
        </table:table-row>
        <table:table-row table:style-name="ro1">
          <table:table-cell office:value-type="float" office:value="10445678907" calcext:value-type="float">
            <text:p>10445678907</text:p>
          </table:table-cell>
          <table:table-cell table:formula="of:=[.A941]/LOG([.A941])+[.$C$2]*2*(RAND()-0.5)" office:value-type="float" office:value="1042593565.48381" calcext:value-type="float">
            <text:p>1042593565.48381</text:p>
          </table:table-cell>
          <table:table-cell/>
        </table:table-row>
        <table:table-row table:style-name="ro1">
          <table:table-cell office:value-type="float" office:value="10456790018" calcext:value-type="float">
            <text:p>10456790018</text:p>
          </table:table-cell>
          <table:table-cell table:formula="of:=[.A942]/LOG([.A942])+[.$C$2]*2*(RAND()-0.5)" office:value-type="float" office:value="1043654480.44188" calcext:value-type="float">
            <text:p>1043654480.44188</text:p>
          </table:table-cell>
          <table:table-cell/>
        </table:table-row>
        <table:table-row table:style-name="ro1">
          <table:table-cell office:value-type="float" office:value="10467901129" calcext:value-type="float">
            <text:p>10467901129</text:p>
          </table:table-cell>
          <table:table-cell table:formula="of:=[.A943]/LOG([.A943])+[.$C$2]*2*(RAND()-0.5)" office:value-type="float" office:value="1044715348.75167" calcext:value-type="float">
            <text:p>1044715348.75167</text:p>
          </table:table-cell>
          <table:table-cell/>
        </table:table-row>
        <table:table-row table:style-name="ro1">
          <table:table-cell office:value-type="float" office:value="10479012240" calcext:value-type="float">
            <text:p>10479012240</text:p>
          </table:table-cell>
          <table:table-cell table:formula="of:=[.A944]/LOG([.A944])+[.$C$2]*2*(RAND()-0.5)" office:value-type="float" office:value="1045776170.46679" calcext:value-type="float">
            <text:p>1045776170.46679</text:p>
          </table:table-cell>
          <table:table-cell/>
        </table:table-row>
        <table:table-row table:style-name="ro1">
          <table:table-cell office:value-type="float" office:value="10490123351" calcext:value-type="float">
            <text:p>10490123351</text:p>
          </table:table-cell>
          <table:table-cell table:formula="of:=[.A945]/LOG([.A945])+[.$C$2]*2*(RAND()-0.5)" office:value-type="float" office:value="1046836945.64072" calcext:value-type="float">
            <text:p>1046836945.64072</text:p>
          </table:table-cell>
          <table:table-cell/>
        </table:table-row>
        <table:table-row table:style-name="ro1">
          <table:table-cell office:value-type="float" office:value="10501234462" calcext:value-type="float">
            <text:p>10501234462</text:p>
          </table:table-cell>
          <table:table-cell table:formula="of:=[.A946]/LOG([.A946])+[.$C$2]*2*(RAND()-0.5)" office:value-type="float" office:value="1047897674.32682" calcext:value-type="float">
            <text:p>1047897674.32682</text:p>
          </table:table-cell>
          <table:table-cell/>
        </table:table-row>
        <table:table-row table:style-name="ro1">
          <table:table-cell office:value-type="float" office:value="10512345573" calcext:value-type="float">
            <text:p>10512345573</text:p>
          </table:table-cell>
          <table:table-cell table:formula="of:=[.A947]/LOG([.A947])+[.$C$2]*2*(RAND()-0.5)" office:value-type="float" office:value="1048958356.57835" calcext:value-type="float">
            <text:p>1048958356.57835</text:p>
          </table:table-cell>
          <table:table-cell/>
        </table:table-row>
        <table:table-row table:style-name="ro1">
          <table:table-cell office:value-type="float" office:value="10523456684" calcext:value-type="float">
            <text:p>10523456684</text:p>
          </table:table-cell>
          <table:table-cell table:formula="of:=[.A948]/LOG([.A948])+[.$C$2]*2*(RAND()-0.5)" office:value-type="float" office:value="1050018992.44843" calcext:value-type="float">
            <text:p>1050018992.44843</text:p>
          </table:table-cell>
          <table:table-cell/>
        </table:table-row>
        <table:table-row table:style-name="ro1">
          <table:table-cell office:value-type="float" office:value="10534567795" calcext:value-type="float">
            <text:p>10534567795</text:p>
          </table:table-cell>
          <table:table-cell table:formula="of:=[.A949]/LOG([.A949])+[.$C$2]*2*(RAND()-0.5)" office:value-type="float" office:value="1051079581.99007" calcext:value-type="float">
            <text:p>1051079581.99007</text:p>
          </table:table-cell>
          <table:table-cell/>
        </table:table-row>
        <table:table-row table:style-name="ro1">
          <table:table-cell office:value-type="float" office:value="10545678906" calcext:value-type="float">
            <text:p>10545678906</text:p>
          </table:table-cell>
          <table:table-cell table:formula="of:=[.A950]/LOG([.A950])+[.$C$2]*2*(RAND()-0.5)" office:value-type="float" office:value="1052140125.25617" calcext:value-type="float">
            <text:p>1052140125.25617</text:p>
          </table:table-cell>
          <table:table-cell/>
        </table:table-row>
        <table:table-row table:style-name="ro1">
          <table:table-cell office:value-type="float" office:value="10556790017" calcext:value-type="float">
            <text:p>10556790017</text:p>
          </table:table-cell>
          <table:table-cell table:formula="of:=[.A951]/LOG([.A951])+[.$C$2]*2*(RAND()-0.5)" office:value-type="float" office:value="1053200622.29951" calcext:value-type="float">
            <text:p>1053200622.29951</text:p>
          </table:table-cell>
          <table:table-cell/>
        </table:table-row>
        <table:table-row table:style-name="ro1">
          <table:table-cell office:value-type="float" office:value="10567901128" calcext:value-type="float">
            <text:p>10567901128</text:p>
          </table:table-cell>
          <table:table-cell table:formula="of:=[.A952]/LOG([.A952])+[.$C$2]*2*(RAND()-0.5)" office:value-type="float" office:value="1054261073.17275" calcext:value-type="float">
            <text:p>1054261073.17275</text:p>
          </table:table-cell>
          <table:table-cell/>
        </table:table-row>
        <table:table-row table:style-name="ro1">
          <table:table-cell office:value-type="float" office:value="10579012239" calcext:value-type="float">
            <text:p>10579012239</text:p>
          </table:table-cell>
          <table:table-cell table:formula="of:=[.A953]/LOG([.A953])+[.$C$2]*2*(RAND()-0.5)" office:value-type="float" office:value="1055321477.92844" calcext:value-type="float">
            <text:p>1055321477.92844</text:p>
          </table:table-cell>
          <table:table-cell/>
        </table:table-row>
        <table:table-row table:style-name="ro1">
          <table:table-cell office:value-type="float" office:value="10590123350" calcext:value-type="float">
            <text:p>10590123350</text:p>
          </table:table-cell>
          <table:table-cell table:formula="of:=[.A954]/LOG([.A954])+[.$C$2]*2*(RAND()-0.5)" office:value-type="float" office:value="1056381836.61901" calcext:value-type="float">
            <text:p>1056381836.61901</text:p>
          </table:table-cell>
          <table:table-cell/>
        </table:table-row>
        <table:table-row table:style-name="ro1">
          <table:table-cell office:value-type="float" office:value="10601234461" calcext:value-type="float">
            <text:p>10601234461</text:p>
          </table:table-cell>
          <table:table-cell table:formula="of:=[.A955]/LOG([.A955])+[.$C$2]*2*(RAND()-0.5)" office:value-type="float" office:value="1057442149.29678" calcext:value-type="float">
            <text:p>1057442149.29678</text:p>
          </table:table-cell>
          <table:table-cell/>
        </table:table-row>
        <table:table-row table:style-name="ro1">
          <table:table-cell office:value-type="float" office:value="10612345572" calcext:value-type="float">
            <text:p>10612345572</text:p>
          </table:table-cell>
          <table:table-cell table:formula="of:=[.A956]/LOG([.A956])+[.$C$2]*2*(RAND()-0.5)" office:value-type="float" office:value="1058502416.01396" calcext:value-type="float">
            <text:p>1058502416.01396</text:p>
          </table:table-cell>
          <table:table-cell/>
        </table:table-row>
        <table:table-row table:style-name="ro1">
          <table:table-cell office:value-type="float" office:value="10623456683" calcext:value-type="float">
            <text:p>10623456683</text:p>
          </table:table-cell>
          <table:table-cell table:formula="of:=[.A957]/LOG([.A957])+[.$C$2]*2*(RAND()-0.5)" office:value-type="float" office:value="1059562636.82262" calcext:value-type="float">
            <text:p>1059562636.82262</text:p>
          </table:table-cell>
          <table:table-cell/>
        </table:table-row>
        <table:table-row table:style-name="ro1">
          <table:table-cell office:value-type="float" office:value="10634567794" calcext:value-type="float">
            <text:p>10634567794</text:p>
          </table:table-cell>
          <table:table-cell table:formula="of:=[.A958]/LOG([.A958])+[.$C$2]*2*(RAND()-0.5)" office:value-type="float" office:value="1060622811.77476" calcext:value-type="float">
            <text:p>1060622811.77476</text:p>
          </table:table-cell>
          <table:table-cell/>
        </table:table-row>
        <table:table-row table:style-name="ro1">
          <table:table-cell office:value-type="float" office:value="10645678905" calcext:value-type="float">
            <text:p>10645678905</text:p>
          </table:table-cell>
          <table:table-cell table:formula="of:=[.A959]/LOG([.A959])+[.$C$2]*2*(RAND()-0.5)" office:value-type="float" office:value="1061682940.92223" calcext:value-type="float">
            <text:p>1061682940.92223</text:p>
          </table:table-cell>
          <table:table-cell/>
        </table:table-row>
        <table:table-row table:style-name="ro1">
          <table:table-cell office:value-type="float" office:value="10656790016" calcext:value-type="float">
            <text:p>10656790016</text:p>
          </table:table-cell>
          <table:table-cell table:formula="of:=[.A960]/LOG([.A960])+[.$C$2]*2*(RAND()-0.5)" office:value-type="float" office:value="1062743024.31679" calcext:value-type="float">
            <text:p>1062743024.31679</text:p>
          </table:table-cell>
          <table:table-cell/>
        </table:table-row>
        <table:table-row table:style-name="ro1">
          <table:table-cell office:value-type="float" office:value="10667901127" calcext:value-type="float">
            <text:p>10667901127</text:p>
          </table:table-cell>
          <table:table-cell table:formula="of:=[.A961]/LOG([.A961])+[.$C$2]*2*(RAND()-0.5)" office:value-type="float" office:value="1063803062.01006" calcext:value-type="float">
            <text:p>1063803062.01006</text:p>
          </table:table-cell>
          <table:table-cell/>
        </table:table-row>
        <table:table-row table:style-name="ro1">
          <table:table-cell office:value-type="float" office:value="10679012238" calcext:value-type="float">
            <text:p>10679012238</text:p>
          </table:table-cell>
          <table:table-cell table:formula="of:=[.A962]/LOG([.A962])+[.$C$2]*2*(RAND()-0.5)" office:value-type="float" office:value="1064863054.05358" calcext:value-type="float">
            <text:p>1064863054.05358</text:p>
          </table:table-cell>
          <table:table-cell/>
        </table:table-row>
        <table:table-row table:style-name="ro1">
          <table:table-cell office:value-type="float" office:value="10690123349" calcext:value-type="float">
            <text:p>10690123349</text:p>
          </table:table-cell>
          <table:table-cell table:formula="of:=[.A963]/LOG([.A963])+[.$C$2]*2*(RAND()-0.5)" office:value-type="float" office:value="1065923000.49876" calcext:value-type="float">
            <text:p>1065923000.49876</text:p>
          </table:table-cell>
          <table:table-cell/>
        </table:table-row>
        <table:table-row table:style-name="ro1">
          <table:table-cell office:value-type="float" office:value="10701234460" calcext:value-type="float">
            <text:p>10701234460</text:p>
          </table:table-cell>
          <table:table-cell table:formula="of:=[.A964]/LOG([.A964])+[.$C$2]*2*(RAND()-0.5)" office:value-type="float" office:value="1066982901.3969" calcext:value-type="float">
            <text:p>1066982901.3969</text:p>
          </table:table-cell>
          <table:table-cell/>
        </table:table-row>
        <table:table-row table:style-name="ro1">
          <table:table-cell office:value-type="float" office:value="10712345571" calcext:value-type="float">
            <text:p>10712345571</text:p>
          </table:table-cell>
          <table:table-cell table:formula="of:=[.A965]/LOG([.A965])+[.$C$2]*2*(RAND()-0.5)" office:value-type="float" office:value="1068042756.79919" calcext:value-type="float">
            <text:p>1068042756.79919</text:p>
          </table:table-cell>
          <table:table-cell/>
        </table:table-row>
        <table:table-row table:style-name="ro1">
          <table:table-cell office:value-type="float" office:value="10723456682" calcext:value-type="float">
            <text:p>10723456682</text:p>
          </table:table-cell>
          <table:table-cell table:formula="of:=[.A966]/LOG([.A966])+[.$C$2]*2*(RAND()-0.5)" office:value-type="float" office:value="1069102566.75671" calcext:value-type="float">
            <text:p>1069102566.75671</text:p>
          </table:table-cell>
          <table:table-cell/>
        </table:table-row>
        <table:table-row table:style-name="ro1">
          <table:table-cell office:value-type="float" office:value="10734567793" calcext:value-type="float">
            <text:p>10734567793</text:p>
          </table:table-cell>
          <table:table-cell table:formula="of:=[.A967]/LOG([.A967])+[.$C$2]*2*(RAND()-0.5)" office:value-type="float" office:value="1070162331.32044" calcext:value-type="float">
            <text:p>1070162331.32044</text:p>
          </table:table-cell>
          <table:table-cell/>
        </table:table-row>
        <table:table-row table:style-name="ro1">
          <table:table-cell office:value-type="float" office:value="10745678904" calcext:value-type="float">
            <text:p>10745678904</text:p>
          </table:table-cell>
          <table:table-cell table:formula="of:=[.A968]/LOG([.A968])+[.$C$2]*2*(RAND()-0.5)" office:value-type="float" office:value="1071222050.54122" calcext:value-type="float">
            <text:p>1071222050.54122</text:p>
          </table:table-cell>
          <table:table-cell/>
        </table:table-row>
        <table:table-row table:style-name="ro1">
          <table:table-cell office:value-type="float" office:value="10756790015" calcext:value-type="float">
            <text:p>10756790015</text:p>
          </table:table-cell>
          <table:table-cell table:formula="of:=[.A969]/LOG([.A969])+[.$C$2]*2*(RAND()-0.5)" office:value-type="float" office:value="1072281724.46982" calcext:value-type="float">
            <text:p>1072281724.46982</text:p>
          </table:table-cell>
          <table:table-cell/>
        </table:table-row>
        <table:table-row table:style-name="ro1">
          <table:table-cell office:value-type="float" office:value="10767901126" calcext:value-type="float">
            <text:p>10767901126</text:p>
          </table:table-cell>
          <table:table-cell table:formula="of:=[.A970]/LOG([.A970])+[.$C$2]*2*(RAND()-0.5)" office:value-type="float" office:value="1073341353.15688" calcext:value-type="float">
            <text:p>1073341353.15688</text:p>
          </table:table-cell>
          <table:table-cell/>
        </table:table-row>
        <table:table-row table:style-name="ro1">
          <table:table-cell office:value-type="float" office:value="10779012237" calcext:value-type="float">
            <text:p>10779012237</text:p>
          </table:table-cell>
          <table:table-cell table:formula="of:=[.A971]/LOG([.A971])+[.$C$2]*2*(RAND()-0.5)" office:value-type="float" office:value="1074400936.65291" calcext:value-type="float">
            <text:p>1074400936.65291</text:p>
          </table:table-cell>
          <table:table-cell/>
        </table:table-row>
        <table:table-row table:style-name="ro1">
          <table:table-cell office:value-type="float" office:value="10790123348" calcext:value-type="float">
            <text:p>10790123348</text:p>
          </table:table-cell>
          <table:table-cell table:formula="of:=[.A972]/LOG([.A972])+[.$C$2]*2*(RAND()-0.5)" office:value-type="float" office:value="1075460475.00836" calcext:value-type="float">
            <text:p>1075460475.00836</text:p>
          </table:table-cell>
          <table:table-cell/>
        </table:table-row>
        <table:table-row table:style-name="ro1">
          <table:table-cell office:value-type="float" office:value="10801234459" calcext:value-type="float">
            <text:p>10801234459</text:p>
          </table:table-cell>
          <table:table-cell table:formula="of:=[.A973]/LOG([.A973])+[.$C$2]*2*(RAND()-0.5)" office:value-type="float" office:value="1076519968.27352" calcext:value-type="float">
            <text:p>1076519968.27352</text:p>
          </table:table-cell>
          <table:table-cell/>
        </table:table-row>
        <table:table-row table:style-name="ro1">
          <table:table-cell office:value-type="float" office:value="10812345570" calcext:value-type="float">
            <text:p>10812345570</text:p>
          </table:table-cell>
          <table:table-cell table:formula="of:=[.A974]/LOG([.A974])+[.$C$2]*2*(RAND()-0.5)" office:value-type="float" office:value="1077579416.49862" calcext:value-type="float">
            <text:p>1077579416.49862</text:p>
          </table:table-cell>
          <table:table-cell/>
        </table:table-row>
        <table:table-row table:style-name="ro1">
          <table:table-cell office:value-type="float" office:value="10823456681" calcext:value-type="float">
            <text:p>10823456681</text:p>
          </table:table-cell>
          <table:table-cell table:formula="of:=[.A975]/LOG([.A975])+[.$C$2]*2*(RAND()-0.5)" office:value-type="float" office:value="1078638819.73375" calcext:value-type="float">
            <text:p>1078638819.73375</text:p>
          </table:table-cell>
          <table:table-cell/>
        </table:table-row>
        <table:table-row table:style-name="ro1">
          <table:table-cell office:value-type="float" office:value="10834567792" calcext:value-type="float">
            <text:p>10834567792</text:p>
          </table:table-cell>
          <table:table-cell table:formula="of:=[.A976]/LOG([.A976])+[.$C$2]*2*(RAND()-0.5)" office:value-type="float" office:value="1079698178.02889" calcext:value-type="float">
            <text:p>1079698178.02889</text:p>
          </table:table-cell>
          <table:table-cell/>
        </table:table-row>
        <table:table-row table:style-name="ro1">
          <table:table-cell office:value-type="float" office:value="10845678903" calcext:value-type="float">
            <text:p>10845678903</text:p>
          </table:table-cell>
          <table:table-cell table:formula="of:=[.A977]/LOG([.A977])+[.$C$2]*2*(RAND()-0.5)" office:value-type="float" office:value="1080757491.43395" calcext:value-type="float">
            <text:p>1080757491.43395</text:p>
          </table:table-cell>
          <table:table-cell/>
        </table:table-row>
        <table:table-row table:style-name="ro1">
          <table:table-cell office:value-type="float" office:value="10856790014" calcext:value-type="float">
            <text:p>10856790014</text:p>
          </table:table-cell>
          <table:table-cell table:formula="of:=[.A978]/LOG([.A978])+[.$C$2]*2*(RAND()-0.5)" office:value-type="float" office:value="1081816759.99868" calcext:value-type="float">
            <text:p>1081816759.99868</text:p>
          </table:table-cell>
          <table:table-cell/>
        </table:table-row>
        <table:table-row table:style-name="ro1">
          <table:table-cell office:value-type="float" office:value="10867901125" calcext:value-type="float">
            <text:p>10867901125</text:p>
          </table:table-cell>
          <table:table-cell table:formula="of:=[.A979]/LOG([.A979])+[.$C$2]*2*(RAND()-0.5)" office:value-type="float" office:value="1082875983.77278" calcext:value-type="float">
            <text:p>1082875983.77278</text:p>
          </table:table-cell>
          <table:table-cell/>
        </table:table-row>
        <table:table-row table:style-name="ro1">
          <table:table-cell office:value-type="float" office:value="10879012236" calcext:value-type="float">
            <text:p>10879012236</text:p>
          </table:table-cell>
          <table:table-cell table:formula="of:=[.A980]/LOG([.A980])+[.$C$2]*2*(RAND()-0.5)" office:value-type="float" office:value="1083935162.8058" calcext:value-type="float">
            <text:p>1083935162.8058</text:p>
          </table:table-cell>
          <table:table-cell/>
        </table:table-row>
        <table:table-row table:style-name="ro1">
          <table:table-cell office:value-type="float" office:value="10890123347" calcext:value-type="float">
            <text:p>10890123347</text:p>
          </table:table-cell>
          <table:table-cell table:formula="of:=[.A981]/LOG([.A981])+[.$C$2]*2*(RAND()-0.5)" office:value-type="float" office:value="1084994297.1472" calcext:value-type="float">
            <text:p>1084994297.1472</text:p>
          </table:table-cell>
          <table:table-cell/>
        </table:table-row>
        <table:table-row table:style-name="ro1">
          <table:table-cell office:value-type="float" office:value="10901234458" calcext:value-type="float">
            <text:p>10901234458</text:p>
          </table:table-cell>
          <table:table-cell table:formula="of:=[.A982]/LOG([.A982])+[.$C$2]*2*(RAND()-0.5)" office:value-type="float" office:value="1086053386.84635" calcext:value-type="float">
            <text:p>1086053386.84635</text:p>
          </table:table-cell>
          <table:table-cell/>
        </table:table-row>
        <table:table-row table:style-name="ro1">
          <table:table-cell office:value-type="float" office:value="10912345569" calcext:value-type="float">
            <text:p>10912345569</text:p>
          </table:table-cell>
          <table:table-cell table:formula="of:=[.A983]/LOG([.A983])+[.$C$2]*2*(RAND()-0.5)" office:value-type="float" office:value="1087112431.95248" calcext:value-type="float">
            <text:p>1087112431.95248</text:p>
          </table:table-cell>
          <table:table-cell/>
        </table:table-row>
        <table:table-row table:style-name="ro1">
          <table:table-cell office:value-type="float" office:value="10923456680" calcext:value-type="float">
            <text:p>10923456680</text:p>
          </table:table-cell>
          <table:table-cell table:formula="of:=[.A984]/LOG([.A984])+[.$C$2]*2*(RAND()-0.5)" office:value-type="float" office:value="1088171432.51476" calcext:value-type="float">
            <text:p>1088171432.51476</text:p>
          </table:table-cell>
          <table:table-cell/>
        </table:table-row>
        <table:table-row table:style-name="ro1">
          <table:table-cell office:value-type="float" office:value="10934567791" calcext:value-type="float">
            <text:p>10934567791</text:p>
          </table:table-cell>
          <table:table-cell table:formula="of:=[.A985]/LOG([.A985])+[.$C$2]*2*(RAND()-0.5)" office:value-type="float" office:value="1089230388.58221" calcext:value-type="float">
            <text:p>1089230388.58221</text:p>
          </table:table-cell>
          <table:table-cell/>
        </table:table-row>
        <table:table-row table:style-name="ro1">
          <table:table-cell office:value-type="float" office:value="10945678902" calcext:value-type="float">
            <text:p>10945678902</text:p>
          </table:table-cell>
          <table:table-cell table:formula="of:=[.A986]/LOG([.A986])+[.$C$2]*2*(RAND()-0.5)" office:value-type="float" office:value="1090289300.20378" calcext:value-type="float">
            <text:p>1090289300.20378</text:p>
          </table:table-cell>
          <table:table-cell/>
        </table:table-row>
        <table:table-row table:style-name="ro1">
          <table:table-cell office:value-type="float" office:value="10956790013" calcext:value-type="float">
            <text:p>10956790013</text:p>
          </table:table-cell>
          <table:table-cell table:formula="of:=[.A987]/LOG([.A987])+[.$C$2]*2*(RAND()-0.5)" office:value-type="float" office:value="1091348167.4283" calcext:value-type="float">
            <text:p>1091348167.4283</text:p>
          </table:table-cell>
          <table:table-cell/>
        </table:table-row>
        <table:table-row table:style-name="ro1">
          <table:table-cell office:value-type="float" office:value="10967901124" calcext:value-type="float">
            <text:p>10967901124</text:p>
          </table:table-cell>
          <table:table-cell table:formula="of:=[.A988]/LOG([.A988])+[.$C$2]*2*(RAND()-0.5)" office:value-type="float" office:value="1092406990.3045" calcext:value-type="float">
            <text:p>1092406990.3045</text:p>
          </table:table-cell>
          <table:table-cell/>
        </table:table-row>
        <table:table-row table:style-name="ro1">
          <table:table-cell office:value-type="float" office:value="10979012235" calcext:value-type="float">
            <text:p>10979012235</text:p>
          </table:table-cell>
          <table:table-cell table:formula="of:=[.A989]/LOG([.A989])+[.$C$2]*2*(RAND()-0.5)" office:value-type="float" office:value="1093465768.88102" calcext:value-type="float">
            <text:p>1093465768.88102</text:p>
          </table:table-cell>
          <table:table-cell/>
        </table:table-row>
        <table:table-row table:style-name="ro1">
          <table:table-cell office:value-type="float" office:value="10990123346" calcext:value-type="float">
            <text:p>10990123346</text:p>
          </table:table-cell>
          <table:table-cell table:formula="of:=[.A990]/LOG([.A990])+[.$C$2]*2*(RAND()-0.5)" office:value-type="float" office:value="1094524503.20637" calcext:value-type="float">
            <text:p>1094524503.20637</text:p>
          </table:table-cell>
          <table:table-cell/>
        </table:table-row>
        <table:table-row table:style-name="ro1">
          <table:table-cell office:value-type="float" office:value="11001234457" calcext:value-type="float">
            <text:p>11001234457</text:p>
          </table:table-cell>
          <table:table-cell table:formula="of:=[.A991]/LOG([.A991])+[.$C$2]*2*(RAND()-0.5)" office:value-type="float" office:value="1095583193.32898" calcext:value-type="float">
            <text:p>1095583193.32898</text:p>
          </table:table-cell>
          <table:table-cell/>
        </table:table-row>
        <table:table-row table:style-name="ro1">
          <table:table-cell office:value-type="float" office:value="11012345568" calcext:value-type="float">
            <text:p>11012345568</text:p>
          </table:table-cell>
          <table:table-cell table:formula="of:=[.A992]/LOG([.A992])+[.$C$2]*2*(RAND()-0.5)" office:value-type="float" office:value="1096641839.29717" calcext:value-type="float">
            <text:p>1096641839.29717</text:p>
          </table:table-cell>
          <table:table-cell/>
        </table:table-row>
        <table:table-row table:style-name="ro1">
          <table:table-cell office:value-type="float" office:value="11023456679" calcext:value-type="float">
            <text:p>11023456679</text:p>
          </table:table-cell>
          <table:table-cell table:formula="of:=[.A993]/LOG([.A993])+[.$C$2]*2*(RAND()-0.5)" office:value-type="float" office:value="1097700441.15916" calcext:value-type="float">
            <text:p>1097700441.15916</text:p>
          </table:table-cell>
          <table:table-cell/>
        </table:table-row>
        <table:table-row table:style-name="ro1">
          <table:table-cell office:value-type="float" office:value="11034567790" calcext:value-type="float">
            <text:p>11034567790</text:p>
          </table:table-cell>
          <table:table-cell table:formula="of:=[.A994]/LOG([.A994])+[.$C$2]*2*(RAND()-0.5)" office:value-type="float" office:value="1098758998.96307" calcext:value-type="float">
            <text:p>1098758998.96307</text:p>
          </table:table-cell>
          <table:table-cell/>
        </table:table-row>
        <table:table-row table:style-name="ro1">
          <table:table-cell office:value-type="float" office:value="11045678901" calcext:value-type="float">
            <text:p>11045678901</text:p>
          </table:table-cell>
          <table:table-cell table:formula="of:=[.A995]/LOG([.A995])+[.$C$2]*2*(RAND()-0.5)" office:value-type="float" office:value="1099817512.75691" calcext:value-type="float">
            <text:p>1099817512.75691</text:p>
          </table:table-cell>
          <table:table-cell/>
        </table:table-row>
        <table:table-row table:style-name="ro1">
          <table:table-cell office:value-type="float" office:value="11056790012" calcext:value-type="float">
            <text:p>11056790012</text:p>
          </table:table-cell>
          <table:table-cell table:formula="of:=[.A996]/LOG([.A996])+[.$C$2]*2*(RAND()-0.5)" office:value-type="float" office:value="1100875982.58861" calcext:value-type="float">
            <text:p>1100875982.58861</text:p>
          </table:table-cell>
          <table:table-cell/>
        </table:table-row>
        <table:table-row table:style-name="ro1">
          <table:table-cell office:value-type="float" office:value="11067901123" calcext:value-type="float">
            <text:p>11067901123</text:p>
          </table:table-cell>
          <table:table-cell table:formula="of:=[.A997]/LOG([.A997])+[.$C$2]*2*(RAND()-0.5)" office:value-type="float" office:value="1101934408.50598" calcext:value-type="float">
            <text:p>1101934408.50598</text:p>
          </table:table-cell>
          <table:table-cell/>
        </table:table-row>
        <table:table-row table:style-name="ro1">
          <table:table-cell office:value-type="float" office:value="11079012234" calcext:value-type="float">
            <text:p>11079012234</text:p>
          </table:table-cell>
          <table:table-cell table:formula="of:=[.A998]/LOG([.A998])+[.$C$2]*2*(RAND()-0.5)" office:value-type="float" office:value="1102992790.55672" calcext:value-type="float">
            <text:p>1102992790.55672</text:p>
          </table:table-cell>
          <table:table-cell/>
        </table:table-row>
        <table:table-row table:style-name="ro1">
          <table:table-cell office:value-type="float" office:value="11090123345" calcext:value-type="float">
            <text:p>11090123345</text:p>
          </table:table-cell>
          <table:table-cell table:formula="of:=[.A999]/LOG([.A999])+[.$C$2]*2*(RAND()-0.5)" office:value-type="float" office:value="1104051128.78847" calcext:value-type="float">
            <text:p>1104051128.78847</text:p>
          </table:table-cell>
          <table:table-cell/>
        </table:table-row>
        <table:table-row table:style-name="ro1">
          <table:table-cell office:value-type="float" office:value="11101234456" calcext:value-type="float">
            <text:p>11101234456</text:p>
          </table:table-cell>
          <table:table-cell table:formula="of:=[.A1000]/LOG([.A1000])+[.$C$2]*2*(RAND()-0.5)" office:value-type="float" office:value="1105109423.24874" calcext:value-type="float">
            <text:p>1105109423.24874</text:p>
          </table:table-cell>
          <table:table-cell/>
        </table:table-row>
        <table:table-row table:style-name="ro1">
          <table:table-cell office:value-type="float" office:value="11112345567" calcext:value-type="float">
            <text:p>11112345567</text:p>
          </table:table-cell>
          <table:table-cell table:formula="of:=[.A1001]/LOG([.A1001])+[.$C$2]*2*(RAND()-0.5)" office:value-type="float" office:value="1106167673.98494" calcext:value-type="float">
            <text:p>1106167673.98494</text:p>
          </table:table-cell>
          <table:table-cell/>
        </table:table-row>
        <table:table-row table:style-name="ro1">
          <table:table-cell office:value-type="float" office:value="11123456678" calcext:value-type="float">
            <text:p>11123456678</text:p>
          </table:table-cell>
          <table:table-cell table:formula="of:=[.A1002]/LOG([.A1002])+[.$C$2]*2*(RAND()-0.5)" office:value-type="float" office:value="1107225881.04439" calcext:value-type="float">
            <text:p>1107225881.04439</text:p>
          </table:table-cell>
          <table:table-cell/>
        </table:table-row>
        <table:table-row table:style-name="ro1">
          <table:table-cell office:value-type="float" office:value="11134567789" calcext:value-type="float">
            <text:p>11134567789</text:p>
          </table:table-cell>
          <table:table-cell table:formula="of:=[.A1003]/LOG([.A1003])+[.$C$2]*2*(RAND()-0.5)" office:value-type="float" office:value="1108284044.47431" calcext:value-type="float">
            <text:p>1108284044.47431</text:p>
          </table:table-cell>
          <table:table-cell/>
        </table:table-row>
        <table:table-row table:style-name="ro1">
          <table:table-cell office:value-type="float" office:value="11145678900" calcext:value-type="float">
            <text:p>11145678900</text:p>
          </table:table-cell>
          <table:table-cell table:formula="of:=[.A1004]/LOG([.A1004])+[.$C$2]*2*(RAND()-0.5)" office:value-type="float" office:value="1109342164.32183" calcext:value-type="float">
            <text:p>1109342164.32183</text:p>
          </table:table-cell>
          <table:table-cell/>
        </table:table-row>
        <table:table-row table:style-name="ro1">
          <table:table-cell office:value-type="float" office:value="11156790011" calcext:value-type="float">
            <text:p>11156790011</text:p>
          </table:table-cell>
          <table:table-cell table:formula="of:=[.A1005]/LOG([.A1005])+[.$C$2]*2*(RAND()-0.5)" office:value-type="float" office:value="1110400240.63397" calcext:value-type="float">
            <text:p>1110400240.63397</text:p>
          </table:table-cell>
          <table:table-cell/>
        </table:table-row>
        <table:table-row table:style-name="ro1">
          <table:table-cell office:value-type="float" office:value="11167901122" calcext:value-type="float">
            <text:p>11167901122</text:p>
          </table:table-cell>
          <table:table-cell table:formula="of:=[.A1006]/LOG([.A1006])+[.$C$2]*2*(RAND()-0.5)" office:value-type="float" office:value="1111458273.45765" calcext:value-type="float">
            <text:p>1111458273.45765</text:p>
          </table:table-cell>
          <table:table-cell/>
        </table:table-row>
        <table:table-row table:style-name="ro1">
          <table:table-cell office:value-type="float" office:value="11179012233" calcext:value-type="float">
            <text:p>11179012233</text:p>
          </table:table-cell>
          <table:table-cell table:formula="of:=[.A1007]/LOG([.A1007])+[.$C$2]*2*(RAND()-0.5)" office:value-type="float" office:value="1112516262.8397" calcext:value-type="float">
            <text:p>1112516262.8397</text:p>
          </table:table-cell>
          <table:table-cell/>
        </table:table-row>
        <table:table-row table:style-name="ro1">
          <table:table-cell office:value-type="float" office:value="11190123344" calcext:value-type="float">
            <text:p>11190123344</text:p>
          </table:table-cell>
          <table:table-cell table:formula="of:=[.A1008]/LOG([.A1008])+[.$C$2]*2*(RAND()-0.5)" office:value-type="float" office:value="1113574208.82686" calcext:value-type="float">
            <text:p>1113574208.82686</text:p>
          </table:table-cell>
          <table:table-cell/>
        </table:table-row>
        <table:table-row table:style-name="ro1">
          <table:table-cell office:value-type="float" office:value="11201234455" calcext:value-type="float">
            <text:p>11201234455</text:p>
          </table:table-cell>
          <table:table-cell table:formula="of:=[.A1009]/LOG([.A1009])+[.$C$2]*2*(RAND()-0.5)" office:value-type="float" office:value="1114632111.46575" calcext:value-type="float">
            <text:p>1114632111.46575</text:p>
          </table:table-cell>
          <table:table-cell/>
        </table:table-row>
        <table:table-row table:style-name="ro1">
          <table:table-cell office:value-type="float" office:value="11212345566" calcext:value-type="float">
            <text:p>11212345566</text:p>
          </table:table-cell>
          <table:table-cell table:formula="of:=[.A1010]/LOG([.A1010])+[.$C$2]*2*(RAND()-0.5)" office:value-type="float" office:value="1115689970.80293" calcext:value-type="float">
            <text:p>1115689970.80293</text:p>
          </table:table-cell>
          <table:table-cell/>
        </table:table-row>
        <table:table-row table:style-name="ro1">
          <table:table-cell office:value-type="float" office:value="11223456677" calcext:value-type="float">
            <text:p>11223456677</text:p>
          </table:table-cell>
          <table:table-cell table:formula="of:=[.A1011]/LOG([.A1011])+[.$C$2]*2*(RAND()-0.5)" office:value-type="float" office:value="1116747786.88482" calcext:value-type="float">
            <text:p>1116747786.88482</text:p>
          </table:table-cell>
          <table:table-cell/>
        </table:table-row>
        <table:table-row table:style-name="ro1">
          <table:table-cell office:value-type="float" office:value="11234567788" calcext:value-type="float">
            <text:p>11234567788</text:p>
          </table:table-cell>
          <table:table-cell table:formula="of:=[.A1012]/LOG([.A1012])+[.$C$2]*2*(RAND()-0.5)" office:value-type="float" office:value="1117805559.75778" calcext:value-type="float">
            <text:p>1117805559.75778</text:p>
          </table:table-cell>
          <table:table-cell/>
        </table:table-row>
        <table:table-row table:style-name="ro1">
          <table:table-cell office:value-type="float" office:value="11245678899" calcext:value-type="float">
            <text:p>11245678899</text:p>
          </table:table-cell>
          <table:table-cell table:formula="of:=[.A1013]/LOG([.A1013])+[.$C$2]*2*(RAND()-0.5)" office:value-type="float" office:value="1118863289.46806" calcext:value-type="float">
            <text:p>1118863289.46806</text:p>
          </table:table-cell>
          <table:table-cell/>
        </table:table-row>
        <table:table-row table:style-name="ro1">
          <table:table-cell office:value-type="float" office:value="11256790010" calcext:value-type="float">
            <text:p>11256790010</text:p>
          </table:table-cell>
          <table:table-cell table:formula="of:=[.A1014]/LOG([.A1014])+[.$C$2]*2*(RAND()-0.5)" office:value-type="float" office:value="1119920976.06181" calcext:value-type="float">
            <text:p>1119920976.06181</text:p>
          </table:table-cell>
          <table:table-cell/>
        </table:table-row>
        <table:table-row table:style-name="ro1">
          <table:table-cell office:value-type="float" office:value="11267901121" calcext:value-type="float">
            <text:p>11267901121</text:p>
          </table:table-cell>
          <table:table-cell table:formula="of:=[.A1015]/LOG([.A1015])+[.$C$2]*2*(RAND()-0.5)" office:value-type="float" office:value="1120978619.5851" calcext:value-type="float">
            <text:p>1120978619.5851</text:p>
          </table:table-cell>
          <table:table-cell/>
        </table:table-row>
        <table:table-row table:style-name="ro1">
          <table:table-cell office:value-type="float" office:value="11279012232" calcext:value-type="float">
            <text:p>11279012232</text:p>
          </table:table-cell>
          <table:table-cell table:formula="of:=[.A1016]/LOG([.A1016])+[.$C$2]*2*(RAND()-0.5)" office:value-type="float" office:value="1122036220.08388" calcext:value-type="float">
            <text:p>1122036220.08388</text:p>
          </table:table-cell>
          <table:table-cell/>
        </table:table-row>
        <table:table-row table:style-name="ro1">
          <table:table-cell office:value-type="float" office:value="11290123343" calcext:value-type="float">
            <text:p>11290123343</text:p>
          </table:table-cell>
          <table:table-cell table:formula="of:=[.A1017]/LOG([.A1017])+[.$C$2]*2*(RAND()-0.5)" office:value-type="float" office:value="1123093777.60403" calcext:value-type="float">
            <text:p>1123093777.60403</text:p>
          </table:table-cell>
          <table:table-cell/>
        </table:table-row>
        <table:table-row table:style-name="ro1">
          <table:table-cell office:value-type="float" office:value="11301234454" calcext:value-type="float">
            <text:p>11301234454</text:p>
          </table:table-cell>
          <table:table-cell table:formula="of:=[.A1018]/LOG([.A1018])+[.$C$2]*2*(RAND()-0.5)" office:value-type="float" office:value="1124151292.19133" calcext:value-type="float">
            <text:p>1124151292.19133</text:p>
          </table:table-cell>
          <table:table-cell/>
        </table:table-row>
        <table:table-row table:style-name="ro1">
          <table:table-cell office:value-type="float" office:value="11312345565" calcext:value-type="float">
            <text:p>11312345565</text:p>
          </table:table-cell>
          <table:table-cell table:formula="of:=[.A1019]/LOG([.A1019])+[.$C$2]*2*(RAND()-0.5)" office:value-type="float" office:value="1125208763.89147" calcext:value-type="float">
            <text:p>1125208763.89147</text:p>
          </table:table-cell>
          <table:table-cell/>
        </table:table-row>
        <table:table-row table:style-name="ro1">
          <table:table-cell office:value-type="float" office:value="11323456676" calcext:value-type="float">
            <text:p>11323456676</text:p>
          </table:table-cell>
          <table:table-cell table:formula="of:=[.A1020]/LOG([.A1020])+[.$C$2]*2*(RAND()-0.5)" office:value-type="float" office:value="1126266192.75002" calcext:value-type="float">
            <text:p>1126266192.75002</text:p>
          </table:table-cell>
          <table:table-cell/>
        </table:table-row>
        <table:table-row table:style-name="ro1">
          <table:table-cell office:value-type="float" office:value="11334567787" calcext:value-type="float">
            <text:p>11334567787</text:p>
          </table:table-cell>
          <table:table-cell table:formula="of:=[.A1021]/LOG([.A1021])+[.$C$2]*2*(RAND()-0.5)" office:value-type="float" office:value="1127323578.81249" calcext:value-type="float">
            <text:p>1127323578.81249</text:p>
          </table:table-cell>
          <table:table-cell/>
        </table:table-row>
        <table:table-row table:style-name="ro1">
          <table:table-cell office:value-type="float" office:value="11345678898" calcext:value-type="float">
            <text:p>11345678898</text:p>
          </table:table-cell>
          <table:table-cell table:formula="of:=[.A1022]/LOG([.A1022])+[.$C$2]*2*(RAND()-0.5)" office:value-type="float" office:value="1128380922.12428" calcext:value-type="float">
            <text:p>1128380922.12428</text:p>
          </table:table-cell>
          <table:table-cell/>
        </table:table-row>
        <table:table-row table:style-name="ro1">
          <table:table-cell office:value-type="float" office:value="11356790009" calcext:value-type="float">
            <text:p>11356790009</text:p>
          </table:table-cell>
          <table:table-cell table:formula="of:=[.A1023]/LOG([.A1023])+[.$C$2]*2*(RAND()-0.5)" office:value-type="float" office:value="1129438222.7307" calcext:value-type="float">
            <text:p>1129438222.7307</text:p>
          </table:table-cell>
          <table:table-cell/>
        </table:table-row>
        <table:table-row table:style-name="ro1">
          <table:table-cell office:value-type="float" office:value="11367901120" calcext:value-type="float">
            <text:p>11367901120</text:p>
          </table:table-cell>
          <table:table-cell table:formula="of:=[.A1024]/LOG([.A1024])+[.$C$2]*2*(RAND()-0.5)" office:value-type="float" office:value="1130495480.67697" calcext:value-type="float">
            <text:p>1130495480.67697</text:p>
          </table:table-cell>
          <table:table-cell/>
        </table:table-row>
        <table:table-row table:style-name="ro1">
          <table:table-cell office:value-type="float" office:value="11379012231" calcext:value-type="float">
            <text:p>11379012231</text:p>
          </table:table-cell>
          <table:table-cell table:formula="of:=[.A1025]/LOG([.A1025])+[.$C$2]*2*(RAND()-0.5)" office:value-type="float" office:value="1131552696.00822" calcext:value-type="float">
            <text:p>1131552696.00822</text:p>
          </table:table-cell>
          <table:table-cell/>
        </table:table-row>
        <table:table-row table:style-name="ro1">
          <table:table-cell office:value-type="float" office:value="11390123342" calcext:value-type="float">
            <text:p>11390123342</text:p>
          </table:table-cell>
          <table:table-cell table:formula="of:=[.A1026]/LOG([.A1026])+[.$C$2]*2*(RAND()-0.5)" office:value-type="float" office:value="1132609868.76948" calcext:value-type="float">
            <text:p>1132609868.76948</text:p>
          </table:table-cell>
          <table:table-cell/>
        </table:table-row>
        <table:table-row table:style-name="ro1">
          <table:table-cell office:value-type="float" office:value="11401234453" calcext:value-type="float">
            <text:p>11401234453</text:p>
          </table:table-cell>
          <table:table-cell table:formula="of:=[.A1027]/LOG([.A1027])+[.$C$2]*2*(RAND()-0.5)" office:value-type="float" office:value="1133666999.00569" calcext:value-type="float">
            <text:p>1133666999.00569</text:p>
          </table:table-cell>
          <table:table-cell/>
        </table:table-row>
        <table:table-row table:style-name="ro1">
          <table:table-cell office:value-type="float" office:value="11412345564" calcext:value-type="float">
            <text:p>11412345564</text:p>
          </table:table-cell>
          <table:table-cell table:formula="of:=[.A1028]/LOG([.A1028])+[.$C$2]*2*(RAND()-0.5)" office:value-type="float" office:value="1134724086.76171" calcext:value-type="float">
            <text:p>1134724086.76171</text:p>
          </table:table-cell>
          <table:table-cell/>
        </table:table-row>
        <table:table-row table:style-name="ro1">
          <table:table-cell office:value-type="float" office:value="11423456675" calcext:value-type="float">
            <text:p>11423456675</text:p>
          </table:table-cell>
          <table:table-cell table:formula="of:=[.A1029]/LOG([.A1029])+[.$C$2]*2*(RAND()-0.5)" office:value-type="float" office:value="1135781132.08229" calcext:value-type="float">
            <text:p>1135781132.08229</text:p>
          </table:table-cell>
          <table:table-cell/>
        </table:table-row>
        <table:table-row table:style-name="ro1">
          <table:table-cell office:value-type="float" office:value="11434567786" calcext:value-type="float">
            <text:p>11434567786</text:p>
          </table:table-cell>
          <table:table-cell table:formula="of:=[.A1030]/LOG([.A1030])+[.$C$2]*2*(RAND()-0.5)" office:value-type="float" office:value="1136838135.0121" calcext:value-type="float">
            <text:p>1136838135.0121</text:p>
          </table:table-cell>
          <table:table-cell/>
        </table:table-row>
        <table:table-row table:style-name="ro1">
          <table:table-cell office:value-type="float" office:value="11445678897" calcext:value-type="float">
            <text:p>11445678897</text:p>
          </table:table-cell>
          <table:table-cell table:formula="of:=[.A1031]/LOG([.A1031])+[.$C$2]*2*(RAND()-0.5)" office:value-type="float" office:value="1137895095.59573" calcext:value-type="float">
            <text:p>1137895095.59573</text:p>
          </table:table-cell>
          <table:table-cell/>
        </table:table-row>
        <table:table-row table:style-name="ro1">
          <table:table-cell office:value-type="float" office:value="11456790008" calcext:value-type="float">
            <text:p>11456790008</text:p>
          </table:table-cell>
          <table:table-cell table:formula="of:=[.A1032]/LOG([.A1032])+[.$C$2]*2*(RAND()-0.5)" office:value-type="float" office:value="1138952013.87766" calcext:value-type="float">
            <text:p>1138952013.87766</text:p>
          </table:table-cell>
          <table:table-cell/>
        </table:table-row>
        <table:table-row table:style-name="ro1">
          <table:table-cell office:value-type="float" office:value="11467901119" calcext:value-type="float">
            <text:p>11467901119</text:p>
          </table:table-cell>
          <table:table-cell table:formula="of:=[.A1033]/LOG([.A1033])+[.$C$2]*2*(RAND()-0.5)" office:value-type="float" office:value="1140008889.90229" calcext:value-type="float">
            <text:p>1140008889.90229</text:p>
          </table:table-cell>
          <table:table-cell/>
        </table:table-row>
        <table:table-row table:style-name="ro1">
          <table:table-cell office:value-type="float" office:value="11479012230" calcext:value-type="float">
            <text:p>11479012230</text:p>
          </table:table-cell>
          <table:table-cell table:formula="of:=[.A1034]/LOG([.A1034])+[.$C$2]*2*(RAND()-0.5)" office:value-type="float" office:value="1141065723.71393" calcext:value-type="float">
            <text:p>1141065723.71393</text:p>
          </table:table-cell>
          <table:table-cell/>
        </table:table-row>
        <table:table-row table:style-name="ro1">
          <table:table-cell office:value-type="float" office:value="11490123341" calcext:value-type="float">
            <text:p>11490123341</text:p>
          </table:table-cell>
          <table:table-cell table:formula="of:=[.A1035]/LOG([.A1035])+[.$C$2]*2*(RAND()-0.5)" office:value-type="float" office:value="1142122515.35679" calcext:value-type="float">
            <text:p>1142122515.35679</text:p>
          </table:table-cell>
          <table:table-cell/>
        </table:table-row>
        <table:table-row table:style-name="ro1">
          <table:table-cell office:value-type="float" office:value="11501234452" calcext:value-type="float">
            <text:p>11501234452</text:p>
          </table:table-cell>
          <table:table-cell table:formula="of:=[.A1036]/LOG([.A1036])+[.$C$2]*2*(RAND()-0.5)" office:value-type="float" office:value="1143179264.87502" calcext:value-type="float">
            <text:p>1143179264.87502</text:p>
          </table:table-cell>
          <table:table-cell/>
        </table:table-row>
        <table:table-row table:style-name="ro1">
          <table:table-cell office:value-type="float" office:value="11512345563" calcext:value-type="float">
            <text:p>11512345563</text:p>
          </table:table-cell>
          <table:table-cell table:formula="of:=[.A1037]/LOG([.A1037])+[.$C$2]*2*(RAND()-0.5)" office:value-type="float" office:value="1144235972.31265" calcext:value-type="float">
            <text:p>1144235972.31265</text:p>
          </table:table-cell>
          <table:table-cell/>
        </table:table-row>
        <table:table-row table:style-name="ro1">
          <table:table-cell office:value-type="float" office:value="11523456674" calcext:value-type="float">
            <text:p>11523456674</text:p>
          </table:table-cell>
          <table:table-cell table:formula="of:=[.A1038]/LOG([.A1038])+[.$C$2]*2*(RAND()-0.5)" office:value-type="float" office:value="1145292637.71363" calcext:value-type="float">
            <text:p>1145292637.71363</text:p>
          </table:table-cell>
          <table:table-cell/>
        </table:table-row>
        <table:table-row table:style-name="ro1">
          <table:table-cell office:value-type="float" office:value="11534567785" calcext:value-type="float">
            <text:p>11534567785</text:p>
          </table:table-cell>
          <table:table-cell table:formula="of:=[.A1039]/LOG([.A1039])+[.$C$2]*2*(RAND()-0.5)" office:value-type="float" office:value="1146349261.12184" calcext:value-type="float">
            <text:p>1146349261.12184</text:p>
          </table:table-cell>
          <table:table-cell/>
        </table:table-row>
        <table:table-row table:style-name="ro1">
          <table:table-cell office:value-type="float" office:value="11545678896" calcext:value-type="float">
            <text:p>11545678896</text:p>
          </table:table-cell>
          <table:table-cell table:formula="of:=[.A1040]/LOG([.A1040])+[.$C$2]*2*(RAND()-0.5)" office:value-type="float" office:value="1147405842.58103" calcext:value-type="float">
            <text:p>1147405842.58103</text:p>
          </table:table-cell>
          <table:table-cell/>
        </table:table-row>
        <table:table-row table:style-name="ro1">
          <table:table-cell office:value-type="float" office:value="11556790007" calcext:value-type="float">
            <text:p>11556790007</text:p>
          </table:table-cell>
          <table:table-cell table:formula="of:=[.A1041]/LOG([.A1041])+[.$C$2]*2*(RAND()-0.5)" office:value-type="float" office:value="1148462382.13491" calcext:value-type="float">
            <text:p>1148462382.13491</text:p>
          </table:table-cell>
          <table:table-cell/>
        </table:table-row>
        <table:table-row table:style-name="ro1">
          <table:table-cell office:value-type="float" office:value="11567901118" calcext:value-type="float">
            <text:p>11567901118</text:p>
          </table:table-cell>
          <table:table-cell table:formula="of:=[.A1042]/LOG([.A1042])+[.$C$2]*2*(RAND()-0.5)" office:value-type="float" office:value="1149518879.82708" calcext:value-type="float">
            <text:p>1149518879.82708</text:p>
          </table:table-cell>
          <table:table-cell/>
        </table:table-row>
        <table:table-row table:style-name="ro1">
          <table:table-cell office:value-type="float" office:value="11579012229" calcext:value-type="float">
            <text:p>11579012229</text:p>
          </table:table-cell>
          <table:table-cell table:formula="of:=[.A1043]/LOG([.A1043])+[.$C$2]*2*(RAND()-0.5)" office:value-type="float" office:value="1150575335.70104" calcext:value-type="float">
            <text:p>1150575335.70104</text:p>
          </table:table-cell>
          <table:table-cell/>
        </table:table-row>
        <table:table-row table:style-name="ro1">
          <table:table-cell office:value-type="float" office:value="11590123340" calcext:value-type="float">
            <text:p>11590123340</text:p>
          </table:table-cell>
          <table:table-cell table:formula="of:=[.A1044]/LOG([.A1044])+[.$C$2]*2*(RAND()-0.5)" office:value-type="float" office:value="1151631749.80023" calcext:value-type="float">
            <text:p>1151631749.80023</text:p>
          </table:table-cell>
          <table:table-cell/>
        </table:table-row>
        <table:table-row table:style-name="ro1">
          <table:table-cell office:value-type="float" office:value="11601234451" calcext:value-type="float">
            <text:p>11601234451</text:p>
          </table:table-cell>
          <table:table-cell table:formula="of:=[.A1045]/LOG([.A1045])+[.$C$2]*2*(RAND()-0.5)" office:value-type="float" office:value="1152688122.16798" calcext:value-type="float">
            <text:p>1152688122.16798</text:p>
          </table:table-cell>
          <table:table-cell/>
        </table:table-row>
        <table:table-row table:style-name="ro1">
          <table:table-cell office:value-type="float" office:value="11612345562" calcext:value-type="float">
            <text:p>11612345562</text:p>
          </table:table-cell>
          <table:table-cell table:formula="of:=[.A1046]/LOG([.A1046])+[.$C$2]*2*(RAND()-0.5)" office:value-type="float" office:value="1153744452.84755" calcext:value-type="float">
            <text:p>1153744452.84755</text:p>
          </table:table-cell>
          <table:table-cell/>
        </table:table-row>
        <table:table-row table:style-name="ro1">
          <table:table-cell office:value-type="float" office:value="11623456673" calcext:value-type="float">
            <text:p>11623456673</text:p>
          </table:table-cell>
          <table:table-cell table:formula="of:=[.A1047]/LOG([.A1047])+[.$C$2]*2*(RAND()-0.5)" office:value-type="float" office:value="1154800741.88211" calcext:value-type="float">
            <text:p>1154800741.88211</text:p>
          </table:table-cell>
          <table:table-cell/>
        </table:table-row>
        <table:table-row table:style-name="ro1">
          <table:table-cell office:value-type="float" office:value="11634567784" calcext:value-type="float">
            <text:p>11634567784</text:p>
          </table:table-cell>
          <table:table-cell table:formula="of:=[.A1048]/LOG([.A1048])+[.$C$2]*2*(RAND()-0.5)" office:value-type="float" office:value="1155856989.31473" calcext:value-type="float">
            <text:p>1155856989.31473</text:p>
          </table:table-cell>
          <table:table-cell/>
        </table:table-row>
        <table:table-row table:style-name="ro1">
          <table:table-cell office:value-type="float" office:value="11645678895" calcext:value-type="float">
            <text:p>11645678895</text:p>
          </table:table-cell>
          <table:table-cell table:formula="of:=[.A1049]/LOG([.A1049])+[.$C$2]*2*(RAND()-0.5)" office:value-type="float" office:value="1156913195.18841" calcext:value-type="float">
            <text:p>1156913195.18841</text:p>
          </table:table-cell>
          <table:table-cell/>
        </table:table-row>
        <table:table-row table:style-name="ro1">
          <table:table-cell office:value-type="float" office:value="11656790006" calcext:value-type="float">
            <text:p>11656790006</text:p>
          </table:table-cell>
          <table:table-cell table:formula="of:=[.A1050]/LOG([.A1050])+[.$C$2]*2*(RAND()-0.5)" office:value-type="float" office:value="1157969359.54606" calcext:value-type="float">
            <text:p>1157969359.54606</text:p>
          </table:table-cell>
          <table:table-cell/>
        </table:table-row>
        <table:table-row table:style-name="ro1">
          <table:table-cell office:value-type="float" office:value="11667901117" calcext:value-type="float">
            <text:p>11667901117</text:p>
          </table:table-cell>
          <table:table-cell table:formula="of:=[.A1051]/LOG([.A1051])+[.$C$2]*2*(RAND()-0.5)" office:value-type="float" office:value="1159025482.43051" calcext:value-type="float">
            <text:p>1159025482.43051</text:p>
          </table:table-cell>
          <table:table-cell/>
        </table:table-row>
        <table:table-row table:style-name="ro1">
          <table:table-cell office:value-type="float" office:value="11679012228" calcext:value-type="float">
            <text:p>11679012228</text:p>
          </table:table-cell>
          <table:table-cell table:formula="of:=[.A1052]/LOG([.A1052])+[.$C$2]*2*(RAND()-0.5)" office:value-type="float" office:value="1160081563.88449" calcext:value-type="float">
            <text:p>1160081563.88449</text:p>
          </table:table-cell>
          <table:table-cell/>
        </table:table-row>
        <table:table-row table:style-name="ro1">
          <table:table-cell office:value-type="float" office:value="11690123339" calcext:value-type="float">
            <text:p>11690123339</text:p>
          </table:table-cell>
          <table:table-cell table:formula="of:=[.A1053]/LOG([.A1053])+[.$C$2]*2*(RAND()-0.5)" office:value-type="float" office:value="1161137603.95066" calcext:value-type="float">
            <text:p>1161137603.95066</text:p>
          </table:table-cell>
          <table:table-cell/>
        </table:table-row>
        <table:table-row table:style-name="ro1">
          <table:table-cell office:value-type="float" office:value="11701234450" calcext:value-type="float">
            <text:p>11701234450</text:p>
          </table:table-cell>
          <table:table-cell table:formula="of:=[.A1054]/LOG([.A1054])+[.$C$2]*2*(RAND()-0.5)" office:value-type="float" office:value="1162193602.67158" calcext:value-type="float">
            <text:p>1162193602.67158</text:p>
          </table:table-cell>
          <table:table-cell/>
        </table:table-row>
        <table:table-row table:style-name="ro1">
          <table:table-cell office:value-type="float" office:value="11712345561" calcext:value-type="float">
            <text:p>11712345561</text:p>
          </table:table-cell>
          <table:table-cell table:formula="of:=[.A1055]/LOG([.A1055])+[.$C$2]*2*(RAND()-0.5)" office:value-type="float" office:value="1163249560.08975" calcext:value-type="float">
            <text:p>1163249560.08975</text:p>
          </table:table-cell>
          <table:table-cell/>
        </table:table-row>
        <table:table-row table:style-name="ro1">
          <table:table-cell office:value-type="float" office:value="11723456672" calcext:value-type="float">
            <text:p>11723456672</text:p>
          </table:table-cell>
          <table:table-cell table:formula="of:=[.A1056]/LOG([.A1056])+[.$C$2]*2*(RAND()-0.5)" office:value-type="float" office:value="1164305476.24757" calcext:value-type="float">
            <text:p>1164305476.24757</text:p>
          </table:table-cell>
          <table:table-cell/>
        </table:table-row>
        <table:table-row table:style-name="ro1">
          <table:table-cell office:value-type="float" office:value="11734567783" calcext:value-type="float">
            <text:p>11734567783</text:p>
          </table:table-cell>
          <table:table-cell table:formula="of:=[.A1057]/LOG([.A1057])+[.$C$2]*2*(RAND()-0.5)" office:value-type="float" office:value="1165361351.18735" calcext:value-type="float">
            <text:p>1165361351.18735</text:p>
          </table:table-cell>
          <table:table-cell/>
        </table:table-row>
        <table:table-row table:style-name="ro1">
          <table:table-cell office:value-type="float" office:value="11745678894" calcext:value-type="float">
            <text:p>11745678894</text:p>
          </table:table-cell>
          <table:table-cell table:formula="of:=[.A1058]/LOG([.A1058])+[.$C$2]*2*(RAND()-0.5)" office:value-type="float" office:value="1166417184.95132" calcext:value-type="float">
            <text:p>1166417184.95132</text:p>
          </table:table-cell>
          <table:table-cell/>
        </table:table-row>
        <table:table-row table:style-name="ro1">
          <table:table-cell office:value-type="float" office:value="11756790005" calcext:value-type="float">
            <text:p>11756790005</text:p>
          </table:table-cell>
          <table:table-cell table:formula="of:=[.A1059]/LOG([.A1059])+[.$C$2]*2*(RAND()-0.5)" office:value-type="float" office:value="1167472977.58164" calcext:value-type="float">
            <text:p>1167472977.58164</text:p>
          </table:table-cell>
          <table:table-cell/>
        </table:table-row>
        <table:table-row table:style-name="ro1">
          <table:table-cell office:value-type="float" office:value="11767901116" calcext:value-type="float">
            <text:p>11767901116</text:p>
          </table:table-cell>
          <table:table-cell table:formula="of:=[.A1060]/LOG([.A1060])+[.$C$2]*2*(RAND()-0.5)" office:value-type="float" office:value="1168528729.12038" calcext:value-type="float">
            <text:p>1168528729.12038</text:p>
          </table:table-cell>
          <table:table-cell/>
        </table:table-row>
        <table:table-row table:style-name="ro1">
          <table:table-cell office:value-type="float" office:value="11779012227" calcext:value-type="float">
            <text:p>11779012227</text:p>
          </table:table-cell>
          <table:table-cell table:formula="of:=[.A1061]/LOG([.A1061])+[.$C$2]*2*(RAND()-0.5)" office:value-type="float" office:value="1169584439.60952" calcext:value-type="float">
            <text:p>1169584439.60952</text:p>
          </table:table-cell>
          <table:table-cell/>
        </table:table-row>
        <table:table-row table:style-name="ro1">
          <table:table-cell office:value-type="float" office:value="11790123338" calcext:value-type="float">
            <text:p>11790123338</text:p>
          </table:table-cell>
          <table:table-cell table:formula="of:=[.A1062]/LOG([.A1062])+[.$C$2]*2*(RAND()-0.5)" office:value-type="float" office:value="1170640109.09097" calcext:value-type="float">
            <text:p>1170640109.09097</text:p>
          </table:table-cell>
          <table:table-cell/>
        </table:table-row>
        <table:table-row table:style-name="ro1">
          <table:table-cell office:value-type="float" office:value="11801234449" calcext:value-type="float">
            <text:p>11801234449</text:p>
          </table:table-cell>
          <table:table-cell table:formula="of:=[.A1063]/LOG([.A1063])+[.$C$2]*2*(RAND()-0.5)" office:value-type="float" office:value="1171695737.60653" calcext:value-type="float">
            <text:p>1171695737.60653</text:p>
          </table:table-cell>
          <table:table-cell/>
        </table:table-row>
        <table:table-row table:style-name="ro1">
          <table:table-cell office:value-type="float" office:value="11812345560" calcext:value-type="float">
            <text:p>11812345560</text:p>
          </table:table-cell>
          <table:table-cell table:formula="of:=[.A1064]/LOG([.A1064])+[.$C$2]*2*(RAND()-0.5)" office:value-type="float" office:value="1172751325.19796" calcext:value-type="float">
            <text:p>1172751325.19796</text:p>
          </table:table-cell>
          <table:table-cell/>
        </table:table-row>
        <table:table-row table:style-name="ro1">
          <table:table-cell office:value-type="float" office:value="11823456671" calcext:value-type="float">
            <text:p>11823456671</text:p>
          </table:table-cell>
          <table:table-cell table:formula="of:=[.A1065]/LOG([.A1065])+[.$C$2]*2*(RAND()-0.5)" office:value-type="float" office:value="1173806871.90691" calcext:value-type="float">
            <text:p>1173806871.90691</text:p>
          </table:table-cell>
          <table:table-cell/>
        </table:table-row>
        <table:table-row table:style-name="ro1">
          <table:table-cell office:value-type="float" office:value="11834567782" calcext:value-type="float">
            <text:p>11834567782</text:p>
          </table:table-cell>
          <table:table-cell table:formula="of:=[.A1066]/LOG([.A1066])+[.$C$2]*2*(RAND()-0.5)" office:value-type="float" office:value="1174862377.77494" calcext:value-type="float">
            <text:p>1174862377.77494</text:p>
          </table:table-cell>
          <table:table-cell/>
        </table:table-row>
        <table:table-row table:style-name="ro1">
          <table:table-cell office:value-type="float" office:value="11845678893" calcext:value-type="float">
            <text:p>11845678893</text:p>
          </table:table-cell>
          <table:table-cell table:formula="of:=[.A1067]/LOG([.A1067])+[.$C$2]*2*(RAND()-0.5)" office:value-type="float" office:value="1175917842.84356" calcext:value-type="float">
            <text:p>1175917842.84356</text:p>
          </table:table-cell>
          <table:table-cell/>
        </table:table-row>
        <table:table-row table:style-name="ro1">
          <table:table-cell office:value-type="float" office:value="11856790004" calcext:value-type="float">
            <text:p>11856790004</text:p>
          </table:table-cell>
          <table:table-cell table:formula="of:=[.A1068]/LOG([.A1068])+[.$C$2]*2*(RAND()-0.5)" office:value-type="float" office:value="1176973267.15418" calcext:value-type="float">
            <text:p>1176973267.15418</text:p>
          </table:table-cell>
          <table:table-cell/>
        </table:table-row>
        <table:table-row table:style-name="ro1">
          <table:table-cell office:value-type="float" office:value="11867901115" calcext:value-type="float">
            <text:p>11867901115</text:p>
          </table:table-cell>
          <table:table-cell table:formula="of:=[.A1069]/LOG([.A1069])+[.$C$2]*2*(RAND()-0.5)" office:value-type="float" office:value="1178028650.74813" calcext:value-type="float">
            <text:p>1178028650.74813</text:p>
          </table:table-cell>
          <table:table-cell/>
        </table:table-row>
        <table:table-row table:style-name="ro1">
          <table:table-cell office:value-type="float" office:value="11879012226" calcext:value-type="float">
            <text:p>11879012226</text:p>
          </table:table-cell>
          <table:table-cell table:formula="of:=[.A1070]/LOG([.A1070])+[.$C$2]*2*(RAND()-0.5)" office:value-type="float" office:value="1179083993.66666" calcext:value-type="float">
            <text:p>1179083993.66666</text:p>
          </table:table-cell>
          <table:table-cell/>
        </table:table-row>
        <table:table-row table:style-name="ro1">
          <table:table-cell office:value-type="float" office:value="11890123337" calcext:value-type="float">
            <text:p>11890123337</text:p>
          </table:table-cell>
          <table:table-cell table:formula="of:=[.A1071]/LOG([.A1071])+[.$C$2]*2*(RAND()-0.5)" office:value-type="float" office:value="1180139295.95093" calcext:value-type="float">
            <text:p>1180139295.95093</text:p>
          </table:table-cell>
          <table:table-cell/>
        </table:table-row>
        <table:table-row table:style-name="ro1">
          <table:table-cell office:value-type="float" office:value="11901234448" calcext:value-type="float">
            <text:p>11901234448</text:p>
          </table:table-cell>
          <table:table-cell table:formula="of:=[.A1072]/LOG([.A1072])+[.$C$2]*2*(RAND()-0.5)" office:value-type="float" office:value="1181194557.64204" calcext:value-type="float">
            <text:p>1181194557.64204</text:p>
          </table:table-cell>
          <table:table-cell/>
        </table:table-row>
        <table:table-row table:style-name="ro1">
          <table:table-cell office:value-type="float" office:value="11912345559" calcext:value-type="float">
            <text:p>11912345559</text:p>
          </table:table-cell>
          <table:table-cell table:formula="of:=[.A1073]/LOG([.A1073])+[.$C$2]*2*(RAND()-0.5)" office:value-type="float" office:value="1182249778.781" calcext:value-type="float">
            <text:p>1182249778.781</text:p>
          </table:table-cell>
          <table:table-cell/>
        </table:table-row>
        <table:table-row table:style-name="ro1">
          <table:table-cell office:value-type="float" office:value="11923456670" calcext:value-type="float">
            <text:p>11923456670</text:p>
          </table:table-cell>
          <table:table-cell table:formula="of:=[.A1074]/LOG([.A1074])+[.$C$2]*2*(RAND()-0.5)" office:value-type="float" office:value="1183304959.40874" calcext:value-type="float">
            <text:p>1183304959.40874</text:p>
          </table:table-cell>
          <table:table-cell/>
        </table:table-row>
        <table:table-row table:style-name="ro1">
          <table:table-cell office:value-type="float" office:value="11934567781" calcext:value-type="float">
            <text:p>11934567781</text:p>
          </table:table-cell>
          <table:table-cell table:formula="of:=[.A1075]/LOG([.A1075])+[.$C$2]*2*(RAND()-0.5)" office:value-type="float" office:value="1184360099.5661" calcext:value-type="float">
            <text:p>1184360099.5661</text:p>
          </table:table-cell>
          <table:table-cell/>
        </table:table-row>
        <table:table-row table:style-name="ro1">
          <table:table-cell office:value-type="float" office:value="11945678892" calcext:value-type="float">
            <text:p>11945678892</text:p>
          </table:table-cell>
          <table:table-cell table:formula="of:=[.A1076]/LOG([.A1076])+[.$C$2]*2*(RAND()-0.5)" office:value-type="float" office:value="1185415199.29387" calcext:value-type="float">
            <text:p>1185415199.29387</text:p>
          </table:table-cell>
          <table:table-cell/>
        </table:table-row>
        <table:table-row table:style-name="ro1">
          <table:table-cell office:value-type="float" office:value="11956790003" calcext:value-type="float">
            <text:p>11956790003</text:p>
          </table:table-cell>
          <table:table-cell table:formula="of:=[.A1077]/LOG([.A1077])+[.$C$2]*2*(RAND()-0.5)" office:value-type="float" office:value="1186470258.63272" calcext:value-type="float">
            <text:p>1186470258.63272</text:p>
          </table:table-cell>
          <table:table-cell/>
        </table:table-row>
        <table:table-row table:style-name="ro1">
          <table:table-cell office:value-type="float" office:value="11967901114" calcext:value-type="float">
            <text:p>11967901114</text:p>
          </table:table-cell>
          <table:table-cell table:formula="of:=[.A1078]/LOG([.A1078])+[.$C$2]*2*(RAND()-0.5)" office:value-type="float" office:value="1187525277.62328" calcext:value-type="float">
            <text:p>1187525277.62328</text:p>
          </table:table-cell>
          <table:table-cell/>
        </table:table-row>
        <table:table-row table:style-name="ro1">
          <table:table-cell office:value-type="float" office:value="11979012225" calcext:value-type="float">
            <text:p>11979012225</text:p>
          </table:table-cell>
          <table:table-cell table:formula="of:=[.A1079]/LOG([.A1079])+[.$C$2]*2*(RAND()-0.5)" office:value-type="float" office:value="1188580256.30607" calcext:value-type="float">
            <text:p>1188580256.30607</text:p>
          </table:table-cell>
          <table:table-cell/>
        </table:table-row>
        <table:table-row table:style-name="ro1">
          <table:table-cell office:value-type="float" office:value="11990123336" calcext:value-type="float">
            <text:p>11990123336</text:p>
          </table:table-cell>
          <table:table-cell table:formula="of:=[.A1080]/LOG([.A1080])+[.$C$2]*2*(RAND()-0.5)" office:value-type="float" office:value="1189635194.72157" calcext:value-type="float">
            <text:p>1189635194.72157</text:p>
          </table:table-cell>
          <table:table-cell/>
        </table:table-row>
        <table:table-row table:style-name="ro1">
          <table:table-cell office:value-type="float" office:value="12001234447" calcext:value-type="float">
            <text:p>12001234447</text:p>
          </table:table-cell>
          <table:table-cell table:formula="of:=[.A1081]/LOG([.A1081])+[.$C$2]*2*(RAND()-0.5)" office:value-type="float" office:value="1190690092.91013" calcext:value-type="float">
            <text:p>1190690092.91013</text:p>
          </table:table-cell>
          <table:table-cell/>
        </table:table-row>
        <table:table-row table:style-name="ro1">
          <table:table-cell office:value-type="float" office:value="12012345558" calcext:value-type="float">
            <text:p>12012345558</text:p>
          </table:table-cell>
          <table:table-cell table:formula="of:=[.A1082]/LOG([.A1082])+[.$C$2]*2*(RAND()-0.5)" office:value-type="float" office:value="1191744950.91207" calcext:value-type="float">
            <text:p>1191744950.91207</text:p>
          </table:table-cell>
          <table:table-cell/>
        </table:table-row>
        <table:table-row table:style-name="ro1">
          <table:table-cell office:value-type="float" office:value="12023456669" calcext:value-type="float">
            <text:p>12023456669</text:p>
          </table:table-cell>
          <table:table-cell table:formula="of:=[.A1083]/LOG([.A1083])+[.$C$2]*2*(RAND()-0.5)" office:value-type="float" office:value="1192799768.7676" calcext:value-type="float">
            <text:p>1192799768.7676</text:p>
          </table:table-cell>
          <table:table-cell/>
        </table:table-row>
        <table:table-row table:style-name="ro1">
          <table:table-cell office:value-type="float" office:value="12034567780" calcext:value-type="float">
            <text:p>12034567780</text:p>
          </table:table-cell>
          <table:table-cell table:formula="of:=[.A1084]/LOG([.A1084])+[.$C$2]*2*(RAND()-0.5)" office:value-type="float" office:value="1193854546.51687" calcext:value-type="float">
            <text:p>1193854546.51687</text:p>
          </table:table-cell>
          <table:table-cell/>
        </table:table-row>
        <table:table-row table:style-name="ro1">
          <table:table-cell office:value-type="float" office:value="12045678891" calcext:value-type="float">
            <text:p>12045678891</text:p>
          </table:table-cell>
          <table:table-cell table:formula="of:=[.A1085]/LOG([.A1085])+[.$C$2]*2*(RAND()-0.5)" office:value-type="float" office:value="1194909284.19995" calcext:value-type="float">
            <text:p>1194909284.19995</text:p>
          </table:table-cell>
          <table:table-cell/>
        </table:table-row>
        <table:table-row table:style-name="ro1">
          <table:table-cell office:value-type="float" office:value="12056790002" calcext:value-type="float">
            <text:p>12056790002</text:p>
          </table:table-cell>
          <table:table-cell table:formula="of:=[.A1086]/LOG([.A1086])+[.$C$2]*2*(RAND()-0.5)" office:value-type="float" office:value="1195963981.85683" calcext:value-type="float">
            <text:p>1195963981.85683</text:p>
          </table:table-cell>
          <table:table-cell/>
        </table:table-row>
        <table:table-row table:style-name="ro1">
          <table:table-cell office:value-type="float" office:value="12067901113" calcext:value-type="float">
            <text:p>12067901113</text:p>
          </table:table-cell>
          <table:table-cell table:formula="of:=[.A1087]/LOG([.A1087])+[.$C$2]*2*(RAND()-0.5)" office:value-type="float" office:value="1197018639.52742" calcext:value-type="float">
            <text:p>1197018639.52742</text:p>
          </table:table-cell>
          <table:table-cell/>
        </table:table-row>
        <table:table-row table:style-name="ro1">
          <table:table-cell office:value-type="float" office:value="12079012224" calcext:value-type="float">
            <text:p>12079012224</text:p>
          </table:table-cell>
          <table:table-cell table:formula="of:=[.A1088]/LOG([.A1088])+[.$C$2]*2*(RAND()-0.5)" office:value-type="float" office:value="1198073257.25155" calcext:value-type="float">
            <text:p>1198073257.25155</text:p>
          </table:table-cell>
          <table:table-cell/>
        </table:table-row>
        <table:table-row table:style-name="ro1">
          <table:table-cell office:value-type="float" office:value="12090123335" calcext:value-type="float">
            <text:p>12090123335</text:p>
          </table:table-cell>
          <table:table-cell table:formula="of:=[.A1089]/LOG([.A1089])+[.$C$2]*2*(RAND()-0.5)" office:value-type="float" office:value="1199127835.069" calcext:value-type="float">
            <text:p>1199127835.069</text:p>
          </table:table-cell>
          <table:table-cell/>
        </table:table-row>
        <table:table-row table:style-name="ro1">
          <table:table-cell office:value-type="float" office:value="12101234446" calcext:value-type="float">
            <text:p>12101234446</text:p>
          </table:table-cell>
          <table:table-cell table:formula="of:=[.A1090]/LOG([.A1090])+[.$C$2]*2*(RAND()-0.5)" office:value-type="float" office:value="1200182373.01943" calcext:value-type="float">
            <text:p>1200182373.01943</text:p>
          </table:table-cell>
          <table:table-cell/>
        </table:table-row>
        <table:table-row table:style-name="ro1">
          <table:table-cell office:value-type="float" office:value="12112345557" calcext:value-type="float">
            <text:p>12112345557</text:p>
          </table:table-cell>
          <table:table-cell table:formula="of:=[.A1091]/LOG([.A1091])+[.$C$2]*2*(RAND()-0.5)" office:value-type="float" office:value="1201236871.14247" calcext:value-type="float">
            <text:p>1201236871.14247</text:p>
          </table:table-cell>
          <table:table-cell/>
        </table:table-row>
        <table:table-row table:style-name="ro1">
          <table:table-cell office:value-type="float" office:value="12123456668" calcext:value-type="float">
            <text:p>12123456668</text:p>
          </table:table-cell>
          <table:table-cell table:formula="of:=[.A1092]/LOG([.A1092])+[.$C$2]*2*(RAND()-0.5)" office:value-type="float" office:value="1202291329.47765" calcext:value-type="float">
            <text:p>1202291329.47765</text:p>
          </table:table-cell>
          <table:table-cell/>
        </table:table-row>
        <table:table-row table:style-name="ro1">
          <table:table-cell office:value-type="float" office:value="12134567779" calcext:value-type="float">
            <text:p>12134567779</text:p>
          </table:table-cell>
          <table:table-cell table:formula="of:=[.A1093]/LOG([.A1093])+[.$C$2]*2*(RAND()-0.5)" office:value-type="float" office:value="1203345748.06441" calcext:value-type="float">
            <text:p>1203345748.06441</text:p>
          </table:table-cell>
          <table:table-cell/>
        </table:table-row>
        <table:table-row table:style-name="ro1">
          <table:table-cell office:value-type="float" office:value="12145678890" calcext:value-type="float">
            <text:p>12145678890</text:p>
          </table:table-cell>
          <table:table-cell table:formula="of:=[.A1094]/LOG([.A1094])+[.$C$2]*2*(RAND()-0.5)" office:value-type="float" office:value="1204400126.94215" calcext:value-type="float">
            <text:p>1204400126.94215</text:p>
          </table:table-cell>
          <table:table-cell/>
        </table:table-row>
        <table:table-row table:style-name="ro1">
          <table:table-cell office:value-type="float" office:value="12156790001" calcext:value-type="float">
            <text:p>12156790001</text:p>
          </table:table-cell>
          <table:table-cell table:formula="of:=[.A1095]/LOG([.A1095])+[.$C$2]*2*(RAND()-0.5)" office:value-type="float" office:value="1205454466.15017" calcext:value-type="float">
            <text:p>1205454466.15017</text:p>
          </table:table-cell>
          <table:table-cell/>
        </table:table-row>
        <table:table-row table:style-name="ro1">
          <table:table-cell office:value-type="float" office:value="12167901112" calcext:value-type="float">
            <text:p>12167901112</text:p>
          </table:table-cell>
          <table:table-cell table:formula="of:=[.A1096]/LOG([.A1096])+[.$C$2]*2*(RAND()-0.5)" office:value-type="float" office:value="1206508765.7277" calcext:value-type="float">
            <text:p>1206508765.7277</text:p>
          </table:table-cell>
          <table:table-cell/>
        </table:table-row>
        <table:table-row table:style-name="ro1">
          <table:table-cell office:value-type="float" office:value="12179012223" calcext:value-type="float">
            <text:p>12179012223</text:p>
          </table:table-cell>
          <table:table-cell table:formula="of:=[.A1097]/LOG([.A1097])+[.$C$2]*2*(RAND()-0.5)" office:value-type="float" office:value="1207563025.7139" calcext:value-type="float">
            <text:p>1207563025.7139</text:p>
          </table:table-cell>
          <table:table-cell/>
        </table:table-row>
        <table:table-row table:style-name="ro1">
          <table:table-cell office:value-type="float" office:value="12190123334" calcext:value-type="float">
            <text:p>12190123334</text:p>
          </table:table-cell>
          <table:table-cell table:formula="of:=[.A1098]/LOG([.A1098])+[.$C$2]*2*(RAND()-0.5)" office:value-type="float" office:value="1208617246.14785" calcext:value-type="float">
            <text:p>1208617246.14785</text:p>
          </table:table-cell>
          <table:table-cell/>
        </table:table-row>
        <table:table-row table:style-name="ro1">
          <table:table-cell office:value-type="float" office:value="12201234445" calcext:value-type="float">
            <text:p>12201234445</text:p>
          </table:table-cell>
          <table:table-cell table:formula="of:=[.A1099]/LOG([.A1099])+[.$C$2]*2*(RAND()-0.5)" office:value-type="float" office:value="1209671427.06856" calcext:value-type="float">
            <text:p>1209671427.06856</text:p>
          </table:table-cell>
          <table:table-cell/>
        </table:table-row>
        <table:table-row table:style-name="ro1">
          <table:table-cell office:value-type="float" office:value="12212345556" calcext:value-type="float">
            <text:p>12212345556</text:p>
          </table:table-cell>
          <table:table-cell table:formula="of:=[.A1100]/LOG([.A1100])+[.$C$2]*2*(RAND()-0.5)" office:value-type="float" office:value="1210725568.51496" calcext:value-type="float">
            <text:p>1210725568.51496</text:p>
          </table:table-cell>
          <table:table-cell/>
        </table:table-row>
        <table:table-row table:style-name="ro1">
          <table:table-cell office:value-type="float" office:value="12223456667" calcext:value-type="float">
            <text:p>12223456667</text:p>
          </table:table-cell>
          <table:table-cell table:formula="of:=[.A1101]/LOG([.A1101])+[.$C$2]*2*(RAND()-0.5)" office:value-type="float" office:value="1211779670.52591" calcext:value-type="float">
            <text:p>1211779670.52591</text:p>
          </table:table-cell>
          <table:table-cell/>
        </table:table-row>
        <table:table-row table:style-name="ro1">
          <table:table-cell office:value-type="float" office:value="12234567778" calcext:value-type="float">
            <text:p>12234567778</text:p>
          </table:table-cell>
          <table:table-cell table:formula="of:=[.A1102]/LOG([.A1102])+[.$C$2]*2*(RAND()-0.5)" office:value-type="float" office:value="1212833733.14021" calcext:value-type="float">
            <text:p>1212833733.14021</text:p>
          </table:table-cell>
          <table:table-cell/>
        </table:table-row>
        <table:table-row table:style-name="ro1">
          <table:table-cell office:value-type="float" office:value="12245678889" calcext:value-type="float">
            <text:p>12245678889</text:p>
          </table:table-cell>
          <table:table-cell table:formula="of:=[.A1103]/LOG([.A1103])+[.$C$2]*2*(RAND()-0.5)" office:value-type="float" office:value="1213887756.39656" calcext:value-type="float">
            <text:p>1213887756.39656</text:p>
          </table:table-cell>
          <table:table-cell/>
        </table:table-row>
        <table:table-row table:style-name="ro1">
          <table:table-cell office:value-type="float" office:value="12256790000" calcext:value-type="float">
            <text:p>12256790000</text:p>
          </table:table-cell>
          <table:table-cell table:formula="of:=[.A1104]/LOG([.A1104])+[.$C$2]*2*(RAND()-0.5)" office:value-type="float" office:value="1214941740.3336" calcext:value-type="float">
            <text:p>1214941740.3336</text:p>
          </table:table-cell>
          <table:table-cell/>
        </table:table-row>
        <table:table-row table:style-name="ro1">
          <table:table-cell office:value-type="float" office:value="12267901111" calcext:value-type="float">
            <text:p>12267901111</text:p>
          </table:table-cell>
          <table:table-cell table:formula="of:=[.A1105]/LOG([.A1105])+[.$C$2]*2*(RAND()-0.5)" office:value-type="float" office:value="1215995684.98991" calcext:value-type="float">
            <text:p>1215995684.98991</text:p>
          </table:table-cell>
          <table:table-cell/>
        </table:table-row>
        <table:table-row table:style-name="ro1">
          <table:table-cell office:value-type="float" office:value="12279012222" calcext:value-type="float">
            <text:p>12279012222</text:p>
          </table:table-cell>
          <table:table-cell table:formula="of:=[.A1106]/LOG([.A1106])+[.$C$2]*2*(RAND()-0.5)" office:value-type="float" office:value="1217049590.40397" calcext:value-type="float">
            <text:p>1217049590.40397</text:p>
          </table:table-cell>
          <table:table-cell/>
        </table:table-row>
        <table:table-row table:style-name="ro1">
          <table:table-cell office:value-type="float" office:value="12290123333" calcext:value-type="float">
            <text:p>12290123333</text:p>
          </table:table-cell>
          <table:table-cell table:formula="of:=[.A1107]/LOG([.A1107])+[.$C$2]*2*(RAND()-0.5)" office:value-type="float" office:value="1218103456.6142" calcext:value-type="float">
            <text:p>1218103456.6142</text:p>
          </table:table-cell>
          <table:table-cell/>
        </table:table-row>
        <table:table-row table:style-name="ro1">
          <table:table-cell office:value-type="float" office:value="12301234444" calcext:value-type="float">
            <text:p>12301234444</text:p>
          </table:table-cell>
          <table:table-cell table:formula="of:=[.A1108]/LOG([.A1108])+[.$C$2]*2*(RAND()-0.5)" office:value-type="float" office:value="1219157283.65896" calcext:value-type="float">
            <text:p>1219157283.65896</text:p>
          </table:table-cell>
          <table:table-cell/>
        </table:table-row>
        <table:table-row table:style-name="ro1">
          <table:table-cell office:value-type="float" office:value="12312345555" calcext:value-type="float">
            <text:p>12312345555</text:p>
          </table:table-cell>
          <table:table-cell table:formula="of:=[.A1109]/LOG([.A1109])+[.$C$2]*2*(RAND()-0.5)" office:value-type="float" office:value="1220211071.57653" calcext:value-type="float">
            <text:p>1220211071.57653</text:p>
          </table:table-cell>
          <table:table-cell/>
        </table:table-row>
        <table:table-row table:style-name="ro1">
          <table:table-cell office:value-type="float" office:value="12323456666" calcext:value-type="float">
            <text:p>12323456666</text:p>
          </table:table-cell>
          <table:table-cell table:formula="of:=[.A1110]/LOG([.A1110])+[.$C$2]*2*(RAND()-0.5)" office:value-type="float" office:value="1221264820.4051" calcext:value-type="float">
            <text:p>1221264820.4051</text:p>
          </table:table-cell>
          <table:table-cell/>
        </table:table-row>
        <table:table-row table:style-name="ro1">
          <table:table-cell office:value-type="float" office:value="12334567777" calcext:value-type="float">
            <text:p>12334567777</text:p>
          </table:table-cell>
          <table:table-cell table:formula="of:=[.A1111]/LOG([.A1111])+[.$C$2]*2*(RAND()-0.5)" office:value-type="float" office:value="1222318530.18281" calcext:value-type="float">
            <text:p>1222318530.18281</text:p>
          </table:table-cell>
          <table:table-cell/>
        </table:table-row>
        <table:table-row table:style-name="ro1">
          <table:table-cell office:value-type="float" office:value="12345678888" calcext:value-type="float">
            <text:p>12345678888</text:p>
          </table:table-cell>
          <table:table-cell table:formula="of:=[.A1112]/LOG([.A1112])+[.$C$2]*2*(RAND()-0.5)" office:value-type="float" office:value="1223372200.94772" calcext:value-type="float">
            <text:p>1223372200.94772</text:p>
          </table:table-cell>
          <table:table-cell/>
        </table:table-row>
        <table:table-row table:style-name="ro1">
          <table:table-cell office:value-type="float" office:value="12356789999" calcext:value-type="float">
            <text:p>12356789999</text:p>
          </table:table-cell>
          <table:table-cell table:formula="of:=[.A1113]/LOG([.A1113])+[.$C$2]*2*(RAND()-0.5)" office:value-type="float" office:value="1224425832.73782" calcext:value-type="float">
            <text:p>1224425832.73782</text:p>
          </table:table-cell>
          <table:table-cell/>
        </table:table-row>
        <table:table-row table:style-name="ro1">
          <table:table-cell office:value-type="float" office:value="12367901110" calcext:value-type="float">
            <text:p>12367901110</text:p>
          </table:table-cell>
          <table:table-cell table:formula="of:=[.A1114]/LOG([.A1114])+[.$C$2]*2*(RAND()-0.5)" office:value-type="float" office:value="1225479425.59103" calcext:value-type="float">
            <text:p>1225479425.59103</text:p>
          </table:table-cell>
          <table:table-cell/>
        </table:table-row>
        <table:table-row table:style-name="ro1">
          <table:table-cell office:value-type="float" office:value="12379012221" calcext:value-type="float">
            <text:p>12379012221</text:p>
          </table:table-cell>
          <table:table-cell table:formula="of:=[.A1115]/LOG([.A1115])+[.$C$2]*2*(RAND()-0.5)" office:value-type="float" office:value="1226532979.54521" calcext:value-type="float">
            <text:p>1226532979.54521</text:p>
          </table:table-cell>
          <table:table-cell/>
        </table:table-row>
        <table:table-row table:style-name="ro1">
          <table:table-cell office:value-type="float" office:value="12390123332" calcext:value-type="float">
            <text:p>12390123332</text:p>
          </table:table-cell>
          <table:table-cell table:formula="of:=[.A1116]/LOG([.A1116])+[.$C$2]*2*(RAND()-0.5)" office:value-type="float" office:value="1227586494.63811" calcext:value-type="float">
            <text:p>1227586494.63811</text:p>
          </table:table-cell>
          <table:table-cell/>
        </table:table-row>
        <table:table-row table:style-name="ro1">
          <table:table-cell office:value-type="float" office:value="12401234443" calcext:value-type="float">
            <text:p>12401234443</text:p>
          </table:table-cell>
          <table:table-cell table:formula="of:=[.A1117]/LOG([.A1117])+[.$C$2]*2*(RAND()-0.5)" office:value-type="float" office:value="1228639970.90746" calcext:value-type="float">
            <text:p>1228639970.90746</text:p>
          </table:table-cell>
          <table:table-cell/>
        </table:table-row>
        <table:table-row table:style-name="ro1">
          <table:table-cell office:value-type="float" office:value="12412345554" calcext:value-type="float">
            <text:p>12412345554</text:p>
          </table:table-cell>
          <table:table-cell table:formula="of:=[.A1118]/LOG([.A1118])+[.$C$2]*2*(RAND()-0.5)" office:value-type="float" office:value="1229693408.39088" calcext:value-type="float">
            <text:p>1229693408.39088</text:p>
          </table:table-cell>
          <table:table-cell/>
        </table:table-row>
        <table:table-row table:style-name="ro1">
          <table:table-cell office:value-type="float" office:value="12423456665" calcext:value-type="float">
            <text:p>12423456665</text:p>
          </table:table-cell>
          <table:table-cell table:formula="of:=[.A1119]/LOG([.A1119])+[.$C$2]*2*(RAND()-0.5)" office:value-type="float" office:value="1230746807.12595" calcext:value-type="float">
            <text:p>1230746807.12595</text:p>
          </table:table-cell>
          <table:table-cell/>
        </table:table-row>
        <table:table-row table:style-name="ro1">
          <table:table-cell office:value-type="float" office:value="12434567776" calcext:value-type="float">
            <text:p>12434567776</text:p>
          </table:table-cell>
          <table:table-cell table:formula="of:=[.A1120]/LOG([.A1120])+[.$C$2]*2*(RAND()-0.5)" office:value-type="float" office:value="1231800167.15015" calcext:value-type="float">
            <text:p>1231800167.15015</text:p>
          </table:table-cell>
          <table:table-cell/>
        </table:table-row>
        <table:table-row table:style-name="ro1">
          <table:table-cell office:value-type="float" office:value="12445678887" calcext:value-type="float">
            <text:p>12445678887</text:p>
          </table:table-cell>
          <table:table-cell table:formula="of:=[.A1121]/LOG([.A1121])+[.$C$2]*2*(RAND()-0.5)" office:value-type="float" office:value="1232853488.50092" calcext:value-type="float">
            <text:p>1232853488.50092</text:p>
          </table:table-cell>
          <table:table-cell/>
        </table:table-row>
        <table:table-row table:style-name="ro1">
          <table:table-cell office:value-type="float" office:value="12456789998" calcext:value-type="float">
            <text:p>12456789998</text:p>
          </table:table-cell>
          <table:table-cell table:formula="of:=[.A1122]/LOG([.A1122])+[.$C$2]*2*(RAND()-0.5)" office:value-type="float" office:value="1233906771.21561" calcext:value-type="float">
            <text:p>1233906771.21561</text:p>
          </table:table-cell>
          <table:table-cell/>
        </table:table-row>
        <table:table-row table:style-name="ro1">
          <table:table-cell office:value-type="float" office:value="12467901109" calcext:value-type="float">
            <text:p>12467901109</text:p>
          </table:table-cell>
          <table:table-cell table:formula="of:=[.A1123]/LOG([.A1123])+[.$C$2]*2*(RAND()-0.5)" office:value-type="float" office:value="1234960015.3315" calcext:value-type="float">
            <text:p>1234960015.3315</text:p>
          </table:table-cell>
          <table:table-cell/>
        </table:table-row>
        <table:table-row table:style-name="ro1">
          <table:table-cell office:value-type="float" office:value="12479012220" calcext:value-type="float">
            <text:p>12479012220</text:p>
          </table:table-cell>
          <table:table-cell table:formula="of:=[.A1124]/LOG([.A1124])+[.$C$2]*2*(RAND()-0.5)" office:value-type="float" office:value="1236013220.88582" calcext:value-type="float">
            <text:p>1236013220.88582</text:p>
          </table:table-cell>
          <table:table-cell/>
        </table:table-row>
        <table:table-row table:style-name="ro1">
          <table:table-cell office:value-type="float" office:value="12490123331" calcext:value-type="float">
            <text:p>12490123331</text:p>
          </table:table-cell>
          <table:table-cell table:formula="of:=[.A1125]/LOG([.A1125])+[.$C$2]*2*(RAND()-0.5)" office:value-type="float" office:value="1237066387.91571" calcext:value-type="float">
            <text:p>1237066387.91571</text:p>
          </table:table-cell>
          <table:table-cell/>
        </table:table-row>
        <table:table-row table:style-name="ro1">
          <table:table-cell office:value-type="float" office:value="12501234442" calcext:value-type="float">
            <text:p>12501234442</text:p>
          </table:table-cell>
          <table:table-cell table:formula="of:=[.A1126]/LOG([.A1126])+[.$C$2]*2*(RAND()-0.5)" office:value-type="float" office:value="1238119516.45824" calcext:value-type="float">
            <text:p>1238119516.45824</text:p>
          </table:table-cell>
          <table:table-cell/>
        </table:table-row>
        <table:table-row table:style-name="ro1">
          <table:table-cell office:value-type="float" office:value="12512345553" calcext:value-type="float">
            <text:p>12512345553</text:p>
          </table:table-cell>
          <table:table-cell table:formula="of:=[.A1127]/LOG([.A1127])+[.$C$2]*2*(RAND()-0.5)" office:value-type="float" office:value="1239172606.55044" calcext:value-type="float">
            <text:p>1239172606.55044</text:p>
          </table:table-cell>
          <table:table-cell/>
        </table:table-row>
        <table:table-row table:style-name="ro1">
          <table:table-cell office:value-type="float" office:value="12523456664" calcext:value-type="float">
            <text:p>12523456664</text:p>
          </table:table-cell>
          <table:table-cell table:formula="of:=[.A1128]/LOG([.A1128])+[.$C$2]*2*(RAND()-0.5)" office:value-type="float" office:value="1240225658.22925" calcext:value-type="float">
            <text:p>1240225658.22925</text:p>
          </table:table-cell>
          <table:table-cell/>
        </table:table-row>
        <table:table-row table:style-name="ro1">
          <table:table-cell office:value-type="float" office:value="12534567775" calcext:value-type="float">
            <text:p>12534567775</text:p>
          </table:table-cell>
          <table:table-cell table:formula="of:=[.A1129]/LOG([.A1129])+[.$C$2]*2*(RAND()-0.5)" office:value-type="float" office:value="1241278671.53153" calcext:value-type="float">
            <text:p>1241278671.53153</text:p>
          </table:table-cell>
          <table:table-cell/>
        </table:table-row>
        <table:table-row table:style-name="ro1">
          <table:table-cell office:value-type="float" office:value="12545678886" calcext:value-type="float">
            <text:p>12545678886</text:p>
          </table:table-cell>
          <table:table-cell table:formula="of:=[.A1130]/LOG([.A1130])+[.$C$2]*2*(RAND()-0.5)" office:value-type="float" office:value="1242331646.49409" calcext:value-type="float">
            <text:p>1242331646.49409</text:p>
          </table:table-cell>
          <table:table-cell/>
        </table:table-row>
        <table:table-row table:style-name="ro1">
          <table:table-cell office:value-type="float" office:value="12556789997" calcext:value-type="float">
            <text:p>12556789997</text:p>
          </table:table-cell>
          <table:table-cell table:formula="of:=[.A1131]/LOG([.A1131])+[.$C$2]*2*(RAND()-0.5)" office:value-type="float" office:value="1243384583.15367" calcext:value-type="float">
            <text:p>1243384583.15367</text:p>
          </table:table-cell>
          <table:table-cell/>
        </table:table-row>
        <table:table-row table:style-name="ro1">
          <table:table-cell office:value-type="float" office:value="12567901108" calcext:value-type="float">
            <text:p>12567901108</text:p>
          </table:table-cell>
          <table:table-cell table:formula="of:=[.A1132]/LOG([.A1132])+[.$C$2]*2*(RAND()-0.5)" office:value-type="float" office:value="1244437481.54695" calcext:value-type="float">
            <text:p>1244437481.54695</text:p>
          </table:table-cell>
          <table:table-cell/>
        </table:table-row>
        <table:table-row table:style-name="ro1">
          <table:table-cell office:value-type="float" office:value="12579012219" calcext:value-type="float">
            <text:p>12579012219</text:p>
          </table:table-cell>
          <table:table-cell table:formula="of:=[.A1133]/LOG([.A1133])+[.$C$2]*2*(RAND()-0.5)" office:value-type="float" office:value="1245490341.71051" calcext:value-type="float">
            <text:p>1245490341.71051</text:p>
          </table:table-cell>
          <table:table-cell/>
        </table:table-row>
        <table:table-row table:style-name="ro1">
          <table:table-cell office:value-type="float" office:value="12590123330" calcext:value-type="float">
            <text:p>12590123330</text:p>
          </table:table-cell>
          <table:table-cell table:formula="of:=[.A1134]/LOG([.A1134])+[.$C$2]*2*(RAND()-0.5)" office:value-type="float" office:value="1246543163.6809" calcext:value-type="float">
            <text:p>1246543163.6809</text:p>
          </table:table-cell>
          <table:table-cell/>
        </table:table-row>
        <table:table-row table:style-name="ro1">
          <table:table-cell office:value-type="float" office:value="12601234441" calcext:value-type="float">
            <text:p>12601234441</text:p>
          </table:table-cell>
          <table:table-cell table:formula="of:=[.A1135]/LOG([.A1135])+[.$C$2]*2*(RAND()-0.5)" office:value-type="float" office:value="1247595947.49459" calcext:value-type="float">
            <text:p>1247595947.49459</text:p>
          </table:table-cell>
          <table:table-cell/>
        </table:table-row>
        <table:table-row table:style-name="ro1">
          <table:table-cell office:value-type="float" office:value="12612345552" calcext:value-type="float">
            <text:p>12612345552</text:p>
          </table:table-cell>
          <table:table-cell table:formula="of:=[.A1136]/LOG([.A1136])+[.$C$2]*2*(RAND()-0.5)" office:value-type="float" office:value="1248648693.18797" calcext:value-type="float">
            <text:p>1248648693.18797</text:p>
          </table:table-cell>
          <table:table-cell/>
        </table:table-row>
        <table:table-row table:style-name="ro1">
          <table:table-cell office:value-type="float" office:value="12623456663" calcext:value-type="float">
            <text:p>12623456663</text:p>
          </table:table-cell>
          <table:table-cell table:formula="of:=[.A1137]/LOG([.A1137])+[.$C$2]*2*(RAND()-0.5)" office:value-type="float" office:value="1249701400.79737" calcext:value-type="float">
            <text:p>1249701400.79737</text:p>
          </table:table-cell>
          <table:table-cell/>
        </table:table-row>
        <table:table-row table:style-name="ro1">
          <table:table-cell office:value-type="float" office:value="12634567774" calcext:value-type="float">
            <text:p>12634567774</text:p>
          </table:table-cell>
          <table:table-cell table:formula="of:=[.A1138]/LOG([.A1138])+[.$C$2]*2*(RAND()-0.5)" office:value-type="float" office:value="1250754070.35908" calcext:value-type="float">
            <text:p>1250754070.35908</text:p>
          </table:table-cell>
          <table:table-cell/>
        </table:table-row>
        <table:table-row table:style-name="ro1">
          <table:table-cell office:value-type="float" office:value="12645678885" calcext:value-type="float">
            <text:p>12645678885</text:p>
          </table:table-cell>
          <table:table-cell table:formula="of:=[.A1139]/LOG([.A1139])+[.$C$2]*2*(RAND()-0.5)" office:value-type="float" office:value="1251806701.90928" calcext:value-type="float">
            <text:p>1251806701.90928</text:p>
          </table:table-cell>
          <table:table-cell/>
        </table:table-row>
        <table:table-row table:style-name="ro1">
          <table:table-cell office:value-type="float" office:value="12656789996" calcext:value-type="float">
            <text:p>12656789996</text:p>
          </table:table-cell>
          <table:table-cell table:formula="of:=[.A1140]/LOG([.A1140])+[.$C$2]*2*(RAND()-0.5)" office:value-type="float" office:value="1252859295.48411" calcext:value-type="float">
            <text:p>1252859295.48411</text:p>
          </table:table-cell>
          <table:table-cell/>
        </table:table-row>
        <table:table-row table:style-name="ro1">
          <table:table-cell office:value-type="float" office:value="12667901107" calcext:value-type="float">
            <text:p>12667901107</text:p>
          </table:table-cell>
          <table:table-cell table:formula="of:=[.A1141]/LOG([.A1141])+[.$C$2]*2*(RAND()-0.5)" office:value-type="float" office:value="1253911851.11963" calcext:value-type="float">
            <text:p>1253911851.11963</text:p>
          </table:table-cell>
          <table:table-cell/>
        </table:table-row>
        <table:table-row table:style-name="ro1">
          <table:table-cell office:value-type="float" office:value="12679012218" calcext:value-type="float">
            <text:p>12679012218</text:p>
          </table:table-cell>
          <table:table-cell table:formula="of:=[.A1142]/LOG([.A1142])+[.$C$2]*2*(RAND()-0.5)" office:value-type="float" office:value="1254964368.85186" calcext:value-type="float">
            <text:p>1254964368.85186</text:p>
          </table:table-cell>
          <table:table-cell/>
        </table:table-row>
        <table:table-row table:style-name="ro1">
          <table:table-cell office:value-type="float" office:value="12690123329" calcext:value-type="float">
            <text:p>12690123329</text:p>
          </table:table-cell>
          <table:table-cell table:formula="of:=[.A1143]/LOG([.A1143])+[.$C$2]*2*(RAND()-0.5)" office:value-type="float" office:value="1256016848.71673" calcext:value-type="float">
            <text:p>1256016848.71673</text:p>
          </table:table-cell>
          <table:table-cell/>
        </table:table-row>
        <table:table-row table:style-name="ro1">
          <table:table-cell office:value-type="float" office:value="12701234440" calcext:value-type="float">
            <text:p>12701234440</text:p>
          </table:table-cell>
          <table:table-cell table:formula="of:=[.A1144]/LOG([.A1144])+[.$C$2]*2*(RAND()-0.5)" office:value-type="float" office:value="1257069290.7501" calcext:value-type="float">
            <text:p>1257069290.7501</text:p>
          </table:table-cell>
          <table:table-cell/>
        </table:table-row>
        <table:table-row table:style-name="ro1">
          <table:table-cell office:value-type="float" office:value="12712345551" calcext:value-type="float">
            <text:p>12712345551</text:p>
          </table:table-cell>
          <table:table-cell table:formula="of:=[.A1145]/LOG([.A1145])+[.$C$2]*2*(RAND()-0.5)" office:value-type="float" office:value="1258121694.98778" calcext:value-type="float">
            <text:p>1258121694.98778</text:p>
          </table:table-cell>
          <table:table-cell/>
        </table:table-row>
        <table:table-row table:style-name="ro1">
          <table:table-cell office:value-type="float" office:value="12723456662" calcext:value-type="float">
            <text:p>12723456662</text:p>
          </table:table-cell>
          <table:table-cell table:formula="of:=[.A1146]/LOG([.A1146])+[.$C$2]*2*(RAND()-0.5)" office:value-type="float" office:value="1259174061.46551" calcext:value-type="float">
            <text:p>1259174061.46551</text:p>
          </table:table-cell>
          <table:table-cell/>
        </table:table-row>
        <table:table-row table:style-name="ro1">
          <table:table-cell office:value-type="float" office:value="12734567773" calcext:value-type="float">
            <text:p>12734567773</text:p>
          </table:table-cell>
          <table:table-cell table:formula="of:=[.A1147]/LOG([.A1147])+[.$C$2]*2*(RAND()-0.5)" office:value-type="float" office:value="1260226390.21898" calcext:value-type="float">
            <text:p>1260226390.21898</text:p>
          </table:table-cell>
          <table:table-cell/>
        </table:table-row>
        <table:table-row table:style-name="ro1">
          <table:table-cell office:value-type="float" office:value="12745678884" calcext:value-type="float">
            <text:p>12745678884</text:p>
          </table:table-cell>
          <table:table-cell table:formula="of:=[.A1148]/LOG([.A1148])+[.$C$2]*2*(RAND()-0.5)" office:value-type="float" office:value="1261278681.28378" calcext:value-type="float">
            <text:p>1261278681.28378</text:p>
          </table:table-cell>
          <table:table-cell/>
        </table:table-row>
        <table:table-row table:style-name="ro1">
          <table:table-cell office:value-type="float" office:value="12756789995" calcext:value-type="float">
            <text:p>12756789995</text:p>
          </table:table-cell>
          <table:table-cell table:formula="of:=[.A1149]/LOG([.A1149])+[.$C$2]*2*(RAND()-0.5)" office:value-type="float" office:value="1262330934.69546" calcext:value-type="float">
            <text:p>1262330934.69546</text:p>
          </table:table-cell>
          <table:table-cell/>
        </table:table-row>
        <table:table-row table:style-name="ro1">
          <table:table-cell office:value-type="float" office:value="12767901106" calcext:value-type="float">
            <text:p>12767901106</text:p>
          </table:table-cell>
          <table:table-cell table:formula="of:=[.A1150]/LOG([.A1150])+[.$C$2]*2*(RAND()-0.5)" office:value-type="float" office:value="1263383150.48951" calcext:value-type="float">
            <text:p>1263383150.48951</text:p>
          </table:table-cell>
          <table:table-cell/>
        </table:table-row>
        <table:table-row table:style-name="ro1">
          <table:table-cell office:value-type="float" office:value="12779012217" calcext:value-type="float">
            <text:p>12779012217</text:p>
          </table:table-cell>
          <table:table-cell table:formula="of:=[.A1151]/LOG([.A1151])+[.$C$2]*2*(RAND()-0.5)" office:value-type="float" office:value="1264435328.70133" calcext:value-type="float">
            <text:p>1264435328.70133</text:p>
          </table:table-cell>
          <table:table-cell/>
        </table:table-row>
        <table:table-row table:style-name="ro1">
          <table:table-cell office:value-type="float" office:value="12790123328" calcext:value-type="float">
            <text:p>12790123328</text:p>
          </table:table-cell>
          <table:table-cell table:formula="of:=[.A1152]/LOG([.A1152])+[.$C$2]*2*(RAND()-0.5)" office:value-type="float" office:value="1265487469.36629" calcext:value-type="float">
            <text:p>1265487469.36629</text:p>
          </table:table-cell>
          <table:table-cell/>
        </table:table-row>
        <table:table-row table:style-name="ro1">
          <table:table-cell office:value-type="float" office:value="12801234439" calcext:value-type="float">
            <text:p>12801234439</text:p>
          </table:table-cell>
          <table:table-cell table:formula="of:=[.A1153]/LOG([.A1153])+[.$C$2]*2*(RAND()-0.5)" office:value-type="float" office:value="1266539572.51967" calcext:value-type="float">
            <text:p>1266539572.51967</text:p>
          </table:table-cell>
          <table:table-cell/>
        </table:table-row>
        <table:table-row table:style-name="ro1">
          <table:table-cell office:value-type="float" office:value="12812345550" calcext:value-type="float">
            <text:p>12812345550</text:p>
          </table:table-cell>
          <table:table-cell table:formula="of:=[.A1154]/LOG([.A1154])+[.$C$2]*2*(RAND()-0.5)" office:value-type="float" office:value="1267591638.19669" calcext:value-type="float">
            <text:p>1267591638.19669</text:p>
          </table:table-cell>
          <table:table-cell/>
        </table:table-row>
        <table:table-row table:style-name="ro1">
          <table:table-cell office:value-type="float" office:value="12823456661" calcext:value-type="float">
            <text:p>12823456661</text:p>
          </table:table-cell>
          <table:table-cell table:formula="of:=[.A1155]/LOG([.A1155])+[.$C$2]*2*(RAND()-0.5)" office:value-type="float" office:value="1268643666.43251" calcext:value-type="float">
            <text:p>1268643666.43251</text:p>
          </table:table-cell>
          <table:table-cell/>
        </table:table-row>
        <table:table-row table:style-name="ro1">
          <table:table-cell office:value-type="float" office:value="12834567772" calcext:value-type="float">
            <text:p>12834567772</text:p>
          </table:table-cell>
          <table:table-cell table:formula="of:=[.A1156]/LOG([.A1156])+[.$C$2]*2*(RAND()-0.5)" office:value-type="float" office:value="1269695657.26224" calcext:value-type="float">
            <text:p>1269695657.26224</text:p>
          </table:table-cell>
          <table:table-cell/>
        </table:table-row>
        <table:table-row table:style-name="ro1">
          <table:table-cell office:value-type="float" office:value="12845678883" calcext:value-type="float">
            <text:p>12845678883</text:p>
          </table:table-cell>
          <table:table-cell table:formula="of:=[.A1157]/LOG([.A1157])+[.$C$2]*2*(RAND()-0.5)" office:value-type="float" office:value="1270747610.72091" calcext:value-type="float">
            <text:p>1270747610.72091</text:p>
          </table:table-cell>
          <table:table-cell/>
        </table:table-row>
        <table:table-row table:style-name="ro1">
          <table:table-cell office:value-type="float" office:value="12856789994" calcext:value-type="float">
            <text:p>12856789994</text:p>
          </table:table-cell>
          <table:table-cell table:formula="of:=[.A1158]/LOG([.A1158])+[.$C$2]*2*(RAND()-0.5)" office:value-type="float" office:value="1271799526.84348" calcext:value-type="float">
            <text:p>1271799526.84348</text:p>
          </table:table-cell>
          <table:table-cell/>
        </table:table-row>
        <table:table-row table:style-name="ro1">
          <table:table-cell office:value-type="float" office:value="12867901105" calcext:value-type="float">
            <text:p>12867901105</text:p>
          </table:table-cell>
          <table:table-cell table:formula="of:=[.A1159]/LOG([.A1159])+[.$C$2]*2*(RAND()-0.5)" office:value-type="float" office:value="1272851405.66486" calcext:value-type="float">
            <text:p>1272851405.66486</text:p>
          </table:table-cell>
          <table:table-cell/>
        </table:table-row>
        <table:table-row table:style-name="ro1">
          <table:table-cell office:value-type="float" office:value="12879012216" calcext:value-type="float">
            <text:p>12879012216</text:p>
          </table:table-cell>
          <table:table-cell table:formula="of:=[.A1160]/LOG([.A1160])+[.$C$2]*2*(RAND()-0.5)" office:value-type="float" office:value="1273903247.21991" calcext:value-type="float">
            <text:p>1273903247.21991</text:p>
          </table:table-cell>
          <table:table-cell/>
        </table:table-row>
        <table:table-row table:style-name="ro1">
          <table:table-cell office:value-type="float" office:value="12890123327" calcext:value-type="float">
            <text:p>12890123327</text:p>
          </table:table-cell>
          <table:table-cell table:formula="of:=[.A1161]/LOG([.A1161])+[.$C$2]*2*(RAND()-0.5)" office:value-type="float" office:value="1274955051.54339" calcext:value-type="float">
            <text:p>1274955051.54339</text:p>
          </table:table-cell>
          <table:table-cell/>
        </table:table-row>
        <table:table-row table:style-name="ro1">
          <table:table-cell office:value-type="float" office:value="12901234438" calcext:value-type="float">
            <text:p>12901234438</text:p>
          </table:table-cell>
          <table:table-cell table:formula="of:=[.A1162]/LOG([.A1162])+[.$C$2]*2*(RAND()-0.5)" office:value-type="float" office:value="1276006818.67004" calcext:value-type="float">
            <text:p>1276006818.67004</text:p>
          </table:table-cell>
          <table:table-cell/>
        </table:table-row>
        <table:table-row table:style-name="ro1">
          <table:table-cell office:value-type="float" office:value="12912345549" calcext:value-type="float">
            <text:p>12912345549</text:p>
          </table:table-cell>
          <table:table-cell table:formula="of:=[.A1163]/LOG([.A1163])+[.$C$2]*2*(RAND()-0.5)" office:value-type="float" office:value="1277058548.6345" calcext:value-type="float">
            <text:p>1277058548.6345</text:p>
          </table:table-cell>
          <table:table-cell/>
        </table:table-row>
        <table:table-row table:style-name="ro1">
          <table:table-cell office:value-type="float" office:value="12923456660" calcext:value-type="float">
            <text:p>12923456660</text:p>
          </table:table-cell>
          <table:table-cell table:formula="of:=[.A1164]/LOG([.A1164])+[.$C$2]*2*(RAND()-0.5)" office:value-type="float" office:value="1278110241.47137" calcext:value-type="float">
            <text:p>1278110241.47137</text:p>
          </table:table-cell>
          <table:table-cell/>
        </table:table-row>
        <table:table-row table:style-name="ro1">
          <table:table-cell office:value-type="float" office:value="12934567771" calcext:value-type="float">
            <text:p>12934567771</text:p>
          </table:table-cell>
          <table:table-cell table:formula="of:=[.A1165]/LOG([.A1165])+[.$C$2]*2*(RAND()-0.5)" office:value-type="float" office:value="1279161897.21519" calcext:value-type="float">
            <text:p>1279161897.21519</text:p>
          </table:table-cell>
          <table:table-cell/>
        </table:table-row>
        <table:table-row table:style-name="ro1">
          <table:table-cell office:value-type="float" office:value="12945678882" calcext:value-type="float">
            <text:p>12945678882</text:p>
          </table:table-cell>
          <table:table-cell table:formula="of:=[.A1166]/LOG([.A1166])+[.$C$2]*2*(RAND()-0.5)" office:value-type="float" office:value="1280213515.90043" calcext:value-type="float">
            <text:p>1280213515.90043</text:p>
          </table:table-cell>
          <table:table-cell/>
        </table:table-row>
        <table:table-row table:style-name="ro1">
          <table:table-cell office:value-type="float" office:value="12956789993" calcext:value-type="float">
            <text:p>12956789993</text:p>
          </table:table-cell>
          <table:table-cell table:formula="of:=[.A1167]/LOG([.A1167])+[.$C$2]*2*(RAND()-0.5)" office:value-type="float" office:value="1281265097.56149" calcext:value-type="float">
            <text:p>1281265097.56149</text:p>
          </table:table-cell>
          <table:table-cell/>
        </table:table-row>
        <table:table-row table:style-name="ro1">
          <table:table-cell office:value-type="float" office:value="12967901104" calcext:value-type="float">
            <text:p>12967901104</text:p>
          </table:table-cell>
          <table:table-cell table:formula="of:=[.A1168]/LOG([.A1168])+[.$C$2]*2*(RAND()-0.5)" office:value-type="float" office:value="1282316642.23273" calcext:value-type="float">
            <text:p>1282316642.23273</text:p>
          </table:table-cell>
          <table:table-cell/>
        </table:table-row>
        <table:table-row table:style-name="ro1">
          <table:table-cell office:value-type="float" office:value="12979012215" calcext:value-type="float">
            <text:p>12979012215</text:p>
          </table:table-cell>
          <table:table-cell table:formula="of:=[.A1169]/LOG([.A1169])+[.$C$2]*2*(RAND()-0.5)" office:value-type="float" office:value="1283368149.94842" calcext:value-type="float">
            <text:p>1283368149.94842</text:p>
          </table:table-cell>
          <table:table-cell/>
        </table:table-row>
        <table:table-row table:style-name="ro1">
          <table:table-cell office:value-type="float" office:value="12990123326" calcext:value-type="float">
            <text:p>12990123326</text:p>
          </table:table-cell>
          <table:table-cell table:formula="of:=[.A1170]/LOG([.A1170])+[.$C$2]*2*(RAND()-0.5)" office:value-type="float" office:value="1284419620.74281" calcext:value-type="float">
            <text:p>1284419620.74281</text:p>
          </table:table-cell>
          <table:table-cell/>
        </table:table-row>
        <table:table-row table:style-name="ro1">
          <table:table-cell office:value-type="float" office:value="13001234437" calcext:value-type="float">
            <text:p>13001234437</text:p>
          </table:table-cell>
          <table:table-cell table:formula="of:=[.A1171]/LOG([.A1171])+[.$C$2]*2*(RAND()-0.5)" office:value-type="float" office:value="1285471054.65004" calcext:value-type="float">
            <text:p>1285471054.65004</text:p>
          </table:table-cell>
          <table:table-cell/>
        </table:table-row>
        <table:table-row table:style-name="ro1">
          <table:table-cell office:value-type="float" office:value="13012345548" calcext:value-type="float">
            <text:p>13012345548</text:p>
          </table:table-cell>
          <table:table-cell table:formula="of:=[.A1172]/LOG([.A1172])+[.$C$2]*2*(RAND()-0.5)" office:value-type="float" office:value="1286522451.70423" calcext:value-type="float">
            <text:p>1286522451.70423</text:p>
          </table:table-cell>
          <table:table-cell/>
        </table:table-row>
        <table:table-row table:style-name="ro1">
          <table:table-cell office:value-type="float" office:value="13023456659" calcext:value-type="float">
            <text:p>13023456659</text:p>
          </table:table-cell>
          <table:table-cell table:formula="of:=[.A1173]/LOG([.A1173])+[.$C$2]*2*(RAND()-0.5)" office:value-type="float" office:value="1287573811.93941" calcext:value-type="float">
            <text:p>1287573811.93941</text:p>
          </table:table-cell>
          <table:table-cell/>
        </table:table-row>
        <table:table-row table:style-name="ro1">
          <table:table-cell office:value-type="float" office:value="13034567770" calcext:value-type="float">
            <text:p>13034567770</text:p>
          </table:table-cell>
          <table:table-cell table:formula="of:=[.A1174]/LOG([.A1174])+[.$C$2]*2*(RAND()-0.5)" office:value-type="float" office:value="1288625135.38957" calcext:value-type="float">
            <text:p>1288625135.38957</text:p>
          </table:table-cell>
          <table:table-cell/>
        </table:table-row>
        <table:table-row table:style-name="ro1">
          <table:table-cell office:value-type="float" office:value="13045678881" calcext:value-type="float">
            <text:p>13045678881</text:p>
          </table:table-cell>
          <table:table-cell table:formula="of:=[.A1175]/LOG([.A1175])+[.$C$2]*2*(RAND()-0.5)" office:value-type="float" office:value="1289676422.08864" calcext:value-type="float">
            <text:p>1289676422.08864</text:p>
          </table:table-cell>
          <table:table-cell/>
        </table:table-row>
        <table:table-row table:style-name="ro1">
          <table:table-cell office:value-type="float" office:value="13056789992" calcext:value-type="float">
            <text:p>13056789992</text:p>
          </table:table-cell>
          <table:table-cell table:formula="of:=[.A1176]/LOG([.A1176])+[.$C$2]*2*(RAND()-0.5)" office:value-type="float" office:value="1290727672.07046" calcext:value-type="float">
            <text:p>1290727672.07046</text:p>
          </table:table-cell>
          <table:table-cell/>
        </table:table-row>
        <table:table-row table:style-name="ro1">
          <table:table-cell office:value-type="float" office:value="13067901103" calcext:value-type="float">
            <text:p>13067901103</text:p>
          </table:table-cell>
          <table:table-cell table:formula="of:=[.A1177]/LOG([.A1177])+[.$C$2]*2*(RAND()-0.5)" office:value-type="float" office:value="1291778885.36885" calcext:value-type="float">
            <text:p>1291778885.36885</text:p>
          </table:table-cell>
          <table:table-cell/>
        </table:table-row>
        <table:table-row table:style-name="ro1">
          <table:table-cell office:value-type="float" office:value="13079012214" calcext:value-type="float">
            <text:p>13079012214</text:p>
          </table:table-cell>
          <table:table-cell table:formula="of:=[.A1178]/LOG([.A1178])+[.$C$2]*2*(RAND()-0.5)" office:value-type="float" office:value="1292830062.01754" calcext:value-type="float">
            <text:p>1292830062.01754</text:p>
          </table:table-cell>
          <table:table-cell/>
        </table:table-row>
        <table:table-row table:style-name="ro1">
          <table:table-cell office:value-type="float" office:value="13090123325" calcext:value-type="float">
            <text:p>13090123325</text:p>
          </table:table-cell>
          <table:table-cell table:formula="of:=[.A1179]/LOG([.A1179])+[.$C$2]*2*(RAND()-0.5)" office:value-type="float" office:value="1293881202.05023" calcext:value-type="float">
            <text:p>1293881202.05023</text:p>
          </table:table-cell>
          <table:table-cell/>
        </table:table-row>
        <table:table-row table:style-name="ro1">
          <table:table-cell office:value-type="float" office:value="13101234436" calcext:value-type="float">
            <text:p>13101234436</text:p>
          </table:table-cell>
          <table:table-cell table:formula="of:=[.A1180]/LOG([.A1180])+[.$C$2]*2*(RAND()-0.5)" office:value-type="float" office:value="1294932305.50052" calcext:value-type="float">
            <text:p>1294932305.50052</text:p>
          </table:table-cell>
          <table:table-cell/>
        </table:table-row>
        <table:table-row table:style-name="ro1">
          <table:table-cell office:value-type="float" office:value="13112345547" calcext:value-type="float">
            <text:p>13112345547</text:p>
          </table:table-cell>
          <table:table-cell table:formula="of:=[.A1181]/LOG([.A1181])+[.$C$2]*2*(RAND()-0.5)" office:value-type="float" office:value="1295983372.40198" calcext:value-type="float">
            <text:p>1295983372.40198</text:p>
          </table:table-cell>
          <table:table-cell/>
        </table:table-row>
        <table:table-row table:style-name="ro1">
          <table:table-cell office:value-type="float" office:value="13123456658" calcext:value-type="float">
            <text:p>13123456658</text:p>
          </table:table-cell>
          <table:table-cell table:formula="of:=[.A1182]/LOG([.A1182])+[.$C$2]*2*(RAND()-0.5)" office:value-type="float" office:value="1297034402.78812" calcext:value-type="float">
            <text:p>1297034402.78812</text:p>
          </table:table-cell>
          <table:table-cell/>
        </table:table-row>
        <table:table-row table:style-name="ro1">
          <table:table-cell office:value-type="float" office:value="13134567769" calcext:value-type="float">
            <text:p>13134567769</text:p>
          </table:table-cell>
          <table:table-cell table:formula="of:=[.A1183]/LOG([.A1183])+[.$C$2]*2*(RAND()-0.5)" office:value-type="float" office:value="1298085396.69238" calcext:value-type="float">
            <text:p>1298085396.69238</text:p>
          </table:table-cell>
          <table:table-cell/>
        </table:table-row>
        <table:table-row table:style-name="ro1">
          <table:table-cell office:value-type="float" office:value="13145678880" calcext:value-type="float">
            <text:p>13145678880</text:p>
          </table:table-cell>
          <table:table-cell table:formula="of:=[.A1184]/LOG([.A1184])+[.$C$2]*2*(RAND()-0.5)" office:value-type="float" office:value="1299136354.14815" calcext:value-type="float">
            <text:p>1299136354.14815</text:p>
          </table:table-cell>
          <table:table-cell/>
        </table:table-row>
        <table:table-row table:style-name="ro1">
          <table:table-cell office:value-type="float" office:value="13156789991" calcext:value-type="float">
            <text:p>13156789991</text:p>
          </table:table-cell>
          <table:table-cell table:formula="of:=[.A1185]/LOG([.A1185])+[.$C$2]*2*(RAND()-0.5)" office:value-type="float" office:value="1300187275.18874" calcext:value-type="float">
            <text:p>1300187275.18874</text:p>
          </table:table-cell>
          <table:table-cell/>
        </table:table-row>
        <table:table-row table:style-name="ro1">
          <table:table-cell office:value-type="float" office:value="13167901102" calcext:value-type="float">
            <text:p>13167901102</text:p>
          </table:table-cell>
          <table:table-cell table:formula="of:=[.A1186]/LOG([.A1186])+[.$C$2]*2*(RAND()-0.5)" office:value-type="float" office:value="1301238159.84744" calcext:value-type="float">
            <text:p>1301238159.84744</text:p>
          </table:table-cell>
          <table:table-cell/>
        </table:table-row>
        <table:table-row table:style-name="ro1">
          <table:table-cell office:value-type="float" office:value="13179012213" calcext:value-type="float">
            <text:p>13179012213</text:p>
          </table:table-cell>
          <table:table-cell table:formula="of:=[.A1187]/LOG([.A1187])+[.$C$2]*2*(RAND()-0.5)" office:value-type="float" office:value="1302289008.15745" calcext:value-type="float">
            <text:p>1302289008.15745</text:p>
          </table:table-cell>
          <table:table-cell/>
        </table:table-row>
        <table:table-row table:style-name="ro1">
          <table:table-cell office:value-type="float" office:value="13190123324" calcext:value-type="float">
            <text:p>13190123324</text:p>
          </table:table-cell>
          <table:table-cell table:formula="of:=[.A1188]/LOG([.A1188])+[.$C$2]*2*(RAND()-0.5)" office:value-type="float" office:value="1303339820.15191" calcext:value-type="float">
            <text:p>1303339820.15191</text:p>
          </table:table-cell>
          <table:table-cell/>
        </table:table-row>
        <table:table-row table:style-name="ro1">
          <table:table-cell office:value-type="float" office:value="13201234435" calcext:value-type="float">
            <text:p>13201234435</text:p>
          </table:table-cell>
          <table:table-cell table:formula="of:=[.A1189]/LOG([.A1189])+[.$C$2]*2*(RAND()-0.5)" office:value-type="float" office:value="1304390595.86393" calcext:value-type="float">
            <text:p>1304390595.86393</text:p>
          </table:table-cell>
          <table:table-cell/>
        </table:table-row>
        <table:table-row table:style-name="ro1">
          <table:table-cell office:value-type="float" office:value="13212345546" calcext:value-type="float">
            <text:p>13212345546</text:p>
          </table:table-cell>
          <table:table-cell table:formula="of:=[.A1190]/LOG([.A1190])+[.$C$2]*2*(RAND()-0.5)" office:value-type="float" office:value="1305441335.32654" calcext:value-type="float">
            <text:p>1305441335.32654</text:p>
          </table:table-cell>
          <table:table-cell/>
        </table:table-row>
        <table:table-row table:style-name="ro1">
          <table:table-cell office:value-type="float" office:value="13223456657" calcext:value-type="float">
            <text:p>13223456657</text:p>
          </table:table-cell>
          <table:table-cell table:formula="of:=[.A1191]/LOG([.A1191])+[.$C$2]*2*(RAND()-0.5)" office:value-type="float" office:value="1306492038.57271" calcext:value-type="float">
            <text:p>1306492038.57271</text:p>
          </table:table-cell>
          <table:table-cell/>
        </table:table-row>
        <table:table-row table:style-name="ro1">
          <table:table-cell office:value-type="float" office:value="13234567768" calcext:value-type="float">
            <text:p>13234567768</text:p>
          </table:table-cell>
          <table:table-cell table:formula="of:=[.A1192]/LOG([.A1192])+[.$C$2]*2*(RAND()-0.5)" office:value-type="float" office:value="1307542705.63537" calcext:value-type="float">
            <text:p>1307542705.63537</text:p>
          </table:table-cell>
          <table:table-cell/>
        </table:table-row>
        <table:table-row table:style-name="ro1">
          <table:table-cell office:value-type="float" office:value="13245678879" calcext:value-type="float">
            <text:p>13245678879</text:p>
          </table:table-cell>
          <table:table-cell table:formula="of:=[.A1193]/LOG([.A1193])+[.$C$2]*2*(RAND()-0.5)" office:value-type="float" office:value="1308593336.54737" calcext:value-type="float">
            <text:p>1308593336.54737</text:p>
          </table:table-cell>
          <table:table-cell/>
        </table:table-row>
        <table:table-row table:style-name="ro1">
          <table:table-cell office:value-type="float" office:value="13256789990" calcext:value-type="float">
            <text:p>13256789990</text:p>
          </table:table-cell>
          <table:table-cell table:formula="of:=[.A1194]/LOG([.A1194])+[.$C$2]*2*(RAND()-0.5)" office:value-type="float" office:value="1309643931.34152" calcext:value-type="float">
            <text:p>1309643931.34152</text:p>
          </table:table-cell>
          <table:table-cell/>
        </table:table-row>
        <table:table-row table:style-name="ro1">
          <table:table-cell office:value-type="float" office:value="13267901101" calcext:value-type="float">
            <text:p>13267901101</text:p>
          </table:table-cell>
          <table:table-cell table:formula="of:=[.A1195]/LOG([.A1195])+[.$C$2]*2*(RAND()-0.5)" office:value-type="float" office:value="1310694490.05057" calcext:value-type="float">
            <text:p>1310694490.05057</text:p>
          </table:table-cell>
          <table:table-cell/>
        </table:table-row>
        <table:table-row table:style-name="ro1">
          <table:table-cell office:value-type="float" office:value="13279012212" calcext:value-type="float">
            <text:p>13279012212</text:p>
          </table:table-cell>
          <table:table-cell table:formula="of:=[.A1196]/LOG([.A1196])+[.$C$2]*2*(RAND()-0.5)" office:value-type="float" office:value="1311745012.7072" calcext:value-type="float">
            <text:p>1311745012.7072</text:p>
          </table:table-cell>
          <table:table-cell/>
        </table:table-row>
        <table:table-row table:style-name="ro1">
          <table:table-cell office:value-type="float" office:value="13290123323" calcext:value-type="float">
            <text:p>13290123323</text:p>
          </table:table-cell>
          <table:table-cell table:formula="of:=[.A1197]/LOG([.A1197])+[.$C$2]*2*(RAND()-0.5)" office:value-type="float" office:value="1312795499.34404" calcext:value-type="float">
            <text:p>1312795499.34404</text:p>
          </table:table-cell>
          <table:table-cell/>
        </table:table-row>
        <table:table-row table:style-name="ro1">
          <table:table-cell office:value-type="float" office:value="13301234434" calcext:value-type="float">
            <text:p>13301234434</text:p>
          </table:table-cell>
          <table:table-cell table:formula="of:=[.A1198]/LOG([.A1198])+[.$C$2]*2*(RAND()-0.5)" office:value-type="float" office:value="1313845949.99368" calcext:value-type="float">
            <text:p>1313845949.99368</text:p>
          </table:table-cell>
          <table:table-cell/>
        </table:table-row>
        <table:table-row table:style-name="ro1">
          <table:table-cell office:value-type="float" office:value="13312345545" calcext:value-type="float">
            <text:p>13312345545</text:p>
          </table:table-cell>
          <table:table-cell table:formula="of:=[.A1199]/LOG([.A1199])+[.$C$2]*2*(RAND()-0.5)" office:value-type="float" office:value="1314896364.68863" calcext:value-type="float">
            <text:p>1314896364.68863</text:p>
          </table:table-cell>
          <table:table-cell/>
        </table:table-row>
        <table:table-row table:style-name="ro1">
          <table:table-cell office:value-type="float" office:value="13323456656" calcext:value-type="float">
            <text:p>13323456656</text:p>
          </table:table-cell>
          <table:table-cell table:formula="of:=[.A1200]/LOG([.A1200])+[.$C$2]*2*(RAND()-0.5)" office:value-type="float" office:value="1315946743.46136" calcext:value-type="float">
            <text:p>1315946743.46136</text:p>
          </table:table-cell>
          <table:table-cell/>
        </table:table-row>
        <table:table-row table:style-name="ro1">
          <table:table-cell office:value-type="float" office:value="13334567767" calcext:value-type="float">
            <text:p>13334567767</text:p>
          </table:table-cell>
          <table:table-cell table:formula="of:=[.A1201]/LOG([.A1201])+[.$C$2]*2*(RAND()-0.5)" office:value-type="float" office:value="1316997086.34426" calcext:value-type="float">
            <text:p>1316997086.34426</text:p>
          </table:table-cell>
          <table:table-cell/>
        </table:table-row>
        <table:table-row table:style-name="ro1">
          <table:table-cell office:value-type="float" office:value="13345678878" calcext:value-type="float">
            <text:p>13345678878</text:p>
          </table:table-cell>
          <table:table-cell table:formula="of:=[.A1202]/LOG([.A1202])+[.$C$2]*2*(RAND()-0.5)" office:value-type="float" office:value="1318047393.3697" calcext:value-type="float">
            <text:p>1318047393.3697</text:p>
          </table:table-cell>
          <table:table-cell/>
        </table:table-row>
        <table:table-row table:style-name="ro1">
          <table:table-cell office:value-type="float" office:value="13356789989" calcext:value-type="float">
            <text:p>13356789989</text:p>
          </table:table-cell>
          <table:table-cell table:formula="of:=[.A1203]/LOG([.A1203])+[.$C$2]*2*(RAND()-0.5)" office:value-type="float" office:value="1319097664.56995" calcext:value-type="float">
            <text:p>1319097664.56995</text:p>
          </table:table-cell>
          <table:table-cell/>
        </table:table-row>
        <table:table-row table:style-name="ro1">
          <table:table-cell office:value-type="float" office:value="13367901100" calcext:value-type="float">
            <text:p>13367901100</text:p>
          </table:table-cell>
          <table:table-cell table:formula="of:=[.A1204]/LOG([.A1204])+[.$C$2]*2*(RAND()-0.5)" office:value-type="float" office:value="1320147899.97727" calcext:value-type="float">
            <text:p>1320147899.97727</text:p>
          </table:table-cell>
          <table:table-cell/>
        </table:table-row>
        <table:table-row table:style-name="ro1">
          <table:table-cell office:value-type="float" office:value="13379012211" calcext:value-type="float">
            <text:p>13379012211</text:p>
          </table:table-cell>
          <table:table-cell table:formula="of:=[.A1205]/LOG([.A1205])+[.$C$2]*2*(RAND()-0.5)" office:value-type="float" office:value="1321198099.62383" calcext:value-type="float">
            <text:p>1321198099.62383</text:p>
          </table:table-cell>
          <table:table-cell/>
        </table:table-row>
        <table:table-row table:style-name="ro1">
          <table:table-cell office:value-type="float" office:value="13390123322" calcext:value-type="float">
            <text:p>13390123322</text:p>
          </table:table-cell>
          <table:table-cell table:formula="of:=[.A1206]/LOG([.A1206])+[.$C$2]*2*(RAND()-0.5)" office:value-type="float" office:value="1322248263.54175" calcext:value-type="float">
            <text:p>1322248263.54175</text:p>
          </table:table-cell>
          <table:table-cell/>
        </table:table-row>
        <table:table-row table:style-name="ro1">
          <table:table-cell office:value-type="float" office:value="13401234433" calcext:value-type="float">
            <text:p>13401234433</text:p>
          </table:table-cell>
          <table:table-cell table:formula="of:=[.A1207]/LOG([.A1207])+[.$C$2]*2*(RAND()-0.5)" office:value-type="float" office:value="1323298391.76311" calcext:value-type="float">
            <text:p>1323298391.76311</text:p>
          </table:table-cell>
          <table:table-cell/>
        </table:table-row>
        <table:table-row table:style-name="ro1">
          <table:table-cell office:value-type="float" office:value="13412345544" calcext:value-type="float">
            <text:p>13412345544</text:p>
          </table:table-cell>
          <table:table-cell table:formula="of:=[.A1208]/LOG([.A1208])+[.$C$2]*2*(RAND()-0.5)" office:value-type="float" office:value="1324348484.31993" calcext:value-type="float">
            <text:p>1324348484.31993</text:p>
          </table:table-cell>
          <table:table-cell/>
        </table:table-row>
        <table:table-row table:style-name="ro1">
          <table:table-cell office:value-type="float" office:value="13423456655" calcext:value-type="float">
            <text:p>13423456655</text:p>
          </table:table-cell>
          <table:table-cell table:formula="of:=[.A1209]/LOG([.A1209])+[.$C$2]*2*(RAND()-0.5)" office:value-type="float" office:value="1325398541.24415" calcext:value-type="float">
            <text:p>1325398541.24415</text:p>
          </table:table-cell>
          <table:table-cell/>
        </table:table-row>
        <table:table-row table:style-name="ro1">
          <table:table-cell office:value-type="float" office:value="13434567766" calcext:value-type="float">
            <text:p>13434567766</text:p>
          </table:table-cell>
          <table:table-cell table:formula="of:=[.A1210]/LOG([.A1210])+[.$C$2]*2*(RAND()-0.5)" office:value-type="float" office:value="1326448562.56769" calcext:value-type="float">
            <text:p>1326448562.56769</text:p>
          </table:table-cell>
          <table:table-cell/>
        </table:table-row>
        <table:table-row table:style-name="ro1">
          <table:table-cell office:value-type="float" office:value="13445678877" calcext:value-type="float">
            <text:p>13445678877</text:p>
          </table:table-cell>
          <table:table-cell table:formula="of:=[.A1211]/LOG([.A1211])+[.$C$2]*2*(RAND()-0.5)" office:value-type="float" office:value="1327498548.3224" calcext:value-type="float">
            <text:p>1327498548.3224</text:p>
          </table:table-cell>
          <table:table-cell/>
        </table:table-row>
        <table:table-row table:style-name="ro1">
          <table:table-cell office:value-type="float" office:value="13456789988" calcext:value-type="float">
            <text:p>13456789988</text:p>
          </table:table-cell>
          <table:table-cell table:formula="of:=[.A1212]/LOG([.A1212])+[.$C$2]*2*(RAND()-0.5)" office:value-type="float" office:value="1328548498.54006" calcext:value-type="float">
            <text:p>1328548498.54006</text:p>
          </table:table-cell>
          <table:table-cell/>
        </table:table-row>
        <table:table-row table:style-name="ro1">
          <table:table-cell office:value-type="float" office:value="13467901099" calcext:value-type="float">
            <text:p>13467901099</text:p>
          </table:table-cell>
          <table:table-cell table:formula="of:=[.A1213]/LOG([.A1213])+[.$C$2]*2*(RAND()-0.5)" office:value-type="float" office:value="1329598413.25242" calcext:value-type="float">
            <text:p>1329598413.25242</text:p>
          </table:table-cell>
          <table:table-cell/>
        </table:table-row>
        <table:table-row table:style-name="ro1">
          <table:table-cell office:value-type="float" office:value="13479012210" calcext:value-type="float">
            <text:p>13479012210</text:p>
          </table:table-cell>
          <table:table-cell table:formula="of:=[.A1214]/LOG([.A1214])+[.$C$2]*2*(RAND()-0.5)" office:value-type="float" office:value="1330648292.49117" calcext:value-type="float">
            <text:p>1330648292.49117</text:p>
          </table:table-cell>
          <table:table-cell/>
        </table:table-row>
        <table:table-row table:style-name="ro1">
          <table:table-cell office:value-type="float" office:value="13490123321" calcext:value-type="float">
            <text:p>13490123321</text:p>
          </table:table-cell>
          <table:table-cell table:formula="of:=[.A1215]/LOG([.A1215])+[.$C$2]*2*(RAND()-0.5)" office:value-type="float" office:value="1331698136.28793" calcext:value-type="float">
            <text:p>1331698136.28793</text:p>
          </table:table-cell>
          <table:table-cell/>
        </table:table-row>
        <table:table-row table:style-name="ro1">
          <table:table-cell office:value-type="float" office:value="13501234432" calcext:value-type="float">
            <text:p>13501234432</text:p>
          </table:table-cell>
          <table:table-cell table:formula="of:=[.A1216]/LOG([.A1216])+[.$C$2]*2*(RAND()-0.5)" office:value-type="float" office:value="1332747944.67429" calcext:value-type="float">
            <text:p>1332747944.67429</text:p>
          </table:table-cell>
          <table:table-cell/>
        </table:table-row>
        <table:table-row table:style-name="ro1">
          <table:table-cell office:value-type="float" office:value="13512345543" calcext:value-type="float">
            <text:p>13512345543</text:p>
          </table:table-cell>
          <table:table-cell table:formula="of:=[.A1217]/LOG([.A1217])+[.$C$2]*2*(RAND()-0.5)" office:value-type="float" office:value="1333797717.68175" calcext:value-type="float">
            <text:p>1333797717.68175</text:p>
          </table:table-cell>
          <table:table-cell/>
        </table:table-row>
        <table:table-row table:style-name="ro1">
          <table:table-cell office:value-type="float" office:value="13523456654" calcext:value-type="float">
            <text:p>13523456654</text:p>
          </table:table-cell>
          <table:table-cell table:formula="of:=[.A1218]/LOG([.A1218])+[.$C$2]*2*(RAND()-0.5)" office:value-type="float" office:value="1334847455.3418" calcext:value-type="float">
            <text:p>1334847455.3418</text:p>
          </table:table-cell>
          <table:table-cell/>
        </table:table-row>
        <table:table-row table:style-name="ro1">
          <table:table-cell office:value-type="float" office:value="13534567765" calcext:value-type="float">
            <text:p>13534567765</text:p>
          </table:table-cell>
          <table:table-cell table:formula="of:=[.A1219]/LOG([.A1219])+[.$C$2]*2*(RAND()-0.5)" office:value-type="float" office:value="1335897157.68585" calcext:value-type="float">
            <text:p>1335897157.68585</text:p>
          </table:table-cell>
          <table:table-cell/>
        </table:table-row>
        <table:table-row table:style-name="ro1">
          <table:table-cell office:value-type="float" office:value="13545678876" calcext:value-type="float">
            <text:p>13545678876</text:p>
          </table:table-cell>
          <table:table-cell table:formula="of:=[.A1220]/LOG([.A1220])+[.$C$2]*2*(RAND()-0.5)" office:value-type="float" office:value="1336946824.74525" calcext:value-type="float">
            <text:p>1336946824.74525</text:p>
          </table:table-cell>
          <table:table-cell/>
        </table:table-row>
        <table:table-row table:style-name="ro1">
          <table:table-cell office:value-type="float" office:value="13556789987" calcext:value-type="float">
            <text:p>13556789987</text:p>
          </table:table-cell>
          <table:table-cell table:formula="of:=[.A1221]/LOG([.A1221])+[.$C$2]*2*(RAND()-0.5)" office:value-type="float" office:value="1337996456.55131" calcext:value-type="float">
            <text:p>1337996456.55131</text:p>
          </table:table-cell>
          <table:table-cell/>
        </table:table-row>
        <table:table-row table:style-name="ro1">
          <table:table-cell office:value-type="float" office:value="13567901098" calcext:value-type="float">
            <text:p>13567901098</text:p>
          </table:table-cell>
          <table:table-cell table:formula="of:=[.A1222]/LOG([.A1222])+[.$C$2]*2*(RAND()-0.5)" office:value-type="float" office:value="1339046053.13529" calcext:value-type="float">
            <text:p>1339046053.13529</text:p>
          </table:table-cell>
          <table:table-cell/>
        </table:table-row>
        <table:table-row table:style-name="ro1">
          <table:table-cell office:value-type="float" office:value="13579012209" calcext:value-type="float">
            <text:p>13579012209</text:p>
          </table:table-cell>
          <table:table-cell table:formula="of:=[.A1223]/LOG([.A1223])+[.$C$2]*2*(RAND()-0.5)" office:value-type="float" office:value="1340095614.52838" calcext:value-type="float">
            <text:p>1340095614.52838</text:p>
          </table:table-cell>
          <table:table-cell/>
        </table:table-row>
        <table:table-row table:style-name="ro1">
          <table:table-cell office:value-type="float" office:value="13590123320" calcext:value-type="float">
            <text:p>13590123320</text:p>
          </table:table-cell>
          <table:table-cell table:formula="of:=[.A1224]/LOG([.A1224])+[.$C$2]*2*(RAND()-0.5)" office:value-type="float" office:value="1341145140.76174" calcext:value-type="float">
            <text:p>1341145140.76174</text:p>
          </table:table-cell>
          <table:table-cell/>
        </table:table-row>
        <table:table-row table:style-name="ro1">
          <table:table-cell office:value-type="float" office:value="13601234431" calcext:value-type="float">
            <text:p>13601234431</text:p>
          </table:table-cell>
          <table:table-cell table:formula="of:=[.A1225]/LOG([.A1225])+[.$C$2]*2*(RAND()-0.5)" office:value-type="float" office:value="1342194631.86646" calcext:value-type="float">
            <text:p>1342194631.86646</text:p>
          </table:table-cell>
          <table:table-cell/>
        </table:table-row>
        <table:table-row table:style-name="ro1">
          <table:table-cell office:value-type="float" office:value="13612345542" calcext:value-type="float">
            <text:p>13612345542</text:p>
          </table:table-cell>
          <table:table-cell table:formula="of:=[.A1226]/LOG([.A1226])+[.$C$2]*2*(RAND()-0.5)" office:value-type="float" office:value="1343244087.87357" calcext:value-type="float">
            <text:p>1343244087.87357</text:p>
          </table:table-cell>
          <table:table-cell/>
        </table:table-row>
        <table:table-row table:style-name="ro1">
          <table:table-cell office:value-type="float" office:value="13623456653" calcext:value-type="float">
            <text:p>13623456653</text:p>
          </table:table-cell>
          <table:table-cell table:formula="of:=[.A1227]/LOG([.A1227])+[.$C$2]*2*(RAND()-0.5)" office:value-type="float" office:value="1344293508.81407" calcext:value-type="float">
            <text:p>1344293508.81407</text:p>
          </table:table-cell>
          <table:table-cell/>
        </table:table-row>
        <table:table-row table:style-name="ro1">
          <table:table-cell office:value-type="float" office:value="13634567764" calcext:value-type="float">
            <text:p>13634567764</text:p>
          </table:table-cell>
          <table:table-cell table:formula="of:=[.A1228]/LOG([.A1228])+[.$C$2]*2*(RAND()-0.5)" office:value-type="float" office:value="1345342894.71889" calcext:value-type="float">
            <text:p>1345342894.71889</text:p>
          </table:table-cell>
          <table:table-cell/>
        </table:table-row>
        <table:table-row table:style-name="ro1">
          <table:table-cell office:value-type="float" office:value="13645678875" calcext:value-type="float">
            <text:p>13645678875</text:p>
          </table:table-cell>
          <table:table-cell table:formula="of:=[.A1229]/LOG([.A1229])+[.$C$2]*2*(RAND()-0.5)" office:value-type="float" office:value="1346392245.61891" calcext:value-type="float">
            <text:p>1346392245.61891</text:p>
          </table:table-cell>
          <table:table-cell/>
        </table:table-row>
        <table:table-row table:style-name="ro1">
          <table:table-cell office:value-type="float" office:value="13656789986" calcext:value-type="float">
            <text:p>13656789986</text:p>
          </table:table-cell>
          <table:table-cell table:formula="of:=[.A1230]/LOG([.A1230])+[.$C$2]*2*(RAND()-0.5)" office:value-type="float" office:value="1347441561.54497" calcext:value-type="float">
            <text:p>1347441561.54497</text:p>
          </table:table-cell>
          <table:table-cell/>
        </table:table-row>
        <table:table-row table:style-name="ro1">
          <table:table-cell office:value-type="float" office:value="13667901097" calcext:value-type="float">
            <text:p>13667901097</text:p>
          </table:table-cell>
          <table:table-cell table:formula="of:=[.A1231]/LOG([.A1231])+[.$C$2]*2*(RAND()-0.5)" office:value-type="float" office:value="1348490842.52783" calcext:value-type="float">
            <text:p>1348490842.52783</text:p>
          </table:table-cell>
          <table:table-cell/>
        </table:table-row>
        <table:table-row table:style-name="ro1">
          <table:table-cell office:value-type="float" office:value="13679012208" calcext:value-type="float">
            <text:p>13679012208</text:p>
          </table:table-cell>
          <table:table-cell table:formula="of:=[.A1232]/LOG([.A1232])+[.$C$2]*2*(RAND()-0.5)" office:value-type="float" office:value="1349540088.59824" calcext:value-type="float">
            <text:p>1349540088.59824</text:p>
          </table:table-cell>
          <table:table-cell/>
        </table:table-row>
        <table:table-row table:style-name="ro1">
          <table:table-cell office:value-type="float" office:value="13690123319" calcext:value-type="float">
            <text:p>13690123319</text:p>
          </table:table-cell>
          <table:table-cell table:formula="of:=[.A1233]/LOG([.A1233])+[.$C$2]*2*(RAND()-0.5)" office:value-type="float" office:value="1350589299.78685" calcext:value-type="float">
            <text:p>1350589299.78685</text:p>
          </table:table-cell>
          <table:table-cell/>
        </table:table-row>
        <table:table-row table:style-name="ro1">
          <table:table-cell office:value-type="float" office:value="13701234430" calcext:value-type="float">
            <text:p>13701234430</text:p>
          </table:table-cell>
          <table:table-cell table:formula="of:=[.A1234]/LOG([.A1234])+[.$C$2]*2*(RAND()-0.5)" office:value-type="float" office:value="1351638476.1243" calcext:value-type="float">
            <text:p>1351638476.1243</text:p>
          </table:table-cell>
          <table:table-cell/>
        </table:table-row>
        <table:table-row table:style-name="ro1">
          <table:table-cell office:value-type="float" office:value="13712345541" calcext:value-type="float">
            <text:p>13712345541</text:p>
          </table:table-cell>
          <table:table-cell table:formula="of:=[.A1235]/LOG([.A1235])+[.$C$2]*2*(RAND()-0.5)" office:value-type="float" office:value="1352687617.64115" calcext:value-type="float">
            <text:p>1352687617.64115</text:p>
          </table:table-cell>
          <table:table-cell/>
        </table:table-row>
        <table:table-row table:style-name="ro1">
          <table:table-cell office:value-type="float" office:value="13723456652" calcext:value-type="float">
            <text:p>13723456652</text:p>
          </table:table-cell>
          <table:table-cell table:formula="of:=[.A1236]/LOG([.A1236])+[.$C$2]*2*(RAND()-0.5)" office:value-type="float" office:value="1353736724.36793" calcext:value-type="float">
            <text:p>1353736724.36793</text:p>
          </table:table-cell>
          <table:table-cell/>
        </table:table-row>
        <table:table-row table:style-name="ro1">
          <table:table-cell office:value-type="float" office:value="13734567763" calcext:value-type="float">
            <text:p>13734567763</text:p>
          </table:table-cell>
          <table:table-cell table:formula="of:=[.A1237]/LOG([.A1237])+[.$C$2]*2*(RAND()-0.5)" office:value-type="float" office:value="1354785796.33509" calcext:value-type="float">
            <text:p>1354785796.33509</text:p>
          </table:table-cell>
          <table:table-cell/>
        </table:table-row>
        <table:table-row table:style-name="ro1">
          <table:table-cell office:value-type="float" office:value="13745678874" calcext:value-type="float">
            <text:p>13745678874</text:p>
          </table:table-cell>
          <table:table-cell table:formula="of:=[.A1238]/LOG([.A1238])+[.$C$2]*2*(RAND()-0.5)" office:value-type="float" office:value="1355834833.57305" calcext:value-type="float">
            <text:p>1355834833.57305</text:p>
          </table:table-cell>
          <table:table-cell/>
        </table:table-row>
        <table:table-row table:style-name="ro1">
          <table:table-cell office:value-type="float" office:value="13756789985" calcext:value-type="float">
            <text:p>13756789985</text:p>
          </table:table-cell>
          <table:table-cell table:formula="of:=[.A1239]/LOG([.A1239])+[.$C$2]*2*(RAND()-0.5)" office:value-type="float" office:value="1356883836.11219" calcext:value-type="float">
            <text:p>1356883836.11219</text:p>
          </table:table-cell>
          <table:table-cell/>
        </table:table-row>
        <table:table-row table:style-name="ro1">
          <table:table-cell office:value-type="float" office:value="13767901096" calcext:value-type="float">
            <text:p>13767901096</text:p>
          </table:table-cell>
          <table:table-cell table:formula="of:=[.A1240]/LOG([.A1240])+[.$C$2]*2*(RAND()-0.5)" office:value-type="float" office:value="1357932803.9828" calcext:value-type="float">
            <text:p>1357932803.9828</text:p>
          </table:table-cell>
          <table:table-cell/>
        </table:table-row>
        <table:table-row table:style-name="ro1">
          <table:table-cell office:value-type="float" office:value="13779012207" calcext:value-type="float">
            <text:p>13779012207</text:p>
          </table:table-cell>
          <table:table-cell table:formula="of:=[.A1241]/LOG([.A1241])+[.$C$2]*2*(RAND()-0.5)" office:value-type="float" office:value="1358981737.21516" calcext:value-type="float">
            <text:p>1358981737.21516</text:p>
          </table:table-cell>
          <table:table-cell/>
        </table:table-row>
        <table:table-row table:style-name="ro1">
          <table:table-cell office:value-type="float" office:value="13790123318" calcext:value-type="float">
            <text:p>13790123318</text:p>
          </table:table-cell>
          <table:table-cell table:formula="of:=[.A1242]/LOG([.A1242])+[.$C$2]*2*(RAND()-0.5)" office:value-type="float" office:value="1360030635.83948" calcext:value-type="float">
            <text:p>1360030635.83948</text:p>
          </table:table-cell>
          <table:table-cell/>
        </table:table-row>
        <table:table-row table:style-name="ro1">
          <table:table-cell office:value-type="float" office:value="13801234429" calcext:value-type="float">
            <text:p>13801234429</text:p>
          </table:table-cell>
          <table:table-cell table:formula="of:=[.A1243]/LOG([.A1243])+[.$C$2]*2*(RAND()-0.5)" office:value-type="float" office:value="1361079499.88591" calcext:value-type="float">
            <text:p>1361079499.88591</text:p>
          </table:table-cell>
          <table:table-cell/>
        </table:table-row>
        <table:table-row table:style-name="ro1">
          <table:table-cell office:value-type="float" office:value="13812345540" calcext:value-type="float">
            <text:p>13812345540</text:p>
          </table:table-cell>
          <table:table-cell table:formula="of:=[.A1244]/LOG([.A1244])+[.$C$2]*2*(RAND()-0.5)" office:value-type="float" office:value="1362128329.38456" calcext:value-type="float">
            <text:p>1362128329.38456</text:p>
          </table:table-cell>
          <table:table-cell/>
        </table:table-row>
        <table:table-row table:style-name="ro1">
          <table:table-cell office:value-type="float" office:value="13823456651" calcext:value-type="float">
            <text:p>13823456651</text:p>
          </table:table-cell>
          <table:table-cell table:formula="of:=[.A1245]/LOG([.A1245])+[.$C$2]*2*(RAND()-0.5)" office:value-type="float" office:value="1363177124.3655" calcext:value-type="float">
            <text:p>1363177124.3655</text:p>
          </table:table-cell>
          <table:table-cell/>
        </table:table-row>
        <table:table-row table:style-name="ro1">
          <table:table-cell office:value-type="float" office:value="13834567762" calcext:value-type="float">
            <text:p>13834567762</text:p>
          </table:table-cell>
          <table:table-cell table:formula="of:=[.A1246]/LOG([.A1246])+[.$C$2]*2*(RAND()-0.5)" office:value-type="float" office:value="1364225884.85874" calcext:value-type="float">
            <text:p>1364225884.85874</text:p>
          </table:table-cell>
          <table:table-cell/>
        </table:table-row>
        <table:table-row table:style-name="ro1">
          <table:table-cell office:value-type="float" office:value="13845678873" calcext:value-type="float">
            <text:p>13845678873</text:p>
          </table:table-cell>
          <table:table-cell table:formula="of:=[.A1247]/LOG([.A1247])+[.$C$2]*2*(RAND()-0.5)" office:value-type="float" office:value="1365274610.89423" calcext:value-type="float">
            <text:p>1365274610.89423</text:p>
          </table:table-cell>
          <table:table-cell/>
        </table:table-row>
        <table:table-row table:style-name="ro1">
          <table:table-cell office:value-type="float" office:value="13856789984" calcext:value-type="float">
            <text:p>13856789984</text:p>
          </table:table-cell>
          <table:table-cell table:formula="of:=[.A1248]/LOG([.A1248])+[.$C$2]*2*(RAND()-0.5)" office:value-type="float" office:value="1366323302.50188" calcext:value-type="float">
            <text:p>1366323302.50188</text:p>
          </table:table-cell>
          <table:table-cell/>
        </table:table-row>
        <table:table-row table:style-name="ro1">
          <table:table-cell office:value-type="float" office:value="13867901095" calcext:value-type="float">
            <text:p>13867901095</text:p>
          </table:table-cell>
          <table:table-cell table:formula="of:=[.A1249]/LOG([.A1249])+[.$C$2]*2*(RAND()-0.5)" office:value-type="float" office:value="1367371959.71155" calcext:value-type="float">
            <text:p>1367371959.71155</text:p>
          </table:table-cell>
          <table:table-cell/>
        </table:table-row>
        <table:table-row table:style-name="ro1">
          <table:table-cell office:value-type="float" office:value="13879012206" calcext:value-type="float">
            <text:p>13879012206</text:p>
          </table:table-cell>
          <table:table-cell table:formula="of:=[.A1250]/LOG([.A1250])+[.$C$2]*2*(RAND()-0.5)" office:value-type="float" office:value="1368420582.55305" calcext:value-type="float">
            <text:p>1368420582.55305</text:p>
          </table:table-cell>
          <table:table-cell/>
        </table:table-row>
        <table:table-row table:style-name="ro1">
          <table:table-cell office:value-type="float" office:value="13890123317" calcext:value-type="float">
            <text:p>13890123317</text:p>
          </table:table-cell>
          <table:table-cell table:formula="of:=[.A1251]/LOG([.A1251])+[.$C$2]*2*(RAND()-0.5)" office:value-type="float" office:value="1369469171.05614" calcext:value-type="float">
            <text:p>1369469171.05614</text:p>
          </table:table-cell>
          <table:table-cell/>
        </table:table-row>
        <table:table-row table:style-name="ro1">
          <table:table-cell office:value-type="float" office:value="13901234428" calcext:value-type="float">
            <text:p>13901234428</text:p>
          </table:table-cell>
          <table:table-cell table:formula="of:=[.A1252]/LOG([.A1252])+[.$C$2]*2*(RAND()-0.5)" office:value-type="float" office:value="1370517725.25052" calcext:value-type="float">
            <text:p>1370517725.25052</text:p>
          </table:table-cell>
          <table:table-cell/>
        </table:table-row>
        <table:table-row table:style-name="ro1">
          <table:table-cell office:value-type="float" office:value="13912345539" calcext:value-type="float">
            <text:p>13912345539</text:p>
          </table:table-cell>
          <table:table-cell table:formula="of:=[.A1253]/LOG([.A1253])+[.$C$2]*2*(RAND()-0.5)" office:value-type="float" office:value="1371566245.16587" calcext:value-type="float">
            <text:p>1371566245.16587</text:p>
          </table:table-cell>
          <table:table-cell/>
        </table:table-row>
        <table:table-row table:style-name="ro1">
          <table:table-cell office:value-type="float" office:value="13923456650" calcext:value-type="float">
            <text:p>13923456650</text:p>
          </table:table-cell>
          <table:table-cell table:formula="of:=[.A1254]/LOG([.A1254])+[.$C$2]*2*(RAND()-0.5)" office:value-type="float" office:value="1372614730.83178" calcext:value-type="float">
            <text:p>1372614730.83178</text:p>
          </table:table-cell>
          <table:table-cell/>
        </table:table-row>
        <table:table-row table:style-name="ro1">
          <table:table-cell office:value-type="float" office:value="13934567761" calcext:value-type="float">
            <text:p>13934567761</text:p>
          </table:table-cell>
          <table:table-cell table:formula="of:=[.A1255]/LOG([.A1255])+[.$C$2]*2*(RAND()-0.5)" office:value-type="float" office:value="1373663182.27782" calcext:value-type="float">
            <text:p>1373663182.27782</text:p>
          </table:table-cell>
          <table:table-cell/>
        </table:table-row>
        <table:table-row table:style-name="ro1">
          <table:table-cell office:value-type="float" office:value="13945678872" calcext:value-type="float">
            <text:p>13945678872</text:p>
          </table:table-cell>
          <table:table-cell table:formula="of:=[.A1256]/LOG([.A1256])+[.$C$2]*2*(RAND()-0.5)" office:value-type="float" office:value="1374711599.53351" calcext:value-type="float">
            <text:p>1374711599.53351</text:p>
          </table:table-cell>
          <table:table-cell/>
        </table:table-row>
        <table:table-row table:style-name="ro1">
          <table:table-cell office:value-type="float" office:value="13956789983" calcext:value-type="float">
            <text:p>13956789983</text:p>
          </table:table-cell>
          <table:table-cell table:formula="of:=[.A1257]/LOG([.A1257])+[.$C$2]*2*(RAND()-0.5)" office:value-type="float" office:value="1375759982.6283" calcext:value-type="float">
            <text:p>1375759982.6283</text:p>
          </table:table-cell>
          <table:table-cell/>
        </table:table-row>
        <table:table-row table:style-name="ro1">
          <table:table-cell office:value-type="float" office:value="13967901094" calcext:value-type="float">
            <text:p>13967901094</text:p>
          </table:table-cell>
          <table:table-cell table:formula="of:=[.A1258]/LOG([.A1258])+[.$C$2]*2*(RAND()-0.5)" office:value-type="float" office:value="1376808331.59161" calcext:value-type="float">
            <text:p>1376808331.59161</text:p>
          </table:table-cell>
          <table:table-cell/>
        </table:table-row>
        <table:table-row table:style-name="ro1">
          <table:table-cell office:value-type="float" office:value="13979012205" calcext:value-type="float">
            <text:p>13979012205</text:p>
          </table:table-cell>
          <table:table-cell table:formula="of:=[.A1259]/LOG([.A1259])+[.$C$2]*2*(RAND()-0.5)" office:value-type="float" office:value="1377856646.45281" calcext:value-type="float">
            <text:p>1377856646.45281</text:p>
          </table:table-cell>
          <table:table-cell/>
        </table:table-row>
        <table:table-row table:style-name="ro1">
          <table:table-cell office:value-type="float" office:value="13990123316" calcext:value-type="float">
            <text:p>13990123316</text:p>
          </table:table-cell>
          <table:table-cell table:formula="of:=[.A1260]/LOG([.A1260])+[.$C$2]*2*(RAND()-0.5)" office:value-type="float" office:value="1378904927.2412" calcext:value-type="float">
            <text:p>1378904927.2412</text:p>
          </table:table-cell>
          <table:table-cell/>
        </table:table-row>
        <table:table-row table:style-name="ro1">
          <table:table-cell office:value-type="float" office:value="14001234427" calcext:value-type="float">
            <text:p>14001234427</text:p>
          </table:table-cell>
          <table:table-cell table:formula="of:=[.A1261]/LOG([.A1261])+[.$C$2]*2*(RAND()-0.5)" office:value-type="float" office:value="1379953173.98607" calcext:value-type="float">
            <text:p>1379953173.98607</text:p>
          </table:table-cell>
          <table:table-cell/>
        </table:table-row>
        <table:table-row table:style-name="ro1">
          <table:table-cell office:value-type="float" office:value="14012345538" calcext:value-type="float">
            <text:p>14012345538</text:p>
          </table:table-cell>
          <table:table-cell table:formula="of:=[.A1262]/LOG([.A1262])+[.$C$2]*2*(RAND()-0.5)" office:value-type="float" office:value="1381001386.71663" calcext:value-type="float">
            <text:p>1381001386.71663</text:p>
          </table:table-cell>
          <table:table-cell/>
        </table:table-row>
        <table:table-row table:style-name="ro1">
          <table:table-cell office:value-type="float" office:value="14023456649" calcext:value-type="float">
            <text:p>14023456649</text:p>
          </table:table-cell>
          <table:table-cell table:formula="of:=[.A1263]/LOG([.A1263])+[.$C$2]*2*(RAND()-0.5)" office:value-type="float" office:value="1382049565.46205" calcext:value-type="float">
            <text:p>1382049565.46205</text:p>
          </table:table-cell>
          <table:table-cell/>
        </table:table-row>
        <table:table-row table:style-name="ro1">
          <table:table-cell office:value-type="float" office:value="14034567760" calcext:value-type="float">
            <text:p>14034567760</text:p>
          </table:table-cell>
          <table:table-cell table:formula="of:=[.A1264]/LOG([.A1264])+[.$C$2]*2*(RAND()-0.5)" office:value-type="float" office:value="1383097710.25146" calcext:value-type="float">
            <text:p>1383097710.25146</text:p>
          </table:table-cell>
          <table:table-cell/>
        </table:table-row>
        <table:table-row table:style-name="ro1">
          <table:table-cell office:value-type="float" office:value="14045678871" calcext:value-type="float">
            <text:p>14045678871</text:p>
          </table:table-cell>
          <table:table-cell table:formula="of:=[.A1265]/LOG([.A1265])+[.$C$2]*2*(RAND()-0.5)" office:value-type="float" office:value="1384145821.11393" calcext:value-type="float">
            <text:p>1384145821.11393</text:p>
          </table:table-cell>
          <table:table-cell/>
        </table:table-row>
        <table:table-row table:style-name="ro1">
          <table:table-cell office:value-type="float" office:value="14056789982" calcext:value-type="float">
            <text:p>14056789982</text:p>
          </table:table-cell>
          <table:table-cell table:formula="of:=[.A1266]/LOG([.A1266])+[.$C$2]*2*(RAND()-0.5)" office:value-type="float" office:value="1385193898.07848" calcext:value-type="float">
            <text:p>1385193898.07848</text:p>
          </table:table-cell>
          <table:table-cell/>
        </table:table-row>
        <table:table-row table:style-name="ro1">
          <table:table-cell office:value-type="float" office:value="14067901093" calcext:value-type="float">
            <text:p>14067901093</text:p>
          </table:table-cell>
          <table:table-cell table:formula="of:=[.A1267]/LOG([.A1267])+[.$C$2]*2*(RAND()-0.5)" office:value-type="float" office:value="1386241941.1741" calcext:value-type="float">
            <text:p>1386241941.1741</text:p>
          </table:table-cell>
          <table:table-cell/>
        </table:table-row>
        <table:table-row table:style-name="ro1">
          <table:table-cell office:value-type="float" office:value="14079012204" calcext:value-type="float">
            <text:p>14079012204</text:p>
          </table:table-cell>
          <table:table-cell table:formula="of:=[.A1268]/LOG([.A1268])+[.$C$2]*2*(RAND()-0.5)" office:value-type="float" office:value="1387289950.42973" calcext:value-type="float">
            <text:p>1387289950.42973</text:p>
          </table:table-cell>
          <table:table-cell/>
        </table:table-row>
        <table:table-row table:style-name="ro1">
          <table:table-cell office:value-type="float" office:value="14090123315" calcext:value-type="float">
            <text:p>14090123315</text:p>
          </table:table-cell>
          <table:table-cell table:formula="of:=[.A1269]/LOG([.A1269])+[.$C$2]*2*(RAND()-0.5)" office:value-type="float" office:value="1388337925.87424" calcext:value-type="float">
            <text:p>1388337925.87424</text:p>
          </table:table-cell>
          <table:table-cell/>
        </table:table-row>
        <table:table-row table:style-name="ro1">
          <table:table-cell office:value-type="float" office:value="14101234426" calcext:value-type="float">
            <text:p>14101234426</text:p>
          </table:table-cell>
          <table:table-cell table:formula="of:=[.A1270]/LOG([.A1270])+[.$C$2]*2*(RAND()-0.5)" office:value-type="float" office:value="1389385867.53646" calcext:value-type="float">
            <text:p>1389385867.53646</text:p>
          </table:table-cell>
          <table:table-cell/>
        </table:table-row>
        <table:table-row table:style-name="ro1">
          <table:table-cell office:value-type="float" office:value="14112345537" calcext:value-type="float">
            <text:p>14112345537</text:p>
          </table:table-cell>
          <table:table-cell table:formula="of:=[.A1271]/LOG([.A1271])+[.$C$2]*2*(RAND()-0.5)" office:value-type="float" office:value="1390433775.4452" calcext:value-type="float">
            <text:p>1390433775.4452</text:p>
          </table:table-cell>
          <table:table-cell/>
        </table:table-row>
        <table:table-row table:style-name="ro1">
          <table:table-cell office:value-type="float" office:value="14123456648" calcext:value-type="float">
            <text:p>14123456648</text:p>
          </table:table-cell>
          <table:table-cell table:formula="of:=[.A1272]/LOG([.A1272])+[.$C$2]*2*(RAND()-0.5)" office:value-type="float" office:value="1391481649.62919" calcext:value-type="float">
            <text:p>1391481649.62919</text:p>
          </table:table-cell>
          <table:table-cell/>
        </table:table-row>
        <table:table-row table:style-name="ro1">
          <table:table-cell office:value-type="float" office:value="14134567759" calcext:value-type="float">
            <text:p>14134567759</text:p>
          </table:table-cell>
          <table:table-cell table:formula="of:=[.A1273]/LOG([.A1273])+[.$C$2]*2*(RAND()-0.5)" office:value-type="float" office:value="1392529490.11713" calcext:value-type="float">
            <text:p>1392529490.11713</text:p>
          </table:table-cell>
          <table:table-cell/>
        </table:table-row>
        <table:table-row table:style-name="ro1">
          <table:table-cell office:value-type="float" office:value="14145678870" calcext:value-type="float">
            <text:p>14145678870</text:p>
          </table:table-cell>
          <table:table-cell table:formula="of:=[.A1274]/LOG([.A1274])+[.$C$2]*2*(RAND()-0.5)" office:value-type="float" office:value="1393577296.93767" calcext:value-type="float">
            <text:p>1393577296.93767</text:p>
          </table:table-cell>
          <table:table-cell/>
        </table:table-row>
        <table:table-row table:style-name="ro1">
          <table:table-cell office:value-type="float" office:value="14156789981" calcext:value-type="float">
            <text:p>14156789981</text:p>
          </table:table-cell>
          <table:table-cell table:formula="of:=[.A1275]/LOG([.A1275])+[.$C$2]*2*(RAND()-0.5)" office:value-type="float" office:value="1394625070.1194" calcext:value-type="float">
            <text:p>1394625070.1194</text:p>
          </table:table-cell>
          <table:table-cell/>
        </table:table-row>
        <table:table-row table:style-name="ro1">
          <table:table-cell office:value-type="float" office:value="14167901092" calcext:value-type="float">
            <text:p>14167901092</text:p>
          </table:table-cell>
          <table:table-cell table:formula="of:=[.A1276]/LOG([.A1276])+[.$C$2]*2*(RAND()-0.5)" office:value-type="float" office:value="1395672809.69088" calcext:value-type="float">
            <text:p>1395672809.69088</text:p>
          </table:table-cell>
          <table:table-cell/>
        </table:table-row>
        <table:table-row table:style-name="ro1">
          <table:table-cell office:value-type="float" office:value="14179012203" calcext:value-type="float">
            <text:p>14179012203</text:p>
          </table:table-cell>
          <table:table-cell table:formula="of:=[.A1277]/LOG([.A1277])+[.$C$2]*2*(RAND()-0.5)" office:value-type="float" office:value="1396720515.68062" calcext:value-type="float">
            <text:p>1396720515.68062</text:p>
          </table:table-cell>
          <table:table-cell/>
        </table:table-row>
        <table:table-row table:style-name="ro1">
          <table:table-cell office:value-type="float" office:value="14190123314" calcext:value-type="float">
            <text:p>14190123314</text:p>
          </table:table-cell>
          <table:table-cell table:formula="of:=[.A1278]/LOG([.A1278])+[.$C$2]*2*(RAND()-0.5)" office:value-type="float" office:value="1397768188.11708" calcext:value-type="float">
            <text:p>1397768188.11708</text:p>
          </table:table-cell>
          <table:table-cell/>
        </table:table-row>
        <table:table-row table:style-name="ro1">
          <table:table-cell office:value-type="float" office:value="14201234425" calcext:value-type="float">
            <text:p>14201234425</text:p>
          </table:table-cell>
          <table:table-cell table:formula="of:=[.A1279]/LOG([.A1279])+[.$C$2]*2*(RAND()-0.5)" office:value-type="float" office:value="1398815827.02868" calcext:value-type="float">
            <text:p>1398815827.02868</text:p>
          </table:table-cell>
          <table:table-cell/>
        </table:table-row>
        <table:table-row table:style-name="ro1">
          <table:table-cell office:value-type="float" office:value="14212345536" calcext:value-type="float">
            <text:p>14212345536</text:p>
          </table:table-cell>
          <table:table-cell table:formula="of:=[.A1280]/LOG([.A1280])+[.$C$2]*2*(RAND()-0.5)" office:value-type="float" office:value="1399863432.44377" calcext:value-type="float">
            <text:p>1399863432.44377</text:p>
          </table:table-cell>
          <table:table-cell/>
        </table:table-row>
        <table:table-row table:style-name="ro1">
          <table:table-cell office:value-type="float" office:value="14223456647" calcext:value-type="float">
            <text:p>14223456647</text:p>
          </table:table-cell>
          <table:table-cell table:formula="of:=[.A1281]/LOG([.A1281])+[.$C$2]*2*(RAND()-0.5)" office:value-type="float" office:value="1400911004.3907" calcext:value-type="float">
            <text:p>1400911004.3907</text:p>
          </table:table-cell>
          <table:table-cell/>
        </table:table-row>
        <table:table-row table:style-name="ro1">
          <table:table-cell office:value-type="float" office:value="14234567758" calcext:value-type="float">
            <text:p>14234567758</text:p>
          </table:table-cell>
          <table:table-cell table:formula="of:=[.A1282]/LOG([.A1282])+[.$C$2]*2*(RAND()-0.5)" office:value-type="float" office:value="1401958542.89772" calcext:value-type="float">
            <text:p>1401958542.89772</text:p>
          </table:table-cell>
          <table:table-cell/>
        </table:table-row>
        <table:table-row table:style-name="ro1">
          <table:table-cell office:value-type="float" office:value="14245678869" calcext:value-type="float">
            <text:p>14245678869</text:p>
          </table:table-cell>
          <table:table-cell table:formula="of:=[.A1283]/LOG([.A1283])+[.$C$2]*2*(RAND()-0.5)" office:value-type="float" office:value="1403006047.99307" calcext:value-type="float">
            <text:p>1403006047.99307</text:p>
          </table:table-cell>
          <table:table-cell/>
        </table:table-row>
        <table:table-row table:style-name="ro1">
          <table:table-cell office:value-type="float" office:value="14256789980" calcext:value-type="float">
            <text:p>14256789980</text:p>
          </table:table-cell>
          <table:table-cell table:formula="of:=[.A1284]/LOG([.A1284])+[.$C$2]*2*(RAND()-0.5)" office:value-type="float" office:value="1404053519.70494" calcext:value-type="float">
            <text:p>1404053519.70494</text:p>
          </table:table-cell>
          <table:table-cell/>
        </table:table-row>
        <table:table-row table:style-name="ro1">
          <table:table-cell office:value-type="float" office:value="14267901091" calcext:value-type="float">
            <text:p>14267901091</text:p>
          </table:table-cell>
          <table:table-cell table:formula="of:=[.A1285]/LOG([.A1285])+[.$C$2]*2*(RAND()-0.5)" office:value-type="float" office:value="1405100958.06146" calcext:value-type="float">
            <text:p>1405100958.06146</text:p>
          </table:table-cell>
          <table:table-cell/>
        </table:table-row>
        <table:table-row table:style-name="ro1">
          <table:table-cell office:value-type="float" office:value="14279012202" calcext:value-type="float">
            <text:p>14279012202</text:p>
          </table:table-cell>
          <table:table-cell table:formula="of:=[.A1286]/LOG([.A1286])+[.$C$2]*2*(RAND()-0.5)" office:value-type="float" office:value="1406148363.09073" calcext:value-type="float">
            <text:p>1406148363.09073</text:p>
          </table:table-cell>
          <table:table-cell/>
        </table:table-row>
        <table:table-row table:style-name="ro1">
          <table:table-cell office:value-type="float" office:value="14290123313" calcext:value-type="float">
            <text:p>14290123313</text:p>
          </table:table-cell>
          <table:table-cell table:formula="of:=[.A1287]/LOG([.A1287])+[.$C$2]*2*(RAND()-0.5)" office:value-type="float" office:value="1407195734.82079" calcext:value-type="float">
            <text:p>1407195734.82079</text:p>
          </table:table-cell>
          <table:table-cell/>
        </table:table-row>
        <table:table-row table:style-name="ro1">
          <table:table-cell office:value-type="float" office:value="14301234424" calcext:value-type="float">
            <text:p>14301234424</text:p>
          </table:table-cell>
          <table:table-cell table:formula="of:=[.A1288]/LOG([.A1288])+[.$C$2]*2*(RAND()-0.5)" office:value-type="float" office:value="1408243073.27965" calcext:value-type="float">
            <text:p>1408243073.27965</text:p>
          </table:table-cell>
          <table:table-cell/>
        </table:table-row>
        <table:table-row table:style-name="ro1">
          <table:table-cell office:value-type="float" office:value="14312345535" calcext:value-type="float">
            <text:p>14312345535</text:p>
          </table:table-cell>
          <table:table-cell table:formula="of:=[.A1289]/LOG([.A1289])+[.$C$2]*2*(RAND()-0.5)" office:value-type="float" office:value="1409290378.49525" calcext:value-type="float">
            <text:p>1409290378.49525</text:p>
          </table:table-cell>
          <table:table-cell/>
        </table:table-row>
        <table:table-row table:style-name="ro1">
          <table:table-cell office:value-type="float" office:value="14323456646" calcext:value-type="float">
            <text:p>14323456646</text:p>
          </table:table-cell>
          <table:table-cell table:formula="of:=[.A1290]/LOG([.A1290])+[.$C$2]*2*(RAND()-0.5)" office:value-type="float" office:value="1410337650.49551" calcext:value-type="float">
            <text:p>1410337650.49551</text:p>
          </table:table-cell>
          <table:table-cell/>
        </table:table-row>
        <table:table-row table:style-name="ro1">
          <table:table-cell office:value-type="float" office:value="14334567757" calcext:value-type="float">
            <text:p>14334567757</text:p>
          </table:table-cell>
          <table:table-cell table:formula="of:=[.A1291]/LOG([.A1291])+[.$C$2]*2*(RAND()-0.5)" office:value-type="float" office:value="1411384889.30831" calcext:value-type="float">
            <text:p>1411384889.30831</text:p>
          </table:table-cell>
          <table:table-cell/>
        </table:table-row>
        <table:table-row table:style-name="ro1">
          <table:table-cell office:value-type="float" office:value="14345678868" calcext:value-type="float">
            <text:p>14345678868</text:p>
          </table:table-cell>
          <table:table-cell table:formula="of:=[.A1292]/LOG([.A1292])+[.$C$2]*2*(RAND()-0.5)" office:value-type="float" office:value="1412432094.96145" calcext:value-type="float">
            <text:p>1412432094.96145</text:p>
          </table:table-cell>
          <table:table-cell/>
        </table:table-row>
        <table:table-row table:style-name="ro1">
          <table:table-cell office:value-type="float" office:value="14356789979" calcext:value-type="float">
            <text:p>14356789979</text:p>
          </table:table-cell>
          <table:table-cell table:formula="of:=[.A1293]/LOG([.A1293])+[.$C$2]*2*(RAND()-0.5)" office:value-type="float" office:value="1413479267.48271" calcext:value-type="float">
            <text:p>1413479267.48271</text:p>
          </table:table-cell>
          <table:table-cell/>
        </table:table-row>
        <table:table-row table:style-name="ro1">
          <table:table-cell office:value-type="float" office:value="14367901090" calcext:value-type="float">
            <text:p>14367901090</text:p>
          </table:table-cell>
          <table:table-cell table:formula="of:=[.A1294]/LOG([.A1294])+[.$C$2]*2*(RAND()-0.5)" office:value-type="float" office:value="1414526406.89983" calcext:value-type="float">
            <text:p>1414526406.89983</text:p>
          </table:table-cell>
          <table:table-cell/>
        </table:table-row>
        <table:table-row table:style-name="ro1">
          <table:table-cell office:value-type="float" office:value="14379012201" calcext:value-type="float">
            <text:p>14379012201</text:p>
          </table:table-cell>
          <table:table-cell table:formula="of:=[.A1295]/LOG([.A1295])+[.$C$2]*2*(RAND()-0.5)" office:value-type="float" office:value="1415573513.24049" calcext:value-type="float">
            <text:p>1415573513.24049</text:p>
          </table:table-cell>
          <table:table-cell/>
        </table:table-row>
        <table:table-row table:style-name="ro1">
          <table:table-cell office:value-type="float" office:value="14390123312" calcext:value-type="float">
            <text:p>14390123312</text:p>
          </table:table-cell>
          <table:table-cell table:formula="of:=[.A1296]/LOG([.A1296])+[.$C$2]*2*(RAND()-0.5)" office:value-type="float" office:value="1416620586.53233" calcext:value-type="float">
            <text:p>1416620586.53233</text:p>
          </table:table-cell>
          <table:table-cell/>
        </table:table-row>
        <table:table-row table:style-name="ro1">
          <table:table-cell office:value-type="float" office:value="14401234423" calcext:value-type="float">
            <text:p>14401234423</text:p>
          </table:table-cell>
          <table:table-cell table:formula="of:=[.A1297]/LOG([.A1297])+[.$C$2]*2*(RAND()-0.5)" office:value-type="float" office:value="1417667626.80295" calcext:value-type="float">
            <text:p>1417667626.80295</text:p>
          </table:table-cell>
          <table:table-cell/>
        </table:table-row>
        <table:table-row table:style-name="ro1">
          <table:table-cell office:value-type="float" office:value="14412345534" calcext:value-type="float">
            <text:p>14412345534</text:p>
          </table:table-cell>
          <table:table-cell table:formula="of:=[.A1298]/LOG([.A1298])+[.$C$2]*2*(RAND()-0.5)" office:value-type="float" office:value="1418714634.07991" calcext:value-type="float">
            <text:p>1418714634.07991</text:p>
          </table:table-cell>
          <table:table-cell/>
        </table:table-row>
        <table:table-row table:style-name="ro1">
          <table:table-cell office:value-type="float" office:value="14423456645" calcext:value-type="float">
            <text:p>14423456645</text:p>
          </table:table-cell>
          <table:table-cell table:formula="of:=[.A1299]/LOG([.A1299])+[.$C$2]*2*(RAND()-0.5)" office:value-type="float" office:value="1419761608.39071" calcext:value-type="float">
            <text:p>1419761608.39071</text:p>
          </table:table-cell>
          <table:table-cell/>
        </table:table-row>
        <table:table-row table:style-name="ro1">
          <table:table-cell office:value-type="float" office:value="14434567756" calcext:value-type="float">
            <text:p>14434567756</text:p>
          </table:table-cell>
          <table:table-cell table:formula="of:=[.A1300]/LOG([.A1300])+[.$C$2]*2*(RAND()-0.5)" office:value-type="float" office:value="1420808549.76281" calcext:value-type="float">
            <text:p>1420808549.76281</text:p>
          </table:table-cell>
          <table:table-cell/>
        </table:table-row>
        <table:table-row table:style-name="ro1">
          <table:table-cell office:value-type="float" office:value="14445678867" calcext:value-type="float">
            <text:p>14445678867</text:p>
          </table:table-cell>
          <table:table-cell table:formula="of:=[.A1301]/LOG([.A1301])+[.$C$2]*2*(RAND()-0.5)" office:value-type="float" office:value="1421855458.22364" calcext:value-type="float">
            <text:p>1421855458.22364</text:p>
          </table:table-cell>
          <table:table-cell/>
        </table:table-row>
        <table:table-row table:style-name="ro1">
          <table:table-cell office:value-type="float" office:value="14456789978" calcext:value-type="float">
            <text:p>14456789978</text:p>
          </table:table-cell>
          <table:table-cell table:formula="of:=[.A1302]/LOG([.A1302])+[.$C$2]*2*(RAND()-0.5)" office:value-type="float" office:value="1422902333.80057" calcext:value-type="float">
            <text:p>1422902333.80057</text:p>
          </table:table-cell>
          <table:table-cell/>
        </table:table-row>
        <table:table-row table:style-name="ro1">
          <table:table-cell office:value-type="float" office:value="14467901089" calcext:value-type="float">
            <text:p>14467901089</text:p>
          </table:table-cell>
          <table:table-cell table:formula="of:=[.A1303]/LOG([.A1303])+[.$C$2]*2*(RAND()-0.5)" office:value-type="float" office:value="1423949176.52094" calcext:value-type="float">
            <text:p>1423949176.52094</text:p>
          </table:table-cell>
          <table:table-cell/>
        </table:table-row>
        <table:table-row table:style-name="ro1">
          <table:table-cell office:value-type="float" office:value="14479012200" calcext:value-type="float">
            <text:p>14479012200</text:p>
          </table:table-cell>
          <table:table-cell table:formula="of:=[.A1304]/LOG([.A1304])+[.$C$2]*2*(RAND()-0.5)" office:value-type="float" office:value="1424995986.41203" calcext:value-type="float">
            <text:p>1424995986.41203</text:p>
          </table:table-cell>
          <table:table-cell/>
        </table:table-row>
        <table:table-row table:style-name="ro1">
          <table:table-cell office:value-type="float" office:value="14490123311" calcext:value-type="float">
            <text:p>14490123311</text:p>
          </table:table-cell>
          <table:table-cell table:formula="of:=[.A1305]/LOG([.A1305])+[.$C$2]*2*(RAND()-0.5)" office:value-type="float" office:value="1426042763.50109" calcext:value-type="float">
            <text:p>1426042763.50109</text:p>
          </table:table-cell>
          <table:table-cell/>
        </table:table-row>
        <table:table-row table:style-name="ro1">
          <table:table-cell office:value-type="float" office:value="14501234422" calcext:value-type="float">
            <text:p>14501234422</text:p>
          </table:table-cell>
          <table:table-cell table:formula="of:=[.A1306]/LOG([.A1306])+[.$C$2]*2*(RAND()-0.5)" office:value-type="float" office:value="1427089507.81533" calcext:value-type="float">
            <text:p>1427089507.81533</text:p>
          </table:table-cell>
          <table:table-cell/>
        </table:table-row>
        <table:table-row table:style-name="ro1">
          <table:table-cell office:value-type="float" office:value="14512345533" calcext:value-type="float">
            <text:p>14512345533</text:p>
          </table:table-cell>
          <table:table-cell table:formula="of:=[.A1307]/LOG([.A1307])+[.$C$2]*2*(RAND()-0.5)" office:value-type="float" office:value="1428136219.38189" calcext:value-type="float">
            <text:p>1428136219.38189</text:p>
          </table:table-cell>
          <table:table-cell/>
        </table:table-row>
        <table:table-row table:style-name="ro1">
          <table:table-cell office:value-type="float" office:value="14523456644" calcext:value-type="float">
            <text:p>14523456644</text:p>
          </table:table-cell>
          <table:table-cell table:formula="of:=[.A1308]/LOG([.A1308])+[.$C$2]*2*(RAND()-0.5)" office:value-type="float" office:value="1429182898.22789" calcext:value-type="float">
            <text:p>1429182898.22789</text:p>
          </table:table-cell>
          <table:table-cell/>
        </table:table-row>
        <table:table-row table:style-name="ro1">
          <table:table-cell office:value-type="float" office:value="14534567755" calcext:value-type="float">
            <text:p>14534567755</text:p>
          </table:table-cell>
          <table:table-cell table:formula="of:=[.A1309]/LOG([.A1309])+[.$C$2]*2*(RAND()-0.5)" office:value-type="float" office:value="1430229544.38042" calcext:value-type="float">
            <text:p>1430229544.38042</text:p>
          </table:table-cell>
          <table:table-cell/>
        </table:table-row>
        <table:table-row table:style-name="ro1">
          <table:table-cell office:value-type="float" office:value="14545678866" calcext:value-type="float">
            <text:p>14545678866</text:p>
          </table:table-cell>
          <table:table-cell table:formula="of:=[.A1310]/LOG([.A1310])+[.$C$2]*2*(RAND()-0.5)" office:value-type="float" office:value="1431276157.86648" calcext:value-type="float">
            <text:p>1431276157.86648</text:p>
          </table:table-cell>
          <table:table-cell/>
        </table:table-row>
        <table:table-row table:style-name="ro1">
          <table:table-cell office:value-type="float" office:value="14556789977" calcext:value-type="float">
            <text:p>14556789977</text:p>
          </table:table-cell>
          <table:table-cell table:formula="of:=[.A1311]/LOG([.A1311])+[.$C$2]*2*(RAND()-0.5)" office:value-type="float" office:value="1432322738.71308" calcext:value-type="float">
            <text:p>1432322738.71308</text:p>
          </table:table-cell>
          <table:table-cell/>
        </table:table-row>
        <table:table-row table:style-name="ro1">
          <table:table-cell office:value-type="float" office:value="14567901088" calcext:value-type="float">
            <text:p>14567901088</text:p>
          </table:table-cell>
          <table:table-cell table:formula="of:=[.A1312]/LOG([.A1312])+[.$C$2]*2*(RAND()-0.5)" office:value-type="float" office:value="1433369286.94714" calcext:value-type="float">
            <text:p>1433369286.94714</text:p>
          </table:table-cell>
          <table:table-cell/>
        </table:table-row>
        <table:table-row table:style-name="ro1">
          <table:table-cell office:value-type="float" office:value="14579012199" calcext:value-type="float">
            <text:p>14579012199</text:p>
          </table:table-cell>
          <table:table-cell table:formula="of:=[.A1313]/LOG([.A1313])+[.$C$2]*2*(RAND()-0.5)" office:value-type="float" office:value="1434415802.59558" calcext:value-type="float">
            <text:p>1434415802.59558</text:p>
          </table:table-cell>
          <table:table-cell/>
        </table:table-row>
        <table:table-row table:style-name="ro1">
          <table:table-cell office:value-type="float" office:value="14590123310" calcext:value-type="float">
            <text:p>14590123310</text:p>
          </table:table-cell>
          <table:table-cell table:formula="of:=[.A1314]/LOG([.A1314])+[.$C$2]*2*(RAND()-0.5)" office:value-type="float" office:value="1435462285.68525" calcext:value-type="float">
            <text:p>1435462285.68525</text:p>
          </table:table-cell>
          <table:table-cell/>
        </table:table-row>
        <table:table-row table:style-name="ro1">
          <table:table-cell office:value-type="float" office:value="14601234421" calcext:value-type="float">
            <text:p>14601234421</text:p>
          </table:table-cell>
          <table:table-cell table:formula="of:=[.A1315]/LOG([.A1315])+[.$C$2]*2*(RAND()-0.5)" office:value-type="float" office:value="1436508736.24296" calcext:value-type="float">
            <text:p>1436508736.24296</text:p>
          </table:table-cell>
          <table:table-cell/>
        </table:table-row>
        <table:table-row table:style-name="ro1">
          <table:table-cell office:value-type="float" office:value="14612345532" calcext:value-type="float">
            <text:p>14612345532</text:p>
          </table:table-cell>
          <table:table-cell table:formula="of:=[.A1316]/LOG([.A1316])+[.$C$2]*2*(RAND()-0.5)" office:value-type="float" office:value="1437555154.29548" calcext:value-type="float">
            <text:p>1437555154.29548</text:p>
          </table:table-cell>
          <table:table-cell/>
        </table:table-row>
        <table:table-row table:style-name="ro1">
          <table:table-cell office:value-type="float" office:value="14623456643" calcext:value-type="float">
            <text:p>14623456643</text:p>
          </table:table-cell>
          <table:table-cell table:formula="of:=[.A1317]/LOG([.A1317])+[.$C$2]*2*(RAND()-0.5)" office:value-type="float" office:value="1438601539.86955" calcext:value-type="float">
            <text:p>1438601539.86955</text:p>
          </table:table-cell>
          <table:table-cell/>
        </table:table-row>
        <table:table-row table:style-name="ro1">
          <table:table-cell office:value-type="float" office:value="14634567754" calcext:value-type="float">
            <text:p>14634567754</text:p>
          </table:table-cell>
          <table:table-cell table:formula="of:=[.A1318]/LOG([.A1318])+[.$C$2]*2*(RAND()-0.5)" office:value-type="float" office:value="1439647892.99184" calcext:value-type="float">
            <text:p>1439647892.99184</text:p>
          </table:table-cell>
          <table:table-cell/>
        </table:table-row>
        <table:table-row table:style-name="ro1">
          <table:table-cell office:value-type="float" office:value="14645678865" calcext:value-type="float">
            <text:p>14645678865</text:p>
          </table:table-cell>
          <table:table-cell table:formula="of:=[.A1319]/LOG([.A1319])+[.$C$2]*2*(RAND()-0.5)" office:value-type="float" office:value="1440694213.68902" calcext:value-type="float">
            <text:p>1440694213.68902</text:p>
          </table:table-cell>
          <table:table-cell/>
        </table:table-row>
        <table:table-row table:style-name="ro1">
          <table:table-cell office:value-type="float" office:value="14656789976" calcext:value-type="float">
            <text:p>14656789976</text:p>
          </table:table-cell>
          <table:table-cell table:formula="of:=[.A1320]/LOG([.A1320])+[.$C$2]*2*(RAND()-0.5)" office:value-type="float" office:value="1441740501.98767" calcext:value-type="float">
            <text:p>1441740501.98767</text:p>
          </table:table-cell>
          <table:table-cell/>
        </table:table-row>
        <table:table-row table:style-name="ro1">
          <table:table-cell office:value-type="float" office:value="14667901087" calcext:value-type="float">
            <text:p>14667901087</text:p>
          </table:table-cell>
          <table:table-cell table:formula="of:=[.A1321]/LOG([.A1321])+[.$C$2]*2*(RAND()-0.5)" office:value-type="float" office:value="1442786757.91436" calcext:value-type="float">
            <text:p>1442786757.91436</text:p>
          </table:table-cell>
          <table:table-cell/>
        </table:table-row>
        <table:table-row table:style-name="ro1">
          <table:table-cell office:value-type="float" office:value="14679012198" calcext:value-type="float">
            <text:p>14679012198</text:p>
          </table:table-cell>
          <table:table-cell table:formula="of:=[.A1322]/LOG([.A1322])+[.$C$2]*2*(RAND()-0.5)" office:value-type="float" office:value="1443832981.4956" calcext:value-type="float">
            <text:p>1443832981.4956</text:p>
          </table:table-cell>
          <table:table-cell/>
        </table:table-row>
        <table:table-row table:style-name="ro1">
          <table:table-cell office:value-type="float" office:value="14690123309" calcext:value-type="float">
            <text:p>14690123309</text:p>
          </table:table-cell>
          <table:table-cell table:formula="of:=[.A1323]/LOG([.A1323])+[.$C$2]*2*(RAND()-0.5)" office:value-type="float" office:value="1444879172.75788" calcext:value-type="float">
            <text:p>1444879172.75788</text:p>
          </table:table-cell>
          <table:table-cell/>
        </table:table-row>
        <table:table-row table:style-name="ro1">
          <table:table-cell office:value-type="float" office:value="14701234420" calcext:value-type="float">
            <text:p>14701234420</text:p>
          </table:table-cell>
          <table:table-cell table:formula="of:=[.A1324]/LOG([.A1324])+[.$C$2]*2*(RAND()-0.5)" office:value-type="float" office:value="1445925331.72763" calcext:value-type="float">
            <text:p>1445925331.72763</text:p>
          </table:table-cell>
          <table:table-cell/>
        </table:table-row>
        <table:table-row table:style-name="ro1">
          <table:table-cell office:value-type="float" office:value="14712345531" calcext:value-type="float">
            <text:p>14712345531</text:p>
          </table:table-cell>
          <table:table-cell table:formula="of:=[.A1325]/LOG([.A1325])+[.$C$2]*2*(RAND()-0.5)" office:value-type="float" office:value="1446971458.43124" calcext:value-type="float">
            <text:p>1446971458.43124</text:p>
          </table:table-cell>
          <table:table-cell/>
        </table:table-row>
        <table:table-row table:style-name="ro1">
          <table:table-cell office:value-type="float" office:value="14723456642" calcext:value-type="float">
            <text:p>14723456642</text:p>
          </table:table-cell>
          <table:table-cell table:formula="of:=[.A1326]/LOG([.A1326])+[.$C$2]*2*(RAND()-0.5)" office:value-type="float" office:value="1448017552.89507" calcext:value-type="float">
            <text:p>1448017552.89507</text:p>
          </table:table-cell>
          <table:table-cell/>
        </table:table-row>
        <table:table-row table:style-name="ro1">
          <table:table-cell office:value-type="float" office:value="14734567753" calcext:value-type="float">
            <text:p>14734567753</text:p>
          </table:table-cell>
          <table:table-cell table:formula="of:=[.A1327]/LOG([.A1327])+[.$C$2]*2*(RAND()-0.5)" office:value-type="float" office:value="1449063615.14542" calcext:value-type="float">
            <text:p>1449063615.14542</text:p>
          </table:table-cell>
          <table:table-cell/>
        </table:table-row>
        <table:table-row table:style-name="ro1">
          <table:table-cell office:value-type="float" office:value="14745678864" calcext:value-type="float">
            <text:p>14745678864</text:p>
          </table:table-cell>
          <table:table-cell table:formula="of:=[.A1328]/LOG([.A1328])+[.$C$2]*2*(RAND()-0.5)" office:value-type="float" office:value="1450109645.20856" calcext:value-type="float">
            <text:p>1450109645.20856</text:p>
          </table:table-cell>
          <table:table-cell/>
        </table:table-row>
        <table:table-row table:style-name="ro1">
          <table:table-cell office:value-type="float" office:value="14756789975" calcext:value-type="float">
            <text:p>14756789975</text:p>
          </table:table-cell>
          <table:table-cell table:formula="of:=[.A1329]/LOG([.A1329])+[.$C$2]*2*(RAND()-0.5)" office:value-type="float" office:value="1451155643.11073" calcext:value-type="float">
            <text:p>1451155643.11073</text:p>
          </table:table-cell>
          <table:table-cell/>
        </table:table-row>
        <table:table-row table:style-name="ro1">
          <table:table-cell office:value-type="float" office:value="14767901086" calcext:value-type="float">
            <text:p>14767901086</text:p>
          </table:table-cell>
          <table:table-cell table:formula="of:=[.A1330]/LOG([.A1330])+[.$C$2]*2*(RAND()-0.5)" office:value-type="float" office:value="1452201608.8781" calcext:value-type="float">
            <text:p>1452201608.8781</text:p>
          </table:table-cell>
          <table:table-cell/>
        </table:table-row>
        <table:table-row table:style-name="ro1">
          <table:table-cell office:value-type="float" office:value="14779012197" calcext:value-type="float">
            <text:p>14779012197</text:p>
          </table:table-cell>
          <table:table-cell table:formula="of:=[.A1331]/LOG([.A1331])+[.$C$2]*2*(RAND()-0.5)" office:value-type="float" office:value="1453247542.53683" calcext:value-type="float">
            <text:p>1453247542.53683</text:p>
          </table:table-cell>
          <table:table-cell/>
        </table:table-row>
        <table:table-row table:style-name="ro1">
          <table:table-cell office:value-type="float" office:value="14790123308" calcext:value-type="float">
            <text:p>14790123308</text:p>
          </table:table-cell>
          <table:table-cell table:formula="of:=[.A1332]/LOG([.A1332])+[.$C$2]*2*(RAND()-0.5)" office:value-type="float" office:value="1454293444.11301" calcext:value-type="float">
            <text:p>1454293444.11301</text:p>
          </table:table-cell>
          <table:table-cell/>
        </table:table-row>
        <table:table-row table:style-name="ro1">
          <table:table-cell office:value-type="float" office:value="14801234419" calcext:value-type="float">
            <text:p>14801234419</text:p>
          </table:table-cell>
          <table:table-cell table:formula="of:=[.A1333]/LOG([.A1333])+[.$C$2]*2*(RAND()-0.5)" office:value-type="float" office:value="1455339313.63272" calcext:value-type="float">
            <text:p>1455339313.63272</text:p>
          </table:table-cell>
          <table:table-cell/>
        </table:table-row>
        <table:table-row table:style-name="ro1">
          <table:table-cell office:value-type="float" office:value="14812345530" calcext:value-type="float">
            <text:p>14812345530</text:p>
          </table:table-cell>
          <table:table-cell table:formula="of:=[.A1334]/LOG([.A1334])+[.$C$2]*2*(RAND()-0.5)" office:value-type="float" office:value="1456385151.12197" calcext:value-type="float">
            <text:p>1456385151.12197</text:p>
          </table:table-cell>
          <table:table-cell/>
        </table:table-row>
        <table:table-row table:style-name="ro1">
          <table:table-cell office:value-type="float" office:value="14823456641" calcext:value-type="float">
            <text:p>14823456641</text:p>
          </table:table-cell>
          <table:table-cell table:formula="of:=[.A1335]/LOG([.A1335])+[.$C$2]*2*(RAND()-0.5)" office:value-type="float" office:value="1457430956.60674" calcext:value-type="float">
            <text:p>1457430956.60674</text:p>
          </table:table-cell>
          <table:table-cell/>
        </table:table-row>
        <table:table-row table:style-name="ro1">
          <table:table-cell office:value-type="float" office:value="14834567752" calcext:value-type="float">
            <text:p>14834567752</text:p>
          </table:table-cell>
          <table:table-cell table:formula="of:=[.A1336]/LOG([.A1336])+[.$C$2]*2*(RAND()-0.5)" office:value-type="float" office:value="1458476730.11299" calcext:value-type="float">
            <text:p>1458476730.11299</text:p>
          </table:table-cell>
          <table:table-cell/>
        </table:table-row>
        <table:table-row table:style-name="ro1">
          <table:table-cell office:value-type="float" office:value="14845678863" calcext:value-type="float">
            <text:p>14845678863</text:p>
          </table:table-cell>
          <table:table-cell table:formula="of:=[.A1337]/LOG([.A1337])+[.$C$2]*2*(RAND()-0.5)" office:value-type="float" office:value="1459522471.6666" calcext:value-type="float">
            <text:p>1459522471.6666</text:p>
          </table:table-cell>
          <table:table-cell/>
        </table:table-row>
        <table:table-row table:style-name="ro1">
          <table:table-cell office:value-type="float" office:value="14856789974" calcext:value-type="float">
            <text:p>14856789974</text:p>
          </table:table-cell>
          <table:table-cell table:formula="of:=[.A1338]/LOG([.A1338])+[.$C$2]*2*(RAND()-0.5)" office:value-type="float" office:value="1460568181.29345" calcext:value-type="float">
            <text:p>1460568181.29345</text:p>
          </table:table-cell>
          <table:table-cell/>
        </table:table-row>
        <table:table-row table:style-name="ro1">
          <table:table-cell office:value-type="float" office:value="14867901085" calcext:value-type="float">
            <text:p>14867901085</text:p>
          </table:table-cell>
          <table:table-cell table:formula="of:=[.A1339]/LOG([.A1339])+[.$C$2]*2*(RAND()-0.5)" office:value-type="float" office:value="1461613859.01935" calcext:value-type="float">
            <text:p>1461613859.01935</text:p>
          </table:table-cell>
          <table:table-cell/>
        </table:table-row>
        <table:table-row table:style-name="ro1">
          <table:table-cell office:value-type="float" office:value="14879012196" calcext:value-type="float">
            <text:p>14879012196</text:p>
          </table:table-cell>
          <table:table-cell table:formula="of:=[.A1340]/LOG([.A1340])+[.$C$2]*2*(RAND()-0.5)" office:value-type="float" office:value="1462659504.87007" calcext:value-type="float">
            <text:p>1462659504.87007</text:p>
          </table:table-cell>
          <table:table-cell/>
        </table:table-row>
        <table:table-row table:style-name="ro1">
          <table:table-cell office:value-type="float" office:value="14890123307" calcext:value-type="float">
            <text:p>14890123307</text:p>
          </table:table-cell>
          <table:table-cell table:formula="of:=[.A1341]/LOG([.A1341])+[.$C$2]*2*(RAND()-0.5)" office:value-type="float" office:value="1463705118.87137" calcext:value-type="float">
            <text:p>1463705118.87137</text:p>
          </table:table-cell>
          <table:table-cell/>
        </table:table-row>
        <table:table-row table:style-name="ro1">
          <table:table-cell office:value-type="float" office:value="14901234418" calcext:value-type="float">
            <text:p>14901234418</text:p>
          </table:table-cell>
          <table:table-cell table:formula="of:=[.A1342]/LOG([.A1342])+[.$C$2]*2*(RAND()-0.5)" office:value-type="float" office:value="1464750701.04894" calcext:value-type="float">
            <text:p>1464750701.04894</text:p>
          </table:table-cell>
          <table:table-cell/>
        </table:table-row>
        <table:table-row table:style-name="ro1">
          <table:table-cell office:value-type="float" office:value="14912345529" calcext:value-type="float">
            <text:p>14912345529</text:p>
          </table:table-cell>
          <table:table-cell table:formula="of:=[.A1343]/LOG([.A1343])+[.$C$2]*2*(RAND()-0.5)" office:value-type="float" office:value="1465796251.42844" calcext:value-type="float">
            <text:p>1465796251.42844</text:p>
          </table:table-cell>
          <table:table-cell/>
        </table:table-row>
        <table:table-row table:style-name="ro1">
          <table:table-cell office:value-type="float" office:value="14923456640" calcext:value-type="float">
            <text:p>14923456640</text:p>
          </table:table-cell>
          <table:table-cell table:formula="of:=[.A1344]/LOG([.A1344])+[.$C$2]*2*(RAND()-0.5)" office:value-type="float" office:value="1466841770.03549" calcext:value-type="float">
            <text:p>1466841770.03549</text:p>
          </table:table-cell>
          <table:table-cell/>
        </table:table-row>
        <table:table-row table:style-name="ro1">
          <table:table-cell office:value-type="float" office:value="14934567751" calcext:value-type="float">
            <text:p>14934567751</text:p>
          </table:table-cell>
          <table:table-cell table:formula="of:=[.A1345]/LOG([.A1345])+[.$C$2]*2*(RAND()-0.5)" office:value-type="float" office:value="1467887256.89568" calcext:value-type="float">
            <text:p>1467887256.89568</text:p>
          </table:table-cell>
          <table:table-cell/>
        </table:table-row>
        <table:table-row table:style-name="ro1">
          <table:table-cell office:value-type="float" office:value="14945678862" calcext:value-type="float">
            <text:p>14945678862</text:p>
          </table:table-cell>
          <table:table-cell table:formula="of:=[.A1346]/LOG([.A1346])+[.$C$2]*2*(RAND()-0.5)" office:value-type="float" office:value="1468932712.03453" calcext:value-type="float">
            <text:p>1468932712.03453</text:p>
          </table:table-cell>
          <table:table-cell/>
        </table:table-row>
        <table:table-row table:style-name="ro1">
          <table:table-cell office:value-type="float" office:value="14956789973" calcext:value-type="float">
            <text:p>14956789973</text:p>
          </table:table-cell>
          <table:table-cell table:formula="of:=[.A1347]/LOG([.A1347])+[.$C$2]*2*(RAND()-0.5)" office:value-type="float" office:value="1469978135.47756" calcext:value-type="float">
            <text:p>1469978135.47756</text:p>
          </table:table-cell>
          <table:table-cell/>
        </table:table-row>
        <table:table-row table:style-name="ro1">
          <table:table-cell office:value-type="float" office:value="14967901084" calcext:value-type="float">
            <text:p>14967901084</text:p>
          </table:table-cell>
          <table:table-cell table:formula="of:=[.A1348]/LOG([.A1348])+[.$C$2]*2*(RAND()-0.5)" office:value-type="float" office:value="1471023527.25023" calcext:value-type="float">
            <text:p>1471023527.25023</text:p>
          </table:table-cell>
          <table:table-cell/>
        </table:table-row>
        <table:table-row table:style-name="ro1">
          <table:table-cell office:value-type="float" office:value="14979012195" calcext:value-type="float">
            <text:p>14979012195</text:p>
          </table:table-cell>
          <table:table-cell table:formula="of:=[.A1349]/LOG([.A1349])+[.$C$2]*2*(RAND()-0.5)" office:value-type="float" office:value="1472068887.37795" calcext:value-type="float">
            <text:p>1472068887.37795</text:p>
          </table:table-cell>
          <table:table-cell/>
        </table:table-row>
        <table:table-row table:style-name="ro1">
          <table:table-cell office:value-type="float" office:value="14990123306" calcext:value-type="float">
            <text:p>14990123306</text:p>
          </table:table-cell>
          <table:table-cell table:formula="of:=[.A1350]/LOG([.A1350])+[.$C$2]*2*(RAND()-0.5)" office:value-type="float" office:value="1473114215.88611" calcext:value-type="float">
            <text:p>1473114215.88611</text:p>
          </table:table-cell>
          <table:table-cell/>
        </table:table-row>
        <table:table-row table:style-name="ro1">
          <table:table-cell office:value-type="float" office:value="15001234417" calcext:value-type="float">
            <text:p>15001234417</text:p>
          </table:table-cell>
          <table:table-cell table:formula="of:=[.A1351]/LOG([.A1351])+[.$C$2]*2*(RAND()-0.5)" office:value-type="float" office:value="1474159512.80006" calcext:value-type="float">
            <text:p>1474159512.80006</text:p>
          </table:table-cell>
          <table:table-cell/>
        </table:table-row>
        <table:table-row table:style-name="ro1">
          <table:table-cell office:value-type="float" office:value="15012345528" calcext:value-type="float">
            <text:p>15012345528</text:p>
          </table:table-cell>
          <table:table-cell table:formula="of:=[.A1352]/LOG([.A1352])+[.$C$2]*2*(RAND()-0.5)" office:value-type="float" office:value="1475204778.1451" calcext:value-type="float">
            <text:p>1475204778.1451</text:p>
          </table:table-cell>
          <table:table-cell/>
        </table:table-row>
        <table:table-row table:style-name="ro1">
          <table:table-cell office:value-type="float" office:value="15023456639" calcext:value-type="float">
            <text:p>15023456639</text:p>
          </table:table-cell>
          <table:table-cell table:formula="of:=[.A1353]/LOG([.A1353])+[.$C$2]*2*(RAND()-0.5)" office:value-type="float" office:value="1476250011.94649" calcext:value-type="float">
            <text:p>1476250011.94649</text:p>
          </table:table-cell>
          <table:table-cell/>
        </table:table-row>
        <table:table-row table:style-name="ro1">
          <table:table-cell office:value-type="float" office:value="15034567750" calcext:value-type="float">
            <text:p>15034567750</text:p>
          </table:table-cell>
          <table:table-cell table:formula="of:=[.A1354]/LOG([.A1354])+[.$C$2]*2*(RAND()-0.5)" office:value-type="float" office:value="1477295214.22947" calcext:value-type="float">
            <text:p>1477295214.22947</text:p>
          </table:table-cell>
          <table:table-cell/>
        </table:table-row>
        <table:table-row table:style-name="ro1">
          <table:table-cell office:value-type="float" office:value="15045678861" calcext:value-type="float">
            <text:p>15045678861</text:p>
          </table:table-cell>
          <table:table-cell table:formula="of:=[.A1355]/LOG([.A1355])+[.$C$2]*2*(RAND()-0.5)" office:value-type="float" office:value="1478340385.01921" calcext:value-type="float">
            <text:p>1478340385.01921</text:p>
          </table:table-cell>
          <table:table-cell/>
        </table:table-row>
        <table:table-row table:style-name="ro1">
          <table:table-cell office:value-type="float" office:value="15056789972" calcext:value-type="float">
            <text:p>15056789972</text:p>
          </table:table-cell>
          <table:table-cell table:formula="of:=[.A1356]/LOG([.A1356])+[.$C$2]*2*(RAND()-0.5)" office:value-type="float" office:value="1479385524.34088" calcext:value-type="float">
            <text:p>1479385524.34088</text:p>
          </table:table-cell>
          <table:table-cell/>
        </table:table-row>
        <table:table-row table:style-name="ro1">
          <table:table-cell office:value-type="float" office:value="15067901083" calcext:value-type="float">
            <text:p>15067901083</text:p>
          </table:table-cell>
          <table:table-cell table:formula="of:=[.A1357]/LOG([.A1357])+[.$C$2]*2*(RAND()-0.5)" office:value-type="float" office:value="1480430632.21957" calcext:value-type="float">
            <text:p>1480430632.21957</text:p>
          </table:table-cell>
          <table:table-cell/>
        </table:table-row>
        <table:table-row table:style-name="ro1">
          <table:table-cell office:value-type="float" office:value="15079012194" calcext:value-type="float">
            <text:p>15079012194</text:p>
          </table:table-cell>
          <table:table-cell table:formula="of:=[.A1358]/LOG([.A1358])+[.$C$2]*2*(RAND()-0.5)" office:value-type="float" office:value="1481475708.68036" calcext:value-type="float">
            <text:p>1481475708.68036</text:p>
          </table:table-cell>
          <table:table-cell/>
        </table:table-row>
        <table:table-row table:style-name="ro1">
          <table:table-cell office:value-type="float" office:value="15090123305" calcext:value-type="float">
            <text:p>15090123305</text:p>
          </table:table-cell>
          <table:table-cell table:formula="of:=[.A1359]/LOG([.A1359])+[.$C$2]*2*(RAND()-0.5)" office:value-type="float" office:value="1482520753.74829" calcext:value-type="float">
            <text:p>1482520753.74829</text:p>
          </table:table-cell>
          <table:table-cell/>
        </table:table-row>
        <table:table-row table:style-name="ro1">
          <table:table-cell office:value-type="float" office:value="15101234416" calcext:value-type="float">
            <text:p>15101234416</text:p>
          </table:table-cell>
          <table:table-cell table:formula="of:=[.A1360]/LOG([.A1360])+[.$C$2]*2*(RAND()-0.5)" office:value-type="float" office:value="1483565767.44834" calcext:value-type="float">
            <text:p>1483565767.44834</text:p>
          </table:table-cell>
          <table:table-cell/>
        </table:table-row>
        <table:table-row table:style-name="ro1">
          <table:table-cell office:value-type="float" office:value="15112345527" calcext:value-type="float">
            <text:p>15112345527</text:p>
          </table:table-cell>
          <table:table-cell table:formula="of:=[.A1361]/LOG([.A1361])+[.$C$2]*2*(RAND()-0.5)" office:value-type="float" office:value="1484610749.80548" calcext:value-type="float">
            <text:p>1484610749.80548</text:p>
          </table:table-cell>
          <table:table-cell/>
        </table:table-row>
        <table:table-row table:style-name="ro1">
          <table:table-cell office:value-type="float" office:value="15123456638" calcext:value-type="float">
            <text:p>15123456638</text:p>
          </table:table-cell>
          <table:table-cell table:formula="of:=[.A1362]/LOG([.A1362])+[.$C$2]*2*(RAND()-0.5)" office:value-type="float" office:value="1485655700.84463" calcext:value-type="float">
            <text:p>1485655700.84463</text:p>
          </table:table-cell>
          <table:table-cell/>
        </table:table-row>
        <table:table-row table:style-name="ro1">
          <table:table-cell office:value-type="float" office:value="15134567749" calcext:value-type="float">
            <text:p>15134567749</text:p>
          </table:table-cell>
          <table:table-cell table:formula="of:=[.A1363]/LOG([.A1363])+[.$C$2]*2*(RAND()-0.5)" office:value-type="float" office:value="1486700620.59066" calcext:value-type="float">
            <text:p>1486700620.59066</text:p>
          </table:table-cell>
          <table:table-cell/>
        </table:table-row>
        <table:table-row table:style-name="ro1">
          <table:table-cell office:value-type="float" office:value="15145678860" calcext:value-type="float">
            <text:p>15145678860</text:p>
          </table:table-cell>
          <table:table-cell table:formula="of:=[.A1364]/LOG([.A1364])+[.$C$2]*2*(RAND()-0.5)" office:value-type="float" office:value="1487745509.06841" calcext:value-type="float">
            <text:p>1487745509.06841</text:p>
          </table:table-cell>
          <table:table-cell/>
        </table:table-row>
        <table:table-row table:style-name="ro1">
          <table:table-cell office:value-type="float" office:value="15156789971" calcext:value-type="float">
            <text:p>15156789971</text:p>
          </table:table-cell>
          <table:table-cell table:formula="of:=[.A1365]/LOG([.A1365])+[.$C$2]*2*(RAND()-0.5)" office:value-type="float" office:value="1488790366.3027" calcext:value-type="float">
            <text:p>1488790366.3027</text:p>
          </table:table-cell>
          <table:table-cell/>
        </table:table-row>
        <table:table-row table:style-name="ro1">
          <table:table-cell office:value-type="float" office:value="15167901082" calcext:value-type="float">
            <text:p>15167901082</text:p>
          </table:table-cell>
          <table:table-cell table:formula="of:=[.A1366]/LOG([.A1366])+[.$C$2]*2*(RAND()-0.5)" office:value-type="float" office:value="1489835192.31828" calcext:value-type="float">
            <text:p>1489835192.31828</text:p>
          </table:table-cell>
          <table:table-cell/>
        </table:table-row>
        <table:table-row table:style-name="ro1">
          <table:table-cell office:value-type="float" office:value="15179012193" calcext:value-type="float">
            <text:p>15179012193</text:p>
          </table:table-cell>
          <table:table-cell table:formula="of:=[.A1367]/LOG([.A1367])+[.$C$2]*2*(RAND()-0.5)" office:value-type="float" office:value="1490879987.13989" calcext:value-type="float">
            <text:p>1490879987.13989</text:p>
          </table:table-cell>
          <table:table-cell/>
        </table:table-row>
        <table:table-row table:style-name="ro1">
          <table:table-cell office:value-type="float" office:value="15190123304" calcext:value-type="float">
            <text:p>15190123304</text:p>
          </table:table-cell>
          <table:table-cell table:formula="of:=[.A1368]/LOG([.A1368])+[.$C$2]*2*(RAND()-0.5)" office:value-type="float" office:value="1491924750.79221" calcext:value-type="float">
            <text:p>1491924750.79221</text:p>
          </table:table-cell>
          <table:table-cell/>
        </table:table-row>
        <table:table-row table:style-name="ro1">
          <table:table-cell office:value-type="float" office:value="15201234415" calcext:value-type="float">
            <text:p>15201234415</text:p>
          </table:table-cell>
          <table:table-cell table:formula="of:=[.A1369]/LOG([.A1369])+[.$C$2]*2*(RAND()-0.5)" office:value-type="float" office:value="1492969483.2999" calcext:value-type="float">
            <text:p>1492969483.2999</text:p>
          </table:table-cell>
          <table:table-cell/>
        </table:table-row>
        <table:table-row table:style-name="ro1">
          <table:table-cell office:value-type="float" office:value="15212345526" calcext:value-type="float">
            <text:p>15212345526</text:p>
          </table:table-cell>
          <table:table-cell table:formula="of:=[.A1370]/LOG([.A1370])+[.$C$2]*2*(RAND()-0.5)" office:value-type="float" office:value="1494014184.68757" calcext:value-type="float">
            <text:p>1494014184.68757</text:p>
          </table:table-cell>
          <table:table-cell/>
        </table:table-row>
        <table:table-row table:style-name="ro1">
          <table:table-cell office:value-type="float" office:value="15223456637" calcext:value-type="float">
            <text:p>15223456637</text:p>
          </table:table-cell>
          <table:table-cell table:formula="of:=[.A1371]/LOG([.A1371])+[.$C$2]*2*(RAND()-0.5)" office:value-type="float" office:value="1495058854.97981" calcext:value-type="float">
            <text:p>1495058854.97981</text:p>
          </table:table-cell>
          <table:table-cell/>
        </table:table-row>
        <table:table-row table:style-name="ro1">
          <table:table-cell office:value-type="float" office:value="15234567748" calcext:value-type="float">
            <text:p>15234567748</text:p>
          </table:table-cell>
          <table:table-cell table:formula="of:=[.A1372]/LOG([.A1372])+[.$C$2]*2*(RAND()-0.5)" office:value-type="float" office:value="1496103494.20115" calcext:value-type="float">
            <text:p>1496103494.20115</text:p>
          </table:table-cell>
          <table:table-cell/>
        </table:table-row>
        <table:table-row table:style-name="ro1">
          <table:table-cell office:value-type="float" office:value="15245678859" calcext:value-type="float">
            <text:p>15245678859</text:p>
          </table:table-cell>
          <table:table-cell table:formula="of:=[.A1373]/LOG([.A1373])+[.$C$2]*2*(RAND()-0.5)" office:value-type="float" office:value="1497148102.37609" calcext:value-type="float">
            <text:p>1497148102.37609</text:p>
          </table:table-cell>
          <table:table-cell/>
        </table:table-row>
        <table:table-row table:style-name="ro1">
          <table:table-cell office:value-type="float" office:value="15256789970" calcext:value-type="float">
            <text:p>15256789970</text:p>
          </table:table-cell>
          <table:table-cell table:formula="of:=[.A1374]/LOG([.A1374])+[.$C$2]*2*(RAND()-0.5)" office:value-type="float" office:value="1498192679.5291" calcext:value-type="float">
            <text:p>1498192679.5291</text:p>
          </table:table-cell>
          <table:table-cell/>
        </table:table-row>
        <table:table-row table:style-name="ro1">
          <table:table-cell office:value-type="float" office:value="15267901081" calcext:value-type="float">
            <text:p>15267901081</text:p>
          </table:table-cell>
          <table:table-cell table:formula="of:=[.A1375]/LOG([.A1375])+[.$C$2]*2*(RAND()-0.5)" office:value-type="float" office:value="1499237225.68462" calcext:value-type="float">
            <text:p>1499237225.68462</text:p>
          </table:table-cell>
          <table:table-cell/>
        </table:table-row>
        <table:table-row table:style-name="ro1">
          <table:table-cell office:value-type="float" office:value="15279012192" calcext:value-type="float">
            <text:p>15279012192</text:p>
          </table:table-cell>
          <table:table-cell table:formula="of:=[.A1376]/LOG([.A1376])+[.$C$2]*2*(RAND()-0.5)" office:value-type="float" office:value="1500281740.86702" calcext:value-type="float">
            <text:p>1500281740.86702</text:p>
          </table:table-cell>
          <table:table-cell/>
        </table:table-row>
        <table:table-row table:style-name="ro1">
          <table:table-cell office:value-type="float" office:value="15290123303" calcext:value-type="float">
            <text:p>15290123303</text:p>
          </table:table-cell>
          <table:table-cell table:formula="of:=[.A1377]/LOG([.A1377])+[.$C$2]*2*(RAND()-0.5)" office:value-type="float" office:value="1501326225.10068" calcext:value-type="float">
            <text:p>1501326225.10068</text:p>
          </table:table-cell>
          <table:table-cell/>
        </table:table-row>
        <table:table-row table:style-name="ro1">
          <table:table-cell office:value-type="float" office:value="15301234414" calcext:value-type="float">
            <text:p>15301234414</text:p>
          </table:table-cell>
          <table:table-cell table:formula="of:=[.A1378]/LOG([.A1378])+[.$C$2]*2*(RAND()-0.5)" office:value-type="float" office:value="1502370678.4099" calcext:value-type="float">
            <text:p>1502370678.4099</text:p>
          </table:table-cell>
          <table:table-cell/>
        </table:table-row>
        <table:table-row table:style-name="ro1">
          <table:table-cell office:value-type="float" office:value="15312345525" calcext:value-type="float">
            <text:p>15312345525</text:p>
          </table:table-cell>
          <table:table-cell table:formula="of:=[.A1379]/LOG([.A1379])+[.$C$2]*2*(RAND()-0.5)" office:value-type="float" office:value="1503415100.81896" calcext:value-type="float">
            <text:p>1503415100.81896</text:p>
          </table:table-cell>
          <table:table-cell/>
        </table:table-row>
        <table:table-row table:style-name="ro1">
          <table:table-cell office:value-type="float" office:value="15323456636" calcext:value-type="float">
            <text:p>15323456636</text:p>
          </table:table-cell>
          <table:table-cell table:formula="of:=[.A1380]/LOG([.A1380])+[.$C$2]*2*(RAND()-0.5)" office:value-type="float" office:value="1504459492.35212" calcext:value-type="float">
            <text:p>1504459492.35212</text:p>
          </table:table-cell>
          <table:table-cell/>
        </table:table-row>
        <table:table-row table:style-name="ro1">
          <table:table-cell office:value-type="float" office:value="15334567747" calcext:value-type="float">
            <text:p>15334567747</text:p>
          </table:table-cell>
          <table:table-cell table:formula="of:=[.A1381]/LOG([.A1381])+[.$C$2]*2*(RAND()-0.5)" office:value-type="float" office:value="1505503853.03358" calcext:value-type="float">
            <text:p>1505503853.03358</text:p>
          </table:table-cell>
          <table:table-cell/>
        </table:table-row>
        <table:table-row table:style-name="ro1">
          <table:table-cell office:value-type="float" office:value="15345678858" calcext:value-type="float">
            <text:p>15345678858</text:p>
          </table:table-cell>
          <table:table-cell table:formula="of:=[.A1382]/LOG([.A1382])+[.$C$2]*2*(RAND()-0.5)" office:value-type="float" office:value="1506548182.8875" calcext:value-type="float">
            <text:p>1506548182.8875</text:p>
          </table:table-cell>
          <table:table-cell/>
        </table:table-row>
        <table:table-row table:style-name="ro1">
          <table:table-cell office:value-type="float" office:value="15356789969" calcext:value-type="float">
            <text:p>15356789969</text:p>
          </table:table-cell>
          <table:table-cell table:formula="of:=[.A1383]/LOG([.A1383])+[.$C$2]*2*(RAND()-0.5)" office:value-type="float" office:value="1507592481.93803" calcext:value-type="float">
            <text:p>1507592481.93803</text:p>
          </table:table-cell>
          <table:table-cell/>
        </table:table-row>
        <table:table-row table:style-name="ro1">
          <table:table-cell office:value-type="float" office:value="15367901080" calcext:value-type="float">
            <text:p>15367901080</text:p>
          </table:table-cell>
          <table:table-cell table:formula="of:=[.A1384]/LOG([.A1384])+[.$C$2]*2*(RAND()-0.5)" office:value-type="float" office:value="1508636750.20926" calcext:value-type="float">
            <text:p>1508636750.20926</text:p>
          </table:table-cell>
          <table:table-cell/>
        </table:table-row>
        <table:table-row table:style-name="ro1">
          <table:table-cell office:value-type="float" office:value="15379012191" calcext:value-type="float">
            <text:p>15379012191</text:p>
          </table:table-cell>
          <table:table-cell table:formula="of:=[.A1385]/LOG([.A1385])+[.$C$2]*2*(RAND()-0.5)" office:value-type="float" office:value="1509680987.72526" calcext:value-type="float">
            <text:p>1509680987.72526</text:p>
          </table:table-cell>
          <table:table-cell/>
        </table:table-row>
        <table:table-row table:style-name="ro1">
          <table:table-cell office:value-type="float" office:value="15390123302" calcext:value-type="float">
            <text:p>15390123302</text:p>
          </table:table-cell>
          <table:table-cell table:formula="of:=[.A1386]/LOG([.A1386])+[.$C$2]*2*(RAND()-0.5)" office:value-type="float" office:value="1510725194.51005" calcext:value-type="float">
            <text:p>1510725194.51005</text:p>
          </table:table-cell>
          <table:table-cell/>
        </table:table-row>
        <table:table-row table:style-name="ro1">
          <table:table-cell office:value-type="float" office:value="15401234413" calcext:value-type="float">
            <text:p>15401234413</text:p>
          </table:table-cell>
          <table:table-cell table:formula="of:=[.A1387]/LOG([.A1387])+[.$C$2]*2*(RAND()-0.5)" office:value-type="float" office:value="1511769370.58762" calcext:value-type="float">
            <text:p>1511769370.58762</text:p>
          </table:table-cell>
          <table:table-cell/>
        </table:table-row>
        <table:table-row table:style-name="ro1">
          <table:table-cell office:value-type="float" office:value="15412345524" calcext:value-type="float">
            <text:p>15412345524</text:p>
          </table:table-cell>
          <table:table-cell table:formula="of:=[.A1388]/LOG([.A1388])+[.$C$2]*2*(RAND()-0.5)" office:value-type="float" office:value="1512813515.98192" calcext:value-type="float">
            <text:p>1512813515.98192</text:p>
          </table:table-cell>
          <table:table-cell/>
        </table:table-row>
        <table:table-row table:style-name="ro1">
          <table:table-cell office:value-type="float" office:value="15423456635" calcext:value-type="float">
            <text:p>15423456635</text:p>
          </table:table-cell>
          <table:table-cell table:formula="of:=[.A1389]/LOG([.A1389])+[.$C$2]*2*(RAND()-0.5)" office:value-type="float" office:value="1513857630.71688" calcext:value-type="float">
            <text:p>1513857630.71688</text:p>
          </table:table-cell>
          <table:table-cell/>
        </table:table-row>
        <table:table-row table:style-name="ro1">
          <table:table-cell office:value-type="float" office:value="15434567746" calcext:value-type="float">
            <text:p>15434567746</text:p>
          </table:table-cell>
          <table:table-cell table:formula="of:=[.A1390]/LOG([.A1390])+[.$C$2]*2*(RAND()-0.5)" office:value-type="float" office:value="1514901714.81637" calcext:value-type="float">
            <text:p>1514901714.81637</text:p>
          </table:table-cell>
          <table:table-cell/>
        </table:table-row>
        <table:table-row table:style-name="ro1">
          <table:table-cell office:value-type="float" office:value="15445678857" calcext:value-type="float">
            <text:p>15445678857</text:p>
          </table:table-cell>
          <table:table-cell table:formula="of:=[.A1391]/LOG([.A1391])+[.$C$2]*2*(RAND()-0.5)" office:value-type="float" office:value="1515945768.30423" calcext:value-type="float">
            <text:p>1515945768.30423</text:p>
          </table:table-cell>
          <table:table-cell/>
        </table:table-row>
        <table:table-row table:style-name="ro1">
          <table:table-cell office:value-type="float" office:value="15456789968" calcext:value-type="float">
            <text:p>15456789968</text:p>
          </table:table-cell>
          <table:table-cell table:formula="of:=[.A1392]/LOG([.A1392])+[.$C$2]*2*(RAND()-0.5)" office:value-type="float" office:value="1516989791.20429" calcext:value-type="float">
            <text:p>1516989791.20429</text:p>
          </table:table-cell>
          <table:table-cell/>
        </table:table-row>
        <table:table-row table:style-name="ro1">
          <table:table-cell office:value-type="float" office:value="15467901079" calcext:value-type="float">
            <text:p>15467901079</text:p>
          </table:table-cell>
          <table:table-cell table:formula="of:=[.A1393]/LOG([.A1393])+[.$C$2]*2*(RAND()-0.5)" office:value-type="float" office:value="1518033783.54031" calcext:value-type="float">
            <text:p>1518033783.54031</text:p>
          </table:table-cell>
          <table:table-cell/>
        </table:table-row>
        <table:table-row table:style-name="ro1">
          <table:table-cell office:value-type="float" office:value="15479012190" calcext:value-type="float">
            <text:p>15479012190</text:p>
          </table:table-cell>
          <table:table-cell table:formula="of:=[.A1394]/LOG([.A1394])+[.$C$2]*2*(RAND()-0.5)" office:value-type="float" office:value="1519077745.33604" calcext:value-type="float">
            <text:p>1519077745.33604</text:p>
          </table:table-cell>
          <table:table-cell/>
        </table:table-row>
        <table:table-row table:style-name="ro1">
          <table:table-cell office:value-type="float" office:value="15490123301" calcext:value-type="float">
            <text:p>15490123301</text:p>
          </table:table-cell>
          <table:table-cell table:formula="of:=[.A1395]/LOG([.A1395])+[.$C$2]*2*(RAND()-0.5)" office:value-type="float" office:value="1520121676.61517" calcext:value-type="float">
            <text:p>1520121676.61517</text:p>
          </table:table-cell>
          <table:table-cell/>
        </table:table-row>
        <table:table-row table:style-name="ro1">
          <table:table-cell office:value-type="float" office:value="15501234412" calcext:value-type="float">
            <text:p>15501234412</text:p>
          </table:table-cell>
          <table:table-cell table:formula="of:=[.A1396]/LOG([.A1396])+[.$C$2]*2*(RAND()-0.5)" office:value-type="float" office:value="1521165577.40138" calcext:value-type="float">
            <text:p>1521165577.40138</text:p>
          </table:table-cell>
          <table:table-cell/>
        </table:table-row>
        <table:table-row table:style-name="ro1">
          <table:table-cell office:value-type="float" office:value="15512345523" calcext:value-type="float">
            <text:p>15512345523</text:p>
          </table:table-cell>
          <table:table-cell table:formula="of:=[.A1397]/LOG([.A1397])+[.$C$2]*2*(RAND()-0.5)" office:value-type="float" office:value="1522209447.71829" calcext:value-type="float">
            <text:p>1522209447.71829</text:p>
          </table:table-cell>
          <table:table-cell/>
        </table:table-row>
        <table:table-row table:style-name="ro1">
          <table:table-cell office:value-type="float" office:value="15523456634" calcext:value-type="float">
            <text:p>15523456634</text:p>
          </table:table-cell>
          <table:table-cell table:formula="of:=[.A1398]/LOG([.A1398])+[.$C$2]*2*(RAND()-0.5)" office:value-type="float" office:value="1523253287.5895" calcext:value-type="float">
            <text:p>1523253287.5895</text:p>
          </table:table-cell>
          <table:table-cell/>
        </table:table-row>
        <table:table-row table:style-name="ro1">
          <table:table-cell office:value-type="float" office:value="15534567745" calcext:value-type="float">
            <text:p>15534567745</text:p>
          </table:table-cell>
          <table:table-cell table:formula="of:=[.A1399]/LOG([.A1399])+[.$C$2]*2*(RAND()-0.5)" office:value-type="float" office:value="1524297097.03858" calcext:value-type="float">
            <text:p>1524297097.03858</text:p>
          </table:table-cell>
          <table:table-cell/>
        </table:table-row>
        <table:table-row table:style-name="ro1">
          <table:table-cell office:value-type="float" office:value="15545678856" calcext:value-type="float">
            <text:p>15545678856</text:p>
          </table:table-cell>
          <table:table-cell table:formula="of:=[.A1400]/LOG([.A1400])+[.$C$2]*2*(RAND()-0.5)" office:value-type="float" office:value="1525340876.08906" calcext:value-type="float">
            <text:p>1525340876.08906</text:p>
          </table:table-cell>
          <table:table-cell/>
        </table:table-row>
        <table:table-row table:style-name="ro1">
          <table:table-cell office:value-type="float" office:value="15556789967" calcext:value-type="float">
            <text:p>15556789967</text:p>
          </table:table-cell>
          <table:table-cell table:formula="of:=[.A1401]/LOG([.A1401])+[.$C$2]*2*(RAND()-0.5)" office:value-type="float" office:value="1526384624.76442" calcext:value-type="float">
            <text:p>1526384624.76442</text:p>
          </table:table-cell>
          <table:table-cell/>
        </table:table-row>
        <table:table-row table:style-name="ro1">
          <table:table-cell office:value-type="float" office:value="15567901078" calcext:value-type="float">
            <text:p>15567901078</text:p>
          </table:table-cell>
          <table:table-cell table:formula="of:=[.A1402]/LOG([.A1402])+[.$C$2]*2*(RAND()-0.5)" office:value-type="float" office:value="1527428343.08812" calcext:value-type="float">
            <text:p>1527428343.08812</text:p>
          </table:table-cell>
          <table:table-cell/>
        </table:table-row>
        <table:table-row table:style-name="ro1">
          <table:table-cell office:value-type="float" office:value="15579012189" calcext:value-type="float">
            <text:p>15579012189</text:p>
          </table:table-cell>
          <table:table-cell table:formula="of:=[.A1403]/LOG([.A1403])+[.$C$2]*2*(RAND()-0.5)" office:value-type="float" office:value="1528472031.08358" calcext:value-type="float">
            <text:p>1528472031.08358</text:p>
          </table:table-cell>
          <table:table-cell/>
        </table:table-row>
        <table:table-row table:style-name="ro1">
          <table:table-cell office:value-type="float" office:value="15590123300" calcext:value-type="float">
            <text:p>15590123300</text:p>
          </table:table-cell>
          <table:table-cell table:formula="of:=[.A1404]/LOG([.A1404])+[.$C$2]*2*(RAND()-0.5)" office:value-type="float" office:value="1529515688.7742" calcext:value-type="float">
            <text:p>1529515688.7742</text:p>
          </table:table-cell>
          <table:table-cell/>
        </table:table-row>
        <table:table-row table:style-name="ro1">
          <table:table-cell office:value-type="float" office:value="15601234411" calcext:value-type="float">
            <text:p>15601234411</text:p>
          </table:table-cell>
          <table:table-cell table:formula="of:=[.A1405]/LOG([.A1405])+[.$C$2]*2*(RAND()-0.5)" office:value-type="float" office:value="1530559316.18332" calcext:value-type="float">
            <text:p>1530559316.18332</text:p>
          </table:table-cell>
          <table:table-cell/>
        </table:table-row>
        <table:table-row table:style-name="ro1">
          <table:table-cell office:value-type="float" office:value="15612345522" calcext:value-type="float">
            <text:p>15612345522</text:p>
          </table:table-cell>
          <table:table-cell table:formula="of:=[.A1406]/LOG([.A1406])+[.$C$2]*2*(RAND()-0.5)" office:value-type="float" office:value="1531602913.33426" calcext:value-type="float">
            <text:p>1531602913.33426</text:p>
          </table:table-cell>
          <table:table-cell/>
        </table:table-row>
        <table:table-row table:style-name="ro1">
          <table:table-cell office:value-type="float" office:value="15623456633" calcext:value-type="float">
            <text:p>15623456633</text:p>
          </table:table-cell>
          <table:table-cell table:formula="of:=[.A1407]/LOG([.A1407])+[.$C$2]*2*(RAND()-0.5)" office:value-type="float" office:value="1532646480.2503" calcext:value-type="float">
            <text:p>1532646480.2503</text:p>
          </table:table-cell>
          <table:table-cell/>
        </table:table-row>
        <table:table-row table:style-name="ro1">
          <table:table-cell office:value-type="float" office:value="15634567744" calcext:value-type="float">
            <text:p>15634567744</text:p>
          </table:table-cell>
          <table:table-cell table:formula="of:=[.A1408]/LOG([.A1408])+[.$C$2]*2*(RAND()-0.5)" office:value-type="float" office:value="1533690016.9547" calcext:value-type="float">
            <text:p>1533690016.9547</text:p>
          </table:table-cell>
          <table:table-cell/>
        </table:table-row>
        <table:table-row table:style-name="ro1">
          <table:table-cell office:value-type="float" office:value="15645678855" calcext:value-type="float">
            <text:p>15645678855</text:p>
          </table:table-cell>
          <table:table-cell table:formula="of:=[.A1409]/LOG([.A1409])+[.$C$2]*2*(RAND()-0.5)" office:value-type="float" office:value="1534733523.47067" calcext:value-type="float">
            <text:p>1534733523.47067</text:p>
          </table:table-cell>
          <table:table-cell/>
        </table:table-row>
        <table:table-row table:style-name="ro1">
          <table:table-cell office:value-type="float" office:value="15656789966" calcext:value-type="float">
            <text:p>15656789966</text:p>
          </table:table-cell>
          <table:table-cell table:formula="of:=[.A1410]/LOG([.A1410])+[.$C$2]*2*(RAND()-0.5)" office:value-type="float" office:value="1535776999.82138" calcext:value-type="float">
            <text:p>1535776999.82138</text:p>
          </table:table-cell>
          <table:table-cell/>
        </table:table-row>
        <table:table-row table:style-name="ro1">
          <table:table-cell office:value-type="float" office:value="15667901077" calcext:value-type="float">
            <text:p>15667901077</text:p>
          </table:table-cell>
          <table:table-cell table:formula="of:=[.A1411]/LOG([.A1411])+[.$C$2]*2*(RAND()-0.5)" office:value-type="float" office:value="1536820446.02998" calcext:value-type="float">
            <text:p>1536820446.02998</text:p>
          </table:table-cell>
          <table:table-cell/>
        </table:table-row>
        <table:table-row table:style-name="ro1">
          <table:table-cell office:value-type="float" office:value="15679012188" calcext:value-type="float">
            <text:p>15679012188</text:p>
          </table:table-cell>
          <table:table-cell table:formula="of:=[.A1412]/LOG([.A1412])+[.$C$2]*2*(RAND()-0.5)" office:value-type="float" office:value="1537863862.11959" calcext:value-type="float">
            <text:p>1537863862.11959</text:p>
          </table:table-cell>
          <table:table-cell/>
        </table:table-row>
        <table:table-row table:style-name="ro1">
          <table:table-cell office:value-type="float" office:value="15690123299" calcext:value-type="float">
            <text:p>15690123299</text:p>
          </table:table-cell>
          <table:table-cell table:formula="of:=[.A1413]/LOG([.A1413])+[.$C$2]*2*(RAND()-0.5)" office:value-type="float" office:value="1538907248.11328" calcext:value-type="float">
            <text:p>1538907248.11328</text:p>
          </table:table-cell>
          <table:table-cell/>
        </table:table-row>
        <table:table-row table:style-name="ro1">
          <table:table-cell office:value-type="float" office:value="15701234410" calcext:value-type="float">
            <text:p>15701234410</text:p>
          </table:table-cell>
          <table:table-cell table:formula="of:=[.A1414]/LOG([.A1414])+[.$C$2]*2*(RAND()-0.5)" office:value-type="float" office:value="1539950604.0341" calcext:value-type="float">
            <text:p>1539950604.0341</text:p>
          </table:table-cell>
          <table:table-cell/>
        </table:table-row>
        <table:table-row table:style-name="ro1">
          <table:table-cell office:value-type="float" office:value="15712345521" calcext:value-type="float">
            <text:p>15712345521</text:p>
          </table:table-cell>
          <table:table-cell table:formula="of:=[.A1415]/LOG([.A1415])+[.$C$2]*2*(RAND()-0.5)" office:value-type="float" office:value="1540993929.90505" calcext:value-type="float">
            <text:p>1540993929.90505</text:p>
          </table:table-cell>
          <table:table-cell/>
        </table:table-row>
        <table:table-row table:style-name="ro1">
          <table:table-cell office:value-type="float" office:value="15723456632" calcext:value-type="float">
            <text:p>15723456632</text:p>
          </table:table-cell>
          <table:table-cell table:formula="of:=[.A1416]/LOG([.A1416])+[.$C$2]*2*(RAND()-0.5)" office:value-type="float" office:value="1542037225.74911" calcext:value-type="float">
            <text:p>1542037225.74911</text:p>
          </table:table-cell>
          <table:table-cell/>
        </table:table-row>
        <table:table-row table:style-name="ro1">
          <table:table-cell office:value-type="float" office:value="15734567743" calcext:value-type="float">
            <text:p>15734567743</text:p>
          </table:table-cell>
          <table:table-cell table:formula="of:=[.A1417]/LOG([.A1417])+[.$C$2]*2*(RAND()-0.5)" office:value-type="float" office:value="1543080491.58922" calcext:value-type="float">
            <text:p>1543080491.58922</text:p>
          </table:table-cell>
          <table:table-cell/>
        </table:table-row>
        <table:table-row table:style-name="ro1">
          <table:table-cell office:value-type="float" office:value="15745678854" calcext:value-type="float">
            <text:p>15745678854</text:p>
          </table:table-cell>
          <table:table-cell table:formula="of:=[.A1418]/LOG([.A1418])+[.$C$2]*2*(RAND()-0.5)" office:value-type="float" office:value="1544123727.44829" calcext:value-type="float">
            <text:p>1544123727.44829</text:p>
          </table:table-cell>
          <table:table-cell/>
        </table:table-row>
        <table:table-row table:style-name="ro1">
          <table:table-cell office:value-type="float" office:value="15756789965" calcext:value-type="float">
            <text:p>15756789965</text:p>
          </table:table-cell>
          <table:table-cell table:formula="of:=[.A1419]/LOG([.A1419])+[.$C$2]*2*(RAND()-0.5)" office:value-type="float" office:value="1545166933.34919" calcext:value-type="float">
            <text:p>1545166933.34919</text:p>
          </table:table-cell>
          <table:table-cell/>
        </table:table-row>
        <table:table-row table:style-name="ro1">
          <table:table-cell office:value-type="float" office:value="15767901076" calcext:value-type="float">
            <text:p>15767901076</text:p>
          </table:table-cell>
          <table:table-cell table:formula="of:=[.A1420]/LOG([.A1420])+[.$C$2]*2*(RAND()-0.5)" office:value-type="float" office:value="1546210109.31476" calcext:value-type="float">
            <text:p>1546210109.31476</text:p>
          </table:table-cell>
          <table:table-cell/>
        </table:table-row>
        <table:table-row table:style-name="ro1">
          <table:table-cell office:value-type="float" office:value="15779012187" calcext:value-type="float">
            <text:p>15779012187</text:p>
          </table:table-cell>
          <table:table-cell table:formula="of:=[.A1421]/LOG([.A1421])+[.$C$2]*2*(RAND()-0.5)" office:value-type="float" office:value="1547253255.36782" calcext:value-type="float">
            <text:p>1547253255.36782</text:p>
          </table:table-cell>
          <table:table-cell/>
        </table:table-row>
        <table:table-row table:style-name="ro1">
          <table:table-cell office:value-type="float" office:value="15790123298" calcext:value-type="float">
            <text:p>15790123298</text:p>
          </table:table-cell>
          <table:table-cell table:formula="of:=[.A1422]/LOG([.A1422])+[.$C$2]*2*(RAND()-0.5)" office:value-type="float" office:value="1548296371.53112" calcext:value-type="float">
            <text:p>1548296371.53112</text:p>
          </table:table-cell>
          <table:table-cell/>
        </table:table-row>
        <table:table-row table:style-name="ro1">
          <table:table-cell office:value-type="float" office:value="15801234409" calcext:value-type="float">
            <text:p>15801234409</text:p>
          </table:table-cell>
          <table:table-cell table:formula="of:=[.A1423]/LOG([.A1423])+[.$C$2]*2*(RAND()-0.5)" office:value-type="float" office:value="1549339457.82742" calcext:value-type="float">
            <text:p>1549339457.82742</text:p>
          </table:table-cell>
          <table:table-cell/>
        </table:table-row>
        <table:table-row table:style-name="ro1">
          <table:table-cell office:value-type="float" office:value="15812345520" calcext:value-type="float">
            <text:p>15812345520</text:p>
          </table:table-cell>
          <table:table-cell table:formula="of:=[.A1424]/LOG([.A1424])+[.$C$2]*2*(RAND()-0.5)" office:value-type="float" office:value="1550382514.27942" calcext:value-type="float">
            <text:p>1550382514.27942</text:p>
          </table:table-cell>
          <table:table-cell/>
        </table:table-row>
        <table:table-row table:style-name="ro1">
          <table:table-cell office:value-type="float" office:value="15823456631" calcext:value-type="float">
            <text:p>15823456631</text:p>
          </table:table-cell>
          <table:table-cell table:formula="of:=[.A1425]/LOG([.A1425])+[.$C$2]*2*(RAND()-0.5)" office:value-type="float" office:value="1551425540.9098" calcext:value-type="float">
            <text:p>1551425540.9098</text:p>
          </table:table-cell>
          <table:table-cell/>
        </table:table-row>
        <table:table-row table:style-name="ro1">
          <table:table-cell office:value-type="float" office:value="15834567742" calcext:value-type="float">
            <text:p>15834567742</text:p>
          </table:table-cell>
          <table:table-cell table:formula="of:=[.A1426]/LOG([.A1426])+[.$C$2]*2*(RAND()-0.5)" office:value-type="float" office:value="1552468537.74118" calcext:value-type="float">
            <text:p>1552468537.74118</text:p>
          </table:table-cell>
          <table:table-cell/>
        </table:table-row>
        <table:table-row table:style-name="ro1">
          <table:table-cell office:value-type="float" office:value="15845678853" calcext:value-type="float">
            <text:p>15845678853</text:p>
          </table:table-cell>
          <table:table-cell table:formula="of:=[.A1427]/LOG([.A1427])+[.$C$2]*2*(RAND()-0.5)" office:value-type="float" office:value="1553511504.79619" calcext:value-type="float">
            <text:p>1553511504.79619</text:p>
          </table:table-cell>
          <table:table-cell/>
        </table:table-row>
        <table:table-row table:style-name="ro1">
          <table:table-cell office:value-type="float" office:value="15856789964" calcext:value-type="float">
            <text:p>15856789964</text:p>
          </table:table-cell>
          <table:table-cell table:formula="of:=[.A1428]/LOG([.A1428])+[.$C$2]*2*(RAND()-0.5)" office:value-type="float" office:value="1554554442.09739" calcext:value-type="float">
            <text:p>1554554442.09739</text:p>
          </table:table-cell>
          <table:table-cell/>
        </table:table-row>
        <table:table-row table:style-name="ro1">
          <table:table-cell office:value-type="float" office:value="15867901075" calcext:value-type="float">
            <text:p>15867901075</text:p>
          </table:table-cell>
          <table:table-cell table:formula="of:=[.A1429]/LOG([.A1429])+[.$C$2]*2*(RAND()-0.5)" office:value-type="float" office:value="1555597349.66733" calcext:value-type="float">
            <text:p>1555597349.66733</text:p>
          </table:table-cell>
          <table:table-cell/>
        </table:table-row>
        <table:table-row table:style-name="ro1">
          <table:table-cell office:value-type="float" office:value="15879012186" calcext:value-type="float">
            <text:p>15879012186</text:p>
          </table:table-cell>
          <table:table-cell table:formula="of:=[.A1430]/LOG([.A1430])+[.$C$2]*2*(RAND()-0.5)" office:value-type="float" office:value="1556640227.52851" calcext:value-type="float">
            <text:p>1556640227.52851</text:p>
          </table:table-cell>
          <table:table-cell/>
        </table:table-row>
        <table:table-row table:style-name="ro1">
          <table:table-cell office:value-type="float" office:value="15890123297" calcext:value-type="float">
            <text:p>15890123297</text:p>
          </table:table-cell>
          <table:table-cell table:formula="of:=[.A1431]/LOG([.A1431])+[.$C$2]*2*(RAND()-0.5)" office:value-type="float" office:value="1557683075.70342" calcext:value-type="float">
            <text:p>1557683075.70342</text:p>
          </table:table-cell>
          <table:table-cell/>
        </table:table-row>
        <table:table-row table:style-name="ro1">
          <table:table-cell office:value-type="float" office:value="15901234408" calcext:value-type="float">
            <text:p>15901234408</text:p>
          </table:table-cell>
          <table:table-cell table:formula="of:=[.A1432]/LOG([.A1432])+[.$C$2]*2*(RAND()-0.5)" office:value-type="float" office:value="1558725894.21448" calcext:value-type="float">
            <text:p>1558725894.21448</text:p>
          </table:table-cell>
          <table:table-cell/>
        </table:table-row>
        <table:table-row table:style-name="ro1">
          <table:table-cell office:value-type="float" office:value="15912345519" calcext:value-type="float">
            <text:p>15912345519</text:p>
          </table:table-cell>
          <table:table-cell table:formula="of:=[.A1433]/LOG([.A1433])+[.$C$2]*2*(RAND()-0.5)" office:value-type="float" office:value="1559768683.08411" calcext:value-type="float">
            <text:p>1559768683.08411</text:p>
          </table:table-cell>
          <table:table-cell/>
        </table:table-row>
        <table:table-row table:style-name="ro1">
          <table:table-cell office:value-type="float" office:value="15923456630" calcext:value-type="float">
            <text:p>15923456630</text:p>
          </table:table-cell>
          <table:table-cell table:formula="of:=[.A1434]/LOG([.A1434])+[.$C$2]*2*(RAND()-0.5)" office:value-type="float" office:value="1560811442.3347" calcext:value-type="float">
            <text:p>1560811442.3347</text:p>
          </table:table-cell>
          <table:table-cell/>
        </table:table-row>
        <table:table-row table:style-name="ro1">
          <table:table-cell office:value-type="float" office:value="15934567741" calcext:value-type="float">
            <text:p>15934567741</text:p>
          </table:table-cell>
          <table:table-cell table:formula="of:=[.A1435]/LOG([.A1435])+[.$C$2]*2*(RAND()-0.5)" office:value-type="float" office:value="1561854171.98858" calcext:value-type="float">
            <text:p>1561854171.98858</text:p>
          </table:table-cell>
          <table:table-cell/>
        </table:table-row>
        <table:table-row table:style-name="ro1">
          <table:table-cell office:value-type="float" office:value="15945678852" calcext:value-type="float">
            <text:p>15945678852</text:p>
          </table:table-cell>
          <table:table-cell table:formula="of:=[.A1436]/LOG([.A1436])+[.$C$2]*2*(RAND()-0.5)" office:value-type="float" office:value="1562896872.06806" calcext:value-type="float">
            <text:p>1562896872.06806</text:p>
          </table:table-cell>
          <table:table-cell/>
        </table:table-row>
        <table:table-row table:style-name="ro1">
          <table:table-cell office:value-type="float" office:value="15956789963" calcext:value-type="float">
            <text:p>15956789963</text:p>
          </table:table-cell>
          <table:table-cell table:formula="of:=[.A1437]/LOG([.A1437])+[.$C$2]*2*(RAND()-0.5)" office:value-type="float" office:value="1563939542.59543" calcext:value-type="float">
            <text:p>1563939542.59543</text:p>
          </table:table-cell>
          <table:table-cell/>
        </table:table-row>
        <table:table-row table:style-name="ro1">
          <table:table-cell office:value-type="float" office:value="15967901074" calcext:value-type="float">
            <text:p>15967901074</text:p>
          </table:table-cell>
          <table:table-cell table:formula="of:=[.A1438]/LOG([.A1438])+[.$C$2]*2*(RAND()-0.5)" office:value-type="float" office:value="1564982183.59294" calcext:value-type="float">
            <text:p>1564982183.59294</text:p>
          </table:table-cell>
          <table:table-cell/>
        </table:table-row>
        <table:table-row table:style-name="ro1">
          <table:table-cell office:value-type="float" office:value="15979012185" calcext:value-type="float">
            <text:p>15979012185</text:p>
          </table:table-cell>
          <table:table-cell table:formula="of:=[.A1439]/LOG([.A1439])+[.$C$2]*2*(RAND()-0.5)" office:value-type="float" office:value="1566024795.08279" calcext:value-type="float">
            <text:p>1566024795.08279</text:p>
          </table:table-cell>
          <table:table-cell/>
        </table:table-row>
        <table:table-row table:style-name="ro1">
          <table:table-cell office:value-type="float" office:value="15990123296" calcext:value-type="float">
            <text:p>15990123296</text:p>
          </table:table-cell>
          <table:table-cell table:formula="of:=[.A1440]/LOG([.A1440])+[.$C$2]*2*(RAND()-0.5)" office:value-type="float" office:value="1567067377.08718" calcext:value-type="float">
            <text:p>1567067377.08718</text:p>
          </table:table-cell>
          <table:table-cell/>
        </table:table-row>
        <table:table-row table:style-name="ro1">
          <table:table-cell office:value-type="float" office:value="16001234407" calcext:value-type="float">
            <text:p>16001234407</text:p>
          </table:table-cell>
          <table:table-cell table:formula="of:=[.A1441]/LOG([.A1441])+[.$C$2]*2*(RAND()-0.5)" office:value-type="float" office:value="1568109929.62825" calcext:value-type="float">
            <text:p>1568109929.62825</text:p>
          </table:table-cell>
          <table:table-cell/>
        </table:table-row>
        <table:table-row table:style-name="ro1">
          <table:table-cell office:value-type="float" office:value="16012345518" calcext:value-type="float">
            <text:p>16012345518</text:p>
          </table:table-cell>
          <table:table-cell table:formula="of:=[.A1442]/LOG([.A1442])+[.$C$2]*2*(RAND()-0.5)" office:value-type="float" office:value="1569152452.72812" calcext:value-type="float">
            <text:p>1569152452.72812</text:p>
          </table:table-cell>
          <table:table-cell/>
        </table:table-row>
        <table:table-row table:style-name="ro1">
          <table:table-cell office:value-type="float" office:value="16023456629" calcext:value-type="float">
            <text:p>16023456629</text:p>
          </table:table-cell>
          <table:table-cell table:formula="of:=[.A1443]/LOG([.A1443])+[.$C$2]*2*(RAND()-0.5)" office:value-type="float" office:value="1570194946.40889" calcext:value-type="float">
            <text:p>1570194946.40889</text:p>
          </table:table-cell>
          <table:table-cell/>
        </table:table-row>
        <table:table-row table:style-name="ro1">
          <table:table-cell office:value-type="float" office:value="16034567740" calcext:value-type="float">
            <text:p>16034567740</text:p>
          </table:table-cell>
          <table:table-cell table:formula="of:=[.A1444]/LOG([.A1444])+[.$C$2]*2*(RAND()-0.5)" office:value-type="float" office:value="1571237410.69259" calcext:value-type="float">
            <text:p>1571237410.69259</text:p>
          </table:table-cell>
          <table:table-cell/>
        </table:table-row>
        <table:table-row table:style-name="ro1">
          <table:table-cell office:value-type="float" office:value="16045678851" calcext:value-type="float">
            <text:p>16045678851</text:p>
          </table:table-cell>
          <table:table-cell table:formula="of:=[.A1445]/LOG([.A1445])+[.$C$2]*2*(RAND()-0.5)" office:value-type="float" office:value="1572279845.60127" calcext:value-type="float">
            <text:p>1572279845.60127</text:p>
          </table:table-cell>
          <table:table-cell/>
        </table:table-row>
        <table:table-row table:style-name="ro1">
          <table:table-cell office:value-type="float" office:value="16056789962" calcext:value-type="float">
            <text:p>16056789962</text:p>
          </table:table-cell>
          <table:table-cell table:formula="of:=[.A1446]/LOG([.A1446])+[.$C$2]*2*(RAND()-0.5)" office:value-type="float" office:value="1573322251.1569" calcext:value-type="float">
            <text:p>1573322251.1569</text:p>
          </table:table-cell>
          <table:table-cell/>
        </table:table-row>
        <table:table-row table:style-name="ro1">
          <table:table-cell office:value-type="float" office:value="16067901073" calcext:value-type="float">
            <text:p>16067901073</text:p>
          </table:table-cell>
          <table:table-cell table:formula="of:=[.A1447]/LOG([.A1447])+[.$C$2]*2*(RAND()-0.5)" office:value-type="float" office:value="1574364627.38145" calcext:value-type="float">
            <text:p>1574364627.38145</text:p>
          </table:table-cell>
          <table:table-cell/>
        </table:table-row>
        <table:table-row table:style-name="ro1">
          <table:table-cell office:value-type="float" office:value="16079012184" calcext:value-type="float">
            <text:p>16079012184</text:p>
          </table:table-cell>
          <table:table-cell table:formula="of:=[.A1448]/LOG([.A1448])+[.$C$2]*2*(RAND()-0.5)" office:value-type="float" office:value="1575406974.29685" calcext:value-type="float">
            <text:p>1575406974.29685</text:p>
          </table:table-cell>
          <table:table-cell/>
        </table:table-row>
        <table:table-row table:style-name="ro1">
          <table:table-cell office:value-type="float" office:value="16090123295" calcext:value-type="float">
            <text:p>16090123295</text:p>
          </table:table-cell>
          <table:table-cell table:formula="of:=[.A1449]/LOG([.A1449])+[.$C$2]*2*(RAND()-0.5)" office:value-type="float" office:value="1576449291.92499" calcext:value-type="float">
            <text:p>1576449291.92499</text:p>
          </table:table-cell>
          <table:table-cell/>
        </table:table-row>
        <table:table-row table:style-name="ro1">
          <table:table-cell office:value-type="float" office:value="16101234406" calcext:value-type="float">
            <text:p>16101234406</text:p>
          </table:table-cell>
          <table:table-cell table:formula="of:=[.A1450]/LOG([.A1450])+[.$C$2]*2*(RAND()-0.5)" office:value-type="float" office:value="1577491580.28774" calcext:value-type="float">
            <text:p>1577491580.28774</text:p>
          </table:table-cell>
          <table:table-cell/>
        </table:table-row>
        <table:table-row table:style-name="ro1">
          <table:table-cell office:value-type="float" office:value="16112345517" calcext:value-type="float">
            <text:p>16112345517</text:p>
          </table:table-cell>
          <table:table-cell table:formula="of:=[.A1451]/LOG([.A1451])+[.$C$2]*2*(RAND()-0.5)" office:value-type="float" office:value="1578533839.40693" calcext:value-type="float">
            <text:p>1578533839.40693</text:p>
          </table:table-cell>
          <table:table-cell/>
        </table:table-row>
        <table:table-row table:style-name="ro1">
          <table:table-cell office:value-type="float" office:value="16123456628" calcext:value-type="float">
            <text:p>16123456628</text:p>
          </table:table-cell>
          <table:table-cell table:formula="of:=[.A1452]/LOG([.A1452])+[.$C$2]*2*(RAND()-0.5)" office:value-type="float" office:value="1579576069.30437" calcext:value-type="float">
            <text:p>1579576069.30437</text:p>
          </table:table-cell>
          <table:table-cell/>
        </table:table-row>
        <table:table-row table:style-name="ro1">
          <table:table-cell office:value-type="float" office:value="16134567739" calcext:value-type="float">
            <text:p>16134567739</text:p>
          </table:table-cell>
          <table:table-cell table:formula="of:=[.A1453]/LOG([.A1453])+[.$C$2]*2*(RAND()-0.5)" office:value-type="float" office:value="1580618270.00181" calcext:value-type="float">
            <text:p>1580618270.00181</text:p>
          </table:table-cell>
          <table:table-cell/>
        </table:table-row>
        <table:table-row table:style-name="ro1">
          <table:table-cell office:value-type="float" office:value="16145678850" calcext:value-type="float">
            <text:p>16145678850</text:p>
          </table:table-cell>
          <table:table-cell table:formula="of:=[.A1454]/LOG([.A1454])+[.$C$2]*2*(RAND()-0.5)" office:value-type="float" office:value="1581660441.52102" calcext:value-type="float">
            <text:p>1581660441.52102</text:p>
          </table:table-cell>
          <table:table-cell/>
        </table:table-row>
        <table:table-row table:style-name="ro1">
          <table:table-cell office:value-type="float" office:value="16156789961" calcext:value-type="float">
            <text:p>16156789961</text:p>
          </table:table-cell>
          <table:table-cell table:formula="of:=[.A1455]/LOG([.A1455])+[.$C$2]*2*(RAND()-0.5)" office:value-type="float" office:value="1582702583.88368" calcext:value-type="float">
            <text:p>1582702583.88368</text:p>
          </table:table-cell>
          <table:table-cell/>
        </table:table-row>
        <table:table-row table:style-name="ro1">
          <table:table-cell office:value-type="float" office:value="16167901072" calcext:value-type="float">
            <text:p>16167901072</text:p>
          </table:table-cell>
          <table:table-cell table:formula="of:=[.A1456]/LOG([.A1456])+[.$C$2]*2*(RAND()-0.5)" office:value-type="float" office:value="1583744697.11149" calcext:value-type="float">
            <text:p>1583744697.11149</text:p>
          </table:table-cell>
          <table:table-cell/>
        </table:table-row>
        <table:table-row table:style-name="ro1">
          <table:table-cell office:value-type="float" office:value="16179012183" calcext:value-type="float">
            <text:p>16179012183</text:p>
          </table:table-cell>
          <table:table-cell table:formula="of:=[.A1457]/LOG([.A1457])+[.$C$2]*2*(RAND()-0.5)" office:value-type="float" office:value="1584786781.22608" calcext:value-type="float">
            <text:p>1584786781.22608</text:p>
          </table:table-cell>
          <table:table-cell/>
        </table:table-row>
        <table:table-row table:style-name="ro1">
          <table:table-cell office:value-type="float" office:value="16190123294" calcext:value-type="float">
            <text:p>16190123294</text:p>
          </table:table-cell>
          <table:table-cell table:formula="of:=[.A1458]/LOG([.A1458])+[.$C$2]*2*(RAND()-0.5)" office:value-type="float" office:value="1585828836.24907" calcext:value-type="float">
            <text:p>1585828836.24907</text:p>
          </table:table-cell>
          <table:table-cell/>
        </table:table-row>
        <table:table-row table:style-name="ro1">
          <table:table-cell office:value-type="float" office:value="16201234405" calcext:value-type="float">
            <text:p>16201234405</text:p>
          </table:table-cell>
          <table:table-cell table:formula="of:=[.A1459]/LOG([.A1459])+[.$C$2]*2*(RAND()-0.5)" office:value-type="float" office:value="1586870862.20205" calcext:value-type="float">
            <text:p>1586870862.20205</text:p>
          </table:table-cell>
          <table:table-cell/>
        </table:table-row>
        <table:table-row table:style-name="ro1">
          <table:table-cell office:value-type="float" office:value="16212345516" calcext:value-type="float">
            <text:p>16212345516</text:p>
          </table:table-cell>
          <table:table-cell table:formula="of:=[.A1460]/LOG([.A1460])+[.$C$2]*2*(RAND()-0.5)" office:value-type="float" office:value="1587912859.10656" calcext:value-type="float">
            <text:p>1587912859.10656</text:p>
          </table:table-cell>
          <table:table-cell/>
        </table:table-row>
        <table:table-row table:style-name="ro1">
          <table:table-cell office:value-type="float" office:value="16223456627" calcext:value-type="float">
            <text:p>16223456627</text:p>
          </table:table-cell>
          <table:table-cell table:formula="of:=[.A1461]/LOG([.A1461])+[.$C$2]*2*(RAND()-0.5)" office:value-type="float" office:value="1588954826.98414" calcext:value-type="float">
            <text:p>1588954826.98414</text:p>
          </table:table-cell>
          <table:table-cell/>
        </table:table-row>
        <table:table-row table:style-name="ro1">
          <table:table-cell office:value-type="float" office:value="16234567738" calcext:value-type="float">
            <text:p>16234567738</text:p>
          </table:table-cell>
          <table:table-cell table:formula="of:=[.A1462]/LOG([.A1462])+[.$C$2]*2*(RAND()-0.5)" office:value-type="float" office:value="1589996765.85627" calcext:value-type="float">
            <text:p>1589996765.85627</text:p>
          </table:table-cell>
          <table:table-cell/>
        </table:table-row>
        <table:table-row table:style-name="ro1">
          <table:table-cell office:value-type="float" office:value="16245678849" calcext:value-type="float">
            <text:p>16245678849</text:p>
          </table:table-cell>
          <table:table-cell table:formula="of:=[.A1463]/LOG([.A1463])+[.$C$2]*2*(RAND()-0.5)" office:value-type="float" office:value="1591038675.74442" calcext:value-type="float">
            <text:p>1591038675.74442</text:p>
          </table:table-cell>
          <table:table-cell/>
        </table:table-row>
        <table:table-row table:style-name="ro1">
          <table:table-cell office:value-type="float" office:value="16256789960" calcext:value-type="float">
            <text:p>16256789960</text:p>
          </table:table-cell>
          <table:table-cell table:formula="of:=[.A1464]/LOG([.A1464])+[.$C$2]*2*(RAND()-0.5)" office:value-type="float" office:value="1592080556.67001" calcext:value-type="float">
            <text:p>1592080556.67001</text:p>
          </table:table-cell>
          <table:table-cell/>
        </table:table-row>
        <table:table-row table:style-name="ro1">
          <table:table-cell office:value-type="float" office:value="16267901071" calcext:value-type="float">
            <text:p>16267901071</text:p>
          </table:table-cell>
          <table:table-cell table:formula="of:=[.A1465]/LOG([.A1465])+[.$C$2]*2*(RAND()-0.5)" office:value-type="float" office:value="1593122408.65445" calcext:value-type="float">
            <text:p>1593122408.65445</text:p>
          </table:table-cell>
          <table:table-cell/>
        </table:table-row>
        <table:table-row table:style-name="ro1">
          <table:table-cell office:value-type="float" office:value="16279012182" calcext:value-type="float">
            <text:p>16279012182</text:p>
          </table:table-cell>
          <table:table-cell table:formula="of:=[.A1466]/LOG([.A1466])+[.$C$2]*2*(RAND()-0.5)" office:value-type="float" office:value="1594164231.7191" calcext:value-type="float">
            <text:p>1594164231.7191</text:p>
          </table:table-cell>
          <table:table-cell/>
        </table:table-row>
        <table:table-row table:style-name="ro1">
          <table:table-cell office:value-type="float" office:value="16290123293" calcext:value-type="float">
            <text:p>16290123293</text:p>
          </table:table-cell>
          <table:table-cell table:formula="of:=[.A1467]/LOG([.A1467])+[.$C$2]*2*(RAND()-0.5)" office:value-type="float" office:value="1595206025.88531" calcext:value-type="float">
            <text:p>1595206025.88531</text:p>
          </table:table-cell>
          <table:table-cell/>
        </table:table-row>
        <table:table-row table:style-name="ro1">
          <table:table-cell office:value-type="float" office:value="16301234404" calcext:value-type="float">
            <text:p>16301234404</text:p>
          </table:table-cell>
          <table:table-cell table:formula="of:=[.A1468]/LOG([.A1468])+[.$C$2]*2*(RAND()-0.5)" office:value-type="float" office:value="1596247791.17438" calcext:value-type="float">
            <text:p>1596247791.17438</text:p>
          </table:table-cell>
          <table:table-cell/>
        </table:table-row>
        <table:table-row table:style-name="ro1">
          <table:table-cell office:value-type="float" office:value="16312345515" calcext:value-type="float">
            <text:p>16312345515</text:p>
          </table:table-cell>
          <table:table-cell table:formula="of:=[.A1469]/LOG([.A1469])+[.$C$2]*2*(RAND()-0.5)" office:value-type="float" office:value="1597289527.6076" calcext:value-type="float">
            <text:p>1597289527.6076</text:p>
          </table:table-cell>
          <table:table-cell/>
        </table:table-row>
        <table:table-row table:style-name="ro1">
          <table:table-cell office:value-type="float" office:value="16323456626" calcext:value-type="float">
            <text:p>16323456626</text:p>
          </table:table-cell>
          <table:table-cell table:formula="of:=[.A1470]/LOG([.A1470])+[.$C$2]*2*(RAND()-0.5)" office:value-type="float" office:value="1598331235.2062" calcext:value-type="float">
            <text:p>1598331235.2062</text:p>
          </table:table-cell>
          <table:table-cell/>
        </table:table-row>
        <table:table-row table:style-name="ro1">
          <table:table-cell office:value-type="float" office:value="16334567737" calcext:value-type="float">
            <text:p>16334567737</text:p>
          </table:table-cell>
          <table:table-cell table:formula="of:=[.A1471]/LOG([.A1471])+[.$C$2]*2*(RAND()-0.5)" office:value-type="float" office:value="1599372913.99142" calcext:value-type="float">
            <text:p>1599372913.99142</text:p>
          </table:table-cell>
          <table:table-cell/>
        </table:table-row>
        <table:table-row table:style-name="ro1">
          <table:table-cell office:value-type="float" office:value="16345678848" calcext:value-type="float">
            <text:p>16345678848</text:p>
          </table:table-cell>
          <table:table-cell table:formula="of:=[.A1472]/LOG([.A1472])+[.$C$2]*2*(RAND()-0.5)" office:value-type="float" office:value="1600414563.98443" calcext:value-type="float">
            <text:p>1600414563.98443</text:p>
          </table:table-cell>
          <table:table-cell/>
        </table:table-row>
        <table:table-row table:style-name="ro1">
          <table:table-cell office:value-type="float" office:value="16356789959" calcext:value-type="float">
            <text:p>16356789959</text:p>
          </table:table-cell>
          <table:table-cell table:formula="of:=[.A1473]/LOG([.A1473])+[.$C$2]*2*(RAND()-0.5)" office:value-type="float" office:value="1601456185.2064" calcext:value-type="float">
            <text:p>1601456185.2064</text:p>
          </table:table-cell>
          <table:table-cell/>
        </table:table-row>
        <table:table-row table:style-name="ro1">
          <table:table-cell office:value-type="float" office:value="16367901070" calcext:value-type="float">
            <text:p>16367901070</text:p>
          </table:table-cell>
          <table:table-cell table:formula="of:=[.A1474]/LOG([.A1474])+[.$C$2]*2*(RAND()-0.5)" office:value-type="float" office:value="1602497777.67845" calcext:value-type="float">
            <text:p>1602497777.67845</text:p>
          </table:table-cell>
          <table:table-cell/>
        </table:table-row>
        <table:table-row table:style-name="ro1">
          <table:table-cell office:value-type="float" office:value="16379012181" calcext:value-type="float">
            <text:p>16379012181</text:p>
          </table:table-cell>
          <table:table-cell table:formula="of:=[.A1475]/LOG([.A1475])+[.$C$2]*2*(RAND()-0.5)" office:value-type="float" office:value="1603539341.42169" calcext:value-type="float">
            <text:p>1603539341.42169</text:p>
          </table:table-cell>
          <table:table-cell/>
        </table:table-row>
        <table:table-row table:style-name="ro1">
          <table:table-cell office:value-type="float" office:value="16390123292" calcext:value-type="float">
            <text:p>16390123292</text:p>
          </table:table-cell>
          <table:table-cell table:formula="of:=[.A1476]/LOG([.A1476])+[.$C$2]*2*(RAND()-0.5)" office:value-type="float" office:value="1604580876.45718" calcext:value-type="float">
            <text:p>1604580876.45718</text:p>
          </table:table-cell>
          <table:table-cell/>
        </table:table-row>
        <table:table-row table:style-name="ro1">
          <table:table-cell office:value-type="float" office:value="16401234403" calcext:value-type="float">
            <text:p>16401234403</text:p>
          </table:table-cell>
          <table:table-cell table:formula="of:=[.A1477]/LOG([.A1477])+[.$C$2]*2*(RAND()-0.5)" office:value-type="float" office:value="1605622382.80595" calcext:value-type="float">
            <text:p>1605622382.80595</text:p>
          </table:table-cell>
          <table:table-cell/>
        </table:table-row>
        <table:table-row table:style-name="ro1">
          <table:table-cell office:value-type="float" office:value="16412345514" calcext:value-type="float">
            <text:p>16412345514</text:p>
          </table:table-cell>
          <table:table-cell table:formula="of:=[.A1478]/LOG([.A1478])+[.$C$2]*2*(RAND()-0.5)" office:value-type="float" office:value="1606663860.48903" calcext:value-type="float">
            <text:p>1606663860.48903</text:p>
          </table:table-cell>
          <table:table-cell/>
        </table:table-row>
        <table:table-row table:style-name="ro1">
          <table:table-cell office:value-type="float" office:value="16423456625" calcext:value-type="float">
            <text:p>16423456625</text:p>
          </table:table-cell>
          <table:table-cell table:formula="of:=[.A1479]/LOG([.A1479])+[.$C$2]*2*(RAND()-0.5)" office:value-type="float" office:value="1607705309.52739" calcext:value-type="float">
            <text:p>1607705309.52739</text:p>
          </table:table-cell>
          <table:table-cell/>
        </table:table-row>
        <table:table-row table:style-name="ro1">
          <table:table-cell office:value-type="float" office:value="16434567736" calcext:value-type="float">
            <text:p>16434567736</text:p>
          </table:table-cell>
          <table:table-cell table:formula="of:=[.A1480]/LOG([.A1480])+[.$C$2]*2*(RAND()-0.5)" office:value-type="float" office:value="1608746729.94197" calcext:value-type="float">
            <text:p>1608746729.94197</text:p>
          </table:table-cell>
          <table:table-cell/>
        </table:table-row>
        <table:table-row table:style-name="ro1">
          <table:table-cell office:value-type="float" office:value="16445678847" calcext:value-type="float">
            <text:p>16445678847</text:p>
          </table:table-cell>
          <table:table-cell table:formula="of:=[.A1481]/LOG([.A1481])+[.$C$2]*2*(RAND()-0.5)" office:value-type="float" office:value="1609788121.75371" calcext:value-type="float">
            <text:p>1609788121.75371</text:p>
          </table:table-cell>
          <table:table-cell/>
        </table:table-row>
        <table:table-row table:style-name="ro1">
          <table:table-cell office:value-type="float" office:value="16456789958" calcext:value-type="float">
            <text:p>16456789958</text:p>
          </table:table-cell>
          <table:table-cell table:formula="of:=[.A1482]/LOG([.A1482])+[.$C$2]*2*(RAND()-0.5)" office:value-type="float" office:value="1610829484.98348" calcext:value-type="float">
            <text:p>1610829484.98348</text:p>
          </table:table-cell>
          <table:table-cell/>
        </table:table-row>
        <table:table-row table:style-name="ro1">
          <table:table-cell office:value-type="float" office:value="16467901069" calcext:value-type="float">
            <text:p>16467901069</text:p>
          </table:table-cell>
          <table:table-cell table:formula="of:=[.A1483]/LOG([.A1483])+[.$C$2]*2*(RAND()-0.5)" office:value-type="float" office:value="1611870819.65216" calcext:value-type="float">
            <text:p>1611870819.65216</text:p>
          </table:table-cell>
          <table:table-cell/>
        </table:table-row>
        <table:table-row table:style-name="ro1">
          <table:table-cell office:value-type="float" office:value="16479012180" calcext:value-type="float">
            <text:p>16479012180</text:p>
          </table:table-cell>
          <table:table-cell table:formula="of:=[.A1484]/LOG([.A1484])+[.$C$2]*2*(RAND()-0.5)" office:value-type="float" office:value="1612912125.78057" calcext:value-type="float">
            <text:p>1612912125.78057</text:p>
          </table:table-cell>
          <table:table-cell/>
        </table:table-row>
        <table:table-row table:style-name="ro1">
          <table:table-cell office:value-type="float" office:value="16490123291" calcext:value-type="float">
            <text:p>16490123291</text:p>
          </table:table-cell>
          <table:table-cell table:formula="of:=[.A1485]/LOG([.A1485])+[.$C$2]*2*(RAND()-0.5)" office:value-type="float" office:value="1613953403.38952" calcext:value-type="float">
            <text:p>1613953403.38952</text:p>
          </table:table-cell>
          <table:table-cell/>
        </table:table-row>
        <table:table-row table:style-name="ro1">
          <table:table-cell office:value-type="float" office:value="16501234402" calcext:value-type="float">
            <text:p>16501234402</text:p>
          </table:table-cell>
          <table:table-cell table:formula="of:=[.A1486]/LOG([.A1486])+[.$C$2]*2*(RAND()-0.5)" office:value-type="float" office:value="1614994652.49977" calcext:value-type="float">
            <text:p>1614994652.49977</text:p>
          </table:table-cell>
          <table:table-cell/>
        </table:table-row>
        <table:table-row table:style-name="ro1">
          <table:table-cell office:value-type="float" office:value="16512345513" calcext:value-type="float">
            <text:p>16512345513</text:p>
          </table:table-cell>
          <table:table-cell table:formula="of:=[.A1487]/LOG([.A1487])+[.$C$2]*2*(RAND()-0.5)" office:value-type="float" office:value="1616035873.13209" calcext:value-type="float">
            <text:p>1616035873.13209</text:p>
          </table:table-cell>
          <table:table-cell/>
        </table:table-row>
        <table:table-row table:style-name="ro1">
          <table:table-cell office:value-type="float" office:value="16523456624" calcext:value-type="float">
            <text:p>16523456624</text:p>
          </table:table-cell>
          <table:table-cell table:formula="of:=[.A1488]/LOG([.A1488])+[.$C$2]*2*(RAND()-0.5)" office:value-type="float" office:value="1617077065.30717" calcext:value-type="float">
            <text:p>1617077065.30717</text:p>
          </table:table-cell>
          <table:table-cell/>
        </table:table-row>
        <table:table-row table:style-name="ro1">
          <table:table-cell office:value-type="float" office:value="16534567735" calcext:value-type="float">
            <text:p>16534567735</text:p>
          </table:table-cell>
          <table:table-cell table:formula="of:=[.A1489]/LOG([.A1489])+[.$C$2]*2*(RAND()-0.5)" office:value-type="float" office:value="1618118229.04571" calcext:value-type="float">
            <text:p>1618118229.04571</text:p>
          </table:table-cell>
          <table:table-cell/>
        </table:table-row>
        <table:table-row table:style-name="ro1">
          <table:table-cell office:value-type="float" office:value="16545678846" calcext:value-type="float">
            <text:p>16545678846</text:p>
          </table:table-cell>
          <table:table-cell table:formula="of:=[.A1490]/LOG([.A1490])+[.$C$2]*2*(RAND()-0.5)" office:value-type="float" office:value="1619159364.36837" calcext:value-type="float">
            <text:p>1619159364.36837</text:p>
          </table:table-cell>
          <table:table-cell/>
        </table:table-row>
        <table:table-row table:style-name="ro1">
          <table:table-cell office:value-type="float" office:value="16556789957" calcext:value-type="float">
            <text:p>16556789957</text:p>
          </table:table-cell>
          <table:table-cell table:formula="of:=[.A1491]/LOG([.A1491])+[.$C$2]*2*(RAND()-0.5)" office:value-type="float" office:value="1620200471.29577" calcext:value-type="float">
            <text:p>1620200471.29577</text:p>
          </table:table-cell>
          <table:table-cell/>
        </table:table-row>
        <table:table-row table:style-name="ro1">
          <table:table-cell office:value-type="float" office:value="16567901068" calcext:value-type="float">
            <text:p>16567901068</text:p>
          </table:table-cell>
          <table:table-cell table:formula="of:=[.A1492]/LOG([.A1492])+[.$C$2]*2*(RAND()-0.5)" office:value-type="float" office:value="1621241549.84851" calcext:value-type="float">
            <text:p>1621241549.84851</text:p>
          </table:table-cell>
          <table:table-cell/>
        </table:table-row>
        <table:table-row table:style-name="ro1">
          <table:table-cell office:value-type="float" office:value="16579012179" calcext:value-type="float">
            <text:p>16579012179</text:p>
          </table:table-cell>
          <table:table-cell table:formula="of:=[.A1493]/LOG([.A1493])+[.$C$2]*2*(RAND()-0.5)" office:value-type="float" office:value="1622282600.04717" calcext:value-type="float">
            <text:p>1622282600.04717</text:p>
          </table:table-cell>
          <table:table-cell/>
        </table:table-row>
        <table:table-row table:style-name="ro1">
          <table:table-cell office:value-type="float" office:value="16590123290" calcext:value-type="float">
            <text:p>16590123290</text:p>
          </table:table-cell>
          <table:table-cell table:formula="of:=[.A1494]/LOG([.A1494])+[.$C$2]*2*(RAND()-0.5)" office:value-type="float" office:value="1623323621.91228" calcext:value-type="float">
            <text:p>1623323621.91228</text:p>
          </table:table-cell>
          <table:table-cell/>
        </table:table-row>
        <table:table-row table:style-name="ro1">
          <table:table-cell office:value-type="float" office:value="16601234401" calcext:value-type="float">
            <text:p>16601234401</text:p>
          </table:table-cell>
          <table:table-cell table:formula="of:=[.A1495]/LOG([.A1495])+[.$C$2]*2*(RAND()-0.5)" office:value-type="float" office:value="1624364615.46436" calcext:value-type="float">
            <text:p>1624364615.46436</text:p>
          </table:table-cell>
          <table:table-cell/>
        </table:table-row>
        <table:table-row table:style-name="ro1">
          <table:table-cell office:value-type="float" office:value="16612345512" calcext:value-type="float">
            <text:p>16612345512</text:p>
          </table:table-cell>
          <table:table-cell table:formula="of:=[.A1496]/LOG([.A1496])+[.$C$2]*2*(RAND()-0.5)" office:value-type="float" office:value="1625405580.7239" calcext:value-type="float">
            <text:p>1625405580.7239</text:p>
          </table:table-cell>
          <table:table-cell/>
        </table:table-row>
        <table:table-row table:style-name="ro1">
          <table:table-cell office:value-type="float" office:value="16623456623" calcext:value-type="float">
            <text:p>16623456623</text:p>
          </table:table-cell>
          <table:table-cell table:formula="of:=[.A1497]/LOG([.A1497])+[.$C$2]*2*(RAND()-0.5)" office:value-type="float" office:value="1626446517.71135" calcext:value-type="float">
            <text:p>1626446517.71135</text:p>
          </table:table-cell>
          <table:table-cell/>
        </table:table-row>
        <table:table-row table:style-name="ro1">
          <table:table-cell office:value-type="float" office:value="16634567734" calcext:value-type="float">
            <text:p>16634567734</text:p>
          </table:table-cell>
          <table:table-cell table:formula="of:=[.A1498]/LOG([.A1498])+[.$C$2]*2*(RAND()-0.5)" office:value-type="float" office:value="1627487426.44713" calcext:value-type="float">
            <text:p>1627487426.44713</text:p>
          </table:table-cell>
          <table:table-cell/>
        </table:table-row>
        <table:table-row table:style-name="ro1">
          <table:table-cell office:value-type="float" office:value="16645678845" calcext:value-type="float">
            <text:p>16645678845</text:p>
          </table:table-cell>
          <table:table-cell table:formula="of:=[.A1499]/LOG([.A1499])+[.$C$2]*2*(RAND()-0.5)" office:value-type="float" office:value="1628528306.95166" calcext:value-type="float">
            <text:p>1628528306.95166</text:p>
          </table:table-cell>
          <table:table-cell/>
        </table:table-row>
        <table:table-row table:style-name="ro1">
          <table:table-cell office:value-type="float" office:value="16656789956" calcext:value-type="float">
            <text:p>16656789956</text:p>
          </table:table-cell>
          <table:table-cell table:formula="of:=[.A1500]/LOG([.A1500])+[.$C$2]*2*(RAND()-0.5)" office:value-type="float" office:value="1629569159.24529" calcext:value-type="float">
            <text:p>1629569159.24529</text:p>
          </table:table-cell>
          <table:table-cell/>
        </table:table-row>
        <table:table-row table:style-name="ro1">
          <table:table-cell office:value-type="float" office:value="16667901067" calcext:value-type="float">
            <text:p>16667901067</text:p>
          </table:table-cell>
          <table:table-cell table:formula="of:=[.A1501]/LOG([.A1501])+[.$C$2]*2*(RAND()-0.5)" office:value-type="float" office:value="1630609983.34838" calcext:value-type="float">
            <text:p>1630609983.34838</text:p>
          </table:table-cell>
          <table:table-cell/>
        </table:table-row>
        <table:table-row table:style-name="ro1">
          <table:table-cell office:value-type="float" office:value="16679012178" calcext:value-type="float">
            <text:p>16679012178</text:p>
          </table:table-cell>
          <table:table-cell table:formula="of:=[.A1502]/LOG([.A1502])+[.$C$2]*2*(RAND()-0.5)" office:value-type="float" office:value="1631650779.28123" calcext:value-type="float">
            <text:p>1631650779.28123</text:p>
          </table:table-cell>
          <table:table-cell/>
        </table:table-row>
        <table:table-row table:style-name="ro1">
          <table:table-cell office:value-type="float" office:value="16690123289" calcext:value-type="float">
            <text:p>16690123289</text:p>
          </table:table-cell>
          <table:table-cell table:formula="of:=[.A1503]/LOG([.A1503])+[.$C$2]*2*(RAND()-0.5)" office:value-type="float" office:value="1632691547.06414" calcext:value-type="float">
            <text:p>1632691547.06414</text:p>
          </table:table-cell>
          <table:table-cell/>
        </table:table-row>
        <table:table-row table:style-name="ro1">
          <table:table-cell office:value-type="float" office:value="16701234400" calcext:value-type="float">
            <text:p>16701234400</text:p>
          </table:table-cell>
          <table:table-cell table:formula="of:=[.A1504]/LOG([.A1504])+[.$C$2]*2*(RAND()-0.5)" office:value-type="float" office:value="1633732286.71735" calcext:value-type="float">
            <text:p>1633732286.71735</text:p>
          </table:table-cell>
          <table:table-cell/>
        </table:table-row>
        <table:table-row table:style-name="ro1">
          <table:table-cell office:value-type="float" office:value="16712345511" calcext:value-type="float">
            <text:p>16712345511</text:p>
          </table:table-cell>
          <table:table-cell table:formula="of:=[.A1505]/LOG([.A1505])+[.$C$2]*2*(RAND()-0.5)" office:value-type="float" office:value="1634772998.26111" calcext:value-type="float">
            <text:p>1634772998.26111</text:p>
          </table:table-cell>
          <table:table-cell/>
        </table:table-row>
        <table:table-row table:style-name="ro1">
          <table:table-cell office:value-type="float" office:value="16723456622" calcext:value-type="float">
            <text:p>16723456622</text:p>
          </table:table-cell>
          <table:table-cell table:formula="of:=[.A1506]/LOG([.A1506])+[.$C$2]*2*(RAND()-0.5)" office:value-type="float" office:value="1635813681.71561" calcext:value-type="float">
            <text:p>1635813681.71561</text:p>
          </table:table-cell>
          <table:table-cell/>
        </table:table-row>
        <table:table-row table:style-name="ro1">
          <table:table-cell office:value-type="float" office:value="16734567733" calcext:value-type="float">
            <text:p>16734567733</text:p>
          </table:table-cell>
          <table:table-cell table:formula="of:=[.A1507]/LOG([.A1507])+[.$C$2]*2*(RAND()-0.5)" office:value-type="float" office:value="1636854337.10103" calcext:value-type="float">
            <text:p>1636854337.10103</text:p>
          </table:table-cell>
          <table:table-cell/>
        </table:table-row>
        <table:table-row table:style-name="ro1">
          <table:table-cell office:value-type="float" office:value="16745678844" calcext:value-type="float">
            <text:p>16745678844</text:p>
          </table:table-cell>
          <table:table-cell table:formula="of:=[.A1508]/LOG([.A1508])+[.$C$2]*2*(RAND()-0.5)" office:value-type="float" office:value="1637894964.43751" calcext:value-type="float">
            <text:p>1637894964.43751</text:p>
          </table:table-cell>
          <table:table-cell/>
        </table:table-row>
        <table:table-row table:style-name="ro1">
          <table:table-cell office:value-type="float" office:value="16756789955" calcext:value-type="float">
            <text:p>16756789955</text:p>
          </table:table-cell>
          <table:table-cell table:formula="of:=[.A1509]/LOG([.A1509])+[.$C$2]*2*(RAND()-0.5)" office:value-type="float" office:value="1638935563.74518" calcext:value-type="float">
            <text:p>1638935563.74518</text:p>
          </table:table-cell>
          <table:table-cell/>
        </table:table-row>
        <table:table-row table:style-name="ro1">
          <table:table-cell office:value-type="float" office:value="16767901066" calcext:value-type="float">
            <text:p>16767901066</text:p>
          </table:table-cell>
          <table:table-cell table:formula="of:=[.A1510]/LOG([.A1510])+[.$C$2]*2*(RAND()-0.5)" office:value-type="float" office:value="1639976135.04411" calcext:value-type="float">
            <text:p>1639976135.04411</text:p>
          </table:table-cell>
          <table:table-cell/>
        </table:table-row>
        <table:table-row table:style-name="ro1">
          <table:table-cell office:value-type="float" office:value="16779012177" calcext:value-type="float">
            <text:p>16779012177</text:p>
          </table:table-cell>
          <table:table-cell table:formula="of:=[.A1511]/LOG([.A1511])+[.$C$2]*2*(RAND()-0.5)" office:value-type="float" office:value="1641016678.35438" calcext:value-type="float">
            <text:p>1641016678.35438</text:p>
          </table:table-cell>
          <table:table-cell/>
        </table:table-row>
        <table:table-row table:style-name="ro1">
          <table:table-cell office:value-type="float" office:value="16790123288" calcext:value-type="float">
            <text:p>16790123288</text:p>
          </table:table-cell>
          <table:table-cell table:formula="of:=[.A1512]/LOG([.A1512])+[.$C$2]*2*(RAND()-0.5)" office:value-type="float" office:value="1642057193.69602" calcext:value-type="float">
            <text:p>1642057193.69602</text:p>
          </table:table-cell>
          <table:table-cell/>
        </table:table-row>
        <table:table-row table:style-name="ro1">
          <table:table-cell office:value-type="float" office:value="16801234399" calcext:value-type="float">
            <text:p>16801234399</text:p>
          </table:table-cell>
          <table:table-cell table:formula="of:=[.A1513]/LOG([.A1513])+[.$C$2]*2*(RAND()-0.5)" office:value-type="float" office:value="1643097681.08904" calcext:value-type="float">
            <text:p>1643097681.08904</text:p>
          </table:table-cell>
          <table:table-cell/>
        </table:table-row>
        <table:table-row table:style-name="ro1">
          <table:table-cell office:value-type="float" office:value="16812345510" calcext:value-type="float">
            <text:p>16812345510</text:p>
          </table:table-cell>
          <table:table-cell table:formula="of:=[.A1514]/LOG([.A1514])+[.$C$2]*2*(RAND()-0.5)" office:value-type="float" office:value="1644138140.55341" calcext:value-type="float">
            <text:p>1644138140.55341</text:p>
          </table:table-cell>
          <table:table-cell/>
        </table:table-row>
        <table:table-row table:style-name="ro1">
          <table:table-cell office:value-type="float" office:value="16823456621" calcext:value-type="float">
            <text:p>16823456621</text:p>
          </table:table-cell>
          <table:table-cell table:formula="of:=[.A1515]/LOG([.A1515])+[.$C$2]*2*(RAND()-0.5)" office:value-type="float" office:value="1645178572.1091" calcext:value-type="float">
            <text:p>1645178572.1091</text:p>
          </table:table-cell>
          <table:table-cell/>
        </table:table-row>
        <table:table-row table:style-name="ro1">
          <table:table-cell office:value-type="float" office:value="16834567732" calcext:value-type="float">
            <text:p>16834567732</text:p>
          </table:table-cell>
          <table:table-cell table:formula="of:=[.A1516]/LOG([.A1516])+[.$C$2]*2*(RAND()-0.5)" office:value-type="float" office:value="1646218975.77601" calcext:value-type="float">
            <text:p>1646218975.77601</text:p>
          </table:table-cell>
          <table:table-cell/>
        </table:table-row>
        <table:table-row table:style-name="ro1">
          <table:table-cell office:value-type="float" office:value="16845678843" calcext:value-type="float">
            <text:p>16845678843</text:p>
          </table:table-cell>
          <table:table-cell table:formula="of:=[.A1517]/LOG([.A1517])+[.$C$2]*2*(RAND()-0.5)" office:value-type="float" office:value="1647259351.57406" calcext:value-type="float">
            <text:p>1647259351.57406</text:p>
          </table:table-cell>
          <table:table-cell/>
        </table:table-row>
        <table:table-row table:style-name="ro1">
          <table:table-cell office:value-type="float" office:value="16856789954" calcext:value-type="float">
            <text:p>16856789954</text:p>
          </table:table-cell>
          <table:table-cell table:formula="of:=[.A1518]/LOG([.A1518])+[.$C$2]*2*(RAND()-0.5)" office:value-type="float" office:value="1648299699.52312" calcext:value-type="float">
            <text:p>1648299699.52312</text:p>
          </table:table-cell>
          <table:table-cell/>
        </table:table-row>
        <table:table-row table:style-name="ro1">
          <table:table-cell office:value-type="float" office:value="16867901065" calcext:value-type="float">
            <text:p>16867901065</text:p>
          </table:table-cell>
          <table:table-cell table:formula="of:=[.A1519]/LOG([.A1519])+[.$C$2]*2*(RAND()-0.5)" office:value-type="float" office:value="1649340019.64301" calcext:value-type="float">
            <text:p>1649340019.64301</text:p>
          </table:table-cell>
          <table:table-cell/>
        </table:table-row>
        <table:table-row table:style-name="ro1">
          <table:table-cell office:value-type="float" office:value="16879012176" calcext:value-type="float">
            <text:p>16879012176</text:p>
          </table:table-cell>
          <table:table-cell table:formula="of:=[.A1520]/LOG([.A1520])+[.$C$2]*2*(RAND()-0.5)" office:value-type="float" office:value="1650380311.95357" calcext:value-type="float">
            <text:p>1650380311.95357</text:p>
          </table:table-cell>
          <table:table-cell/>
        </table:table-row>
        <table:table-row table:style-name="ro1">
          <table:table-cell office:value-type="float" office:value="16890123287" calcext:value-type="float">
            <text:p>16890123287</text:p>
          </table:table-cell>
          <table:table-cell table:formula="of:=[.A1521]/LOG([.A1521])+[.$C$2]*2*(RAND()-0.5)" office:value-type="float" office:value="1651420576.47457" calcext:value-type="float">
            <text:p>1651420576.47457</text:p>
          </table:table-cell>
          <table:table-cell/>
        </table:table-row>
        <table:table-row table:style-name="ro1">
          <table:table-cell office:value-type="float" office:value="16901234398" calcext:value-type="float">
            <text:p>16901234398</text:p>
          </table:table-cell>
          <table:table-cell table:formula="of:=[.A1522]/LOG([.A1522])+[.$C$2]*2*(RAND()-0.5)" office:value-type="float" office:value="1652460813.22579" calcext:value-type="float">
            <text:p>1652460813.22579</text:p>
          </table:table-cell>
          <table:table-cell/>
        </table:table-row>
        <table:table-row table:style-name="ro1">
          <table:table-cell office:value-type="float" office:value="16912345509" calcext:value-type="float">
            <text:p>16912345509</text:p>
          </table:table-cell>
          <table:table-cell table:formula="of:=[.A1523]/LOG([.A1523])+[.$C$2]*2*(RAND()-0.5)" office:value-type="float" office:value="1653501022.22695" calcext:value-type="float">
            <text:p>1653501022.22695</text:p>
          </table:table-cell>
          <table:table-cell/>
        </table:table-row>
        <table:table-row table:style-name="ro1">
          <table:table-cell office:value-type="float" office:value="16923456620" calcext:value-type="float">
            <text:p>16923456620</text:p>
          </table:table-cell>
          <table:table-cell table:formula="of:=[.A1524]/LOG([.A1524])+[.$C$2]*2*(RAND()-0.5)" office:value-type="float" office:value="1654541203.49776" calcext:value-type="float">
            <text:p>1654541203.49776</text:p>
          </table:table-cell>
          <table:table-cell/>
        </table:table-row>
        <table:table-row table:style-name="ro1">
          <table:table-cell office:value-type="float" office:value="16934567731" calcext:value-type="float">
            <text:p>16934567731</text:p>
          </table:table-cell>
          <table:table-cell table:formula="of:=[.A1525]/LOG([.A1525])+[.$C$2]*2*(RAND()-0.5)" office:value-type="float" office:value="1655581357.0579" calcext:value-type="float">
            <text:p>1655581357.0579</text:p>
          </table:table-cell>
          <table:table-cell/>
        </table:table-row>
        <table:table-row table:style-name="ro1">
          <table:table-cell office:value-type="float" office:value="16945678842" calcext:value-type="float">
            <text:p>16945678842</text:p>
          </table:table-cell>
          <table:table-cell table:formula="of:=[.A1526]/LOG([.A1526])+[.$C$2]*2*(RAND()-0.5)" office:value-type="float" office:value="1656621482.92702" calcext:value-type="float">
            <text:p>1656621482.92702</text:p>
          </table:table-cell>
          <table:table-cell/>
        </table:table-row>
        <table:table-row table:style-name="ro1">
          <table:table-cell office:value-type="float" office:value="16956789953" calcext:value-type="float">
            <text:p>16956789953</text:p>
          </table:table-cell>
          <table:table-cell table:formula="of:=[.A1527]/LOG([.A1527])+[.$C$2]*2*(RAND()-0.5)" office:value-type="float" office:value="1657661581.12476" calcext:value-type="float">
            <text:p>1657661581.12476</text:p>
          </table:table-cell>
          <table:table-cell/>
        </table:table-row>
        <table:table-row table:style-name="ro1">
          <table:table-cell office:value-type="float" office:value="16967901064" calcext:value-type="float">
            <text:p>16967901064</text:p>
          </table:table-cell>
          <table:table-cell table:formula="of:=[.A1528]/LOG([.A1528])+[.$C$2]*2*(RAND()-0.5)" office:value-type="float" office:value="1658701651.67071" calcext:value-type="float">
            <text:p>1658701651.67071</text:p>
          </table:table-cell>
          <table:table-cell/>
        </table:table-row>
        <table:table-row table:style-name="ro1">
          <table:table-cell office:value-type="float" office:value="16979012175" calcext:value-type="float">
            <text:p>16979012175</text:p>
          </table:table-cell>
          <table:table-cell table:formula="of:=[.A1529]/LOG([.A1529])+[.$C$2]*2*(RAND()-0.5)" office:value-type="float" office:value="1659741694.58444" calcext:value-type="float">
            <text:p>1659741694.58444</text:p>
          </table:table-cell>
          <table:table-cell/>
        </table:table-row>
        <table:table-row table:style-name="ro1">
          <table:table-cell office:value-type="float" office:value="16990123286" calcext:value-type="float">
            <text:p>16990123286</text:p>
          </table:table-cell>
          <table:table-cell table:formula="of:=[.A1530]/LOG([.A1530])+[.$C$2]*2*(RAND()-0.5)" office:value-type="float" office:value="1660781709.8855" calcext:value-type="float">
            <text:p>1660781709.8855</text:p>
          </table:table-cell>
          <table:table-cell/>
        </table:table-row>
        <table:table-row table:style-name="ro1">
          <table:table-cell office:value-type="float" office:value="17001234397" calcext:value-type="float">
            <text:p>17001234397</text:p>
          </table:table-cell>
          <table:table-cell table:formula="of:=[.A1531]/LOG([.A1531])+[.$C$2]*2*(RAND()-0.5)" office:value-type="float" office:value="1661821697.59341" calcext:value-type="float">
            <text:p>1661821697.59341</text:p>
          </table:table-cell>
          <table:table-cell/>
        </table:table-row>
        <table:table-row table:style-name="ro1">
          <table:table-cell office:value-type="float" office:value="17012345508" calcext:value-type="float">
            <text:p>17012345508</text:p>
          </table:table-cell>
          <table:table-cell table:formula="of:=[.A1532]/LOG([.A1532])+[.$C$2]*2*(RAND()-0.5)" office:value-type="float" office:value="1662861657.72767" calcext:value-type="float">
            <text:p>1662861657.72767</text:p>
          </table:table-cell>
          <table:table-cell/>
        </table:table-row>
        <table:table-row table:style-name="ro1">
          <table:table-cell office:value-type="float" office:value="17023456619" calcext:value-type="float">
            <text:p>17023456619</text:p>
          </table:table-cell>
          <table:table-cell table:formula="of:=[.A1533]/LOG([.A1533])+[.$C$2]*2*(RAND()-0.5)" office:value-type="float" office:value="1663901590.30773" calcext:value-type="float">
            <text:p>1663901590.30773</text:p>
          </table:table-cell>
          <table:table-cell/>
        </table:table-row>
        <table:table-row table:style-name="ro1">
          <table:table-cell office:value-type="float" office:value="17034567730" calcext:value-type="float">
            <text:p>17034567730</text:p>
          </table:table-cell>
          <table:table-cell table:formula="of:=[.A1534]/LOG([.A1534])+[.$C$2]*2*(RAND()-0.5)" office:value-type="float" office:value="1664941495.35304" calcext:value-type="float">
            <text:p>1664941495.35304</text:p>
          </table:table-cell>
          <table:table-cell/>
        </table:table-row>
        <table:table-row table:style-name="ro1">
          <table:table-cell office:value-type="float" office:value="17045678841" calcext:value-type="float">
            <text:p>17045678841</text:p>
          </table:table-cell>
          <table:table-cell table:formula="of:=[.A1535]/LOG([.A1535])+[.$C$2]*2*(RAND()-0.5)" office:value-type="float" office:value="1665981372.88302" calcext:value-type="float">
            <text:p>1665981372.88302</text:p>
          </table:table-cell>
          <table:table-cell/>
        </table:table-row>
        <table:table-row table:style-name="ro1">
          <table:table-cell office:value-type="float" office:value="17056789952" calcext:value-type="float">
            <text:p>17056789952</text:p>
          </table:table-cell>
          <table:table-cell table:formula="of:=[.A1536]/LOG([.A1536])+[.$C$2]*2*(RAND()-0.5)" office:value-type="float" office:value="1667021222.91704" calcext:value-type="float">
            <text:p>1667021222.91704</text:p>
          </table:table-cell>
          <table:table-cell/>
        </table:table-row>
        <table:table-row table:style-name="ro1">
          <table:table-cell office:value-type="float" office:value="17067901063" calcext:value-type="float">
            <text:p>17067901063</text:p>
          </table:table-cell>
          <table:table-cell table:formula="of:=[.A1537]/LOG([.A1537])+[.$C$2]*2*(RAND()-0.5)" office:value-type="float" office:value="1668061045.47448" calcext:value-type="float">
            <text:p>1668061045.47448</text:p>
          </table:table-cell>
          <table:table-cell/>
        </table:table-row>
        <table:table-row table:style-name="ro1">
          <table:table-cell office:value-type="float" office:value="17079012174" calcext:value-type="float">
            <text:p>17079012174</text:p>
          </table:table-cell>
          <table:table-cell table:formula="of:=[.A1538]/LOG([.A1538])+[.$C$2]*2*(RAND()-0.5)" office:value-type="float" office:value="1669100840.57466" calcext:value-type="float">
            <text:p>1669100840.57466</text:p>
          </table:table-cell>
          <table:table-cell/>
        </table:table-row>
        <table:table-row table:style-name="ro1">
          <table:table-cell office:value-type="float" office:value="17090123285" calcext:value-type="float">
            <text:p>17090123285</text:p>
          </table:table-cell>
          <table:table-cell table:formula="of:=[.A1539]/LOG([.A1539])+[.$C$2]*2*(RAND()-0.5)" office:value-type="float" office:value="1670140608.23689" calcext:value-type="float">
            <text:p>1670140608.23689</text:p>
          </table:table-cell>
          <table:table-cell/>
        </table:table-row>
        <table:table-row table:style-name="ro1">
          <table:table-cell office:value-type="float" office:value="17101234396" calcext:value-type="float">
            <text:p>17101234396</text:p>
          </table:table-cell>
          <table:table-cell table:formula="of:=[.A1540]/LOG([.A1540])+[.$C$2]*2*(RAND()-0.5)" office:value-type="float" office:value="1671180348.48046" calcext:value-type="float">
            <text:p>1671180348.48046</text:p>
          </table:table-cell>
          <table:table-cell/>
        </table:table-row>
        <table:table-row table:style-name="ro1">
          <table:table-cell office:value-type="float" office:value="17112345507" calcext:value-type="float">
            <text:p>17112345507</text:p>
          </table:table-cell>
          <table:table-cell table:formula="of:=[.A1541]/LOG([.A1541])+[.$C$2]*2*(RAND()-0.5)" office:value-type="float" office:value="1672220061.32462" calcext:value-type="float">
            <text:p>1672220061.32462</text:p>
          </table:table-cell>
          <table:table-cell/>
        </table:table-row>
        <table:table-row table:style-name="ro1">
          <table:table-cell office:value-type="float" office:value="17123456618" calcext:value-type="float">
            <text:p>17123456618</text:p>
          </table:table-cell>
          <table:table-cell table:formula="of:=[.A1542]/LOG([.A1542])+[.$C$2]*2*(RAND()-0.5)" office:value-type="float" office:value="1673259746.7886" calcext:value-type="float">
            <text:p>1673259746.7886</text:p>
          </table:table-cell>
          <table:table-cell/>
        </table:table-row>
        <table:table-row table:style-name="ro1">
          <table:table-cell office:value-type="float" office:value="17134567729" calcext:value-type="float">
            <text:p>17134567729</text:p>
          </table:table-cell>
          <table:table-cell table:formula="of:=[.A1543]/LOG([.A1543])+[.$C$2]*2*(RAND()-0.5)" office:value-type="float" office:value="1674299404.89161" calcext:value-type="float">
            <text:p>1674299404.89161</text:p>
          </table:table-cell>
          <table:table-cell/>
        </table:table-row>
        <table:table-row table:style-name="ro1">
          <table:table-cell office:value-type="float" office:value="17145678840" calcext:value-type="float">
            <text:p>17145678840</text:p>
          </table:table-cell>
          <table:table-cell table:formula="of:=[.A1544]/LOG([.A1544])+[.$C$2]*2*(RAND()-0.5)" office:value-type="float" office:value="1675339035.65282" calcext:value-type="float">
            <text:p>1675339035.65282</text:p>
          </table:table-cell>
          <table:table-cell/>
        </table:table-row>
        <table:table-row table:style-name="ro1">
          <table:table-cell office:value-type="float" office:value="17156789951" calcext:value-type="float">
            <text:p>17156789951</text:p>
          </table:table-cell>
          <table:table-cell table:formula="of:=[.A1545]/LOG([.A1545])+[.$C$2]*2*(RAND()-0.5)" office:value-type="float" office:value="1676378639.09139" calcext:value-type="float">
            <text:p>1676378639.09139</text:p>
          </table:table-cell>
          <table:table-cell/>
        </table:table-row>
        <table:table-row table:style-name="ro1">
          <table:table-cell office:value-type="float" office:value="17167901062" calcext:value-type="float">
            <text:p>17167901062</text:p>
          </table:table-cell>
          <table:table-cell table:formula="of:=[.A1546]/LOG([.A1546])+[.$C$2]*2*(RAND()-0.5)" office:value-type="float" office:value="1677418215.22644" calcext:value-type="float">
            <text:p>1677418215.22644</text:p>
          </table:table-cell>
          <table:table-cell/>
        </table:table-row>
        <table:table-row table:style-name="ro1">
          <table:table-cell office:value-type="float" office:value="17179012173" calcext:value-type="float">
            <text:p>17179012173</text:p>
          </table:table-cell>
          <table:table-cell table:formula="of:=[.A1547]/LOG([.A1547])+[.$C$2]*2*(RAND()-0.5)" office:value-type="float" office:value="1678457764.07708" calcext:value-type="float">
            <text:p>1678457764.07708</text:p>
          </table:table-cell>
          <table:table-cell/>
        </table:table-row>
        <table:table-row table:style-name="ro1">
          <table:table-cell office:value-type="float" office:value="17190123284" calcext:value-type="float">
            <text:p>17190123284</text:p>
          </table:table-cell>
          <table:table-cell table:formula="of:=[.A1548]/LOG([.A1548])+[.$C$2]*2*(RAND()-0.5)" office:value-type="float" office:value="1679497285.66237" calcext:value-type="float">
            <text:p>1679497285.66237</text:p>
          </table:table-cell>
          <table:table-cell/>
        </table:table-row>
        <table:table-row table:style-name="ro1">
          <table:table-cell office:value-type="float" office:value="17201234395" calcext:value-type="float">
            <text:p>17201234395</text:p>
          </table:table-cell>
          <table:table-cell table:formula="of:=[.A1549]/LOG([.A1549])+[.$C$2]*2*(RAND()-0.5)" office:value-type="float" office:value="1680536780.00137" calcext:value-type="float">
            <text:p>1680536780.00137</text:p>
          </table:table-cell>
          <table:table-cell/>
        </table:table-row>
        <table:table-row table:style-name="ro1">
          <table:table-cell office:value-type="float" office:value="17212345506" calcext:value-type="float">
            <text:p>17212345506</text:p>
          </table:table-cell>
          <table:table-cell table:formula="of:=[.A1550]/LOG([.A1550])+[.$C$2]*2*(RAND()-0.5)" office:value-type="float" office:value="1681576247.1131" calcext:value-type="float">
            <text:p>1681576247.1131</text:p>
          </table:table-cell>
          <table:table-cell/>
        </table:table-row>
        <table:table-row table:style-name="ro1">
          <table:table-cell office:value-type="float" office:value="17223456617" calcext:value-type="float">
            <text:p>17223456617</text:p>
          </table:table-cell>
          <table:table-cell table:formula="of:=[.A1551]/LOG([.A1551])+[.$C$2]*2*(RAND()-0.5)" office:value-type="float" office:value="1682615687.01656" calcext:value-type="float">
            <text:p>1682615687.01656</text:p>
          </table:table-cell>
          <table:table-cell/>
        </table:table-row>
        <table:table-row table:style-name="ro1">
          <table:table-cell office:value-type="float" office:value="17234567728" calcext:value-type="float">
            <text:p>17234567728</text:p>
          </table:table-cell>
          <table:table-cell table:formula="of:=[.A1552]/LOG([.A1552])+[.$C$2]*2*(RAND()-0.5)" office:value-type="float" office:value="1683655099.73073" calcext:value-type="float">
            <text:p>1683655099.73073</text:p>
          </table:table-cell>
          <table:table-cell/>
        </table:table-row>
        <table:table-row table:style-name="ro1">
          <table:table-cell office:value-type="float" office:value="17245678839" calcext:value-type="float">
            <text:p>17245678839</text:p>
          </table:table-cell>
          <table:table-cell table:formula="of:=[.A1553]/LOG([.A1553])+[.$C$2]*2*(RAND()-0.5)" office:value-type="float" office:value="1684694485.27453" calcext:value-type="float">
            <text:p>1684694485.27453</text:p>
          </table:table-cell>
          <table:table-cell/>
        </table:table-row>
        <table:table-row table:style-name="ro1">
          <table:table-cell office:value-type="float" office:value="17256789950" calcext:value-type="float">
            <text:p>17256789950</text:p>
          </table:table-cell>
          <table:table-cell table:formula="of:=[.A1554]/LOG([.A1554])+[.$C$2]*2*(RAND()-0.5)" office:value-type="float" office:value="1685733843.66691" calcext:value-type="float">
            <text:p>1685733843.66691</text:p>
          </table:table-cell>
          <table:table-cell/>
        </table:table-row>
        <table:table-row table:style-name="ro1">
          <table:table-cell office:value-type="float" office:value="17267901061" calcext:value-type="float">
            <text:p>17267901061</text:p>
          </table:table-cell>
          <table:table-cell table:formula="of:=[.A1555]/LOG([.A1555])+[.$C$2]*2*(RAND()-0.5)" office:value-type="float" office:value="1686773174.92675" calcext:value-type="float">
            <text:p>1686773174.92675</text:p>
          </table:table-cell>
          <table:table-cell/>
        </table:table-row>
        <table:table-row table:style-name="ro1">
          <table:table-cell office:value-type="float" office:value="17279012172" calcext:value-type="float">
            <text:p>17279012172</text:p>
          </table:table-cell>
          <table:table-cell table:formula="of:=[.A1556]/LOG([.A1556])+[.$C$2]*2*(RAND()-0.5)" office:value-type="float" office:value="1687812479.07293" calcext:value-type="float">
            <text:p>1687812479.07293</text:p>
          </table:table-cell>
          <table:table-cell/>
        </table:table-row>
        <table:table-row table:style-name="ro1">
          <table:table-cell office:value-type="float" office:value="17290123283" calcext:value-type="float">
            <text:p>17290123283</text:p>
          </table:table-cell>
          <table:table-cell table:formula="of:=[.A1557]/LOG([.A1557])+[.$C$2]*2*(RAND()-0.5)" office:value-type="float" office:value="1688851756.12429" calcext:value-type="float">
            <text:p>1688851756.12429</text:p>
          </table:table-cell>
          <table:table-cell/>
        </table:table-row>
        <table:table-row table:style-name="ro1">
          <table:table-cell office:value-type="float" office:value="17301234394" calcext:value-type="float">
            <text:p>17301234394</text:p>
          </table:table-cell>
          <table:table-cell table:formula="of:=[.A1558]/LOG([.A1558])+[.$C$2]*2*(RAND()-0.5)" office:value-type="float" office:value="1689891006.09965" calcext:value-type="float">
            <text:p>1689891006.09965</text:p>
          </table:table-cell>
          <table:table-cell/>
        </table:table-row>
        <table:table-row table:style-name="ro1">
          <table:table-cell office:value-type="float" office:value="17312345505" calcext:value-type="float">
            <text:p>17312345505</text:p>
          </table:table-cell>
          <table:table-cell table:formula="of:=[.A1559]/LOG([.A1559])+[.$C$2]*2*(RAND()-0.5)" office:value-type="float" office:value="1690930229.01781" calcext:value-type="float">
            <text:p>1690930229.01781</text:p>
          </table:table-cell>
          <table:table-cell/>
        </table:table-row>
        <table:table-row table:style-name="ro1">
          <table:table-cell office:value-type="float" office:value="17323456616" calcext:value-type="float">
            <text:p>17323456616</text:p>
          </table:table-cell>
          <table:table-cell table:formula="of:=[.A1560]/LOG([.A1560])+[.$C$2]*2*(RAND()-0.5)" office:value-type="float" office:value="1691969424.89754" calcext:value-type="float">
            <text:p>1691969424.89754</text:p>
          </table:table-cell>
          <table:table-cell/>
        </table:table-row>
        <table:table-row table:style-name="ro1">
          <table:table-cell office:value-type="float" office:value="17334567727" calcext:value-type="float">
            <text:p>17334567727</text:p>
          </table:table-cell>
          <table:table-cell table:formula="of:=[.A1561]/LOG([.A1561])+[.$C$2]*2*(RAND()-0.5)" office:value-type="float" office:value="1693008593.75757" calcext:value-type="float">
            <text:p>1693008593.75757</text:p>
          </table:table-cell>
          <table:table-cell/>
        </table:table-row>
        <table:table-row table:style-name="ro1">
          <table:table-cell office:value-type="float" office:value="17345678838" calcext:value-type="float">
            <text:p>17345678838</text:p>
          </table:table-cell>
          <table:table-cell table:formula="of:=[.A1562]/LOG([.A1562])+[.$C$2]*2*(RAND()-0.5)" office:value-type="float" office:value="1694047735.61664" calcext:value-type="float">
            <text:p>1694047735.61664</text:p>
          </table:table-cell>
          <table:table-cell/>
        </table:table-row>
        <table:table-row table:style-name="ro1">
          <table:table-cell office:value-type="float" office:value="17356789949" calcext:value-type="float">
            <text:p>17356789949</text:p>
          </table:table-cell>
          <table:table-cell table:formula="of:=[.A1563]/LOG([.A1563])+[.$C$2]*2*(RAND()-0.5)" office:value-type="float" office:value="1695086850.49343" calcext:value-type="float">
            <text:p>1695086850.49343</text:p>
          </table:table-cell>
          <table:table-cell/>
        </table:table-row>
        <table:table-row table:style-name="ro1">
          <table:table-cell office:value-type="float" office:value="17367901060" calcext:value-type="float">
            <text:p>17367901060</text:p>
          </table:table-cell>
          <table:table-cell table:formula="of:=[.A1564]/LOG([.A1564])+[.$C$2]*2*(RAND()-0.5)" office:value-type="float" office:value="1696125938.40662" calcext:value-type="float">
            <text:p>1696125938.40662</text:p>
          </table:table-cell>
          <table:table-cell/>
        </table:table-row>
        <table:table-row table:style-name="ro1">
          <table:table-cell office:value-type="float" office:value="17379012171" calcext:value-type="float">
            <text:p>17379012171</text:p>
          </table:table-cell>
          <table:table-cell table:formula="of:=[.A1565]/LOG([.A1565])+[.$C$2]*2*(RAND()-0.5)" office:value-type="float" office:value="1697164999.37485" calcext:value-type="float">
            <text:p>1697164999.37485</text:p>
          </table:table-cell>
          <table:table-cell/>
        </table:table-row>
        <table:table-row table:style-name="ro1">
          <table:table-cell office:value-type="float" office:value="17390123282" calcext:value-type="float">
            <text:p>17390123282</text:p>
          </table:table-cell>
          <table:table-cell table:formula="of:=[.A1566]/LOG([.A1566])+[.$C$2]*2*(RAND()-0.5)" office:value-type="float" office:value="1698204033.41674" calcext:value-type="float">
            <text:p>1698204033.41674</text:p>
          </table:table-cell>
          <table:table-cell/>
        </table:table-row>
        <table:table-row table:style-name="ro1">
          <table:table-cell office:value-type="float" office:value="17401234393" calcext:value-type="float">
            <text:p>17401234393</text:p>
          </table:table-cell>
          <table:table-cell table:formula="of:=[.A1567]/LOG([.A1567])+[.$C$2]*2*(RAND()-0.5)" office:value-type="float" office:value="1699243040.55089" calcext:value-type="float">
            <text:p>1699243040.55089</text:p>
          </table:table-cell>
          <table:table-cell/>
        </table:table-row>
        <table:table-row table:style-name="ro1">
          <table:table-cell office:value-type="float" office:value="17412345504" calcext:value-type="float">
            <text:p>17412345504</text:p>
          </table:table-cell>
          <table:table-cell table:formula="of:=[.A1568]/LOG([.A1568])+[.$C$2]*2*(RAND()-0.5)" office:value-type="float" office:value="1700282020.79586" calcext:value-type="float">
            <text:p>1700282020.79586</text:p>
          </table:table-cell>
          <table:table-cell/>
        </table:table-row>
        <table:table-row table:style-name="ro1">
          <table:table-cell office:value-type="float" office:value="17423456615" calcext:value-type="float">
            <text:p>17423456615</text:p>
          </table:table-cell>
          <table:table-cell table:formula="of:=[.A1569]/LOG([.A1569])+[.$C$2]*2*(RAND()-0.5)" office:value-type="float" office:value="1701320974.1702" calcext:value-type="float">
            <text:p>1701320974.1702</text:p>
          </table:table-cell>
          <table:table-cell/>
        </table:table-row>
        <table:table-row table:style-name="ro1">
          <table:table-cell office:value-type="float" office:value="17434567726" calcext:value-type="float">
            <text:p>17434567726</text:p>
          </table:table-cell>
          <table:table-cell table:formula="of:=[.A1570]/LOG([.A1570])+[.$C$2]*2*(RAND()-0.5)" office:value-type="float" office:value="1702359900.69244" calcext:value-type="float">
            <text:p>1702359900.69244</text:p>
          </table:table-cell>
          <table:table-cell/>
        </table:table-row>
        <table:table-row table:style-name="ro1">
          <table:table-cell office:value-type="float" office:value="17445678837" calcext:value-type="float">
            <text:p>17445678837</text:p>
          </table:table-cell>
          <table:table-cell table:formula="of:=[.A1571]/LOG([.A1571])+[.$C$2]*2*(RAND()-0.5)" office:value-type="float" office:value="1703398800.38107" calcext:value-type="float">
            <text:p>1703398800.38107</text:p>
          </table:table-cell>
          <table:table-cell/>
        </table:table-row>
        <table:table-row table:style-name="ro1">
          <table:table-cell office:value-type="float" office:value="17456789948" calcext:value-type="float">
            <text:p>17456789948</text:p>
          </table:table-cell>
          <table:table-cell table:formula="of:=[.A1572]/LOG([.A1572])+[.$C$2]*2*(RAND()-0.5)" office:value-type="float" office:value="1704437673.25455" calcext:value-type="float">
            <text:p>1704437673.25455</text:p>
          </table:table-cell>
          <table:table-cell/>
        </table:table-row>
        <table:table-row table:style-name="ro1">
          <table:table-cell office:value-type="float" office:value="17467901059" calcext:value-type="float">
            <text:p>17467901059</text:p>
          </table:table-cell>
          <table:table-cell table:formula="of:=[.A1573]/LOG([.A1573])+[.$C$2]*2*(RAND()-0.5)" office:value-type="float" office:value="1705476519.33135" calcext:value-type="float">
            <text:p>1705476519.33135</text:p>
          </table:table-cell>
          <table:table-cell/>
        </table:table-row>
        <table:table-row table:style-name="ro1">
          <table:table-cell office:value-type="float" office:value="17479012170" calcext:value-type="float">
            <text:p>17479012170</text:p>
          </table:table-cell>
          <table:table-cell table:formula="of:=[.A1574]/LOG([.A1574])+[.$C$2]*2*(RAND()-0.5)" office:value-type="float" office:value="1706515338.62988" calcext:value-type="float">
            <text:p>1706515338.62988</text:p>
          </table:table-cell>
          <table:table-cell/>
        </table:table-row>
        <table:table-row table:style-name="ro1">
          <table:table-cell office:value-type="float" office:value="17490123281" calcext:value-type="float">
            <text:p>17490123281</text:p>
          </table:table-cell>
          <table:table-cell table:formula="of:=[.A1575]/LOG([.A1575])+[.$C$2]*2*(RAND()-0.5)" office:value-type="float" office:value="1707554131.16855" calcext:value-type="float">
            <text:p>1707554131.16855</text:p>
          </table:table-cell>
          <table:table-cell/>
        </table:table-row>
        <table:table-row table:style-name="ro1">
          <table:table-cell office:value-type="float" office:value="17501234392" calcext:value-type="float">
            <text:p>17501234392</text:p>
          </table:table-cell>
          <table:table-cell table:formula="of:=[.A1576]/LOG([.A1576])+[.$C$2]*2*(RAND()-0.5)" office:value-type="float" office:value="1708592896.96572" calcext:value-type="float">
            <text:p>1708592896.96572</text:p>
          </table:table-cell>
          <table:table-cell/>
        </table:table-row>
        <table:table-row table:style-name="ro1">
          <table:table-cell office:value-type="float" office:value="17512345503" calcext:value-type="float">
            <text:p>17512345503</text:p>
          </table:table-cell>
          <table:table-cell table:formula="of:=[.A1577]/LOG([.A1577])+[.$C$2]*2*(RAND()-0.5)" office:value-type="float" office:value="1709631636.03974" calcext:value-type="float">
            <text:p>1709631636.03974</text:p>
          </table:table-cell>
          <table:table-cell/>
        </table:table-row>
        <table:table-row table:style-name="ro1">
          <table:table-cell office:value-type="float" office:value="17523456614" calcext:value-type="float">
            <text:p>17523456614</text:p>
          </table:table-cell>
          <table:table-cell table:formula="of:=[.A1578]/LOG([.A1578])+[.$C$2]*2*(RAND()-0.5)" office:value-type="float" office:value="1710670348.40895" calcext:value-type="float">
            <text:p>1710670348.40895</text:p>
          </table:table-cell>
          <table:table-cell/>
        </table:table-row>
        <table:table-row table:style-name="ro1">
          <table:table-cell office:value-type="float" office:value="17534567725" calcext:value-type="float">
            <text:p>17534567725</text:p>
          </table:table-cell>
          <table:table-cell table:formula="of:=[.A1579]/LOG([.A1579])+[.$C$2]*2*(RAND()-0.5)" office:value-type="float" office:value="1711709034.09164" calcext:value-type="float">
            <text:p>1711709034.09164</text:p>
          </table:table-cell>
          <table:table-cell/>
        </table:table-row>
        <table:table-row table:style-name="ro1">
          <table:table-cell office:value-type="float" office:value="17545678836" calcext:value-type="float">
            <text:p>17545678836</text:p>
          </table:table-cell>
          <table:table-cell table:formula="of:=[.A1580]/LOG([.A1580])+[.$C$2]*2*(RAND()-0.5)" office:value-type="float" office:value="1712747693.10609" calcext:value-type="float">
            <text:p>1712747693.10609</text:p>
          </table:table-cell>
          <table:table-cell/>
        </table:table-row>
        <table:table-row table:style-name="ro1">
          <table:table-cell office:value-type="float" office:value="17556789947" calcext:value-type="float">
            <text:p>17556789947</text:p>
          </table:table-cell>
          <table:table-cell table:formula="of:=[.A1581]/LOG([.A1581])+[.$C$2]*2*(RAND()-0.5)" office:value-type="float" office:value="1713786325.47055" calcext:value-type="float">
            <text:p>1713786325.47055</text:p>
          </table:table-cell>
          <table:table-cell/>
        </table:table-row>
        <table:table-row table:style-name="ro1">
          <table:table-cell office:value-type="float" office:value="17567901058" calcext:value-type="float">
            <text:p>17567901058</text:p>
          </table:table-cell>
          <table:table-cell table:formula="of:=[.A1582]/LOG([.A1582])+[.$C$2]*2*(RAND()-0.5)" office:value-type="float" office:value="1714824931.20326" calcext:value-type="float">
            <text:p>1714824931.20326</text:p>
          </table:table-cell>
          <table:table-cell/>
        </table:table-row>
        <table:table-row table:style-name="ro1">
          <table:table-cell office:value-type="float" office:value="17579012169" calcext:value-type="float">
            <text:p>17579012169</text:p>
          </table:table-cell>
          <table:table-cell table:formula="of:=[.A1583]/LOG([.A1583])+[.$C$2]*2*(RAND()-0.5)" office:value-type="float" office:value="1715863510.32241" calcext:value-type="float">
            <text:p>1715863510.32241</text:p>
          </table:table-cell>
          <table:table-cell/>
        </table:table-row>
        <table:table-row table:style-name="ro1">
          <table:table-cell office:value-type="float" office:value="17590123280" calcext:value-type="float">
            <text:p>17590123280</text:p>
          </table:table-cell>
          <table:table-cell table:formula="of:=[.A1584]/LOG([.A1584])+[.$C$2]*2*(RAND()-0.5)" office:value-type="float" office:value="1716902062.84619" calcext:value-type="float">
            <text:p>1716902062.84619</text:p>
          </table:table-cell>
          <table:table-cell/>
        </table:table-row>
        <table:table-row table:style-name="ro1">
          <table:table-cell office:value-type="float" office:value="17601234391" calcext:value-type="float">
            <text:p>17601234391</text:p>
          </table:table-cell>
          <table:table-cell table:formula="of:=[.A1585]/LOG([.A1585])+[.$C$2]*2*(RAND()-0.5)" office:value-type="float" office:value="1717940588.79277" calcext:value-type="float">
            <text:p>1717940588.79277</text:p>
          </table:table-cell>
          <table:table-cell/>
        </table:table-row>
        <table:table-row table:style-name="ro1">
          <table:table-cell office:value-type="float" office:value="17612345502" calcext:value-type="float">
            <text:p>17612345502</text:p>
          </table:table-cell>
          <table:table-cell table:formula="of:=[.A1586]/LOG([.A1586])+[.$C$2]*2*(RAND()-0.5)" office:value-type="float" office:value="1718979088.18026" calcext:value-type="float">
            <text:p>1718979088.18026</text:p>
          </table:table-cell>
          <table:table-cell/>
        </table:table-row>
        <table:table-row table:style-name="ro1">
          <table:table-cell office:value-type="float" office:value="17623456613" calcext:value-type="float">
            <text:p>17623456613</text:p>
          </table:table-cell>
          <table:table-cell table:formula="of:=[.A1587]/LOG([.A1587])+[.$C$2]*2*(RAND()-0.5)" office:value-type="float" office:value="1720017561.02678" calcext:value-type="float">
            <text:p>1720017561.02678</text:p>
          </table:table-cell>
          <table:table-cell/>
        </table:table-row>
        <table:table-row table:style-name="ro1">
          <table:table-cell office:value-type="float" office:value="17634567724" calcext:value-type="float">
            <text:p>17634567724</text:p>
          </table:table-cell>
          <table:table-cell table:formula="of:=[.A1588]/LOG([.A1588])+[.$C$2]*2*(RAND()-0.5)" office:value-type="float" office:value="1721056007.35041" calcext:value-type="float">
            <text:p>1721056007.35041</text:p>
          </table:table-cell>
          <table:table-cell/>
        </table:table-row>
        <table:table-row table:style-name="ro1">
          <table:table-cell office:value-type="float" office:value="17645678835" calcext:value-type="float">
            <text:p>17645678835</text:p>
          </table:table-cell>
          <table:table-cell table:formula="of:=[.A1589]/LOG([.A1589])+[.$C$2]*2*(RAND()-0.5)" office:value-type="float" office:value="1722094427.16923" calcext:value-type="float">
            <text:p>1722094427.16923</text:p>
          </table:table-cell>
          <table:table-cell/>
        </table:table-row>
        <table:table-row table:style-name="ro1">
          <table:table-cell office:value-type="float" office:value="17656789946" calcext:value-type="float">
            <text:p>17656789946</text:p>
          </table:table-cell>
          <table:table-cell table:formula="of:=[.A1590]/LOG([.A1590])+[.$C$2]*2*(RAND()-0.5)" office:value-type="float" office:value="1723132820.50126" calcext:value-type="float">
            <text:p>1723132820.50126</text:p>
          </table:table-cell>
          <table:table-cell/>
        </table:table-row>
        <table:table-row table:style-name="ro1">
          <table:table-cell office:value-type="float" office:value="17667901057" calcext:value-type="float">
            <text:p>17667901057</text:p>
          </table:table-cell>
          <table:table-cell table:formula="of:=[.A1591]/LOG([.A1591])+[.$C$2]*2*(RAND()-0.5)" office:value-type="float" office:value="1724171187.36452" calcext:value-type="float">
            <text:p>1724171187.36452</text:p>
          </table:table-cell>
          <table:table-cell/>
        </table:table-row>
        <table:table-row table:style-name="ro1">
          <table:table-cell office:value-type="float" office:value="17679012168" calcext:value-type="float">
            <text:p>17679012168</text:p>
          </table:table-cell>
          <table:table-cell table:formula="of:=[.A1592]/LOG([.A1592])+[.$C$2]*2*(RAND()-0.5)" office:value-type="float" office:value="1725209527.777" calcext:value-type="float">
            <text:p>1725209527.777</text:p>
          </table:table-cell>
          <table:table-cell/>
        </table:table-row>
        <table:table-row table:style-name="ro1">
          <table:table-cell office:value-type="float" office:value="17690123279" calcext:value-type="float">
            <text:p>17690123279</text:p>
          </table:table-cell>
          <table:table-cell table:formula="of:=[.A1593]/LOG([.A1593])+[.$C$2]*2*(RAND()-0.5)" office:value-type="float" office:value="1726247841.75667" calcext:value-type="float">
            <text:p>1726247841.75667</text:p>
          </table:table-cell>
          <table:table-cell/>
        </table:table-row>
        <table:table-row table:style-name="ro1">
          <table:table-cell office:value-type="float" office:value="17701234390" calcext:value-type="float">
            <text:p>17701234390</text:p>
          </table:table-cell>
          <table:table-cell table:formula="of:=[.A1594]/LOG([.A1594])+[.$C$2]*2*(RAND()-0.5)" office:value-type="float" office:value="1727286129.32147" calcext:value-type="float">
            <text:p>1727286129.32147</text:p>
          </table:table-cell>
          <table:table-cell/>
        </table:table-row>
        <table:table-row table:style-name="ro1">
          <table:table-cell office:value-type="float" office:value="17712345501" calcext:value-type="float">
            <text:p>17712345501</text:p>
          </table:table-cell>
          <table:table-cell table:formula="of:=[.A1595]/LOG([.A1595])+[.$C$2]*2*(RAND()-0.5)" office:value-type="float" office:value="1728324390.48933" calcext:value-type="float">
            <text:p>1728324390.48933</text:p>
          </table:table-cell>
          <table:table-cell/>
        </table:table-row>
        <table:table-row table:style-name="ro1">
          <table:table-cell office:value-type="float" office:value="17723456612" calcext:value-type="float">
            <text:p>17723456612</text:p>
          </table:table-cell>
          <table:table-cell table:formula="of:=[.A1596]/LOG([.A1596])+[.$C$2]*2*(RAND()-0.5)" office:value-type="float" office:value="1729362625.27813" calcext:value-type="float">
            <text:p>1729362625.27813</text:p>
          </table:table-cell>
          <table:table-cell/>
        </table:table-row>
        <table:table-row table:style-name="ro1">
          <table:table-cell office:value-type="float" office:value="17734567723" calcext:value-type="float">
            <text:p>17734567723</text:p>
          </table:table-cell>
          <table:table-cell table:formula="of:=[.A1597]/LOG([.A1597])+[.$C$2]*2*(RAND()-0.5)" office:value-type="float" office:value="1730400833.70576" calcext:value-type="float">
            <text:p>1730400833.70576</text:p>
          </table:table-cell>
          <table:table-cell/>
        </table:table-row>
        <table:table-row table:style-name="ro1">
          <table:table-cell office:value-type="float" office:value="17745678834" calcext:value-type="float">
            <text:p>17745678834</text:p>
          </table:table-cell>
          <table:table-cell table:formula="of:=[.A1598]/LOG([.A1598])+[.$C$2]*2*(RAND()-0.5)" office:value-type="float" office:value="1731439015.79007" calcext:value-type="float">
            <text:p>1731439015.79007</text:p>
          </table:table-cell>
          <table:table-cell/>
        </table:table-row>
        <table:table-row table:style-name="ro1">
          <table:table-cell office:value-type="float" office:value="17756789945" calcext:value-type="float">
            <text:p>17756789945</text:p>
          </table:table-cell>
          <table:table-cell table:formula="of:=[.A1599]/LOG([.A1599])+[.$C$2]*2*(RAND()-0.5)" office:value-type="float" office:value="1732477171.54888" calcext:value-type="float">
            <text:p>1732477171.54888</text:p>
          </table:table-cell>
          <table:table-cell/>
        </table:table-row>
        <table:table-row table:style-name="ro1">
          <table:table-cell office:value-type="float" office:value="17767901056" calcext:value-type="float">
            <text:p>17767901056</text:p>
          </table:table-cell>
          <table:table-cell table:formula="of:=[.A1600]/LOG([.A1600])+[.$C$2]*2*(RAND()-0.5)" office:value-type="float" office:value="1733515300.99999" calcext:value-type="float">
            <text:p>1733515300.99999</text:p>
          </table:table-cell>
          <table:table-cell/>
        </table:table-row>
        <table:table-row table:style-name="ro1">
          <table:table-cell office:value-type="float" office:value="17779012167" calcext:value-type="float">
            <text:p>17779012167</text:p>
          </table:table-cell>
          <table:table-cell table:formula="of:=[.A1601]/LOG([.A1601])+[.$C$2]*2*(RAND()-0.5)" office:value-type="float" office:value="1734553404.16119" calcext:value-type="float">
            <text:p>1734553404.16119</text:p>
          </table:table-cell>
          <table:table-cell/>
        </table:table-row>
        <table:table-row table:style-name="ro1">
          <table:table-cell office:value-type="float" office:value="17790123278" calcext:value-type="float">
            <text:p>17790123278</text:p>
          </table:table-cell>
          <table:table-cell table:formula="of:=[.A1602]/LOG([.A1602])+[.$C$2]*2*(RAND()-0.5)" office:value-type="float" office:value="1735591481.05023" calcext:value-type="float">
            <text:p>1735591481.05023</text:p>
          </table:table-cell>
          <table:table-cell/>
        </table:table-row>
        <table:table-row table:style-name="ro1">
          <table:table-cell office:value-type="float" office:value="17801234389" calcext:value-type="float">
            <text:p>17801234389</text:p>
          </table:table-cell>
          <table:table-cell table:formula="of:=[.A1603]/LOG([.A1603])+[.$C$2]*2*(RAND()-0.5)" office:value-type="float" office:value="1736629531.68485" calcext:value-type="float">
            <text:p>1736629531.68485</text:p>
          </table:table-cell>
          <table:table-cell/>
        </table:table-row>
        <table:table-row table:style-name="ro1">
          <table:table-cell office:value-type="float" office:value="17812345500" calcext:value-type="float">
            <text:p>17812345500</text:p>
          </table:table-cell>
          <table:table-cell table:formula="of:=[.A1604]/LOG([.A1604])+[.$C$2]*2*(RAND()-0.5)" office:value-type="float" office:value="1737667556.08276" calcext:value-type="float">
            <text:p>1737667556.08276</text:p>
          </table:table-cell>
          <table:table-cell/>
        </table:table-row>
        <table:table-row table:style-name="ro1">
          <table:table-cell office:value-type="float" office:value="17823456611" calcext:value-type="float">
            <text:p>17823456611</text:p>
          </table:table-cell>
          <table:table-cell table:formula="of:=[.A1605]/LOG([.A1605])+[.$C$2]*2*(RAND()-0.5)" office:value-type="float" office:value="1738705554.26164" calcext:value-type="float">
            <text:p>1738705554.26164</text:p>
          </table:table-cell>
          <table:table-cell/>
        </table:table-row>
        <table:table-row table:style-name="ro1">
          <table:table-cell office:value-type="float" office:value="17834567722" calcext:value-type="float">
            <text:p>17834567722</text:p>
          </table:table-cell>
          <table:table-cell table:formula="of:=[.A1606]/LOG([.A1606])+[.$C$2]*2*(RAND()-0.5)" office:value-type="float" office:value="1739743526.23917" calcext:value-type="float">
            <text:p>1739743526.23917</text:p>
          </table:table-cell>
          <table:table-cell/>
        </table:table-row>
        <table:table-row table:style-name="ro1">
          <table:table-cell office:value-type="float" office:value="17845678833" calcext:value-type="float">
            <text:p>17845678833</text:p>
          </table:table-cell>
          <table:table-cell table:formula="of:=[.A1607]/LOG([.A1607])+[.$C$2]*2*(RAND()-0.5)" office:value-type="float" office:value="1740781472.03299" calcext:value-type="float">
            <text:p>1740781472.03299</text:p>
          </table:table-cell>
          <table:table-cell/>
        </table:table-row>
        <table:table-row table:style-name="ro1">
          <table:table-cell office:value-type="float" office:value="17856789944" calcext:value-type="float">
            <text:p>17856789944</text:p>
          </table:table-cell>
          <table:table-cell table:formula="of:=[.A1608]/LOG([.A1608])+[.$C$2]*2*(RAND()-0.5)" office:value-type="float" office:value="1741819391.66071" calcext:value-type="float">
            <text:p>1741819391.66071</text:p>
          </table:table-cell>
          <table:table-cell/>
        </table:table-row>
        <table:table-row table:style-name="ro1">
          <table:table-cell office:value-type="float" office:value="17867901055" calcext:value-type="float">
            <text:p>17867901055</text:p>
          </table:table-cell>
          <table:table-cell table:formula="of:=[.A1609]/LOG([.A1609])+[.$C$2]*2*(RAND()-0.5)" office:value-type="float" office:value="1742857285.13993" calcext:value-type="float">
            <text:p>1742857285.13993</text:p>
          </table:table-cell>
          <table:table-cell/>
        </table:table-row>
        <table:table-row table:style-name="ro1">
          <table:table-cell office:value-type="float" office:value="17879012166" calcext:value-type="float">
            <text:p>17879012166</text:p>
          </table:table-cell>
          <table:table-cell table:formula="of:=[.A1610]/LOG([.A1610])+[.$C$2]*2*(RAND()-0.5)" office:value-type="float" office:value="1743895152.48822" calcext:value-type="float">
            <text:p>1743895152.48822</text:p>
          </table:table-cell>
          <table:table-cell/>
        </table:table-row>
        <table:table-row table:style-name="ro1">
          <table:table-cell office:value-type="float" office:value="17890123277" calcext:value-type="float">
            <text:p>17890123277</text:p>
          </table:table-cell>
          <table:table-cell table:formula="of:=[.A1611]/LOG([.A1611])+[.$C$2]*2*(RAND()-0.5)" office:value-type="float" office:value="1744932993.72314" calcext:value-type="float">
            <text:p>1744932993.72314</text:p>
          </table:table-cell>
          <table:table-cell/>
        </table:table-row>
        <table:table-row table:style-name="ro1">
          <table:table-cell office:value-type="float" office:value="17901234388" calcext:value-type="float">
            <text:p>17901234388</text:p>
          </table:table-cell>
          <table:table-cell table:formula="of:=[.A1612]/LOG([.A1612])+[.$C$2]*2*(RAND()-0.5)" office:value-type="float" office:value="1745970808.86222" calcext:value-type="float">
            <text:p>1745970808.86222</text:p>
          </table:table-cell>
          <table:table-cell/>
        </table:table-row>
        <table:table-row table:style-name="ro1">
          <table:table-cell office:value-type="float" office:value="17912345499" calcext:value-type="float">
            <text:p>17912345499</text:p>
          </table:table-cell>
          <table:table-cell table:formula="of:=[.A1613]/LOG([.A1613])+[.$C$2]*2*(RAND()-0.5)" office:value-type="float" office:value="1747008597.92295" calcext:value-type="float">
            <text:p>1747008597.92295</text:p>
          </table:table-cell>
          <table:table-cell/>
        </table:table-row>
        <table:table-row table:style-name="ro1">
          <table:table-cell office:value-type="float" office:value="17923456610" calcext:value-type="float">
            <text:p>17923456610</text:p>
          </table:table-cell>
          <table:table-cell table:formula="of:=[.A1614]/LOG([.A1614])+[.$C$2]*2*(RAND()-0.5)" office:value-type="float" office:value="1748046360.92283" calcext:value-type="float">
            <text:p>1748046360.92283</text:p>
          </table:table-cell>
          <table:table-cell/>
        </table:table-row>
        <table:table-row table:style-name="ro1">
          <table:table-cell office:value-type="float" office:value="17934567721" calcext:value-type="float">
            <text:p>17934567721</text:p>
          </table:table-cell>
          <table:table-cell table:formula="of:=[.A1615]/LOG([.A1615])+[.$C$2]*2*(RAND()-0.5)" office:value-type="float" office:value="1749084097.87932" calcext:value-type="float">
            <text:p>1749084097.87932</text:p>
          </table:table-cell>
          <table:table-cell/>
        </table:table-row>
        <table:table-row table:style-name="ro1">
          <table:table-cell office:value-type="float" office:value="17945678832" calcext:value-type="float">
            <text:p>17945678832</text:p>
          </table:table-cell>
          <table:table-cell table:formula="of:=[.A1616]/LOG([.A1616])+[.$C$2]*2*(RAND()-0.5)" office:value-type="float" office:value="1750121808.80984" calcext:value-type="float">
            <text:p>1750121808.80984</text:p>
          </table:table-cell>
          <table:table-cell/>
        </table:table-row>
        <table:table-row table:style-name="ro1">
          <table:table-cell office:value-type="float" office:value="17956789943" calcext:value-type="float">
            <text:p>17956789943</text:p>
          </table:table-cell>
          <table:table-cell table:formula="of:=[.A1617]/LOG([.A1617])+[.$C$2]*2*(RAND()-0.5)" office:value-type="float" office:value="1751159493.73182" calcext:value-type="float">
            <text:p>1751159493.73182</text:p>
          </table:table-cell>
          <table:table-cell/>
        </table:table-row>
        <table:table-row table:style-name="ro1">
          <table:table-cell office:value-type="float" office:value="17967901054" calcext:value-type="float">
            <text:p>17967901054</text:p>
          </table:table-cell>
          <table:table-cell table:formula="of:=[.A1618]/LOG([.A1618])+[.$C$2]*2*(RAND()-0.5)" office:value-type="float" office:value="1752197152.66265" calcext:value-type="float">
            <text:p>1752197152.66265</text:p>
          </table:table-cell>
          <table:table-cell/>
        </table:table-row>
        <table:table-row table:style-name="ro1">
          <table:table-cell office:value-type="float" office:value="17979012165" calcext:value-type="float">
            <text:p>17979012165</text:p>
          </table:table-cell>
          <table:table-cell table:formula="of:=[.A1619]/LOG([.A1619])+[.$C$2]*2*(RAND()-0.5)" office:value-type="float" office:value="1753234785.61971" calcext:value-type="float">
            <text:p>1753234785.61971</text:p>
          </table:table-cell>
          <table:table-cell/>
        </table:table-row>
        <table:table-row table:style-name="ro1">
          <table:table-cell office:value-type="float" office:value="17990123276" calcext:value-type="float">
            <text:p>17990123276</text:p>
          </table:table-cell>
          <table:table-cell table:formula="of:=[.A1620]/LOG([.A1620])+[.$C$2]*2*(RAND()-0.5)" office:value-type="float" office:value="1754272392.62033" calcext:value-type="float">
            <text:p>1754272392.62033</text:p>
          </table:table-cell>
          <table:table-cell/>
        </table:table-row>
        <table:table-row table:style-name="ro1">
          <table:table-cell office:value-type="float" office:value="18001234387" calcext:value-type="float">
            <text:p>18001234387</text:p>
          </table:table-cell>
          <table:table-cell table:formula="of:=[.A1621]/LOG([.A1621])+[.$C$2]*2*(RAND()-0.5)" office:value-type="float" office:value="1755309973.68184" calcext:value-type="float">
            <text:p>1755309973.68184</text:p>
          </table:table-cell>
          <table:table-cell/>
        </table:table-row>
        <table:table-row table:style-name="ro1">
          <table:table-cell office:value-type="float" office:value="18012345498" calcext:value-type="float">
            <text:p>18012345498</text:p>
          </table:table-cell>
          <table:table-cell table:formula="of:=[.A1622]/LOG([.A1622])+[.$C$2]*2*(RAND()-0.5)" office:value-type="float" office:value="1756347528.82156" calcext:value-type="float">
            <text:p>1756347528.82156</text:p>
          </table:table-cell>
          <table:table-cell/>
        </table:table-row>
        <table:table-row table:style-name="ro1">
          <table:table-cell office:value-type="float" office:value="18023456609" calcext:value-type="float">
            <text:p>18023456609</text:p>
          </table:table-cell>
          <table:table-cell table:formula="of:=[.A1623]/LOG([.A1623])+[.$C$2]*2*(RAND()-0.5)" office:value-type="float" office:value="1757385058.05675" calcext:value-type="float">
            <text:p>1757385058.05675</text:p>
          </table:table-cell>
          <table:table-cell/>
        </table:table-row>
        <table:table-row table:style-name="ro1">
          <table:table-cell office:value-type="float" office:value="18034567720" calcext:value-type="float">
            <text:p>18034567720</text:p>
          </table:table-cell>
          <table:table-cell table:formula="of:=[.A1624]/LOG([.A1624])+[.$C$2]*2*(RAND()-0.5)" office:value-type="float" office:value="1758422561.40468" calcext:value-type="float">
            <text:p>1758422561.40468</text:p>
          </table:table-cell>
          <table:table-cell/>
        </table:table-row>
        <table:table-row table:style-name="ro1">
          <table:table-cell office:value-type="float" office:value="18045678831" calcext:value-type="float">
            <text:p>18045678831</text:p>
          </table:table-cell>
          <table:table-cell table:formula="of:=[.A1625]/LOG([.A1625])+[.$C$2]*2*(RAND()-0.5)" office:value-type="float" office:value="1759460038.88259" calcext:value-type="float">
            <text:p>1759460038.88259</text:p>
          </table:table-cell>
          <table:table-cell/>
        </table:table-row>
        <table:table-row table:style-name="ro1">
          <table:table-cell office:value-type="float" office:value="18056789942" calcext:value-type="float">
            <text:p>18056789942</text:p>
          </table:table-cell>
          <table:table-cell table:formula="of:=[.A1626]/LOG([.A1626])+[.$C$2]*2*(RAND()-0.5)" office:value-type="float" office:value="1760497490.50769" calcext:value-type="float">
            <text:p>1760497490.50769</text:p>
          </table:table-cell>
          <table:table-cell/>
        </table:table-row>
        <table:table-row table:style-name="ro1">
          <table:table-cell office:value-type="float" office:value="18067901053" calcext:value-type="float">
            <text:p>18067901053</text:p>
          </table:table-cell>
          <table:table-cell table:formula="of:=[.A1627]/LOG([.A1627])+[.$C$2]*2*(RAND()-0.5)" office:value-type="float" office:value="1761534916.29717" calcext:value-type="float">
            <text:p>1761534916.29717</text:p>
          </table:table-cell>
          <table:table-cell/>
        </table:table-row>
        <table:table-row table:style-name="ro1">
          <table:table-cell office:value-type="float" office:value="18079012164" calcext:value-type="float">
            <text:p>18079012164</text:p>
          </table:table-cell>
          <table:table-cell table:formula="of:=[.A1628]/LOG([.A1628])+[.$C$2]*2*(RAND()-0.5)" office:value-type="float" office:value="1762572316.26821" calcext:value-type="float">
            <text:p>1762572316.26821</text:p>
          </table:table-cell>
          <table:table-cell/>
        </table:table-row>
        <table:table-row table:style-name="ro1">
          <table:table-cell office:value-type="float" office:value="18090123275" calcext:value-type="float">
            <text:p>18090123275</text:p>
          </table:table-cell>
          <table:table-cell table:formula="of:=[.A1629]/LOG([.A1629])+[.$C$2]*2*(RAND()-0.5)" office:value-type="float" office:value="1763609690.43795" calcext:value-type="float">
            <text:p>1763609690.43795</text:p>
          </table:table-cell>
          <table:table-cell/>
        </table:table-row>
        <table:table-row table:style-name="ro1">
          <table:table-cell office:value-type="float" office:value="18101234386" calcext:value-type="float">
            <text:p>18101234386</text:p>
          </table:table-cell>
          <table:table-cell table:formula="of:=[.A1630]/LOG([.A1630])+[.$C$2]*2*(RAND()-0.5)" office:value-type="float" office:value="1764647038.82352" calcext:value-type="float">
            <text:p>1764647038.82352</text:p>
          </table:table-cell>
          <table:table-cell/>
        </table:table-row>
        <table:table-row table:style-name="ro1">
          <table:table-cell office:value-type="float" office:value="18112345497" calcext:value-type="float">
            <text:p>18112345497</text:p>
          </table:table-cell>
          <table:table-cell table:formula="of:=[.A1631]/LOG([.A1631])+[.$C$2]*2*(RAND()-0.5)" office:value-type="float" office:value="1765684361.44202" calcext:value-type="float">
            <text:p>1765684361.44202</text:p>
          </table:table-cell>
          <table:table-cell/>
        </table:table-row>
        <table:table-row table:style-name="ro1">
          <table:table-cell office:value-type="float" office:value="18123456608" calcext:value-type="float">
            <text:p>18123456608</text:p>
          </table:table-cell>
          <table:table-cell table:formula="of:=[.A1632]/LOG([.A1632])+[.$C$2]*2*(RAND()-0.5)" office:value-type="float" office:value="1766721658.31055" calcext:value-type="float">
            <text:p>1766721658.31055</text:p>
          </table:table-cell>
          <table:table-cell/>
        </table:table-row>
        <table:table-row table:style-name="ro1">
          <table:table-cell office:value-type="float" office:value="18134567719" calcext:value-type="float">
            <text:p>18134567719</text:p>
          </table:table-cell>
          <table:table-cell table:formula="of:=[.A1633]/LOG([.A1633])+[.$C$2]*2*(RAND()-0.5)" office:value-type="float" office:value="1767758929.44615" calcext:value-type="float">
            <text:p>1767758929.44615</text:p>
          </table:table-cell>
          <table:table-cell/>
        </table:table-row>
        <table:table-row table:style-name="ro1">
          <table:table-cell office:value-type="float" office:value="18145678830" calcext:value-type="float">
            <text:p>18145678830</text:p>
          </table:table-cell>
          <table:table-cell table:formula="of:=[.A1634]/LOG([.A1634])+[.$C$2]*2*(RAND()-0.5)" office:value-type="float" office:value="1768796174.86587" calcext:value-type="float">
            <text:p>1768796174.86587</text:p>
          </table:table-cell>
          <table:table-cell/>
        </table:table-row>
        <table:table-row table:style-name="ro1">
          <table:table-cell office:value-type="float" office:value="18156789941" calcext:value-type="float">
            <text:p>18156789941</text:p>
          </table:table-cell>
          <table:table-cell table:formula="of:=[.A1635]/LOG([.A1635])+[.$C$2]*2*(RAND()-0.5)" office:value-type="float" office:value="1769833394.58673" calcext:value-type="float">
            <text:p>1769833394.58673</text:p>
          </table:table-cell>
          <table:table-cell/>
        </table:table-row>
        <table:table-row table:style-name="ro1">
          <table:table-cell office:value-type="float" office:value="18167901052" calcext:value-type="float">
            <text:p>18167901052</text:p>
          </table:table-cell>
          <table:table-cell table:formula="of:=[.A1636]/LOG([.A1636])+[.$C$2]*2*(RAND()-0.5)" office:value-type="float" office:value="1770870588.62572" calcext:value-type="float">
            <text:p>1770870588.62572</text:p>
          </table:table-cell>
          <table:table-cell/>
        </table:table-row>
        <table:table-row table:style-name="ro1">
          <table:table-cell office:value-type="float" office:value="18179012163" calcext:value-type="float">
            <text:p>18179012163</text:p>
          </table:table-cell>
          <table:table-cell table:formula="of:=[.A1637]/LOG([.A1637])+[.$C$2]*2*(RAND()-0.5)" office:value-type="float" office:value="1771907756.99981" calcext:value-type="float">
            <text:p>1771907756.99981</text:p>
          </table:table-cell>
          <table:table-cell/>
        </table:table-row>
        <table:table-row table:style-name="ro1">
          <table:table-cell office:value-type="float" office:value="18190123274" calcext:value-type="float">
            <text:p>18190123274</text:p>
          </table:table-cell>
          <table:table-cell table:formula="of:=[.A1638]/LOG([.A1638])+[.$C$2]*2*(RAND()-0.5)" office:value-type="float" office:value="1772944899.72597" calcext:value-type="float">
            <text:p>1772944899.72597</text:p>
          </table:table-cell>
          <table:table-cell/>
        </table:table-row>
        <table:table-row table:style-name="ro1">
          <table:table-cell office:value-type="float" office:value="18201234385" calcext:value-type="float">
            <text:p>18201234385</text:p>
          </table:table-cell>
          <table:table-cell table:formula="of:=[.A1639]/LOG([.A1639])+[.$C$2]*2*(RAND()-0.5)" office:value-type="float" office:value="1773982016.82111" calcext:value-type="float">
            <text:p>1773982016.82111</text:p>
          </table:table-cell>
          <table:table-cell/>
        </table:table-row>
        <table:table-row table:style-name="ro1">
          <table:table-cell office:value-type="float" office:value="18212345496" calcext:value-type="float">
            <text:p>18212345496</text:p>
          </table:table-cell>
          <table:table-cell table:formula="of:=[.A1640]/LOG([.A1640])+[.$C$2]*2*(RAND()-0.5)" office:value-type="float" office:value="1775019108.30216" calcext:value-type="float">
            <text:p>1775019108.30216</text:p>
          </table:table-cell>
          <table:table-cell/>
        </table:table-row>
        <table:table-row table:style-name="ro1">
          <table:table-cell office:value-type="float" office:value="18223456607" calcext:value-type="float">
            <text:p>18223456607</text:p>
          </table:table-cell>
          <table:table-cell table:formula="of:=[.A1641]/LOG([.A1641])+[.$C$2]*2*(RAND()-0.5)" office:value-type="float" office:value="1776056174.18599" calcext:value-type="float">
            <text:p>1776056174.18599</text:p>
          </table:table-cell>
          <table:table-cell/>
        </table:table-row>
        <table:table-row table:style-name="ro1">
          <table:table-cell office:value-type="float" office:value="18234567718" calcext:value-type="float">
            <text:p>18234567718</text:p>
          </table:table-cell>
          <table:table-cell table:formula="of:=[.A1642]/LOG([.A1642])+[.$C$2]*2*(RAND()-0.5)" office:value-type="float" office:value="1777093214.48948" calcext:value-type="float">
            <text:p>1777093214.48948</text:p>
          </table:table-cell>
          <table:table-cell/>
        </table:table-row>
        <table:table-row table:style-name="ro1">
          <table:table-cell office:value-type="float" office:value="18245678829" calcext:value-type="float">
            <text:p>18245678829</text:p>
          </table:table-cell>
          <table:table-cell table:formula="of:=[.A1643]/LOG([.A1643])+[.$C$2]*2*(RAND()-0.5)" office:value-type="float" office:value="1778130229.22947" calcext:value-type="float">
            <text:p>1778130229.22947</text:p>
          </table:table-cell>
          <table:table-cell/>
        </table:table-row>
        <table:table-row table:style-name="ro1">
          <table:table-cell office:value-type="float" office:value="18256789940" calcext:value-type="float">
            <text:p>18256789940</text:p>
          </table:table-cell>
          <table:table-cell table:formula="of:=[.A1644]/LOG([.A1644])+[.$C$2]*2*(RAND()-0.5)" office:value-type="float" office:value="1779167218.42279" calcext:value-type="float">
            <text:p>1779167218.42279</text:p>
          </table:table-cell>
          <table:table-cell/>
        </table:table-row>
        <table:table-row table:style-name="ro1">
          <table:table-cell office:value-type="float" office:value="18267901051" calcext:value-type="float">
            <text:p>18267901051</text:p>
          </table:table-cell>
          <table:table-cell table:formula="of:=[.A1645]/LOG([.A1645])+[.$C$2]*2*(RAND()-0.5)" office:value-type="float" office:value="1780204182.08623" calcext:value-type="float">
            <text:p>1780204182.08623</text:p>
          </table:table-cell>
          <table:table-cell/>
        </table:table-row>
        <table:table-row table:style-name="ro1">
          <table:table-cell office:value-type="float" office:value="18279012162" calcext:value-type="float">
            <text:p>18279012162</text:p>
          </table:table-cell>
          <table:table-cell table:formula="of:=[.A1646]/LOG([.A1646])+[.$C$2]*2*(RAND()-0.5)" office:value-type="float" office:value="1781241120.23658" calcext:value-type="float">
            <text:p>1781241120.23658</text:p>
          </table:table-cell>
          <table:table-cell/>
        </table:table-row>
        <table:table-row table:style-name="ro1">
          <table:table-cell office:value-type="float" office:value="18290123273" calcext:value-type="float">
            <text:p>18290123273</text:p>
          </table:table-cell>
          <table:table-cell table:formula="of:=[.A1647]/LOG([.A1647])+[.$C$2]*2*(RAND()-0.5)" office:value-type="float" office:value="1782278032.89059" calcext:value-type="float">
            <text:p>1782278032.89059</text:p>
          </table:table-cell>
          <table:table-cell/>
        </table:table-row>
        <table:table-row table:style-name="ro1">
          <table:table-cell office:value-type="float" office:value="18301234384" calcext:value-type="float">
            <text:p>18301234384</text:p>
          </table:table-cell>
          <table:table-cell table:formula="of:=[.A1648]/LOG([.A1648])+[.$C$2]*2*(RAND()-0.5)" office:value-type="float" office:value="1783314920.06502" calcext:value-type="float">
            <text:p>1783314920.06502</text:p>
          </table:table-cell>
          <table:table-cell/>
        </table:table-row>
        <table:table-row table:style-name="ro1">
          <table:table-cell office:value-type="float" office:value="18312345495" calcext:value-type="float">
            <text:p>18312345495</text:p>
          </table:table-cell>
          <table:table-cell table:formula="of:=[.A1649]/LOG([.A1649])+[.$C$2]*2*(RAND()-0.5)" office:value-type="float" office:value="1784351781.77657" calcext:value-type="float">
            <text:p>1784351781.77657</text:p>
          </table:table-cell>
          <table:table-cell/>
        </table:table-row>
        <table:table-row table:style-name="ro1">
          <table:table-cell office:value-type="float" office:value="18323456606" calcext:value-type="float">
            <text:p>18323456606</text:p>
          </table:table-cell>
          <table:table-cell table:formula="of:=[.A1650]/LOG([.A1650])+[.$C$2]*2*(RAND()-0.5)" office:value-type="float" office:value="1785388618.04194" calcext:value-type="float">
            <text:p>1785388618.04194</text:p>
          </table:table-cell>
          <table:table-cell/>
        </table:table-row>
        <table:table-row table:style-name="ro1">
          <table:table-cell office:value-type="float" office:value="18334567717" calcext:value-type="float">
            <text:p>18334567717</text:p>
          </table:table-cell>
          <table:table-cell table:formula="of:=[.A1651]/LOG([.A1651])+[.$C$2]*2*(RAND()-0.5)" office:value-type="float" office:value="1786425428.8778" calcext:value-type="float">
            <text:p>1786425428.8778</text:p>
          </table:table-cell>
          <table:table-cell/>
        </table:table-row>
        <table:table-row table:style-name="ro1">
          <table:table-cell office:value-type="float" office:value="18345678828" calcext:value-type="float">
            <text:p>18345678828</text:p>
          </table:table-cell>
          <table:table-cell table:formula="of:=[.A1652]/LOG([.A1652])+[.$C$2]*2*(RAND()-0.5)" office:value-type="float" office:value="1787462214.30082" calcext:value-type="float">
            <text:p>1787462214.30082</text:p>
          </table:table-cell>
          <table:table-cell/>
        </table:table-row>
        <table:table-row table:style-name="ro1">
          <table:table-cell office:value-type="float" office:value="18356789939" calcext:value-type="float">
            <text:p>18356789939</text:p>
          </table:table-cell>
          <table:table-cell table:formula="of:=[.A1653]/LOG([.A1653])+[.$C$2]*2*(RAND()-0.5)" office:value-type="float" office:value="1788498974.32762" calcext:value-type="float">
            <text:p>1788498974.32762</text:p>
          </table:table-cell>
          <table:table-cell/>
        </table:table-row>
        <table:table-row table:style-name="ro1">
          <table:table-cell office:value-type="float" office:value="18367901050" calcext:value-type="float">
            <text:p>18367901050</text:p>
          </table:table-cell>
          <table:table-cell table:formula="of:=[.A1654]/LOG([.A1654])+[.$C$2]*2*(RAND()-0.5)" office:value-type="float" office:value="1789535708.97482" calcext:value-type="float">
            <text:p>1789535708.97482</text:p>
          </table:table-cell>
          <table:table-cell/>
        </table:table-row>
        <table:table-row table:style-name="ro1">
          <table:table-cell office:value-type="float" office:value="18379012161" calcext:value-type="float">
            <text:p>18379012161</text:p>
          </table:table-cell>
          <table:table-cell table:formula="of:=[.A1655]/LOG([.A1655])+[.$C$2]*2*(RAND()-0.5)" office:value-type="float" office:value="1790572418.259" calcext:value-type="float">
            <text:p>1790572418.259</text:p>
          </table:table-cell>
          <table:table-cell/>
        </table:table-row>
        <table:table-row table:style-name="ro1">
          <table:table-cell office:value-type="float" office:value="18390123272" calcext:value-type="float">
            <text:p>18390123272</text:p>
          </table:table-cell>
          <table:table-cell table:formula="of:=[.A1656]/LOG([.A1656])+[.$C$2]*2*(RAND()-0.5)" office:value-type="float" office:value="1791609102.19674" calcext:value-type="float">
            <text:p>1791609102.19674</text:p>
          </table:table-cell>
          <table:table-cell/>
        </table:table-row>
        <table:table-row table:style-name="ro1">
          <table:table-cell office:value-type="float" office:value="18401234383" calcext:value-type="float">
            <text:p>18401234383</text:p>
          </table:table-cell>
          <table:table-cell table:formula="of:=[.A1657]/LOG([.A1657])+[.$C$2]*2*(RAND()-0.5)" office:value-type="float" office:value="1792645760.80459" calcext:value-type="float">
            <text:p>1792645760.80459</text:p>
          </table:table-cell>
          <table:table-cell/>
        </table:table-row>
        <table:table-row table:style-name="ro1">
          <table:table-cell office:value-type="float" office:value="18412345494" calcext:value-type="float">
            <text:p>18412345494</text:p>
          </table:table-cell>
          <table:table-cell table:formula="of:=[.A1658]/LOG([.A1658])+[.$C$2]*2*(RAND()-0.5)" office:value-type="float" office:value="1793682394.09908" calcext:value-type="float">
            <text:p>1793682394.09908</text:p>
          </table:table-cell>
          <table:table-cell/>
        </table:table-row>
        <table:table-row table:style-name="ro1">
          <table:table-cell office:value-type="float" office:value="18423456605" calcext:value-type="float">
            <text:p>18423456605</text:p>
          </table:table-cell>
          <table:table-cell table:formula="of:=[.A1659]/LOG([.A1659])+[.$C$2]*2*(RAND()-0.5)" office:value-type="float" office:value="1794719002.09671" calcext:value-type="float">
            <text:p>1794719002.09671</text:p>
          </table:table-cell>
          <table:table-cell/>
        </table:table-row>
        <table:table-row table:style-name="ro1">
          <table:table-cell office:value-type="float" office:value="18434567716" calcext:value-type="float">
            <text:p>18434567716</text:p>
          </table:table-cell>
          <table:table-cell table:formula="of:=[.A1660]/LOG([.A1660])+[.$C$2]*2*(RAND()-0.5)" office:value-type="float" office:value="1795755584.81398" calcext:value-type="float">
            <text:p>1795755584.81398</text:p>
          </table:table-cell>
          <table:table-cell/>
        </table:table-row>
        <table:table-row table:style-name="ro1">
          <table:table-cell office:value-type="float" office:value="18445678827" calcext:value-type="float">
            <text:p>18445678827</text:p>
          </table:table-cell>
          <table:table-cell table:formula="of:=[.A1661]/LOG([.A1661])+[.$C$2]*2*(RAND()-0.5)" office:value-type="float" office:value="1796792142.26734" calcext:value-type="float">
            <text:p>1796792142.26734</text:p>
          </table:table-cell>
          <table:table-cell/>
        </table:table-row>
        <table:table-row table:style-name="ro1">
          <table:table-cell office:value-type="float" office:value="18456789938" calcext:value-type="float">
            <text:p>18456789938</text:p>
          </table:table-cell>
          <table:table-cell table:formula="of:=[.A1662]/LOG([.A1662])+[.$C$2]*2*(RAND()-0.5)" office:value-type="float" office:value="1797828674.47325" calcext:value-type="float">
            <text:p>1797828674.47325</text:p>
          </table:table-cell>
          <table:table-cell/>
        </table:table-row>
        <table:table-row table:style-name="ro1">
          <table:table-cell office:value-type="float" office:value="18467901049" calcext:value-type="float">
            <text:p>18467901049</text:p>
          </table:table-cell>
          <table:table-cell table:formula="of:=[.A1663]/LOG([.A1663])+[.$C$2]*2*(RAND()-0.5)" office:value-type="float" office:value="1798865181.44812" calcext:value-type="float">
            <text:p>1798865181.44812</text:p>
          </table:table-cell>
          <table:table-cell/>
        </table:table-row>
        <table:table-row table:style-name="ro1">
          <table:table-cell office:value-type="float" office:value="18479012160" calcext:value-type="float">
            <text:p>18479012160</text:p>
          </table:table-cell>
          <table:table-cell table:formula="of:=[.A1664]/LOG([.A1664])+[.$C$2]*2*(RAND()-0.5)" office:value-type="float" office:value="1799901663.20838" calcext:value-type="float">
            <text:p>1799901663.20838</text:p>
          </table:table-cell>
          <table:table-cell/>
        </table:table-row>
        <table:table-row table:style-name="ro1">
          <table:table-cell office:value-type="float" office:value="18490123271" calcext:value-type="float">
            <text:p>18490123271</text:p>
          </table:table-cell>
          <table:table-cell table:formula="of:=[.A1665]/LOG([.A1665])+[.$C$2]*2*(RAND()-0.5)" office:value-type="float" office:value="1800938119.77038" calcext:value-type="float">
            <text:p>1800938119.77038</text:p>
          </table:table-cell>
          <table:table-cell/>
        </table:table-row>
        <table:table-row table:style-name="ro1">
          <table:table-cell office:value-type="float" office:value="18501234382" calcext:value-type="float">
            <text:p>18501234382</text:p>
          </table:table-cell>
          <table:table-cell table:formula="of:=[.A1666]/LOG([.A1666])+[.$C$2]*2*(RAND()-0.5)" office:value-type="float" office:value="1801974551.15052" calcext:value-type="float">
            <text:p>1801974551.15052</text:p>
          </table:table-cell>
          <table:table-cell/>
        </table:table-row>
        <table:table-row table:style-name="ro1">
          <table:table-cell office:value-type="float" office:value="18512345493" calcext:value-type="float">
            <text:p>18512345493</text:p>
          </table:table-cell>
          <table:table-cell table:formula="of:=[.A1667]/LOG([.A1667])+[.$C$2]*2*(RAND()-0.5)" office:value-type="float" office:value="1803010957.36511" calcext:value-type="float">
            <text:p>1803010957.36511</text:p>
          </table:table-cell>
          <table:table-cell/>
        </table:table-row>
        <table:table-row table:style-name="ro1">
          <table:table-cell office:value-type="float" office:value="18523456604" calcext:value-type="float">
            <text:p>18523456604</text:p>
          </table:table-cell>
          <table:table-cell table:formula="of:=[.A1668]/LOG([.A1668])+[.$C$2]*2*(RAND()-0.5)" office:value-type="float" office:value="1804047338.4305" calcext:value-type="float">
            <text:p>1804047338.4305</text:p>
          </table:table-cell>
          <table:table-cell/>
        </table:table-row>
        <table:table-row table:style-name="ro1">
          <table:table-cell office:value-type="float" office:value="18534567715" calcext:value-type="float">
            <text:p>18534567715</text:p>
          </table:table-cell>
          <table:table-cell table:formula="of:=[.A1669]/LOG([.A1669])+[.$C$2]*2*(RAND()-0.5)" office:value-type="float" office:value="1805083694.36298" calcext:value-type="float">
            <text:p>1805083694.36298</text:p>
          </table:table-cell>
          <table:table-cell/>
        </table:table-row>
        <table:table-row table:style-name="ro1">
          <table:table-cell office:value-type="float" office:value="18545678826" calcext:value-type="float">
            <text:p>18545678826</text:p>
          </table:table-cell>
          <table:table-cell table:formula="of:=[.A1670]/LOG([.A1670])+[.$C$2]*2*(RAND()-0.5)" office:value-type="float" office:value="1806120025.17882" calcext:value-type="float">
            <text:p>1806120025.17882</text:p>
          </table:table-cell>
          <table:table-cell/>
        </table:table-row>
        <table:table-row table:style-name="ro1">
          <table:table-cell office:value-type="float" office:value="18556789937" calcext:value-type="float">
            <text:p>18556789937</text:p>
          </table:table-cell>
          <table:table-cell table:formula="of:=[.A1671]/LOG([.A1671])+[.$C$2]*2*(RAND()-0.5)" office:value-type="float" office:value="1807156330.8943" calcext:value-type="float">
            <text:p>1807156330.8943</text:p>
          </table:table-cell>
          <table:table-cell/>
        </table:table-row>
        <table:table-row table:style-name="ro1">
          <table:table-cell office:value-type="float" office:value="18567901048" calcext:value-type="float">
            <text:p>18567901048</text:p>
          </table:table-cell>
          <table:table-cell table:formula="of:=[.A1672]/LOG([.A1672])+[.$C$2]*2*(RAND()-0.5)" office:value-type="float" office:value="1808192611.52566" calcext:value-type="float">
            <text:p>1808192611.52566</text:p>
          </table:table-cell>
          <table:table-cell/>
        </table:table-row>
        <table:table-row table:style-name="ro1">
          <table:table-cell office:value-type="float" office:value="18579012159" calcext:value-type="float">
            <text:p>18579012159</text:p>
          </table:table-cell>
          <table:table-cell table:formula="of:=[.A1673]/LOG([.A1673])+[.$C$2]*2*(RAND()-0.5)" office:value-type="float" office:value="1809228867.08911" calcext:value-type="float">
            <text:p>1809228867.08911</text:p>
          </table:table-cell>
          <table:table-cell/>
        </table:table-row>
        <table:table-row table:style-name="ro1">
          <table:table-cell office:value-type="float" office:value="18590123270" calcext:value-type="float">
            <text:p>18590123270</text:p>
          </table:table-cell>
          <table:table-cell table:formula="of:=[.A1674]/LOG([.A1674])+[.$C$2]*2*(RAND()-0.5)" office:value-type="float" office:value="1810265097.60087" calcext:value-type="float">
            <text:p>1810265097.60087</text:p>
          </table:table-cell>
          <table:table-cell/>
        </table:table-row>
        <table:table-row table:style-name="ro1">
          <table:table-cell office:value-type="float" office:value="18601234381" calcext:value-type="float">
            <text:p>18601234381</text:p>
          </table:table-cell>
          <table:table-cell table:formula="of:=[.A1675]/LOG([.A1675])+[.$C$2]*2*(RAND()-0.5)" office:value-type="float" office:value="1811301303.07709" calcext:value-type="float">
            <text:p>1811301303.07709</text:p>
          </table:table-cell>
          <table:table-cell/>
        </table:table-row>
        <table:table-row table:style-name="ro1">
          <table:table-cell office:value-type="float" office:value="18612345492" calcext:value-type="float">
            <text:p>18612345492</text:p>
          </table:table-cell>
          <table:table-cell table:formula="of:=[.A1676]/LOG([.A1676])+[.$C$2]*2*(RAND()-0.5)" office:value-type="float" office:value="1812337483.53396" calcext:value-type="float">
            <text:p>1812337483.53396</text:p>
          </table:table-cell>
          <table:table-cell/>
        </table:table-row>
        <table:table-row table:style-name="ro1">
          <table:table-cell office:value-type="float" office:value="18623456603" calcext:value-type="float">
            <text:p>18623456603</text:p>
          </table:table-cell>
          <table:table-cell table:formula="of:=[.A1677]/LOG([.A1677])+[.$C$2]*2*(RAND()-0.5)" office:value-type="float" office:value="1813373638.98761" calcext:value-type="float">
            <text:p>1813373638.987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22:04:13.581183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45:09.842975248</meta:creation-date>
    <meta:editing-duration>PT22M16S</meta:editing-duration>
    <meta:editing-cycles>17</meta:editing-cycles>
    <meta:generator>LibreOffice/5.1.6.2$Linux_X86_64 LibreOffice_project/10m0$Build-2</meta:generator>
    <dc:date>2018-12-01T22:12:46.807047491</dc:date>
    <meta:document-statistic meta:table-count="1" meta:cell-count="33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924cm" svg:height="20.833cm" xlink:href=".." xlink:type="simple" chart:class="chart:scatter" chart:style-name="ch1">
        <chart:legend chart:legend-position="end" svg:x="42.984cm" svg:y="10.117cm" style:legend-expansion="high" chart:style-name="ch2"/>
        <chart:plot-area chart:style-name="ch3" table:cell-range-address="Sheet1.A2:Sheet1.B1677 Sheet1.B1:Sheet1.B1" chart:data-source-has-labels="row" svg:x="0.878cm" svg:y="0.416cm" svg:width="41.228cm" svg:height="20.001cm">
          <chartooo:coordinate-region svg:x="2.796cm" svg:y="0.615cm" svg:width="38.105cm" svg:height="19.1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77" chart:label-cell-address="Sheet1.B1:Sheet1.B1" chart:class="chart:scatter">
            <chart:domain table:cell-range-address="Sheet1.A2:Sheet1.A1677"/>
            <chart:data-point chart:repeated="16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45678">
                <text:p>12345678</text:p>
                <draw:g>
                  <svg:desc>Sheet1.A2:Sheet1.A1677</svg:desc>
                </draw:g>
              </table:table-cell>
              <table:table-cell office:value-type="float" office:value="1740908.40883274">
                <text:p>1740908.40883274</text:p>
                <draw:g>
                  <svg:desc>Sheet1.B2:Sheet1.B16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56789">
                <text:p>23456789</text:p>
              </table:table-cell>
              <table:table-cell office:value-type="float" office:value="3182623.37457431">
                <text:p>3182623.37457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67900">
                <text:p>34567900</text:p>
              </table:table-cell>
              <table:table-cell office:value-type="float" office:value="4585409.13155028">
                <text:p>4585409.13155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79011">
                <text:p>45679011</text:p>
              </table:table-cell>
              <table:table-cell office:value-type="float" office:value="5963537.92632528">
                <text:p>5963537.92632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790122">
                <text:p>56790122</text:p>
              </table:table-cell>
              <table:table-cell office:value-type="float" office:value="7323719.89644543">
                <text:p>7323719.89644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901233">
                <text:p>67901233</text:p>
              </table:table-cell>
              <table:table-cell office:value-type="float" office:value="8669853.63442307">
                <text:p>8669853.63442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012344">
                <text:p>79012344</text:p>
              </table:table-cell>
              <table:table-cell office:value-type="float" office:value="10004481.6293207">
                <text:p>10004481.6293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123455">
                <text:p>90123455</text:p>
              </table:table-cell>
              <table:table-cell office:value-type="float" office:value="11329389.3472583">
                <text:p>11329389.3472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234566">
                <text:p>101234566</text:p>
              </table:table-cell>
              <table:table-cell office:value-type="float" office:value="12645897.2777535">
                <text:p>12645897.2777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345677">
                <text:p>112345677</text:p>
              </table:table-cell>
              <table:table-cell office:value-type="float" office:value="13955020.2367589">
                <text:p>13955020.2367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456788">
                <text:p>123456788</text:p>
              </table:table-cell>
              <table:table-cell office:value-type="float" office:value="15257561.5817327">
                <text:p>15257561.5817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567899">
                <text:p>134567899</text:p>
              </table:table-cell>
              <table:table-cell office:value-type="float" office:value="16554172.4548018">
                <text:p>16554172.4548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679010">
                <text:p>145679010</text:p>
              </table:table-cell>
              <table:table-cell office:value-type="float" office:value="17845390.8748168">
                <text:p>17845390.8748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790121">
                <text:p>156790121</text:p>
              </table:table-cell>
              <table:table-cell office:value-type="float" office:value="19131668.5573741">
                <text:p>19131668.5573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901232">
                <text:p>167901232</text:p>
              </table:table-cell>
              <table:table-cell office:value-type="float" office:value="20413389.9171289">
                <text:p>20413389.9171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012343">
                <text:p>179012343</text:p>
              </table:table-cell>
              <table:table-cell office:value-type="float" office:value="21690885.9003568">
                <text:p>21690885.9003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123454">
                <text:p>190123454</text:p>
              </table:table-cell>
              <table:table-cell office:value-type="float" office:value="22964444.2892548">
                <text:p>22964444.2892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234565">
                <text:p>201234565</text:p>
              </table:table-cell>
              <table:table-cell office:value-type="float" office:value="24234317.5323406">
                <text:p>24234317.5323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345676">
                <text:p>212345676</text:p>
              </table:table-cell>
              <table:table-cell office:value-type="float" office:value="25500728.7991739">
                <text:p>25500728.7991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456787">
                <text:p>223456787</text:p>
              </table:table-cell>
              <table:table-cell office:value-type="float" office:value="26763876.7341956">
                <text:p>26763876.7341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567898">
                <text:p>234567898</text:p>
              </table:table-cell>
              <table:table-cell office:value-type="float" office:value="28023939.2401552">
                <text:p>28023939.2401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5679009">
                <text:p>245679009</text:p>
              </table:table-cell>
              <table:table-cell office:value-type="float" office:value="29281076.5259169">
                <text:p>29281076.5259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6790120">
                <text:p>256790120</text:p>
              </table:table-cell>
              <table:table-cell office:value-type="float" office:value="30535433.5885526">
                <text:p>30535433.5885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7901231">
                <text:p>267901231</text:p>
              </table:table-cell>
              <table:table-cell office:value-type="float" office:value="31787142.2547109">
                <text:p>31787142.2547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9012342">
                <text:p>279012342</text:p>
              </table:table-cell>
              <table:table-cell office:value-type="float" office:value="33036322.8745884">
                <text:p>33036322.8745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123453">
                <text:p>290123453</text:p>
              </table:table-cell>
              <table:table-cell office:value-type="float" office:value="34283085.7391266">
                <text:p>34283085.7391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234564">
                <text:p>301234564</text:p>
              </table:table-cell>
              <table:table-cell office:value-type="float" office:value="35527532.2745439">
                <text:p>35527532.2745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345675">
                <text:p>312345675</text:p>
              </table:table-cell>
              <table:table-cell office:value-type="float" office:value="36769756.0561213">
                <text:p>36769756.0561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456786">
                <text:p>323456786</text:p>
              </table:table-cell>
              <table:table-cell office:value-type="float" office:value="38009843.6740577">
                <text:p>38009843.6740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567897">
                <text:p>334567897</text:p>
              </table:table-cell>
              <table:table-cell office:value-type="float" office:value="39247875.4773288">
                <text:p>39247875.4773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5679008">
                <text:p>345679008</text:p>
              </table:table-cell>
              <table:table-cell office:value-type="float" office:value="40483926.2162231">
                <text:p>40483926.2162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6790119">
                <text:p>356790119</text:p>
              </table:table-cell>
              <table:table-cell office:value-type="float" office:value="41718065.6001752">
                <text:p>41718065.6001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7901230">
                <text:p>367901230</text:p>
              </table:table-cell>
              <table:table-cell office:value-type="float" office:value="42950358.7843552">
                <text:p>42950358.7843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9012341">
                <text:p>379012341</text:p>
              </table:table-cell>
              <table:table-cell office:value-type="float" office:value="44180866.7959926">
                <text:p>44180866.79599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123452">
                <text:p>390123452</text:p>
              </table:table-cell>
              <table:table-cell office:value-type="float" office:value="45409646.9094483">
                <text:p>45409646.9094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1234563">
                <text:p>401234563</text:p>
              </table:table-cell>
              <table:table-cell office:value-type="float" office:value="46636752.9774826">
                <text:p>46636752.9774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345674">
                <text:p>412345674</text:p>
              </table:table-cell>
              <table:table-cell office:value-type="float" office:value="47862235.7249074">
                <text:p>47862235.7249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456785">
                <text:p>423456785</text:p>
              </table:table-cell>
              <table:table-cell office:value-type="float" office:value="49086143.0097932">
                <text:p>49086143.0097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4567896">
                <text:p>434567896</text:p>
              </table:table-cell>
              <table:table-cell office:value-type="float" office:value="50308520.0565743">
                <text:p>50308520.0565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679007">
                <text:p>445679007</text:p>
              </table:table-cell>
              <table:table-cell office:value-type="float" office:value="51529409.664717">
                <text:p>51529409.664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6790118">
                <text:p>456790118</text:p>
              </table:table-cell>
              <table:table-cell office:value-type="float" office:value="52748852.3960588">
                <text:p>52748852.3960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7901229">
                <text:p>467901229</text:p>
              </table:table-cell>
              <table:table-cell office:value-type="float" office:value="53966886.7434649">
                <text:p>53966886.74346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9012340">
                <text:p>479012340</text:p>
              </table:table-cell>
              <table:table-cell office:value-type="float" office:value="55183549.2830654">
                <text:p>55183549.28306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0123451">
                <text:p>490123451</text:p>
              </table:table-cell>
              <table:table-cell office:value-type="float" office:value="56398874.8120146">
                <text:p>56398874.812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1234562">
                <text:p>501234562</text:p>
              </table:table-cell>
              <table:table-cell office:value-type="float" office:value="57612896.4734484">
                <text:p>57612896.4734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345673">
                <text:p>512345673</text:p>
              </table:table-cell>
              <table:table-cell office:value-type="float" office:value="58825645.8700853">
                <text:p>58825645.8700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3456784">
                <text:p>523456784</text:p>
              </table:table-cell>
              <table:table-cell office:value-type="float" office:value="60037153.1677286">
                <text:p>60037153.1677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4567895">
                <text:p>534567895</text:p>
              </table:table-cell>
              <table:table-cell office:value-type="float" office:value="61247447.1897621">
                <text:p>61247447.1897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5679006">
                <text:p>545679006</text:p>
              </table:table-cell>
              <table:table-cell office:value-type="float" office:value="62456555.5035946">
                <text:p>62456555.5035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6790117">
                <text:p>556790117</text:p>
              </table:table-cell>
              <table:table-cell office:value-type="float" office:value="63664504.4998892">
                <text:p>63664504.4998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7901228">
                <text:p>567901228</text:p>
              </table:table-cell>
              <table:table-cell office:value-type="float" office:value="64871319.4653115">
                <text:p>64871319.46531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9012339">
                <text:p>579012339</text:p>
              </table:table-cell>
              <table:table-cell office:value-type="float" office:value="66077024.6494441">
                <text:p>66077024.6494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0123450">
                <text:p>590123450</text:p>
              </table:table-cell>
              <table:table-cell office:value-type="float" office:value="67281643.3264367">
                <text:p>67281643.32643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1234561">
                <text:p>601234561</text:p>
              </table:table-cell>
              <table:table-cell office:value-type="float" office:value="68485197.8518996">
                <text:p>68485197.8518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2345672">
                <text:p>612345672</text:p>
              </table:table-cell>
              <table:table-cell office:value-type="float" office:value="69687709.7154864">
                <text:p>69687709.71548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3456783">
                <text:p>623456783</text:p>
              </table:table-cell>
              <table:table-cell office:value-type="float" office:value="70889199.5895674">
                <text:p>70889199.5895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4567894">
                <text:p>634567894</text:p>
              </table:table-cell>
              <table:table-cell office:value-type="float" office:value="72089687.3743463">
                <text:p>72089687.37434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5679005">
                <text:p>645679005</text:p>
              </table:table-cell>
              <table:table-cell office:value-type="float" office:value="73289192.2397399">
                <text:p>73289192.2397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6790116">
                <text:p>656790116</text:p>
              </table:table-cell>
              <table:table-cell office:value-type="float" office:value="74487732.6643037">
                <text:p>74487732.6643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7901227">
                <text:p>667901227</text:p>
              </table:table-cell>
              <table:table-cell office:value-type="float" office:value="75685326.471459">
                <text:p>75685326.471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9012338">
                <text:p>679012338</text:p>
              </table:table-cell>
              <table:table-cell office:value-type="float" office:value="76881990.8632494">
                <text:p>76881990.8632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0123449">
                <text:p>690123449</text:p>
              </table:table-cell>
              <table:table-cell office:value-type="float" office:value="78077742.4518337">
                <text:p>78077742.4518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1234560">
                <text:p>701234560</text:p>
              </table:table-cell>
              <table:table-cell office:value-type="float" office:value="79272597.2889013">
                <text:p>79272597.2889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2345671">
                <text:p>712345671</text:p>
              </table:table-cell>
              <table:table-cell office:value-type="float" office:value="80466570.8931766">
                <text:p>80466570.89317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3456782">
                <text:p>723456782</text:p>
              </table:table-cell>
              <table:table-cell office:value-type="float" office:value="81659678.2761658">
                <text:p>81659678.27616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4567893">
                <text:p>734567893</text:p>
              </table:table-cell>
              <table:table-cell office:value-type="float" office:value="82851933.9662829">
                <text:p>82851933.96628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5679004">
                <text:p>745679004</text:p>
              </table:table-cell>
              <table:table-cell office:value-type="float" office:value="84043352.0314804">
                <text:p>84043352.03148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6790115">
                <text:p>756790115</text:p>
              </table:table-cell>
              <table:table-cell office:value-type="float" office:value="85233946.100498">
                <text:p>85233946.1004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7901226">
                <text:p>767901226</text:p>
              </table:table-cell>
              <table:table-cell office:value-type="float" office:value="86423729.3828325">
                <text:p>86423729.3828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9012337">
                <text:p>779012337</text:p>
              </table:table-cell>
              <table:table-cell office:value-type="float" office:value="87612714.6875244">
                <text:p>87612714.6875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0123448">
                <text:p>790123448</text:p>
              </table:table-cell>
              <table:table-cell office:value-type="float" office:value="88800914.4408456">
                <text:p>88800914.4408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1234559">
                <text:p>801234559</text:p>
              </table:table-cell>
              <table:table-cell office:value-type="float" office:value="89988340.7029683">
                <text:p>89988340.70296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2345670">
                <text:p>812345670</text:p>
              </table:table-cell>
              <table:table-cell office:value-type="float" office:value="91175005.1836866">
                <text:p>91175005.18368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3456781">
                <text:p>823456781</text:p>
              </table:table-cell>
              <table:table-cell office:value-type="float" office:value="92360919.2572567">
                <text:p>92360919.25725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4567892">
                <text:p>834567892</text:p>
              </table:table-cell>
              <table:table-cell office:value-type="float" office:value="93546093.976417">
                <text:p>93546093.976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5679003">
                <text:p>845679003</text:p>
              </table:table-cell>
              <table:table-cell office:value-type="float" office:value="94730540.0856429">
                <text:p>94730540.0856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6790114">
                <text:p>856790114</text:p>
              </table:table-cell>
              <table:table-cell office:value-type="float" office:value="95914268.0336882">
                <text:p>95914268.03368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7901225">
                <text:p>867901225</text:p>
              </table:table-cell>
              <table:table-cell office:value-type="float" office:value="97097287.9854605">
                <text:p>97097287.9854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9012336">
                <text:p>879012336</text:p>
              </table:table-cell>
              <table:table-cell office:value-type="float" office:value="98279609.8332723">
                <text:p>98279609.83327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123447">
                <text:p>890123447</text:p>
              </table:table-cell>
              <table:table-cell office:value-type="float" office:value="99461243.2075112">
                <text:p>99461243.2075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1234558">
                <text:p>901234558</text:p>
              </table:table-cell>
              <table:table-cell office:value-type="float" office:value="100642197.486763">
                <text:p>100642197.4867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2345669">
                <text:p>912345669</text:p>
              </table:table-cell>
              <table:table-cell office:value-type="float" office:value="101822481.807423">
                <text:p>101822481.807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3456780">
                <text:p>923456780</text:p>
              </table:table-cell>
              <table:table-cell office:value-type="float" office:value="103002105.07283">
                <text:p>103002105.07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4567891">
                <text:p>934567891</text:p>
              </table:table-cell>
              <table:table-cell office:value-type="float" office:value="104181075.961949">
                <text:p>104181075.961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5679002">
                <text:p>945679002</text:p>
              </table:table-cell>
              <table:table-cell office:value-type="float" office:value="105359402.937628">
                <text:p>105359402.9376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6790113">
                <text:p>956790113</text:p>
              </table:table-cell>
              <table:table-cell office:value-type="float" office:value="106537094.25446">
                <text:p>106537094.25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7901224">
                <text:p>967901224</text:p>
              </table:table-cell>
              <table:table-cell office:value-type="float" office:value="107714157.966275">
                <text:p>107714157.966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9012335">
                <text:p>979012335</text:p>
              </table:table-cell>
              <table:table-cell office:value-type="float" office:value="108890601.93327">
                <text:p>108890601.933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0123446">
                <text:p>990123446</text:p>
              </table:table-cell>
              <table:table-cell office:value-type="float" office:value="110066433.828816">
                <text:p>110066433.8288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1234557">
                <text:p>1001234557</text:p>
              </table:table-cell>
              <table:table-cell office:value-type="float" office:value="111241661.145947">
                <text:p>111241661.145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2345668">
                <text:p>1012345668</text:p>
              </table:table-cell>
              <table:table-cell office:value-type="float" office:value="112416291.203556">
                <text:p>112416291.203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3456779">
                <text:p>1023456779</text:p>
              </table:table-cell>
              <table:table-cell office:value-type="float" office:value="113590331.152316">
                <text:p>113590331.1523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4567890">
                <text:p>1034567890</text:p>
              </table:table-cell>
              <table:table-cell office:value-type="float" office:value="114763787.980327">
                <text:p>114763787.980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5679001">
                <text:p>1045679001</text:p>
              </table:table-cell>
              <table:table-cell office:value-type="float" office:value="115936668.518526">
                <text:p>115936668.518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6790112">
                <text:p>1056790112</text:p>
              </table:table-cell>
              <table:table-cell office:value-type="float" office:value="117108979.445859">
                <text:p>117108979.4458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7901223">
                <text:p>1067901223</text:p>
              </table:table-cell>
              <table:table-cell office:value-type="float" office:value="118280727.29422">
                <text:p>118280727.29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9012334">
                <text:p>1079012334</text:p>
              </table:table-cell>
              <table:table-cell office:value-type="float" office:value="119451918.453195">
                <text:p>119451918.4531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0123445">
                <text:p>1090123445</text:p>
              </table:table-cell>
              <table:table-cell office:value-type="float" office:value="120622559.174597">
                <text:p>120622559.1745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1234556">
                <text:p>1101234556</text:p>
              </table:table-cell>
              <table:table-cell office:value-type="float" office:value="121792655.576808">
                <text:p>121792655.576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2345667">
                <text:p>1112345667</text:p>
              </table:table-cell>
              <table:table-cell office:value-type="float" office:value="122962213.648956">
                <text:p>122962213.6489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3456778">
                <text:p>1123456778</text:p>
              </table:table-cell>
              <table:table-cell office:value-type="float" office:value="124131239.254901">
                <text:p>124131239.2549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4567889">
                <text:p>1134567889</text:p>
              </table:table-cell>
              <table:table-cell office:value-type="float" office:value="125299738.137077">
                <text:p>125299738.137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5679000">
                <text:p>1145679000</text:p>
              </table:table-cell>
              <table:table-cell office:value-type="float" office:value="126467715.920172">
                <text:p>126467715.920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6790111">
                <text:p>1156790111</text:p>
              </table:table-cell>
              <table:table-cell office:value-type="float" office:value="127635178.114662">
                <text:p>127635178.1146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67901222">
                <text:p>1167901222</text:p>
              </table:table-cell>
              <table:table-cell office:value-type="float" office:value="128802130.120205">
                <text:p>128802130.120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9012333">
                <text:p>1179012333</text:p>
              </table:table-cell>
              <table:table-cell office:value-type="float" office:value="129968577.228907">
                <text:p>129968577.2289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0123444">
                <text:p>1190123444</text:p>
              </table:table-cell>
              <table:table-cell office:value-type="float" office:value="131134524.62846">
                <text:p>131134524.628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01234555">
                <text:p>1201234555</text:p>
              </table:table-cell>
              <table:table-cell office:value-type="float" office:value="132299977.405157">
                <text:p>132299977.4051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12345666">
                <text:p>1212345666</text:p>
              </table:table-cell>
              <table:table-cell office:value-type="float" office:value="133464940.546794">
                <text:p>133464940.5467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23456777">
                <text:p>1223456777</text:p>
              </table:table-cell>
              <table:table-cell office:value-type="float" office:value="134629418.945469">
                <text:p>134629418.945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4567888">
                <text:p>1234567888</text:p>
              </table:table-cell>
              <table:table-cell office:value-type="float" office:value="135793417.400268">
                <text:p>135793417.4002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45678999">
                <text:p>1245678999</text:p>
              </table:table-cell>
              <table:table-cell office:value-type="float" office:value="136956940.619858">
                <text:p>136956940.6198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6790110">
                <text:p>1256790110</text:p>
              </table:table-cell>
              <table:table-cell office:value-type="float" office:value="138119993.224982">
                <text:p>138119993.2249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7901221">
                <text:p>1267901221</text:p>
              </table:table-cell>
              <table:table-cell office:value-type="float" office:value="139282579.750864">
                <text:p>139282579.7508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9012332">
                <text:p>1279012332</text:p>
              </table:table-cell>
              <table:table-cell office:value-type="float" office:value="140444704.649534">
                <text:p>140444704.6495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90123443">
                <text:p>1290123443</text:p>
              </table:table-cell>
              <table:table-cell office:value-type="float" office:value="141606372.292056">
                <text:p>141606372.2920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01234554">
                <text:p>1301234554</text:p>
              </table:table-cell>
              <table:table-cell office:value-type="float" office:value="142767586.970694">
                <text:p>142767586.9706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2345665">
                <text:p>1312345665</text:p>
              </table:table-cell>
              <table:table-cell office:value-type="float" office:value="143928352.900992">
                <text:p>143928352.9009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3456776">
                <text:p>1323456776</text:p>
              </table:table-cell>
              <table:table-cell office:value-type="float" office:value="145088674.223782">
                <text:p>145088674.2237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4567887">
                <text:p>1334567887</text:p>
              </table:table-cell>
              <table:table-cell office:value-type="float" office:value="146248555.00713">
                <text:p>146248555.007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45678998">
                <text:p>1345678998</text:p>
              </table:table-cell>
              <table:table-cell office:value-type="float" office:value="147407999.248205">
                <text:p>147407999.248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56790109">
                <text:p>1356790109</text:p>
              </table:table-cell>
              <table:table-cell office:value-type="float" office:value="148567010.875096">
                <text:p>148567010.8750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67901220">
                <text:p>1367901220</text:p>
              </table:table-cell>
              <table:table-cell office:value-type="float" office:value="149725593.748561">
                <text:p>149725593.7485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79012331">
                <text:p>1379012331</text:p>
              </table:table-cell>
              <table:table-cell office:value-type="float" office:value="150883751.663718">
                <text:p>150883751.66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0123442">
                <text:p>1390123442</text:p>
              </table:table-cell>
              <table:table-cell office:value-type="float" office:value="152041488.351685">
                <text:p>152041488.3516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1234553">
                <text:p>1401234553</text:p>
              </table:table-cell>
              <table:table-cell office:value-type="float" office:value="153198807.481158">
                <text:p>153198807.4811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2345664">
                <text:p>1412345664</text:p>
              </table:table-cell>
              <table:table-cell office:value-type="float" office:value="154355712.65995">
                <text:p>154355712.65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3456775">
                <text:p>1423456775</text:p>
              </table:table-cell>
              <table:table-cell office:value-type="float" office:value="155512207.436467">
                <text:p>155512207.4364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4567886">
                <text:p>1434567886</text:p>
              </table:table-cell>
              <table:table-cell office:value-type="float" office:value="156668295.301145">
                <text:p>156668295.301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5678997">
                <text:p>1445678997</text:p>
              </table:table-cell>
              <table:table-cell office:value-type="float" office:value="157823979.687842">
                <text:p>157823979.6878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6790108">
                <text:p>1456790108</text:p>
              </table:table-cell>
              <table:table-cell office:value-type="float" office:value="158979263.975178">
                <text:p>158979263.9751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7901219">
                <text:p>1467901219</text:p>
              </table:table-cell>
              <table:table-cell office:value-type="float" office:value="160134151.487847">
                <text:p>160134151.4878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9012330">
                <text:p>1479012330</text:p>
              </table:table-cell>
              <table:table-cell office:value-type="float" office:value="161288645.497872">
                <text:p>161288645.4978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0123441">
                <text:p>1490123441</text:p>
              </table:table-cell>
              <table:table-cell office:value-type="float" office:value="162442749.225834">
                <text:p>162442749.2258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1234552">
                <text:p>1501234552</text:p>
              </table:table-cell>
              <table:table-cell office:value-type="float" office:value="163596465.842058">
                <text:p>163596465.8420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2345663">
                <text:p>1512345663</text:p>
              </table:table-cell>
              <table:table-cell office:value-type="float" office:value="164749798.467764">
                <text:p>164749798.4677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3456774">
                <text:p>1523456774</text:p>
              </table:table-cell>
              <table:table-cell office:value-type="float" office:value="165902750.176183">
                <text:p>165902750.1761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4567885">
                <text:p>1534567885</text:p>
              </table:table-cell>
              <table:table-cell office:value-type="float" office:value="167055323.99364">
                <text:p>167055323.99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5678996">
                <text:p>1545678996</text:p>
              </table:table-cell>
              <table:table-cell office:value-type="float" office:value="168207522.900608">
                <text:p>168207522.900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6790107">
                <text:p>1556790107</text:p>
              </table:table-cell>
              <table:table-cell office:value-type="float" office:value="169359349.832721">
                <text:p>169359349.8327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7901218">
                <text:p>1567901218</text:p>
              </table:table-cell>
              <table:table-cell office:value-type="float" office:value="170510807.681772">
                <text:p>170510807.6817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9012329">
                <text:p>1579012329</text:p>
              </table:table-cell>
              <table:table-cell office:value-type="float" office:value="171661899.296669">
                <text:p>171661899.2966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90123440">
                <text:p>1590123440</text:p>
              </table:table-cell>
              <table:table-cell office:value-type="float" office:value="172812627.484373">
                <text:p>172812627.484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01234551">
                <text:p>1601234551</text:p>
              </table:table-cell>
              <table:table-cell office:value-type="float" office:value="173962995.010799">
                <text:p>173962995.0107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12345662">
                <text:p>1612345662</text:p>
              </table:table-cell>
              <table:table-cell office:value-type="float" office:value="175113004.601704">
                <text:p>175113004.6017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23456773">
                <text:p>1623456773</text:p>
              </table:table-cell>
              <table:table-cell office:value-type="float" office:value="176262658.94354">
                <text:p>176262658.943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4567884">
                <text:p>1634567884</text:p>
              </table:table-cell>
              <table:table-cell office:value-type="float" office:value="177411960.684285">
                <text:p>177411960.6842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5678995">
                <text:p>1645678995</text:p>
              </table:table-cell>
              <table:table-cell office:value-type="float" office:value="178560912.434255">
                <text:p>178560912.4342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6790106">
                <text:p>1656790106</text:p>
              </table:table-cell>
              <table:table-cell office:value-type="float" office:value="179709516.766888">
                <text:p>179709516.7668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7901217">
                <text:p>1667901217</text:p>
              </table:table-cell>
              <table:table-cell office:value-type="float" office:value="180857776.219514">
                <text:p>180857776.2195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79012328">
                <text:p>1679012328</text:p>
              </table:table-cell>
              <table:table-cell office:value-type="float" office:value="182005693.294094">
                <text:p>182005693.2940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90123439">
                <text:p>1690123439</text:p>
              </table:table-cell>
              <table:table-cell office:value-type="float" office:value="183153270.457945">
                <text:p>183153270.4579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01234550">
                <text:p>1701234550</text:p>
              </table:table-cell>
              <table:table-cell office:value-type="float" office:value="184300510.144449">
                <text:p>184300510.144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12345661">
                <text:p>1712345661</text:p>
              </table:table-cell>
              <table:table-cell office:value-type="float" office:value="185447414.753734">
                <text:p>185447414.7537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3456772">
                <text:p>1723456772</text:p>
              </table:table-cell>
              <table:table-cell office:value-type="float" office:value="186593986.653343">
                <text:p>186593986.6533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34567883">
                <text:p>1734567883</text:p>
              </table:table-cell>
              <table:table-cell office:value-type="float" office:value="187740228.178886">
                <text:p>187740228.1788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45678994">
                <text:p>1745678994</text:p>
              </table:table-cell>
              <table:table-cell office:value-type="float" office:value="188886141.63467">
                <text:p>188886141.634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56790105">
                <text:p>1756790105</text:p>
              </table:table-cell>
              <table:table-cell office:value-type="float" office:value="190031729.294317">
                <text:p>190031729.2943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67901216">
                <text:p>1767901216</text:p>
              </table:table-cell>
              <table:table-cell office:value-type="float" office:value="191176993.401363">
                <text:p>191176993.401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79012327">
                <text:p>1779012327</text:p>
              </table:table-cell>
              <table:table-cell office:value-type="float" office:value="192321936.169846">
                <text:p>192321936.1698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90123438">
                <text:p>1790123438</text:p>
              </table:table-cell>
              <table:table-cell office:value-type="float" office:value="193466559.784872">
                <text:p>193466559.7848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1234549">
                <text:p>1801234549</text:p>
              </table:table-cell>
              <table:table-cell office:value-type="float" office:value="194610866.403176">
                <text:p>194610866.4031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12345660">
                <text:p>1812345660</text:p>
              </table:table-cell>
              <table:table-cell office:value-type="float" office:value="195754858.153657">
                <text:p>195754858.1536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23456771">
                <text:p>1823456771</text:p>
              </table:table-cell>
              <table:table-cell office:value-type="float" office:value="196898537.13791">
                <text:p>196898537.137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34567882">
                <text:p>1834567882</text:p>
              </table:table-cell>
              <table:table-cell office:value-type="float" office:value="198041905.43074">
                <text:p>198041905.430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45678993">
                <text:p>1845678993</text:p>
              </table:table-cell>
              <table:table-cell office:value-type="float" office:value="199184965.080664">
                <text:p>199184965.0806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56790104">
                <text:p>1856790104</text:p>
              </table:table-cell>
              <table:table-cell office:value-type="float" office:value="200327718.110401">
                <text:p>200327718.1104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67901215">
                <text:p>1867901215</text:p>
              </table:table-cell>
              <table:table-cell office:value-type="float" office:value="201470166.517348">
                <text:p>201470166.5173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79012326">
                <text:p>1879012326</text:p>
              </table:table-cell>
              <table:table-cell office:value-type="float" office:value="202612312.274046">
                <text:p>202612312.274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90123437">
                <text:p>1890123437</text:p>
              </table:table-cell>
              <table:table-cell office:value-type="float" office:value="203754157.328639">
                <text:p>203754157.3286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01234548">
                <text:p>1901234548</text:p>
              </table:table-cell>
              <table:table-cell office:value-type="float" office:value="204895703.605312">
                <text:p>204895703.6053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12345659">
                <text:p>1912345659</text:p>
              </table:table-cell>
              <table:table-cell office:value-type="float" office:value="206036953.004726">
                <text:p>206036953.004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23456770">
                <text:p>1923456770</text:p>
              </table:table-cell>
              <table:table-cell office:value-type="float" office:value="207177907.404444">
                <text:p>207177907.4044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34567881">
                <text:p>1934567881</text:p>
              </table:table-cell>
              <table:table-cell office:value-type="float" office:value="208318568.659339">
                <text:p>208318568.6593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45678992">
                <text:p>1945678992</text:p>
              </table:table-cell>
              <table:table-cell office:value-type="float" office:value="209458938.602">
                <text:p>209458938.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56790103">
                <text:p>1956790103</text:p>
              </table:table-cell>
              <table:table-cell office:value-type="float" office:value="210599019.043125">
                <text:p>210599019.043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7901214">
                <text:p>1967901214</text:p>
              </table:table-cell>
              <table:table-cell office:value-type="float" office:value="211738811.771905">
                <text:p>211738811.7719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79012325">
                <text:p>1979012325</text:p>
              </table:table-cell>
              <table:table-cell office:value-type="float" office:value="212878318.556402">
                <text:p>212878318.5564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0123436">
                <text:p>1990123436</text:p>
              </table:table-cell>
              <table:table-cell office:value-type="float" office:value="214017541.143912">
                <text:p>214017541.1439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1234547">
                <text:p>2001234547</text:p>
              </table:table-cell>
              <table:table-cell office:value-type="float" office:value="215156481.261328">
                <text:p>215156481.261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12345658">
                <text:p>2012345658</text:p>
              </table:table-cell>
              <table:table-cell office:value-type="float" office:value="216295140.615485">
                <text:p>216295140.6154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23456769">
                <text:p>2023456769</text:p>
              </table:table-cell>
              <table:table-cell office:value-type="float" office:value="217433520.89351">
                <text:p>217433520.893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34567880">
                <text:p>2034567880</text:p>
              </table:table-cell>
              <table:table-cell office:value-type="float" office:value="218571623.763148">
                <text:p>218571623.7631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45678991">
                <text:p>2045678991</text:p>
              </table:table-cell>
              <table:table-cell office:value-type="float" office:value="219709450.873099">
                <text:p>219709450.8730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56790102">
                <text:p>2056790102</text:p>
              </table:table-cell>
              <table:table-cell office:value-type="float" office:value="220847003.853329">
                <text:p>220847003.8533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67901213">
                <text:p>2067901213</text:p>
              </table:table-cell>
              <table:table-cell office:value-type="float" office:value="221984284.315388">
                <text:p>221984284.3153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79012324">
                <text:p>2079012324</text:p>
              </table:table-cell>
              <table:table-cell office:value-type="float" office:value="223121293.852717">
                <text:p>223121293.8527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90123435">
                <text:p>2090123435</text:p>
              </table:table-cell>
              <table:table-cell office:value-type="float" office:value="224258034.040944">
                <text:p>224258034.0409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01234546">
                <text:p>2101234546</text:p>
              </table:table-cell>
              <table:table-cell office:value-type="float" office:value="225394506.438179">
                <text:p>225394506.4381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12345657">
                <text:p>2112345657</text:p>
              </table:table-cell>
              <table:table-cell office:value-type="float" office:value="226530712.585299">
                <text:p>226530712.5852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23456768">
                <text:p>2123456768</text:p>
              </table:table-cell>
              <table:table-cell office:value-type="float" office:value="227666654.00623">
                <text:p>227666654.006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34567879">
                <text:p>2134567879</text:p>
              </table:table-cell>
              <table:table-cell office:value-type="float" office:value="228802332.208221">
                <text:p>228802332.2082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45678990">
                <text:p>2145678990</text:p>
              </table:table-cell>
              <table:table-cell office:value-type="float" office:value="229937748.682112">
                <text:p>229937748.682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56790101">
                <text:p>2156790101</text:p>
              </table:table-cell>
              <table:table-cell office:value-type="float" office:value="231072904.902598">
                <text:p>231072904.902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67901212">
                <text:p>2167901212</text:p>
              </table:table-cell>
              <table:table-cell office:value-type="float" office:value="232207802.328484">
                <text:p>232207802.3284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79012323">
                <text:p>2179012323</text:p>
              </table:table-cell>
              <table:table-cell office:value-type="float" office:value="233342442.402939">
                <text:p>233342442.4029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90123434">
                <text:p>2190123434</text:p>
              </table:table-cell>
              <table:table-cell office:value-type="float" office:value="234476826.553742">
                <text:p>234476826.5537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01234545">
                <text:p>2201234545</text:p>
              </table:table-cell>
              <table:table-cell office:value-type="float" office:value="235610956.193522">
                <text:p>235610956.1935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12345656">
                <text:p>2212345656</text:p>
              </table:table-cell>
              <table:table-cell office:value-type="float" office:value="236744832.719998">
                <text:p>236744832.719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23456767">
                <text:p>2223456767</text:p>
              </table:table-cell>
              <table:table-cell office:value-type="float" office:value="237878457.516208">
                <text:p>237878457.5162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34567878">
                <text:p>2234567878</text:p>
              </table:table-cell>
              <table:table-cell office:value-type="float" office:value="239011831.950735">
                <text:p>239011831.9507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45678989">
                <text:p>2245678989</text:p>
              </table:table-cell>
              <table:table-cell office:value-type="float" office:value="240144957.377933">
                <text:p>240144957.3779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56790100">
                <text:p>2256790100</text:p>
              </table:table-cell>
              <table:table-cell office:value-type="float" office:value="241277835.13814">
                <text:p>241277835.138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67901211">
                <text:p>2267901211</text:p>
              </table:table-cell>
              <table:table-cell office:value-type="float" office:value="242410466.557897">
                <text:p>242410466.5578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79012322">
                <text:p>2279012322</text:p>
              </table:table-cell>
              <table:table-cell office:value-type="float" office:value="243542852.950151">
                <text:p>243542852.9501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90123433">
                <text:p>2290123433</text:p>
              </table:table-cell>
              <table:table-cell office:value-type="float" office:value="244674995.614465">
                <text:p>244674995.6144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01234544">
                <text:p>2301234544</text:p>
              </table:table-cell>
              <table:table-cell office:value-type="float" office:value="245806895.837216">
                <text:p>245806895.8372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12345655">
                <text:p>2312345655</text:p>
              </table:table-cell>
              <table:table-cell office:value-type="float" office:value="246938554.891794">
                <text:p>246938554.8917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23456766">
                <text:p>2323456766</text:p>
              </table:table-cell>
              <table:table-cell office:value-type="float" office:value="248069974.038792">
                <text:p>248069974.0387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34567877">
                <text:p>2334567877</text:p>
              </table:table-cell>
              <table:table-cell office:value-type="float" office:value="249201154.526199">
                <text:p>249201154.5261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45678988">
                <text:p>2345678988</text:p>
              </table:table-cell>
              <table:table-cell office:value-type="float" office:value="250332097.589581">
                <text:p>250332097.5895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56790099">
                <text:p>2356790099</text:p>
              </table:table-cell>
              <table:table-cell office:value-type="float" office:value="251462804.452268">
                <text:p>251462804.4522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67901210">
                <text:p>2367901210</text:p>
              </table:table-cell>
              <table:table-cell office:value-type="float" office:value="252593276.32553">
                <text:p>252593276.325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79012321">
                <text:p>2379012321</text:p>
              </table:table-cell>
              <table:table-cell office:value-type="float" office:value="253723514.40875">
                <text:p>253723514.40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90123432">
                <text:p>2390123432</text:p>
              </table:table-cell>
              <table:table-cell office:value-type="float" office:value="254853519.889599">
                <text:p>254853519.8895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01234543">
                <text:p>2401234543</text:p>
              </table:table-cell>
              <table:table-cell office:value-type="float" office:value="255983293.944205">
                <text:p>255983293.9442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12345654">
                <text:p>2412345654</text:p>
              </table:table-cell>
              <table:table-cell office:value-type="float" office:value="257112837.737312">
                <text:p>257112837.7373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23456765">
                <text:p>2423456765</text:p>
              </table:table-cell>
              <table:table-cell office:value-type="float" office:value="258242152.422451">
                <text:p>258242152.4224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34567876">
                <text:p>2434567876</text:p>
              </table:table-cell>
              <table:table-cell office:value-type="float" office:value="259371239.142091">
                <text:p>259371239.1420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45678987">
                <text:p>2445678987</text:p>
              </table:table-cell>
              <table:table-cell office:value-type="float" office:value="260500099.027801">
                <text:p>260500099.027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56790098">
                <text:p>2456790098</text:p>
              </table:table-cell>
              <table:table-cell office:value-type="float" office:value="261628733.2004">
                <text:p>261628733.2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67901209">
                <text:p>2467901209</text:p>
              </table:table-cell>
              <table:table-cell office:value-type="float" office:value="262757142.770107">
                <text:p>262757142.7701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79012320">
                <text:p>2479012320</text:p>
              </table:table-cell>
              <table:table-cell office:value-type="float" office:value="263885328.836692">
                <text:p>263885328.8366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90123431">
                <text:p>2490123431</text:p>
              </table:table-cell>
              <table:table-cell office:value-type="float" office:value="265013292.489618">
                <text:p>265013292.489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01234542">
                <text:p>2501234542</text:p>
              </table:table-cell>
              <table:table-cell office:value-type="float" office:value="266141034.808181">
                <text:p>266141034.8081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12345653">
                <text:p>2512345653</text:p>
              </table:table-cell>
              <table:table-cell office:value-type="float" office:value="267268556.861656">
                <text:p>267268556.8616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23456764">
                <text:p>2523456764</text:p>
              </table:table-cell>
              <table:table-cell office:value-type="float" office:value="268395859.709429">
                <text:p>268395859.7094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34567875">
                <text:p>2534567875</text:p>
              </table:table-cell>
              <table:table-cell office:value-type="float" office:value="269522944.401133">
                <text:p>269522944.4011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45678986">
                <text:p>2545678986</text:p>
              </table:table-cell>
              <table:table-cell office:value-type="float" office:value="270649811.976781">
                <text:p>270649811.9767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56790097">
                <text:p>2556790097</text:p>
              </table:table-cell>
              <table:table-cell office:value-type="float" office:value="271776463.466896">
                <text:p>271776463.4668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67901208">
                <text:p>2567901208</text:p>
              </table:table-cell>
              <table:table-cell office:value-type="float" office:value="272902899.892637">
                <text:p>272902899.8926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79012319">
                <text:p>2579012319</text:p>
              </table:table-cell>
              <table:table-cell office:value-type="float" office:value="274029122.265924">
                <text:p>274029122.2659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90123430">
                <text:p>2590123430</text:p>
              </table:table-cell>
              <table:table-cell office:value-type="float" office:value="275155131.589563">
                <text:p>275155131.5895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01234541">
                <text:p>2601234541</text:p>
              </table:table-cell>
              <table:table-cell office:value-type="float" office:value="276280928.857368">
                <text:p>276280928.8573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12345652">
                <text:p>2612345652</text:p>
              </table:table-cell>
              <table:table-cell office:value-type="float" office:value="277406515.054275">
                <text:p>277406515.0542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23456763">
                <text:p>2623456763</text:p>
              </table:table-cell>
              <table:table-cell office:value-type="float" office:value="278531891.156463">
                <text:p>278531891.1564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34567874">
                <text:p>2634567874</text:p>
              </table:table-cell>
              <table:table-cell office:value-type="float" office:value="279657058.131468">
                <text:p>279657058.1314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45678985">
                <text:p>2645678985</text:p>
              </table:table-cell>
              <table:table-cell office:value-type="float" office:value="280782016.938294">
                <text:p>280782016.9382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56790096">
                <text:p>2656790096</text:p>
              </table:table-cell>
              <table:table-cell office:value-type="float" office:value="281906768.527526">
                <text:p>281906768.5275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67901207">
                <text:p>2667901207</text:p>
              </table:table-cell>
              <table:table-cell office:value-type="float" office:value="283031313.841437">
                <text:p>283031313.8414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79012318">
                <text:p>2679012318</text:p>
              </table:table-cell>
              <table:table-cell office:value-type="float" office:value="284155653.814095">
                <text:p>284155653.8140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90123429">
                <text:p>2690123429</text:p>
              </table:table-cell>
              <table:table-cell office:value-type="float" office:value="285279789.37147">
                <text:p>285279789.371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01234540">
                <text:p>2701234540</text:p>
              </table:table-cell>
              <table:table-cell office:value-type="float" office:value="286403721.431538">
                <text:p>286403721.4315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12345651">
                <text:p>2712345651</text:p>
              </table:table-cell>
              <table:table-cell office:value-type="float" office:value="287527450.904378">
                <text:p>287527450.9043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23456762">
                <text:p>2723456762</text:p>
              </table:table-cell>
              <table:table-cell office:value-type="float" office:value="288650978.692278">
                <text:p>288650978.6922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34567873">
                <text:p>2734567873</text:p>
              </table:table-cell>
              <table:table-cell office:value-type="float" office:value="289774305.689829">
                <text:p>289774305.6898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45678984">
                <text:p>2745678984</text:p>
              </table:table-cell>
              <table:table-cell office:value-type="float" office:value="290897432.784023">
                <text:p>290897432.7840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56790095">
                <text:p>2756790095</text:p>
              </table:table-cell>
              <table:table-cell office:value-type="float" office:value="292020360.85435">
                <text:p>292020360.854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67901206">
                <text:p>2767901206</text:p>
              </table:table-cell>
              <table:table-cell office:value-type="float" office:value="293143090.772888">
                <text:p>293143090.7728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79012317">
                <text:p>2779012317</text:p>
              </table:table-cell>
              <table:table-cell office:value-type="float" office:value="294265623.404398">
                <text:p>294265623.4043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90123428">
                <text:p>2790123428</text:p>
              </table:table-cell>
              <table:table-cell office:value-type="float" office:value="295387959.606412">
                <text:p>295387959.6064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01234539">
                <text:p>2801234539</text:p>
              </table:table-cell>
              <table:table-cell office:value-type="float" office:value="296510100.229324">
                <text:p>296510100.2293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12345650">
                <text:p>2812345650</text:p>
              </table:table-cell>
              <table:table-cell office:value-type="float" office:value="297632046.116478">
                <text:p>297632046.1164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23456761">
                <text:p>2823456761</text:p>
              </table:table-cell>
              <table:table-cell office:value-type="float" office:value="298753798.104251">
                <text:p>298753798.1042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34567872">
                <text:p>2834567872</text:p>
              </table:table-cell>
              <table:table-cell office:value-type="float" office:value="299875357.022141">
                <text:p>299875357.0221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45678983">
                <text:p>2845678983</text:p>
              </table:table-cell>
              <table:table-cell office:value-type="float" office:value="300996723.692849">
                <text:p>300996723.6928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56790094">
                <text:p>2856790094</text:p>
              </table:table-cell>
              <table:table-cell office:value-type="float" office:value="302117898.93236">
                <text:p>302117898.93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67901205">
                <text:p>2867901205</text:p>
              </table:table-cell>
              <table:table-cell office:value-type="float" office:value="303238883.550026">
                <text:p>303238883.5500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79012316">
                <text:p>2879012316</text:p>
              </table:table-cell>
              <table:table-cell office:value-type="float" office:value="304359678.348645">
                <text:p>304359678.3486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90123427">
                <text:p>2890123427</text:p>
              </table:table-cell>
              <table:table-cell office:value-type="float" office:value="305480284.124537">
                <text:p>305480284.1245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01234538">
                <text:p>2901234538</text:p>
              </table:table-cell>
              <table:table-cell office:value-type="float" office:value="306600701.667625">
                <text:p>306600701.667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12345649">
                <text:p>2912345649</text:p>
              </table:table-cell>
              <table:table-cell office:value-type="float" office:value="307720931.761505">
                <text:p>307720931.7615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23456760">
                <text:p>2923456760</text:p>
              </table:table-cell>
              <table:table-cell office:value-type="float" office:value="308840975.183527">
                <text:p>308840975.1835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34567871">
                <text:p>2934567871</text:p>
              </table:table-cell>
              <table:table-cell office:value-type="float" office:value="309960832.704864">
                <text:p>309960832.704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45678982">
                <text:p>2945678982</text:p>
              </table:table-cell>
              <table:table-cell office:value-type="float" office:value="311080505.090587">
                <text:p>311080505.0905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56790093">
                <text:p>2956790093</text:p>
              </table:table-cell>
              <table:table-cell office:value-type="float" office:value="312199993.099733">
                <text:p>312199993.0997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67901204">
                <text:p>2967901204</text:p>
              </table:table-cell>
              <table:table-cell office:value-type="float" office:value="313319297.485379">
                <text:p>313319297.4853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79012315">
                <text:p>2979012315</text:p>
              </table:table-cell>
              <table:table-cell office:value-type="float" office:value="314438418.994707">
                <text:p>314438418.9947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90123426">
                <text:p>2990123426</text:p>
              </table:table-cell>
              <table:table-cell office:value-type="float" office:value="315557358.369075">
                <text:p>315557358.3690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01234537">
                <text:p>3001234537</text:p>
              </table:table-cell>
              <table:table-cell office:value-type="float" office:value="316676116.344084">
                <text:p>316676116.3440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12345648">
                <text:p>3012345648</text:p>
              </table:table-cell>
              <table:table-cell office:value-type="float" office:value="317794693.649642">
                <text:p>317794693.6496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23456759">
                <text:p>3023456759</text:p>
              </table:table-cell>
              <table:table-cell office:value-type="float" office:value="318913091.010028">
                <text:p>318913091.0100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34567870">
                <text:p>3034567870</text:p>
              </table:table-cell>
              <table:table-cell office:value-type="float" office:value="320031309.14396">
                <text:p>320031309.143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45678981">
                <text:p>3045678981</text:p>
              </table:table-cell>
              <table:table-cell office:value-type="float" office:value="321149348.764655">
                <text:p>321149348.7646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56790092">
                <text:p>3056790092</text:p>
              </table:table-cell>
              <table:table-cell office:value-type="float" office:value="322267210.579891">
                <text:p>322267210.5798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67901203">
                <text:p>3067901203</text:p>
              </table:table-cell>
              <table:table-cell office:value-type="float" office:value="323384895.29207">
                <text:p>323384895.292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79012314">
                <text:p>3079012314</text:p>
              </table:table-cell>
              <table:table-cell office:value-type="float" office:value="324502403.598276">
                <text:p>324502403.5982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90123425">
                <text:p>3090123425</text:p>
              </table:table-cell>
              <table:table-cell office:value-type="float" office:value="325619736.190336">
                <text:p>325619736.1903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01234536">
                <text:p>3101234536</text:p>
              </table:table-cell>
              <table:table-cell office:value-type="float" office:value="326736893.754877">
                <text:p>326736893.7548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12345647">
                <text:p>3112345647</text:p>
              </table:table-cell>
              <table:table-cell office:value-type="float" office:value="327853876.973386">
                <text:p>327853876.9733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23456758">
                <text:p>3123456758</text:p>
              </table:table-cell>
              <table:table-cell office:value-type="float" office:value="328970686.522264">
                <text:p>328970686.5222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34567869">
                <text:p>3134567869</text:p>
              </table:table-cell>
              <table:table-cell office:value-type="float" office:value="330087323.072882">
                <text:p>330087323.0728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45678980">
                <text:p>3145678980</text:p>
              </table:table-cell>
              <table:table-cell office:value-type="float" office:value="331203787.29164">
                <text:p>331203787.291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56790091">
                <text:p>3156790091</text:p>
              </table:table-cell>
              <table:table-cell office:value-type="float" office:value="332320079.840016">
                <text:p>332320079.8400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67901202">
                <text:p>3167901202</text:p>
              </table:table-cell>
              <table:table-cell office:value-type="float" office:value="333436201.374623">
                <text:p>333436201.3746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79012313">
                <text:p>3179012313</text:p>
              </table:table-cell>
              <table:table-cell office:value-type="float" office:value="334552152.54726">
                <text:p>334552152.547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90123424">
                <text:p>3190123424</text:p>
              </table:table-cell>
              <table:table-cell office:value-type="float" office:value="335667934.004968">
                <text:p>335667934.0049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01234535">
                <text:p>3201234535</text:p>
              </table:table-cell>
              <table:table-cell office:value-type="float" office:value="336783546.390073">
                <text:p>336783546.3900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12345646">
                <text:p>3212345646</text:p>
              </table:table-cell>
              <table:table-cell office:value-type="float" office:value="337898990.340246">
                <text:p>337898990.3402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23456757">
                <text:p>3223456757</text:p>
              </table:table-cell>
              <table:table-cell office:value-type="float" office:value="339014266.488546">
                <text:p>339014266.4885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34567868">
                <text:p>3234567868</text:p>
              </table:table-cell>
              <table:table-cell office:value-type="float" office:value="340129375.463472">
                <text:p>340129375.4634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45678979">
                <text:p>3245678979</text:p>
              </table:table-cell>
              <table:table-cell office:value-type="float" office:value="341244317.889013">
                <text:p>341244317.8890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56790090">
                <text:p>3256790090</text:p>
              </table:table-cell>
              <table:table-cell office:value-type="float" office:value="342359094.384691">
                <text:p>342359094.3846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67901201">
                <text:p>3267901201</text:p>
              </table:table-cell>
              <table:table-cell office:value-type="float" office:value="343473705.565612">
                <text:p>343473705.5656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79012312">
                <text:p>3279012312</text:p>
              </table:table-cell>
              <table:table-cell office:value-type="float" office:value="344588152.042511">
                <text:p>344588152.0425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90123423">
                <text:p>3290123423</text:p>
              </table:table-cell>
              <table:table-cell office:value-type="float" office:value="345702434.421799">
                <text:p>345702434.4217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01234534">
                <text:p>3301234534</text:p>
              </table:table-cell>
              <table:table-cell office:value-type="float" office:value="346816553.305606">
                <text:p>346816553.3056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12345645">
                <text:p>3312345645</text:p>
              </table:table-cell>
              <table:table-cell office:value-type="float" office:value="347930509.291828">
                <text:p>347930509.2918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23456756">
                <text:p>3323456756</text:p>
              </table:table-cell>
              <table:table-cell office:value-type="float" office:value="349044302.974169">
                <text:p>349044302.9741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34567867">
                <text:p>3334567867</text:p>
              </table:table-cell>
              <table:table-cell office:value-type="float" office:value="350157934.942185">
                <text:p>350157934.9421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45678978">
                <text:p>3345678978</text:p>
              </table:table-cell>
              <table:table-cell office:value-type="float" office:value="351271405.781327">
                <text:p>351271405.7813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56790089">
                <text:p>3356790089</text:p>
              </table:table-cell>
              <table:table-cell office:value-type="float" office:value="352384716.072981">
                <text:p>352384716.0729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67901200">
                <text:p>3367901200</text:p>
              </table:table-cell>
              <table:table-cell office:value-type="float" office:value="353497866.394515">
                <text:p>353497866.3945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79012311">
                <text:p>3379012311</text:p>
              </table:table-cell>
              <table:table-cell office:value-type="float" office:value="354610857.319315">
                <text:p>354610857.3193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90123422">
                <text:p>3390123422</text:p>
              </table:table-cell>
              <table:table-cell office:value-type="float" office:value="355723689.416825">
                <text:p>355723689.4168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01234533">
                <text:p>3401234533</text:p>
              </table:table-cell>
              <table:table-cell office:value-type="float" office:value="356836363.25259">
                <text:p>356836363.252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12345644">
                <text:p>3412345644</text:p>
              </table:table-cell>
              <table:table-cell office:value-type="float" office:value="357948879.388297">
                <text:p>357948879.3882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23456755">
                <text:p>3423456755</text:p>
              </table:table-cell>
              <table:table-cell office:value-type="float" office:value="359061238.381807">
                <text:p>359061238.3818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34567866">
                <text:p>3434567866</text:p>
              </table:table-cell>
              <table:table-cell office:value-type="float" office:value="360173440.7872">
                <text:p>360173440.78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45678977">
                <text:p>3445678977</text:p>
              </table:table-cell>
              <table:table-cell office:value-type="float" office:value="361285487.15481">
                <text:p>361285487.154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56790088">
                <text:p>3456790088</text:p>
              </table:table-cell>
              <table:table-cell office:value-type="float" office:value="362397378.03126">
                <text:p>362397378.031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67901199">
                <text:p>3467901199</text:p>
              </table:table-cell>
              <table:table-cell office:value-type="float" office:value="363509113.959507">
                <text:p>363509113.9595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79012310">
                <text:p>3479012310</text:p>
              </table:table-cell>
              <table:table-cell office:value-type="float" office:value="364620695.478867">
                <text:p>364620695.4788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90123421">
                <text:p>3490123421</text:p>
              </table:table-cell>
              <table:table-cell office:value-type="float" office:value="365732123.12506">
                <text:p>365732123.125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01234532">
                <text:p>3501234532</text:p>
              </table:table-cell>
              <table:table-cell office:value-type="float" office:value="366843397.430242">
                <text:p>366843397.4302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12345643">
                <text:p>3512345643</text:p>
              </table:table-cell>
              <table:table-cell office:value-type="float" office:value="367954518.923039">
                <text:p>367954518.9230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23456754">
                <text:p>3523456754</text:p>
              </table:table-cell>
              <table:table-cell office:value-type="float" office:value="369065488.128584">
                <text:p>369065488.1285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34567865">
                <text:p>3534567865</text:p>
              </table:table-cell>
              <table:table-cell office:value-type="float" office:value="370176305.568548">
                <text:p>370176305.5685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45678976">
                <text:p>3545678976</text:p>
              </table:table-cell>
              <table:table-cell office:value-type="float" office:value="371286971.761177">
                <text:p>371286971.7611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56790087">
                <text:p>3556790087</text:p>
              </table:table-cell>
              <table:table-cell office:value-type="float" office:value="372397487.221322">
                <text:p>372397487.2213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67901198">
                <text:p>3567901198</text:p>
              </table:table-cell>
              <table:table-cell office:value-type="float" office:value="373507852.460475">
                <text:p>373507852.4604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79012309">
                <text:p>3579012309</text:p>
              </table:table-cell>
              <table:table-cell office:value-type="float" office:value="374618067.986799">
                <text:p>374618067.9867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90123420">
                <text:p>3590123420</text:p>
              </table:table-cell>
              <table:table-cell office:value-type="float" office:value="375728134.305159">
                <text:p>375728134.3051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01234531">
                <text:p>3601234531</text:p>
              </table:table-cell>
              <table:table-cell office:value-type="float" office:value="376838051.917158">
                <text:p>376838051.9171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12345642">
                <text:p>3612345642</text:p>
              </table:table-cell>
              <table:table-cell office:value-type="float" office:value="377947821.321163">
                <text:p>377947821.3211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23456753">
                <text:p>3623456753</text:p>
              </table:table-cell>
              <table:table-cell office:value-type="float" office:value="379057443.012339">
                <text:p>379057443.0123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34567864">
                <text:p>3634567864</text:p>
              </table:table-cell>
              <table:table-cell office:value-type="float" office:value="380166917.482678">
                <text:p>380166917.4826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45678975">
                <text:p>3645678975</text:p>
              </table:table-cell>
              <table:table-cell office:value-type="float" office:value="381276245.22103">
                <text:p>381276245.221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56790086">
                <text:p>3656790086</text:p>
              </table:table-cell>
              <table:table-cell office:value-type="float" office:value="382385426.713131">
                <text:p>382385426.7131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67901197">
                <text:p>3667901197</text:p>
              </table:table-cell>
              <table:table-cell office:value-type="float" office:value="383494462.441633">
                <text:p>383494462.4416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79012308">
                <text:p>3679012308</text:p>
              </table:table-cell>
              <table:table-cell office:value-type="float" office:value="384603352.886136">
                <text:p>384603352.8861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90123419">
                <text:p>3690123419</text:p>
              </table:table-cell>
              <table:table-cell office:value-type="float" office:value="385712098.523209">
                <text:p>385712098.5232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01234530">
                <text:p>3701234530</text:p>
              </table:table-cell>
              <table:table-cell office:value-type="float" office:value="386820699.826426">
                <text:p>386820699.8264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12345641">
                <text:p>3712345641</text:p>
              </table:table-cell>
              <table:table-cell office:value-type="float" office:value="387929157.266391">
                <text:p>387929157.2663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23456752">
                <text:p>3723456752</text:p>
              </table:table-cell>
              <table:table-cell office:value-type="float" office:value="389037471.310762">
                <text:p>389037471.3107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34567863">
                <text:p>3734567863</text:p>
              </table:table-cell>
              <table:table-cell office:value-type="float" office:value="390145642.424284">
                <text:p>390145642.4242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45678974">
                <text:p>3745678974</text:p>
              </table:table-cell>
              <table:table-cell office:value-type="float" office:value="391253671.068812">
                <text:p>391253671.0688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56790085">
                <text:p>3756790085</text:p>
              </table:table-cell>
              <table:table-cell office:value-type="float" office:value="392361557.703338">
                <text:p>392361557.7033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67901196">
                <text:p>3767901196</text:p>
              </table:table-cell>
              <table:table-cell office:value-type="float" office:value="393469302.78402">
                <text:p>393469302.784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79012307">
                <text:p>3779012307</text:p>
              </table:table-cell>
              <table:table-cell office:value-type="float" office:value="394576906.764202">
                <text:p>394576906.7642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90123418">
                <text:p>3790123418</text:p>
              </table:table-cell>
              <table:table-cell office:value-type="float" office:value="395684370.094445">
                <text:p>395684370.0944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01234529">
                <text:p>3801234529</text:p>
              </table:table-cell>
              <table:table-cell office:value-type="float" office:value="396791693.222552">
                <text:p>396791693.2225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12345640">
                <text:p>3812345640</text:p>
              </table:table-cell>
              <table:table-cell office:value-type="float" office:value="397898876.593589">
                <text:p>397898876.5935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23456751">
                <text:p>3823456751</text:p>
              </table:table-cell>
              <table:table-cell office:value-type="float" office:value="399005920.649911">
                <text:p>399005920.6499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34567862">
                <text:p>3834567862</text:p>
              </table:table-cell>
              <table:table-cell office:value-type="float" office:value="400112825.831191">
                <text:p>400112825.8311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45678973">
                <text:p>3845678973</text:p>
              </table:table-cell>
              <table:table-cell office:value-type="float" office:value="401219592.574436">
                <text:p>401219592.5744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56790084">
                <text:p>3856790084</text:p>
              </table:table-cell>
              <table:table-cell office:value-type="float" office:value="402326221.314018">
                <text:p>402326221.3140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67901195">
                <text:p>3867901195</text:p>
              </table:table-cell>
              <table:table-cell office:value-type="float" office:value="403432712.481693">
                <text:p>403432712.4816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79012306">
                <text:p>3879012306</text:p>
              </table:table-cell>
              <table:table-cell office:value-type="float" office:value="404539066.506627">
                <text:p>404539066.5066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90123417">
                <text:p>3890123417</text:p>
              </table:table-cell>
              <table:table-cell office:value-type="float" office:value="405645283.815418">
                <text:p>405645283.8154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01234528">
                <text:p>3901234528</text:p>
              </table:table-cell>
              <table:table-cell office:value-type="float" office:value="406751364.832116">
                <text:p>406751364.8321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12345639">
                <text:p>3912345639</text:p>
              </table:table-cell>
              <table:table-cell office:value-type="float" office:value="407857309.97825">
                <text:p>407857309.978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23456750">
                <text:p>3923456750</text:p>
              </table:table-cell>
              <table:table-cell office:value-type="float" office:value="408963119.672847">
                <text:p>408963119.6728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34567861">
                <text:p>3934567861</text:p>
              </table:table-cell>
              <table:table-cell office:value-type="float" office:value="410068794.332455">
                <text:p>410068794.3324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45678972">
                <text:p>3945678972</text:p>
              </table:table-cell>
              <table:table-cell office:value-type="float" office:value="411174334.371165">
                <text:p>411174334.3711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56790083">
                <text:p>3956790083</text:p>
              </table:table-cell>
              <table:table-cell office:value-type="float" office:value="412279740.200632">
                <text:p>412279740.2006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67901194">
                <text:p>3967901194</text:p>
              </table:table-cell>
              <table:table-cell office:value-type="float" office:value="413385012.230095">
                <text:p>413385012.2300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79012305">
                <text:p>3979012305</text:p>
              </table:table-cell>
              <table:table-cell office:value-type="float" office:value="414490150.866399">
                <text:p>414490150.8663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90123416">
                <text:p>3990123416</text:p>
              </table:table-cell>
              <table:table-cell office:value-type="float" office:value="415595156.514016">
                <text:p>415595156.5140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01234527">
                <text:p>4001234527</text:p>
              </table:table-cell>
              <table:table-cell office:value-type="float" office:value="416700029.575066">
                <text:p>416700029.5750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12345638">
                <text:p>4012345638</text:p>
              </table:table-cell>
              <table:table-cell office:value-type="float" office:value="417804770.449334">
                <text:p>417804770.4493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23456749">
                <text:p>4023456749</text:p>
              </table:table-cell>
              <table:table-cell office:value-type="float" office:value="418909379.534295">
                <text:p>418909379.5342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34567860">
                <text:p>4034567860</text:p>
              </table:table-cell>
              <table:table-cell office:value-type="float" office:value="420013857.225128">
                <text:p>420013857.2251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45678971">
                <text:p>4045678971</text:p>
              </table:table-cell>
              <table:table-cell office:value-type="float" office:value="421118203.914739">
                <text:p>421118203.9147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56790082">
                <text:p>4056790082</text:p>
              </table:table-cell>
              <table:table-cell office:value-type="float" office:value="422222419.993783">
                <text:p>422222419.9937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67901193">
                <text:p>4067901193</text:p>
              </table:table-cell>
              <table:table-cell office:value-type="float" office:value="423326505.850675">
                <text:p>423326505.8506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79012304">
                <text:p>4079012304</text:p>
              </table:table-cell>
              <table:table-cell office:value-type="float" office:value="424430461.871618">
                <text:p>424430461.8716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90123415">
                <text:p>4090123415</text:p>
              </table:table-cell>
              <table:table-cell office:value-type="float" office:value="425534288.440614">
                <text:p>425534288.4406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01234526">
                <text:p>4101234526</text:p>
              </table:table-cell>
              <table:table-cell office:value-type="float" office:value="426637985.939487">
                <text:p>426637985.9394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12345637">
                <text:p>4112345637</text:p>
              </table:table-cell>
              <table:table-cell office:value-type="float" office:value="427741554.747901">
                <text:p>427741554.7479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23456748">
                <text:p>4123456748</text:p>
              </table:table-cell>
              <table:table-cell office:value-type="float" office:value="428844995.243375">
                <text:p>428844995.2433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34567859">
                <text:p>4134567859</text:p>
              </table:table-cell>
              <table:table-cell office:value-type="float" office:value="429948307.801306">
                <text:p>429948307.8013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45678970">
                <text:p>4145678970</text:p>
              </table:table-cell>
              <table:table-cell office:value-type="float" office:value="431051492.794981">
                <text:p>431051492.7949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56790081">
                <text:p>4156790081</text:p>
              </table:table-cell>
              <table:table-cell office:value-type="float" office:value="432154550.595598">
                <text:p>432154550.5955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67901192">
                <text:p>4167901192</text:p>
              </table:table-cell>
              <table:table-cell office:value-type="float" office:value="433257481.572282">
                <text:p>433257481.5722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79012303">
                <text:p>4179012303</text:p>
              </table:table-cell>
              <table:table-cell office:value-type="float" office:value="434360286.092102">
                <text:p>434360286.0921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90123414">
                <text:p>4190123414</text:p>
              </table:table-cell>
              <table:table-cell office:value-type="float" office:value="435462964.52009">
                <text:p>435462964.520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01234525">
                <text:p>4201234525</text:p>
              </table:table-cell>
              <table:table-cell office:value-type="float" office:value="436565517.219254">
                <text:p>436565517.2192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345636">
                <text:p>4212345636</text:p>
              </table:table-cell>
              <table:table-cell office:value-type="float" office:value="437667944.550599">
                <text:p>437667944.5505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23456747">
                <text:p>4223456747</text:p>
              </table:table-cell>
              <table:table-cell office:value-type="float" office:value="438770246.873137">
                <text:p>438770246.8731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34567858">
                <text:p>4234567858</text:p>
              </table:table-cell>
              <table:table-cell office:value-type="float" office:value="439872424.54391">
                <text:p>439872424.543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45678969">
                <text:p>4245678969</text:p>
              </table:table-cell>
              <table:table-cell office:value-type="float" office:value="440974477.918003">
                <text:p>440974477.9180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56790080">
                <text:p>4256790080</text:p>
              </table:table-cell>
              <table:table-cell office:value-type="float" office:value="442076407.348559">
                <text:p>442076407.3485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67901191">
                <text:p>4267901191</text:p>
              </table:table-cell>
              <table:table-cell office:value-type="float" office:value="443178213.186796">
                <text:p>443178213.1867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79012302">
                <text:p>4279012302</text:p>
              </table:table-cell>
              <table:table-cell office:value-type="float" office:value="444279895.782021">
                <text:p>444279895.7820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90123413">
                <text:p>4290123413</text:p>
              </table:table-cell>
              <table:table-cell office:value-type="float" office:value="445381455.481647">
                <text:p>445381455.4816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01234524">
                <text:p>4301234524</text:p>
              </table:table-cell>
              <table:table-cell office:value-type="float" office:value="446482892.631209">
                <text:p>446482892.6312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12345635">
                <text:p>4312345635</text:p>
              </table:table-cell>
              <table:table-cell office:value-type="float" office:value="447584207.574375">
                <text:p>447584207.57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23456746">
                <text:p>4323456746</text:p>
              </table:table-cell>
              <table:table-cell office:value-type="float" office:value="448685400.652964">
                <text:p>448685400.6529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34567857">
                <text:p>4334567857</text:p>
              </table:table-cell>
              <table:table-cell office:value-type="float" office:value="449786472.206962">
                <text:p>449786472.2069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45678968">
                <text:p>4345678968</text:p>
              </table:table-cell>
              <table:table-cell office:value-type="float" office:value="450887422.574533">
                <text:p>450887422.5745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56790079">
                <text:p>4356790079</text:p>
              </table:table-cell>
              <table:table-cell office:value-type="float" office:value="451988252.092034">
                <text:p>451988252.0920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67901190">
                <text:p>4367901190</text:p>
              </table:table-cell>
              <table:table-cell office:value-type="float" office:value="453088961.094033">
                <text:p>453088961.0940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79012301">
                <text:p>4379012301</text:p>
              </table:table-cell>
              <table:table-cell office:value-type="float" office:value="454189549.913317">
                <text:p>454189549.9133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90123412">
                <text:p>4390123412</text:p>
              </table:table-cell>
              <table:table-cell office:value-type="float" office:value="455290018.880913">
                <text:p>455290018.8809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01234523">
                <text:p>4401234523</text:p>
              </table:table-cell>
              <table:table-cell office:value-type="float" office:value="456390368.326093">
                <text:p>456390368.3260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12345634">
                <text:p>4412345634</text:p>
              </table:table-cell>
              <table:table-cell office:value-type="float" office:value="457490598.576399">
                <text:p>457490598.5763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23456745">
                <text:p>4423456745</text:p>
              </table:table-cell>
              <table:table-cell office:value-type="float" office:value="458590709.957645">
                <text:p>458590709.9576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34567856">
                <text:p>4434567856</text:p>
              </table:table-cell>
              <table:table-cell office:value-type="float" office:value="459690702.793937">
                <text:p>459690702.7939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45678967">
                <text:p>4445678967</text:p>
              </table:table-cell>
              <table:table-cell office:value-type="float" office:value="460790577.407687">
                <text:p>460790577.4076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56790078">
                <text:p>4456790078</text:p>
              </table:table-cell>
              <table:table-cell office:value-type="float" office:value="461890334.11962">
                <text:p>461890334.119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67901189">
                <text:p>4467901189</text:p>
              </table:table-cell>
              <table:table-cell office:value-type="float" office:value="462989973.248795">
                <text:p>462989973.2487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79012300">
                <text:p>4479012300</text:p>
              </table:table-cell>
              <table:table-cell office:value-type="float" office:value="464089495.112612">
                <text:p>464089495.1126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90123411">
                <text:p>4490123411</text:p>
              </table:table-cell>
              <table:table-cell office:value-type="float" office:value="465188900.026824">
                <text:p>465188900.0268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01234522">
                <text:p>4501234522</text:p>
              </table:table-cell>
              <table:table-cell office:value-type="float" office:value="466288188.305556">
                <text:p>466288188.3055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12345633">
                <text:p>4512345633</text:p>
              </table:table-cell>
              <table:table-cell office:value-type="float" office:value="467387360.261311">
                <text:p>467387360.2613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23456744">
                <text:p>4523456744</text:p>
              </table:table-cell>
              <table:table-cell office:value-type="float" office:value="468486416.204987">
                <text:p>468486416.2049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34567855">
                <text:p>4534567855</text:p>
              </table:table-cell>
              <table:table-cell office:value-type="float" office:value="469585356.445883">
                <text:p>469585356.4458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45678966">
                <text:p>4545678966</text:p>
              </table:table-cell>
              <table:table-cell office:value-type="float" office:value="470684181.291719">
                <text:p>470684181.2917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56790077">
                <text:p>4556790077</text:p>
              </table:table-cell>
              <table:table-cell office:value-type="float" office:value="471782891.048642">
                <text:p>471782891.0486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67901188">
                <text:p>4567901188</text:p>
              </table:table-cell>
              <table:table-cell office:value-type="float" office:value="472881486.02124">
                <text:p>472881486.021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79012299">
                <text:p>4579012299</text:p>
              </table:table-cell>
              <table:table-cell office:value-type="float" office:value="473979966.512555">
                <text:p>473979966.512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90123410">
                <text:p>4590123410</text:p>
              </table:table-cell>
              <table:table-cell office:value-type="float" office:value="475078332.824092">
                <text:p>475078332.8240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01234521">
                <text:p>4601234521</text:p>
              </table:table-cell>
              <table:table-cell office:value-type="float" office:value="476176585.255831">
                <text:p>476176585.2558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12345632">
                <text:p>4612345632</text:p>
              </table:table-cell>
              <table:table-cell office:value-type="float" office:value="477274724.10624">
                <text:p>477274724.106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23456743">
                <text:p>4623456743</text:p>
              </table:table-cell>
              <table:table-cell office:value-type="float" office:value="478372749.672285">
                <text:p>478372749.6722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34567854">
                <text:p>4634567854</text:p>
              </table:table-cell>
              <table:table-cell office:value-type="float" office:value="479470662.249442">
                <text:p>479470662.2494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45678965">
                <text:p>4645678965</text:p>
              </table:table-cell>
              <table:table-cell office:value-type="float" office:value="480568462.131707">
                <text:p>480568462.1317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56790076">
                <text:p>4656790076</text:p>
              </table:table-cell>
              <table:table-cell office:value-type="float" office:value="481666149.611608">
                <text:p>481666149.6116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67901187">
                <text:p>4667901187</text:p>
              </table:table-cell>
              <table:table-cell office:value-type="float" office:value="482763724.980214">
                <text:p>482763724.9802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79012298">
                <text:p>4679012298</text:p>
              </table:table-cell>
              <table:table-cell office:value-type="float" office:value="483861188.527147">
                <text:p>483861188.5271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90123409">
                <text:p>4690123409</text:p>
              </table:table-cell>
              <table:table-cell office:value-type="float" office:value="484958540.540596">
                <text:p>484958540.5405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01234520">
                <text:p>4701234520</text:p>
              </table:table-cell>
              <table:table-cell office:value-type="float" office:value="486055781.307319">
                <text:p>486055781.3073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12345631">
                <text:p>4712345631</text:p>
              </table:table-cell>
              <table:table-cell office:value-type="float" office:value="487152911.112661">
                <text:p>487152911.1126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23456742">
                <text:p>4723456742</text:p>
              </table:table-cell>
              <table:table-cell office:value-type="float" office:value="488249930.240564">
                <text:p>488249930.2405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34567853">
                <text:p>4734567853</text:p>
              </table:table-cell>
              <table:table-cell office:value-type="float" office:value="489346838.973571">
                <text:p>489346838.9735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45678964">
                <text:p>4745678964</text:p>
              </table:table-cell>
              <table:table-cell office:value-type="float" office:value="490443637.592843">
                <text:p>490443637.5928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56790075">
                <text:p>4756790075</text:p>
              </table:table-cell>
              <table:table-cell office:value-type="float" office:value="491540326.378165">
                <text:p>491540326.3781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67901186">
                <text:p>4767901186</text:p>
              </table:table-cell>
              <table:table-cell office:value-type="float" office:value="492636905.607958">
                <text:p>492636905.6079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79012297">
                <text:p>4779012297</text:p>
              </table:table-cell>
              <table:table-cell office:value-type="float" office:value="493733375.559287">
                <text:p>493733375.5592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90123408">
                <text:p>4790123408</text:p>
              </table:table-cell>
              <table:table-cell office:value-type="float" office:value="494829736.507871">
                <text:p>494829736.5078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01234519">
                <text:p>4801234519</text:p>
              </table:table-cell>
              <table:table-cell office:value-type="float" office:value="495925988.728096">
                <text:p>495925988.7280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12345630">
                <text:p>4812345630</text:p>
              </table:table-cell>
              <table:table-cell office:value-type="float" office:value="497022132.49302">
                <text:p>497022132.493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23456741">
                <text:p>4823456741</text:p>
              </table:table-cell>
              <table:table-cell office:value-type="float" office:value="498118168.074384">
                <text:p>498118168.0743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34567852">
                <text:p>4834567852</text:p>
              </table:table-cell>
              <table:table-cell office:value-type="float" office:value="499214095.742622">
                <text:p>499214095.7426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45678963">
                <text:p>4845678963</text:p>
              </table:table-cell>
              <table:table-cell office:value-type="float" office:value="500309915.766872">
                <text:p>500309915.7668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856790074">
                <text:p>4856790074</text:p>
              </table:table-cell>
              <table:table-cell office:value-type="float" office:value="501405628.41498">
                <text:p>501405628.414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67901185">
                <text:p>4867901185</text:p>
              </table:table-cell>
              <table:table-cell office:value-type="float" office:value="502501233.953515">
                <text:p>502501233.9535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79012296">
                <text:p>4879012296</text:p>
              </table:table-cell>
              <table:table-cell office:value-type="float" office:value="503596732.647773">
                <text:p>503596732.647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890123407">
                <text:p>4890123407</text:p>
              </table:table-cell>
              <table:table-cell office:value-type="float" office:value="504692124.76179">
                <text:p>504692124.761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01234518">
                <text:p>4901234518</text:p>
              </table:table-cell>
              <table:table-cell office:value-type="float" office:value="505787410.558349">
                <text:p>505787410.5583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12345629">
                <text:p>4912345629</text:p>
              </table:table-cell>
              <table:table-cell office:value-type="float" office:value="506882590.298988">
                <text:p>506882590.2989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23456740">
                <text:p>4923456740</text:p>
              </table:table-cell>
              <table:table-cell office:value-type="float" office:value="507977664.244011">
                <text:p>507977664.2440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34567851">
                <text:p>4934567851</text:p>
              </table:table-cell>
              <table:table-cell office:value-type="float" office:value="509072632.652493">
                <text:p>509072632.6524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45678962">
                <text:p>4945678962</text:p>
              </table:table-cell>
              <table:table-cell office:value-type="float" office:value="510167495.782293">
                <text:p>510167495.7822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56790073">
                <text:p>4956790073</text:p>
              </table:table-cell>
              <table:table-cell office:value-type="float" office:value="511262253.890058">
                <text:p>511262253.8900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967901184">
                <text:p>4967901184</text:p>
              </table:table-cell>
              <table:table-cell office:value-type="float" office:value="512356907.231237">
                <text:p>512356907.2312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79012295">
                <text:p>4979012295</text:p>
              </table:table-cell>
              <table:table-cell office:value-type="float" office:value="513451456.060083">
                <text:p>513451456.0600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90123406">
                <text:p>4990123406</text:p>
              </table:table-cell>
              <table:table-cell office:value-type="float" office:value="514545900.629664">
                <text:p>514545900.6296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01234517">
                <text:p>5001234517</text:p>
              </table:table-cell>
              <table:table-cell office:value-type="float" office:value="515640241.191873">
                <text:p>515640241.1918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12345628">
                <text:p>5012345628</text:p>
              </table:table-cell>
              <table:table-cell office:value-type="float" office:value="516734477.997434">
                <text:p>516734477.9974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23456739">
                <text:p>5023456739</text:p>
              </table:table-cell>
              <table:table-cell office:value-type="float" office:value="517828611.295909">
                <text:p>517828611.2959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34567850">
                <text:p>5034567850</text:p>
              </table:table-cell>
              <table:table-cell office:value-type="float" office:value="518922641.335708">
                <text:p>518922641.3357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45678961">
                <text:p>5045678961</text:p>
              </table:table-cell>
              <table:table-cell office:value-type="float" office:value="520016568.364098">
                <text:p>520016568.3640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56790072">
                <text:p>5056790072</text:p>
              </table:table-cell>
              <table:table-cell office:value-type="float" office:value="521110392.627206">
                <text:p>521110392.6272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67901183">
                <text:p>5067901183</text:p>
              </table:table-cell>
              <table:table-cell office:value-type="float" office:value="522204114.370032">
                <text:p>522204114.3700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79012294">
                <text:p>5079012294</text:p>
              </table:table-cell>
              <table:table-cell office:value-type="float" office:value="523297733.836452">
                <text:p>523297733.8364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90123405">
                <text:p>5090123405</text:p>
              </table:table-cell>
              <table:table-cell office:value-type="float" office:value="524391251.26923">
                <text:p>524391251.269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101234516">
                <text:p>5101234516</text:p>
              </table:table-cell>
              <table:table-cell office:value-type="float" office:value="525484666.910022">
                <text:p>525484666.9100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12345627">
                <text:p>5112345627</text:p>
              </table:table-cell>
              <table:table-cell office:value-type="float" office:value="526577980.999387">
                <text:p>526577980.9993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123456738">
                <text:p>5123456738</text:p>
              </table:table-cell>
              <table:table-cell office:value-type="float" office:value="527671193.776789">
                <text:p>527671193.7767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134567849">
                <text:p>5134567849</text:p>
              </table:table-cell>
              <table:table-cell office:value-type="float" office:value="528764305.48061">
                <text:p>528764305.480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45678960">
                <text:p>5145678960</text:p>
              </table:table-cell>
              <table:table-cell office:value-type="float" office:value="529857316.348154">
                <text:p>529857316.3481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156790071">
                <text:p>5156790071</text:p>
              </table:table-cell>
              <table:table-cell office:value-type="float" office:value="530950226.615656">
                <text:p>530950226.6156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167901182">
                <text:p>5167901182</text:p>
              </table:table-cell>
              <table:table-cell office:value-type="float" office:value="532043036.518285">
                <text:p>532043036.5182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179012293">
                <text:p>5179012293</text:p>
              </table:table-cell>
              <table:table-cell office:value-type="float" office:value="533135746.290159">
                <text:p>533135746.2901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190123404">
                <text:p>5190123404</text:p>
              </table:table-cell>
              <table:table-cell office:value-type="float" office:value="534228356.164342">
                <text:p>534228356.1643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01234515">
                <text:p>5201234515</text:p>
              </table:table-cell>
              <table:table-cell office:value-type="float" office:value="535320866.372861">
                <text:p>535320866.3728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12345626">
                <text:p>5212345626</text:p>
              </table:table-cell>
              <table:table-cell office:value-type="float" office:value="536413277.146704">
                <text:p>536413277.1467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223456737">
                <text:p>5223456737</text:p>
              </table:table-cell>
              <table:table-cell office:value-type="float" office:value="537505588.715834">
                <text:p>537505588.7158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34567848">
                <text:p>5234567848</text:p>
              </table:table-cell>
              <table:table-cell office:value-type="float" office:value="538597801.30919">
                <text:p>538597801.309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45678959">
                <text:p>5245678959</text:p>
              </table:table-cell>
              <table:table-cell office:value-type="float" office:value="539689915.154697">
                <text:p>539689915.1546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56790070">
                <text:p>5256790070</text:p>
              </table:table-cell>
              <table:table-cell office:value-type="float" office:value="540781930.479273">
                <text:p>540781930.4792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67901181">
                <text:p>5267901181</text:p>
              </table:table-cell>
              <table:table-cell office:value-type="float" office:value="541873847.508834">
                <text:p>541873847.5088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279012292">
                <text:p>5279012292</text:p>
              </table:table-cell>
              <table:table-cell office:value-type="float" office:value="542965666.4683">
                <text:p>542965666.46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290123403">
                <text:p>5290123403</text:p>
              </table:table-cell>
              <table:table-cell office:value-type="float" office:value="544057387.581603">
                <text:p>544057387.5816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301234514">
                <text:p>5301234514</text:p>
              </table:table-cell>
              <table:table-cell office:value-type="float" office:value="545149011.071694">
                <text:p>545149011.0716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12345625">
                <text:p>5312345625</text:p>
              </table:table-cell>
              <table:table-cell office:value-type="float" office:value="546240537.160547">
                <text:p>546240537.1605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23456736">
                <text:p>5323456736</text:p>
              </table:table-cell>
              <table:table-cell office:value-type="float" office:value="547331966.069168">
                <text:p>547331966.0691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334567847">
                <text:p>5334567847</text:p>
              </table:table-cell>
              <table:table-cell office:value-type="float" office:value="548423298.017597">
                <text:p>548423298.0175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345678958">
                <text:p>5345678958</text:p>
              </table:table-cell>
              <table:table-cell office:value-type="float" office:value="549514533.22492">
                <text:p>549514533.224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56790069">
                <text:p>5356790069</text:p>
              </table:table-cell>
              <table:table-cell office:value-type="float" office:value="550605671.909271">
                <text:p>550605671.9092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367901180">
                <text:p>5367901180</text:p>
              </table:table-cell>
              <table:table-cell office:value-type="float" office:value="551696714.287839">
                <text:p>551696714.2878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79012291">
                <text:p>5379012291</text:p>
              </table:table-cell>
              <table:table-cell office:value-type="float" office:value="552787660.576874">
                <text:p>552787660.5768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390123402">
                <text:p>5390123402</text:p>
              </table:table-cell>
              <table:table-cell office:value-type="float" office:value="553878510.991695">
                <text:p>553878510.9916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01234513">
                <text:p>5401234513</text:p>
              </table:table-cell>
              <table:table-cell office:value-type="float" office:value="554969265.746693">
                <text:p>554969265.7466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412345624">
                <text:p>5412345624</text:p>
              </table:table-cell>
              <table:table-cell office:value-type="float" office:value="556059925.055337">
                <text:p>556059925.0553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23456735">
                <text:p>5423456735</text:p>
              </table:table-cell>
              <table:table-cell office:value-type="float" office:value="557150489.130184">
                <text:p>557150489.1301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434567846">
                <text:p>5434567846</text:p>
              </table:table-cell>
              <table:table-cell office:value-type="float" office:value="558240958.182879">
                <text:p>558240958.1828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45678957">
                <text:p>5445678957</text:p>
              </table:table-cell>
              <table:table-cell office:value-type="float" office:value="559331332.424164">
                <text:p>559331332.4241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456790068">
                <text:p>5456790068</text:p>
              </table:table-cell>
              <table:table-cell office:value-type="float" office:value="560421612.063884">
                <text:p>560421612.0638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467901179">
                <text:p>5467901179</text:p>
              </table:table-cell>
              <table:table-cell office:value-type="float" office:value="561511797.310992">
                <text:p>561511797.3109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479012290">
                <text:p>5479012290</text:p>
              </table:table-cell>
              <table:table-cell office:value-type="float" office:value="562601888.373554">
                <text:p>562601888.3735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90123401">
                <text:p>5490123401</text:p>
              </table:table-cell>
              <table:table-cell office:value-type="float" office:value="563691885.458754">
                <text:p>563691885.4587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501234512">
                <text:p>5501234512</text:p>
              </table:table-cell>
              <table:table-cell office:value-type="float" office:value="564781788.772903">
                <text:p>564781788.7729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12345623">
                <text:p>5512345623</text:p>
              </table:table-cell>
              <table:table-cell office:value-type="float" office:value="565871598.521439">
                <text:p>565871598.5214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23456734">
                <text:p>5523456734</text:p>
              </table:table-cell>
              <table:table-cell office:value-type="float" office:value="566961314.908938">
                <text:p>566961314.9089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34567845">
                <text:p>5534567845</text:p>
              </table:table-cell>
              <table:table-cell office:value-type="float" office:value="568050938.139115">
                <text:p>568050938.1391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45678956">
                <text:p>5545678956</text:p>
              </table:table-cell>
              <table:table-cell office:value-type="float" office:value="569140468.414832">
                <text:p>569140468.4148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556790067">
                <text:p>5556790067</text:p>
              </table:table-cell>
              <table:table-cell office:value-type="float" office:value="570229905.938102">
                <text:p>570229905.9381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567901178">
                <text:p>5567901178</text:p>
              </table:table-cell>
              <table:table-cell office:value-type="float" office:value="571319250.910094">
                <text:p>571319250.9100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579012289">
                <text:p>5579012289</text:p>
              </table:table-cell>
              <table:table-cell office:value-type="float" office:value="572408503.531141">
                <text:p>572408503.5311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90123400">
                <text:p>5590123400</text:p>
              </table:table-cell>
              <table:table-cell office:value-type="float" office:value="573497664.00074">
                <text:p>573497664.000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01234511">
                <text:p>5601234511</text:p>
              </table:table-cell>
              <table:table-cell office:value-type="float" office:value="574586732.517563">
                <text:p>574586732.5175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612345622">
                <text:p>5612345622</text:p>
              </table:table-cell>
              <table:table-cell office:value-type="float" office:value="575675709.279457">
                <text:p>575675709.2794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23456733">
                <text:p>5623456733</text:p>
              </table:table-cell>
              <table:table-cell office:value-type="float" office:value="576764594.483453">
                <text:p>576764594.4834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634567844">
                <text:p>5634567844</text:p>
              </table:table-cell>
              <table:table-cell office:value-type="float" office:value="577853388.325767">
                <text:p>577853388.3257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45678955">
                <text:p>5645678955</text:p>
              </table:table-cell>
              <table:table-cell office:value-type="float" office:value="578942091.001809">
                <text:p>578942091.0018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656790066">
                <text:p>5656790066</text:p>
              </table:table-cell>
              <table:table-cell office:value-type="float" office:value="580030702.706185">
                <text:p>580030702.7061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667901177">
                <text:p>5667901177</text:p>
              </table:table-cell>
              <table:table-cell office:value-type="float" office:value="581119223.632704">
                <text:p>581119223.6327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679012288">
                <text:p>5679012288</text:p>
              </table:table-cell>
              <table:table-cell office:value-type="float" office:value="582207653.974381">
                <text:p>582207653.9743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90123399">
                <text:p>5690123399</text:p>
              </table:table-cell>
              <table:table-cell office:value-type="float" office:value="583295993.923442">
                <text:p>583295993.9234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01234510">
                <text:p>5701234510</text:p>
              </table:table-cell>
              <table:table-cell office:value-type="float" office:value="584384243.671331">
                <text:p>584384243.6713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12345621">
                <text:p>5712345621</text:p>
              </table:table-cell>
              <table:table-cell office:value-type="float" office:value="585472403.408712">
                <text:p>585472403.4087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23456732">
                <text:p>5723456732</text:p>
              </table:table-cell>
              <table:table-cell office:value-type="float" office:value="586560473.325474">
                <text:p>586560473.3254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34567843">
                <text:p>5734567843</text:p>
              </table:table-cell>
              <table:table-cell office:value-type="float" office:value="587648453.610737">
                <text:p>587648453.6107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745678954">
                <text:p>5745678954</text:p>
              </table:table-cell>
              <table:table-cell office:value-type="float" office:value="588736344.452858">
                <text:p>588736344.4528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756790065">
                <text:p>5756790065</text:p>
              </table:table-cell>
              <table:table-cell office:value-type="float" office:value="589824146.03943">
                <text:p>589824146.039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767901176">
                <text:p>5767901176</text:p>
              </table:table-cell>
              <table:table-cell office:value-type="float" office:value="590911858.557292">
                <text:p>590911858.5572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779012287">
                <text:p>5779012287</text:p>
              </table:table-cell>
              <table:table-cell office:value-type="float" office:value="591999482.192531">
                <text:p>591999482.1925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790123398">
                <text:p>5790123398</text:p>
              </table:table-cell>
              <table:table-cell office:value-type="float" office:value="593087017.130488">
                <text:p>593087017.1304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01234509">
                <text:p>5801234509</text:p>
              </table:table-cell>
              <table:table-cell office:value-type="float" office:value="594174463.555761">
                <text:p>594174463.5557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12345620">
                <text:p>5812345620</text:p>
              </table:table-cell>
              <table:table-cell office:value-type="float" office:value="595261821.652209">
                <text:p>595261821.6522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23456731">
                <text:p>5823456731</text:p>
              </table:table-cell>
              <table:table-cell office:value-type="float" office:value="596349091.602959">
                <text:p>596349091.6029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34567842">
                <text:p>5834567842</text:p>
              </table:table-cell>
              <table:table-cell office:value-type="float" office:value="597436273.590406">
                <text:p>597436273.5904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45678953">
                <text:p>5845678953</text:p>
              </table:table-cell>
              <table:table-cell office:value-type="float" office:value="598523367.796222">
                <text:p>598523367.7962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56790064">
                <text:p>5856790064</text:p>
              </table:table-cell>
              <table:table-cell office:value-type="float" office:value="599610374.401358">
                <text:p>599610374.4013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67901175">
                <text:p>5867901175</text:p>
              </table:table-cell>
              <table:table-cell office:value-type="float" office:value="600697293.586047">
                <text:p>600697293.58604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79012286">
                <text:p>5879012286</text:p>
              </table:table-cell>
              <table:table-cell office:value-type="float" office:value="601784125.52981">
                <text:p>601784125.529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90123397">
                <text:p>5890123397</text:p>
              </table:table-cell>
              <table:table-cell office:value-type="float" office:value="602870870.41146">
                <text:p>602870870.411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901234508">
                <text:p>5901234508</text:p>
              </table:table-cell>
              <table:table-cell office:value-type="float" office:value="603957528.409106">
                <text:p>603957528.4091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912345619">
                <text:p>5912345619</text:p>
              </table:table-cell>
              <table:table-cell office:value-type="float" office:value="605044099.700157">
                <text:p>605044099.7001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23456730">
                <text:p>5923456730</text:p>
              </table:table-cell>
              <table:table-cell office:value-type="float" office:value="606130584.461325">
                <text:p>606130584.4613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934567841">
                <text:p>5934567841</text:p>
              </table:table-cell>
              <table:table-cell office:value-type="float" office:value="607216982.86863">
                <text:p>607216982.868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945678952">
                <text:p>5945678952</text:p>
              </table:table-cell>
              <table:table-cell office:value-type="float" office:value="608303295.097406">
                <text:p>608303295.0974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956790063">
                <text:p>5956790063</text:p>
              </table:table-cell>
              <table:table-cell office:value-type="float" office:value="609389521.3223">
                <text:p>609389521.32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967901174">
                <text:p>5967901174</text:p>
              </table:table-cell>
              <table:table-cell office:value-type="float" office:value="610475661.717282">
                <text:p>610475661.7172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979012285">
                <text:p>5979012285</text:p>
              </table:table-cell>
              <table:table-cell office:value-type="float" office:value="611561716.455643">
                <text:p>611561716.4556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990123396">
                <text:p>5990123396</text:p>
              </table:table-cell>
              <table:table-cell office:value-type="float" office:value="612647685.710004">
                <text:p>612647685.7100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01234507">
                <text:p>6001234507</text:p>
              </table:table-cell>
              <table:table-cell office:value-type="float" office:value="613733569.652315">
                <text:p>613733569.6523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12345618">
                <text:p>6012345618</text:p>
              </table:table-cell>
              <table:table-cell office:value-type="float" office:value="614819368.453865">
                <text:p>614819368.4538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23456729">
                <text:p>6023456729</text:p>
              </table:table-cell>
              <table:table-cell office:value-type="float" office:value="615905082.285279">
                <text:p>615905082.2852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34567840">
                <text:p>6034567840</text:p>
              </table:table-cell>
              <table:table-cell office:value-type="float" office:value="616990711.316525">
                <text:p>616990711.3165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45678951">
                <text:p>6045678951</text:p>
              </table:table-cell>
              <table:table-cell office:value-type="float" office:value="618076255.71692">
                <text:p>618076255.716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56790062">
                <text:p>6056790062</text:p>
              </table:table-cell>
              <table:table-cell office:value-type="float" office:value="619161715.655131">
                <text:p>619161715.65513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67901173">
                <text:p>6067901173</text:p>
              </table:table-cell>
              <table:table-cell office:value-type="float" office:value="620247091.299176">
                <text:p>620247091.2991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79012284">
                <text:p>6079012284</text:p>
              </table:table-cell>
              <table:table-cell office:value-type="float" office:value="621332382.816434">
                <text:p>621332382.8164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90123395">
                <text:p>6090123395</text:p>
              </table:table-cell>
              <table:table-cell office:value-type="float" office:value="622417590.373645">
                <text:p>622417590.3736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01234506">
                <text:p>6101234506</text:p>
              </table:table-cell>
              <table:table-cell office:value-type="float" office:value="623502714.136912">
                <text:p>623502714.1369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12345617">
                <text:p>6112345617</text:p>
              </table:table-cell>
              <table:table-cell office:value-type="float" office:value="624587754.271708">
                <text:p>624587754.2717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23456728">
                <text:p>6123456728</text:p>
              </table:table-cell>
              <table:table-cell office:value-type="float" office:value="625672710.942878">
                <text:p>625672710.9428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34567839">
                <text:p>6134567839</text:p>
              </table:table-cell>
              <table:table-cell office:value-type="float" office:value="626757584.314643">
                <text:p>626757584.3146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145678950">
                <text:p>6145678950</text:p>
              </table:table-cell>
              <table:table-cell office:value-type="float" office:value="627842374.550602">
                <text:p>627842374.5506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56790061">
                <text:p>6156790061</text:p>
              </table:table-cell>
              <table:table-cell office:value-type="float" office:value="628927081.813736">
                <text:p>628927081.8137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67901172">
                <text:p>6167901172</text:p>
              </table:table-cell>
              <table:table-cell office:value-type="float" office:value="630011706.266415">
                <text:p>630011706.2664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79012283">
                <text:p>6179012283</text:p>
              </table:table-cell>
              <table:table-cell office:value-type="float" office:value="631096248.070394">
                <text:p>631096248.0703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90123394">
                <text:p>6190123394</text:p>
              </table:table-cell>
              <table:table-cell office:value-type="float" office:value="632180707.386826">
                <text:p>632180707.3868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01234505">
                <text:p>6201234505</text:p>
              </table:table-cell>
              <table:table-cell office:value-type="float" office:value="633265084.376255">
                <text:p>633265084.3762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212345616">
                <text:p>6212345616</text:p>
              </table:table-cell>
              <table:table-cell office:value-type="float" office:value="634349379.198629">
                <text:p>634349379.1986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223456727">
                <text:p>6223456727</text:p>
              </table:table-cell>
              <table:table-cell office:value-type="float" office:value="635433592.013295">
                <text:p>635433592.0132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234567838">
                <text:p>6234567838</text:p>
              </table:table-cell>
              <table:table-cell office:value-type="float" office:value="636517722.97901">
                <text:p>636517722.979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245678949">
                <text:p>6245678949</text:p>
              </table:table-cell>
              <table:table-cell office:value-type="float" office:value="637601772.253936">
                <text:p>637601772.2539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256790060">
                <text:p>6256790060</text:p>
              </table:table-cell>
              <table:table-cell office:value-type="float" office:value="638685739.99565">
                <text:p>638685739.995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267901171">
                <text:p>6267901171</text:p>
              </table:table-cell>
              <table:table-cell office:value-type="float" office:value="639769626.361147">
                <text:p>639769626.3611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279012282">
                <text:p>6279012282</text:p>
              </table:table-cell>
              <table:table-cell office:value-type="float" office:value="640853431.506837">
                <text:p>640853431.5068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290123393">
                <text:p>6290123393</text:p>
              </table:table-cell>
              <table:table-cell office:value-type="float" office:value="641937155.588554">
                <text:p>641937155.5885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01234504">
                <text:p>6301234504</text:p>
              </table:table-cell>
              <table:table-cell office:value-type="float" office:value="643020798.761559">
                <text:p>643020798.7615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312345615">
                <text:p>6312345615</text:p>
              </table:table-cell>
              <table:table-cell office:value-type="float" office:value="644104361.180539">
                <text:p>644104361.1805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323456726">
                <text:p>6323456726</text:p>
              </table:table-cell>
              <table:table-cell office:value-type="float" office:value="645187842.999613">
                <text:p>645187842.9996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334567837">
                <text:p>6334567837</text:p>
              </table:table-cell>
              <table:table-cell office:value-type="float" office:value="646271244.372336">
                <text:p>646271244.3723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345678948">
                <text:p>6345678948</text:p>
              </table:table-cell>
              <table:table-cell office:value-type="float" office:value="647354565.4517">
                <text:p>647354565.45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356790059">
                <text:p>6356790059</text:p>
              </table:table-cell>
              <table:table-cell office:value-type="float" office:value="648437806.390139">
                <text:p>648437806.3901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367901170">
                <text:p>6367901170</text:p>
              </table:table-cell>
              <table:table-cell office:value-type="float" office:value="649520967.339528">
                <text:p>649520967.3395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379012281">
                <text:p>6379012281</text:p>
              </table:table-cell>
              <table:table-cell office:value-type="float" office:value="650604048.451191">
                <text:p>650604048.4511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390123392">
                <text:p>6390123392</text:p>
              </table:table-cell>
              <table:table-cell office:value-type="float" office:value="651687049.875902">
                <text:p>651687049.8759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01234503">
                <text:p>6401234503</text:p>
              </table:table-cell>
              <table:table-cell office:value-type="float" office:value="652769971.763887">
                <text:p>652769971.7638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12345614">
                <text:p>6412345614</text:p>
              </table:table-cell>
              <table:table-cell office:value-type="float" office:value="653852814.264828">
                <text:p>653852814.2648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23456725">
                <text:p>6423456725</text:p>
              </table:table-cell>
              <table:table-cell office:value-type="float" office:value="654935577.527865">
                <text:p>654935577.5278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434567836">
                <text:p>6434567836</text:p>
              </table:table-cell>
              <table:table-cell office:value-type="float" office:value="656018261.7016">
                <text:p>656018261.70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445678947">
                <text:p>6445678947</text:p>
              </table:table-cell>
              <table:table-cell office:value-type="float" office:value="657100866.9341">
                <text:p>657100866.93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456790058">
                <text:p>6456790058</text:p>
              </table:table-cell>
              <table:table-cell office:value-type="float" office:value="658183393.372898">
                <text:p>658183393.3728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467901169">
                <text:p>6467901169</text:p>
              </table:table-cell>
              <table:table-cell office:value-type="float" office:value="659265841.164997">
                <text:p>659265841.1649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79012280">
                <text:p>6479012280</text:p>
              </table:table-cell>
              <table:table-cell office:value-type="float" office:value="660348210.456875">
                <text:p>660348210.4568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490123391">
                <text:p>6490123391</text:p>
              </table:table-cell>
              <table:table-cell office:value-type="float" office:value="661430501.394484">
                <text:p>661430501.3944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01234502">
                <text:p>6501234502</text:p>
              </table:table-cell>
              <table:table-cell office:value-type="float" office:value="662512714.123254">
                <text:p>662512714.1232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12345613">
                <text:p>6512345613</text:p>
              </table:table-cell>
              <table:table-cell office:value-type="float" office:value="663594848.788096">
                <text:p>663594848.7880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23456724">
                <text:p>6523456724</text:p>
              </table:table-cell>
              <table:table-cell office:value-type="float" office:value="664676905.533408">
                <text:p>664676905.5334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34567835">
                <text:p>6534567835</text:p>
              </table:table-cell>
              <table:table-cell office:value-type="float" office:value="665758884.50307">
                <text:p>665758884.503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45678946">
                <text:p>6545678946</text:p>
              </table:table-cell>
              <table:table-cell office:value-type="float" office:value="666840785.840455">
                <text:p>666840785.8404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56790057">
                <text:p>6556790057</text:p>
              </table:table-cell>
              <table:table-cell office:value-type="float" office:value="667922609.688427">
                <text:p>667922609.6884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67901168">
                <text:p>6567901168</text:p>
              </table:table-cell>
              <table:table-cell office:value-type="float" office:value="669004356.189344">
                <text:p>669004356.1893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79012279">
                <text:p>6579012279</text:p>
              </table:table-cell>
              <table:table-cell office:value-type="float" office:value="670086025.485062">
                <text:p>670086025.4850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90123390">
                <text:p>6590123390</text:p>
              </table:table-cell>
              <table:table-cell office:value-type="float" office:value="671167617.716936">
                <text:p>671167617.7169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01234501">
                <text:p>6601234501</text:p>
              </table:table-cell>
              <table:table-cell office:value-type="float" office:value="672249133.025825">
                <text:p>672249133.0258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12345612">
                <text:p>6612345612</text:p>
              </table:table-cell>
              <table:table-cell office:value-type="float" office:value="673330571.552092">
                <text:p>673330571.5520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23456723">
                <text:p>6623456723</text:p>
              </table:table-cell>
              <table:table-cell office:value-type="float" office:value="674411933.435608">
                <text:p>674411933.4356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634567834">
                <text:p>6634567834</text:p>
              </table:table-cell>
              <table:table-cell office:value-type="float" office:value="675493218.815754">
                <text:p>675493218.8157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645678945">
                <text:p>6645678945</text:p>
              </table:table-cell>
              <table:table-cell office:value-type="float" office:value="676574427.831425">
                <text:p>676574427.8314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656790056">
                <text:p>6656790056</text:p>
              </table:table-cell>
              <table:table-cell office:value-type="float" office:value="677655560.62103">
                <text:p>677655560.621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667901167">
                <text:p>6667901167</text:p>
              </table:table-cell>
              <table:table-cell office:value-type="float" office:value="678736617.322496">
                <text:p>678736617.3224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79012278">
                <text:p>6679012278</text:p>
              </table:table-cell>
              <table:table-cell office:value-type="float" office:value="679817598.07327">
                <text:p>679817598.073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690123389">
                <text:p>6690123389</text:p>
              </table:table-cell>
              <table:table-cell office:value-type="float" office:value="680898503.010323">
                <text:p>680898503.0103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701234500">
                <text:p>6701234500</text:p>
              </table:table-cell>
              <table:table-cell office:value-type="float" office:value="681979332.27015">
                <text:p>681979332.270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712345611">
                <text:p>6712345611</text:p>
              </table:table-cell>
              <table:table-cell office:value-type="float" office:value="683060085.988774">
                <text:p>683060085.98877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723456722">
                <text:p>6723456722</text:p>
              </table:table-cell>
              <table:table-cell office:value-type="float" office:value="684140764.301749">
                <text:p>684140764.3017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734567833">
                <text:p>6734567833</text:p>
              </table:table-cell>
              <table:table-cell office:value-type="float" office:value="685221367.34416">
                <text:p>685221367.344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745678944">
                <text:p>6745678944</text:p>
              </table:table-cell>
              <table:table-cell office:value-type="float" office:value="686301895.250626">
                <text:p>686301895.25062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56790055">
                <text:p>6756790055</text:p>
              </table:table-cell>
              <table:table-cell office:value-type="float" office:value="687382348.155306">
                <text:p>687382348.1553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767901166">
                <text:p>6767901166</text:p>
              </table:table-cell>
              <table:table-cell office:value-type="float" office:value="688462726.191897">
                <text:p>688462726.1918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779012277">
                <text:p>6779012277</text:p>
              </table:table-cell>
              <table:table-cell office:value-type="float" office:value="689543029.493638">
                <text:p>689543029.4936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790123388">
                <text:p>6790123388</text:p>
              </table:table-cell>
              <table:table-cell office:value-type="float" office:value="690623258.193311">
                <text:p>690623258.1933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801234499">
                <text:p>6801234499</text:p>
              </table:table-cell>
              <table:table-cell office:value-type="float" office:value="691703412.423247">
                <text:p>691703412.4232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812345610">
                <text:p>6812345610</text:p>
              </table:table-cell>
              <table:table-cell office:value-type="float" office:value="692783492.315324">
                <text:p>692783492.3153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823456721">
                <text:p>6823456721</text:p>
              </table:table-cell>
              <table:table-cell office:value-type="float" office:value="693863498.000971">
                <text:p>693863498.0009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834567832">
                <text:p>6834567832</text:p>
              </table:table-cell>
              <table:table-cell office:value-type="float" office:value="694943429.611171">
                <text:p>694943429.6111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845678943">
                <text:p>6845678943</text:p>
              </table:table-cell>
              <table:table-cell office:value-type="float" office:value="696023287.276463">
                <text:p>696023287.2764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856790054">
                <text:p>6856790054</text:p>
              </table:table-cell>
              <table:table-cell office:value-type="float" office:value="697103071.126942">
                <text:p>697103071.1269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867901165">
                <text:p>6867901165</text:p>
              </table:table-cell>
              <table:table-cell office:value-type="float" office:value="698182781.292265">
                <text:p>698182781.2922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879012276">
                <text:p>6879012276</text:p>
              </table:table-cell>
              <table:table-cell office:value-type="float" office:value="699262417.901651">
                <text:p>699262417.9016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90123387">
                <text:p>6890123387</text:p>
              </table:table-cell>
              <table:table-cell office:value-type="float" office:value="700341981.083882">
                <text:p>700341981.0838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901234498">
                <text:p>6901234498</text:p>
              </table:table-cell>
              <table:table-cell office:value-type="float" office:value="701421470.967307">
                <text:p>701421470.9673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12345609">
                <text:p>6912345609</text:p>
              </table:table-cell>
              <table:table-cell office:value-type="float" office:value="702500887.679844">
                <text:p>702500887.6798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23456720">
                <text:p>6923456720</text:p>
              </table:table-cell>
              <table:table-cell office:value-type="float" office:value="703580231.348982">
                <text:p>703580231.3489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34567831">
                <text:p>6934567831</text:p>
              </table:table-cell>
              <table:table-cell office:value-type="float" office:value="704659502.101784">
                <text:p>704659502.1017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45678942">
                <text:p>6945678942</text:p>
              </table:table-cell>
              <table:table-cell office:value-type="float" office:value="705738700.064885">
                <text:p>705738700.06488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956790053">
                <text:p>6956790053</text:p>
              </table:table-cell>
              <table:table-cell office:value-type="float" office:value="706817825.364501">
                <text:p>706817825.3645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67901164">
                <text:p>6967901164</text:p>
              </table:table-cell>
              <table:table-cell office:value-type="float" office:value="707896878.126424">
                <text:p>707896878.1264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79012275">
                <text:p>6979012275</text:p>
              </table:table-cell>
              <table:table-cell office:value-type="float" office:value="708975858.47603">
                <text:p>708975858.476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990123386">
                <text:p>6990123386</text:p>
              </table:table-cell>
              <table:table-cell office:value-type="float" office:value="710054766.538276">
                <text:p>710054766.5382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001234497">
                <text:p>7001234497</text:p>
              </table:table-cell>
              <table:table-cell office:value-type="float" office:value="711133602.437706">
                <text:p>711133602.4377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012345608">
                <text:p>7012345608</text:p>
              </table:table-cell>
              <table:table-cell office:value-type="float" office:value="712212366.298452">
                <text:p>712212366.2984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023456719">
                <text:p>7023456719</text:p>
              </table:table-cell>
              <table:table-cell office:value-type="float" office:value="713291058.244234">
                <text:p>713291058.2442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034567830">
                <text:p>7034567830</text:p>
              </table:table-cell>
              <table:table-cell office:value-type="float" office:value="714369678.398364">
                <text:p>714369678.3983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045678941">
                <text:p>7045678941</text:p>
              </table:table-cell>
              <table:table-cell office:value-type="float" office:value="715448226.883747">
                <text:p>715448226.8837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056790052">
                <text:p>7056790052</text:p>
              </table:table-cell>
              <table:table-cell office:value-type="float" office:value="716526703.822886">
                <text:p>716526703.8228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67901163">
                <text:p>7067901163</text:p>
              </table:table-cell>
              <table:table-cell office:value-type="float" office:value="717605109.337878">
                <text:p>717605109.3378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079012274">
                <text:p>7079012274</text:p>
              </table:table-cell>
              <table:table-cell office:value-type="float" office:value="718683443.550421">
                <text:p>718683443.5504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090123385">
                <text:p>7090123385</text:p>
              </table:table-cell>
              <table:table-cell office:value-type="float" office:value="719761706.581815">
                <text:p>719761706.5818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101234496">
                <text:p>7101234496</text:p>
              </table:table-cell>
              <table:table-cell office:value-type="float" office:value="720839898.552963">
                <text:p>720839898.552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112345607">
                <text:p>7112345607</text:p>
              </table:table-cell>
              <table:table-cell office:value-type="float" office:value="721918019.584372">
                <text:p>721918019.5843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123456718">
                <text:p>7123456718</text:p>
              </table:table-cell>
              <table:table-cell office:value-type="float" office:value="722996069.796158">
                <text:p>722996069.7961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134567829">
                <text:p>7134567829</text:p>
              </table:table-cell>
              <table:table-cell office:value-type="float" office:value="724074049.308043">
                <text:p>724074049.3080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145678940">
                <text:p>7145678940</text:p>
              </table:table-cell>
              <table:table-cell office:value-type="float" office:value="725151958.239364">
                <text:p>725151958.2393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156790051">
                <text:p>7156790051</text:p>
              </table:table-cell>
              <table:table-cell office:value-type="float" office:value="726229796.709067">
                <text:p>726229796.7090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167901162">
                <text:p>7167901162</text:p>
              </table:table-cell>
              <table:table-cell office:value-type="float" office:value="727307564.835715">
                <text:p>727307564.8357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179012273">
                <text:p>7179012273</text:p>
              </table:table-cell>
              <table:table-cell office:value-type="float" office:value="728385262.737486">
                <text:p>728385262.73748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190123384">
                <text:p>7190123384</text:p>
              </table:table-cell>
              <table:table-cell office:value-type="float" office:value="729462890.532177">
                <text:p>729462890.5321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201234495">
                <text:p>7201234495</text:p>
              </table:table-cell>
              <table:table-cell office:value-type="float" office:value="730540448.337205">
                <text:p>730540448.3372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212345606">
                <text:p>7212345606</text:p>
              </table:table-cell>
              <table:table-cell office:value-type="float" office:value="731617936.269609">
                <text:p>731617936.2696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223456717">
                <text:p>7223456717</text:p>
              </table:table-cell>
              <table:table-cell office:value-type="float" office:value="732695354.446052">
                <text:p>732695354.4460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234567828">
                <text:p>7234567828</text:p>
              </table:table-cell>
              <table:table-cell office:value-type="float" office:value="733772702.982822">
                <text:p>733772702.9828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245678939">
                <text:p>7245678939</text:p>
              </table:table-cell>
              <table:table-cell office:value-type="float" office:value="734849981.995833">
                <text:p>734849981.9958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256790050">
                <text:p>7256790050</text:p>
              </table:table-cell>
              <table:table-cell office:value-type="float" office:value="735927191.600631">
                <text:p>735927191.6006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267901161">
                <text:p>7267901161</text:p>
              </table:table-cell>
              <table:table-cell office:value-type="float" office:value="737004331.912391">
                <text:p>737004331.9123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279012272">
                <text:p>7279012272</text:p>
              </table:table-cell>
              <table:table-cell office:value-type="float" office:value="738081403.04592">
                <text:p>738081403.045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290123383">
                <text:p>7290123383</text:p>
              </table:table-cell>
              <table:table-cell office:value-type="float" office:value="739158405.115661">
                <text:p>739158405.11566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301234494">
                <text:p>7301234494</text:p>
              </table:table-cell>
              <table:table-cell office:value-type="float" office:value="740235338.235691">
                <text:p>740235338.2356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312345605">
                <text:p>7312345605</text:p>
              </table:table-cell>
              <table:table-cell office:value-type="float" office:value="741312202.519726">
                <text:p>741312202.5197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323456716">
                <text:p>7323456716</text:p>
              </table:table-cell>
              <table:table-cell office:value-type="float" office:value="742388998.081121">
                <text:p>742388998.0811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334567827">
                <text:p>7334567827</text:p>
              </table:table-cell>
              <table:table-cell office:value-type="float" office:value="743465725.032873">
                <text:p>743465725.0328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345678938">
                <text:p>7345678938</text:p>
              </table:table-cell>
              <table:table-cell office:value-type="float" office:value="744542383.487621">
                <text:p>744542383.4876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356790049">
                <text:p>7356790049</text:p>
              </table:table-cell>
              <table:table-cell office:value-type="float" office:value="745618973.557647">
                <text:p>745618973.5576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367901160">
                <text:p>7367901160</text:p>
              </table:table-cell>
              <table:table-cell office:value-type="float" office:value="746695495.354882">
                <text:p>746695495.3548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379012271">
                <text:p>7379012271</text:p>
              </table:table-cell>
              <table:table-cell office:value-type="float" office:value="747771948.990902">
                <text:p>747771948.9909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390123382">
                <text:p>7390123382</text:p>
              </table:table-cell>
              <table:table-cell office:value-type="float" office:value="748848334.576935">
                <text:p>748848334.5769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401234493">
                <text:p>7401234493</text:p>
              </table:table-cell>
              <table:table-cell office:value-type="float" office:value="749924652.223858">
                <text:p>749924652.2238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412345604">
                <text:p>7412345604</text:p>
              </table:table-cell>
              <table:table-cell office:value-type="float" office:value="751000902.042202">
                <text:p>751000902.0422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423456715">
                <text:p>7423456715</text:p>
              </table:table-cell>
              <table:table-cell office:value-type="float" office:value="752077084.14215">
                <text:p>752077084.142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434567826">
                <text:p>7434567826</text:p>
              </table:table-cell>
              <table:table-cell office:value-type="float" office:value="753153198.633544">
                <text:p>753153198.6335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445678937">
                <text:p>7445678937</text:p>
              </table:table-cell>
              <table:table-cell office:value-type="float" office:value="754229245.625881">
                <text:p>754229245.6258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456790048">
                <text:p>7456790048</text:p>
              </table:table-cell>
              <table:table-cell office:value-type="float" office:value="755305225.228317">
                <text:p>755305225.2283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467901159">
                <text:p>7467901159</text:p>
              </table:table-cell>
              <table:table-cell office:value-type="float" office:value="756381137.549672">
                <text:p>756381137.5496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479012270">
                <text:p>7479012270</text:p>
              </table:table-cell>
              <table:table-cell office:value-type="float" office:value="757456982.698423">
                <text:p>757456982.6984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490123381">
                <text:p>7490123381</text:p>
              </table:table-cell>
              <table:table-cell office:value-type="float" office:value="758532760.782714">
                <text:p>758532760.7827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501234492">
                <text:p>7501234492</text:p>
              </table:table-cell>
              <table:table-cell office:value-type="float" office:value="759608471.910354">
                <text:p>759608471.9103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512345603">
                <text:p>7512345603</text:p>
              </table:table-cell>
              <table:table-cell office:value-type="float" office:value="760684116.188818">
                <text:p>760684116.1888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523456714">
                <text:p>7523456714</text:p>
              </table:table-cell>
              <table:table-cell office:value-type="float" office:value="761759693.725249">
                <text:p>761759693.7252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534567825">
                <text:p>7534567825</text:p>
              </table:table-cell>
              <table:table-cell office:value-type="float" office:value="762835204.626461">
                <text:p>762835204.6264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545678936">
                <text:p>7545678936</text:p>
              </table:table-cell>
              <table:table-cell office:value-type="float" office:value="763910648.998938">
                <text:p>763910648.99893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556790047">
                <text:p>7556790047</text:p>
              </table:table-cell>
              <table:table-cell office:value-type="float" office:value="764986026.948838">
                <text:p>764986026.9488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567901158">
                <text:p>7567901158</text:p>
              </table:table-cell>
              <table:table-cell office:value-type="float" office:value="766061338.581992">
                <text:p>766061338.5819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579012269">
                <text:p>7579012269</text:p>
              </table:table-cell>
              <table:table-cell office:value-type="float" office:value="767136584.003907">
                <text:p>767136584.0039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590123380">
                <text:p>7590123380</text:p>
              </table:table-cell>
              <table:table-cell office:value-type="float" office:value="768211763.31977">
                <text:p>768211763.3197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601234491">
                <text:p>7601234491</text:p>
              </table:table-cell>
              <table:table-cell office:value-type="float" office:value="769286876.634442">
                <text:p>769286876.6344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612345602">
                <text:p>7612345602</text:p>
              </table:table-cell>
              <table:table-cell office:value-type="float" office:value="770361924.052467">
                <text:p>770361924.0524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623456713">
                <text:p>7623456713</text:p>
              </table:table-cell>
              <table:table-cell office:value-type="float" office:value="771436905.67807">
                <text:p>771436905.678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634567824">
                <text:p>7634567824</text:p>
              </table:table-cell>
              <table:table-cell office:value-type="float" office:value="772511821.615159">
                <text:p>772511821.6151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645678935">
                <text:p>7645678935</text:p>
              </table:table-cell>
              <table:table-cell office:value-type="float" office:value="773586671.967328">
                <text:p>773586671.9673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656790046">
                <text:p>7656790046</text:p>
              </table:table-cell>
              <table:table-cell office:value-type="float" office:value="774661456.837853">
                <text:p>774661456.8378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667901157">
                <text:p>7667901157</text:p>
              </table:table-cell>
              <table:table-cell office:value-type="float" office:value="775736176.329701">
                <text:p>775736176.3297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679012268">
                <text:p>7679012268</text:p>
              </table:table-cell>
              <table:table-cell office:value-type="float" office:value="776810830.545526">
                <text:p>776810830.5455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90123379">
                <text:p>7690123379</text:p>
              </table:table-cell>
              <table:table-cell office:value-type="float" office:value="777885419.587673">
                <text:p>777885419.5876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01234490">
                <text:p>7701234490</text:p>
              </table:table-cell>
              <table:table-cell office:value-type="float" office:value="778959943.558176">
                <text:p>778959943.5581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712345601">
                <text:p>7712345601</text:p>
              </table:table-cell>
              <table:table-cell office:value-type="float" office:value="780034402.558765">
                <text:p>780034402.5587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723456712">
                <text:p>7723456712</text:p>
              </table:table-cell>
              <table:table-cell office:value-type="float" office:value="781108796.690862">
                <text:p>781108796.6908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734567823">
                <text:p>7734567823</text:p>
              </table:table-cell>
              <table:table-cell office:value-type="float" office:value="782183126.055586">
                <text:p>782183126.0555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745678934">
                <text:p>7745678934</text:p>
              </table:table-cell>
              <table:table-cell office:value-type="float" office:value="783257390.753751">
                <text:p>783257390.7537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756790045">
                <text:p>7756790045</text:p>
              </table:table-cell>
              <table:table-cell office:value-type="float" office:value="784331590.885872">
                <text:p>784331590.88587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767901156">
                <text:p>7767901156</text:p>
              </table:table-cell>
              <table:table-cell office:value-type="float" office:value="785405726.55216">
                <text:p>785405726.552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779012267">
                <text:p>7779012267</text:p>
              </table:table-cell>
              <table:table-cell office:value-type="float" office:value="786479797.85253">
                <text:p>786479797.852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790123378">
                <text:p>7790123378</text:p>
              </table:table-cell>
              <table:table-cell office:value-type="float" office:value="787553804.886598">
                <text:p>787553804.8865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01234489">
                <text:p>7801234489</text:p>
              </table:table-cell>
              <table:table-cell office:value-type="float" office:value="788627747.753683">
                <text:p>788627747.7536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12345600">
                <text:p>7812345600</text:p>
              </table:table-cell>
              <table:table-cell office:value-type="float" office:value="789701626.55281">
                <text:p>789701626.552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823456711">
                <text:p>7823456711</text:p>
              </table:table-cell>
              <table:table-cell office:value-type="float" office:value="790775441.382709">
                <text:p>790775441.3827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834567822">
                <text:p>7834567822</text:p>
              </table:table-cell>
              <table:table-cell office:value-type="float" office:value="791849192.341819">
                <text:p>791849192.3418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845678933">
                <text:p>7845678933</text:p>
              </table:table-cell>
              <table:table-cell office:value-type="float" office:value="792922879.528285">
                <text:p>792922879.5282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856790044">
                <text:p>7856790044</text:p>
              </table:table-cell>
              <table:table-cell office:value-type="float" office:value="793996503.039964">
                <text:p>793996503.0399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867901155">
                <text:p>7867901155</text:p>
              </table:table-cell>
              <table:table-cell office:value-type="float" office:value="795070062.974424">
                <text:p>795070062.9744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879012266">
                <text:p>7879012266</text:p>
              </table:table-cell>
              <table:table-cell office:value-type="float" office:value="796143559.428946">
                <text:p>796143559.4289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890123377">
                <text:p>7890123377</text:p>
              </table:table-cell>
              <table:table-cell office:value-type="float" office:value="797216992.500523">
                <text:p>797216992.5005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901234488">
                <text:p>7901234488</text:p>
              </table:table-cell>
              <table:table-cell office:value-type="float" office:value="798290362.285865">
                <text:p>798290362.2858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912345599">
                <text:p>7912345599</text:p>
              </table:table-cell>
              <table:table-cell office:value-type="float" office:value="799363668.881396">
                <text:p>799363668.8813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923456710">
                <text:p>7923456710</text:p>
              </table:table-cell>
              <table:table-cell office:value-type="float" office:value="800436912.383259">
                <text:p>800436912.3832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934567821">
                <text:p>7934567821</text:p>
              </table:table-cell>
              <table:table-cell office:value-type="float" office:value="801510092.887317">
                <text:p>801510092.8873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45678932">
                <text:p>7945678932</text:p>
              </table:table-cell>
              <table:table-cell office:value-type="float" office:value="802583210.489149">
                <text:p>802583210.4891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956790043">
                <text:p>7956790043</text:p>
              </table:table-cell>
              <table:table-cell office:value-type="float" office:value="803656265.284059">
                <text:p>803656265.28405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967901154">
                <text:p>7967901154</text:p>
              </table:table-cell>
              <table:table-cell office:value-type="float" office:value="804729257.36707">
                <text:p>804729257.367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979012265">
                <text:p>7979012265</text:p>
              </table:table-cell>
              <table:table-cell office:value-type="float" office:value="805802186.832933">
                <text:p>805802186.8329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990123376">
                <text:p>7990123376</text:p>
              </table:table-cell>
              <table:table-cell office:value-type="float" office:value="806875053.776118">
                <text:p>806875053.7761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001234487">
                <text:p>8001234487</text:p>
              </table:table-cell>
              <table:table-cell office:value-type="float" office:value="807947858.290825">
                <text:p>807947858.2908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012345598">
                <text:p>8012345598</text:p>
              </table:table-cell>
              <table:table-cell office:value-type="float" office:value="809020600.47098">
                <text:p>809020600.470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023456709">
                <text:p>8023456709</text:p>
              </table:table-cell>
              <table:table-cell office:value-type="float" office:value="810093280.410237">
                <text:p>810093280.4102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034567820">
                <text:p>8034567820</text:p>
              </table:table-cell>
              <table:table-cell office:value-type="float" office:value="811165898.20198">
                <text:p>811165898.201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045678931">
                <text:p>8045678931</text:p>
              </table:table-cell>
              <table:table-cell office:value-type="float" office:value="812238453.939322">
                <text:p>812238453.9393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056790042">
                <text:p>8056790042</text:p>
              </table:table-cell>
              <table:table-cell office:value-type="float" office:value="813310947.715108">
                <text:p>813310947.7151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067901153">
                <text:p>8067901153</text:p>
              </table:table-cell>
              <table:table-cell office:value-type="float" office:value="814383379.621919">
                <text:p>814383379.6219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079012264">
                <text:p>8079012264</text:p>
              </table:table-cell>
              <table:table-cell office:value-type="float" office:value="815455749.752065">
                <text:p>815455749.75206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090123375">
                <text:p>8090123375</text:p>
              </table:table-cell>
              <table:table-cell office:value-type="float" office:value="816528058.197595">
                <text:p>816528058.1975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101234486">
                <text:p>8101234486</text:p>
              </table:table-cell>
              <table:table-cell office:value-type="float" office:value="817600305.050292">
                <text:p>817600305.0502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112345597">
                <text:p>8112345597</text:p>
              </table:table-cell>
              <table:table-cell office:value-type="float" office:value="818672490.401677">
                <text:p>818672490.4016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123456708">
                <text:p>8123456708</text:p>
              </table:table-cell>
              <table:table-cell office:value-type="float" office:value="819744614.343011">
                <text:p>819744614.3430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134567819">
                <text:p>8134567819</text:p>
              </table:table-cell>
              <table:table-cell office:value-type="float" office:value="820816676.965291">
                <text:p>820816676.9652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145678930">
                <text:p>8145678930</text:p>
              </table:table-cell>
              <table:table-cell office:value-type="float" office:value="821888678.359259">
                <text:p>821888678.3592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156790041">
                <text:p>8156790041</text:p>
              </table:table-cell>
              <table:table-cell office:value-type="float" office:value="822960618.615395">
                <text:p>822960618.6153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167901152">
                <text:p>8167901152</text:p>
              </table:table-cell>
              <table:table-cell office:value-type="float" office:value="824032497.823924">
                <text:p>824032497.8239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179012263">
                <text:p>8179012263</text:p>
              </table:table-cell>
              <table:table-cell office:value-type="float" office:value="825104316.074815">
                <text:p>825104316.0748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190123374">
                <text:p>8190123374</text:p>
              </table:table-cell>
              <table:table-cell office:value-type="float" office:value="826176073.457779">
                <text:p>826176073.4577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201234485">
                <text:p>8201234485</text:p>
              </table:table-cell>
              <table:table-cell office:value-type="float" office:value="827247770.062278">
                <text:p>827247770.0622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212345596">
                <text:p>8212345596</text:p>
              </table:table-cell>
              <table:table-cell office:value-type="float" office:value="828319405.977516">
                <text:p>828319405.9775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223456707">
                <text:p>8223456707</text:p>
              </table:table-cell>
              <table:table-cell office:value-type="float" office:value="829390981.29245">
                <text:p>829390981.292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234567818">
                <text:p>8234567818</text:p>
              </table:table-cell>
              <table:table-cell office:value-type="float" office:value="830462496.095782">
                <text:p>830462496.0957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245678929">
                <text:p>8245678929</text:p>
              </table:table-cell>
              <table:table-cell office:value-type="float" office:value="831533950.475967">
                <text:p>831533950.4759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256790040">
                <text:p>8256790040</text:p>
              </table:table-cell>
              <table:table-cell office:value-type="float" office:value="832605344.52121">
                <text:p>832605344.521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267901151">
                <text:p>8267901151</text:p>
              </table:table-cell>
              <table:table-cell office:value-type="float" office:value="833676678.319469">
                <text:p>833676678.3194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279012262">
                <text:p>8279012262</text:p>
              </table:table-cell>
              <table:table-cell office:value-type="float" office:value="834747951.958455">
                <text:p>834747951.9584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290123373">
                <text:p>8290123373</text:p>
              </table:table-cell>
              <table:table-cell office:value-type="float" office:value="835819165.525633">
                <text:p>835819165.5256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301234484">
                <text:p>8301234484</text:p>
              </table:table-cell>
              <table:table-cell office:value-type="float" office:value="836890319.108226">
                <text:p>836890319.1082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312345595">
                <text:p>8312345595</text:p>
              </table:table-cell>
              <table:table-cell office:value-type="float" office:value="837961412.793209">
                <text:p>837961412.7932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323456706">
                <text:p>8323456706</text:p>
              </table:table-cell>
              <table:table-cell office:value-type="float" office:value="839032446.667318">
                <text:p>839032446.6673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334567817">
                <text:p>8334567817</text:p>
              </table:table-cell>
              <table:table-cell office:value-type="float" office:value="840103420.817046">
                <text:p>840103420.8170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345678928">
                <text:p>8345678928</text:p>
              </table:table-cell>
              <table:table-cell office:value-type="float" office:value="841174335.328645">
                <text:p>841174335.3286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356790039">
                <text:p>8356790039</text:p>
              </table:table-cell>
              <table:table-cell office:value-type="float" office:value="842245190.288129">
                <text:p>842245190.2881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367901150">
                <text:p>8367901150</text:p>
              </table:table-cell>
              <table:table-cell office:value-type="float" office:value="843315985.781273">
                <text:p>843315985.7812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79012261">
                <text:p>8379012261</text:p>
              </table:table-cell>
              <table:table-cell office:value-type="float" office:value="844386721.893612">
                <text:p>844386721.8936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390123372">
                <text:p>8390123372</text:p>
              </table:table-cell>
              <table:table-cell office:value-type="float" office:value="845457398.710447">
                <text:p>845457398.7104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401234483">
                <text:p>8401234483</text:p>
              </table:table-cell>
              <table:table-cell office:value-type="float" office:value="846528016.316842">
                <text:p>846528016.3168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412345594">
                <text:p>8412345594</text:p>
              </table:table-cell>
              <table:table-cell office:value-type="float" office:value="847598574.797628">
                <text:p>847598574.7976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423456705">
                <text:p>8423456705</text:p>
              </table:table-cell>
              <table:table-cell office:value-type="float" office:value="848669074.2374">
                <text:p>848669074.23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434567816">
                <text:p>8434567816</text:p>
              </table:table-cell>
              <table:table-cell office:value-type="float" office:value="849739514.720521">
                <text:p>849739514.7205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445678927">
                <text:p>8445678927</text:p>
              </table:table-cell>
              <table:table-cell office:value-type="float" office:value="850809896.331123">
                <text:p>850809896.3311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456790038">
                <text:p>8456790038</text:p>
              </table:table-cell>
              <table:table-cell office:value-type="float" office:value="851880219.153106">
                <text:p>851880219.1531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467901149">
                <text:p>8467901149</text:p>
              </table:table-cell>
              <table:table-cell office:value-type="float" office:value="852950483.270141">
                <text:p>852950483.2701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479012260">
                <text:p>8479012260</text:p>
              </table:table-cell>
              <table:table-cell office:value-type="float" office:value="854020688.765668">
                <text:p>854020688.7656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490123371">
                <text:p>8490123371</text:p>
              </table:table-cell>
              <table:table-cell office:value-type="float" office:value="855090835.722901">
                <text:p>855090835.7229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501234482">
                <text:p>8501234482</text:p>
              </table:table-cell>
              <table:table-cell office:value-type="float" office:value="856160924.224826">
                <text:p>856160924.2248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512345593">
                <text:p>8512345593</text:p>
              </table:table-cell>
              <table:table-cell office:value-type="float" office:value="857230954.354203">
                <text:p>857230954.3542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3456704">
                <text:p>8523456704</text:p>
              </table:table-cell>
              <table:table-cell office:value-type="float" office:value="858300926.193566">
                <text:p>858300926.1935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534567815">
                <text:p>8534567815</text:p>
              </table:table-cell>
              <table:table-cell office:value-type="float" office:value="859370839.825224">
                <text:p>859370839.8252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545678926">
                <text:p>8545678926</text:p>
              </table:table-cell>
              <table:table-cell office:value-type="float" office:value="860440695.331265">
                <text:p>860440695.3312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556790037">
                <text:p>8556790037</text:p>
              </table:table-cell>
              <table:table-cell office:value-type="float" office:value="861510492.793551">
                <text:p>861510492.7935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567901148">
                <text:p>8567901148</text:p>
              </table:table-cell>
              <table:table-cell office:value-type="float" office:value="862580232.293724">
                <text:p>862580232.2937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579012259">
                <text:p>8579012259</text:p>
              </table:table-cell>
              <table:table-cell office:value-type="float" office:value="863649913.913207">
                <text:p>863649913.9132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590123370">
                <text:p>8590123370</text:p>
              </table:table-cell>
              <table:table-cell office:value-type="float" office:value="864719537.733198">
                <text:p>864719537.7331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01234481">
                <text:p>8601234481</text:p>
              </table:table-cell>
              <table:table-cell office:value-type="float" office:value="865789103.834681">
                <text:p>865789103.8346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612345592">
                <text:p>8612345592</text:p>
              </table:table-cell>
              <table:table-cell office:value-type="float" office:value="866858612.298418">
                <text:p>866858612.2984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623456703">
                <text:p>8623456703</text:p>
              </table:table-cell>
              <table:table-cell office:value-type="float" office:value="867928063.204956">
                <text:p>867928063.2049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634567814">
                <text:p>8634567814</text:p>
              </table:table-cell>
              <table:table-cell office:value-type="float" office:value="868997456.634625">
                <text:p>868997456.6346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645678925">
                <text:p>8645678925</text:p>
              </table:table-cell>
              <table:table-cell office:value-type="float" office:value="870066792.667538">
                <text:p>870066792.66753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656790036">
                <text:p>8656790036</text:p>
              </table:table-cell>
              <table:table-cell office:value-type="float" office:value="871136071.383595">
                <text:p>871136071.3835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667901147">
                <text:p>8667901147</text:p>
              </table:table-cell>
              <table:table-cell office:value-type="float" office:value="872205292.86248">
                <text:p>872205292.862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679012258">
                <text:p>8679012258</text:p>
              </table:table-cell>
              <table:table-cell office:value-type="float" office:value="873274457.183667">
                <text:p>873274457.1836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690123369">
                <text:p>8690123369</text:p>
              </table:table-cell>
              <table:table-cell office:value-type="float" office:value="874343564.426415">
                <text:p>874343564.4264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701234480">
                <text:p>8701234480</text:p>
              </table:table-cell>
              <table:table-cell office:value-type="float" office:value="875412614.669772">
                <text:p>875412614.6697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712345591">
                <text:p>8712345591</text:p>
              </table:table-cell>
              <table:table-cell office:value-type="float" office:value="876481607.992575">
                <text:p>876481607.9925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23456702">
                <text:p>8723456702</text:p>
              </table:table-cell>
              <table:table-cell office:value-type="float" office:value="877550544.473455">
                <text:p>877550544.4734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734567813">
                <text:p>8734567813</text:p>
              </table:table-cell>
              <table:table-cell office:value-type="float" office:value="878619424.190828">
                <text:p>878619424.1908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745678924">
                <text:p>8745678924</text:p>
              </table:table-cell>
              <table:table-cell office:value-type="float" office:value="879688247.222907">
                <text:p>879688247.2229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756790035">
                <text:p>8756790035</text:p>
              </table:table-cell>
              <table:table-cell office:value-type="float" office:value="880757013.647696">
                <text:p>880757013.64769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767901146">
                <text:p>8767901146</text:p>
              </table:table-cell>
              <table:table-cell office:value-type="float" office:value="881825723.54299">
                <text:p>881825723.542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779012257">
                <text:p>8779012257</text:p>
              </table:table-cell>
              <table:table-cell office:value-type="float" office:value="882894376.986383">
                <text:p>882894376.9863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790123368">
                <text:p>8790123368</text:p>
              </table:table-cell>
              <table:table-cell office:value-type="float" office:value="883962974.05526">
                <text:p>883962974.055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801234479">
                <text:p>8801234479</text:p>
              </table:table-cell>
              <table:table-cell office:value-type="float" office:value="885031514.826805">
                <text:p>885031514.8268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812345590">
                <text:p>8812345590</text:p>
              </table:table-cell>
              <table:table-cell office:value-type="float" office:value="886099999.377996">
                <text:p>886099999.3779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823456701">
                <text:p>8823456701</text:p>
              </table:table-cell>
              <table:table-cell office:value-type="float" office:value="887168427.78561">
                <text:p>887168427.7856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834567812">
                <text:p>8834567812</text:p>
              </table:table-cell>
              <table:table-cell office:value-type="float" office:value="888236800.126223">
                <text:p>888236800.1262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845678923">
                <text:p>8845678923</text:p>
              </table:table-cell>
              <table:table-cell office:value-type="float" office:value="889305116.476209">
                <text:p>889305116.4762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856790034">
                <text:p>8856790034</text:p>
              </table:table-cell>
              <table:table-cell office:value-type="float" office:value="890373376.911742">
                <text:p>890373376.9117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867901145">
                <text:p>8867901145</text:p>
              </table:table-cell>
              <table:table-cell office:value-type="float" office:value="891441581.508796">
                <text:p>891441581.5087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879012256">
                <text:p>8879012256</text:p>
              </table:table-cell>
              <table:table-cell office:value-type="float" office:value="892509730.343148">
                <text:p>892509730.3431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890123367">
                <text:p>8890123367</text:p>
              </table:table-cell>
              <table:table-cell office:value-type="float" office:value="893577823.490377">
                <text:p>893577823.4903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901234478">
                <text:p>8901234478</text:p>
              </table:table-cell>
              <table:table-cell office:value-type="float" office:value="894645861.025862">
                <text:p>894645861.0258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912345589">
                <text:p>8912345589</text:p>
              </table:table-cell>
              <table:table-cell office:value-type="float" office:value="895713843.02479">
                <text:p>895713843.0247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923456700">
                <text:p>8923456700</text:p>
              </table:table-cell>
              <table:table-cell office:value-type="float" office:value="896781769.562149">
                <text:p>896781769.56214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934567811">
                <text:p>8934567811</text:p>
              </table:table-cell>
              <table:table-cell office:value-type="float" office:value="897849640.712735">
                <text:p>897849640.71273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945678922">
                <text:p>8945678922</text:p>
              </table:table-cell>
              <table:table-cell office:value-type="float" office:value="898917456.551148">
                <text:p>898917456.5511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56790033">
                <text:p>8956790033</text:p>
              </table:table-cell>
              <table:table-cell office:value-type="float" office:value="899985217.151794">
                <text:p>899985217.1517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967901144">
                <text:p>8967901144</text:p>
              </table:table-cell>
              <table:table-cell office:value-type="float" office:value="901052922.58889">
                <text:p>901052922.5888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979012255">
                <text:p>8979012255</text:p>
              </table:table-cell>
              <table:table-cell office:value-type="float" office:value="902120572.936457">
                <text:p>902120572.9364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990123366">
                <text:p>8990123366</text:p>
              </table:table-cell>
              <table:table-cell office:value-type="float" office:value="903188168.268328">
                <text:p>903188168.2683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001234477">
                <text:p>9001234477</text:p>
              </table:table-cell>
              <table:table-cell office:value-type="float" office:value="904255708.658143">
                <text:p>904255708.65814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012345588">
                <text:p>9012345588</text:p>
              </table:table-cell>
              <table:table-cell office:value-type="float" office:value="905323194.179355">
                <text:p>905323194.1793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023456699">
                <text:p>9023456699</text:p>
              </table:table-cell>
              <table:table-cell office:value-type="float" office:value="906390624.905227">
                <text:p>906390624.9052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034567810">
                <text:p>9034567810</text:p>
              </table:table-cell>
              <table:table-cell office:value-type="float" office:value="907458000.908833">
                <text:p>907458000.9088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045678921">
                <text:p>9045678921</text:p>
              </table:table-cell>
              <table:table-cell office:value-type="float" office:value="908525322.26306">
                <text:p>908525322.263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056790032">
                <text:p>9056790032</text:p>
              </table:table-cell>
              <table:table-cell office:value-type="float" office:value="909592589.040609">
                <text:p>909592589.0406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067901143">
                <text:p>9067901143</text:p>
              </table:table-cell>
              <table:table-cell office:value-type="float" office:value="910659801.313994">
                <text:p>910659801.3139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079012254">
                <text:p>9079012254</text:p>
              </table:table-cell>
              <table:table-cell office:value-type="float" office:value="911726959.155545">
                <text:p>911726959.1555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090123365">
                <text:p>9090123365</text:p>
              </table:table-cell>
              <table:table-cell office:value-type="float" office:value="912794062.637405">
                <text:p>912794062.6374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101234476">
                <text:p>9101234476</text:p>
              </table:table-cell>
              <table:table-cell office:value-type="float" office:value="913861111.831535">
                <text:p>913861111.8315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112345587">
                <text:p>9112345587</text:p>
              </table:table-cell>
              <table:table-cell office:value-type="float" office:value="914928106.809712">
                <text:p>914928106.8097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123456698">
                <text:p>9123456698</text:p>
              </table:table-cell>
              <table:table-cell office:value-type="float" office:value="915995047.64353">
                <text:p>915995047.643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134567809">
                <text:p>9134567809</text:p>
              </table:table-cell>
              <table:table-cell office:value-type="float" office:value="917061934.404403">
                <text:p>917061934.4044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145678920">
                <text:p>9145678920</text:p>
              </table:table-cell>
              <table:table-cell office:value-type="float" office:value="918128767.163561">
                <text:p>918128767.1635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156790031">
                <text:p>9156790031</text:p>
              </table:table-cell>
              <table:table-cell office:value-type="float" office:value="919195545.992056">
                <text:p>919195545.9920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167901142">
                <text:p>9167901142</text:p>
              </table:table-cell>
              <table:table-cell office:value-type="float" office:value="920262270.960758">
                <text:p>920262270.9607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179012253">
                <text:p>9179012253</text:p>
              </table:table-cell>
              <table:table-cell office:value-type="float" office:value="921328942.14036">
                <text:p>921328942.140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190123364">
                <text:p>9190123364</text:p>
              </table:table-cell>
              <table:table-cell office:value-type="float" office:value="922395559.601375">
                <text:p>922395559.60137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201234475">
                <text:p>9201234475</text:p>
              </table:table-cell>
              <table:table-cell office:value-type="float" office:value="923462123.414138">
                <text:p>923462123.41413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212345586">
                <text:p>9212345586</text:p>
              </table:table-cell>
              <table:table-cell office:value-type="float" office:value="924528633.648808">
                <text:p>924528633.6488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223456697">
                <text:p>9223456697</text:p>
              </table:table-cell>
              <table:table-cell office:value-type="float" office:value="925595090.375366">
                <text:p>925595090.3753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234567808">
                <text:p>9234567808</text:p>
              </table:table-cell>
              <table:table-cell office:value-type="float" office:value="926661493.663618">
                <text:p>926661493.6636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245678919">
                <text:p>9245678919</text:p>
              </table:table-cell>
              <table:table-cell office:value-type="float" office:value="927727843.583196">
                <text:p>927727843.5831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256790030">
                <text:p>9256790030</text:p>
              </table:table-cell>
              <table:table-cell office:value-type="float" office:value="928794140.203556">
                <text:p>928794140.2035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67901141">
                <text:p>9267901141</text:p>
              </table:table-cell>
              <table:table-cell office:value-type="float" office:value="929860383.593979">
                <text:p>929860383.5939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279012252">
                <text:p>9279012252</text:p>
              </table:table-cell>
              <table:table-cell office:value-type="float" office:value="930926573.823574">
                <text:p>930926573.8235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290123363">
                <text:p>9290123363</text:p>
              </table:table-cell>
              <table:table-cell office:value-type="float" office:value="931992710.961279">
                <text:p>931992710.96127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301234474">
                <text:p>9301234474</text:p>
              </table:table-cell>
              <table:table-cell office:value-type="float" office:value="933058795.075857">
                <text:p>933058795.0758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312345585">
                <text:p>9312345585</text:p>
              </table:table-cell>
              <table:table-cell office:value-type="float" office:value="934124826.235902">
                <text:p>934124826.2359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323456696">
                <text:p>9323456696</text:p>
              </table:table-cell>
              <table:table-cell office:value-type="float" office:value="935190804.509836">
                <text:p>935190804.5098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334567807">
                <text:p>9334567807</text:p>
              </table:table-cell>
              <table:table-cell office:value-type="float" office:value="936256729.96591">
                <text:p>936256729.9659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345678918">
                <text:p>9345678918</text:p>
              </table:table-cell>
              <table:table-cell office:value-type="float" office:value="937322602.672208">
                <text:p>937322602.6722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356790029">
                <text:p>9356790029</text:p>
              </table:table-cell>
              <table:table-cell office:value-type="float" office:value="938388422.696644">
                <text:p>938388422.69664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367901140">
                <text:p>9367901140</text:p>
              </table:table-cell>
              <table:table-cell office:value-type="float" office:value="939454190.106963">
                <text:p>939454190.10696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379012251">
                <text:p>9379012251</text:p>
              </table:table-cell>
              <table:table-cell office:value-type="float" office:value="940519904.970744">
                <text:p>940519904.9707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390123362">
                <text:p>9390123362</text:p>
              </table:table-cell>
              <table:table-cell office:value-type="float" office:value="941585567.355397">
                <text:p>941585567.3553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401234473">
                <text:p>9401234473</text:p>
              </table:table-cell>
              <table:table-cell office:value-type="float" office:value="942651177.328167">
                <text:p>942651177.3281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412345584">
                <text:p>9412345584</text:p>
              </table:table-cell>
              <table:table-cell office:value-type="float" office:value="943716734.956132">
                <text:p>943716734.9561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423456695">
                <text:p>9423456695</text:p>
              </table:table-cell>
              <table:table-cell office:value-type="float" office:value="944782240.306208">
                <text:p>944782240.3062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434567806">
                <text:p>9434567806</text:p>
              </table:table-cell>
              <table:table-cell office:value-type="float" office:value="945847693.445142">
                <text:p>945847693.4451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45678917">
                <text:p>9445678917</text:p>
              </table:table-cell>
              <table:table-cell office:value-type="float" office:value="946913094.43952">
                <text:p>946913094.439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456790028">
                <text:p>9456790028</text:p>
              </table:table-cell>
              <table:table-cell office:value-type="float" office:value="947978443.355763">
                <text:p>947978443.3557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467901139">
                <text:p>9467901139</text:p>
              </table:table-cell>
              <table:table-cell office:value-type="float" office:value="949043740.260131">
                <text:p>949043740.2601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479012250">
                <text:p>9479012250</text:p>
              </table:table-cell>
              <table:table-cell office:value-type="float" office:value="950108985.218721">
                <text:p>950108985.2187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490123361">
                <text:p>9490123361</text:p>
              </table:table-cell>
              <table:table-cell office:value-type="float" office:value="951174178.297466">
                <text:p>951174178.29746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501234472">
                <text:p>9501234472</text:p>
              </table:table-cell>
              <table:table-cell office:value-type="float" office:value="952239319.562142">
                <text:p>952239319.56214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512345583">
                <text:p>9512345583</text:p>
              </table:table-cell>
              <table:table-cell office:value-type="float" office:value="953304409.078362">
                <text:p>953304409.0783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523456694">
                <text:p>9523456694</text:p>
              </table:table-cell>
              <table:table-cell office:value-type="float" office:value="954369446.911581">
                <text:p>954369446.91158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534567805">
                <text:p>9534567805</text:p>
              </table:table-cell>
              <table:table-cell office:value-type="float" office:value="955434433.127091">
                <text:p>955434433.1270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545678916">
                <text:p>9545678916</text:p>
              </table:table-cell>
              <table:table-cell office:value-type="float" office:value="956499367.79003">
                <text:p>956499367.790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556790027">
                <text:p>9556790027</text:p>
              </table:table-cell>
              <table:table-cell office:value-type="float" office:value="957564250.965375">
                <text:p>957564250.9653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567901138">
                <text:p>9567901138</text:p>
              </table:table-cell>
              <table:table-cell office:value-type="float" office:value="958629082.717946">
                <text:p>958629082.7179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579012249">
                <text:p>9579012249</text:p>
              </table:table-cell>
              <table:table-cell office:value-type="float" office:value="959693863.112405">
                <text:p>959693863.1124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590123360">
                <text:p>9590123360</text:p>
              </table:table-cell>
              <table:table-cell office:value-type="float" office:value="960758592.21326">
                <text:p>960758592.213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601234471">
                <text:p>9601234471</text:p>
              </table:table-cell>
              <table:table-cell office:value-type="float" office:value="961823270.084861">
                <text:p>961823270.08486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612345582">
                <text:p>9612345582</text:p>
              </table:table-cell>
              <table:table-cell office:value-type="float" office:value="962887896.791404">
                <text:p>962887896.7914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623456693">
                <text:p>9623456693</text:p>
              </table:table-cell>
              <table:table-cell office:value-type="float" office:value="963952472.396928">
                <text:p>963952472.3969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634567804">
                <text:p>9634567804</text:p>
              </table:table-cell>
              <table:table-cell office:value-type="float" office:value="965016996.965321">
                <text:p>965016996.9653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645678915">
                <text:p>9645678915</text:p>
              </table:table-cell>
              <table:table-cell office:value-type="float" office:value="966081470.560315">
                <text:p>966081470.5603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56790026">
                <text:p>9656790026</text:p>
              </table:table-cell>
              <table:table-cell office:value-type="float" office:value="967145893.245489">
                <text:p>967145893.24548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667901137">
                <text:p>9667901137</text:p>
              </table:table-cell>
              <table:table-cell office:value-type="float" office:value="968210265.084271">
                <text:p>968210265.0842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79012248">
                <text:p>9679012248</text:p>
              </table:table-cell>
              <table:table-cell office:value-type="float" office:value="969274586.139935">
                <text:p>969274586.1399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690123359">
                <text:p>9690123359</text:p>
              </table:table-cell>
              <table:table-cell office:value-type="float" office:value="970338856.475604">
                <text:p>970338856.4756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701234470">
                <text:p>9701234470</text:p>
              </table:table-cell>
              <table:table-cell office:value-type="float" office:value="971403076.154251">
                <text:p>971403076.1542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712345581">
                <text:p>9712345581</text:p>
              </table:table-cell>
              <table:table-cell office:value-type="float" office:value="972467245.238698">
                <text:p>972467245.2386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723456692">
                <text:p>9723456692</text:p>
              </table:table-cell>
              <table:table-cell office:value-type="float" office:value="973531363.791617">
                <text:p>973531363.7916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734567803">
                <text:p>9734567803</text:p>
              </table:table-cell>
              <table:table-cell office:value-type="float" office:value="974595431.87553">
                <text:p>974595431.875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745678914">
                <text:p>9745678914</text:p>
              </table:table-cell>
              <table:table-cell office:value-type="float" office:value="975659449.552811">
                <text:p>975659449.5528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756790025">
                <text:p>9756790025</text:p>
              </table:table-cell>
              <table:table-cell office:value-type="float" office:value="976723416.885686">
                <text:p>976723416.88568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767901136">
                <text:p>9767901136</text:p>
              </table:table-cell>
              <table:table-cell office:value-type="float" office:value="977787333.936233">
                <text:p>977787333.9362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779012247">
                <text:p>9779012247</text:p>
              </table:table-cell>
              <table:table-cell office:value-type="float" office:value="978851200.76638">
                <text:p>978851200.766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790123358">
                <text:p>9790123358</text:p>
              </table:table-cell>
              <table:table-cell office:value-type="float" office:value="979915017.437914">
                <text:p>979915017.4379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01234469">
                <text:p>9801234469</text:p>
              </table:table-cell>
              <table:table-cell office:value-type="float" office:value="980978784.012469">
                <text:p>980978784.01246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12345580">
                <text:p>9812345580</text:p>
              </table:table-cell>
              <table:table-cell office:value-type="float" office:value="982042500.551538">
                <text:p>982042500.55153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23456691">
                <text:p>9823456691</text:p>
              </table:table-cell>
              <table:table-cell office:value-type="float" office:value="983106167.116469">
                <text:p>983106167.1164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34567802">
                <text:p>9834567802</text:p>
              </table:table-cell>
              <table:table-cell office:value-type="float" office:value="984169783.76846">
                <text:p>984169783.768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45678913">
                <text:p>9845678913</text:p>
              </table:table-cell>
              <table:table-cell office:value-type="float" office:value="985233350.568572">
                <text:p>985233350.5685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856790024">
                <text:p>9856790024</text:p>
              </table:table-cell>
              <table:table-cell office:value-type="float" office:value="986296867.577716">
                <text:p>986296867.5777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867901135">
                <text:p>9867901135</text:p>
              </table:table-cell>
              <table:table-cell office:value-type="float" office:value="987360334.856663">
                <text:p>987360334.8566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79012246">
                <text:p>9879012246</text:p>
              </table:table-cell>
              <table:table-cell office:value-type="float" office:value="988423752.466042">
                <text:p>988423752.4660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890123357">
                <text:p>9890123357</text:p>
              </table:table-cell>
              <table:table-cell office:value-type="float" office:value="989487120.466337">
                <text:p>989487120.4663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901234468">
                <text:p>9901234468</text:p>
              </table:table-cell>
              <table:table-cell office:value-type="float" office:value="990550438.917892">
                <text:p>990550438.9178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12345579">
                <text:p>9912345579</text:p>
              </table:table-cell>
              <table:table-cell office:value-type="float" office:value="991613707.88091">
                <text:p>991613707.880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23456690">
                <text:p>9923456690</text:p>
              </table:table-cell>
              <table:table-cell office:value-type="float" office:value="992676927.415452">
                <text:p>992676927.4154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34567801">
                <text:p>9934567801</text:p>
              </table:table-cell>
              <table:table-cell office:value-type="float" office:value="993740097.58144">
                <text:p>993740097.581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45678912">
                <text:p>9945678912</text:p>
              </table:table-cell>
              <table:table-cell office:value-type="float" office:value="994803218.438656">
                <text:p>994803218.4386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56790023">
                <text:p>9956790023</text:p>
              </table:table-cell>
              <table:table-cell office:value-type="float" office:value="995866290.046742">
                <text:p>995866290.0467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67901134">
                <text:p>9967901134</text:p>
              </table:table-cell>
              <table:table-cell office:value-type="float" office:value="996929312.465201">
                <text:p>996929312.4652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79012245">
                <text:p>9979012245</text:p>
              </table:table-cell>
              <table:table-cell office:value-type="float" office:value="997992285.753398">
                <text:p>997992285.7533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90123356">
                <text:p>9990123356</text:p>
              </table:table-cell>
              <table:table-cell office:value-type="float" office:value="999055209.970562">
                <text:p>999055209.9705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01234467">
                <text:p>10001234467</text:p>
              </table:table-cell>
              <table:table-cell office:value-type="float" office:value="1000118085.17578">
                <text:p>1000118085.175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12345578">
                <text:p>10012345578</text:p>
              </table:table-cell>
              <table:table-cell office:value-type="float" office:value="1001180911.42801">
                <text:p>1001180911.428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23456689">
                <text:p>10023456689</text:p>
              </table:table-cell>
              <table:table-cell office:value-type="float" office:value="1002243688.78606">
                <text:p>1002243688.7860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34567800">
                <text:p>10034567800</text:p>
              </table:table-cell>
              <table:table-cell office:value-type="float" office:value="1003306417.30862">
                <text:p>1003306417.308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45678911">
                <text:p>10045678911</text:p>
              </table:table-cell>
              <table:table-cell office:value-type="float" office:value="1004369097.05424">
                <text:p>1004369097.054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56790022">
                <text:p>10056790022</text:p>
              </table:table-cell>
              <table:table-cell office:value-type="float" office:value="1005431728.08131">
                <text:p>1005431728.0813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67901133">
                <text:p>10067901133</text:p>
              </table:table-cell>
              <table:table-cell office:value-type="float" office:value="1006494310.44812">
                <text:p>1006494310.448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079012244">
                <text:p>10079012244</text:p>
              </table:table-cell>
              <table:table-cell office:value-type="float" office:value="1007556844.2128">
                <text:p>1007556844.21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90123355">
                <text:p>10090123355</text:p>
              </table:table-cell>
              <table:table-cell office:value-type="float" office:value="1008619329.43337">
                <text:p>1008619329.433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101234466">
                <text:p>10101234466</text:p>
              </table:table-cell>
              <table:table-cell office:value-type="float" office:value="1009681766.1677">
                <text:p>1009681766.167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112345577">
                <text:p>10112345577</text:p>
              </table:table-cell>
              <table:table-cell office:value-type="float" office:value="1010744154.47353">
                <text:p>1010744154.4735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123456688">
                <text:p>10123456688</text:p>
              </table:table-cell>
              <table:table-cell office:value-type="float" office:value="1011806494.40848">
                <text:p>1011806494.408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134567799">
                <text:p>10134567799</text:p>
              </table:table-cell>
              <table:table-cell office:value-type="float" office:value="1012868786.03">
                <text:p>1012868786.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145678910">
                <text:p>10145678910</text:p>
              </table:table-cell>
              <table:table-cell office:value-type="float" office:value="1013931029.39547">
                <text:p>1013931029.395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156790021">
                <text:p>10156790021</text:p>
              </table:table-cell>
              <table:table-cell office:value-type="float" office:value="1014993224.56208">
                <text:p>1014993224.562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167901132">
                <text:p>10167901132</text:p>
              </table:table-cell>
              <table:table-cell office:value-type="float" office:value="1016055371.58692">
                <text:p>1016055371.5869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179012243">
                <text:p>10179012243</text:p>
              </table:table-cell>
              <table:table-cell office:value-type="float" office:value="1017117470.52695">
                <text:p>1017117470.526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190123354">
                <text:p>10190123354</text:p>
              </table:table-cell>
              <table:table-cell office:value-type="float" office:value="1018179521.43899">
                <text:p>1018179521.438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201234465">
                <text:p>10201234465</text:p>
              </table:table-cell>
              <table:table-cell office:value-type="float" office:value="1019241524.37974">
                <text:p>1019241524.3797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212345576">
                <text:p>10212345576</text:p>
              </table:table-cell>
              <table:table-cell office:value-type="float" office:value="1020303479.40576">
                <text:p>1020303479.405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223456687">
                <text:p>10223456687</text:p>
              </table:table-cell>
              <table:table-cell office:value-type="float" office:value="1021365386.5735">
                <text:p>1021365386.57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234567798">
                <text:p>10234567798</text:p>
              </table:table-cell>
              <table:table-cell office:value-type="float" office:value="1022427245.93925">
                <text:p>1022427245.939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245678909">
                <text:p>10245678909</text:p>
              </table:table-cell>
              <table:table-cell office:value-type="float" office:value="1023489057.55921">
                <text:p>1023489057.559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256790020">
                <text:p>10256790020</text:p>
              </table:table-cell>
              <table:table-cell office:value-type="float" office:value="1024550821.48943">
                <text:p>1024550821.489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267901131">
                <text:p>10267901131</text:p>
              </table:table-cell>
              <table:table-cell office:value-type="float" office:value="1025612537.78584">
                <text:p>1025612537.785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279012242">
                <text:p>10279012242</text:p>
              </table:table-cell>
              <table:table-cell office:value-type="float" office:value="1026674206.50425">
                <text:p>1026674206.504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290123353">
                <text:p>10290123353</text:p>
              </table:table-cell>
              <table:table-cell office:value-type="float" office:value="1027735827.70032">
                <text:p>1027735827.700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301234464">
                <text:p>10301234464</text:p>
              </table:table-cell>
              <table:table-cell office:value-type="float" office:value="1028797401.42961">
                <text:p>1028797401.4296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312345575">
                <text:p>10312345575</text:p>
              </table:table-cell>
              <table:table-cell office:value-type="float" office:value="1029858927.74755">
                <text:p>1029858927.747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323456686">
                <text:p>10323456686</text:p>
              </table:table-cell>
              <table:table-cell office:value-type="float" office:value="1030920406.70944">
                <text:p>1030920406.709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334567797">
                <text:p>10334567797</text:p>
              </table:table-cell>
              <table:table-cell office:value-type="float" office:value="1031981838.37045">
                <text:p>1031981838.370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345678908">
                <text:p>10345678908</text:p>
              </table:table-cell>
              <table:table-cell office:value-type="float" office:value="1033043222.78565">
                <text:p>1033043222.785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356790019">
                <text:p>10356790019</text:p>
              </table:table-cell>
              <table:table-cell office:value-type="float" office:value="1034104560.00996">
                <text:p>1034104560.009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367901130">
                <text:p>10367901130</text:p>
              </table:table-cell>
              <table:table-cell office:value-type="float" office:value="1035165850.09819">
                <text:p>1035165850.098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379012241">
                <text:p>10379012241</text:p>
              </table:table-cell>
              <table:table-cell office:value-type="float" office:value="1036227093.10502">
                <text:p>1036227093.1050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390123352">
                <text:p>10390123352</text:p>
              </table:table-cell>
              <table:table-cell office:value-type="float" office:value="1037288289.08503">
                <text:p>1037288289.085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401234463">
                <text:p>10401234463</text:p>
              </table:table-cell>
              <table:table-cell office:value-type="float" office:value="1038349438.09264">
                <text:p>1038349438.092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412345574">
                <text:p>10412345574</text:p>
              </table:table-cell>
              <table:table-cell office:value-type="float" office:value="1039410540.18219">
                <text:p>1039410540.182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423456685">
                <text:p>10423456685</text:p>
              </table:table-cell>
              <table:table-cell office:value-type="float" office:value="1040471595.40787">
                <text:p>1040471595.407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434567796">
                <text:p>10434567796</text:p>
              </table:table-cell>
              <table:table-cell office:value-type="float" office:value="1041532603.82376">
                <text:p>1041532603.823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445678907">
                <text:p>10445678907</text:p>
              </table:table-cell>
              <table:table-cell office:value-type="float" office:value="1042593565.48381">
                <text:p>1042593565.4838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456790018">
                <text:p>10456790018</text:p>
              </table:table-cell>
              <table:table-cell office:value-type="float" office:value="1043654480.44188">
                <text:p>1043654480.441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467901129">
                <text:p>10467901129</text:p>
              </table:table-cell>
              <table:table-cell office:value-type="float" office:value="1044715348.75167">
                <text:p>1044715348.751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479012240">
                <text:p>10479012240</text:p>
              </table:table-cell>
              <table:table-cell office:value-type="float" office:value="1045776170.46679">
                <text:p>1045776170.4667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490123351">
                <text:p>10490123351</text:p>
              </table:table-cell>
              <table:table-cell office:value-type="float" office:value="1046836945.64072">
                <text:p>1046836945.640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501234462">
                <text:p>10501234462</text:p>
              </table:table-cell>
              <table:table-cell office:value-type="float" office:value="1047897674.32682">
                <text:p>1047897674.326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512345573">
                <text:p>10512345573</text:p>
              </table:table-cell>
              <table:table-cell office:value-type="float" office:value="1048958356.57835">
                <text:p>1048958356.578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523456684">
                <text:p>10523456684</text:p>
              </table:table-cell>
              <table:table-cell office:value-type="float" office:value="1050018992.44843">
                <text:p>1050018992.448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534567795">
                <text:p>10534567795</text:p>
              </table:table-cell>
              <table:table-cell office:value-type="float" office:value="1051079581.99007">
                <text:p>1051079581.990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545678906">
                <text:p>10545678906</text:p>
              </table:table-cell>
              <table:table-cell office:value-type="float" office:value="1052140125.25617">
                <text:p>1052140125.256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556790017">
                <text:p>10556790017</text:p>
              </table:table-cell>
              <table:table-cell office:value-type="float" office:value="1053200622.29951">
                <text:p>1053200622.299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567901128">
                <text:p>10567901128</text:p>
              </table:table-cell>
              <table:table-cell office:value-type="float" office:value="1054261073.17275">
                <text:p>1054261073.172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579012239">
                <text:p>10579012239</text:p>
              </table:table-cell>
              <table:table-cell office:value-type="float" office:value="1055321477.92844">
                <text:p>1055321477.928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590123350">
                <text:p>10590123350</text:p>
              </table:table-cell>
              <table:table-cell office:value-type="float" office:value="1056381836.61901">
                <text:p>1056381836.619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601234461">
                <text:p>10601234461</text:p>
              </table:table-cell>
              <table:table-cell office:value-type="float" office:value="1057442149.29678">
                <text:p>1057442149.2967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612345572">
                <text:p>10612345572</text:p>
              </table:table-cell>
              <table:table-cell office:value-type="float" office:value="1058502416.01396">
                <text:p>1058502416.013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623456683">
                <text:p>10623456683</text:p>
              </table:table-cell>
              <table:table-cell office:value-type="float" office:value="1059562636.82262">
                <text:p>1059562636.8226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634567794">
                <text:p>10634567794</text:p>
              </table:table-cell>
              <table:table-cell office:value-type="float" office:value="1060622811.77476">
                <text:p>1060622811.774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645678905">
                <text:p>10645678905</text:p>
              </table:table-cell>
              <table:table-cell office:value-type="float" office:value="1061682940.92223">
                <text:p>1061682940.922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656790016">
                <text:p>10656790016</text:p>
              </table:table-cell>
              <table:table-cell office:value-type="float" office:value="1062743024.31679">
                <text:p>1062743024.3167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667901127">
                <text:p>10667901127</text:p>
              </table:table-cell>
              <table:table-cell office:value-type="float" office:value="1063803062.01006">
                <text:p>1063803062.010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679012238">
                <text:p>10679012238</text:p>
              </table:table-cell>
              <table:table-cell office:value-type="float" office:value="1064863054.05358">
                <text:p>1064863054.053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690123349">
                <text:p>10690123349</text:p>
              </table:table-cell>
              <table:table-cell office:value-type="float" office:value="1065923000.49876">
                <text:p>1065923000.4987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701234460">
                <text:p>10701234460</text:p>
              </table:table-cell>
              <table:table-cell office:value-type="float" office:value="1066982901.3969">
                <text:p>1066982901.39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712345571">
                <text:p>10712345571</text:p>
              </table:table-cell>
              <table:table-cell office:value-type="float" office:value="1068042756.79919">
                <text:p>1068042756.799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723456682">
                <text:p>10723456682</text:p>
              </table:table-cell>
              <table:table-cell office:value-type="float" office:value="1069102566.75671">
                <text:p>1069102566.756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734567793">
                <text:p>10734567793</text:p>
              </table:table-cell>
              <table:table-cell office:value-type="float" office:value="1070162331.32044">
                <text:p>1070162331.3204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745678904">
                <text:p>10745678904</text:p>
              </table:table-cell>
              <table:table-cell office:value-type="float" office:value="1071222050.54122">
                <text:p>1071222050.54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756790015">
                <text:p>10756790015</text:p>
              </table:table-cell>
              <table:table-cell office:value-type="float" office:value="1072281724.46982">
                <text:p>1072281724.469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767901126">
                <text:p>10767901126</text:p>
              </table:table-cell>
              <table:table-cell office:value-type="float" office:value="1073341353.15688">
                <text:p>1073341353.156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779012237">
                <text:p>10779012237</text:p>
              </table:table-cell>
              <table:table-cell office:value-type="float" office:value="1074400936.65291">
                <text:p>1074400936.652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790123348">
                <text:p>10790123348</text:p>
              </table:table-cell>
              <table:table-cell office:value-type="float" office:value="1075460475.00836">
                <text:p>1075460475.0083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801234459">
                <text:p>10801234459</text:p>
              </table:table-cell>
              <table:table-cell office:value-type="float" office:value="1076519968.27352">
                <text:p>1076519968.273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812345570">
                <text:p>10812345570</text:p>
              </table:table-cell>
              <table:table-cell office:value-type="float" office:value="1077579416.49862">
                <text:p>1077579416.498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823456681">
                <text:p>10823456681</text:p>
              </table:table-cell>
              <table:table-cell office:value-type="float" office:value="1078638819.73375">
                <text:p>1078638819.733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834567792">
                <text:p>10834567792</text:p>
              </table:table-cell>
              <table:table-cell office:value-type="float" office:value="1079698178.02889">
                <text:p>1079698178.028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845678903">
                <text:p>10845678903</text:p>
              </table:table-cell>
              <table:table-cell office:value-type="float" office:value="1080757491.43395">
                <text:p>1080757491.433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856790014">
                <text:p>10856790014</text:p>
              </table:table-cell>
              <table:table-cell office:value-type="float" office:value="1081816759.99868">
                <text:p>1081816759.998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867901125">
                <text:p>10867901125</text:p>
              </table:table-cell>
              <table:table-cell office:value-type="float" office:value="1082875983.77278">
                <text:p>1082875983.7727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879012236">
                <text:p>10879012236</text:p>
              </table:table-cell>
              <table:table-cell office:value-type="float" office:value="1083935162.8058">
                <text:p>1083935162.805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890123347">
                <text:p>10890123347</text:p>
              </table:table-cell>
              <table:table-cell office:value-type="float" office:value="1084994297.1472">
                <text:p>1084994297.14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901234458">
                <text:p>10901234458</text:p>
              </table:table-cell>
              <table:table-cell office:value-type="float" office:value="1086053386.84635">
                <text:p>1086053386.846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912345569">
                <text:p>10912345569</text:p>
              </table:table-cell>
              <table:table-cell office:value-type="float" office:value="1087112431.95248">
                <text:p>1087112431.952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923456680">
                <text:p>10923456680</text:p>
              </table:table-cell>
              <table:table-cell office:value-type="float" office:value="1088171432.51476">
                <text:p>1088171432.514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934567791">
                <text:p>10934567791</text:p>
              </table:table-cell>
              <table:table-cell office:value-type="float" office:value="1089230388.58221">
                <text:p>1089230388.582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945678902">
                <text:p>10945678902</text:p>
              </table:table-cell>
              <table:table-cell office:value-type="float" office:value="1090289300.20378">
                <text:p>1090289300.2037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956790013">
                <text:p>10956790013</text:p>
              </table:table-cell>
              <table:table-cell office:value-type="float" office:value="1091348167.4283">
                <text:p>1091348167.42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967901124">
                <text:p>10967901124</text:p>
              </table:table-cell>
              <table:table-cell office:value-type="float" office:value="1092406990.3045">
                <text:p>1092406990.304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979012235">
                <text:p>10979012235</text:p>
              </table:table-cell>
              <table:table-cell office:value-type="float" office:value="1093465768.88102">
                <text:p>1093465768.881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990123346">
                <text:p>10990123346</text:p>
              </table:table-cell>
              <table:table-cell office:value-type="float" office:value="1094524503.20637">
                <text:p>1094524503.2063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001234457">
                <text:p>11001234457</text:p>
              </table:table-cell>
              <table:table-cell office:value-type="float" office:value="1095583193.32898">
                <text:p>1095583193.328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012345568">
                <text:p>11012345568</text:p>
              </table:table-cell>
              <table:table-cell office:value-type="float" office:value="1096641839.29717">
                <text:p>1096641839.297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023456679">
                <text:p>11023456679</text:p>
              </table:table-cell>
              <table:table-cell office:value-type="float" office:value="1097700441.15916">
                <text:p>1097700441.159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034567790">
                <text:p>11034567790</text:p>
              </table:table-cell>
              <table:table-cell office:value-type="float" office:value="1098758998.96307">
                <text:p>1098758998.9630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045678901">
                <text:p>11045678901</text:p>
              </table:table-cell>
              <table:table-cell office:value-type="float" office:value="1099817512.75691">
                <text:p>1099817512.756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056790012">
                <text:p>11056790012</text:p>
              </table:table-cell>
              <table:table-cell office:value-type="float" office:value="1100875982.58861">
                <text:p>1100875982.588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067901123">
                <text:p>11067901123</text:p>
              </table:table-cell>
              <table:table-cell office:value-type="float" office:value="1101934408.50598">
                <text:p>1101934408.5059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079012234">
                <text:p>11079012234</text:p>
              </table:table-cell>
              <table:table-cell office:value-type="float" office:value="1102992790.55672">
                <text:p>1102992790.556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090123345">
                <text:p>11090123345</text:p>
              </table:table-cell>
              <table:table-cell office:value-type="float" office:value="1104051128.78847">
                <text:p>1104051128.788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101234456">
                <text:p>11101234456</text:p>
              </table:table-cell>
              <table:table-cell office:value-type="float" office:value="1105109423.24874">
                <text:p>1105109423.248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112345567">
                <text:p>11112345567</text:p>
              </table:table-cell>
              <table:table-cell office:value-type="float" office:value="1106167673.98494">
                <text:p>1106167673.9849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123456678">
                <text:p>11123456678</text:p>
              </table:table-cell>
              <table:table-cell office:value-type="float" office:value="1107225881.04439">
                <text:p>1107225881.0443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134567789">
                <text:p>11134567789</text:p>
              </table:table-cell>
              <table:table-cell office:value-type="float" office:value="1108284044.47431">
                <text:p>1108284044.4743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145678900">
                <text:p>11145678900</text:p>
              </table:table-cell>
              <table:table-cell office:value-type="float" office:value="1109342164.32183">
                <text:p>1109342164.3218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156790011">
                <text:p>11156790011</text:p>
              </table:table-cell>
              <table:table-cell office:value-type="float" office:value="1110400240.63397">
                <text:p>1110400240.6339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167901122">
                <text:p>11167901122</text:p>
              </table:table-cell>
              <table:table-cell office:value-type="float" office:value="1111458273.45765">
                <text:p>1111458273.4576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179012233">
                <text:p>11179012233</text:p>
              </table:table-cell>
              <table:table-cell office:value-type="float" office:value="1112516262.8397">
                <text:p>1112516262.83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190123344">
                <text:p>11190123344</text:p>
              </table:table-cell>
              <table:table-cell office:value-type="float" office:value="1113574208.82686">
                <text:p>1113574208.8268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201234455">
                <text:p>11201234455</text:p>
              </table:table-cell>
              <table:table-cell office:value-type="float" office:value="1114632111.46575">
                <text:p>1114632111.4657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212345566">
                <text:p>11212345566</text:p>
              </table:table-cell>
              <table:table-cell office:value-type="float" office:value="1115689970.80293">
                <text:p>1115689970.8029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223456677">
                <text:p>11223456677</text:p>
              </table:table-cell>
              <table:table-cell office:value-type="float" office:value="1116747786.88482">
                <text:p>1116747786.8848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234567788">
                <text:p>11234567788</text:p>
              </table:table-cell>
              <table:table-cell office:value-type="float" office:value="1117805559.75778">
                <text:p>1117805559.7577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245678899">
                <text:p>11245678899</text:p>
              </table:table-cell>
              <table:table-cell office:value-type="float" office:value="1118863289.46806">
                <text:p>1118863289.468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256790010">
                <text:p>11256790010</text:p>
              </table:table-cell>
              <table:table-cell office:value-type="float" office:value="1119920976.06181">
                <text:p>1119920976.0618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267901121">
                <text:p>11267901121</text:p>
              </table:table-cell>
              <table:table-cell office:value-type="float" office:value="1120978619.5851">
                <text:p>1120978619.585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279012232">
                <text:p>11279012232</text:p>
              </table:table-cell>
              <table:table-cell office:value-type="float" office:value="1122036220.08388">
                <text:p>1122036220.0838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290123343">
                <text:p>11290123343</text:p>
              </table:table-cell>
              <table:table-cell office:value-type="float" office:value="1123093777.60403">
                <text:p>1123093777.6040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301234454">
                <text:p>11301234454</text:p>
              </table:table-cell>
              <table:table-cell office:value-type="float" office:value="1124151292.19133">
                <text:p>1124151292.191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312345565">
                <text:p>11312345565</text:p>
              </table:table-cell>
              <table:table-cell office:value-type="float" office:value="1125208763.89147">
                <text:p>1125208763.8914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323456676">
                <text:p>11323456676</text:p>
              </table:table-cell>
              <table:table-cell office:value-type="float" office:value="1126266192.75002">
                <text:p>1126266192.750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334567787">
                <text:p>11334567787</text:p>
              </table:table-cell>
              <table:table-cell office:value-type="float" office:value="1127323578.81249">
                <text:p>1127323578.8124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345678898">
                <text:p>11345678898</text:p>
              </table:table-cell>
              <table:table-cell office:value-type="float" office:value="1128380922.12428">
                <text:p>1128380922.124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356790009">
                <text:p>11356790009</text:p>
              </table:table-cell>
              <table:table-cell office:value-type="float" office:value="1129438222.7307">
                <text:p>1129438222.73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367901120">
                <text:p>11367901120</text:p>
              </table:table-cell>
              <table:table-cell office:value-type="float" office:value="1130495480.67697">
                <text:p>1130495480.676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379012231">
                <text:p>11379012231</text:p>
              </table:table-cell>
              <table:table-cell office:value-type="float" office:value="1131552696.00822">
                <text:p>1131552696.008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390123342">
                <text:p>11390123342</text:p>
              </table:table-cell>
              <table:table-cell office:value-type="float" office:value="1132609868.76948">
                <text:p>1132609868.769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401234453">
                <text:p>11401234453</text:p>
              </table:table-cell>
              <table:table-cell office:value-type="float" office:value="1133666999.00569">
                <text:p>1133666999.005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412345564">
                <text:p>11412345564</text:p>
              </table:table-cell>
              <table:table-cell office:value-type="float" office:value="1134724086.76171">
                <text:p>1134724086.7617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423456675">
                <text:p>11423456675</text:p>
              </table:table-cell>
              <table:table-cell office:value-type="float" office:value="1135781132.08229">
                <text:p>1135781132.0822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434567786">
                <text:p>11434567786</text:p>
              </table:table-cell>
              <table:table-cell office:value-type="float" office:value="1136838135.0121">
                <text:p>1136838135.012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445678897">
                <text:p>11445678897</text:p>
              </table:table-cell>
              <table:table-cell office:value-type="float" office:value="1137895095.59573">
                <text:p>1137895095.5957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456790008">
                <text:p>11456790008</text:p>
              </table:table-cell>
              <table:table-cell office:value-type="float" office:value="1138952013.87766">
                <text:p>1138952013.8776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467901119">
                <text:p>11467901119</text:p>
              </table:table-cell>
              <table:table-cell office:value-type="float" office:value="1140008889.90229">
                <text:p>1140008889.9022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479012230">
                <text:p>11479012230</text:p>
              </table:table-cell>
              <table:table-cell office:value-type="float" office:value="1141065723.71393">
                <text:p>1141065723.7139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490123341">
                <text:p>11490123341</text:p>
              </table:table-cell>
              <table:table-cell office:value-type="float" office:value="1142122515.35679">
                <text:p>1142122515.3567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501234452">
                <text:p>11501234452</text:p>
              </table:table-cell>
              <table:table-cell office:value-type="float" office:value="1143179264.87502">
                <text:p>1143179264.8750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512345563">
                <text:p>11512345563</text:p>
              </table:table-cell>
              <table:table-cell office:value-type="float" office:value="1144235972.31265">
                <text:p>1144235972.3126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523456674">
                <text:p>11523456674</text:p>
              </table:table-cell>
              <table:table-cell office:value-type="float" office:value="1145292637.71363">
                <text:p>1145292637.7136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534567785">
                <text:p>11534567785</text:p>
              </table:table-cell>
              <table:table-cell office:value-type="float" office:value="1146349261.12184">
                <text:p>1146349261.1218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545678896">
                <text:p>11545678896</text:p>
              </table:table-cell>
              <table:table-cell office:value-type="float" office:value="1147405842.58103">
                <text:p>1147405842.5810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556790007">
                <text:p>11556790007</text:p>
              </table:table-cell>
              <table:table-cell office:value-type="float" office:value="1148462382.13491">
                <text:p>1148462382.134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567901118">
                <text:p>11567901118</text:p>
              </table:table-cell>
              <table:table-cell office:value-type="float" office:value="1149518879.82708">
                <text:p>1149518879.827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579012229">
                <text:p>11579012229</text:p>
              </table:table-cell>
              <table:table-cell office:value-type="float" office:value="1150575335.70104">
                <text:p>1150575335.7010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590123340">
                <text:p>11590123340</text:p>
              </table:table-cell>
              <table:table-cell office:value-type="float" office:value="1151631749.80023">
                <text:p>1151631749.8002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601234451">
                <text:p>11601234451</text:p>
              </table:table-cell>
              <table:table-cell office:value-type="float" office:value="1152688122.16798">
                <text:p>1152688122.167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612345562">
                <text:p>11612345562</text:p>
              </table:table-cell>
              <table:table-cell office:value-type="float" office:value="1153744452.84755">
                <text:p>1153744452.8475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623456673">
                <text:p>11623456673</text:p>
              </table:table-cell>
              <table:table-cell office:value-type="float" office:value="1154800741.88211">
                <text:p>1154800741.8821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634567784">
                <text:p>11634567784</text:p>
              </table:table-cell>
              <table:table-cell office:value-type="float" office:value="1155856989.31473">
                <text:p>1155856989.3147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645678895">
                <text:p>11645678895</text:p>
              </table:table-cell>
              <table:table-cell office:value-type="float" office:value="1156913195.18841">
                <text:p>1156913195.1884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656790006">
                <text:p>11656790006</text:p>
              </table:table-cell>
              <table:table-cell office:value-type="float" office:value="1157969359.54606">
                <text:p>1157969359.5460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667901117">
                <text:p>11667901117</text:p>
              </table:table-cell>
              <table:table-cell office:value-type="float" office:value="1159025482.43051">
                <text:p>1159025482.4305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679012228">
                <text:p>11679012228</text:p>
              </table:table-cell>
              <table:table-cell office:value-type="float" office:value="1160081563.88449">
                <text:p>1160081563.8844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690123339">
                <text:p>11690123339</text:p>
              </table:table-cell>
              <table:table-cell office:value-type="float" office:value="1161137603.95066">
                <text:p>1161137603.9506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701234450">
                <text:p>11701234450</text:p>
              </table:table-cell>
              <table:table-cell office:value-type="float" office:value="1162193602.67158">
                <text:p>1162193602.6715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712345561">
                <text:p>11712345561</text:p>
              </table:table-cell>
              <table:table-cell office:value-type="float" office:value="1163249560.08975">
                <text:p>1163249560.0897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723456672">
                <text:p>11723456672</text:p>
              </table:table-cell>
              <table:table-cell office:value-type="float" office:value="1164305476.24757">
                <text:p>1164305476.2475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734567783">
                <text:p>11734567783</text:p>
              </table:table-cell>
              <table:table-cell office:value-type="float" office:value="1165361351.18735">
                <text:p>1165361351.1873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745678894">
                <text:p>11745678894</text:p>
              </table:table-cell>
              <table:table-cell office:value-type="float" office:value="1166417184.95132">
                <text:p>1166417184.9513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756790005">
                <text:p>11756790005</text:p>
              </table:table-cell>
              <table:table-cell office:value-type="float" office:value="1167472977.58164">
                <text:p>1167472977.5816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767901116">
                <text:p>11767901116</text:p>
              </table:table-cell>
              <table:table-cell office:value-type="float" office:value="1168528729.12038">
                <text:p>1168528729.120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779012227">
                <text:p>11779012227</text:p>
              </table:table-cell>
              <table:table-cell office:value-type="float" office:value="1169584439.60952">
                <text:p>1169584439.6095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790123338">
                <text:p>11790123338</text:p>
              </table:table-cell>
              <table:table-cell office:value-type="float" office:value="1170640109.09097">
                <text:p>1170640109.090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1801234449">
                <text:p>11801234449</text:p>
              </table:table-cell>
              <table:table-cell office:value-type="float" office:value="1171695737.60653">
                <text:p>1171695737.6065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812345560">
                <text:p>11812345560</text:p>
              </table:table-cell>
              <table:table-cell office:value-type="float" office:value="1172751325.19796">
                <text:p>1172751325.1979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823456671">
                <text:p>11823456671</text:p>
              </table:table-cell>
              <table:table-cell office:value-type="float" office:value="1173806871.90691">
                <text:p>1173806871.906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834567782">
                <text:p>11834567782</text:p>
              </table:table-cell>
              <table:table-cell office:value-type="float" office:value="1174862377.77494">
                <text:p>1174862377.7749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1845678893">
                <text:p>11845678893</text:p>
              </table:table-cell>
              <table:table-cell office:value-type="float" office:value="1175917842.84356">
                <text:p>1175917842.8435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856790004">
                <text:p>11856790004</text:p>
              </table:table-cell>
              <table:table-cell office:value-type="float" office:value="1176973267.15418">
                <text:p>1176973267.154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867901115">
                <text:p>11867901115</text:p>
              </table:table-cell>
              <table:table-cell office:value-type="float" office:value="1178028650.74813">
                <text:p>1178028650.7481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879012226">
                <text:p>11879012226</text:p>
              </table:table-cell>
              <table:table-cell office:value-type="float" office:value="1179083993.66666">
                <text:p>1179083993.666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890123337">
                <text:p>11890123337</text:p>
              </table:table-cell>
              <table:table-cell office:value-type="float" office:value="1180139295.95093">
                <text:p>1180139295.9509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901234448">
                <text:p>11901234448</text:p>
              </table:table-cell>
              <table:table-cell office:value-type="float" office:value="1181194557.64204">
                <text:p>1181194557.6420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912345559">
                <text:p>11912345559</text:p>
              </table:table-cell>
              <table:table-cell office:value-type="float" office:value="1182249778.781">
                <text:p>1182249778.78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923456670">
                <text:p>11923456670</text:p>
              </table:table-cell>
              <table:table-cell office:value-type="float" office:value="1183304959.40874">
                <text:p>1183304959.408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934567781">
                <text:p>11934567781</text:p>
              </table:table-cell>
              <table:table-cell office:value-type="float" office:value="1184360099.5661">
                <text:p>1184360099.566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945678892">
                <text:p>11945678892</text:p>
              </table:table-cell>
              <table:table-cell office:value-type="float" office:value="1185415199.29387">
                <text:p>1185415199.2938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956790003">
                <text:p>11956790003</text:p>
              </table:table-cell>
              <table:table-cell office:value-type="float" office:value="1186470258.63272">
                <text:p>1186470258.6327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967901114">
                <text:p>11967901114</text:p>
              </table:table-cell>
              <table:table-cell office:value-type="float" office:value="1187525277.62328">
                <text:p>1187525277.6232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979012225">
                <text:p>11979012225</text:p>
              </table:table-cell>
              <table:table-cell office:value-type="float" office:value="1188580256.30607">
                <text:p>1188580256.3060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990123336">
                <text:p>11990123336</text:p>
              </table:table-cell>
              <table:table-cell office:value-type="float" office:value="1189635194.72157">
                <text:p>1189635194.7215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001234447">
                <text:p>12001234447</text:p>
              </table:table-cell>
              <table:table-cell office:value-type="float" office:value="1190690092.91013">
                <text:p>1190690092.910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012345558">
                <text:p>12012345558</text:p>
              </table:table-cell>
              <table:table-cell office:value-type="float" office:value="1191744950.91207">
                <text:p>1191744950.9120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023456669">
                <text:p>12023456669</text:p>
              </table:table-cell>
              <table:table-cell office:value-type="float" office:value="1192799768.7676">
                <text:p>1192799768.767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034567780">
                <text:p>12034567780</text:p>
              </table:table-cell>
              <table:table-cell office:value-type="float" office:value="1193854546.51687">
                <text:p>1193854546.5168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045678891">
                <text:p>12045678891</text:p>
              </table:table-cell>
              <table:table-cell office:value-type="float" office:value="1194909284.19995">
                <text:p>1194909284.1999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2056790002">
                <text:p>12056790002</text:p>
              </table:table-cell>
              <table:table-cell office:value-type="float" office:value="1195963981.85683">
                <text:p>1195963981.8568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2067901113">
                <text:p>12067901113</text:p>
              </table:table-cell>
              <table:table-cell office:value-type="float" office:value="1197018639.52742">
                <text:p>1197018639.5274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079012224">
                <text:p>12079012224</text:p>
              </table:table-cell>
              <table:table-cell office:value-type="float" office:value="1198073257.25155">
                <text:p>1198073257.251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2090123335">
                <text:p>12090123335</text:p>
              </table:table-cell>
              <table:table-cell office:value-type="float" office:value="1199127835.069">
                <text:p>1199127835.06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2101234446">
                <text:p>12101234446</text:p>
              </table:table-cell>
              <table:table-cell office:value-type="float" office:value="1200182373.01943">
                <text:p>1200182373.0194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2112345557">
                <text:p>12112345557</text:p>
              </table:table-cell>
              <table:table-cell office:value-type="float" office:value="1201236871.14247">
                <text:p>1201236871.142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123456668">
                <text:p>12123456668</text:p>
              </table:table-cell>
              <table:table-cell office:value-type="float" office:value="1202291329.47765">
                <text:p>1202291329.4776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134567779">
                <text:p>12134567779</text:p>
              </table:table-cell>
              <table:table-cell office:value-type="float" office:value="1203345748.06441">
                <text:p>1203345748.0644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2145678890">
                <text:p>12145678890</text:p>
              </table:table-cell>
              <table:table-cell office:value-type="float" office:value="1204400126.94215">
                <text:p>1204400126.942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156790001">
                <text:p>12156790001</text:p>
              </table:table-cell>
              <table:table-cell office:value-type="float" office:value="1205454466.15017">
                <text:p>1205454466.150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2167901112">
                <text:p>12167901112</text:p>
              </table:table-cell>
              <table:table-cell office:value-type="float" office:value="1206508765.7277">
                <text:p>1206508765.727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179012223">
                <text:p>12179012223</text:p>
              </table:table-cell>
              <table:table-cell office:value-type="float" office:value="1207563025.7139">
                <text:p>1207563025.713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190123334">
                <text:p>12190123334</text:p>
              </table:table-cell>
              <table:table-cell office:value-type="float" office:value="1208617246.14785">
                <text:p>1208617246.1478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2201234445">
                <text:p>12201234445</text:p>
              </table:table-cell>
              <table:table-cell office:value-type="float" office:value="1209671427.06856">
                <text:p>1209671427.0685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2212345556">
                <text:p>12212345556</text:p>
              </table:table-cell>
              <table:table-cell office:value-type="float" office:value="1210725568.51496">
                <text:p>1210725568.514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2223456667">
                <text:p>12223456667</text:p>
              </table:table-cell>
              <table:table-cell office:value-type="float" office:value="1211779670.52591">
                <text:p>1211779670.525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234567778">
                <text:p>12234567778</text:p>
              </table:table-cell>
              <table:table-cell office:value-type="float" office:value="1212833733.14021">
                <text:p>1212833733.1402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245678889">
                <text:p>12245678889</text:p>
              </table:table-cell>
              <table:table-cell office:value-type="float" office:value="1213887756.39656">
                <text:p>1213887756.3965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256790000">
                <text:p>12256790000</text:p>
              </table:table-cell>
              <table:table-cell office:value-type="float" office:value="1214941740.3336">
                <text:p>1214941740.333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267901111">
                <text:p>12267901111</text:p>
              </table:table-cell>
              <table:table-cell office:value-type="float" office:value="1215995684.98991">
                <text:p>1215995684.989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2279012222">
                <text:p>12279012222</text:p>
              </table:table-cell>
              <table:table-cell office:value-type="float" office:value="1217049590.40397">
                <text:p>1217049590.4039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2290123333">
                <text:p>12290123333</text:p>
              </table:table-cell>
              <table:table-cell office:value-type="float" office:value="1218103456.6142">
                <text:p>1218103456.614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2301234444">
                <text:p>12301234444</text:p>
              </table:table-cell>
              <table:table-cell office:value-type="float" office:value="1219157283.65896">
                <text:p>1219157283.6589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2312345555">
                <text:p>12312345555</text:p>
              </table:table-cell>
              <table:table-cell office:value-type="float" office:value="1220211071.57653">
                <text:p>1220211071.5765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2323456666">
                <text:p>12323456666</text:p>
              </table:table-cell>
              <table:table-cell office:value-type="float" office:value="1221264820.4051">
                <text:p>1221264820.405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334567777">
                <text:p>12334567777</text:p>
              </table:table-cell>
              <table:table-cell office:value-type="float" office:value="1222318530.18281">
                <text:p>1222318530.1828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345678888">
                <text:p>12345678888</text:p>
              </table:table-cell>
              <table:table-cell office:value-type="float" office:value="1223372200.94772">
                <text:p>1223372200.947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2356789999">
                <text:p>12356789999</text:p>
              </table:table-cell>
              <table:table-cell office:value-type="float" office:value="1224425832.73782">
                <text:p>1224425832.7378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367901110">
                <text:p>12367901110</text:p>
              </table:table-cell>
              <table:table-cell office:value-type="float" office:value="1225479425.59103">
                <text:p>1225479425.5910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2379012221">
                <text:p>12379012221</text:p>
              </table:table-cell>
              <table:table-cell office:value-type="float" office:value="1226532979.54521">
                <text:p>1226532979.5452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2390123332">
                <text:p>12390123332</text:p>
              </table:table-cell>
              <table:table-cell office:value-type="float" office:value="1227586494.63811">
                <text:p>1227586494.6381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401234443">
                <text:p>12401234443</text:p>
              </table:table-cell>
              <table:table-cell office:value-type="float" office:value="1228639970.90746">
                <text:p>1228639970.9074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2412345554">
                <text:p>12412345554</text:p>
              </table:table-cell>
              <table:table-cell office:value-type="float" office:value="1229693408.39088">
                <text:p>1229693408.3908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423456665">
                <text:p>12423456665</text:p>
              </table:table-cell>
              <table:table-cell office:value-type="float" office:value="1230746807.12595">
                <text:p>1230746807.1259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2434567776">
                <text:p>12434567776</text:p>
              </table:table-cell>
              <table:table-cell office:value-type="float" office:value="1231800167.15015">
                <text:p>1231800167.1501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2445678887">
                <text:p>12445678887</text:p>
              </table:table-cell>
              <table:table-cell office:value-type="float" office:value="1232853488.50092">
                <text:p>1232853488.5009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456789998">
                <text:p>12456789998</text:p>
              </table:table-cell>
              <table:table-cell office:value-type="float" office:value="1233906771.21561">
                <text:p>1233906771.2156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2467901109">
                <text:p>12467901109</text:p>
              </table:table-cell>
              <table:table-cell office:value-type="float" office:value="1234960015.3315">
                <text:p>1234960015.33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2479012220">
                <text:p>12479012220</text:p>
              </table:table-cell>
              <table:table-cell office:value-type="float" office:value="1236013220.88582">
                <text:p>1236013220.8858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490123331">
                <text:p>12490123331</text:p>
              </table:table-cell>
              <table:table-cell office:value-type="float" office:value="1237066387.91571">
                <text:p>1237066387.9157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501234442">
                <text:p>12501234442</text:p>
              </table:table-cell>
              <table:table-cell office:value-type="float" office:value="1238119516.45824">
                <text:p>1238119516.4582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512345553">
                <text:p>12512345553</text:p>
              </table:table-cell>
              <table:table-cell office:value-type="float" office:value="1239172606.55044">
                <text:p>1239172606.5504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2523456664">
                <text:p>12523456664</text:p>
              </table:table-cell>
              <table:table-cell office:value-type="float" office:value="1240225658.22925">
                <text:p>1240225658.2292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534567775">
                <text:p>12534567775</text:p>
              </table:table-cell>
              <table:table-cell office:value-type="float" office:value="1241278671.53153">
                <text:p>1241278671.5315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545678886">
                <text:p>12545678886</text:p>
              </table:table-cell>
              <table:table-cell office:value-type="float" office:value="1242331646.49409">
                <text:p>1242331646.4940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2556789997">
                <text:p>12556789997</text:p>
              </table:table-cell>
              <table:table-cell office:value-type="float" office:value="1243384583.15367">
                <text:p>1243384583.153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2567901108">
                <text:p>12567901108</text:p>
              </table:table-cell>
              <table:table-cell office:value-type="float" office:value="1244437481.54695">
                <text:p>1244437481.5469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2579012219">
                <text:p>12579012219</text:p>
              </table:table-cell>
              <table:table-cell office:value-type="float" office:value="1245490341.71051">
                <text:p>1245490341.7105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2590123330">
                <text:p>12590123330</text:p>
              </table:table-cell>
              <table:table-cell office:value-type="float" office:value="1246543163.6809">
                <text:p>1246543163.680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601234441">
                <text:p>12601234441</text:p>
              </table:table-cell>
              <table:table-cell office:value-type="float" office:value="1247595947.49459">
                <text:p>1247595947.4945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612345552">
                <text:p>12612345552</text:p>
              </table:table-cell>
              <table:table-cell office:value-type="float" office:value="1248648693.18797">
                <text:p>1248648693.187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623456663">
                <text:p>12623456663</text:p>
              </table:table-cell>
              <table:table-cell office:value-type="float" office:value="1249701400.79737">
                <text:p>1249701400.7973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634567774">
                <text:p>12634567774</text:p>
              </table:table-cell>
              <table:table-cell office:value-type="float" office:value="1250754070.35908">
                <text:p>1250754070.3590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2645678885">
                <text:p>12645678885</text:p>
              </table:table-cell>
              <table:table-cell office:value-type="float" office:value="1251806701.90928">
                <text:p>1251806701.9092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2656789996">
                <text:p>12656789996</text:p>
              </table:table-cell>
              <table:table-cell office:value-type="float" office:value="1252859295.48411">
                <text:p>1252859295.4841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2667901107">
                <text:p>12667901107</text:p>
              </table:table-cell>
              <table:table-cell office:value-type="float" office:value="1253911851.11963">
                <text:p>1253911851.1196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679012218">
                <text:p>12679012218</text:p>
              </table:table-cell>
              <table:table-cell office:value-type="float" office:value="1254964368.85186">
                <text:p>1254964368.8518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2690123329">
                <text:p>12690123329</text:p>
              </table:table-cell>
              <table:table-cell office:value-type="float" office:value="1256016848.71673">
                <text:p>1256016848.7167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2701234440">
                <text:p>12701234440</text:p>
              </table:table-cell>
              <table:table-cell office:value-type="float" office:value="1257069290.7501">
                <text:p>1257069290.750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2712345551">
                <text:p>12712345551</text:p>
              </table:table-cell>
              <table:table-cell office:value-type="float" office:value="1258121694.98778">
                <text:p>1258121694.9877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2723456662">
                <text:p>12723456662</text:p>
              </table:table-cell>
              <table:table-cell office:value-type="float" office:value="1259174061.46551">
                <text:p>1259174061.4655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734567773">
                <text:p>12734567773</text:p>
              </table:table-cell>
              <table:table-cell office:value-type="float" office:value="1260226390.21898">
                <text:p>1260226390.2189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745678884">
                <text:p>12745678884</text:p>
              </table:table-cell>
              <table:table-cell office:value-type="float" office:value="1261278681.28378">
                <text:p>1261278681.2837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756789995">
                <text:p>12756789995</text:p>
              </table:table-cell>
              <table:table-cell office:value-type="float" office:value="1262330934.69546">
                <text:p>1262330934.6954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767901106">
                <text:p>12767901106</text:p>
              </table:table-cell>
              <table:table-cell office:value-type="float" office:value="1263383150.48951">
                <text:p>1263383150.4895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779012217">
                <text:p>12779012217</text:p>
              </table:table-cell>
              <table:table-cell office:value-type="float" office:value="1264435328.70133">
                <text:p>1264435328.7013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790123328">
                <text:p>12790123328</text:p>
              </table:table-cell>
              <table:table-cell office:value-type="float" office:value="1265487469.36629">
                <text:p>1265487469.3662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801234439">
                <text:p>12801234439</text:p>
              </table:table-cell>
              <table:table-cell office:value-type="float" office:value="1266539572.51967">
                <text:p>1266539572.5196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812345550">
                <text:p>12812345550</text:p>
              </table:table-cell>
              <table:table-cell office:value-type="float" office:value="1267591638.19669">
                <text:p>1267591638.1966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823456661">
                <text:p>12823456661</text:p>
              </table:table-cell>
              <table:table-cell office:value-type="float" office:value="1268643666.43251">
                <text:p>1268643666.4325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834567772">
                <text:p>12834567772</text:p>
              </table:table-cell>
              <table:table-cell office:value-type="float" office:value="1269695657.26224">
                <text:p>1269695657.2622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845678883">
                <text:p>12845678883</text:p>
              </table:table-cell>
              <table:table-cell office:value-type="float" office:value="1270747610.72091">
                <text:p>1270747610.720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2856789994">
                <text:p>12856789994</text:p>
              </table:table-cell>
              <table:table-cell office:value-type="float" office:value="1271799526.84348">
                <text:p>1271799526.8434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2867901105">
                <text:p>12867901105</text:p>
              </table:table-cell>
              <table:table-cell office:value-type="float" office:value="1272851405.66486">
                <text:p>1272851405.6648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879012216">
                <text:p>12879012216</text:p>
              </table:table-cell>
              <table:table-cell office:value-type="float" office:value="1273903247.21991">
                <text:p>1273903247.2199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890123327">
                <text:p>12890123327</text:p>
              </table:table-cell>
              <table:table-cell office:value-type="float" office:value="1274955051.54339">
                <text:p>1274955051.5433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901234438">
                <text:p>12901234438</text:p>
              </table:table-cell>
              <table:table-cell office:value-type="float" office:value="1276006818.67004">
                <text:p>1276006818.6700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2912345549">
                <text:p>12912345549</text:p>
              </table:table-cell>
              <table:table-cell office:value-type="float" office:value="1277058548.6345">
                <text:p>1277058548.634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2923456660">
                <text:p>12923456660</text:p>
              </table:table-cell>
              <table:table-cell office:value-type="float" office:value="1278110241.47137">
                <text:p>1278110241.4713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934567771">
                <text:p>12934567771</text:p>
              </table:table-cell>
              <table:table-cell office:value-type="float" office:value="1279161897.21519">
                <text:p>1279161897.2151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945678882">
                <text:p>12945678882</text:p>
              </table:table-cell>
              <table:table-cell office:value-type="float" office:value="1280213515.90043">
                <text:p>1280213515.9004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956789993">
                <text:p>12956789993</text:p>
              </table:table-cell>
              <table:table-cell office:value-type="float" office:value="1281265097.56149">
                <text:p>1281265097.5614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2967901104">
                <text:p>12967901104</text:p>
              </table:table-cell>
              <table:table-cell office:value-type="float" office:value="1282316642.23273">
                <text:p>1282316642.2327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2979012215">
                <text:p>12979012215</text:p>
              </table:table-cell>
              <table:table-cell office:value-type="float" office:value="1283368149.94842">
                <text:p>1283368149.9484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2990123326">
                <text:p>12990123326</text:p>
              </table:table-cell>
              <table:table-cell office:value-type="float" office:value="1284419620.74281">
                <text:p>1284419620.7428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3001234437">
                <text:p>13001234437</text:p>
              </table:table-cell>
              <table:table-cell office:value-type="float" office:value="1285471054.65004">
                <text:p>1285471054.650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3012345548">
                <text:p>13012345548</text:p>
              </table:table-cell>
              <table:table-cell office:value-type="float" office:value="1286522451.70423">
                <text:p>1286522451.7042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3023456659">
                <text:p>13023456659</text:p>
              </table:table-cell>
              <table:table-cell office:value-type="float" office:value="1287573811.93941">
                <text:p>1287573811.939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3034567770">
                <text:p>13034567770</text:p>
              </table:table-cell>
              <table:table-cell office:value-type="float" office:value="1288625135.38957">
                <text:p>1288625135.389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3045678881">
                <text:p>13045678881</text:p>
              </table:table-cell>
              <table:table-cell office:value-type="float" office:value="1289676422.08864">
                <text:p>1289676422.0886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3056789992">
                <text:p>13056789992</text:p>
              </table:table-cell>
              <table:table-cell office:value-type="float" office:value="1290727672.07046">
                <text:p>1290727672.0704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3067901103">
                <text:p>13067901103</text:p>
              </table:table-cell>
              <table:table-cell office:value-type="float" office:value="1291778885.36885">
                <text:p>1291778885.3688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079012214">
                <text:p>13079012214</text:p>
              </table:table-cell>
              <table:table-cell office:value-type="float" office:value="1292830062.01754">
                <text:p>1292830062.0175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3090123325">
                <text:p>13090123325</text:p>
              </table:table-cell>
              <table:table-cell office:value-type="float" office:value="1293881202.05023">
                <text:p>1293881202.0502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3101234436">
                <text:p>13101234436</text:p>
              </table:table-cell>
              <table:table-cell office:value-type="float" office:value="1294932305.50052">
                <text:p>1294932305.500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3112345547">
                <text:p>13112345547</text:p>
              </table:table-cell>
              <table:table-cell office:value-type="float" office:value="1295983372.40198">
                <text:p>1295983372.4019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3123456658">
                <text:p>13123456658</text:p>
              </table:table-cell>
              <table:table-cell office:value-type="float" office:value="1297034402.78812">
                <text:p>1297034402.788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134567769">
                <text:p>13134567769</text:p>
              </table:table-cell>
              <table:table-cell office:value-type="float" office:value="1298085396.69238">
                <text:p>1298085396.692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3145678880">
                <text:p>13145678880</text:p>
              </table:table-cell>
              <table:table-cell office:value-type="float" office:value="1299136354.14815">
                <text:p>1299136354.1481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3156789991">
                <text:p>13156789991</text:p>
              </table:table-cell>
              <table:table-cell office:value-type="float" office:value="1300187275.18874">
                <text:p>1300187275.1887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3167901102">
                <text:p>13167901102</text:p>
              </table:table-cell>
              <table:table-cell office:value-type="float" office:value="1301238159.84744">
                <text:p>1301238159.8474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3179012213">
                <text:p>13179012213</text:p>
              </table:table-cell>
              <table:table-cell office:value-type="float" office:value="1302289008.15745">
                <text:p>1302289008.1574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3190123324">
                <text:p>13190123324</text:p>
              </table:table-cell>
              <table:table-cell office:value-type="float" office:value="1303339820.15191">
                <text:p>1303339820.1519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3201234435">
                <text:p>13201234435</text:p>
              </table:table-cell>
              <table:table-cell office:value-type="float" office:value="1304390595.86393">
                <text:p>1304390595.8639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3212345546">
                <text:p>13212345546</text:p>
              </table:table-cell>
              <table:table-cell office:value-type="float" office:value="1305441335.32654">
                <text:p>1305441335.326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3223456657">
                <text:p>13223456657</text:p>
              </table:table-cell>
              <table:table-cell office:value-type="float" office:value="1306492038.57271">
                <text:p>1306492038.5727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3234567768">
                <text:p>13234567768</text:p>
              </table:table-cell>
              <table:table-cell office:value-type="float" office:value="1307542705.63537">
                <text:p>1307542705.6353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3245678879">
                <text:p>13245678879</text:p>
              </table:table-cell>
              <table:table-cell office:value-type="float" office:value="1308593336.54737">
                <text:p>1308593336.5473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3256789990">
                <text:p>13256789990</text:p>
              </table:table-cell>
              <table:table-cell office:value-type="float" office:value="1309643931.34152">
                <text:p>1309643931.3415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3267901101">
                <text:p>13267901101</text:p>
              </table:table-cell>
              <table:table-cell office:value-type="float" office:value="1310694490.05057">
                <text:p>1310694490.0505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3279012212">
                <text:p>13279012212</text:p>
              </table:table-cell>
              <table:table-cell office:value-type="float" office:value="1311745012.7072">
                <text:p>1311745012.707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290123323">
                <text:p>13290123323</text:p>
              </table:table-cell>
              <table:table-cell office:value-type="float" office:value="1312795499.34404">
                <text:p>1312795499.3440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3301234434">
                <text:p>13301234434</text:p>
              </table:table-cell>
              <table:table-cell office:value-type="float" office:value="1313845949.99368">
                <text:p>1313845949.9936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3312345545">
                <text:p>13312345545</text:p>
              </table:table-cell>
              <table:table-cell office:value-type="float" office:value="1314896364.68863">
                <text:p>1314896364.6886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3323456656">
                <text:p>13323456656</text:p>
              </table:table-cell>
              <table:table-cell office:value-type="float" office:value="1315946743.46136">
                <text:p>1315946743.4613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3334567767">
                <text:p>13334567767</text:p>
              </table:table-cell>
              <table:table-cell office:value-type="float" office:value="1316997086.34426">
                <text:p>1316997086.3442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3345678878">
                <text:p>13345678878</text:p>
              </table:table-cell>
              <table:table-cell office:value-type="float" office:value="1318047393.3697">
                <text:p>1318047393.369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3356789989">
                <text:p>13356789989</text:p>
              </table:table-cell>
              <table:table-cell office:value-type="float" office:value="1319097664.56995">
                <text:p>1319097664.5699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367901100">
                <text:p>13367901100</text:p>
              </table:table-cell>
              <table:table-cell office:value-type="float" office:value="1320147899.97727">
                <text:p>1320147899.9772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3379012211">
                <text:p>13379012211</text:p>
              </table:table-cell>
              <table:table-cell office:value-type="float" office:value="1321198099.62383">
                <text:p>1321198099.6238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3390123322">
                <text:p>13390123322</text:p>
              </table:table-cell>
              <table:table-cell office:value-type="float" office:value="1322248263.54175">
                <text:p>1322248263.5417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3401234433">
                <text:p>13401234433</text:p>
              </table:table-cell>
              <table:table-cell office:value-type="float" office:value="1323298391.76311">
                <text:p>1323298391.7631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3412345544">
                <text:p>13412345544</text:p>
              </table:table-cell>
              <table:table-cell office:value-type="float" office:value="1324348484.31993">
                <text:p>1324348484.3199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3423456655">
                <text:p>13423456655</text:p>
              </table:table-cell>
              <table:table-cell office:value-type="float" office:value="1325398541.24415">
                <text:p>1325398541.2441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3434567766">
                <text:p>13434567766</text:p>
              </table:table-cell>
              <table:table-cell office:value-type="float" office:value="1326448562.56769">
                <text:p>1326448562.5676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3445678877">
                <text:p>13445678877</text:p>
              </table:table-cell>
              <table:table-cell office:value-type="float" office:value="1327498548.3224">
                <text:p>1327498548.322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3456789988">
                <text:p>13456789988</text:p>
              </table:table-cell>
              <table:table-cell office:value-type="float" office:value="1328548498.54006">
                <text:p>1328548498.5400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467901099">
                <text:p>13467901099</text:p>
              </table:table-cell>
              <table:table-cell office:value-type="float" office:value="1329598413.25242">
                <text:p>1329598413.2524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479012210">
                <text:p>13479012210</text:p>
              </table:table-cell>
              <table:table-cell office:value-type="float" office:value="1330648292.49117">
                <text:p>1330648292.4911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3490123321">
                <text:p>13490123321</text:p>
              </table:table-cell>
              <table:table-cell office:value-type="float" office:value="1331698136.28793">
                <text:p>1331698136.2879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3501234432">
                <text:p>13501234432</text:p>
              </table:table-cell>
              <table:table-cell office:value-type="float" office:value="1332747944.67429">
                <text:p>1332747944.6742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512345543">
                <text:p>13512345543</text:p>
              </table:table-cell>
              <table:table-cell office:value-type="float" office:value="1333797717.68175">
                <text:p>1333797717.6817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3523456654">
                <text:p>13523456654</text:p>
              </table:table-cell>
              <table:table-cell office:value-type="float" office:value="1334847455.3418">
                <text:p>1334847455.341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3534567765">
                <text:p>13534567765</text:p>
              </table:table-cell>
              <table:table-cell office:value-type="float" office:value="1335897157.68585">
                <text:p>1335897157.6858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3545678876">
                <text:p>13545678876</text:p>
              </table:table-cell>
              <table:table-cell office:value-type="float" office:value="1336946824.74525">
                <text:p>1336946824.745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3556789987">
                <text:p>13556789987</text:p>
              </table:table-cell>
              <table:table-cell office:value-type="float" office:value="1337996456.55131">
                <text:p>1337996456.5513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3567901098">
                <text:p>13567901098</text:p>
              </table:table-cell>
              <table:table-cell office:value-type="float" office:value="1339046053.13529">
                <text:p>1339046053.1352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3579012209">
                <text:p>13579012209</text:p>
              </table:table-cell>
              <table:table-cell office:value-type="float" office:value="1340095614.52838">
                <text:p>1340095614.5283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3590123320">
                <text:p>13590123320</text:p>
              </table:table-cell>
              <table:table-cell office:value-type="float" office:value="1341145140.76174">
                <text:p>1341145140.7617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3601234431">
                <text:p>13601234431</text:p>
              </table:table-cell>
              <table:table-cell office:value-type="float" office:value="1342194631.86646">
                <text:p>1342194631.8664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3612345542">
                <text:p>13612345542</text:p>
              </table:table-cell>
              <table:table-cell office:value-type="float" office:value="1343244087.87357">
                <text:p>1343244087.8735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3623456653">
                <text:p>13623456653</text:p>
              </table:table-cell>
              <table:table-cell office:value-type="float" office:value="1344293508.81407">
                <text:p>1344293508.8140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634567764">
                <text:p>13634567764</text:p>
              </table:table-cell>
              <table:table-cell office:value-type="float" office:value="1345342894.71889">
                <text:p>1345342894.7188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3645678875">
                <text:p>13645678875</text:p>
              </table:table-cell>
              <table:table-cell office:value-type="float" office:value="1346392245.61891">
                <text:p>1346392245.6189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3656789986">
                <text:p>13656789986</text:p>
              </table:table-cell>
              <table:table-cell office:value-type="float" office:value="1347441561.54497">
                <text:p>1347441561.5449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3667901097">
                <text:p>13667901097</text:p>
              </table:table-cell>
              <table:table-cell office:value-type="float" office:value="1348490842.52783">
                <text:p>1348490842.5278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3679012208">
                <text:p>13679012208</text:p>
              </table:table-cell>
              <table:table-cell office:value-type="float" office:value="1349540088.59824">
                <text:p>1349540088.5982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3690123319">
                <text:p>13690123319</text:p>
              </table:table-cell>
              <table:table-cell office:value-type="float" office:value="1350589299.78685">
                <text:p>1350589299.7868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3701234430">
                <text:p>13701234430</text:p>
              </table:table-cell>
              <table:table-cell office:value-type="float" office:value="1351638476.1243">
                <text:p>1351638476.12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3712345541">
                <text:p>13712345541</text:p>
              </table:table-cell>
              <table:table-cell office:value-type="float" office:value="1352687617.64115">
                <text:p>1352687617.6411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3723456652">
                <text:p>13723456652</text:p>
              </table:table-cell>
              <table:table-cell office:value-type="float" office:value="1353736724.36793">
                <text:p>1353736724.3679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3734567763">
                <text:p>13734567763</text:p>
              </table:table-cell>
              <table:table-cell office:value-type="float" office:value="1354785796.33509">
                <text:p>1354785796.3350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3745678874">
                <text:p>13745678874</text:p>
              </table:table-cell>
              <table:table-cell office:value-type="float" office:value="1355834833.57305">
                <text:p>1355834833.5730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3756789985">
                <text:p>13756789985</text:p>
              </table:table-cell>
              <table:table-cell office:value-type="float" office:value="1356883836.11219">
                <text:p>1356883836.1121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3767901096">
                <text:p>13767901096</text:p>
              </table:table-cell>
              <table:table-cell office:value-type="float" office:value="1357932803.9828">
                <text:p>1357932803.982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3779012207">
                <text:p>13779012207</text:p>
              </table:table-cell>
              <table:table-cell office:value-type="float" office:value="1358981737.21516">
                <text:p>1358981737.2151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3790123318">
                <text:p>13790123318</text:p>
              </table:table-cell>
              <table:table-cell office:value-type="float" office:value="1360030635.83948">
                <text:p>1360030635.8394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3801234429">
                <text:p>13801234429</text:p>
              </table:table-cell>
              <table:table-cell office:value-type="float" office:value="1361079499.88591">
                <text:p>1361079499.8859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3812345540">
                <text:p>13812345540</text:p>
              </table:table-cell>
              <table:table-cell office:value-type="float" office:value="1362128329.38456">
                <text:p>1362128329.3845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3823456651">
                <text:p>13823456651</text:p>
              </table:table-cell>
              <table:table-cell office:value-type="float" office:value="1363177124.3655">
                <text:p>1363177124.365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3834567762">
                <text:p>13834567762</text:p>
              </table:table-cell>
              <table:table-cell office:value-type="float" office:value="1364225884.85874">
                <text:p>1364225884.8587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3845678873">
                <text:p>13845678873</text:p>
              </table:table-cell>
              <table:table-cell office:value-type="float" office:value="1365274610.89423">
                <text:p>1365274610.8942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3856789984">
                <text:p>13856789984</text:p>
              </table:table-cell>
              <table:table-cell office:value-type="float" office:value="1366323302.50188">
                <text:p>1366323302.5018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3867901095">
                <text:p>13867901095</text:p>
              </table:table-cell>
              <table:table-cell office:value-type="float" office:value="1367371959.71155">
                <text:p>1367371959.711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3879012206">
                <text:p>13879012206</text:p>
              </table:table-cell>
              <table:table-cell office:value-type="float" office:value="1368420582.55305">
                <text:p>1368420582.5530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890123317">
                <text:p>13890123317</text:p>
              </table:table-cell>
              <table:table-cell office:value-type="float" office:value="1369469171.05614">
                <text:p>1369469171.0561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3901234428">
                <text:p>13901234428</text:p>
              </table:table-cell>
              <table:table-cell office:value-type="float" office:value="1370517725.25052">
                <text:p>1370517725.2505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3912345539">
                <text:p>13912345539</text:p>
              </table:table-cell>
              <table:table-cell office:value-type="float" office:value="1371566245.16587">
                <text:p>1371566245.1658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3923456650">
                <text:p>13923456650</text:p>
              </table:table-cell>
              <table:table-cell office:value-type="float" office:value="1372614730.83178">
                <text:p>1372614730.8317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3934567761">
                <text:p>13934567761</text:p>
              </table:table-cell>
              <table:table-cell office:value-type="float" office:value="1373663182.27782">
                <text:p>1373663182.2778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3945678872">
                <text:p>13945678872</text:p>
              </table:table-cell>
              <table:table-cell office:value-type="float" office:value="1374711599.53351">
                <text:p>1374711599.5335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3956789983">
                <text:p>13956789983</text:p>
              </table:table-cell>
              <table:table-cell office:value-type="float" office:value="1375759982.6283">
                <text:p>1375759982.628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3967901094">
                <text:p>13967901094</text:p>
              </table:table-cell>
              <table:table-cell office:value-type="float" office:value="1376808331.59161">
                <text:p>1376808331.5916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3979012205">
                <text:p>13979012205</text:p>
              </table:table-cell>
              <table:table-cell office:value-type="float" office:value="1377856646.45281">
                <text:p>1377856646.4528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3990123316">
                <text:p>13990123316</text:p>
              </table:table-cell>
              <table:table-cell office:value-type="float" office:value="1378904927.2412">
                <text:p>1378904927.241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001234427">
                <text:p>14001234427</text:p>
              </table:table-cell>
              <table:table-cell office:value-type="float" office:value="1379953173.98607">
                <text:p>1379953173.9860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012345538">
                <text:p>14012345538</text:p>
              </table:table-cell>
              <table:table-cell office:value-type="float" office:value="1381001386.71663">
                <text:p>1381001386.7166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4023456649">
                <text:p>14023456649</text:p>
              </table:table-cell>
              <table:table-cell office:value-type="float" office:value="1382049565.46205">
                <text:p>1382049565.4620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4034567760">
                <text:p>14034567760</text:p>
              </table:table-cell>
              <table:table-cell office:value-type="float" office:value="1383097710.25146">
                <text:p>1383097710.2514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4045678871">
                <text:p>14045678871</text:p>
              </table:table-cell>
              <table:table-cell office:value-type="float" office:value="1384145821.11393">
                <text:p>1384145821.1139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056789982">
                <text:p>14056789982</text:p>
              </table:table-cell>
              <table:table-cell office:value-type="float" office:value="1385193898.07848">
                <text:p>1385193898.0784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067901093">
                <text:p>14067901093</text:p>
              </table:table-cell>
              <table:table-cell office:value-type="float" office:value="1386241941.1741">
                <text:p>1386241941.174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4079012204">
                <text:p>14079012204</text:p>
              </table:table-cell>
              <table:table-cell office:value-type="float" office:value="1387289950.42973">
                <text:p>1387289950.4297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4090123315">
                <text:p>14090123315</text:p>
              </table:table-cell>
              <table:table-cell office:value-type="float" office:value="1388337925.87424">
                <text:p>1388337925.8742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4101234426">
                <text:p>14101234426</text:p>
              </table:table-cell>
              <table:table-cell office:value-type="float" office:value="1389385867.53646">
                <text:p>1389385867.5364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4112345537">
                <text:p>14112345537</text:p>
              </table:table-cell>
              <table:table-cell office:value-type="float" office:value="1390433775.4452">
                <text:p>1390433775.445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123456648">
                <text:p>14123456648</text:p>
              </table:table-cell>
              <table:table-cell office:value-type="float" office:value="1391481649.62919">
                <text:p>1391481649.6291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4134567759">
                <text:p>14134567759</text:p>
              </table:table-cell>
              <table:table-cell office:value-type="float" office:value="1392529490.11713">
                <text:p>1392529490.1171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4145678870">
                <text:p>14145678870</text:p>
              </table:table-cell>
              <table:table-cell office:value-type="float" office:value="1393577296.93767">
                <text:p>1393577296.937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4156789981">
                <text:p>14156789981</text:p>
              </table:table-cell>
              <table:table-cell office:value-type="float" office:value="1394625070.1194">
                <text:p>1394625070.119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4167901092">
                <text:p>14167901092</text:p>
              </table:table-cell>
              <table:table-cell office:value-type="float" office:value="1395672809.69088">
                <text:p>1395672809.6908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4179012203">
                <text:p>14179012203</text:p>
              </table:table-cell>
              <table:table-cell office:value-type="float" office:value="1396720515.68062">
                <text:p>1396720515.6806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4190123314">
                <text:p>14190123314</text:p>
              </table:table-cell>
              <table:table-cell office:value-type="float" office:value="1397768188.11708">
                <text:p>1397768188.1170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4201234425">
                <text:p>14201234425</text:p>
              </table:table-cell>
              <table:table-cell office:value-type="float" office:value="1398815827.02868">
                <text:p>1398815827.0286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4212345536">
                <text:p>14212345536</text:p>
              </table:table-cell>
              <table:table-cell office:value-type="float" office:value="1399863432.44377">
                <text:p>1399863432.4437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4223456647">
                <text:p>14223456647</text:p>
              </table:table-cell>
              <table:table-cell office:value-type="float" office:value="1400911004.3907">
                <text:p>1400911004.390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4234567758">
                <text:p>14234567758</text:p>
              </table:table-cell>
              <table:table-cell office:value-type="float" office:value="1401958542.89772">
                <text:p>1401958542.8977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4245678869">
                <text:p>14245678869</text:p>
              </table:table-cell>
              <table:table-cell office:value-type="float" office:value="1403006047.99307">
                <text:p>1403006047.9930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4256789980">
                <text:p>14256789980</text:p>
              </table:table-cell>
              <table:table-cell office:value-type="float" office:value="1404053519.70494">
                <text:p>1404053519.7049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4267901091">
                <text:p>14267901091</text:p>
              </table:table-cell>
              <table:table-cell office:value-type="float" office:value="1405100958.06146">
                <text:p>1405100958.0614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279012202">
                <text:p>14279012202</text:p>
              </table:table-cell>
              <table:table-cell office:value-type="float" office:value="1406148363.09073">
                <text:p>1406148363.0907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4290123313">
                <text:p>14290123313</text:p>
              </table:table-cell>
              <table:table-cell office:value-type="float" office:value="1407195734.82079">
                <text:p>1407195734.8207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4301234424">
                <text:p>14301234424</text:p>
              </table:table-cell>
              <table:table-cell office:value-type="float" office:value="1408243073.27965">
                <text:p>1408243073.279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4312345535">
                <text:p>14312345535</text:p>
              </table:table-cell>
              <table:table-cell office:value-type="float" office:value="1409290378.49525">
                <text:p>1409290378.4952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4323456646">
                <text:p>14323456646</text:p>
              </table:table-cell>
              <table:table-cell office:value-type="float" office:value="1410337650.49551">
                <text:p>1410337650.4955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4334567757">
                <text:p>14334567757</text:p>
              </table:table-cell>
              <table:table-cell office:value-type="float" office:value="1411384889.30831">
                <text:p>1411384889.3083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345678868">
                <text:p>14345678868</text:p>
              </table:table-cell>
              <table:table-cell office:value-type="float" office:value="1412432094.96145">
                <text:p>1412432094.9614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4356789979">
                <text:p>14356789979</text:p>
              </table:table-cell>
              <table:table-cell office:value-type="float" office:value="1413479267.48271">
                <text:p>1413479267.4827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4367901090">
                <text:p>14367901090</text:p>
              </table:table-cell>
              <table:table-cell office:value-type="float" office:value="1414526406.89983">
                <text:p>1414526406.8998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4379012201">
                <text:p>14379012201</text:p>
              </table:table-cell>
              <table:table-cell office:value-type="float" office:value="1415573513.24049">
                <text:p>1415573513.2404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4390123312">
                <text:p>14390123312</text:p>
              </table:table-cell>
              <table:table-cell office:value-type="float" office:value="1416620586.53233">
                <text:p>1416620586.5323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4401234423">
                <text:p>14401234423</text:p>
              </table:table-cell>
              <table:table-cell office:value-type="float" office:value="1417667626.80295">
                <text:p>1417667626.8029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4412345534">
                <text:p>14412345534</text:p>
              </table:table-cell>
              <table:table-cell office:value-type="float" office:value="1418714634.07991">
                <text:p>1418714634.0799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4423456645">
                <text:p>14423456645</text:p>
              </table:table-cell>
              <table:table-cell office:value-type="float" office:value="1419761608.39071">
                <text:p>1419761608.3907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4434567756">
                <text:p>14434567756</text:p>
              </table:table-cell>
              <table:table-cell office:value-type="float" office:value="1420808549.76281">
                <text:p>1420808549.7628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4445678867">
                <text:p>14445678867</text:p>
              </table:table-cell>
              <table:table-cell office:value-type="float" office:value="1421855458.22364">
                <text:p>1421855458.2236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456789978">
                <text:p>14456789978</text:p>
              </table:table-cell>
              <table:table-cell office:value-type="float" office:value="1422902333.80057">
                <text:p>1422902333.8005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467901089">
                <text:p>14467901089</text:p>
              </table:table-cell>
              <table:table-cell office:value-type="float" office:value="1423949176.52094">
                <text:p>1423949176.5209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4479012200">
                <text:p>14479012200</text:p>
              </table:table-cell>
              <table:table-cell office:value-type="float" office:value="1424995986.41203">
                <text:p>1424995986.4120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4490123311">
                <text:p>14490123311</text:p>
              </table:table-cell>
              <table:table-cell office:value-type="float" office:value="1426042763.50109">
                <text:p>1426042763.5010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4501234422">
                <text:p>14501234422</text:p>
              </table:table-cell>
              <table:table-cell office:value-type="float" office:value="1427089507.81533">
                <text:p>1427089507.8153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512345533">
                <text:p>14512345533</text:p>
              </table:table-cell>
              <table:table-cell office:value-type="float" office:value="1428136219.38189">
                <text:p>1428136219.3818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523456644">
                <text:p>14523456644</text:p>
              </table:table-cell>
              <table:table-cell office:value-type="float" office:value="1429182898.22789">
                <text:p>1429182898.2278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4534567755">
                <text:p>14534567755</text:p>
              </table:table-cell>
              <table:table-cell office:value-type="float" office:value="1430229544.38042">
                <text:p>1430229544.3804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4545678866">
                <text:p>14545678866</text:p>
              </table:table-cell>
              <table:table-cell office:value-type="float" office:value="1431276157.86648">
                <text:p>1431276157.8664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4556789977">
                <text:p>14556789977</text:p>
              </table:table-cell>
              <table:table-cell office:value-type="float" office:value="1432322738.71308">
                <text:p>1432322738.7130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4567901088">
                <text:p>14567901088</text:p>
              </table:table-cell>
              <table:table-cell office:value-type="float" office:value="1433369286.94714">
                <text:p>1433369286.9471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4579012199">
                <text:p>14579012199</text:p>
              </table:table-cell>
              <table:table-cell office:value-type="float" office:value="1434415802.59558">
                <text:p>1434415802.5955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4590123310">
                <text:p>14590123310</text:p>
              </table:table-cell>
              <table:table-cell office:value-type="float" office:value="1435462285.68525">
                <text:p>1435462285.6852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601234421">
                <text:p>14601234421</text:p>
              </table:table-cell>
              <table:table-cell office:value-type="float" office:value="1436508736.24296">
                <text:p>1436508736.2429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4612345532">
                <text:p>14612345532</text:p>
              </table:table-cell>
              <table:table-cell office:value-type="float" office:value="1437555154.29548">
                <text:p>1437555154.2954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4623456643">
                <text:p>14623456643</text:p>
              </table:table-cell>
              <table:table-cell office:value-type="float" office:value="1438601539.86955">
                <text:p>1438601539.8695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634567754">
                <text:p>14634567754</text:p>
              </table:table-cell>
              <table:table-cell office:value-type="float" office:value="1439647892.99184">
                <text:p>1439647892.9918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4645678865">
                <text:p>14645678865</text:p>
              </table:table-cell>
              <table:table-cell office:value-type="float" office:value="1440694213.68902">
                <text:p>1440694213.6890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656789976">
                <text:p>14656789976</text:p>
              </table:table-cell>
              <table:table-cell office:value-type="float" office:value="1441740501.98767">
                <text:p>1441740501.9876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4667901087">
                <text:p>14667901087</text:p>
              </table:table-cell>
              <table:table-cell office:value-type="float" office:value="1442786757.91436">
                <text:p>1442786757.9143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679012198">
                <text:p>14679012198</text:p>
              </table:table-cell>
              <table:table-cell office:value-type="float" office:value="1443832981.4956">
                <text:p>1443832981.495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690123309">
                <text:p>14690123309</text:p>
              </table:table-cell>
              <table:table-cell office:value-type="float" office:value="1444879172.75788">
                <text:p>1444879172.7578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701234420">
                <text:p>14701234420</text:p>
              </table:table-cell>
              <table:table-cell office:value-type="float" office:value="1445925331.72763">
                <text:p>1445925331.7276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4712345531">
                <text:p>14712345531</text:p>
              </table:table-cell>
              <table:table-cell office:value-type="float" office:value="1446971458.43124">
                <text:p>1446971458.4312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4723456642">
                <text:p>14723456642</text:p>
              </table:table-cell>
              <table:table-cell office:value-type="float" office:value="1448017552.89507">
                <text:p>1448017552.8950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4734567753">
                <text:p>14734567753</text:p>
              </table:table-cell>
              <table:table-cell office:value-type="float" office:value="1449063615.14542">
                <text:p>1449063615.1454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4745678864">
                <text:p>14745678864</text:p>
              </table:table-cell>
              <table:table-cell office:value-type="float" office:value="1450109645.20856">
                <text:p>1450109645.2085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756789975">
                <text:p>14756789975</text:p>
              </table:table-cell>
              <table:table-cell office:value-type="float" office:value="1451155643.11073">
                <text:p>1451155643.1107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4767901086">
                <text:p>14767901086</text:p>
              </table:table-cell>
              <table:table-cell office:value-type="float" office:value="1452201608.8781">
                <text:p>1452201608.878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4779012197">
                <text:p>14779012197</text:p>
              </table:table-cell>
              <table:table-cell office:value-type="float" office:value="1453247542.53683">
                <text:p>1453247542.5368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4790123308">
                <text:p>14790123308</text:p>
              </table:table-cell>
              <table:table-cell office:value-type="float" office:value="1454293444.11301">
                <text:p>1454293444.1130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4801234419">
                <text:p>14801234419</text:p>
              </table:table-cell>
              <table:table-cell office:value-type="float" office:value="1455339313.63272">
                <text:p>1455339313.6327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4812345530">
                <text:p>14812345530</text:p>
              </table:table-cell>
              <table:table-cell office:value-type="float" office:value="1456385151.12197">
                <text:p>1456385151.1219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4823456641">
                <text:p>14823456641</text:p>
              </table:table-cell>
              <table:table-cell office:value-type="float" office:value="1457430956.60674">
                <text:p>1457430956.6067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834567752">
                <text:p>14834567752</text:p>
              </table:table-cell>
              <table:table-cell office:value-type="float" office:value="1458476730.11299">
                <text:p>1458476730.112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4845678863">
                <text:p>14845678863</text:p>
              </table:table-cell>
              <table:table-cell office:value-type="float" office:value="1459522471.6666">
                <text:p>1459522471.666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4856789974">
                <text:p>14856789974</text:p>
              </table:table-cell>
              <table:table-cell office:value-type="float" office:value="1460568181.29345">
                <text:p>1460568181.2934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4867901085">
                <text:p>14867901085</text:p>
              </table:table-cell>
              <table:table-cell office:value-type="float" office:value="1461613859.01935">
                <text:p>1461613859.0193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4879012196">
                <text:p>14879012196</text:p>
              </table:table-cell>
              <table:table-cell office:value-type="float" office:value="1462659504.87007">
                <text:p>1462659504.8700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890123307">
                <text:p>14890123307</text:p>
              </table:table-cell>
              <table:table-cell office:value-type="float" office:value="1463705118.87137">
                <text:p>1463705118.8713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4901234418">
                <text:p>14901234418</text:p>
              </table:table-cell>
              <table:table-cell office:value-type="float" office:value="1464750701.04894">
                <text:p>1464750701.0489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4912345529">
                <text:p>14912345529</text:p>
              </table:table-cell>
              <table:table-cell office:value-type="float" office:value="1465796251.42844">
                <text:p>1465796251.4284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4923456640">
                <text:p>14923456640</text:p>
              </table:table-cell>
              <table:table-cell office:value-type="float" office:value="1466841770.03549">
                <text:p>1466841770.0354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4934567751">
                <text:p>14934567751</text:p>
              </table:table-cell>
              <table:table-cell office:value-type="float" office:value="1467887256.89568">
                <text:p>1467887256.8956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4945678862">
                <text:p>14945678862</text:p>
              </table:table-cell>
              <table:table-cell office:value-type="float" office:value="1468932712.03453">
                <text:p>1468932712.0345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4956789973">
                <text:p>14956789973</text:p>
              </table:table-cell>
              <table:table-cell office:value-type="float" office:value="1469978135.47756">
                <text:p>1469978135.4775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4967901084">
                <text:p>14967901084</text:p>
              </table:table-cell>
              <table:table-cell office:value-type="float" office:value="1471023527.25023">
                <text:p>1471023527.2502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4979012195">
                <text:p>14979012195</text:p>
              </table:table-cell>
              <table:table-cell office:value-type="float" office:value="1472068887.37795">
                <text:p>1472068887.3779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4990123306">
                <text:p>14990123306</text:p>
              </table:table-cell>
              <table:table-cell office:value-type="float" office:value="1473114215.88611">
                <text:p>1473114215.8861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001234417">
                <text:p>15001234417</text:p>
              </table:table-cell>
              <table:table-cell office:value-type="float" office:value="1474159512.80006">
                <text:p>1474159512.8000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012345528">
                <text:p>15012345528</text:p>
              </table:table-cell>
              <table:table-cell office:value-type="float" office:value="1475204778.1451">
                <text:p>1475204778.145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023456639">
                <text:p>15023456639</text:p>
              </table:table-cell>
              <table:table-cell office:value-type="float" office:value="1476250011.94649">
                <text:p>1476250011.9464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034567750">
                <text:p>15034567750</text:p>
              </table:table-cell>
              <table:table-cell office:value-type="float" office:value="1477295214.22947">
                <text:p>1477295214.2294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045678861">
                <text:p>15045678861</text:p>
              </table:table-cell>
              <table:table-cell office:value-type="float" office:value="1478340385.01921">
                <text:p>1478340385.0192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056789972">
                <text:p>15056789972</text:p>
              </table:table-cell>
              <table:table-cell office:value-type="float" office:value="1479385524.34088">
                <text:p>1479385524.3408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067901083">
                <text:p>15067901083</text:p>
              </table:table-cell>
              <table:table-cell office:value-type="float" office:value="1480430632.21957">
                <text:p>1480430632.2195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079012194">
                <text:p>15079012194</text:p>
              </table:table-cell>
              <table:table-cell office:value-type="float" office:value="1481475708.68036">
                <text:p>1481475708.6803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090123305">
                <text:p>15090123305</text:p>
              </table:table-cell>
              <table:table-cell office:value-type="float" office:value="1482520753.74829">
                <text:p>1482520753.7482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101234416">
                <text:p>15101234416</text:p>
              </table:table-cell>
              <table:table-cell office:value-type="float" office:value="1483565767.44834">
                <text:p>1483565767.4483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112345527">
                <text:p>15112345527</text:p>
              </table:table-cell>
              <table:table-cell office:value-type="float" office:value="1484610749.80548">
                <text:p>1484610749.8054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123456638">
                <text:p>15123456638</text:p>
              </table:table-cell>
              <table:table-cell office:value-type="float" office:value="1485655700.84463">
                <text:p>1485655700.8446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134567749">
                <text:p>15134567749</text:p>
              </table:table-cell>
              <table:table-cell office:value-type="float" office:value="1486700620.59066">
                <text:p>1486700620.5906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145678860">
                <text:p>15145678860</text:p>
              </table:table-cell>
              <table:table-cell office:value-type="float" office:value="1487745509.06841">
                <text:p>1487745509.0684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156789971">
                <text:p>15156789971</text:p>
              </table:table-cell>
              <table:table-cell office:value-type="float" office:value="1488790366.3027">
                <text:p>1488790366.302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167901082">
                <text:p>15167901082</text:p>
              </table:table-cell>
              <table:table-cell office:value-type="float" office:value="1489835192.31828">
                <text:p>1489835192.3182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179012193">
                <text:p>15179012193</text:p>
              </table:table-cell>
              <table:table-cell office:value-type="float" office:value="1490879987.13989">
                <text:p>1490879987.1398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190123304">
                <text:p>15190123304</text:p>
              </table:table-cell>
              <table:table-cell office:value-type="float" office:value="1491924750.79221">
                <text:p>1491924750.7922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201234415">
                <text:p>15201234415</text:p>
              </table:table-cell>
              <table:table-cell office:value-type="float" office:value="1492969483.2999">
                <text:p>1492969483.299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212345526">
                <text:p>15212345526</text:p>
              </table:table-cell>
              <table:table-cell office:value-type="float" office:value="1494014184.68757">
                <text:p>1494014184.6875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223456637">
                <text:p>15223456637</text:p>
              </table:table-cell>
              <table:table-cell office:value-type="float" office:value="1495058854.97981">
                <text:p>1495058854.9798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234567748">
                <text:p>15234567748</text:p>
              </table:table-cell>
              <table:table-cell office:value-type="float" office:value="1496103494.20115">
                <text:p>1496103494.2011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245678859">
                <text:p>15245678859</text:p>
              </table:table-cell>
              <table:table-cell office:value-type="float" office:value="1497148102.37609">
                <text:p>1497148102.3760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256789970">
                <text:p>15256789970</text:p>
              </table:table-cell>
              <table:table-cell office:value-type="float" office:value="1498192679.5291">
                <text:p>1498192679.529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267901081">
                <text:p>15267901081</text:p>
              </table:table-cell>
              <table:table-cell office:value-type="float" office:value="1499237225.68462">
                <text:p>1499237225.6846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279012192">
                <text:p>15279012192</text:p>
              </table:table-cell>
              <table:table-cell office:value-type="float" office:value="1500281740.86702">
                <text:p>1500281740.8670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290123303">
                <text:p>15290123303</text:p>
              </table:table-cell>
              <table:table-cell office:value-type="float" office:value="1501326225.10068">
                <text:p>1501326225.1006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301234414">
                <text:p>15301234414</text:p>
              </table:table-cell>
              <table:table-cell office:value-type="float" office:value="1502370678.4099">
                <text:p>1502370678.409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312345525">
                <text:p>15312345525</text:p>
              </table:table-cell>
              <table:table-cell office:value-type="float" office:value="1503415100.81896">
                <text:p>1503415100.8189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323456636">
                <text:p>15323456636</text:p>
              </table:table-cell>
              <table:table-cell office:value-type="float" office:value="1504459492.35212">
                <text:p>1504459492.3521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334567747">
                <text:p>15334567747</text:p>
              </table:table-cell>
              <table:table-cell office:value-type="float" office:value="1505503853.03358">
                <text:p>1505503853.0335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345678858">
                <text:p>15345678858</text:p>
              </table:table-cell>
              <table:table-cell office:value-type="float" office:value="1506548182.8875">
                <text:p>1506548182.887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356789969">
                <text:p>15356789969</text:p>
              </table:table-cell>
              <table:table-cell office:value-type="float" office:value="1507592481.93803">
                <text:p>1507592481.9380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367901080">
                <text:p>15367901080</text:p>
              </table:table-cell>
              <table:table-cell office:value-type="float" office:value="1508636750.20926">
                <text:p>1508636750.2092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379012191">
                <text:p>15379012191</text:p>
              </table:table-cell>
              <table:table-cell office:value-type="float" office:value="1509680987.72526">
                <text:p>1509680987.7252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390123302">
                <text:p>15390123302</text:p>
              </table:table-cell>
              <table:table-cell office:value-type="float" office:value="1510725194.51005">
                <text:p>1510725194.5100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401234413">
                <text:p>15401234413</text:p>
              </table:table-cell>
              <table:table-cell office:value-type="float" office:value="1511769370.58762">
                <text:p>1511769370.5876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412345524">
                <text:p>15412345524</text:p>
              </table:table-cell>
              <table:table-cell office:value-type="float" office:value="1512813515.98192">
                <text:p>1512813515.9819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423456635">
                <text:p>15423456635</text:p>
              </table:table-cell>
              <table:table-cell office:value-type="float" office:value="1513857630.71688">
                <text:p>1513857630.7168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434567746">
                <text:p>15434567746</text:p>
              </table:table-cell>
              <table:table-cell office:value-type="float" office:value="1514901714.81637">
                <text:p>1514901714.8163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445678857">
                <text:p>15445678857</text:p>
              </table:table-cell>
              <table:table-cell office:value-type="float" office:value="1515945768.30423">
                <text:p>1515945768.3042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456789968">
                <text:p>15456789968</text:p>
              </table:table-cell>
              <table:table-cell office:value-type="float" office:value="1516989791.20429">
                <text:p>1516989791.2042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467901079">
                <text:p>15467901079</text:p>
              </table:table-cell>
              <table:table-cell office:value-type="float" office:value="1518033783.54031">
                <text:p>1518033783.5403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479012190">
                <text:p>15479012190</text:p>
              </table:table-cell>
              <table:table-cell office:value-type="float" office:value="1519077745.33604">
                <text:p>1519077745.3360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490123301">
                <text:p>15490123301</text:p>
              </table:table-cell>
              <table:table-cell office:value-type="float" office:value="1520121676.61517">
                <text:p>1520121676.6151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501234412">
                <text:p>15501234412</text:p>
              </table:table-cell>
              <table:table-cell office:value-type="float" office:value="1521165577.40138">
                <text:p>1521165577.4013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512345523">
                <text:p>15512345523</text:p>
              </table:table-cell>
              <table:table-cell office:value-type="float" office:value="1522209447.71829">
                <text:p>1522209447.7182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523456634">
                <text:p>15523456634</text:p>
              </table:table-cell>
              <table:table-cell office:value-type="float" office:value="1523253287.5895">
                <text:p>1523253287.589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534567745">
                <text:p>15534567745</text:p>
              </table:table-cell>
              <table:table-cell office:value-type="float" office:value="1524297097.03858">
                <text:p>1524297097.0385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545678856">
                <text:p>15545678856</text:p>
              </table:table-cell>
              <table:table-cell office:value-type="float" office:value="1525340876.08906">
                <text:p>1525340876.089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556789967">
                <text:p>15556789967</text:p>
              </table:table-cell>
              <table:table-cell office:value-type="float" office:value="1526384624.76442">
                <text:p>1526384624.7644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567901078">
                <text:p>15567901078</text:p>
              </table:table-cell>
              <table:table-cell office:value-type="float" office:value="1527428343.08812">
                <text:p>1527428343.0881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579012189">
                <text:p>15579012189</text:p>
              </table:table-cell>
              <table:table-cell office:value-type="float" office:value="1528472031.08358">
                <text:p>1528472031.0835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590123300">
                <text:p>15590123300</text:p>
              </table:table-cell>
              <table:table-cell office:value-type="float" office:value="1529515688.7742">
                <text:p>1529515688.774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601234411">
                <text:p>15601234411</text:p>
              </table:table-cell>
              <table:table-cell office:value-type="float" office:value="1530559316.18332">
                <text:p>1530559316.1833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612345522">
                <text:p>15612345522</text:p>
              </table:table-cell>
              <table:table-cell office:value-type="float" office:value="1531602913.33426">
                <text:p>1531602913.3342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623456633">
                <text:p>15623456633</text:p>
              </table:table-cell>
              <table:table-cell office:value-type="float" office:value="1532646480.2503">
                <text:p>1532646480.250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634567744">
                <text:p>15634567744</text:p>
              </table:table-cell>
              <table:table-cell office:value-type="float" office:value="1533690016.9547">
                <text:p>1533690016.954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645678855">
                <text:p>15645678855</text:p>
              </table:table-cell>
              <table:table-cell office:value-type="float" office:value="1534733523.47067">
                <text:p>1534733523.4706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656789966">
                <text:p>15656789966</text:p>
              </table:table-cell>
              <table:table-cell office:value-type="float" office:value="1535776999.82138">
                <text:p>1535776999.8213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667901077">
                <text:p>15667901077</text:p>
              </table:table-cell>
              <table:table-cell office:value-type="float" office:value="1536820446.02998">
                <text:p>1536820446.0299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679012188">
                <text:p>15679012188</text:p>
              </table:table-cell>
              <table:table-cell office:value-type="float" office:value="1537863862.11959">
                <text:p>1537863862.1195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690123299">
                <text:p>15690123299</text:p>
              </table:table-cell>
              <table:table-cell office:value-type="float" office:value="1538907248.11328">
                <text:p>1538907248.1132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01234410">
                <text:p>15701234410</text:p>
              </table:table-cell>
              <table:table-cell office:value-type="float" office:value="1539950604.0341">
                <text:p>1539950604.034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712345521">
                <text:p>15712345521</text:p>
              </table:table-cell>
              <table:table-cell office:value-type="float" office:value="1540993929.90505">
                <text:p>1540993929.9050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723456632">
                <text:p>15723456632</text:p>
              </table:table-cell>
              <table:table-cell office:value-type="float" office:value="1542037225.74911">
                <text:p>1542037225.7491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734567743">
                <text:p>15734567743</text:p>
              </table:table-cell>
              <table:table-cell office:value-type="float" office:value="1543080491.58922">
                <text:p>1543080491.5892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745678854">
                <text:p>15745678854</text:p>
              </table:table-cell>
              <table:table-cell office:value-type="float" office:value="1544123727.44829">
                <text:p>1544123727.448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756789965">
                <text:p>15756789965</text:p>
              </table:table-cell>
              <table:table-cell office:value-type="float" office:value="1545166933.34919">
                <text:p>1545166933.3491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767901076">
                <text:p>15767901076</text:p>
              </table:table-cell>
              <table:table-cell office:value-type="float" office:value="1546210109.31476">
                <text:p>1546210109.3147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779012187">
                <text:p>15779012187</text:p>
              </table:table-cell>
              <table:table-cell office:value-type="float" office:value="1547253255.36782">
                <text:p>1547253255.3678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790123298">
                <text:p>15790123298</text:p>
              </table:table-cell>
              <table:table-cell office:value-type="float" office:value="1548296371.53112">
                <text:p>1548296371.5311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801234409">
                <text:p>15801234409</text:p>
              </table:table-cell>
              <table:table-cell office:value-type="float" office:value="1549339457.82742">
                <text:p>1549339457.8274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812345520">
                <text:p>15812345520</text:p>
              </table:table-cell>
              <table:table-cell office:value-type="float" office:value="1550382514.27942">
                <text:p>1550382514.2794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823456631">
                <text:p>15823456631</text:p>
              </table:table-cell>
              <table:table-cell office:value-type="float" office:value="1551425540.9098">
                <text:p>1551425540.909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834567742">
                <text:p>15834567742</text:p>
              </table:table-cell>
              <table:table-cell office:value-type="float" office:value="1552468537.74118">
                <text:p>1552468537.7411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845678853">
                <text:p>15845678853</text:p>
              </table:table-cell>
              <table:table-cell office:value-type="float" office:value="1553511504.79619">
                <text:p>1553511504.7961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856789964">
                <text:p>15856789964</text:p>
              </table:table-cell>
              <table:table-cell office:value-type="float" office:value="1554554442.09739">
                <text:p>1554554442.0973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867901075">
                <text:p>15867901075</text:p>
              </table:table-cell>
              <table:table-cell office:value-type="float" office:value="1555597349.66733">
                <text:p>1555597349.6673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879012186">
                <text:p>15879012186</text:p>
              </table:table-cell>
              <table:table-cell office:value-type="float" office:value="1556640227.52851">
                <text:p>1556640227.5285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890123297">
                <text:p>15890123297</text:p>
              </table:table-cell>
              <table:table-cell office:value-type="float" office:value="1557683075.70342">
                <text:p>1557683075.7034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901234408">
                <text:p>15901234408</text:p>
              </table:table-cell>
              <table:table-cell office:value-type="float" office:value="1558725894.21448">
                <text:p>1558725894.2144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912345519">
                <text:p>15912345519</text:p>
              </table:table-cell>
              <table:table-cell office:value-type="float" office:value="1559768683.08411">
                <text:p>1559768683.0841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923456630">
                <text:p>15923456630</text:p>
              </table:table-cell>
              <table:table-cell office:value-type="float" office:value="1560811442.3347">
                <text:p>1560811442.33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934567741">
                <text:p>15934567741</text:p>
              </table:table-cell>
              <table:table-cell office:value-type="float" office:value="1561854171.98858">
                <text:p>1561854171.9885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945678852">
                <text:p>15945678852</text:p>
              </table:table-cell>
              <table:table-cell office:value-type="float" office:value="1562896872.06806">
                <text:p>1562896872.0680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956789963">
                <text:p>15956789963</text:p>
              </table:table-cell>
              <table:table-cell office:value-type="float" office:value="1563939542.59543">
                <text:p>1563939542.5954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967901074">
                <text:p>15967901074</text:p>
              </table:table-cell>
              <table:table-cell office:value-type="float" office:value="1564982183.59294">
                <text:p>1564982183.5929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979012185">
                <text:p>15979012185</text:p>
              </table:table-cell>
              <table:table-cell office:value-type="float" office:value="1566024795.08279">
                <text:p>1566024795.0827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990123296">
                <text:p>15990123296</text:p>
              </table:table-cell>
              <table:table-cell office:value-type="float" office:value="1567067377.08718">
                <text:p>1567067377.0871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001234407">
                <text:p>16001234407</text:p>
              </table:table-cell>
              <table:table-cell office:value-type="float" office:value="1568109929.62825">
                <text:p>1568109929.6282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012345518">
                <text:p>16012345518</text:p>
              </table:table-cell>
              <table:table-cell office:value-type="float" office:value="1569152452.72812">
                <text:p>1569152452.7281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023456629">
                <text:p>16023456629</text:p>
              </table:table-cell>
              <table:table-cell office:value-type="float" office:value="1570194946.40889">
                <text:p>1570194946.4088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034567740">
                <text:p>16034567740</text:p>
              </table:table-cell>
              <table:table-cell office:value-type="float" office:value="1571237410.69259">
                <text:p>1571237410.6925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045678851">
                <text:p>16045678851</text:p>
              </table:table-cell>
              <table:table-cell office:value-type="float" office:value="1572279845.60127">
                <text:p>1572279845.6012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056789962">
                <text:p>16056789962</text:p>
              </table:table-cell>
              <table:table-cell office:value-type="float" office:value="1573322251.1569">
                <text:p>1573322251.156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067901073">
                <text:p>16067901073</text:p>
              </table:table-cell>
              <table:table-cell office:value-type="float" office:value="1574364627.38145">
                <text:p>1574364627.3814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079012184">
                <text:p>16079012184</text:p>
              </table:table-cell>
              <table:table-cell office:value-type="float" office:value="1575406974.29685">
                <text:p>1575406974.2968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090123295">
                <text:p>16090123295</text:p>
              </table:table-cell>
              <table:table-cell office:value-type="float" office:value="1576449291.92499">
                <text:p>1576449291.924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101234406">
                <text:p>16101234406</text:p>
              </table:table-cell>
              <table:table-cell office:value-type="float" office:value="1577491580.28774">
                <text:p>1577491580.2877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112345517">
                <text:p>16112345517</text:p>
              </table:table-cell>
              <table:table-cell office:value-type="float" office:value="1578533839.40693">
                <text:p>1578533839.4069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123456628">
                <text:p>16123456628</text:p>
              </table:table-cell>
              <table:table-cell office:value-type="float" office:value="1579576069.30437">
                <text:p>1579576069.3043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134567739">
                <text:p>16134567739</text:p>
              </table:table-cell>
              <table:table-cell office:value-type="float" office:value="1580618270.00181">
                <text:p>1580618270.0018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145678850">
                <text:p>16145678850</text:p>
              </table:table-cell>
              <table:table-cell office:value-type="float" office:value="1581660441.52102">
                <text:p>1581660441.5210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156789961">
                <text:p>16156789961</text:p>
              </table:table-cell>
              <table:table-cell office:value-type="float" office:value="1582702583.88368">
                <text:p>1582702583.8836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167901072">
                <text:p>16167901072</text:p>
              </table:table-cell>
              <table:table-cell office:value-type="float" office:value="1583744697.11149">
                <text:p>1583744697.1114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179012183">
                <text:p>16179012183</text:p>
              </table:table-cell>
              <table:table-cell office:value-type="float" office:value="1584786781.22608">
                <text:p>1584786781.2260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190123294">
                <text:p>16190123294</text:p>
              </table:table-cell>
              <table:table-cell office:value-type="float" office:value="1585828836.24907">
                <text:p>1585828836.2490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201234405">
                <text:p>16201234405</text:p>
              </table:table-cell>
              <table:table-cell office:value-type="float" office:value="1586870862.20205">
                <text:p>1586870862.2020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212345516">
                <text:p>16212345516</text:p>
              </table:table-cell>
              <table:table-cell office:value-type="float" office:value="1587912859.10656">
                <text:p>1587912859.1065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223456627">
                <text:p>16223456627</text:p>
              </table:table-cell>
              <table:table-cell office:value-type="float" office:value="1588954826.98414">
                <text:p>1588954826.9841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234567738">
                <text:p>16234567738</text:p>
              </table:table-cell>
              <table:table-cell office:value-type="float" office:value="1589996765.85627">
                <text:p>1589996765.8562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245678849">
                <text:p>16245678849</text:p>
              </table:table-cell>
              <table:table-cell office:value-type="float" office:value="1591038675.74442">
                <text:p>1591038675.7444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256789960">
                <text:p>16256789960</text:p>
              </table:table-cell>
              <table:table-cell office:value-type="float" office:value="1592080556.67001">
                <text:p>1592080556.6700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267901071">
                <text:p>16267901071</text:p>
              </table:table-cell>
              <table:table-cell office:value-type="float" office:value="1593122408.65445">
                <text:p>1593122408.6544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279012182">
                <text:p>16279012182</text:p>
              </table:table-cell>
              <table:table-cell office:value-type="float" office:value="1594164231.7191">
                <text:p>1594164231.719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290123293">
                <text:p>16290123293</text:p>
              </table:table-cell>
              <table:table-cell office:value-type="float" office:value="1595206025.88531">
                <text:p>1595206025.885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301234404">
                <text:p>16301234404</text:p>
              </table:table-cell>
              <table:table-cell office:value-type="float" office:value="1596247791.17438">
                <text:p>1596247791.1743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312345515">
                <text:p>16312345515</text:p>
              </table:table-cell>
              <table:table-cell office:value-type="float" office:value="1597289527.6076">
                <text:p>1597289527.607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323456626">
                <text:p>16323456626</text:p>
              </table:table-cell>
              <table:table-cell office:value-type="float" office:value="1598331235.2062">
                <text:p>1598331235.206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334567737">
                <text:p>16334567737</text:p>
              </table:table-cell>
              <table:table-cell office:value-type="float" office:value="1599372913.99142">
                <text:p>1599372913.9914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345678848">
                <text:p>16345678848</text:p>
              </table:table-cell>
              <table:table-cell office:value-type="float" office:value="1600414563.98443">
                <text:p>1600414563.9844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356789959">
                <text:p>16356789959</text:p>
              </table:table-cell>
              <table:table-cell office:value-type="float" office:value="1601456185.2064">
                <text:p>1601456185.206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367901070">
                <text:p>16367901070</text:p>
              </table:table-cell>
              <table:table-cell office:value-type="float" office:value="1602497777.67845">
                <text:p>1602497777.6784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379012181">
                <text:p>16379012181</text:p>
              </table:table-cell>
              <table:table-cell office:value-type="float" office:value="1603539341.42169">
                <text:p>1603539341.4216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390123292">
                <text:p>16390123292</text:p>
              </table:table-cell>
              <table:table-cell office:value-type="float" office:value="1604580876.45718">
                <text:p>1604580876.4571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401234403">
                <text:p>16401234403</text:p>
              </table:table-cell>
              <table:table-cell office:value-type="float" office:value="1605622382.80595">
                <text:p>1605622382.8059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412345514">
                <text:p>16412345514</text:p>
              </table:table-cell>
              <table:table-cell office:value-type="float" office:value="1606663860.48903">
                <text:p>1606663860.4890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423456625">
                <text:p>16423456625</text:p>
              </table:table-cell>
              <table:table-cell office:value-type="float" office:value="1607705309.52739">
                <text:p>1607705309.5273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434567736">
                <text:p>16434567736</text:p>
              </table:table-cell>
              <table:table-cell office:value-type="float" office:value="1608746729.94197">
                <text:p>1608746729.9419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445678847">
                <text:p>16445678847</text:p>
              </table:table-cell>
              <table:table-cell office:value-type="float" office:value="1609788121.75371">
                <text:p>1609788121.7537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456789958">
                <text:p>16456789958</text:p>
              </table:table-cell>
              <table:table-cell office:value-type="float" office:value="1610829484.98348">
                <text:p>1610829484.9834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467901069">
                <text:p>16467901069</text:p>
              </table:table-cell>
              <table:table-cell office:value-type="float" office:value="1611870819.65216">
                <text:p>1611870819.6521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479012180">
                <text:p>16479012180</text:p>
              </table:table-cell>
              <table:table-cell office:value-type="float" office:value="1612912125.78057">
                <text:p>1612912125.7805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490123291">
                <text:p>16490123291</text:p>
              </table:table-cell>
              <table:table-cell office:value-type="float" office:value="1613953403.38952">
                <text:p>1613953403.3895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501234402">
                <text:p>16501234402</text:p>
              </table:table-cell>
              <table:table-cell office:value-type="float" office:value="1614994652.49977">
                <text:p>1614994652.4997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512345513">
                <text:p>16512345513</text:p>
              </table:table-cell>
              <table:table-cell office:value-type="float" office:value="1616035873.13209">
                <text:p>1616035873.1320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523456624">
                <text:p>16523456624</text:p>
              </table:table-cell>
              <table:table-cell office:value-type="float" office:value="1617077065.30717">
                <text:p>1617077065.3071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534567735">
                <text:p>16534567735</text:p>
              </table:table-cell>
              <table:table-cell office:value-type="float" office:value="1618118229.04571">
                <text:p>1618118229.0457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545678846">
                <text:p>16545678846</text:p>
              </table:table-cell>
              <table:table-cell office:value-type="float" office:value="1619159364.36837">
                <text:p>1619159364.368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556789957">
                <text:p>16556789957</text:p>
              </table:table-cell>
              <table:table-cell office:value-type="float" office:value="1620200471.29577">
                <text:p>1620200471.2957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567901068">
                <text:p>16567901068</text:p>
              </table:table-cell>
              <table:table-cell office:value-type="float" office:value="1621241549.84851">
                <text:p>1621241549.8485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579012179">
                <text:p>16579012179</text:p>
              </table:table-cell>
              <table:table-cell office:value-type="float" office:value="1622282600.04717">
                <text:p>1622282600.0471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590123290">
                <text:p>16590123290</text:p>
              </table:table-cell>
              <table:table-cell office:value-type="float" office:value="1623323621.91228">
                <text:p>1623323621.912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601234401">
                <text:p>16601234401</text:p>
              </table:table-cell>
              <table:table-cell office:value-type="float" office:value="1624364615.46436">
                <text:p>1624364615.4643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612345512">
                <text:p>16612345512</text:p>
              </table:table-cell>
              <table:table-cell office:value-type="float" office:value="1625405580.7239">
                <text:p>1625405580.723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623456623">
                <text:p>16623456623</text:p>
              </table:table-cell>
              <table:table-cell office:value-type="float" office:value="1626446517.71135">
                <text:p>1626446517.7113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634567734">
                <text:p>16634567734</text:p>
              </table:table-cell>
              <table:table-cell office:value-type="float" office:value="1627487426.44713">
                <text:p>1627487426.4471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645678845">
                <text:p>16645678845</text:p>
              </table:table-cell>
              <table:table-cell office:value-type="float" office:value="1628528306.95166">
                <text:p>1628528306.9516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656789956">
                <text:p>16656789956</text:p>
              </table:table-cell>
              <table:table-cell office:value-type="float" office:value="1629569159.24529">
                <text:p>1629569159.2452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667901067">
                <text:p>16667901067</text:p>
              </table:table-cell>
              <table:table-cell office:value-type="float" office:value="1630609983.34838">
                <text:p>1630609983.3483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679012178">
                <text:p>16679012178</text:p>
              </table:table-cell>
              <table:table-cell office:value-type="float" office:value="1631650779.28123">
                <text:p>1631650779.2812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690123289">
                <text:p>16690123289</text:p>
              </table:table-cell>
              <table:table-cell office:value-type="float" office:value="1632691547.06414">
                <text:p>1632691547.064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701234400">
                <text:p>16701234400</text:p>
              </table:table-cell>
              <table:table-cell office:value-type="float" office:value="1633732286.71735">
                <text:p>1633732286.7173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712345511">
                <text:p>16712345511</text:p>
              </table:table-cell>
              <table:table-cell office:value-type="float" office:value="1634772998.26111">
                <text:p>1634772998.2611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723456622">
                <text:p>16723456622</text:p>
              </table:table-cell>
              <table:table-cell office:value-type="float" office:value="1635813681.71561">
                <text:p>1635813681.7156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734567733">
                <text:p>16734567733</text:p>
              </table:table-cell>
              <table:table-cell office:value-type="float" office:value="1636854337.10103">
                <text:p>1636854337.1010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745678844">
                <text:p>16745678844</text:p>
              </table:table-cell>
              <table:table-cell office:value-type="float" office:value="1637894964.43751">
                <text:p>1637894964.4375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756789955">
                <text:p>16756789955</text:p>
              </table:table-cell>
              <table:table-cell office:value-type="float" office:value="1638935563.74518">
                <text:p>1638935563.7451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767901066">
                <text:p>16767901066</text:p>
              </table:table-cell>
              <table:table-cell office:value-type="float" office:value="1639976135.04411">
                <text:p>1639976135.0441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779012177">
                <text:p>16779012177</text:p>
              </table:table-cell>
              <table:table-cell office:value-type="float" office:value="1641016678.35438">
                <text:p>1641016678.3543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790123288">
                <text:p>16790123288</text:p>
              </table:table-cell>
              <table:table-cell office:value-type="float" office:value="1642057193.69602">
                <text:p>1642057193.6960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801234399">
                <text:p>16801234399</text:p>
              </table:table-cell>
              <table:table-cell office:value-type="float" office:value="1643097681.08904">
                <text:p>1643097681.0890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812345510">
                <text:p>16812345510</text:p>
              </table:table-cell>
              <table:table-cell office:value-type="float" office:value="1644138140.55341">
                <text:p>1644138140.5534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823456621">
                <text:p>16823456621</text:p>
              </table:table-cell>
              <table:table-cell office:value-type="float" office:value="1645178572.1091">
                <text:p>1645178572.109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834567732">
                <text:p>16834567732</text:p>
              </table:table-cell>
              <table:table-cell office:value-type="float" office:value="1646218975.77601">
                <text:p>1646218975.7760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845678843">
                <text:p>16845678843</text:p>
              </table:table-cell>
              <table:table-cell office:value-type="float" office:value="1647259351.57406">
                <text:p>1647259351.5740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856789954">
                <text:p>16856789954</text:p>
              </table:table-cell>
              <table:table-cell office:value-type="float" office:value="1648299699.52312">
                <text:p>1648299699.5231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867901065">
                <text:p>16867901065</text:p>
              </table:table-cell>
              <table:table-cell office:value-type="float" office:value="1649340019.64301">
                <text:p>1649340019.6430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879012176">
                <text:p>16879012176</text:p>
              </table:table-cell>
              <table:table-cell office:value-type="float" office:value="1650380311.95357">
                <text:p>1650380311.9535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890123287">
                <text:p>16890123287</text:p>
              </table:table-cell>
              <table:table-cell office:value-type="float" office:value="1651420576.47457">
                <text:p>1651420576.4745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901234398">
                <text:p>16901234398</text:p>
              </table:table-cell>
              <table:table-cell office:value-type="float" office:value="1652460813.22579">
                <text:p>1652460813.2257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912345509">
                <text:p>16912345509</text:p>
              </table:table-cell>
              <table:table-cell office:value-type="float" office:value="1653501022.22695">
                <text:p>1653501022.2269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923456620">
                <text:p>16923456620</text:p>
              </table:table-cell>
              <table:table-cell office:value-type="float" office:value="1654541203.49776">
                <text:p>1654541203.4977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934567731">
                <text:p>16934567731</text:p>
              </table:table-cell>
              <table:table-cell office:value-type="float" office:value="1655581357.0579">
                <text:p>1655581357.057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945678842">
                <text:p>16945678842</text:p>
              </table:table-cell>
              <table:table-cell office:value-type="float" office:value="1656621482.92702">
                <text:p>1656621482.9270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956789953">
                <text:p>16956789953</text:p>
              </table:table-cell>
              <table:table-cell office:value-type="float" office:value="1657661581.12476">
                <text:p>1657661581.1247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967901064">
                <text:p>16967901064</text:p>
              </table:table-cell>
              <table:table-cell office:value-type="float" office:value="1658701651.67071">
                <text:p>1658701651.6707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979012175">
                <text:p>16979012175</text:p>
              </table:table-cell>
              <table:table-cell office:value-type="float" office:value="1659741694.58444">
                <text:p>1659741694.5844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990123286">
                <text:p>16990123286</text:p>
              </table:table-cell>
              <table:table-cell office:value-type="float" office:value="1660781709.8855">
                <text:p>1660781709.885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7001234397">
                <text:p>17001234397</text:p>
              </table:table-cell>
              <table:table-cell office:value-type="float" office:value="1661821697.59341">
                <text:p>1661821697.5934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7012345508">
                <text:p>17012345508</text:p>
              </table:table-cell>
              <table:table-cell office:value-type="float" office:value="1662861657.72767">
                <text:p>1662861657.7276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7023456619">
                <text:p>17023456619</text:p>
              </table:table-cell>
              <table:table-cell office:value-type="float" office:value="1663901590.30773">
                <text:p>1663901590.3077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7034567730">
                <text:p>17034567730</text:p>
              </table:table-cell>
              <table:table-cell office:value-type="float" office:value="1664941495.35304">
                <text:p>1664941495.3530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7045678841">
                <text:p>17045678841</text:p>
              </table:table-cell>
              <table:table-cell office:value-type="float" office:value="1665981372.88302">
                <text:p>1665981372.8830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7056789952">
                <text:p>17056789952</text:p>
              </table:table-cell>
              <table:table-cell office:value-type="float" office:value="1667021222.91704">
                <text:p>1667021222.9170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7067901063">
                <text:p>17067901063</text:p>
              </table:table-cell>
              <table:table-cell office:value-type="float" office:value="1668061045.47448">
                <text:p>1668061045.4744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7079012174">
                <text:p>17079012174</text:p>
              </table:table-cell>
              <table:table-cell office:value-type="float" office:value="1669100840.57466">
                <text:p>1669100840.5746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7090123285">
                <text:p>17090123285</text:p>
              </table:table-cell>
              <table:table-cell office:value-type="float" office:value="1670140608.23689">
                <text:p>1670140608.2368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7101234396">
                <text:p>17101234396</text:p>
              </table:table-cell>
              <table:table-cell office:value-type="float" office:value="1671180348.48046">
                <text:p>1671180348.4804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7112345507">
                <text:p>17112345507</text:p>
              </table:table-cell>
              <table:table-cell office:value-type="float" office:value="1672220061.32462">
                <text:p>1672220061.3246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123456618">
                <text:p>17123456618</text:p>
              </table:table-cell>
              <table:table-cell office:value-type="float" office:value="1673259746.7886">
                <text:p>1673259746.788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134567729">
                <text:p>17134567729</text:p>
              </table:table-cell>
              <table:table-cell office:value-type="float" office:value="1674299404.89161">
                <text:p>1674299404.8916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145678840">
                <text:p>17145678840</text:p>
              </table:table-cell>
              <table:table-cell office:value-type="float" office:value="1675339035.65282">
                <text:p>1675339035.6528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156789951">
                <text:p>17156789951</text:p>
              </table:table-cell>
              <table:table-cell office:value-type="float" office:value="1676378639.09139">
                <text:p>1676378639.0913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167901062">
                <text:p>17167901062</text:p>
              </table:table-cell>
              <table:table-cell office:value-type="float" office:value="1677418215.22644">
                <text:p>1677418215.226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7179012173">
                <text:p>17179012173</text:p>
              </table:table-cell>
              <table:table-cell office:value-type="float" office:value="1678457764.07708">
                <text:p>1678457764.0770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7190123284">
                <text:p>17190123284</text:p>
              </table:table-cell>
              <table:table-cell office:value-type="float" office:value="1679497285.66237">
                <text:p>1679497285.6623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7201234395">
                <text:p>17201234395</text:p>
              </table:table-cell>
              <table:table-cell office:value-type="float" office:value="1680536780.00137">
                <text:p>1680536780.0013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7212345506">
                <text:p>17212345506</text:p>
              </table:table-cell>
              <table:table-cell office:value-type="float" office:value="1681576247.1131">
                <text:p>1681576247.113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7223456617">
                <text:p>17223456617</text:p>
              </table:table-cell>
              <table:table-cell office:value-type="float" office:value="1682615687.01656">
                <text:p>1682615687.0165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7234567728">
                <text:p>17234567728</text:p>
              </table:table-cell>
              <table:table-cell office:value-type="float" office:value="1683655099.73073">
                <text:p>1683655099.7307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7245678839">
                <text:p>17245678839</text:p>
              </table:table-cell>
              <table:table-cell office:value-type="float" office:value="1684694485.27453">
                <text:p>1684694485.2745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256789950">
                <text:p>17256789950</text:p>
              </table:table-cell>
              <table:table-cell office:value-type="float" office:value="1685733843.66691">
                <text:p>1685733843.6669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267901061">
                <text:p>17267901061</text:p>
              </table:table-cell>
              <table:table-cell office:value-type="float" office:value="1686773174.92675">
                <text:p>1686773174.9267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279012172">
                <text:p>17279012172</text:p>
              </table:table-cell>
              <table:table-cell office:value-type="float" office:value="1687812479.07293">
                <text:p>1687812479.0729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7290123283">
                <text:p>17290123283</text:p>
              </table:table-cell>
              <table:table-cell office:value-type="float" office:value="1688851756.12429">
                <text:p>1688851756.124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301234394">
                <text:p>17301234394</text:p>
              </table:table-cell>
              <table:table-cell office:value-type="float" office:value="1689891006.09965">
                <text:p>1689891006.0996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7312345505">
                <text:p>17312345505</text:p>
              </table:table-cell>
              <table:table-cell office:value-type="float" office:value="1690930229.01781">
                <text:p>1690930229.0178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7323456616">
                <text:p>17323456616</text:p>
              </table:table-cell>
              <table:table-cell office:value-type="float" office:value="1691969424.89754">
                <text:p>1691969424.8975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7334567727">
                <text:p>17334567727</text:p>
              </table:table-cell>
              <table:table-cell office:value-type="float" office:value="1693008593.75757">
                <text:p>1693008593.7575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7345678838">
                <text:p>17345678838</text:p>
              </table:table-cell>
              <table:table-cell office:value-type="float" office:value="1694047735.61664">
                <text:p>1694047735.6166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7356789949">
                <text:p>17356789949</text:p>
              </table:table-cell>
              <table:table-cell office:value-type="float" office:value="1695086850.49343">
                <text:p>1695086850.4934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7367901060">
                <text:p>17367901060</text:p>
              </table:table-cell>
              <table:table-cell office:value-type="float" office:value="1696125938.40662">
                <text:p>1696125938.4066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7379012171">
                <text:p>17379012171</text:p>
              </table:table-cell>
              <table:table-cell office:value-type="float" office:value="1697164999.37485">
                <text:p>1697164999.3748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7390123282">
                <text:p>17390123282</text:p>
              </table:table-cell>
              <table:table-cell office:value-type="float" office:value="1698204033.41674">
                <text:p>1698204033.4167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401234393">
                <text:p>17401234393</text:p>
              </table:table-cell>
              <table:table-cell office:value-type="float" office:value="1699243040.55089">
                <text:p>1699243040.5508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7412345504">
                <text:p>17412345504</text:p>
              </table:table-cell>
              <table:table-cell office:value-type="float" office:value="1700282020.79586">
                <text:p>1700282020.7958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7423456615">
                <text:p>17423456615</text:p>
              </table:table-cell>
              <table:table-cell office:value-type="float" office:value="1701320974.1702">
                <text:p>1701320974.170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7434567726">
                <text:p>17434567726</text:p>
              </table:table-cell>
              <table:table-cell office:value-type="float" office:value="1702359900.69244">
                <text:p>1702359900.6924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7445678837">
                <text:p>17445678837</text:p>
              </table:table-cell>
              <table:table-cell office:value-type="float" office:value="1703398800.38107">
                <text:p>1703398800.3810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456789948">
                <text:p>17456789948</text:p>
              </table:table-cell>
              <table:table-cell office:value-type="float" office:value="1704437673.25455">
                <text:p>1704437673.2545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7467901059">
                <text:p>17467901059</text:p>
              </table:table-cell>
              <table:table-cell office:value-type="float" office:value="1705476519.33135">
                <text:p>1705476519.3313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7479012170">
                <text:p>17479012170</text:p>
              </table:table-cell>
              <table:table-cell office:value-type="float" office:value="1706515338.62988">
                <text:p>1706515338.6298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7490123281">
                <text:p>17490123281</text:p>
              </table:table-cell>
              <table:table-cell office:value-type="float" office:value="1707554131.16855">
                <text:p>1707554131.1685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501234392">
                <text:p>17501234392</text:p>
              </table:table-cell>
              <table:table-cell office:value-type="float" office:value="1708592896.96572">
                <text:p>1708592896.9657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7512345503">
                <text:p>17512345503</text:p>
              </table:table-cell>
              <table:table-cell office:value-type="float" office:value="1709631636.03974">
                <text:p>1709631636.0397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7523456614">
                <text:p>17523456614</text:p>
              </table:table-cell>
              <table:table-cell office:value-type="float" office:value="1710670348.40895">
                <text:p>1710670348.4089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7534567725">
                <text:p>17534567725</text:p>
              </table:table-cell>
              <table:table-cell office:value-type="float" office:value="1711709034.09164">
                <text:p>1711709034.0916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7545678836">
                <text:p>17545678836</text:p>
              </table:table-cell>
              <table:table-cell office:value-type="float" office:value="1712747693.10609">
                <text:p>1712747693.1060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7556789947">
                <text:p>17556789947</text:p>
              </table:table-cell>
              <table:table-cell office:value-type="float" office:value="1713786325.47055">
                <text:p>1713786325.4705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7567901058">
                <text:p>17567901058</text:p>
              </table:table-cell>
              <table:table-cell office:value-type="float" office:value="1714824931.20326">
                <text:p>1714824931.2032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7579012169">
                <text:p>17579012169</text:p>
              </table:table-cell>
              <table:table-cell office:value-type="float" office:value="1715863510.32241">
                <text:p>1715863510.3224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7590123280">
                <text:p>17590123280</text:p>
              </table:table-cell>
              <table:table-cell office:value-type="float" office:value="1716902062.84619">
                <text:p>1716902062.8461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7601234391">
                <text:p>17601234391</text:p>
              </table:table-cell>
              <table:table-cell office:value-type="float" office:value="1717940588.79277">
                <text:p>1717940588.7927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7612345502">
                <text:p>17612345502</text:p>
              </table:table-cell>
              <table:table-cell office:value-type="float" office:value="1718979088.18026">
                <text:p>1718979088.1802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7623456613">
                <text:p>17623456613</text:p>
              </table:table-cell>
              <table:table-cell office:value-type="float" office:value="1720017561.02678">
                <text:p>1720017561.0267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7634567724">
                <text:p>17634567724</text:p>
              </table:table-cell>
              <table:table-cell office:value-type="float" office:value="1721056007.35041">
                <text:p>1721056007.3504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7645678835">
                <text:p>17645678835</text:p>
              </table:table-cell>
              <table:table-cell office:value-type="float" office:value="1722094427.16923">
                <text:p>1722094427.1692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7656789946">
                <text:p>17656789946</text:p>
              </table:table-cell>
              <table:table-cell office:value-type="float" office:value="1723132820.50126">
                <text:p>1723132820.5012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7667901057">
                <text:p>17667901057</text:p>
              </table:table-cell>
              <table:table-cell office:value-type="float" office:value="1724171187.36452">
                <text:p>1724171187.3645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7679012168">
                <text:p>17679012168</text:p>
              </table:table-cell>
              <table:table-cell office:value-type="float" office:value="1725209527.777">
                <text:p>1725209527.77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7690123279">
                <text:p>17690123279</text:p>
              </table:table-cell>
              <table:table-cell office:value-type="float" office:value="1726247841.75667">
                <text:p>1726247841.7566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7701234390">
                <text:p>17701234390</text:p>
              </table:table-cell>
              <table:table-cell office:value-type="float" office:value="1727286129.32147">
                <text:p>1727286129.3214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7712345501">
                <text:p>17712345501</text:p>
              </table:table-cell>
              <table:table-cell office:value-type="float" office:value="1728324390.48933">
                <text:p>1728324390.4893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7723456612">
                <text:p>17723456612</text:p>
              </table:table-cell>
              <table:table-cell office:value-type="float" office:value="1729362625.27813">
                <text:p>1729362625.2781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7734567723">
                <text:p>17734567723</text:p>
              </table:table-cell>
              <table:table-cell office:value-type="float" office:value="1730400833.70576">
                <text:p>1730400833.7057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7745678834">
                <text:p>17745678834</text:p>
              </table:table-cell>
              <table:table-cell office:value-type="float" office:value="1731439015.79007">
                <text:p>1731439015.7900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7756789945">
                <text:p>17756789945</text:p>
              </table:table-cell>
              <table:table-cell office:value-type="float" office:value="1732477171.54888">
                <text:p>1732477171.5488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7767901056">
                <text:p>17767901056</text:p>
              </table:table-cell>
              <table:table-cell office:value-type="float" office:value="1733515300.99999">
                <text:p>1733515300.9999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7779012167">
                <text:p>17779012167</text:p>
              </table:table-cell>
              <table:table-cell office:value-type="float" office:value="1734553404.16119">
                <text:p>1734553404.1611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7790123278">
                <text:p>17790123278</text:p>
              </table:table-cell>
              <table:table-cell office:value-type="float" office:value="1735591481.05023">
                <text:p>1735591481.0502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7801234389">
                <text:p>17801234389</text:p>
              </table:table-cell>
              <table:table-cell office:value-type="float" office:value="1736629531.68485">
                <text:p>1736629531.6848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7812345500">
                <text:p>17812345500</text:p>
              </table:table-cell>
              <table:table-cell office:value-type="float" office:value="1737667556.08276">
                <text:p>1737667556.0827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7823456611">
                <text:p>17823456611</text:p>
              </table:table-cell>
              <table:table-cell office:value-type="float" office:value="1738705554.26164">
                <text:p>1738705554.2616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834567722">
                <text:p>17834567722</text:p>
              </table:table-cell>
              <table:table-cell office:value-type="float" office:value="1739743526.23917">
                <text:p>1739743526.2391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7845678833">
                <text:p>17845678833</text:p>
              </table:table-cell>
              <table:table-cell office:value-type="float" office:value="1740781472.03299">
                <text:p>1740781472.0329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7856789944">
                <text:p>17856789944</text:p>
              </table:table-cell>
              <table:table-cell office:value-type="float" office:value="1741819391.66071">
                <text:p>1741819391.6607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7867901055">
                <text:p>17867901055</text:p>
              </table:table-cell>
              <table:table-cell office:value-type="float" office:value="1742857285.13993">
                <text:p>1742857285.1399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7879012166">
                <text:p>17879012166</text:p>
              </table:table-cell>
              <table:table-cell office:value-type="float" office:value="1743895152.48822">
                <text:p>1743895152.4882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890123277">
                <text:p>17890123277</text:p>
              </table:table-cell>
              <table:table-cell office:value-type="float" office:value="1744932993.72314">
                <text:p>1744932993.7231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7901234388">
                <text:p>17901234388</text:p>
              </table:table-cell>
              <table:table-cell office:value-type="float" office:value="1745970808.86222">
                <text:p>1745970808.8622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7912345499">
                <text:p>17912345499</text:p>
              </table:table-cell>
              <table:table-cell office:value-type="float" office:value="1747008597.92295">
                <text:p>1747008597.9229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7923456610">
                <text:p>17923456610</text:p>
              </table:table-cell>
              <table:table-cell office:value-type="float" office:value="1748046360.92283">
                <text:p>1748046360.9228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7934567721">
                <text:p>17934567721</text:p>
              </table:table-cell>
              <table:table-cell office:value-type="float" office:value="1749084097.87932">
                <text:p>1749084097.8793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7945678832">
                <text:p>17945678832</text:p>
              </table:table-cell>
              <table:table-cell office:value-type="float" office:value="1750121808.80984">
                <text:p>1750121808.8098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956789943">
                <text:p>17956789943</text:p>
              </table:table-cell>
              <table:table-cell office:value-type="float" office:value="1751159493.73182">
                <text:p>1751159493.7318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7967901054">
                <text:p>17967901054</text:p>
              </table:table-cell>
              <table:table-cell office:value-type="float" office:value="1752197152.66265">
                <text:p>1752197152.6626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7979012165">
                <text:p>17979012165</text:p>
              </table:table-cell>
              <table:table-cell office:value-type="float" office:value="1753234785.61971">
                <text:p>1753234785.6197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7990123276">
                <text:p>17990123276</text:p>
              </table:table-cell>
              <table:table-cell office:value-type="float" office:value="1754272392.62033">
                <text:p>1754272392.6203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8001234387">
                <text:p>18001234387</text:p>
              </table:table-cell>
              <table:table-cell office:value-type="float" office:value="1755309973.68184">
                <text:p>1755309973.6818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8012345498">
                <text:p>18012345498</text:p>
              </table:table-cell>
              <table:table-cell office:value-type="float" office:value="1756347528.82156">
                <text:p>1756347528.8215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8023456609">
                <text:p>18023456609</text:p>
              </table:table-cell>
              <table:table-cell office:value-type="float" office:value="1757385058.05675">
                <text:p>1757385058.0567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8034567720">
                <text:p>18034567720</text:p>
              </table:table-cell>
              <table:table-cell office:value-type="float" office:value="1758422561.40468">
                <text:p>1758422561.4046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8045678831">
                <text:p>18045678831</text:p>
              </table:table-cell>
              <table:table-cell office:value-type="float" office:value="1759460038.88259">
                <text:p>1759460038.8825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8056789942">
                <text:p>18056789942</text:p>
              </table:table-cell>
              <table:table-cell office:value-type="float" office:value="1760497490.50769">
                <text:p>1760497490.5076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8067901053">
                <text:p>18067901053</text:p>
              </table:table-cell>
              <table:table-cell office:value-type="float" office:value="1761534916.29717">
                <text:p>1761534916.2971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8079012164">
                <text:p>18079012164</text:p>
              </table:table-cell>
              <table:table-cell office:value-type="float" office:value="1762572316.26821">
                <text:p>1762572316.2682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8090123275">
                <text:p>18090123275</text:p>
              </table:table-cell>
              <table:table-cell office:value-type="float" office:value="1763609690.43795">
                <text:p>1763609690.4379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8101234386">
                <text:p>18101234386</text:p>
              </table:table-cell>
              <table:table-cell office:value-type="float" office:value="1764647038.82352">
                <text:p>1764647038.8235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8112345497">
                <text:p>18112345497</text:p>
              </table:table-cell>
              <table:table-cell office:value-type="float" office:value="1765684361.44202">
                <text:p>1765684361.4420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8123456608">
                <text:p>18123456608</text:p>
              </table:table-cell>
              <table:table-cell office:value-type="float" office:value="1766721658.31055">
                <text:p>1766721658.3105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8134567719">
                <text:p>18134567719</text:p>
              </table:table-cell>
              <table:table-cell office:value-type="float" office:value="1767758929.44615">
                <text:p>1767758929.4461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8145678830">
                <text:p>18145678830</text:p>
              </table:table-cell>
              <table:table-cell office:value-type="float" office:value="1768796174.86587">
                <text:p>1768796174.8658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8156789941">
                <text:p>18156789941</text:p>
              </table:table-cell>
              <table:table-cell office:value-type="float" office:value="1769833394.58673">
                <text:p>1769833394.5867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8167901052">
                <text:p>18167901052</text:p>
              </table:table-cell>
              <table:table-cell office:value-type="float" office:value="1770870588.62572">
                <text:p>1770870588.6257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8179012163">
                <text:p>18179012163</text:p>
              </table:table-cell>
              <table:table-cell office:value-type="float" office:value="1771907756.99981">
                <text:p>1771907756.9998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8190123274">
                <text:p>18190123274</text:p>
              </table:table-cell>
              <table:table-cell office:value-type="float" office:value="1772944899.72597">
                <text:p>1772944899.7259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8201234385">
                <text:p>18201234385</text:p>
              </table:table-cell>
              <table:table-cell office:value-type="float" office:value="1773982016.82111">
                <text:p>1773982016.8211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8212345496">
                <text:p>18212345496</text:p>
              </table:table-cell>
              <table:table-cell office:value-type="float" office:value="1775019108.30216">
                <text:p>1775019108.3021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8223456607">
                <text:p>18223456607</text:p>
              </table:table-cell>
              <table:table-cell office:value-type="float" office:value="1776056174.18599">
                <text:p>1776056174.1859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8234567718">
                <text:p>18234567718</text:p>
              </table:table-cell>
              <table:table-cell office:value-type="float" office:value="1777093214.48948">
                <text:p>1777093214.4894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8245678829">
                <text:p>18245678829</text:p>
              </table:table-cell>
              <table:table-cell office:value-type="float" office:value="1778130229.22947">
                <text:p>1778130229.2294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8256789940">
                <text:p>18256789940</text:p>
              </table:table-cell>
              <table:table-cell office:value-type="float" office:value="1779167218.42279">
                <text:p>1779167218.4227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8267901051">
                <text:p>18267901051</text:p>
              </table:table-cell>
              <table:table-cell office:value-type="float" office:value="1780204182.08623">
                <text:p>1780204182.0862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8279012162">
                <text:p>18279012162</text:p>
              </table:table-cell>
              <table:table-cell office:value-type="float" office:value="1781241120.23658">
                <text:p>1781241120.2365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8290123273">
                <text:p>18290123273</text:p>
              </table:table-cell>
              <table:table-cell office:value-type="float" office:value="1782278032.89059">
                <text:p>1782278032.8905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8301234384">
                <text:p>18301234384</text:p>
              </table:table-cell>
              <table:table-cell office:value-type="float" office:value="1783314920.06502">
                <text:p>1783314920.0650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8312345495">
                <text:p>18312345495</text:p>
              </table:table-cell>
              <table:table-cell office:value-type="float" office:value="1784351781.77657">
                <text:p>1784351781.7765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8323456606">
                <text:p>18323456606</text:p>
              </table:table-cell>
              <table:table-cell office:value-type="float" office:value="1785388618.04194">
                <text:p>1785388618.0419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8334567717">
                <text:p>18334567717</text:p>
              </table:table-cell>
              <table:table-cell office:value-type="float" office:value="1786425428.8778">
                <text:p>1786425428.877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8345678828">
                <text:p>18345678828</text:p>
              </table:table-cell>
              <table:table-cell office:value-type="float" office:value="1787462214.30082">
                <text:p>1787462214.3008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356789939">
                <text:p>18356789939</text:p>
              </table:table-cell>
              <table:table-cell office:value-type="float" office:value="1788498974.32762">
                <text:p>1788498974.3276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8367901050">
                <text:p>18367901050</text:p>
              </table:table-cell>
              <table:table-cell office:value-type="float" office:value="1789535708.97482">
                <text:p>1789535708.9748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8379012161">
                <text:p>18379012161</text:p>
              </table:table-cell>
              <table:table-cell office:value-type="float" office:value="1790572418.259">
                <text:p>1790572418.25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8390123272">
                <text:p>18390123272</text:p>
              </table:table-cell>
              <table:table-cell office:value-type="float" office:value="1791609102.19674">
                <text:p>1791609102.1967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8401234383">
                <text:p>18401234383</text:p>
              </table:table-cell>
              <table:table-cell office:value-type="float" office:value="1792645760.80459">
                <text:p>1792645760.8045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8412345494">
                <text:p>18412345494</text:p>
              </table:table-cell>
              <table:table-cell office:value-type="float" office:value="1793682394.09908">
                <text:p>1793682394.0990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8423456605">
                <text:p>18423456605</text:p>
              </table:table-cell>
              <table:table-cell office:value-type="float" office:value="1794719002.09671">
                <text:p>1794719002.0967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8434567716">
                <text:p>18434567716</text:p>
              </table:table-cell>
              <table:table-cell office:value-type="float" office:value="1795755584.81398">
                <text:p>1795755584.8139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8445678827">
                <text:p>18445678827</text:p>
              </table:table-cell>
              <table:table-cell office:value-type="float" office:value="1796792142.26734">
                <text:p>1796792142.2673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8456789938">
                <text:p>18456789938</text:p>
              </table:table-cell>
              <table:table-cell office:value-type="float" office:value="1797828674.47325">
                <text:p>1797828674.4732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8467901049">
                <text:p>18467901049</text:p>
              </table:table-cell>
              <table:table-cell office:value-type="float" office:value="1798865181.44812">
                <text:p>1798865181.4481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8479012160">
                <text:p>18479012160</text:p>
              </table:table-cell>
              <table:table-cell office:value-type="float" office:value="1799901663.20838">
                <text:p>1799901663.2083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8490123271">
                <text:p>18490123271</text:p>
              </table:table-cell>
              <table:table-cell office:value-type="float" office:value="1800938119.77038">
                <text:p>1800938119.7703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8501234382">
                <text:p>18501234382</text:p>
              </table:table-cell>
              <table:table-cell office:value-type="float" office:value="1801974551.15052">
                <text:p>1801974551.1505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8512345493">
                <text:p>18512345493</text:p>
              </table:table-cell>
              <table:table-cell office:value-type="float" office:value="1803010957.36511">
                <text:p>1803010957.3651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8523456604">
                <text:p>18523456604</text:p>
              </table:table-cell>
              <table:table-cell office:value-type="float" office:value="1804047338.4305">
                <text:p>1804047338.430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8534567715">
                <text:p>18534567715</text:p>
              </table:table-cell>
              <table:table-cell office:value-type="float" office:value="1805083694.36298">
                <text:p>1805083694.3629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8545678826">
                <text:p>18545678826</text:p>
              </table:table-cell>
              <table:table-cell office:value-type="float" office:value="1806120025.17882">
                <text:p>1806120025.1788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8556789937">
                <text:p>18556789937</text:p>
              </table:table-cell>
              <table:table-cell office:value-type="float" office:value="1807156330.8943">
                <text:p>1807156330.894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8567901048">
                <text:p>18567901048</text:p>
              </table:table-cell>
              <table:table-cell office:value-type="float" office:value="1808192611.52566">
                <text:p>1808192611.5256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8579012159">
                <text:p>18579012159</text:p>
              </table:table-cell>
              <table:table-cell office:value-type="float" office:value="1809228867.08911">
                <text:p>1809228867.0891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8590123270">
                <text:p>18590123270</text:p>
              </table:table-cell>
              <table:table-cell office:value-type="float" office:value="1810265097.60087">
                <text:p>1810265097.6008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8601234381">
                <text:p>18601234381</text:p>
              </table:table-cell>
              <table:table-cell office:value-type="float" office:value="1811301303.07709">
                <text:p>1811301303.0770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8612345492">
                <text:p>18612345492</text:p>
              </table:table-cell>
              <table:table-cell office:value-type="float" office:value="1812337483.53396">
                <text:p>1812337483.5339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8623456603">
                <text:p>18623456603</text:p>
              </table:table-cell>
              <table:table-cell office:value-type="float" office:value="1813373638.98761">
                <text:p>1813373638.98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